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瑞士将继续帮助失踪人员的搜索工作</text:span>
</text:h>
      <text:p text:style-name="P4">
作者: ['АРМІЯINFORM']</text:p>
      <text:p text:style-name="P4">
时间: 2023-06-11T44:00:00-04:00</text:p>
      <text:p text:style-name="P4">
描述: 应乌里亚·瑞士（Uria Swiss）关系师Zi tsniklikh的要求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img_6856-e1686407471988.jpeg" text:style-name="Internet_20_link" text:visited-style-name="Visited_20_Internet_20_Link">
img_6856-e1686407471988.jpeg</text:a>
']</text:p>
      <text:p text:style-name="P4">
标签: ['STOPRUSSIA', 'АГРЕСІЯ РФ', 'ВТОРГНЕННЯ РФ', 'ДОПОМОГА ПАРТНЕРІВ', 'МІНРЕІНТЕГРАЦІЇ', 'СВІТ ПІДТРИМУЄ УКРАЇНУ']</text:p>
      <text:p text:style-name="P4">
类别: News</text:p>
      <!--METADATA-->
      <text:p text:style-name="P4">
<draw:frame draw:style-name="fr1" draw:name="Image2" text:anchor-type="as-char" svg:width="6.9236in" svg:height="4.752763in" draw:z-index="0">
<draw:image xlink:href="../Images/AРМІЯINFORM/2023-06-11T44-00-00-04-00/img_6856-e1686407471988.jpeg" xlink:type="simple" xlink:show="embed" xlink:actuate="onLoad" draw:mime-type="image/jpeg"/>
</draw:frame>
应瑞士政府的邀请，与瑞士联邦外交部代表，大使西蒙·海斯布勒(Simon Haissbuler)的代表Oleg Kotenko是与失踪人员的一次工作会议。</text:p>
      <text:p text:style-name="P4">
关于它<text:a xlink:type="simple" xlink:href="https://minre.gov.ua/2023/06/10/shvejczariya-i-nadali-dopomagatyme-v-poshukovij-roboti-znyklyh-bezvisty-osib/" text:style-name="Internet_20_link" text:visited-style-name="Visited_20_Internet_20_Link">
报告</text:a>
重返社会部。</text:p>
      <text:p text:style-name="P4">
他们一起就读于洛桑大学的刑事科学学院，并以创新技术被确定，这些技术用于寻找失踪人员的thalicatientization。</text:p>
      <text:p text:style-name="P4">
大学专家分享了加速DNA专业知识的检测以及建立群众的现代无人机的发展经验。</text:p>
      <text:p text:style-name="P4">
会议还讨论了与贾扎斯和瑞士双边合作的未来领域。</text:p>
      <text:p text:style-name="P4">
“与国际合作伙伴的互动是搜索方面的一步。 我们非常感谢!” -Oleg Kotenko在会议上说。</text:p>
      <text:p text:style-name="P4">
News Source: <text:a xlink:type="simple" xlink:href="https://armyinform.com.ua/2023/06/11/shvejczariya-i-nadali-dopomagatyme-v-poshukovij-roboti-znyklyh-bezvisty-osib/" text:style-name="Internet_20_link" text:visited-style-name="Visited_20_Internet_20_Link">
https://armyinform.com.ua/2023/06/11/shvejczariya-i-nadali-dopomagatyme-v-poshukovij-roboti-znyklyh-bezvisty-osib/</text:a>
</text:p>
      <!--NEWS-->
      <text:h text:style-name="P10" text:outline-level="1">
<text:span text:style-name="T4">
乌克兰后卫将手榴弹直接放在占领者的头上</text:span>
</text:h>
      <text:p text:style-name="P4">
作者: ['АРМІЯINFORM']</text:p>
      <text:p text:style-name="P4">
时间: 2023-06-11T46:00:00-04:00</text:p>
      <text:p text:style-name="P4">
描述: 乌克兰防御能力进入ZIS -Washkogennya攻击潜力...与乌克兰2022年的战争，与乌克兰与乌克兰的最新新闻，今天与乌克兰2022年的新闻战争，乌克兰和俄罗斯，俄罗斯，俄罗斯，俄罗斯和俄罗斯之间的战争将会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12/granata.jpg" text:style-name="Internet_20_link" text:visited-style-name="Visited_20_Internet_20_Link">
granata.jpg</text:a>
']</text:p>
      <text:p text:style-name="P4">
标签: []</text:p>
      <text:p text:style-name="P4">
类别: News</text:p>
      <!--METADATA-->
      <text:p text:style-name="P4">
<draw:frame draw:style-name="fr1" draw:name="Image3" text:anchor-type="as-char" svg:width="6.9236in" svg:height="4.609323in" draw:z-index="0">
<draw:image xlink:href="../Images/AРМІЯINFORM/2023-06-11T46-00-00-04-00/granata.jpg" xlink:type="simple" xlink:show="embed" xlink:actuate="onLoad" draw:mime-type="image/jpeg"/>
</draw:frame>
说明性照片</text:p>
      <text:p text:style-name="P4">
乌克兰的辩护部队继续采取措施中和俄罗斯占领军的袭击。</text:p>
      <text:p text:style-name="P4">
关于它<text:a xlink:type="simple" xlink:href="https://dpsu.gov.ua/ua/news/%20video%20-vluchno-bahmutimo-okupantiv/" text:style-name="Internet_20_link" text:visited-style-name="Visited_20_Internet_20_Link">
报告</text:a>
乌克兰国家边境服务。</text:p>
      <text:p text:style-name="P4">
前几天，在巴赫穆特(Bakhmut)的方向上，乌克兰捍卫者摧毁了敌人的步兵。</text:p>
      <text:p text:style-name="P4">
武装力战队的战斗人员揭示了入侵者向战斗恢复线的运动。 为了消除在森林腰带中搬迁的入侵者，该任务已收到了下一枚枪支 - 自动手榴弹发射器边界卫队的计算。</text:p>
      <text:p text:style-name="P4">
我们从无人机中的无人机准确地识别出目标的坐标和十叶手榴弹直接落在入侵者的头上。 突然炮击两名霍尔斯托特，另外三名受伤。</text:p>
      <text:p text:style-name="P4">
News Source: <text:a xlink:type="simple" xlink:href="https://armyinform.com.ua/2023/06/11/ukrayinski-zahysnyky-skynuly-granaty-pryamo-na-golovy-okupantiv/" text:style-name="Internet_20_link" text:visited-style-name="Visited_20_Internet_20_Link">
https://armyinform.com.ua/2023/06/11/ukrayinski-zahysnyky-skynuly-granaty-pryamo-na-golovy-okupantiv/</text:a>
</text:p>
      <!--NEWS-->
      <text:h text:style-name="P10" text:outline-level="1">
<text:span text:style-name="T4">
加拿大提出了其他制裁，以保护乌克兰文化免受俄罗斯破坏</text:span>
</text:h>
      <text:p text:style-name="P4">
作者: ['АРМІЯINFORM']</text:p>
      <text:p text:style-name="P4">
时间: 2023-06-11T48:00:00-04:00</text:p>
      <text:p text:style-name="P4">
描述: 加拿大知识奇德基（Knowja Dodatki Sanctsiya）24 Tu 17在乌克兰组织...与乌克兰2022年的战争，与乌克兰与乌克兰的最新新闻战争，今天与乌克兰2022年的新闻战争，乌克兰和俄罗斯之间的战争是否会发生战争，何时与乌克兰战争，在不久的将来，是否会与乌克兰进行战争，与乌克兰的战争，今天的乌克兰新闻，乌克兰新闻在俄罗斯的乌克兰新闻</text:p>
      <text:p text:style-name="P4">
图片: ['<text:a xlink:type="simple" xlink:href="https://armyinform.com.ua/wp-content/uploads/2023/06/69c3728-canada.jpg" text:style-name="Internet_20_link" text:visited-style-name="Visited_20_Internet_20_Link">
69c3728-canada.jpg</text:a>
']</text:p>
      <text:p text:style-name="P4">
标签: ['STOPRUSSIA', 'ВТОРГНЕННЯ РФ']</text:p>
      <text:p text:style-name="P4">
类别: News</text:p>
      <!--METADATA-->
      <text:p text:style-name="P4">
<draw:frame draw:style-name="fr1" draw:name="Image4" text:anchor-type="as-char" svg:width="6.9236in" svg:height="4.585631in" draw:z-index="0">
<draw:image xlink:href="../Images/AРМІЯINFORM/2023-06-11T48-00-00-04-00/69c3728-canada.jpg" xlink:type="simple" xlink:show="embed" xlink:actuate="onLoad" draw:mime-type="image/jpeg"/>
</draw:frame>
说明性照片</text:p>
      <text:p text:style-name="P4">
加拿大对乌克兰的24个实体和17个组织在《特殊_经济措施》的规定框架内实施了额外的制裁(乌克兰)_。 价格指标是俄罗斯摧毁乌克兰文化对象，制度和身份的尝试的直接答案。</text:p>
      <text:p text:style-name="P4">
关于它<text:a xlink:type="simple" xlink:href="https://www.canada.ca/en/global-affairs/news/2023/06/minister-joly-announces-additional-sanctions-to-protect-ukrainian-culture-from-destruction-by-russia.html" text:style-name="Internet_20_link" text:visited-style-name="Visited_20_Internet_20_Link">
报告</text:a>
加拿大政府网站。</text:p>
      <text:p text:style-name="P4">
除了对许多乌克兰文化物体的巨大破坏和彻底破坏外，还发现了成千上万的乌克兰文化文物失踪或据报道，据报道，在2022年，俄罗斯全面入侵俄罗斯之后，俄罗斯军队被俄罗斯军队偷走了。年。 据报道，在其努力中，俄罗斯乌克兰的身份非法出口乌克兰并对文化遗产造成伤害。</text:p>
      <text:p text:style-name="P4">
“随着今天的宣布，加拿大对与俄罗斯文化对象相关的人实施了制裁，以抵制克雷姆“俄罗斯”乌克兰文化的企图。 有一些在博物馆和其他文化中心工作的乌克兰人在已提交给子中心的人名单中。 它还包括乌克兰被占领领土的新建造的建筑物，例如所谓的教育部，以及与乌克兰出现的私人军事公司有关的自然和法人，并在俄罗斯一边战斗，”消息传出。</text:p>
      <text:p text:style-name="P4">
此外，由于俄罗斯正试图强迫其文化和乌克兰暂时占领领土的教育，因此这些制裁将导致在俄罗斯俄罗斯军方非法占领乌克兰地区所谓的苏克兰政权上进一步支出，以保护乌克兰文化和身份。</text:p>
      <text:p text:style-name="P4">
通过这些制裁，加拿大证实了其对人民对俄罗斯积极战争的支持的坚定不移，继续增加对俄罗斯的压力，俄罗斯与俄罗斯政府在乌克兰停止了这些不合理的袭击。</text:p>
      <text:p text:style-name="P4">
News Source: <text:a xlink:type="simple" xlink:href="https://armyinform.com.ua/2023/06/11/kanada-zaprovadyla-dodatkovi-sankcziyi-dlya-zahystu-ukrayinskoyi-kultury-vid-znyshhennya-rosiyeyu/" text:style-name="Internet_20_link" text:visited-style-name="Visited_20_Internet_20_Link">
https://armyinform.com.ua/2023/06/11/kanada-zaprovadyla-dodatkovi-sankcziyi-dlya-zahystu-ukrayinskoyi-kultury-vid-znyshhennya-rosiyeyu/</text:a>
</text:p>
      <!--NEWS-->
      <text:h text:style-name="P10" text:outline-level="1">
<text:span text:style-name="T4">
白狼单位的特种部队展示了入侵者如何销毁</text:span>
</text:h>
      <text:p text:style-name="P4">
作者: ['АРМІЯINFORM']</text:p>
      <text:p text:style-name="P4">
时间: 2023-06-11T50:00:00-04:00</text:p>
      <text:p text:style-name="P4">
描述: 特殊认可SBU PIDRODILE“ Bilis Vodk” Podpoptiss Shitv pid on Skhodi ...与乌克兰2022年的战争，与乌克兰的最新新闻，今天与乌克兰2022的新闻，今天上次与乌克兰的新闻战争，将与乌克兰和俄罗斯之间的战争，以及何时在，何时进行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ТОРГНЕННЯ РФ', 'СБУ']</text:p>
      <text:p text:style-name="P4">
类别: News</text:p>
      <!--METADATA-->
      <text:p text:style-name="P4">
<draw:frame draw:style-name="fr1" draw:name="Image5" text:anchor-type="as-char" svg:width="6.9236in" svg:height="4.367194in" draw:z-index="0">
<draw:image xlink:href="../Images/AРМІЯINFORM/2023-06-11T50-00-00-04-00/a8879da467f5ef3186c59aa101cecbce_id76321_1300x820_141_650x410.jpg" xlink:type="simple" xlink:show="embed" xlink:actuate="onLoad" draw:mime-type="image/jpeg"/>
</draw:frame>
说明性照片</text:p>
      <text:p text:style-name="P4">
来自白狼单位的SBU特种部队在乌克兰战争的基础上驱动入侵者。</text:p>
      <text:p text:style-name="P4">
关于它<text:a xlink:type="simple" xlink:href="https://www.facebook.com/SecurSerUkraine/videos/1439414836875028/" text:style-name="Internet_20_link" text:visited-style-name="Visited_20_Internet_20_Link">
报告</text:a>
乌克兰的安全服务。</text:p>
      <text:p text:style-name="P4">
我们的24/7勇士队在最热门的地方工作，以解决战es，并加强乌克兰土地，成为占领者的坟墓。</text:p>
      <text:p text:style-name="P4">
<text:span text:style-name="T4">
仅一周的后卫被摧毁：</text:span>
</text:p>
      <ul>
        <li>
7坦克 * 15装甲的装甲 *装甲车，卡车和工程设备</li>
      </ul>
      <text:p text:style-name="P4">
News Source: <text:a xlink:type="simple" xlink:href="https://armyinform.com.ua/2023/06/11/speczpryznachenczi-pidrozdilu-bilyj-vovk-pokazaly-yak-nyshhat-okupantiv/" text:style-name="Internet_20_link" text:visited-style-name="Visited_20_Internet_20_Link">
https://armyinform.com.ua/2023/06/11/speczpryznachenczi-pidrozdilu-bilyj-vovk-pokazaly-yak-nyshhat-okupantiv/</text:a>
</text:p>
      <!--NEWS-->
      <text:h text:style-name="P10" text:outline-level="1">
<text:span text:style-name="T4">
敌人击中了92次，从RSL进行了45个炮击</text:span>
</text:h>
      <text:p text:style-name="P4">
作者: ['АРМІЯINFORM']</text:p>
      <text:p text:style-name="P4">
时间: 2023-06-11T52:00:00-04:00</text:p>
      <text:p text:style-name="P4">
描述: 关于TSE在Facebook，ZSU的总参谋部。 “ Vorog Zavdav 92 Aviaciini ...与乌克兰2022年的战争，与乌克兰的最新新闻，今天与乌克兰2022年的新闻战争，无论是乌克兰和俄罗斯之间的战争，以及与乌克兰的战争都将是，无论是在不久的将来与乌克兰的战争，与乌克兰的战争，今天的乌克兰新闻，乌克兰新闻》，乌克兰媒体上的乌克兰新闻是，这将是，这将是是否如此</text:p>
      <text:p text:style-name="P4">
图片: ['<text:a xlink:type="simple" xlink:href="https://armyinform.com.ua/wp-content/uploads/2022/10/2022-10-18-raketnyj-obstril-zhytomyra.jpg" text:style-name="Internet_20_link" text:visited-style-name="Visited_20_Internet_20_Link">
2022-10-18-raketnyj-obstril-zhytomyra.jpg</text:a>
']</text:p>
      <text:p text:style-name="P4">
标签: ['STOPRUSSIA', 'АГРЕСІЯ РФ', 'ГШ ЗСУ']</text:p>
      <text:p text:style-name="P4">
类别: News</text:p>
      <!--METADATA-->
      <text:p text:style-name="P4">
<draw:frame draw:style-name="fr1" draw:name="Image6" text:anchor-type="as-char" svg:width="6.9236in" svg:height="3.893007in" draw:z-index="0">
<draw:image xlink:href="../Images/AРМІЯINFORM/2023-06-11T52-00-00-04-00/2022-10-18-raketnyj-obstril-zhytomyra.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kCEB9ZAxuPsZT9fEtB23vV1EjJojeMyUe7ZgCEfbrCSEQLgzCQWWbmUF4EZyyfjTl" text:style-name="Internet_20_link" text:visited-style-name="Visited_20_Internet_20_Link">
报告</text:a>
武装部队的总人员。</text:p>
      <text:p text:style-name="P4">
“敌人击中了92架飞机罢工，并在我们部队和定居点的位置上射击了45架炮击。 不幸的是，埃扎吉尔人和平民受伤，私人建筑物被摧毁和损坏。”信息写道。</text:p>
      <text:p text:style-name="P4">
整个乌克兰的火箭和航空罢工的可能性很高。</text:p>
      <text:p text:style-name="P4">
此外，敌人继续将主要的努力集中在完全占据卢汉斯克和顿涅茨克地区的尝试上，并且正在进行激烈的战斗。 在正面的指定部分发生了35次战斗冲突。</text:p>
      <text:p text:style-name="P4">
News Source: <text:a xlink:type="simple" xlink:href="https://armyinform.com.ua/2023/06/11/protyvnyk-zavdav-92-aviaczijnyh-udariv-ta-zdijsnyv-45-obstriliv-z-rszv/" text:style-name="Internet_20_link" text:visited-style-name="Visited_20_Internet_20_Link">
https://armyinform.com.ua/2023/06/11/protyvnyk-zavdav-92-aviaczijnyh-udariv-ta-zdijsnyv-45-obstriliv-z-rszv/</text:a>
</text:p>
      <!--NEWS-->
      <text:h text:style-name="P10" text:outline-level="1">
<text:span text:style-name="T4">
乌克兰防空已摧毁了2枚有翼的导弹和20个形状的无人机</text:span>
</text:h>
      <text:p text:style-name="P4">
作者: ['АРМІЯINFORM']</text:p>
      <text:p text:style-name="P4">
时间: 2023-06-11T54:00:00-04:00</text:p>
      <text:p text:style-name="P4">
描述: 关于TSE在Facebook，ZSU的总参谋部。 “上次过去了……与乌克兰2022年的战争，与乌克兰的战争是今天的最新消息，与乌克兰2022的战争是今天的最后一场新闻，乌克兰和俄罗斯之间的战争是否会发生战争？ 2022年与乌克兰与乌克兰的战争，是否会在不久的将来与乌克兰进行战争，说，与乌克兰的战争，今天的乌克兰新闻，乌克兰新闻，乌克兰媒体在俄罗斯的乌克兰新闻</text:p>
      <text:p text:style-name="P4">
图片: ['<text:a xlink:type="simple" xlink:href="https://armyinform.com.ua/wp-content/uploads/2022/10/1-29.jpg" text:style-name="Internet_20_link" text:visited-style-name="Visited_20_Internet_20_Link">
1-29.jpg</text:a>
']</text:p>
      <text:p text:style-name="P4">
标签: ['STOPRUSSIA', 'ГШ ЗСУ', 'ХРОНІКА ОБОРОНИ']</text:p>
      <text:p text:style-name="P4">
类别: News</text:p>
      <!--METADATA-->
      <text:p text:style-name="P4">
<draw:frame draw:style-name="fr1" draw:name="Image7" text:anchor-type="as-char" svg:width="6.9236in" svg:height="3.894525in" draw:z-index="0">
<draw:image xlink:href="../Images/AРМІЯINFORM/2023-06-11T54-00-00-04-00/1-29.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kCEB9ZAxuPsZT9fEtB23vV1EjJojeMyUe7ZgCEfbrCSEQLgzCQWWbmUF4EZyyfjTl" text:style-name="Internet_20_link" text:visited-style-name="Visited_20_Internet_20_Link">
报告</text:a>
武装部队的总人员。</text:p>
      <text:p text:style-name="P4">
“在最后一天，俄罗斯入侵者在乌克兰袭击了下一枚导弹和航空罢工，尤其是8枚导弹，特别是4个有翼的伊斯坎德·洛克纳当基地，以及35个伊朗伊朗无人机，如Shahd Prostitutes和关键的基础设施。</text:p>
      <text:p text:style-name="P4">
消息说：“ 2翼火箭和20个无人机被防空力量和手段摧毁。”</text:p>
      <text:p text:style-name="P4">
News Source: <text:a xlink:type="simple" xlink:href="https://armyinform.com.ua/2023/06/11/ukrayinska-ppo-znyshhyla-2-krylati-rakety-ta-20-udarnyh-bpla-typu-shahed/" text:style-name="Internet_20_link" text:visited-style-name="Visited_20_Internet_20_Link">
https://armyinform.com.ua/2023/06/11/ukrayinska-ppo-znyshhyla-2-krylati-rakety-ta-20-udarnyh-bpla-typu-shahed/</text:a>
</text:p>
      <!--NEWS-->
      <text:h text:style-name="P10" text:outline-level="1">
<text:span text:style-name="T4">
在过去的一天中，国防军的航空在敌人的集中区域进行了16次跳动</text:span>
</text:h>
      <text:p text:style-name="P4">
作者: ['АРМІЯINFORM']</text:p>
      <text:p text:style-name="P4">
时间: 2023-06-11T56:00:00-04:00</text:p>
      <text:p text:style-name="P4">
描述: 关于TSE在Facebook，ZSU的总参谋部。 “ Avisaatsy是过去的国防军……与乌克兰2022年的战争，与乌克兰的最新消息，今天与乌克兰的新闻战争，与乌克兰2022年的新闻战争，今天将在乌克兰和俄罗斯之间发生战争，以及2022年与乌克兰的战争时他们说，与否，是否会在不久的将来与乌克兰进行战争</text:p>
      <text:p text:style-name="P4">
图片: ['<text:a xlink:type="simple" xlink:href="https://armyinform.com.ua/wp-content/uploads/2023/03/war-1.jpg" text:style-name="Internet_20_link" text:visited-style-name="Visited_20_Internet_20_Link">
war-1.jpg</text:a>
']</text:p>
      <text:p text:style-name="P4">
标签: ['STOPRUSSIA', 'АГРЕСІЯ РФ', 'ГШ ЗСУ', 'ХРОНІКА ОБОРОНИ']</text:p>
      <text:p text:style-name="P4">
类别: News</text:p>
      <!--METADATA-->
      <text:p text:style-name="P4">
<draw:frame draw:style-name="fr1" draw:name="Image8" text:anchor-type="as-char" svg:width="6.9236in" svg:height="4.501139in" draw:z-index="0">
<draw:image xlink:href="../Images/AРМІЯINFORM/2023-06-11T56-00-00-04-00/war-1.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kCEB9ZAxuPsZT9fEtB23vV1EjJojeMyUe7ZgCEfbrCSEQLgzCQWWbmUF4EZyyfjTl" text:style-name="Internet_20_link" text:visited-style-name="Visited_20_Internet_20_Link">
报告</text:a>
武装部队的总人员。</text:p>
      <text:p text:style-name="P4">
“在过去的一天中，国防军的航空在个人工作人员的集中领域和敌人的防空导弹综合大楼中取得了16次跳动。 此外，我们的组织摧毁了4种不同类型的敌人侦察无人机。 该消息袭击了2个管理要点，5个集中力量，武器和军事设备，1个Arteler的单位在射击位置以及处理器的4个重要物体。”</text:p>
      <text:p text:style-name="P4">
News Source: <text:a xlink:type="simple" xlink:href="https://armyinform.com.ua/2023/06/11/aviacziya-syl-oborony-za-mynulu-dobu-zavdala-16-udariv-po-rajonah-zoseredzhennya-protyvnyka-2/" text:style-name="Internet_20_link" text:visited-style-name="Visited_20_Internet_20_Link">
https://armyinform.com.ua/2023/06/11/aviacziya-syl-oborony-za-mynulu-dobu-zavdala-16-udariv-po-rajonah-zoseredzhennya-protyvnyka-2/</text:a>
</text:p>
      <!--NEWS-->
      <text:h text:style-name="P10" text:outline-level="1">
<text:span text:style-name="T4">
每天敌人的损失：消除了900多名入侵者，有19个手工系统和17个坦克被摧毁</text:span>
</text:h>
      <text:p text:style-name="P4">
作者: ['АРМІЯINFORM']</text:p>
      <text:p text:style-name="P4">
时间: 2023-06-11T58:00:00-04:00</text:p>
      <text:p text:style-name="P4">
描述: Zagalni Boyov，将敌人于02.24.22至06/11/23 Orintovo成为：...与乌克兰2022的战争，与乌克兰的最新新闻，今天与乌克兰的新闻战争，今天与乌克兰2022年的新闻战争，今天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photo1686461457-scaled.jpeg" text:style-name="Internet_20_link" text:visited-style-name="Visited_20_Internet_20_Link">
photo1686461457-scaled.jpeg</text:a>
']</text:p>
      <text:p text:style-name="P4">
标签: ['STOPRUSSIA', 'АГРЕСІЯ РФ', 'ВТРАТИ ВОРОГА']</text:p>
      <text:p text:style-name="P4">
类别: News</text:p>
      <!--METADATA-->
      <text:p text:style-name="P4">
<draw:frame draw:style-name="fr1" draw:name="Image9" text:anchor-type="as-char" svg:width="6.9236in" svg:height="6.992836in" draw:z-index="0">
<draw:image xlink:href="../Images/AРМІЯINFORM/2023-06-11T58-00-00-04-00/photo1686461457-scaled.jpeg" xlink:type="simple" xlink:show="embed" xlink:actuate="onLoad" draw:mime-type="image/jpeg"/>
</draw:frame>
敌人从24.02.22到11.06.23的全面战斗损失将定向：</text:p>
      <text:p text:style-name="P4">
<text:span text:style-name="T5">
人员 - 大约215640(+980)被淘汰的人 </text:span>
坦克-3926(+17)单位， <text:span text:style-name="T5">
战斗装甲车-7631(+24)单位， </text:span>
炮兵系统-3736(+19)来自 * RZFS -601(+1)单位， <text:span text:style-name="T5">
飞机-362(+0)OD， </text:span>
飞机-314(+0)单位， <text:span text:style-name="T5">
直升机-299(+0)单位， </text:span>
无人机手术级别3300(+37)， <text:span text:style-name="T5">
有翼的导弹-1183(+7)， </text:span>
船 /船-18(+0)单位， <text:span text:style-name="T5">
汽车设备和坦克-6461(+33)单位， </text:span>
特殊设备-509(+2).</text:p>
      <text:p text:style-name="P4">
Дані уточнюються.</text:p>
      <text:p text:style-name="P4">
Джерело: <text:a xlink:type="simple" xlink:href="https://www.facebook.com/GeneralStaff.ua/posts/pfbid038B35A5J2L1R17EEox4TEjzwTJiaxvXcU4BMnyR3Wiiqw9RcgAZfjk5UQeg8Pe1C9l" text:style-name="Internet_20_link" text:visited-style-name="Visited_20_Internet_20_Link">
Генеральний штабЗСУ</text:a>
</text:p>
      <text:p text:style-name="P4">
News Source: <text:a xlink:type="simple" xlink:href="https://armyinform.com.ua/2023/06/11/vtraty-voroga-za-dobu-likvidovano-ponad-900-okupantiv-znyshheno-19-artsystem-ta-17-tankiv/" text:style-name="Internet_20_link" text:visited-style-name="Visited_20_Internet_20_Link">
https://armyinform.com.ua/2023/06/11/vtraty-voroga-za-dobu-likvidovano-ponad-900-okupantiv-znyshheno-19-artsystem-ta-17-tankiv/</text:a>
</text:p>
      <!--NEWS-->
      <text:h text:style-name="P10" text:outline-level="1">
<text:span text:style-name="T4">
消除了8个新的“偏见”国外逃生渠道</text:span>
</text:h>
      <text:p text:style-name="P4">
作者: ['АРМІЯINFORM']</text:p>
      <text:p text:style-name="P4">
时间: 2023-06-11T71:00:00-04:00</text:p>
      <text:p text:style-name="P4">
描述: Bezpeki服务系统地从系统地维克里瓦（Vicriva）的非法运输频道，用于格罗马岛的警戒线...与乌克兰2022年的战争，与乌克兰的最新新闻战争，今天与乌克兰的新闻，乌克兰2022年的新闻战争，今天将在乌克兰和俄罗斯之间以及俄罗斯和俄罗斯以及何时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sbu1.jpeg" text:style-name="Internet_20_link" text:visited-style-name="Visited_20_Internet_20_Link">
sbu1.jpeg</text:a>
', '<text:a xlink:type="simple" xlink:href="https://armyinform.com.ua/wp-content/uploads/2023/06/sbu5-150x150.jpeg" text:style-name="Internet_20_link" text:visited-style-name="Visited_20_Internet_20_Link">
sbu5-150x150.jpeg</text:a>
', '<text:a xlink:type="simple" xlink:href="https://armyinform.com.ua/wp-content/uploads/2023/06/sbu6-150x150.jpeg" text:style-name="Internet_20_link" text:visited-style-name="Visited_20_Internet_20_Link">
sbu6-150x150.jpeg</text:a>
', '<text:a xlink:type="simple" xlink:href="https://armyinform.com.ua/wp-content/uploads/2023/06/sbu4-150x150.jpeg" text:style-name="Internet_20_link" text:visited-style-name="Visited_20_Internet_20_Link">
sbu4-150x150.jpeg</text:a>
', '<text:a xlink:type="simple" xlink:href="https://armyinform.com.ua/wp-content/uploads/2023/06/sbu2-150x150.jpeg" text:style-name="Internet_20_link" text:visited-style-name="Visited_20_Internet_20_Link">
sbu2-150x150.jpeg</text:a>
', '<text:a xlink:type="simple" xlink:href="https://armyinform.com.ua/wp-content/uploads/2023/06/sbu3-150x150.jpeg" text:style-name="Internet_20_link" text:visited-style-name="Visited_20_Internet_20_Link">
sbu3-150x150.jpeg</text:a>
']</text:p>
      <text:p text:style-name="P4">
标签: ['STOPRUSSIA', 'АГРЕСІЯ РФ', 'ВТОРГНЕННЯ РФ', 'СБУ', 'УХИЛЯНТИ']</text:p>
      <text:p text:style-name="P4">
类别: News</text:p>
      <!--METADATA-->
      <text:p text:style-name="P4">
<draw:frame draw:style-name="fr1" draw:name="Image10" text:anchor-type="as-char" svg:width="6.9236in" svg:height="4.615733in" draw:z-index="0">
<draw:image xlink:href="../Images/AРМІЯINFORM/2023-06-11T71-00-00-04-00/sbu1.jpeg" xlink:type="simple" xlink:show="embed" xlink:actuate="onLoad" draw:mime-type="image/jpeg"/>
</draw:frame>
安全服务系统地揭示了应征者非法穿越的渠道。 在乌克兰多个地区的复杂活动中，消除了8个新计划，并拘留了15名非法“交通”组织者。 他们承诺客户将他们带到我国以外的伪造文件或绕过检查站。对这种“服务”的费用进行了不同的评估。 最高金额为12000美元。</text:p>
      <text:p text:style-name="P4">
关于它<text:a xlink:type="simple" xlink:href="https://www.facebook.com/SecurSerUkraine/posts/pfbid02sWBQHrWoZaWQMfHT4gYH86KC1edwWV21pq9TndCB7d2XFZuasHKk7r2BjNyBfzY6l" text:style-name="Internet_20_link" text:visited-style-name="Visited_20_Internet_20_Link">
报告</text:a>
乌克兰的安全服务。</text:p>
      <text:p text:style-name="P4">
<text:span text:style-name="T4">
*是的，在基辅：</text:span>
</text:p>
      <text:p text:style-name="P4">
人们对首都律师的怀疑得到了告知。 为了金钱，他出于健康原因为不适合服兵役提供了虚拟的工作，这是由于“残疾人组”的注册。</text:p>
      <text:p text:style-name="P4">
首都非法迁移的另一个渠道被内部安全安全服务的工作人员所阻止。 它的功能超过10人。 攻击者建议潜在的新兵以志愿者的名义离开乌克兰。 为此，经销商注册了慈善组织，该组织用于实施“计划”。</text:p>
      <text:p text:style-name="P4">
SBU的工作人员拘留了一名设备的组织者在收到的1万尤罗(Yeuro)的一包虚拟文件，以出发前往欧盟。</text:p>
      <text:p text:style-name="P4">
<text:a xlink:type="simple" xlink:href="https://armyinform.com.ua/wp-content/uploads/2023/06/sbu5.jpeg" text:style-name="Internet_20_link" text:visited-style-name="Visited_20_Internet_20_Link">
!(Images/AРМІЯINFORM/2023-06-11T71-00-00-04-00/sbu5-150x150.jpeg)</text:a>
</text:p>
      <text:p text:style-name="P4">
<text:a xlink:type="simple" xlink:href="https://armyinform.com.ua/wp-content/uploads/2023/06/sbu6.jpeg" text:style-name="Internet_20_link" text:visited-style-name="Visited_20_Internet_20_Link">
<draw:frame draw:style-name="fr1" draw:name="Image11" text:anchor-type="as-char" svg:width="6.9236in" svg:height="6.9236in" draw:z-index="0">
<draw:image xlink:href="../Images/AРМІЯINFORM/2023-06-11T71-00-00-04-00/sbu6-150x150.jpeg" xlink:type="simple" xlink:show="embed" xlink:actuate="onLoad" draw:mime-type="image/jpeg"/>
</draw:frame>
</text:a>
<text:span text:style-name="T4">
*在ivano-frankivsk地区：</text:span>
</text:p>
      <text:p text:style-name="P4">
两名当地人被拘留，其中一名有俄罗斯护照。 他们通过喀尔巴阡山脉的偏远道路非法地给予应征者，以进入该国的一个国家。 为此，攻击者将“逃避”带到密码子线几公里，然后伴随着山上的预备路线上的山峰。</text:p>
      <text:p text:style-name="P4">
<text:span text:style-name="T4">
*在LVIV地区：</text:span>
</text:p>
      <text:p text:style-name="P4">
消除了另外两个非法迁移渠道。 对于第一个组织而言，是领土社区的当地志愿者组成的一群人的不利负责人。 根据调查，他出售了虚拟的医疗单位进行兵役。</text:p>
      <text:p text:style-name="P4">
<text:a xlink:type="simple" xlink:href="https://armyinform.com.ua/wp-content/uploads/2023/06/sbu4.jpeg" text:style-name="Internet_20_link" text:visited-style-name="Visited_20_Internet_20_Link">
<draw:frame draw:style-name="fr1" draw:name="Image12" text:anchor-type="as-char" svg:width="6.9236in" svg:height="6.9236in" draw:z-index="0">
<draw:image xlink:href="../Images/AРМІЯINFORM/2023-06-11T71-00-00-04-00/sbu4-150x150.jpeg" xlink:type="simple" xlink:show="embed" xlink:actuate="onLoad" draw:mime-type="image/jpeg"/>
</draw:frame>
</text:a>
</text:p>
      <text:p text:style-name="P4">
<text:a xlink:type="simple" xlink:href="https://armyinform.com.ua/wp-content/uploads/2023/06/sbu2.jpeg" text:style-name="Internet_20_link" text:visited-style-name="Visited_20_Internet_20_Link">
<draw:frame draw:style-name="fr1" draw:name="Image13" text:anchor-type="as-char" svg:width="6.9236in" svg:height="6.9236in" draw:z-index="0">
<draw:image xlink:href="../Images/AРМІЯINFORM/2023-06-11T71-00-00-04-00/sbu2-150x150.jpeg" xlink:type="simple" xlink:show="embed" xlink:actuate="onLoad" draw:mime-type="image/jpeg"/>
</draw:frame>
</text:a>
</text:p>
      <text:p text:style-name="P4">
<text:a xlink:type="simple" xlink:href="https://armyinform.com.ua/wp-content/uploads/2023/06/sbu3.jpeg" text:style-name="Internet_20_link" text:visited-style-name="Visited_20_Internet_20_Link">
<draw:frame draw:style-name="fr1" draw:name="Image14" text:anchor-type="as-char" svg:width="6.9236in" svg:height="6.9236in" draw:z-index="0">
<draw:image xlink:href="../Images/AРМІЯINFORM/2023-06-11T71-00-00-04-00/sbu3-150x150.jpeg" xlink:type="simple" xlink:show="embed" xlink:actuate="onLoad" draw:mime-type="image/jpeg"/>
</draw:frame>
</text:a>
<text:span text:style-name="T4">
*在Transcarpathia中：</text:span>
</text:p>
      <text:p text:style-name="P4">
SBU内部安全部门的工作人员又封锁了“逃避”的另外三个迪亚姆人。 第一个组织涉及该地区的5个居民。其中是当地慈善基金会的两名代表。 入侵者专门从事志愿者出国旅行的伪造文件。</text:p>
      <text:p text:style-name="P4">
接下来的两个非法迁移渠道组织了6个当地人。 他们通过SO称为“绿色”帮助客户越过边界。</text:p>
      <text:p text:style-name="P4">
在所有暴露的事实中，根据艺术进行调查。 乌克兰刑法的332(乌克兰州边界的人的非法穿越).</text:p>
      <text:p text:style-name="P4">
Комплексні заходи проводили співробітники СБУ спільно з Національною поліцієюза процесуального керівництва органів прокуратури.</text:p>
      <text:p text:style-name="P4">
News Source: <text:a xlink:type="simple" xlink:href="https://armyinform.com.ua/2023/06/11/likvidovano-8-novyh-kanaliv-vtechi-uhylyantiv-za-kordon/" text:style-name="Internet_20_link" text:visited-style-name="Visited_20_Internet_20_Link">
https://armyinform.com.ua/2023/06/11/likvidovano-8-novyh-kanaliv-vtechi-uhylyantiv-za-kordon/</text:a>
</text:p>
      <!--NEWS-->
      <text:h text:style-name="P10" text:outline-level="1">
<text:span text:style-name="T4">
Kirill Budanov有时直接参与特殊行动-Andrey Yusov</text:span>
</text:h>
      <text:p text:style-name="P4">
作者: ['АРМІЯINFORM']</text:p>
      <text:p text:style-name="P4">
时间: 2023-06-11T73: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20230610-2.jpg" text:style-name="Internet_20_link" text:visited-style-name="Visited_20_Internet_20_Link">
20230610-2.jpg</text:a>
']</text:p>
      <text:p text:style-name="P4">
标签: ['STOPRUSSIA', 'АГРЕСІЯ РФ', 'ВТОРГНЕННЯ РФ', 'ГУР МІНОБОРОНИ УКРАЇНИ']</text:p>
      <text:p text:style-name="P4">
类别: News</text:p>
      <!--METADATA-->
      <text:p text:style-name="P4">
<draw:frame draw:style-name="fr1" draw:name="Image15" text:anchor-type="as-char" svg:width="6.9236in" svg:height="5.1927in" draw:z-index="0">
<draw:image xlink:href="../Images/AРМІЯINFORM/2023-06-11T73-00-00-04-00/20230610-2.jpg" xlink:type="simple" xlink:show="embed" xlink:actuate="onLoad" draw:mime-type="image/jpeg"/>
</draw:frame>
乌克兰国防部智力部主要局长，基里尔·布达塔诺夫(Kirill Budanov)，有时直接参加了银军事情报的特殊行动。</text:p>
      <text:p text:style-name="P4">
关于它<text:a xlink:type="simple" xlink:href="https://gur.gov.ua/content/kyrylo-budanov-vlasnym-prykladom-motyvuie-biitsiv-ta-komandyriv-hur-mo-ukrainy.html" text:style-name="Internet_20_link" text:visited-style-name="Visited_20_Internet_20_Link">
报告</text:a>
IOU情报的主要管理。</text:p>
      <text:p text:style-name="P4">
“ 201222年底在哈尔基夫地区发布俄罗斯洛佐瓦村的特别行动 - 不是唯一的例子，也不是唯一的行动，Kiriloolexievich Budanov直接参与了。 他向乌克兰国防部的代表说。</text:p>
      <text:p text:style-name="P4">
根据安德里·尤索夫(Andriy Yusov)的说法，乌克兰的军事情报只会从中受益。</text:p>
      <text:p text:style-name="P4">
安德烈·尤索夫(Andrey Yusov)说：“当指挥官直接在地面上时，他知道并看到他正在放弃，这允许做出更负责任和必要的决定。”</text:p>
      <text:p text:style-name="P4">
据乌克兰内政部的宗师代表说，敌人是由十几个少将基里尔·布达马诺夫(Kiril Budanov)进行的，并没有停止试图影响某些乌克兰军事情报的工作，尤其是整个安全的工作和国防部整体。</text:p>
      <text:p text:style-name="P4">
“古尔继续其有效的工作。 所有单位，所有涉及信息的工作，数据收集和许多方向(公共和非公共)他们都没有有效地停止了一个小时。 敌人试图并试图影响安全和防御部门的不同方式的事实将是。 但是古尔不会停止，也不会停止一个小时，”安德烈·尤索夫(Andrei Yusov)说。</text:p>
      <text:p text:style-name="P4">
News Source: <text:a xlink:type="simple" xlink:href="https://armyinform.com.ua/2023/06/11/kyrylo-budanov-inodi-bezposeredno-bere-uchast-u-speczoperacziyah-andrij-yusov/" text:style-name="Internet_20_link" text:visited-style-name="Visited_20_Internet_20_Link">
https://armyinform.com.ua/2023/06/11/kyrylo-budanov-inodi-bezposeredno-bere-uchast-u-speczoperacziyah-andrij-yusov/</text:a>
</text:p>
      <!--NEWS-->
      <text:h text:style-name="P10" text:outline-level="1">
<text:span text:style-name="T4">
占领者承认，俄罗斯人正在赫森地区的当地人口中挑选船只 - 古尔的拦截</text:span>
</text:h>
      <text:p text:style-name="P4">
作者: ['АРМІЯINFORM']</text:p>
      <text:p text:style-name="P4">
时间: 2023-06-11T75:00:00-04:00</text:p>
      <text:p text:style-name="P4">
描述: Viiskovy RF Rozpoviv关于Posli Pili Pisli Pisdriva Kakhovo Ges Tu的洪水，...与乌克兰2022年的战争，与乌克兰的最新新闻，今天与乌克兰的新闻，今天与乌克兰的新闻战争，今天与乌克兰2022年的新闻战争，乌克兰和俄罗斯和俄罗斯和俄罗斯之间的战争将会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ГУР МО УКРАЇНИ', 'ГУР МОУ']</text:p>
      <text:p text:style-name="P4">
类别: News</text:p>
      <!--METADATA-->
      <text:p text:style-name="P4">
<draw:frame draw:style-name="fr1" draw:name="Image16" text:anchor-type="as-char" svg:width="6.9236in" svg:height="3.894525in" draw:z-index="0">
<draw:image xlink:href="../Images/AРМІЯINFORM/2023-06-11T75-00-00-04-00/337531944_232614265847457_8544501692430122370_n.jpg" xlink:type="simple" xlink:show="embed" xlink:actuate="onLoad" draw:mime-type="image/jpeg"/>
</draw:frame>
军方谈到了洪水泛滥之后，他们正在从当地人口捡起船只爆炸后的卡霍夫斯卡亚水力发电站。</text:p>
      <text:p text:style-name="P4">
对卡科夫斯卡雅人的大坝故意爆炸的另一个确认将在[截获]中(https://t.me/DIUkraine)在恐怖袭击时，在乌克兰南部与妻子的拉皮斯特的电话交谈。</text:p>
      <text:p text:style-name="P4">
<text:span text:style-name="T5">
占用者告诉他，他参加了军事和武器的疏散。 但是，没有提供当地居民的帮助：“我们只是撤离了自己。” 他进一步说明，水的迅速上升是一个惊喜，因为事先警告他们不会有大洪水：“一般而言，他们说水不会强烈上升。 所以我们没有收集东西。 然后，它已经按压了多少，迅速保存了一切。” </text:span>
与妻子遗憾的占领者唯一无法保存“ shktki”。 由于犯罪而陷入困境的人们的命运没有考虑到。</text:p>
      <text:p text:style-name="P4">
我们保证，对于针对乌克兰的每一次军事犯罪，正确的正确付款!</text:p>
      <text:p text:style-name="P4">
News Source: <text:a xlink:type="simple" xlink:href="https://armyinform.com.ua/2023/06/11/okupant-vyznav-shho-rosiyany-vidbyraly-chovny-v-misczevogo-naselennya-na-hersonshhyni-perehoplennya-gur/" text:style-name="Internet_20_link" text:visited-style-name="Visited_20_Internet_20_Link">
https://armyinform.com.ua/2023/06/11/okupant-vyznav-shho-rosiyany-vidbyraly-chovny-v-misczevogo-naselennya-na-hersonshhyni-perehoplennya-gur/</text:a>
</text:p>
      <!--NEWS-->
      <text:h text:style-name="P10" text:outline-level="1">
<text:span text:style-name="T4">
在动员的俄罗斯联邦中，增加了未能遵守命令，破坏性，非统治关系和荒漠的案件</text:span>
</text:h>
      <text:p text:style-name="P4">
作者: ['АРМІЯINFORM']</text:p>
      <text:p text:style-name="P4">
时间: 2023-06-11T77:00:00-04:00</text:p>
      <text:p text:style-name="P4">
描述: 关于TSE在Facebook，ZSU的总参谋部。 “通过vidsuteniy的法律...与乌克兰2022年的战争，与乌克兰的战争是今天的最新消息，即与乌克兰2022年的战争，今天的战争将在乌克兰和俄罗斯之间发生战争，当与乌克兰的战争之间会发生战争在2022年，是否会在不久的将来与乌克兰进行战争，说，与乌克兰的战争，今天的乌克兰新闻，乌克兰新闻，乌克兰媒体在俄罗斯的乌克兰新闻</text:p>
      <text:p text:style-name="P4">
图片: ['<text:a xlink:type="simple" xlink:href="https://armyinform.com.ua/wp-content/uploads/2023/06/2785966.jpg" text:style-name="Internet_20_link" text:visited-style-name="Visited_20_Internet_20_Link">
2785966.jpg</text:a>
']</text:p>
      <text:p text:style-name="P4">
标签: ['STOPRUSSIA', 'ГШ ЗСУ', 'ДУТА', 'ДУТА ВЕЛИЧ РОСАРМІЇ']</text:p>
      <text:p text:style-name="P4">
类别: News</text:p>
      <!--METADATA-->
      <text:p text:style-name="P4">
<draw:frame draw:style-name="fr1" draw:name="Image17" text:anchor-type="as-char" svg:width="6.9236in" svg:height="4.369813in" draw:z-index="0">
<draw:image xlink:href="../Images/AРМІЯINFORM/2023-06-11T77-00-00-04-00/2785966.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kCEB9ZAxuPsZT9fEtB23vV1EjJojeMyUe7ZgCEfbrCSEQLgzCQWWbmUF4EZyyfjTl" text:style-name="Internet_20_link" text:visited-style-name="Visited_20_Internet_20_Link">
报告</text:a>
武装部队的总人员。</text:p>
      <text:p text:style-name="P4">
“由于缺乏在俄罗斯军队中通过维里安服务部门的最终条款的法律规范，因此在战场上缺乏重大影响力，以及恐慌对俄罗斯动员案件的未来前景的蔓延，因此未能增加未能实现的案件。符合订单，破坏性，非建立关系。</text:p>
      <text:p text:style-name="P4">
为了解决这些问题，俄罗斯联邦武装部队的总参谋长负责消息读取。</text:p>
      <text:p text:style-name="P4">
News Source: <text:a xlink:type="simple" xlink:href="https://armyinform.com.ua/2023/06/11/sered-mobilizovanyh-rf-pochastishaly-vypadky-nevykonannya-nakaziv-sabotazhu-nestatutnyh-vzayemyn-ta-dezertyrstva-genshtab/" text:style-name="Internet_20_link" text:visited-style-name="Visited_20_Internet_20_Link">
https://armyinform.com.ua/2023/06/11/sered-mobilizovanyh-rf-pochastishaly-vypadky-nevykonannya-nakaziv-sabotazhu-nestatutnyh-vzayemyn-ta-dezertyrstva-genshtab/</text:a>
</text:p>
      <!--NEWS-->
      <text:h text:style-name="P10" text:outline-level="1">
<text:span text:style-name="T4">
爱德华王子访问了在英国接受训练的乌克兰士兵</text:span>
</text:h>
      <text:p text:style-name="P4">
作者: ['АРМІЯINFORM']</text:p>
      <text:p text:style-name="P4">
时间: 2023-06-11T79:00:00-04:00</text:p>
      <text:p text:style-name="P4">
描述: Yogo Korolivska Kuiskiy Prince Pedard，Duke Keloburzky 9 Chervnya 2023 Rock Hasters ...与乌克兰2022年的战争，与乌克兰的最新新闻，今天与乌克兰的新闻，今天与乌克兰的新闻进行战争，今天与乌克兰的新闻战争，今天与乌克兰和俄罗斯之间的战争以及何时在乌克兰和俄罗斯之间发动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353062519_603233911989691_2123308159437619011_n.jpg" text:style-name="Internet_20_link" text:visited-style-name="Visited_20_Internet_20_Link">
353062519_603233911989691_2123308159437619011_n.jpg</text:a>
', '<text:a xlink:type="simple" xlink:href="https://armyinform.com.ua/wp-content/uploads/2023/06/351120202_603237998655949_4887496427971310800_n-150x150.jpg" text:style-name="Internet_20_link" text:visited-style-name="Visited_20_Internet_20_Link">
351120202_603237998655949_4887496427971310800_n-150x150.jpg</text:a>
', '<text:a xlink:type="simple" xlink:href="https://armyinform.com.ua/wp-content/uploads/2023/06/351199812_603238131989269_8266522078088419001_n-150x150.jpg" text:style-name="Internet_20_link" text:visited-style-name="Visited_20_Internet_20_Link">
351199812_603238131989269_8266522078088419001_n-150x150.jpg</text:a>
', '<text:a xlink:type="simple" xlink:href="https://armyinform.com.ua/wp-content/uploads/2023/06/351295582_603198418659907_1948466794865515780_n-150x150.jpg" text:style-name="Internet_20_link" text:visited-style-name="Visited_20_Internet_20_Link">
351295582_603198418659907_1948466794865515780_n-150x150.jpg</text:a>
', '<text:a xlink:type="simple" xlink:href="https://armyinform.com.ua/wp-content/uploads/2023/06/351485554_603233855323030_6286551560057384757_n-150x150.jpg" text:style-name="Internet_20_link" text:visited-style-name="Visited_20_Internet_20_Link">
351485554_603233855323030_6286551560057384757_n-150x150.jpg</text:a>
', '<text:a xlink:type="simple" xlink:href="https://armyinform.com.ua/wp-content/uploads/2023/06/352195334_603198365326579_2592812548260475167_n-150x150.jpg" text:style-name="Internet_20_link" text:visited-style-name="Visited_20_Internet_20_Link">
352195334_603198365326579_2592812548260475167_n-150x150.jpg</text:a>
', '<text:a xlink:type="simple" xlink:href="https://armyinform.com.ua/wp-content/uploads/2023/06/352371923_603240948655654_5660131954391519133_n-150x150.jpg" text:style-name="Internet_20_link" text:visited-style-name="Visited_20_Internet_20_Link">
352371923_603240948655654_5660131954391519133_n-150x150.jpg</text:a>
', '<text:a xlink:type="simple" xlink:href="https://armyinform.com.ua/wp-content/uploads/2023/06/352796821_603241271988955_4486843142127094931_n-150x150.jpg" text:style-name="Internet_20_link" text:visited-style-name="Visited_20_Internet_20_Link">
352796821_603241271988955_4486843142127094931_n-150x150.jpg</text:a>
', '<text:a xlink:type="simple" xlink:href="https://armyinform.com.ua/wp-content/uploads/2023/06/352998717_603239415322474_7268267221125369192_n-150x150.jpg" text:style-name="Internet_20_link" text:visited-style-name="Visited_20_Internet_20_Link">
352998717_603239415322474_7268267221125369192_n-150x150.jpg</text:a>
', '<text:a xlink:type="simple" xlink:href="https://armyinform.com.ua/wp-content/uploads/2023/06/353050953_603235451989537_8956945520908533613_n-150x150.jpg" text:style-name="Internet_20_link" text:visited-style-name="Visited_20_Internet_20_Link">
353050953_603235451989537_8956945520908533613_n-150x150.jpg</text:a>
', '<text:a xlink:type="simple" xlink:href="https://armyinform.com.ua/wp-content/uploads/2023/06/353051000_603228868656862_6548517431621875772_n-150x150.jpg" text:style-name="Internet_20_link" text:visited-style-name="Visited_20_Internet_20_Link">
353051000_603228868656862_6548517431621875772_n-150x150.jpg</text:a>
']</text:p>
      <text:p text:style-name="P4">
标签: ['STOPRUSSIA', 'АГРЕСІЯ РФ', 'НАВЧАННЯ']</text:p>
      <text:p text:style-name="P4">
类别: News</text:p>
      <!--METADATA-->
      <text:p text:style-name="P4">
<draw:frame draw:style-name="fr1" draw:name="Image18" text:anchor-type="as-char" svg:width="6.9236in" svg:height="4.950374in" draw:z-index="0">
<draw:image xlink:href="../Images/AРМІЯINFORM/2023-06-11T79-00-00-04-00/353062519_603233911989691_2123308159437619011_n.jpg" xlink:type="simple" xlink:show="embed" xlink:actuate="onLoad" draw:mime-type="image/jpeg"/>
</draw:frame>
他的皇家爱德华王子(Edward Prince of Edward)，爱丁堡公爵(Duke of Edinburgh在英国。</text:p>
      <text:p text:style-name="P4">
在Facebook上关于它<text:a xlink:type="simple" xlink:href="https://www.facebook.com/GeneralStaff.ua/posts/pfbid023QBzemacBYcAMyqaVjUtWeL83domiN9vKtziR3qirkNeyCKxZStL4HMq8fx9Qixrl" text:style-name="Internet_20_link" text:visited-style-name="Visited_20_Internet_20_Link">
报告</text:a>
武装部队的总人员。</text:p>
      <text:p text:style-name="P4">
特别是，在爱丁堡·米霍沃克公爵(Duke of Edinburgh Mihovok武装部队的军事人员。</text:p>
      <text:p text:style-name="P4">
此外，他的皇家殿下，爱丁堡公爵爱德华王子，在大不列颠武装部队的陆军安全部队，旅，旅，武装的西拉斯和乌克兰的教练贾斯汀·斯坦豪斯将军中会见了第11旅的援助。操作。</text:p>
      <text:p text:style-name="P4">
<text:a xlink:type="simple" xlink:href="https://armyinform.com.ua/wp-content/uploads/2023/06/351120202_603237998655949_4887496427971310800_n.jpg" text:style-name="Internet_20_link" text:visited-style-name="Visited_20_Internet_20_Link">
!(Images/AРМІЯINFORM/2023-06-11T79-00-00-04-00/351120202_603237998655949_4887496427971310800_n-150x150.jpg)</text:a>
</text:p>
      <text:p text:style-name="P4">
<text:a xlink:type="simple" xlink:href="https://armyinform.com.ua/wp-content/uploads/2023/06/351199812_603238131989269_8266522078088419001_n.jpg" text:style-name="Internet_20_link" text:visited-style-name="Visited_20_Internet_20_Link">
<draw:frame draw:style-name="fr1" draw:name="Image19" text:anchor-type="as-char" svg:width="6.9236in" svg:height="6.9236in" draw:z-index="0">
<draw:image xlink:href="../Images/AРМІЯINFORM/2023-06-11T79-00-00-04-00/351199812_603238131989269_8266522078088419001_n-150x150.jpg" xlink:type="simple" xlink:show="embed" xlink:actuate="onLoad" draw:mime-type="image/jpeg"/>
</draw:frame>
</text:a>
</text:p>
      <text:p text:style-name="P4">
<text:a xlink:type="simple" xlink:href="https://armyinform.com.ua/wp-content/uploads/2023/06/351295582_603198418659907_1948466794865515780_n.jpg" text:style-name="Internet_20_link" text:visited-style-name="Visited_20_Internet_20_Link">
<draw:frame draw:style-name="fr1" draw:name="Image20" text:anchor-type="as-char" svg:width="6.9236in" svg:height="6.9236in" draw:z-index="0">
<draw:image xlink:href="../Images/AРМІЯINFORM/2023-06-11T79-00-00-04-00/351295582_603198418659907_1948466794865515780_n-150x150.jpg" xlink:type="simple" xlink:show="embed" xlink:actuate="onLoad" draw:mime-type="image/jpeg"/>
</draw:frame>
</text:a>
</text:p>
      <text:p text:style-name="P4">
<text:a xlink:type="simple" xlink:href="https://armyinform.com.ua/wp-content/uploads/2023/06/351485554_603233855323030_6286551560057384757_n.jpg" text:style-name="Internet_20_link" text:visited-style-name="Visited_20_Internet_20_Link">
<draw:frame draw:style-name="fr1" draw:name="Image21" text:anchor-type="as-char" svg:width="6.9236in" svg:height="6.9236in" draw:z-index="0">
<draw:image xlink:href="../Images/AРМІЯINFORM/2023-06-11T79-00-00-04-00/351485554_603233855323030_6286551560057384757_n-150x150.jpg" xlink:type="simple" xlink:show="embed" xlink:actuate="onLoad" draw:mime-type="image/jpeg"/>
</draw:frame>
</text:a>
</text:p>
      <text:p text:style-name="P4">
<text:a xlink:type="simple" xlink:href="https://armyinform.com.ua/wp-content/uploads/2023/06/352195334_603198365326579_2592812548260475167_n.jpg" text:style-name="Internet_20_link" text:visited-style-name="Visited_20_Internet_20_Link">
<draw:frame draw:style-name="fr1" draw:name="Image22" text:anchor-type="as-char" svg:width="6.9236in" svg:height="6.9236in" draw:z-index="0">
<draw:image xlink:href="../Images/AРМІЯINFORM/2023-06-11T79-00-00-04-00/352195334_603198365326579_2592812548260475167_n-150x150.jpg" xlink:type="simple" xlink:show="embed" xlink:actuate="onLoad" draw:mime-type="image/jpeg"/>
</draw:frame>
</text:a>
</text:p>
      <text:p text:style-name="P4">
<text:a xlink:type="simple" xlink:href="https://armyinform.com.ua/wp-content/uploads/2023/06/352796821_603241271988955_4486843142127094931_n.jpg" text:style-name="Internet_20_link" text:visited-style-name="Visited_20_Internet_20_Link">
<draw:frame draw:style-name="fr1" draw:name="Image23" text:anchor-type="as-char" svg:width="6.9236in" svg:height="6.9236in" draw:z-index="0">
<draw:image xlink:href="../Images/AРМІЯINFORM/2023-06-11T79-00-00-04-00/352796821_603241271988955_4486843142127094931_n-150x150.jpg" xlink:type="simple" xlink:show="embed" xlink:actuate="onLoad" draw:mime-type="image/jpeg"/>
</draw:frame>
</text:a>
</text:p>
      <text:p text:style-name="P4">
<text:a xlink:type="simple" xlink:href="https://armyinform.com.ua/wp-content/uploads/2023/06/352998717_603239415322474_7268267221125369192_n.jpg" text:style-name="Internet_20_link" text:visited-style-name="Visited_20_Internet_20_Link">
<draw:frame draw:style-name="fr1" draw:name="Image24" text:anchor-type="as-char" svg:width="6.9236in" svg:height="6.9236in" draw:z-index="0">
<draw:image xlink:href="../Images/AРМІЯINFORM/2023-06-11T79-00-00-04-00/352998717_603239415322474_7268267221125369192_n-150x150.jpg" xlink:type="simple" xlink:show="embed" xlink:actuate="onLoad" draw:mime-type="image/jpeg"/>
</draw:frame>
</text:a>
</text:p>
      <text:p text:style-name="P4">
<text:a xlink:type="simple" xlink:href="https://armyinform.com.ua/wp-content/uploads/2023/06/353050953_603235451989537_8956945520908533613_n.jpg" text:style-name="Internet_20_link" text:visited-style-name="Visited_20_Internet_20_Link">
<draw:frame draw:style-name="fr1" draw:name="Image25" text:anchor-type="as-char" svg:width="6.9236in" svg:height="6.9236in" draw:z-index="0">
<draw:image xlink:href="../Images/AРМІЯINFORM/2023-06-11T79-00-00-04-00/353050953_603235451989537_8956945520908533613_n-150x150.jpg" xlink:type="simple" xlink:show="embed" xlink:actuate="onLoad" draw:mime-type="image/jpeg"/>
</draw:frame>
</text:a>
</text:p>
      <text:p text:style-name="P4">
<text:a xlink:type="simple" xlink:href="https://armyinform.com.ua/wp-content/uploads/2023/06/353051000_603228868656862_6548517431621875772_n.jpg" text:style-name="Internet_20_link" text:visited-style-name="Visited_20_Internet_20_Link">
<draw:frame draw:style-name="fr1" draw:name="Image26" text:anchor-type="as-char" svg:width="6.9236in" svg:height="6.9236in" draw:z-index="0">
<draw:image xlink:href="../Images/AРМІЯINFORM/2023-06-11T79-00-00-04-00/353051000_603228868656862_6548517431621875772_n-150x150.jpg" xlink:type="simple" xlink:show="embed" xlink:actuate="onLoad" draw:mime-type="image/jpeg"/>
</draw:frame>
</text:a>
参观，观察培训的过程，以及与讲师和战士的沟通，使爱丁堡公爵能够理解他们的护理，因为他们获得了在最前沿的秘密行动所需的技能和效率，以保护乌克兰免受俄罗斯侵略。</text:p>
      <text:p text:style-name="P4">
背景：互联网操作是一门课程，旨在为乌克兰武装部队的贵族而没有军事成功。</text:p>
      <text:p text:style-name="P4">
在2023年实施“ Interflex”的跨国行动行动中，英国和北爱尔兰武装部队的最佳讲师和讲师，澳大利亚联盟，丹麦王国，加拿大，立陶宛共和国，立陶宛共和国，立陶宛共和国，立陶宛共和国，立陶宛共和国王国荷兰王国，王国，王国，王国，王国，乌克兰的王国计划为乌克兰武装部队的塔维斯军人准备约20,000名乌克兰军人。</text:p>
      <text:p text:style-name="P4">
该培训是对英国国防部对象进行的。 每个培训课程持续了五个星期，并在第11旅促进武装部队武装部队最高部队的安全部队的总领导下举行。</text:p>
      <text:p text:style-name="P4">
News Source: <text:a xlink:type="simple" xlink:href="https://armyinform.com.ua/2023/06/11/pryncz-eduard-zdijsnyv-vizyt-do-ukrayinskyh-vijskovyh-yaki-prohodyat-pidgotovku-u-velykij-brytaniyi/" text:style-name="Internet_20_link" text:visited-style-name="Visited_20_Internet_20_Link">
https://armyinform.com.ua/2023/06/11/pryncz-eduard-zdijsnyv-vizyt-do-ukrayinskyh-vijskovyh-yaki-prohodyat-pidgotovku-u-velykij-brytaniyi/</text:a>
</text:p>
      <!--NEWS-->
      <text:h text:style-name="P10" text:outline-level="1">
<text:span text:style-name="T4">
在巴赫穆特（Bakhmut</text:span>
</text:h>
      <text:p text:style-name="P4">
作者: ['АРМІЯINFORM']</text:p>
      <text:p text:style-name="P4">
时间: 2023-06-11T98:00:00-04:00</text:p>
      <text:p text:style-name="P4">
描述: 关于Viisk ZS乌克兰人的小组：“在Bakhmutsya Light ...与乌克兰2022年的战争，与乌克兰与乌克兰的最新新闻，今天与乌克兰的新闻战争，今天与乌克兰2022年上次与乌克兰的新闻战，乌克兰和俄罗斯之间的战争以及何时与俄罗斯之间的战争，以及何时与战争，何时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353057643_602652418633420_4276893653195684588_n.jpg" text:style-name="Internet_20_link" text:visited-style-name="Visited_20_Internet_20_Link">
353057643_602652418633420_4276893653195684588_n.jpg</text:a>
', '<text:a xlink:type="simple" xlink:href="https://armyinform.com.ua/wp-content/uploads/2023/06/353436414_602653158633346_6046857256860666058_n-150x150.jpg" text:style-name="Internet_20_link" text:visited-style-name="Visited_20_Internet_20_Link">
353436414_602653158633346_6046857256860666058_n-150x150.jpg</text:a>
', '<text:a xlink:type="simple" xlink:href="https://armyinform.com.ua/wp-content/uploads/2023/06/353438443_602652881966707_9116057721639130812_n-150x150.jpg" text:style-name="Internet_20_link" text:visited-style-name="Visited_20_Internet_20_Link">
353438443_602652881966707_9116057721639130812_n-150x150.jpg</text:a>
', '<text:a xlink:type="simple" xlink:href="https://armyinform.com.ua/wp-content/uploads/2023/06/353446753_602653318633330_7756765587049741794_n-150x150.jpg" text:style-name="Internet_20_link" text:visited-style-name="Visited_20_Internet_20_Link">
353446753_602653318633330_7756765587049741794_n-150x150.jpg</text:a>
', '<text:a xlink:type="simple" xlink:href="https://armyinform.com.ua/wp-content/uploads/2023/06/353452296_602653111966684_2260365290586013550_n-150x150.jpg" text:style-name="Internet_20_link" text:visited-style-name="Visited_20_Internet_20_Link">
353452296_602653111966684_2260365290586013550_n-150x150.jpg</text:a>
', '<text:a xlink:type="simple" xlink:href="https://armyinform.com.ua/wp-content/uploads/2023/06/353625694_602653191966676_3223960888160562319_n-150x150.jpg" text:style-name="Internet_20_link" text:visited-style-name="Visited_20_Internet_20_Link">
353625694_602653191966676_3223960888160562319_n-150x150.jpg</text:a>
', '<text:a xlink:type="simple" xlink:href="https://armyinform.com.ua/wp-content/uploads/2023/06/353656978_602652838633378_6288616262507022265_n-150x150.jpg" text:style-name="Internet_20_link" text:visited-style-name="Visited_20_Internet_20_Link">
353656978_602652838633378_6288616262507022265_n-150x150.jpg</text:a>
', '<text:a xlink:type="simple" xlink:href="https://armyinform.com.ua/wp-content/uploads/2023/06/353666362_602653278633334_8741344450586511619_n-150x150.jpg" text:style-name="Internet_20_link" text:visited-style-name="Visited_20_Internet_20_Link">
353666362_602653278633334_8741344450586511619_n-150x150.jpg</text:a>
', '<text:a xlink:type="simple" xlink:href="https://armyinform.com.ua/wp-content/uploads/2023/06/353675135_602652771966718_1000026888796001075_n-150x150.jpg" text:style-name="Internet_20_link" text:visited-style-name="Visited_20_Internet_20_Link">
353675135_602652771966718_1000026888796001075_n-150x150.jpg</text:a>
']</text:p>
      <text:p text:style-name="P4">
标签: ['STOPRUSSIA', 'АГРЕСІЯ РФ']</text:p>
      <text:p text:style-name="P4">
类别: News</text:p>
      <!--METADATA-->
      <text:p text:style-name="P4">
<draw:frame draw:style-name="fr1" draw:name="Image27" text:anchor-type="as-char" svg:width="6.9236in" svg:height="4.608521in" draw:z-index="0">
<draw:image xlink:href="../Images/AРМІЯINFORM/2023-06-11T98-00-00-04-00/353057643_602652418633420_4276893653195684588_n.jpg" xlink:type="simple" xlink:show="embed" xlink:actuate="onLoad" draw:mime-type="image/jpeg"/>
</draw:frame>
关于这个<text:a xlink:type="simple" xlink:href="https://www.facebook.com/UALandForces/posts/pfbid0MySU77Bh48cPxwkiG79pWH8m6PJLWFbVpJst73jeXZXBYUdwUZw4DHHph7MQfda4l" text:style-name="Internet_20_link" text:visited-style-name="Visited_20_Internet_20_Link">
被引用</text:a>
在乌克兰武装部队的土地部队的报告中：</text:p>
      <text:p text:style-name="P4">
“在巴赫穆特的方向上，在Kholodnoyarka责任车道，他采取了敌人的积极攻击行动。</text:p>
      <text:p text:style-name="P4">
但是，他试图用炮火打动防御力量。</text:p>
      <text:p text:style-name="P4">
这就是为什么在尽可能深入地发生步兵的位置的原因。</text:p>
      <text:p text:style-name="P4">
在部队的运动之前，请仔细计划和准备。</text:p>
      <text:p text:style-name="P4">
随着战斗机的变化 - 在ombr“冷纱”的照片报告中：</text:p>
      <text:p text:style-name="P4">
<text:a xlink:type="simple" xlink:href="https://armyinform.com.ua/wp-content/uploads/2023/06/353436414_602653158633346_6046857256860666058_n.jpg" text:style-name="Internet_20_link" text:visited-style-name="Visited_20_Internet_20_Link">
!(Images/AРМІЯINFORM/2023-06-11T98-00-00-04-00/353436414_602653158633346_6046857256860666058_n-150x150.jpg)</text:a>
</text:p>
      <text:p text:style-name="P4">
<text:a xlink:type="simple" xlink:href="https://armyinform.com.ua/wp-content/uploads/2023/06/353438443_602652881966707_9116057721639130812_n.jpg" text:style-name="Internet_20_link" text:visited-style-name="Visited_20_Internet_20_Link">
<draw:frame draw:style-name="fr1" draw:name="Image28" text:anchor-type="as-char" svg:width="6.9236in" svg:height="6.9236in" draw:z-index="0">
<draw:image xlink:href="../Images/AРМІЯINFORM/2023-06-11T98-00-00-04-00/353438443_602652881966707_9116057721639130812_n-150x150.jpg" xlink:type="simple" xlink:show="embed" xlink:actuate="onLoad" draw:mime-type="image/jpeg"/>
</draw:frame>
</text:a>
</text:p>
      <text:p text:style-name="P4">
<text:a xlink:type="simple" xlink:href="https://armyinform.com.ua/wp-content/uploads/2023/06/353446753_602653318633330_7756765587049741794_n.jpg" text:style-name="Internet_20_link" text:visited-style-name="Visited_20_Internet_20_Link">
<draw:frame draw:style-name="fr1" draw:name="Image29" text:anchor-type="as-char" svg:width="6.9236in" svg:height="6.9236in" draw:z-index="0">
<draw:image xlink:href="../Images/AРМІЯINFORM/2023-06-11T98-00-00-04-00/353446753_602653318633330_7756765587049741794_n-150x150.jpg" xlink:type="simple" xlink:show="embed" xlink:actuate="onLoad" draw:mime-type="image/jpeg"/>
</draw:frame>
</text:a>
</text:p>
      <text:p text:style-name="P4">
<text:a xlink:type="simple" xlink:href="https://armyinform.com.ua/wp-content/uploads/2023/06/353452296_602653111966684_2260365290586013550_n.jpg" text:style-name="Internet_20_link" text:visited-style-name="Visited_20_Internet_20_Link">
<draw:frame draw:style-name="fr1" draw:name="Image30" text:anchor-type="as-char" svg:width="6.9236in" svg:height="6.9236in" draw:z-index="0">
<draw:image xlink:href="../Images/AРМІЯINFORM/2023-06-11T98-00-00-04-00/353452296_602653111966684_2260365290586013550_n-150x150.jpg" xlink:type="simple" xlink:show="embed" xlink:actuate="onLoad" draw:mime-type="image/jpeg"/>
</draw:frame>
</text:a>
</text:p>
      <text:p text:style-name="P4">
<text:a xlink:type="simple" xlink:href="https://armyinform.com.ua/wp-content/uploads/2023/06/353625694_602653191966676_3223960888160562319_n.jpg" text:style-name="Internet_20_link" text:visited-style-name="Visited_20_Internet_20_Link">
<draw:frame draw:style-name="fr1" draw:name="Image31" text:anchor-type="as-char" svg:width="6.9236in" svg:height="6.9236in" draw:z-index="0">
<draw:image xlink:href="../Images/AРМІЯINFORM/2023-06-11T98-00-00-04-00/353625694_602653191966676_3223960888160562319_n-150x150.jpg" xlink:type="simple" xlink:show="embed" xlink:actuate="onLoad" draw:mime-type="image/jpeg"/>
</draw:frame>
</text:a>
</text:p>
      <text:p text:style-name="P4">
<text:a xlink:type="simple" xlink:href="https://armyinform.com.ua/wp-content/uploads/2023/06/353656978_602652838633378_6288616262507022265_n.jpg" text:style-name="Internet_20_link" text:visited-style-name="Visited_20_Internet_20_Link">
<draw:frame draw:style-name="fr1" draw:name="Image32" text:anchor-type="as-char" svg:width="6.9236in" svg:height="6.9236in" draw:z-index="0">
<draw:image xlink:href="../Images/AРМІЯINFORM/2023-06-11T98-00-00-04-00/353656978_602652838633378_6288616262507022265_n-150x150.jpg" xlink:type="simple" xlink:show="embed" xlink:actuate="onLoad" draw:mime-type="image/jpeg"/>
</draw:frame>
</text:a>
</text:p>
      <text:p text:style-name="P4">
<text:a xlink:type="simple" xlink:href="https://armyinform.com.ua/wp-content/uploads/2023/06/353666362_602653278633334_8741344450586511619_n.jpg" text:style-name="Internet_20_link" text:visited-style-name="Visited_20_Internet_20_Link">
<draw:frame draw:style-name="fr1" draw:name="Image33" text:anchor-type="as-char" svg:width="6.9236in" svg:height="6.9236in" draw:z-index="0">
<draw:image xlink:href="../Images/AРМІЯINFORM/2023-06-11T98-00-00-04-00/353666362_602653278633334_8741344450586511619_n-150x150.jpg" xlink:type="simple" xlink:show="embed" xlink:actuate="onLoad" draw:mime-type="image/jpeg"/>
</draw:frame>
</text:a>
</text:p>
      <text:p text:style-name="P4">
<text:a xlink:type="simple" xlink:href="https://armyinform.com.ua/wp-content/uploads/2023/06/353675135_602652771966718_1000026888796001075_n.jpg" text:style-name="Internet_20_link" text:visited-style-name="Visited_20_Internet_20_Link">
<draw:frame draw:style-name="fr1" draw:name="Image34" text:anchor-type="as-char" svg:width="6.9236in" svg:height="6.9236in" draw:z-index="0">
<draw:image xlink:href="../Images/AРМІЯINFORM/2023-06-11T98-00-00-04-00/353675135_602652771966718_1000026888796001075_n-150x150.jpg" xlink:type="simple" xlink:show="embed" xlink:actuate="onLoad" draw:mime-type="image/jpeg"/>
</draw:frame>
</text:a>
</text:p>
      <text:p text:style-name="P4">
News Source: <text:a xlink:type="simple" xlink:href="https://armyinform.com.ua/2023/06/11/bilya-bahmutu-u-smuzi-vidpovidalnosti-holodnoyarcziv-vorog-prypynyv-aktyvni-shturmovi-diyi/" text:style-name="Internet_20_link" text:visited-style-name="Visited_20_Internet_20_Link">
https://armyinform.com.ua/2023/06/11/bilya-bahmutu-u-smuzi-vidpovidalnosti-holodnoyarcziv-vorog-prypynyv-aktyvni-shturmovi-diyi/</text:a>
</text:p>
      <!--NEWS-->
      <text:h text:style-name="P10" text:outline-level="1">
<text:span text:style-name="T4">
两个曾经撞到哈尔基夫附近村庄的“钙纤维”</text:span>
</text:h>
      <text:p text:style-name="P4">
作者: Ukrinform (Person)</text:p>
      <text:p text:style-name="P4">
出版商: Укринформ (Organization)</text:p>
      <text:p text:style-name="P4">
出版时间: 2023-06-12T-11:39:05+03:00</text:p>
      <text:p text:style-name="P4">
修改时间: 2023-06-12T17:39:05+03:00</text:p>
      <text:p text:style-name="P4">
描述: 周一早晨，俄罗斯联邦哈尔基夫区的霍罗塞武村对两辆从黑海释放的机口径导弹击中了一场打击。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Обстріл', 'Ракета', 'Харківщина', 'Війна з Росією']</text:p>
      <text:p text:style-name="P4">
类型: Article</text:p>
      <!--METADATA-->
      <text:p text:style-name="P4">
<draw:frame draw:style-name="fr1" draw:name="Image35" text:anchor-type="as-char" svg:width="6.9236in" svg:height="3.956343in" draw:z-index="0">
<draw:image xlink:href="../Images/yкринформ/2023-06-12T-11-39-05-03-00/630_360_1509493085-3383.jpg" xlink:type="simple" xlink:show="embed" xlink:actuate="onLoad" draw:mime-type="image/jpeg"/>
</draw:frame>
周一早上，俄罗斯联邦哈尔基夫区的霍罗什沃(Khoroshevo)的打击被黑海释放的两种“口径”击中。</text:p>
      <text:p text:style-name="P4">
关于它<text:a xlink:type="simple" xlink:href="https://www.youtube.com/watch" text:style-name="Internet_20_link" text:visited-style-name="Visited_20_Internet_20_Link">
报告</text:a>
据报道，哈尔基夫地区检察官办公室Dmitry Chubenko的发言人报道。</text:p>
      <text:p text:style-name="P4">
“ 6月12日，大约03:40，俄罗斯军队对哈尔基夫地区的哈尔基夫地区进行了炮击。 以前，使用了两个<text:a xlink:type="simple" xlink:href="https://www.ukrinform.ua/tag-raketa" text:style-name="Internet_20_link" text:visited-style-name="Visited_20_Internet_20_Link">
导弹</text:a>
由黑海推出的口径。 大约有12座私人住宅建筑被部分摧毁，其中一栋是火灾。 没有受伤或懒惰。”</text:p>
      <text:p text:style-name="P4">
他指出，根据《艺术》第1部分的炮击，刑事诉讼是在炮击之后开幕的。 刑法的438(违反战争的法律和习俗).</text:p>
      <text:p text:style-name="P4">
</text:p>
      <text:p text:style-name="P4">
<text:a xlink:type="simple" xlink:href="https://static.ukrinform.com/photos/2023_06/1686580661-5263.jpeg" text:style-name="Internet_20_link" text:visited-style-name="Visited_20_Internet_20_Link">
 </text:a>
 <text:a xlink:type="simple" xlink:href="https://static.ukrinform.com/photos/2023_06/1686580645-5020.jpeg" text:style-name="Internet_20_link" text:visited-style-name="Visited_20_Internet_20_Link">
</text:a>
 <text:a xlink:type="simple" xlink:href="https://static.ukrinform.com/photos/2023_06/1686580645-1610.jpeg" text:style-name="Internet_20_link" text:visited-style-name="Visited_20_Internet_20_Link">
</text:a>
 <text:a xlink:type="simple" xlink:href="https://static.ukrinform.com/photos/2023_06/1686580646-5970.jpeg" text:style-name="Internet_20_link" text:visited-style-name="Visited_20_Internet_20_Link">
</text:a>
 <text:a xlink:type="simple" xlink:href="https://static.ukrinform.com/photos/2023_06/1686580645-6959.jpeg" text:style-name="Internet_20_link" text:visited-style-name="Visited_20_Internet_20_Link">
</text:a>
 <text:a xlink:type="simple" xlink:href="https://static.ukrinform.com/photos/2023_06/1686580646-3161.jpeg" text:style-name="Internet_20_link" text:visited-style-name="Visited_20_Internet_20_Link">
</text:a>
 <text:a xlink:type="simple" xlink:href="https://static.ukrinform.com/photos/2023_06/1686580646-2997.jpeg" text:style-name="Internet_20_link" text:visited-style-name="Visited_20_Internet_20_Link">
</text:a>
 <text:a xlink:type="simple" xlink:href="https://static.ukrinform.com/photos/2023_06/1686580647-9059.jpeg" text:style-name="Internet_20_link" text:visited-style-name="Visited_20_Internet_20_Link">
</text:a>
 <text:a xlink:type="simple" xlink:href="https://static.ukrinform.com/photos/2023_06/1686580647-4597.jpeg" text:style-name="Internet_20_link" text:visited-style-name="Visited_20_Internet_20_Link">
</text:a>
Khoroshevo- Kharkiv区的乡镇，距区域中心12公里。根据信息<text:a xlink:type="simple" xlink:href="https://suspilne.media/504685-tut-babusi-ta-didusi-pomidori-virosuut-naslidki-udaru-rf-po-horosevomu-pid-harkovom-fotoreportaz/" text:style-name="Internet_20_link" text:visited-style-name="Visited_20_Internet_20_Link">
公共</text:a>
，俄罗斯联邦袭击了花园协会的领土。 尤利娅·科特(Yulia Kot)的领导层说，两所房屋被完全摧毁，还有15栋房屋。</text:p>
      <text:p text:style-name="P4">
“这里没有军事设施。 在这里，祖父母种西红柿。 没有理由击败普通的住房基础设施。 我们有社会的所有成员 - 来自北萨尔蒂夫卡的人，五个游戏，Zhukovsky村(哈尔基夫(Kharkiv)的俄罗斯炮击居民区最多摧毁。). Багатьом немає де жити,окрім дачі", — сказала Кот.</text:p>
      <text:p text:style-name="P4">
Як повідомлялося, протягом минулої доби  <text:a xlink:type="simple" xlink:href="https://www.ukrinform.ua/rubric-ato/3721585-rosiani-zranku-atakuvali-harkivsinu-dvoe-poranenih.html" text:style-name="Internet_20_link" text:visited-style-name="Visited_20_Internet_20_Link">
 на Харківщині внаслідок російськихобстрілів отримали поранення двоє людей </text:a>
，仍然是一个单身男人在爆炸装置上爆炸。</text:p>
      <text:p text:style-name="P4">
来自炮兵，迫击炮和火箭武器的敌人向哈尔基夫，库皮斯克，Chuguev和Bohodukhiv地区开火。</text:p>
      <text:p text:style-name="P4">
News Source: <text:a xlink:type="simple" xlink:href="https://www.ukrinform.ua/rubric-regions/3721900-dla-udaru-po-selisu-pid-harkovom-rosiani-vikoristali-dva-kalibri.html" text:style-name="Internet_20_link" text:visited-style-name="Visited_20_Internet_20_Link">
https://www.ukrinform.ua/rubric-regions/3721900-dla-udaru-po-selisu-pid-harkovom-rosiani-vikoristali-dva-kalibri.html</text:a>
</text:p>
      <!--NEWS-->
      <text:h text:style-name="P10" text:outline-level="1">
<text:span text:style-name="T4">
在市政厅成立180周年之前，在切尔尼夫西（Chernivtsi）</text:span>
</text:h>
      <text:p text:style-name="P4">
作者: Ukrinform (Person)</text:p>
      <text:p text:style-name="P4">
出版商: Укринформ (Organization)</text:p>
      <text:p text:style-name="P4">
出版时间: 2023-06-12T-12:35:44+03:00</text:p>
      <text:p text:style-name="P4">
修改时间: 2023-06-12T17:35:44+03:00</text:p>
      <text:p text:style-name="P4">
描述: 在切尔尼夫西（Chernivtsi），熄灭了一张特别的邮票，该邮票专门庆祝当地市政厅成立180周年。  - 乌克林。</text:p>
      <text:p text:style-name="P4">
图片: ['<text:a xlink:type="simple" xlink:href="https://static.ukrinform.com/photos/2023_06/thumb_files/630_360_1686579910-733.jpg" text:style-name="Internet_20_link" text:visited-style-name="Visited_20_Internet_20_Link">
630_360_16865...</text:a>
']</text:p>
      <text:p text:style-name="P4">
标签: ['Марка', 'Укрпошта', 'Чернівці']</text:p>
      <text:p text:style-name="P4">
类型: Article</text:p>
      <!--METADATA-->
      <text:p text:style-name="P4">
<draw:frame draw:style-name="fr1" draw:name="Image46" text:anchor-type="as-char" svg:width="6.9236in" svg:height="3.956343in" draw:z-index="0">
<draw:image xlink:href="../Images/yкринформ/2023-06-12T-12-35-44-03-00/630_360_1686579910-733.jpg" xlink:type="simple" xlink:show="embed" xlink:actuate="onLoad" draw:mime-type="image/jpeg"/>
</draw:frame>
Evikhnivtsi被一个特殊的邮件标记扑灭，该商标专门庆祝当地度假村成立180周年。</text:p>
      <text:p text:style-name="P4">
关于它在您的Facebook页面上](https://www.facebook.com/klichuk.roman/posts/pfbid02fJicngG5743KHL9FnMSeW1H3Jgk48gkUDCCV9DiJEpayigtkbkFPauqLEUFqifh5l)乌克林福姆报道说，切尔尼夫西市长罗马·克莱丘克(Roman Klychuk)报道。</text:p>
      <text:p text:style-name="P4">
“今天在切尔尼维斯市议会的会议厅里，在基金会成立180周年之际通过了邮政邮票的仪式，”  - 在克莱丘克邮政中说。</text:p>
      <text:p text:style-name="P4">
<text:span text:style-name="T4">
 ReadMetas：</text:span>
 <text:a xlink:type="simple" xlink:href="https://www.ukrinform.ua/rubric-society/3693185-v-odesi-na-vidkritti-vistavki-karikatur-pogasili-marku-z-zobrazennam-persogo-habara-v-misti.html" text:style-name="Internet_20_link" text:visited-style-name="Visited_20_Internet_20_Link">
在卡通展览开幕式的敖德萨<text:span text:style-name="T4">
扑灭</text:span>
 <text:span text:style-name="T4">
 </text:span>
 mark **带有城市中的第一个“贿赂”的图像</text:a>
他指出，切尔尼维斯市政厅是重要事件的见证人，会议场所和纪念碑属于该地区最有价值的建筑规模。</text:p>
      <text:p text:style-name="P4">
这些品牌可以从ukrposhta分支机构购买或订购。</text:p>
      <text:p text:style-name="P4">
News Source: <text:a xlink:type="simple" xlink:href="https://www.ukrinform.ua/rubric-regions/3721897-u-cernivcah-do-180ricca-ratusi-pogasili-specmarku.html" text:style-name="Internet_20_link" text:visited-style-name="Visited_20_Internet_20_Link">
https://www.ukrinform.ua/rubric-regions/3721897-u-cernivcah-do-180ricca-ratusi-pogasili-specmarku.html</text:a>
</text:p>
      <!--NEWS-->
      <text:h text:style-name="P10" text:outline-level="1">
<text:span text:style-name="T4">
ARMA正在寻找Alfa-Bank证券证券的经理</text:span>
</text:h>
      <text:p text:style-name="P4">
作者: Ukrinform (Person)</text:p>
      <text:p text:style-name="P4">
出版商: Укринформ (Organization)</text:p>
      <text:p text:style-name="P4">
出版时间: 2023-06-12T-13:35:40+03:00</text:p>
      <text:p text:style-name="P4">
修改时间: 2023-06-12T17:35:40+03:00</text:p>
      <text:p text:style-name="P4">
描述: 国家资产调查和管理机构（ARMA）正在寻找Alfa-Bank证券的经理，UAH 121.8亿。  - 乌克林。</text:p>
      <text:p text:style-name="P4">
图片: ['<text:a xlink:type="simple" xlink:href="https://static.ukrinform.com/photos/2016_09/thumb_files/630_360_1473358477-3851.jpg" text:style-name="Internet_20_link" text:visited-style-name="Visited_20_Internet_20_Link">
630_360_14733...</text:a>
']</text:p>
      <text:p text:style-name="P4">
标签: ['Альфа-банк', 'АРМА']</text:p>
      <text:p text:style-name="P4">
类型: Article</text:p>
      <!--METADATA-->
      <text:p text:style-name="P4">
<draw:frame draw:style-name="fr1" draw:name="Image48" text:anchor-type="as-char" svg:width="6.9236in" svg:height="3.956343in" draw:z-index="0">
<draw:image xlink:href="../Images/yкринформ/2023-06-12T-13-35-40-03-00/630_360_1473358477-3851.jpg" xlink:type="simple" xlink:show="embed" xlink:actuate="onLoad" draw:mime-type="image/jpeg"/>
</draw:frame>
国家资产调查和管理机构(Arma)寻求Alfa-Bank的证券经理的UAH 121.8亿。</text:p>
      <text:p text:style-name="P4">
根据乌克林福姆的说法，新闻服务[ARMA]报告了(https://arma.gov.ua/news/typical/ogolosheno-vidbir-upraviteliv-dlya-tsinnih-paperiv-alfa-banku-scho-nalejat-abhu)。</text:p>
      <text:p text:style-name="P4">
“ ARMA宣布选择被捕证券的经理“ ABH UKRAINE LIMITED”(塞浦路斯)在使用Alfa -Bank JSC开设的证券帐户中 - 消息读取。</text:p>
      <text:p text:style-name="P4">
值得注意的是，为竞争的潜在参与者提供了JSC“ Alfa-Bank”的简单纪录片的管理，其金额为121797 564 660 PC，3994％。</text:p>
      <text:p text:style-name="P4">
还要求经理使用PJSC“ Alpha Insurance”的简单非文献股票，金额为104 728个PC，名义价值为1 000 UAH/PC。</text:p>
      <text:p text:style-name="P4">
<text:span text:style-name="T4">
另请阅读：</text:span>
 <text:a xlink:type="simple" xlink:href="https://www.ukrinform.ua/rubric-economy/3712664-arma-sukae-upraviteliv-dla-sesti-goteliv-ta-sanatoriiv.html" text:style-name="Internet_20_link" text:visited-style-name="Visited_20_Internet_20_Link">
ARMA正在寻找六家酒店和疗养院的经理</text:a>
公司的文件持续到2023年7月6日的16:00。</text:p>
      <text:p text:style-name="P4">
据报道<text:a xlink:type="simple" xlink:href="https://www.ukrinform.ua/rubric-economy/3688583-nbu-viznav-nebezdogannou-dilovu-reputaciu-akcioneriv-kolisnogo-alfa-banku.html" text:style-name="Internet_20_link" text:visited-style-name="Visited_20_Internet_20_Link">
国家银行已经认识到了不可见到的业务声誉</text:a>
业主很重要(股东)在“ Sens Bank”中(前“阿尔法银行”)-ABH Holdingss.a。 和ABH乌克兰有限公司。 ABH Holdings S.A.  - 是直接相关的所有者(股东)拥有JSC“ Sens Bank”股份的57,6006％。 ABH Holdingss.a。 是ABH乌克兰有限公司的唯一参与者，也是所有者(股东)，拥有该银行股份的42,3994％。</text:p>
      <text:p text:style-name="P4">
News Source: <text:a xlink:type="simple" xlink:href="https://www.ukrinform.ua/rubric-economy/3721896-arma-sukae-upraviteliv-dla-cinnih-paperiv-alfabanku.html" text:style-name="Internet_20_link" text:visited-style-name="Visited_20_Internet_20_Link">
https://www.ukrinform.ua/rubric-economy/3721896-arma-sukae-upraviteliv-dla-cinnih-paperiv-alfabanku.html</text:a>
</text:p>
      <!--NEWS-->
      <text:h text:style-name="P10" text:outline-level="1">
<text:span text:style-name="T4">
在野马上的天空中，俄罗斯航空的活动很高</text:span>
</text:h>
      <text:p text:style-name="P4">
作者: Ukrinform (Person)</text:p>
      <text:p text:style-name="P4">
出版商: Укринформ (Organization)</text:p>
      <text:p text:style-name="P4">
出版时间: 2023-06-12T-1:47:00+03:00</text:p>
      <text:p text:style-name="P4">
修改时间: 2023-06-12T21:47:00+03:00</text:p>
      <text:p text:style-name="P4">
描述: 在Mariupol上方的天空中，观察到螺钉和飞机的活动。  - 乌克林。</text:p>
      <text:p text:style-name="P4">
图片: ['<text:a xlink:type="simple" xlink:href="https://static.ukrinform.com/photos/2022_02/thumb_files/630_360_1645860187-937.jpg" text:style-name="Internet_20_link" text:visited-style-name="Visited_20_Internet_20_Link">
630_360_16458...</text:a>
']</text:p>
      <text:p text:style-name="P4">
标签: ['Маріуполь', 'Російська авіація', 'Війна з Росією']</text:p>
      <text:p text:style-name="P4">
类型: Article</text:p>
      <!--METADATA-->
      <text:p text:style-name="P4">
<draw:frame draw:style-name="fr1" draw:name="Image49" text:anchor-type="as-char" svg:width="6.9236in" svg:height="3.956343in" draw:z-index="0">
<draw:image xlink:href="../Images/yкринформ/2023-06-12T-1-47-00-03-00/630_360_1645860187-937.jpg" xlink:type="simple" xlink:show="embed" xlink:actuate="onLoad" draw:mime-type="image/jpeg"/>
</draw:frame>
在天空中，观察到udmariupol的gdtocarl和飞机的活性。</text:p>
      <text:p text:style-name="P4">
关于<text:a xlink:type="simple" xlink:href="https://t.me/andriyshTime/10711" text:style-name="Internet_20_link" text:visited-style-name="Visited_20_Internet_20_Link">
电报</text:a>
Merimariupol顾问Petro Andryushchenko报道说，乌克林福姆报道。</text:p>
      <text:p text:style-name="P4">
“从19:50开始观察到天空中的优越活动。 Guhrines，<text:a xlink:type="simple" xlink:href="https://www.ukrinform.ua/tag-rosijska-aviacia" text:style-name="Internet_20_link" text:visited-style-name="Visited_20_Internet_20_Link">
飞机</text:a>
，Nadmariupol区向Zaporozhye地区的导弹罢工。 从两个方向出发，优先事项 - 助手，活动较少 - 罗斯托夫斯基，”  -  deenryushchenko说。</text:p>
      <text:p text:style-name="P4">
现在要求人们不要忽略危险。</text:p>
      <text:p text:style-name="P4">
<text:span text:style-name="T4">
另请阅读：</text:span>
 <text:a xlink:type="simple" xlink:href="https://www.ukrinform.ua/rubric-ato/3721782-bez-oboroni-mariupola-ukraina-b-povnistu-vtratila-vihid-do-cornogo-mora-mou.html" text:style-name="Internet_20_link" text:visited-style-name="Visited_20_Internet_20_Link">
没有防御<text:span text:style-name="T4">
 Mariupol </text:span>
乌克兰将完全失去黑海 - 割草</text:a>
众所周知，俄罗斯的侵略造成了玛丽奥波(Mariupol)最大的人道主义 - 富裕哲学之一。 由于敌人的炮击，该市几乎被摧毁了90％，没有正常的电力，水，天然气供应。 此外，入侵者携带损坏的房屋以掩盖其犯罪的痕迹。</text:p>
      <text:p text:style-name="P4">
敌人将Mariupol和周围定居点变成了军事障碍枢纽。</text:p>
      <text:p text:style-name="P4">
News Source: <text:a xlink:type="simple" xlink:href="https://www.ukrinform.ua/rubric-ato/3722006-u-nebi-nad-mariupolem-sposterigaut-visoku-aktivnist-rosijskoi-aviacii.html" text:style-name="Internet_20_link" text:visited-style-name="Visited_20_Internet_20_Link">
https://www.ukrinform.ua/rubric-ato/3722006-u-nebi-nad-mariupolem-sposterigaut-visoku-aktivnist-rosijskoi-aviacii.html</text:a>
</text:p>
      <!--NEWS-->
      <text:h text:style-name="P10" text:outline-level="1">
<text:span text:style-name="T4">
Baiden Administration制定了联合国改革计划 - 华盛顿邮报</text:span>
</text:h>
      <text:p text:style-name="P4">
作者: Ukrinform (Person)</text:p>
      <text:p text:style-name="P4">
出版商: Укринформ (Organization)</text:p>
      <text:p text:style-name="P4">
出版时间: 2023-06-12T-2:38:00+03:00</text:p>
      <text:p text:style-name="P4">
修改时间: 2023-06-12T21:38:00+03:00</text:p>
      <text:p text:style-name="P4">
描述: 总统管理局乔·贝登（Joe Baiden）制定了改革联合国安理会的计划，美国建议将联合国安理会纳入联合国安理会，此外还有六个不会被否决的常任成员。  - 乌克林。</text:p>
      <text:p text:style-name="P4">
图片: ['<text:a xlink:type="simple" xlink:href="https://static.ukrinform.com/photos/2022_01/thumb_files/630_360_1643665289-546.jpeg" text:style-name="Internet_20_link" text:visited-style-name="Visited_20_Internet_20_Link">
630_360_16436...</text:a>
']</text:p>
      <text:p text:style-name="P4">
标签: ['Байден', 'ООН', 'Реформа', 'США', 'Білий дім', 'Радбез ООН']</text:p>
      <text:p text:style-name="P4">
类型: Article</text:p>
      <!--METADATA-->
      <text:p text:style-name="P4">
<draw:frame draw:style-name="fr1" draw:name="Image50" text:anchor-type="as-char" svg:width="6.9236in" svg:height="3.956343in" draw:z-index="0">
<draw:image xlink:href="../Images/yкринформ/2023-06-12T-2-38-00-03-00/630_360_1643665289-546.jpeg" xlink:type="simple" xlink:show="embed" xlink:actuate="onLoad" draw:mime-type="image/jpeg"/>
</draw:frame>
总统政府乔·贝登(Joe Baiden)制定了改革联合国雷达的计划，美国建议在联合国安理会中包括六个不会被否决的常任成员。</text:p>
      <text:p text:style-name="P4">
根据乌克林福姆的报道，它报告了<text:a xlink:type="simple" xlink:href="https://www.washingtonpost.com/national-security/2023/06/12/biden-un-security-council-reform/" text:style-name="Internet_20_link" text:visited-style-name="Visited_20_Internet_20_Link">
华盛顿邮报</text:a>
。</text:p>
      <text:p text:style-name="P4">
预计美国的提议将设想在理事会中增加六个稳定的成员，而无需赋予这些国家的否决权，这反映了Baiden总统认识到发展中国家日益增长的影响和消除当前不可或缺的失望的愿望成员，由于无法阻止全球冲突。</text:p>
      <text:p text:style-name="P4">
如前所述，美国的永久代表(https://www.ukrinform.ua/tag-oon)琳达·托马斯·格林菲尔德(Linda Thomas Grinfield)已经在咨询所有联合国成员国的外交官。</text:p>
      <text:p text:style-name="P4">
<text:span text:style-name="T4">
另请阅读：</text:span>
 <text:a xlink:type="simple" xlink:href="https://www.ukrinform.ua/rubric-polytics/3719271-tragedia-na-kahovskij-ges-e-se-odnim-prikladom-zahlivoi-cini-vijni-dla-ludej-guterres.html" text:style-name="Internet_20_link" text:visited-style-name="Visited_20_Internet_20_Link">
卡科夫斯卡亚水电站的悲剧是对人的可怕战争的另一个例子 - 古特雷斯</text:a>
根据联合国国际危机集团戈文负责人的说法，联合国安全理事会没有证明可信赖的授权是合理的。</text:p>
      <text:p text:style-name="P4">
<text:span text:style-name="T5">
-</text:span>
 _-_说：“联合国当局跌倒越低，越零散，世界就会变得更具区域性和竞争力。”</text:p>
      <text:p text:style-name="P4">
联合国安理会的新任常设成员正在讨论什么，仍然尚不清楚。 但是在美国早些时候，有人暗示，永久加入德国，日本和印度并不反对组织。 除这三个国家外，法国和英国还支持巴西的会员资格和至少一个非洲国家。</text:p>
      <text:p text:style-name="P4">
<text:span text:style-name="T4">
另请阅读：</text:span>
 <text:a xlink:type="simple" xlink:href="https://www.ukrinform.ua/rubric-society/3720824-v-oon-rozpovili-pro-trietapnij-plan-reaguvanna-na-katastrofu-na-pivdni-ukraini.html" text:style-name="Internet_20_link" text:visited-style-name="Visited_20_Internet_20_Link">
在<text:span text:style-name="T4">
 un </text:span>
关于乌克兰南部纳卡塔斯特氏菌反应的traphapa地方的不知情</text:a>
如[Ukrinform]报道(https://www.ukrinform.ua/rubric-world/3719244-genasamblea-oon-obrala-novih-nepostijnih-cleniv-radbezu.html)，联合国大会于6月6日星期二举行了2024  -  2025年期间新非永久安全委员会的选举。此前，乌克兰乌克兰总统办公室负责人Podolyak的顾问how叫，恢复联合国首先是不可否认的俄罗斯排除在安全委员会之外。</text:p>
      <text:p text:style-name="P4">
News Source: <text:a xlink:type="simple" xlink:href="https://www.ukrinform.ua/rubric-world/3722005-administracia-bajdena-rozroblae-plani-sodo-reformi-oon-the-washington-post.html" text:style-name="Internet_20_link" text:visited-style-name="Visited_20_Internet_20_Link">
https://www.ukrinform.ua/rubric-world/3722005-administracia-bajdena-rozroblae-plani-sodo-reformi-oon-the-washington-post.html</text:a>
</text:p>
      <!--NEWS-->
      <text:h text:style-name="P10" text:outline-level="1">
<text:span text:style-name="T4">
明天在乌克兰将主要下雨，下午为+26°</text:span>
</text:h>
      <text:p text:style-name="P4">
作者: Ukrinform (Person)</text:p>
      <text:p text:style-name="P4">
出版商: Укринформ (Organization)</text:p>
      <text:p text:style-name="P4">
出版时间: 2023-06-12T-3:25:00+03:00</text:p>
      <text:p text:style-name="P4">
修改时间: 2023-06-12T21:25:00+03:00</text:p>
      <text:p text:style-name="P4">
描述: 6月13日星期二，乌克兰大部分地区预计将降雨和雷暴。  - 乌克林。</text:p>
      <text:p text:style-name="P4">
图片: ['<text:a xlink:type="simple" xlink:href="https://static.ukrinform.com/photos/2019_05/thumb_files/630_360_1558511876-237.jpg" text:style-name="Internet_20_link" text:visited-style-name="Visited_20_Internet_20_Link">
630_360_15585...</text:a>
']</text:p>
      <text:p text:style-name="P4">
标签: ['Дощ', 'Гроза', 'Погода', 'Негода', 'Прогноз', 'Літо']</text:p>
      <text:p text:style-name="P4">
类型: Article</text:p>
      <!--METADATA-->
      <text:p text:style-name="P4">
<draw:frame draw:style-name="fr1" draw:name="Image51" text:anchor-type="as-char" svg:width="6.9236in" svg:height="3.956343in" draw:z-index="0">
<draw:image xlink:href="../Images/yкринформ/2023-06-12T-3-25-00-03-00/630_360_1558511876-237.jpg" xlink:type="simple" xlink:show="embed" xlink:actuate="onLoad" draw:mime-type="image/jpeg"/>
</draw:frame>
入侵者，6月13日，乌克兰的大部分地区预计降雨和雷暴。</text:p>
      <text:p text:style-name="P4">
乌克兰形式在乌克兰水文气象学中心报道。</text:p>
      <text:p text:style-name="P4">
“除了东北地区和东北地区，在6月13日，当地人是短期降雨，雷暴，恐怖分子和喀尔巴阡山脉，白天和充满活力的地区。 消息是东北，东北，5-10 m/s»，是在消息中。</text:p>
      <text:p text:style-name="P4">
夜晚的温度为9-14°，在该国南部，最高为17°； 在白天，在北部北部地区15-20°，其余地区21-26°。</text:p>
      <text:p text:style-name="P4">
<text:span text:style-name="T4">
另请阅读：</text:span>
 [在<text:span text:style-name="T4">
 kyiv </text:span>
 <text:span text:style-name="T4">
可能</text:span>
 <text:span text:style-name="T4">
 </text:span>
 **(https://www.ukrinform.ua/rubric-kyiv/3717054-u-kievi-traven-viavivsa-najsuhisim-za-ves-cas-sposterezen.html)6月13日，在基辅，它的乌云密布，没有降水。 同时，该地区将发生一个小的短期降雨。 夜晚11-13°，下午18-20°的温度。 在晚上9-14°的晚上，下午15-20°。</text:p>
      <text:p text:style-name="P4">
在接下来的两天里，乌克兰的天气晴朗，乌克兰的天气晴朗，地区仍在下雨。 特别是，在6月14日，在西部，东部，国家地点和南部地区，短期降雨，<text:a xlink:type="simple" xlink:href="https://www.ukrinform.ua/tag-groza" text:style-name="Internet_20_link" text:visited-style-name="Visited_20_Internet_20_Link">
雷暴</text:a>
; 在其余地区没有降水的情况下。晚上11-16°的温度在南部至19°； 6月15日，6月14日，6月15日，除了西部和东部地区，23-28°。</text:p>
      <text:p text:style-name="P4">
6月14日至15日在首都地区没有降水。 东北风，5-10m/s。 夜晚13-15°的基辅温度； 1525  -  27年6月14日下午22-24°。 在晚上11-16°的区域； 6月14日，6月15日，6月15日，23-28°。</text:p>
      <text:p text:style-name="P4">
<text:span text:style-name="T4">
另请阅读：</text:span>
 <text:a xlink:type="simple" xlink:href="https://www.ukrinform.ua/rubric-world/3710494-u-pivdennij-evropi-ocikuetsa-najspekotnise-lito-cerez-zminu-klimatu.html" text:style-name="Internet_20_link" text:visited-style-name="Visited_20_Internet_20_Link">
在<text:span text:style-name="T4">
南方</text:span>
 <text:span text:style-name="T4">
欧洲</text:span>
 <text:span text:style-name="T4">
 </text:span>
 <text:span text:style-name="T4">
预期</text:span>
<text:span text:style-name="T4">
最热</text:span>
 <text:span text:style-name="T4">
夏天</text:span>
 <text:span text:style-name="T4">
 </text:span>
 <text:span text:style-name="T4">
通过</text:span>
 <text:span text:style-name="T4">
更改</text:span>
 <text:span text:style-name="T4">
 </text:span>
 <text:span text:style-name="T4">
 * </text:span>
 气候 **</text:a>
在6月16日至17日，在乌克兰，主要没有降水，仅在西方降水中，储存的Zhytomyr，Vinnytsia和Odessa地区短期下雨，雷暴。</text:p>
      <text:p text:style-name="P4">
晚上11-17°的温度，该国南部的温度最高20°； 在24-30°的一天中，在西部孔中20-26°。</text:p>
      <text:p text:style-name="P4">
6月16日至17日在基辅和该地区，没有降水。 在夜晚14-16°，下午26-28°的首都温度； 在晚上11-16°的晚上，下午24-29°。</text:p>
      <text:p text:style-name="P4">
News Source: <text:a xlink:type="simple" xlink:href="https://www.ukrinform.ua/rubric-regions/3721773-v-ukraini-zavtra-perevazno-dositime-vden-do-26.html" text:style-name="Internet_20_link" text:visited-style-name="Visited_20_Internet_20_Link">
https://www.ukrinform.ua/rubric-regions/3721773-v-ukraini-zavtra-perevazno-dositime-vden-do-26.html</text:a>
</text:p>
      <!--NEWS-->
      <text:h text:style-name="P10" text:outline-level="1">
<text:span text:style-name="T4">
美国收集有关逮捕美国人的数据</text:span>
</text:h>
      <text:p text:style-name="P4">
作者: Ukrinform (Person)</text:p>
      <text:p text:style-name="P4">
出版商: Укринформ (Organization)</text:p>
      <text:p text:style-name="P4">
出版时间: 2023-06-12T-4:22:00+03:00</text:p>
      <text:p text:style-name="P4">
修改时间: 2023-06-12T21:22:00+03:00</text:p>
      <text:p text:style-name="P4">
描述: 美国国务卿安东尼·布林肯（Anthony Blinken）说，目前有关于拘留另一个美国人迈克尔·特拉维斯·利克（Michael Travis Lika）在俄罗斯的所有细节，外交官正在努力为他提供领事。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Арешт', 'США', 'Росія', 'Блінкен']</text:p>
      <text:p text:style-name="P4">
类型: Article</text:p>
      <!--METADATA-->
      <text:p text:style-name="P4">
<draw:frame draw:style-name="fr1" draw:name="Image52" text:anchor-type="as-char" svg:width="6.9236in" svg:height="3.956343in" draw:z-index="0">
<draw:image xlink:href="../Images/yкринформ/2023-06-12T-4-22-00-03-00/630_360_1674007118-313.jpg" xlink:type="simple" xlink:show="embed" xlink:actuate="onLoad" draw:mime-type="image/jpeg"/>
</draw:frame>
美国国务卿安东尼·眨眼(Anthony Blinken)表示，目前，俄罗斯的所有拘留细节都有另一位美国人迈克尔·特拉瓦利克(Michael Travalik)，外交官正在努力为Doni提供领事。</text:p>
      <text:p text:style-name="P4">
据乌克林福音通讯员报道，他在周一在华盛顿举行的新闻发布会上说。</text:p>
      <text:p text:style-name="P4">
“我们试图了解有关明显拘留的更多信息(迈克尔 - 埃德。)Travis Lika，我们不仅要与它保持联系，还可以保持领事访问(支持的。)国务院负责人说。</text:p>
      <text:p text:style-name="P4">
他强调，他在工作中考虑了“第一要务”，以确保美国国外的美国公民的安全。</text:p>
      <text:p text:style-name="P4">
“这种情况也不例外。 这就是为什么我们正在努力收集信息以了解发生的事情，当然，我们将仔细关注这一点。”美国外交负责人说。</text:p>
      <text:p text:style-name="P4">
<text:a xlink:type="simple" xlink:href="https://www.ukrinform.ua/tag-blinken" text:style-name="Internet_20_link" text:visited-style-name="Visited_20_Internet_20_Link">
眨眼</text:a>
他还强调，预防与政府的谈判延迟了美国公民，美国还对从事任意逮捕的政权施加了制裁和其他惩罚。</text:p>
      <text:p text:style-name="P4">
<text:span text:style-name="T4">
另请阅读：</text:span>
 <text:a xlink:type="simple" xlink:href="https://www.ukrinform.ua/rubric-world/3721820-kitaj-vidkidae-zvinuvacenna-u-vikoristanni-spigunskoi-bazi-na-kubi-proti-ssa.html" text:style-name="Internet_20_link" text:visited-style-name="Visited_20_Internet_20_Link">
中国拒绝使用古巴对美国使用间谍软件的指控</text:a>
正如乌克林福姆报道的那样，美国政府<text:a xlink:type="simple" xlink:href="https://www.ukrinform.ua/rubric-world/3721540-derzdep-pidtverdiv-arest-u-rosii-amerikanca-akij-kolis-buv-desantnikom.html" text:style-name="Internet_20_link" text:visited-style-name="Visited_20_Internet_20_Link">
确认在俄罗斯被捕</text:a>
美国公民，前军事伞兵，音乐家特拉维斯·利卡(Travis Lika)。 他成为第三名是在俄罗斯监狱中的美国人。 联合统计数据是为了释放两名美国人 - 前Mirpikhapol Wilan以及WSJ记者Evan Gershkovich。</text:p>
      <text:p text:style-name="P4">
News Source: <text:a xlink:type="simple" xlink:href="https://www.ukrinform.ua/rubric-world/3722001-ssa-zbiraut-dani-pro-arest-amerikanca-v-rosii.html" text:style-name="Internet_20_link" text:visited-style-name="Visited_20_Internet_20_Link">
https://www.ukrinform.ua/rubric-world/3722001-ssa-zbiraut-dani-pro-arest-amerikanca-v-rosii.html</text:a>
</text:p>
      <!--NEWS-->
      <text:h text:style-name="P10" text:outline-level="1">
<text:span text:style-name="T4">
在卢汉斯克地区，入侵者损害了199个教育机构</text:span>
</text:h>
      <text:p text:style-name="P4">
作者: Ukrinform (Person)</text:p>
      <text:p text:style-name="P4">
出版商: Укринформ (Organization)</text:p>
      <text:p text:style-name="P4">
出版时间: 2023-06-12T-5:20:08+03:00</text:p>
      <text:p text:style-name="P4">
修改时间: 2023-06-12T21:20:08+03:00</text:p>
      <text:p text:style-name="P4">
描述: 在卢汉斯克地区，俄罗斯入侵者损害或摧毁了199个教育机构。  - 乌克林。</text:p>
      <text:p text:style-name="P4">
图片: ['<text:a xlink:type="simple" xlink:href="https://static.ukrinform.com/photos/2023_04/thumb_files/630_360_1680769468-146.jpg" text:style-name="Internet_20_link" text:visited-style-name="Visited_20_Internet_20_Link">
630_360_16807...</text:a>
']</text:p>
      <text:p text:style-name="P4">
标签: ['Луганщина', 'Школа', 'Війна з Росією']</text:p>
      <text:p text:style-name="P4">
类型: Article</text:p>
      <!--METADATA-->
      <text:p text:style-name="P4">
<draw:frame draw:style-name="fr1" draw:name="Image53" text:anchor-type="as-char" svg:width="6.9236in" svg:height="3.956343in" draw:z-index="0">
<draw:image xlink:href="../Images/yкринформ/2023-06-12T-5-20-08-03-00/630_360_1680769468-146.jpg" xlink:type="simple" xlink:show="embed" xlink:actuate="onLoad" draw:mime-type="image/jpeg"/>
</draw:frame>
俄罗斯入侵者损害或摧毁了199个教育机构。</text:p>
      <text:p text:style-name="P4">
关于<text:a xlink:type="simple" xlink:href="https://t.me/luhanskaVTSA/11298" text:style-name="Internet_20_link" text:visited-style-name="Visited_20_Internet_20_Link">
电报</text:a>
乌克林福姆报道，阿尔特姆·利索戈尔(Artem Lisogor)告知首席卢汉斯克·奥瓦(Luhansk Ova)。</text:p>
      <text:p text:style-name="P4">
利索戈尔说：“卢汉斯克地区的199个教育机构遭到占领者的破坏或摧毁。”</text:p>
      <text:p text:style-name="P4">
<text:span text:style-name="T4">
另请阅读：</text:span>
 <text:a xlink:type="simple" xlink:href="https://www.ukrinform.ua/rubric-ato/3721904-armia-droniv-zalisila-rosian-bez-zvazku-na-svativskokupanskomu-napramku.html" text:style-name="Internet_20_link" text:visited-style-name="Visited_20_Internet_20_Link">
无人机军队离开俄罗斯人，没有沿瓦蒂库普扬的方向连接</text:a>
据他说，俄罗斯人几乎从学校中删除了所有财产。 目前，在乌克兰政府的控制下，有83家普通中等教育机构在乌克兰领土上以偏远模式建立了一个教育过程。</text:p>
      <text:p text:style-name="P4">
根据Lisogor的说法，自3月以来，教师从临时占领的领土上流离失所，并在线提供了学习过程。</text:p>
      <text:p text:style-name="P4">
“现在有8,000名儿童和学生在被占领地区学习了我们的学校。 我们提供了这一问题的11年级文凭和邮政培训的孩子，或者当他们去我们的领土时，还将获得护照，IDYPS。” Lisogor说。</text:p>
      <text:p text:style-name="P4">
<text:span text:style-name="T4">
另请阅读：</text:span>
 <text:a xlink:type="simple" xlink:href="https://www.ukrinform.ua/rubric-regions/3720228-lisogor-iz-pocatku-vtorgnenna-50-uciteliv-lugansini-abo-za-kordonom-abo-v-okupacii.html" text:style-name="Internet_20_link" text:visited-style-name="Visited_20_Internet_20_Link">
Lisogor：从入侵50％的教师开始<text:span text:style-name="T4">
 luhansk地区</text:span>
和 - 在国外或职业中</text:a>
同样，利索戈尔(Lisogor)指出，在卢汉斯(Luhansk)地区暂时占领的领土上，几乎所有建筑物都被摧毁，但大学继续工作，搬到后部地区。</text:p>
      <text:p text:style-name="P4">
值得注意的是，在卢汉斯地区工作了570多个教育机构。</text:p>
      <text:p text:style-name="P4">
照片说明性</text:p>
      <text:p text:style-name="P4">
News Source: <text:a xlink:type="simple" xlink:href="https://www.ukrinform.ua/rubric-regions/3721999-na-lugansini-zagarbniki-poskodili-199-zakladiv-osviti.html" text:style-name="Internet_20_link" text:visited-style-name="Visited_20_Internet_20_Link">
https://www.ukrinform.ua/rubric-regions/3721999-na-lugansini-zagarbniki-poskodili-199-zakladiv-osviti.html</text:a>
</text:p>
      <!--NEWS-->
      <text:h text:style-name="P10" text:outline-level="1">
<text:span text:style-name="T4">
联合国国际法院的乌克兰：所有事实都可以使俄罗斯司法公正</text:span>
</text:h>
      <text:p text:style-name="P4">
作者: Ukrinform (Person)</text:p>
      <text:p text:style-name="P4">
出版商: Укринформ (Organization)</text:p>
      <text:p text:style-name="P4">
出版时间: 2023-06-12T-6:10:50+03:00</text:p>
      <text:p text:style-name="P4">
修改时间: 2023-06-12T21:10:50+03:00</text:p>
      <text:p text:style-name="P4">
描述: 联合国国际法院有所有必要的事实，要求俄罗斯责任违反两项公约 - 打击恐怖主义融资并禁止各种形式的种族歧视。  - 乌克林。</text:p>
      <text:p text:style-name="P4">
图片: ['<text:a xlink:type="simple" xlink:href="https://static.ukrinform.com/photos/2022_03/thumb_files/630_360_1647591093-332.jpg" text:style-name="Internet_20_link" text:visited-style-name="Visited_20_Internet_20_Link">
630_360_16475...</text:a>
']</text:p>
      <text:p text:style-name="P4">
标签: ['Тероризм', 'Міжнародний суд ООН', 'Воєнні злочини', 'Війна з Росією']</text:p>
      <text:p text:style-name="P4">
类型: Article</text:p>
      <!--METADATA-->
      <text:p text:style-name="P4">
<draw:frame draw:style-name="fr1" draw:name="Image54" text:anchor-type="as-char" svg:width="6.9236in" svg:height="3.956343in" draw:z-index="0">
<draw:image xlink:href="../Images/yкринформ/2023-06-12T-6-10-50-03-00/630_360_1647591093-332.jpg" xlink:type="simple" xlink:show="embed" xlink:actuate="onLoad" draw:mime-type="image/jpeg"/>
</draw:frame>
联合国国际法院有所有必要的事实，以起诉违反两项公约的参考 - 打击恐怖主义并禁止各种形式的种族歧视。</text:p>
      <text:p text:style-name="P4">
乌克兰乌克兰(Oksana Zolottariv)乌克萨纳·佐洛塔里夫(Oksana Zolottariv)表示，乌克兰 - 乌克兰事务部主管Oksana Zolottariv表示，她在联合国国际法院举行的听证会上说。</text:p>
      <text:p text:style-name="P4">
“乌克兰在其书面和口头要求中证明了俄罗斯的现实是摧毁(ICSFT)国际消除各种形式的种族歧视公约(咖啡). <text:a xlink:type="simple" xlink:href="https://www.ukrinform.ua/tag-miznarodnij-sud-oon" text:style-name="Internet_20_link" text:visited-style-name="Visited_20_Internet_20_Link">
Суд </text:a>
佐拉塔里亚娃(Zolotaryova)强调，他有所有必要的信息，以熟悉俄罗斯建立的“波姆金村”，以使俄罗斯因严重违反这些公约而绳之以法。”</text:p>
      <text:p text:style-name="P4">
据她说，法院必须立即采取行动，以确保Minula的责任并保护未来。</text:p>
      <text:p text:style-name="P4">
<text:span text:style-name="T4">
另请阅读：</text:span>
 <text:a xlink:type="simple" xlink:href="https://www.ukrinform.ua/rubric-crimea/3721983-ukraina-u-miznarodnomu-sudi-oon-rosia-zaprovadila-rezim-rasovoi-diskriminacii-v-krimu.html" text:style-name="Internet_20_link" text:visited-style-name="Visited_20_Internet_20_Link">
乌克兰国际法院<text:span text:style-name="T4">
 un </text:span>
：俄罗斯在克里米亚引入种族歧视</text:a>
“尽管我们国家的一部分处于俄罗斯的占领之下，但我们的人民每天都在歧视。 并且，一旦我们的领土完整性恢复，任何未来的关系都应基于俄罗斯尊重国际法的事实，它不允许促进在乌克兰为恐怖主义提供资金的促进。 总统，法院成员，我在世界法院站立，要求保护乌克兰人民的基本人权。 我们正在努力根据国际法寻求忠诚和责任。”  - 说。</text:p>
      <text:p text:style-name="P4">
正如乌克林福姆(Ukrinform)报道的那样，在6月，联合国国际法院在俄罗斯违反了对恐怖主义打击恐怖主义和禁止各种形式的种族歧视的公约的情况下进行宣传。</text:p>
      <text:p text:style-name="P4">
各方将有两轮演讲：6月6日至12日是乌克兰的法律，6月8日至14日 - 俄罗斯。</text:p>
      <text:p text:style-name="P4">
2019年11月8日，联合国国际法院在俄罗斯部署两次公约的情况下承认其管辖权。2017年1月16日，乌克兰针对国际法院提起诉讼，反对俄罗斯违反《禁止筹款恐怖主义和种族歧视公约》的公约。 俄罗斯的指控包括：通过非法武装部队提供武器和其他援助； MH-17航班的马里兹航空公司； 解雇住宅区Markiupol和Kramatorsk； 销毁平民客车和沃诺瓦卡； 在哈尔基夫举行的和平会议上爆炸； 歧视乌克兰和克里米亚塔塔尔社区； 禁止Majlisukhrim Tatar人民的活动； 失踪，谋杀，未经授权的搜查，拘留的浪潮； 教学乌克兰和克里米亚塔塔尔语言的限制。</text:p>
      <text:p text:style-name="P4">
News Source: <text:a xlink:type="simple" xlink:href="https://www.ukrinform.ua/rubric-polytics/3721996-ukraina-u-miznarodnomu-sudi-oon-e-vsi-fakti-abi-pritagnuti-rosiu-do-vidpovidalnosti.html" text:style-name="Internet_20_link" text:visited-style-name="Visited_20_Internet_20_Link">
https://www.ukrinform.ua/rubric-polytics/3721996-ukraina-u-miznarodnomu-sudi-oon-e-vsi-fakti-abi-pritagnuti-rosiu-do-vidpovidalnosti.html</text:a>
</text:p>
      <!--NEWS-->
      <text:h text:style-name="P10" text:outline-level="1">
<text:span text:style-name="T4">
DUDA：北约峰会应为乌克兰在联盟中的会员资格带来明确的决定</text:span>
</text:h>
      <text:p text:style-name="P4">
作者: Ukrinform (Person)</text:p>
      <text:p text:style-name="P4">
出版商: Укринформ (Organization)</text:p>
      <text:p text:style-name="P4">
出版时间: 2023-06-12T0:53:00+03:00</text:p>
      <text:p text:style-name="P4">
修改时间: 2023-06-12T21:53:00+03:00</text:p>
      <text:p text:style-name="P4">
描述: 维尔纽斯举行的北约峰会应该明确决定乌克兰在联盟中的会员资格。  - 乌克林。</text:p>
      <text:p text:style-name="P4">
图片: ['<text:a xlink:type="simple" xlink:href="https://static.ukrinform.com/photos/2023_04/thumb_files/630_360_1680700410-694.jpg" text:style-name="Internet_20_link" text:visited-style-name="Visited_20_Internet_20_Link">
630_360_16807...</text:a>
']</text:p>
      <text:p text:style-name="P4">
标签: ['Дуда', 'НАТО', 'Париж']</text:p>
      <text:p text:style-name="P4">
类型: Article</text:p>
      <!--METADATA-->
      <text:p text:style-name="P4">
<draw:frame draw:style-name="fr1" draw:name="Image55" text:anchor-type="as-char" svg:width="6.9236in" svg:height="3.956343in" draw:z-index="0">
<draw:image xlink:href="../Images/yкринформ/2023-06-12T0-53-00-03-00/630_360_1680700410-694.jpg" xlink:type="simple" xlink:show="embed" xlink:actuate="onLoad" draw:mime-type="image/jpeg"/>
</draw:frame>
维尔纽斯的Samitinato应该明确决定乌克兰的乌克兰成员。</text:p>
      <text:p text:style-name="P4">
这是在周一在巴黎举行的新闻发布会上说的，作为领导人三角的会议，波兰总裁安德烈·杜达(Andrzej Duda)是乌克林福姆自己的记者报告。</text:p>
      <text:p text:style-name="P4">
“乌克兰的安全保证问题现在正在讨论最高水平。 我希望北约在维尔纽斯的最亲密的峰会能给基辅带来一个善良，乌克兰在北约的会员资格即将到来。 埃卡特尔(Ekatel)在乌克兰在北约成员身份以及乌克兰人想要看到的光线中经常说的那样，这将是由于我们的决定而出现的，这将由我们的决定做出。”</text:p>
      <text:p text:style-name="P4">
<text:span text:style-name="T4">
另请阅读：</text:span>
 <text:a xlink:type="simple" xlink:href="https://www.ukrinform.ua/rubric-polytics/3720844-ukraina-na-samiti-u-vilnusi-otrimae-algoritm-vstupu-do-nato-zastupnik-ministra-oboroni.html" text:style-name="Internet_20_link" text:visited-style-name="Visited_20_Internet_20_Link">
维尔纽斯峰会上的乌克兰将接待多纳托 - 国防部副部长</text:a>
他强调，当今乌克兰当局，乌克兰军事和乌克兰社会的最大期望总体上是明显的信号，表明北约会员的观点是可以理解的。 他称其为联盟峰会的主要任务之一。</text:p>
      <text:p text:style-name="P4">
RP的总统强调，俄罗斯无法赢得这场战争。 因此，该活动应尽一切可能帮助基辅为乌克兰取代敌对的俄罗斯军队，这对欧洲的未来也很重要。</text:p>
      <text:p text:style-name="P4">
据他说，乌克兰俄罗斯的失败将保证克里姆林宫不敢攻击另一个国家。 他指出，现在乌克兰军队正在进行反攻。</text:p>
      <text:p text:style-name="P4">
<text:span text:style-name="T4">
另请阅读：</text:span>
 <text:a xlink:type="simple" xlink:href="https://www.ukrinform.ua/rubric-polytics/3721526-zelenskij-pogovoriv-z-dudou-pro-ocikuvanna-vid-samitu-nato-u-vilnusi.html" text:style-name="Internet_20_link" text:visited-style-name="Visited_20_Internet_20_Link">
Zelensky与<text:span text:style-name="T4">
 Duda </text:span>
谈论Vilnius中的北约Dyamite期望</text:a>
杜达强调：“我希望并相信，由于我们的支持，这种反攻击是一种皮层……我们希望乌克兰能赢得胜利，这一胜利将是来自所有被占领领土的俄罗斯军队的胜利。”</text:p>
      <text:p text:style-name="P4">
他补充说，这就是战争应该结束的方式，活动的所有国家都必须帮助乌克兰实现这一目的。</text:p>
      <text:p text:style-name="P4">
杜达指出，在巴黎魏玛三角的会议上，特别是建立飞行联盟的问题 - 当乌克兰可以拿到飞机时，飞行员的训练将是什么样的，什么帮助达利特雷布提供了基辅。乌克兰在提供联盟正式成员的行动的提供安全保证的问题上提出了北约盟友。</text:p>
      <text:p text:style-name="P4">
照片：作品</text:p>
      <text:p text:style-name="P4">
News Source: <text:a xlink:type="simple" xlink:href="https://www.ukrinform.ua/rubric-polytics/3722007-duda-samit-nato-mae-prinesti-citki-risenna-pro-clenstvo-ukraini-v-alansi.html" text:style-name="Internet_20_link" text:visited-style-name="Visited_20_Internet_20_Link">
https://www.ukrinform.ua/rubric-polytics/3722007-duda-samit-nato-mae-prinesti-citki-risenna-pro-clenstvo-ukraini-v-alansi.html</text:a>
</text:p>
      <!--NEWS-->
      <text:h text:style-name="P10" text:outline-level="1">
<text:span text:style-name="T4">
阿塞拜疆为库尔森地区的救援人员的需求转移了20,000升燃料</text:span>
</text:h>
      <text:p text:style-name="P4">
作者: ['АРМІЯINFORM']</text:p>
      <text:p text:style-name="P4">
时间: 2023-06-12T10:00:00-04:00</text:p>
      <text:p text:style-name="P4">
描述: 关于乌克兰DSNS的谷物：“对于阿塞拜疆总统的罗萨尔人……与乌克兰2022年的战争，与乌克兰的最新新闻，今天与乌克兰2022年的新闻战争，乌克兰和乌克兰之间的战争将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352769749_653820993452460_5057542519124949253_n.jpg" text:style-name="Internet_20_link" text:visited-style-name="Visited_20_Internet_20_Link">
352769749_653820993452460_5057542519124949253_n.jpg</text:a>
']</text:p>
      <text:p text:style-name="P4">
标签: ['STOPRUSSIA', 'АГРЕСІЯ РФ', 'АЗЕРБАЙДЖАН']</text:p>
      <text:p text:style-name="P4">
类别: News</text:p>
      <!--METADATA-->
      <text:p text:style-name="P4">
<draw:frame draw:style-name="fr1" draw:name="Image56" text:anchor-type="as-char" svg:width="6.9236in" svg:height="5.198109in" draw:z-index="0">
<draw:image xlink:href="../Images/AРМІЯINFORM/2023-06-12T10-00-00-04-00/352769749_653820993452460_5057542519124949253_n.jpg" xlink:type="simple" xlink:show="embed" xlink:actuate="onLoad" draw:mime-type="image/jpeg"/>
</draw:frame>
关于它<text:a xlink:type="simple" xlink:href="https://www.facebook.com/MNS.GOV.UA/posts/pfbid022XBvt87rdiSVKkkxhzGoSojZAoUMmWzPVjNgUPAuvGACCFoLcAgkpkn7rJoCpHQZl" text:style-name="Internet_20_link" text:visited-style-name="Visited_20_Internet_20_Link">
报告</text:a>
乌克兰的SES：</text:p>
      <text:p text:style-name="P4">
“按照人道主义援助的阿塞拜疆共和国总统的命令，Socar提供了20吨SESU的燃料，以消除由Kakhovka水力发电和撤离Kakhovka Hydroelectric造成的人类制造灾难的后果领土。</text:p>
      <text:p text:style-name="P4">
News Source: <text:a xlink:type="simple" xlink:href="https://armyinform.com.ua/2023/06/12/azerbajdzhan-peredav-20-tysyach-litriv-palnogo-dlya-potreb-ryatuvalnykiv-na-hersonshhyni/" text:style-name="Internet_20_link" text:visited-style-name="Visited_20_Internet_20_Link">
https://armyinform.com.ua/2023/06/12/azerbajdzhan-peredav-20-tysyach-litriv-palnogo-dlya-potreb-ryatuvalnykiv-na-hersonshhyni/</text:a>
</text:p>
      <!--NEWS-->
      <text:h text:style-name="P10" text:outline-level="1">
<text:span text:style-name="T4">
乌克兰预计，联合国国际法院的决定将发现违反俄罗斯联合会两公约</text:span>
</text:h>
      <text:p text:style-name="P4">
作者: Ukrinform (Person)</text:p>
      <text:p text:style-name="P4">
出版商: Укринформ (Organization)</text:p>
      <text:p text:style-name="P4">
出版时间: 2023-06-12T10:41:00+03:00</text:p>
      <text:p text:style-name="P4">
修改时间: 2023-06-12T22:41:00+03:00</text:p>
      <text:p text:style-name="P4">
描述: 乌克兰希望国际法院的裁决将违反俄罗斯联合会两次公约。  - 乌克林。</text:p>
      <text:p text:style-name="P4">
图片: ['<text:a xlink:type="simple" xlink:href="https://static.ukrinform.com/photos/2022_11/thumb_files/630_360_1669104063-526.jpg" text:style-name="Internet_20_link" text:visited-style-name="Visited_20_Internet_20_Link">
630_360_16691...</text:a>
']</text:p>
      <text:p text:style-name="P4">
标签: ['ООН', 'Міжнародний суд ООН', 'Кориневич']</text:p>
      <text:p text:style-name="P4">
类型: Article</text:p>
      <!--METADATA-->
      <text:p text:style-name="P4">
<draw:frame draw:style-name="fr1" draw:name="Image57" text:anchor-type="as-char" svg:width="6.9236in" svg:height="3.956343in" draw:z-index="0">
<draw:image xlink:href="../Images/yкринформ/2023-06-12T10-41-00-03-00/630_360_1669104063-526.jpg" xlink:type="simple" xlink:show="embed" xlink:actuate="onLoad" draw:mime-type="image/jpeg"/>
</draw:frame>
乌克兰法院的裁决将建立违反俄罗斯联合会两次公约的裁决。</text:p>
      <text:p text:style-name="P4">
安东科尼维奇(Antoncorynevich)说，这位来自乌克兰外交部特别指示的大使在Hague的乌克林福音通讯员的独家评论中。</text:p>
      <text:p text:style-name="P4">
“今天本质上是高潮。 这是口头听证会的最后一天，乌克兰提出了其立场。 我想说的是，乌克兰代表团，乌克兰团队，一支律师团队，尽一切可能以某种方式来考虑所有细节，每种情况，每种法律方式，在所有其他情况下我们都会这样做。 我认为，包括遵循此案的公民在内，可以看到各方如何建设，我们希望，俄罗斯联合会这两个公约将违反国际判决的决定。</text:p>
      <text:p text:style-name="P4">
<text:span text:style-name="T4">
另请阅读：</text:span>
 <text:a xlink:type="simple" xlink:href="https://www.ukrinform.ua/rubric-polytics/3722013-zolotarova-u-miznarodnomu-sudi-oon-pravda-na-nasij-storoni.html" text:style-name="Internet_20_link" text:visited-style-name="Visited_20_Internet_20_Link">
国际法院中的Zolotaryova <text:span text:style-name="T4">
 un </text:span>
：我们栖息地中的真相</text:a>
法院拥有所有适当的信息。 因此，我们希望我们很快就会在海牙宣布该决定。 我们希望会有一个捕捉事实，正确和真理的人。”他说。</text:p>
      <text:p text:style-name="P4">
科林维奇还指出，国际司法机构的决定非常重要，尤其是国际法院，因为他们记录了俄罗斯联邦对国际法的侵犯。</text:p>
      <text:p text:style-name="P4">
“作为乌克兰公民，我们清楚地理解俄罗斯联邦是现代世界上最大的国际法违规者，但是我们需要做出司法决定，因为这是关于国家的义务，赔偿，维修以下义务在我们争取正义和正义的道路上，决定非常重要，因为乌克兰是战场上作为国家的国家，而且在国家司法机构中也与俄罗斯的侵略作斗争。”他说。</text:p>
      <text:p text:style-name="P4">
<text:span text:style-name="T4">
另请阅读：</text:span>
 <text:a xlink:type="simple" xlink:href="https://www.ukrinform.ua/rubric-polytics/3721996-ukraina-u-miznarodnomu-sudi-oon-e-vsi-fakti-abi-pritagnuti-rosiu-do-vidpovidalnosti.html" text:style-name="Internet_20_link" text:visited-style-name="Visited_20_Internet_20_Link">
乌克兰国际法院<text:span text:style-name="T4">
 un </text:span>
：有所有的事实可以放弃俄罗斯司法公正</text:a>
正如乌克林福姆(Ukrinform)报道的那样，在6月，联合国国际法院在俄罗斯违反了对恐怖主义打击恐怖主义和禁止各种形式的种族歧视的公约的情况下进行宣传。2019年11月8日，联合国国际法院在俄罗斯部署两次公约的情况下承认其管辖权。</text:p>
      <text:p text:style-name="P4">
<text:span text:style-name="T4">
另请阅读：</text:span>
 <text:a xlink:type="simple" xlink:href="https://www.ukrinform.ua/rubric-polytics/3721978-ukraina-u-gaazi-rosia-prodovzue-ignoruvati-dva-nakazi-miznarodnogo-sudu-oon.html" text:style-name="Internet_20_link" text:visited-style-name="Visited_20_Internet_20_Link">
海牙乌克兰：俄罗斯继续忽略两个国际法院<text:span text:style-name="T4">
 un </text:span>
</text:a>
2017年1月16日，乌克兰针对国际法院提起诉讼，反对俄罗斯违反《禁止恐怖主义公约和种族歧视公约》。 MH-17航班的马里兹航空公司； 解雇住宅区Markiupol和Kramatorsk； 销毁平民客车和沃诺瓦卡； 在哈尔基夫举行的和平会议上爆炸； 歧视乌克兰和克里米亚塔塔尔社区； 禁止Majlisukhrim Tatar人民的活动； 失踪，谋杀，未经授权的搜查，拘留的浪潮； 教学乌克兰和克里米亚塔塔尔语言的限制。</text:p>
      <text:p text:style-name="P4">
照片：I。Drabok</text:p>
      <text:p text:style-name="P4">
News Source: <text:a xlink:type="simple" xlink:href="https://www.ukrinform.ua/rubric-polytics/3722018-ukraina-ocikue-so-risenna-miznarodnogo-sudu-oon-viavit-porusenna-rf-dvoh-konvencij-korinevic.html" text:style-name="Internet_20_link" text:visited-style-name="Visited_20_Internet_20_Link">
https://www.ukrinform.ua/rubric-polytics/3722018-ukraina-ocikue-so-risenna-miznarodnogo-sudu-oon-viavit-porusenna-rf-dvoh-konvencij-korinevic.html</text:a>
</text:p>
      <!--NEWS-->
      <text:h text:style-name="P10" text:outline-level="1">
<text:span text:style-name="T4">
乌克兰的柜台 - 官员已经持续了很多天，这是非常仔细的 - 一个马克龙</text:span>
</text:h>
      <text:p text:style-name="P4">
作者: Ukrinform (Person)</text:p>
      <text:p text:style-name="P4">
出版商: Укринформ (Organization)</text:p>
      <text:p text:style-name="P4">
出版时间: 2023-06-12T11:45:31+03:00</text:p>
      <text:p text:style-name="P4">
修改时间: 2023-06-12T22:45:31+03:00</text:p>
      <text:p text:style-name="P4">
描述: 乌克兰的反攻性活动已经持续了很多天，并且将持续几周甚至几个月。 西方军事援助迅速到达，包括更换战场上被摧毁的设备。  - 乌克林。</text:p>
      <text:p text:style-name="P4">
图片: ['<text:a xlink:type="simple" xlink:href="https://static.ukrinform.com/photos/2023_01/thumb_files/630_360_1675191073-108.jpg" text:style-name="Internet_20_link" text:visited-style-name="Visited_20_Internet_20_Link">
630_360_16751...</text:a>
']</text:p>
      <text:p text:style-name="P4">
标签: ['Франція', 'Макрон', 'Контрнаступ']</text:p>
      <text:p text:style-name="P4">
类型: Article</text:p>
      <!--METADATA-->
      <text:p text:style-name="P4">
<draw:frame draw:style-name="fr1" draw:name="Image58" text:anchor-type="as-char" svg:width="6.9236in" svg:height="3.956343in" draw:z-index="0">
<draw:image xlink:href="../Images/yкринформ/2023-06-12T11-45-31-03-00/630_360_1675191073-108.jpg" xlink:type="simple" xlink:show="embed" xlink:actuate="onLoad" draw:mime-type="image/jpeg"/>
</draw:frame>
乌克兰的反攻性活动已经持续了很多天，甚至将持续数周甚至卫星。 西方军事援助迅速到达，包括在战场上用于替换设备。</text:p>
      <text:p text:style-name="P4">
乌克兰代表通讯员报道，这是在周一在巴黎举行的新闻发布会上宣布的，这是领导人三角总统法国伊曼纽尔·马克龙的会议。</text:p>
      <text:p text:style-name="P4">
“乌克兰反攻性持续了很多天，已经做好了充分的准备。 由于战术技巧，勇气和决心，这种对比将持续数周甚至几个月。” Makron强调。</text:p>
      <text:p text:style-name="P4">
<text:span text:style-name="T4">
另请阅读：</text:span>
 <text:a xlink:type="simple" xlink:href="https://www.ukrinform.ua/rubric-polytics/3722007-duda-samit-nato-mae-prinesti-citki-risenna-pro-clenstvo-ukraini-v-alansi.html" text:style-name="Internet_20_link" text:visited-style-name="Visited_20_Internet_20_Link">
<text:span text:style-name="T4">
 duda </text:span>
：北约峰会应在联盟中为乌克兰追求的明确决定</text:a>
根据法国领导人的说法，他最近与乌克兰弗拉基米尔·泽伦斯基(Ukraine Vladimir Zelensky)的总统进行了长时间的对话。</text:p>
      <text:p text:style-name="P4">
“我们将根据未来几天和几周的日历来加强武器，弹药和后勤援助的供应。 我们将继续这样做。”法国领导人强调。</text:p>
      <text:p text:style-name="P4">
据他说，现在，该活动的国家有助于形成乌克兰的运营能力，在几个月中，在乌克兰军方进行培训中，用新的设备在战场上取代了战场上的摧毁设备。</text:p>
      <text:p text:style-name="P4">
<text:span text:style-name="T4">
另请阅读：</text:span>
 <text:a xlink:type="simple" xlink:href="https://www.ukrinform.ua/rubric-ato/3722015-zsu-vzali-pid-kontrol-16-km-na-bahmutskomu-napramku-minoboroni.html" text:style-name="Internet_20_link" text:visited-style-name="Visited_20_Internet_20_Link">
武装部队在bakhmut方向-Mini -bond控制了16平方米</text:a>
“我们努力争取这一胜利的行动，以便您进行谈判(与俄罗斯 -  ed。)在有利条件下。 但是，它的支持将持续到它的持续时间。”马克龙总结说。</text:p>
      <text:p text:style-name="P4">
照片：Ruslan Stefanchuk，Facebook</text:p>
      <text:p text:style-name="P4">
News Source: <text:a xlink:type="simple" xlink:href="https://www.ukrinform.ua/rubric-ato/3722019-kontrnastup-ukraini-trivae-vze-bagato-dniv-vin-duze-retelno-pidgotovlenij-makron.html" text:style-name="Internet_20_link" text:visited-style-name="Visited_20_Internet_20_Link">
https://www.ukrinform.ua/rubric-ato/3722019-kontrnastup-ukraini-trivae-vze-bagato-dniv-vin-duze-retelno-pidgotovlenij-makron.html</text:a>
</text:p>
      <!--NEWS-->
      <text:h text:style-name="P10" text:outline-level="1">
<text:span text:style-name="T4">
占用者告诉武装部队失败的谎言 - 拦截</text:span>
</text:h>
      <text:p text:style-name="P4">
作者: ['АРМІЯINFORM']</text:p>
      <text:p text:style-name="P4">
时间: 2023-06-12T12:00:00-04:00</text:p>
      <text:p text:style-name="P4">
描述: https://youtu.be/7kndppcoyf0 visscovo服务俄罗斯联合会关于brekhnya的俄罗斯联合会在TB上...与乌克兰2022年的战争，与乌克兰的最新新闻战争，乌克兰新闻，乌克兰新闻2022之间是乌克兰的最后一场战争，是乌克兰之间的战争，将是乌克兰之间的战争。和俄罗斯以及何时，何时，何时，何时，何时，何时，何时，何时，何时，何时，何时，何时，何时，何时，何时在2022年与乌克兰战争，将在不久的将来与乌克兰发生战争，与乌克兰的战争，今天的乌克兰新闻，乌克兰媒体的乌克兰新闻</text:p>
      <text:p text:style-name="P4">
图片: []</text:p>
      <text:p text:style-name="P4">
标签: ['STOPRUSSIA', 'АГРЕСІЯ РФ', 'ВІЙНА', 'ВТОРГНЕННЯ РФ', 'ГУР МО УКРАЇНИ']</text:p>
      <text:p text:style-name="P4">
类别: News</text:p>
      <!--METADATA-->
      <text:p text:style-name="P4">
这位俄罗斯的军人讲述了电视上的有关俄罗斯联邦关于技术主义的击败。</text:p>
      <text:p text:style-name="P4">
“您在电视上在那里刮擦。 俄罗斯*子弹的最头目 - 如今，这是konashenkov，”  - 占领者说。</text:p>
      <text:p text:style-name="P4">
同样，这位俄罗斯军人赞成，炮击的数量增加了，这一事实加剧了前面的情况。</text:p>
      <text:p text:style-name="P4">
资料来源：<text:a xlink:type="simple" xlink:href="https://gur.gov.ua/content/cheshut-mnoho-tam-po-televyzoru-samyi-hlavnyi-p-zdabol-rossyy-eto-seichas-vot-etot-konashenkov.html" text:style-name="Internet_20_link" text:visited-style-name="Visited_20_Internet_20_Link">
GUR MOU</text:a>
</text:p>
      <text:p text:style-name="P4">
News Source: <text:a xlink:type="simple" xlink:href="https://armyinform.com.ua/2023/06/12/okupant-rozpovidaye-pro-brehnyu-na-tb-v-rf-shhodo-urazhennya-tehniky-zsu-gur/" text:style-name="Internet_20_link" text:visited-style-name="Visited_20_Internet_20_Link">
https://armyinform.com.ua/2023/06/12/okupant-rozpovidaye-pro-brehnyu-na-tb-v-rf-shhodo-urazhennya-tehniky-zsu-gur/</text:a>
</text:p>
      <!--NEWS-->
      <text:h text:style-name="P10" text:outline-level="1">
<text:span text:style-name="T4">
在前面的成功和DE工业领土的稳定：Zelensky举行了一次会议</text:span>
</text:h>
      <text:p text:style-name="P4">
作者: Ukrinform (Person)</text:p>
      <text:p text:style-name="P4">
出版商: Укринформ (Organization)</text:p>
      <text:p text:style-name="P4">
出版时间: 2023-06-12T12:50:00+03:00</text:p>
      <text:p text:style-name="P4">
修改时间: 2023-06-12T22:50:00+03:00</text:p>
      <text:p text:style-name="P4">
描述: 沃迪米尔总统Zelensky举行了最高指挥官 - 主持人的定期会议，他们讨论了阵线最重要，最热门的方向。  - 乌克林。</text:p>
      <text:p text:style-name="P4">
图片: ['<text:a xlink:type="simple" xlink:href="https://static.ukrinform.com/photos/2023_06/thumb_files/630_360_1686599407-170.jpeg" text:style-name="Internet_20_link" text:visited-style-name="Visited_20_Internet_20_Link">
630_360_16865...</text:a>
']</text:p>
      <text:p text:style-name="P4">
标签: ['Зеленський', 'Війна з Росією', 'Ставка Верховного головнокомандувача']</text:p>
      <text:p text:style-name="P4">
类型: Article</text:p>
      <!--METADATA-->
      <text:p text:style-name="P4">
<draw:frame draw:style-name="fr1" draw:name="Image59" text:anchor-type="as-char" svg:width="6.9236in" svg:height="3.956343in" draw:z-index="0">
<draw:image xlink:href="../Images/yкринформ/2023-06-12T12-50-00-03-00/630_360_1686599407-170.jpeg" xlink:type="simple" xlink:show="embed" xlink:actuate="onLoad" draw:mime-type="image/jpeg"/>
</draw:frame>
总统洛尔迪尔·泽伦斯基(Lordir Zelensky)举行了高级司令官的定期会议，他们讨论了前线最重要，最热门的指示。</text:p>
      <text:p text:style-name="P4">
Zelensky在他的[视频消息]中报道了这一点(https://www.youtube.com/watch?v=JttCcFD3YnI&amp;ab_channel=UkrinformTV)，报道乌克林福姆。</text:p>
      <text:p text:style-name="P4">
<text:span text:style-name="T5">
vido：<text:a xlink:type="simple" xlink:href="https://t.me/OP_UA/9712" text:style-name="Internet_20_link" text:visited-style-name="Visited_20_Internet_20_Link">
电报总统办公室</text:a>
</text:span>
</text:p>
      <text:p text:style-name="P4">
“我今天度过了。来自操作员指挥官的关键报告，这是最重要，最热门的 - 霍蒂西亚和塔夫里亚。战斗很僵硬，但我们的运动很重要，这很重要。失去敌人就像我们一样，就像我们一样需要。他们很复杂，但我们士兵的力量仍然给人结果。我感谢所有现在的人。每个支持我们在相关地区的战斗人员的人。”总统说。</text:p>
      <text:p text:style-name="P4">
<text:span text:style-name="T4">
另请阅读：</text:span>
 <text:a xlink:type="simple" xlink:href="https://www.ukrinform.ua/rubric-ato/3722019-kontrnastup-ukraini-trivae-vze-bagato-dniv-vin-duze-retelno-pidgotovlenij-makron.html" text:style-name="Internet_20_link" text:visited-style-name="Visited_20_Internet_20_Link">
乌克兰的反击已经持续了很多天了，它已经准备好了 - 马克龙</text:a>
他指出，在池塘期间，Sirsky和Tarnavsky将军们报告了我们已经拥有的谚语，以及在前线的哪个点，我们需要加强更多的俄罗斯立场。</text:p>
      <text:p text:style-name="P4">
“感谢您为我们的男孩们提供的每一个乌克兰国旗，现在，乌克兰的旗帜正在返回新忠实领土的村庄中的纳粹分子!</text:p>
      <text:p text:style-name="P4">
此外，在速度上，有关于总体情况的头部报告，SBU MSTA关于DE领土的稳定措施。 “我们非常积极地供应必要的武器和炮弹。有一份有关敌人行动的情报报告。我们的迅速统治力得到了保留和加强。我们感谢巴赫穆特。</text:p>
      <text:p text:style-name="P4">
<text:span text:style-name="T4">
另请阅读：</text:span>
 <text:a xlink:type="simple" xlink:href="https://www.ukrinform.ua/rubric-ato/3722017-zelenskij-micnist-nasih-voiniv-dae-rezultat-i-a-dakuu-koznomu-hto-zaraz-u-bou.html" text:style-name="Internet_20_link" text:visited-style-name="Visited_20_Internet_20_Link">
<text:span text:style-name="T4">
 Zelensky </text:span>
：我们的战士的力量给出了结果，我正在寻找现在正在战斗的每个人</text:a>
据他说，还有一份关于全国，最大城市和基辅庇护所融化的准备的最终报告。据报道，乌克兰的武装部队<text:a xlink:type="simple" xlink:href="https://www.ukrinform.ua/rubric-ato/3721995-zsu-za-tizden-zvilnili-sim-naselenih-punktiv-minoboroni.html" text:style-name="Internet_20_link" text:visited-style-name="Visited_20_Internet_20_Link">
上周，辅音行动释放了七个定居点</text:a>
。</text:p>
      <text:p text:style-name="P4">
照片：作品</text:p>
      <text:p text:style-name="P4">
News Source: <text:a xlink:type="simple" xlink:href="https://www.ukrinform.ua/rubric-ato/3722021-uspihi-na-fronti-ta-stabilizacia-deokupovanih-teritorij-zelenskij-proviv-zasidanna-stavki.html" text:style-name="Internet_20_link" text:visited-style-name="Visited_20_Internet_20_Link">
https://www.ukrinform.ua/rubric-ato/3722021-uspihi-na-fronti-ta-stabilizacia-deokupovanih-teritorij-zelenskij-proviv-zasidanna-stavki.html</text:a>
</text:p>
      <!--NEWS-->
      <text:h text:style-name="P10" text:outline-level="1">
<text:span text:style-name="T4">
摩尔多瓦的军队将在最后几个月的预备役训练中排名第三</text:span>
</text:h>
      <text:p text:style-name="P4">
作者: Ukrinform (Person)</text:p>
      <text:p text:style-name="P4">
出版商: Укринформ (Organization)</text:p>
      <text:p text:style-name="P4">
出版时间: 2023-06-12T13:53:00+03:00</text:p>
      <text:p text:style-name="P4">
修改时间: 2023-06-12T22:53:00+03:00</text:p>
      <text:p text:style-name="P4">
描述: 摩尔多瓦国民军报道了下周计划的预备役练习。  - 乌克林。</text:p>
      <text:p text:style-name="P4">
图片: ['<text:a xlink:type="simple" xlink:href="https://static.ukrinform.com/photos/2023_06/thumb_files/630_360_1686571001-980.jpg" text:style-name="Internet_20_link" text:visited-style-name="Visited_20_Internet_20_Link">
630_360_16865...</text:a>
']</text:p>
      <text:p text:style-name="P4">
标签: ['Армія', 'Молдова', 'Військові навчання']</text:p>
      <text:p text:style-name="P4">
类型: Article</text:p>
      <!--METADATA-->
      <text:p text:style-name="P4">
<draw:frame draw:style-name="fr1" draw:name="Image60" text:anchor-type="as-char" svg:width="6.9236in" svg:height="3.956343in" draw:z-index="0">
<draw:image xlink:href="../Images/yкринформ/2023-06-12T13-53-00-03-00/630_360_1686571001-980.jpg" xlink:type="simple" xlink:show="embed" xlink:actuate="onLoad" draw:mime-type="image/jpeg"/>
</draw:frame>
摩尔多瓦国民军宣布下周的结果的预定结果。</text:p>
      <text:p text:style-name="P4">
正如Ukrinform报道的那样，它报告了<text:a xlink:type="simple" xlink:href="https://newsmaker.md/rus/novosti/armiya-moldovy-provedet-planovye-ucheniya-rezervistov-viyune/" text:style-name="Internet_20_link" text:visited-style-name="Visited_20_Internet_20_Link">
新闻记者</text:a>
。</text:p>
      <text:p text:style-name="P4">
培训将持续五天 - 从6月19日至6月23日。</text:p>
      <text:p text:style-name="P4">
在此期间，预备役人员将熟悉军事设备和武器。形状的培训已经在4月和今年5月进行。</text:p>
      <text:p text:style-name="P4">
<text:span text:style-name="T4">
另请阅读：</text:span>
 <text:a xlink:type="simple" xlink:href="https://www.ukrinform.ua/rubric-regions/3720914-moldova-dopomoze-ukraini-u-likvidacii-naslidkiv-pidrivu-kahovskoi-dambi.html" text:style-name="Internet_20_link" text:visited-style-name="Visited_20_Internet_20_Link">
<text:span text:style-name="T4">
摩尔多夫</text:span>
，将帮助乌克兰消除卡科夫斯基大坝的后果</text:a>
早些时候，摩尔多瓦国防部表示，没有正当理由的人没有出现的人最多罚款32.5万雷(1,800美元)或最多150个小时的社区服务。</text:p>
      <text:p text:style-name="P4">
据乌克林福姆(Ukrinform)报道，波兰武装部队计划在2023年举行约200,000名预备役人员的强制性培训会议。</text:p>
      <text:p text:style-name="P4">
照片：新闻记者</text:p>
      <text:p text:style-name="P4">
News Source: <text:a xlink:type="simple" xlink:href="https://www.ukrinform.ua/rubric-world/3721797-armia-moldovi-provede-treti-za-ostanni-misaci-navcanna-rezervistiv.html" text:style-name="Internet_20_link" text:visited-style-name="Visited_20_Internet_20_Link">
https://www.ukrinform.ua/rubric-world/3721797-armia-moldovi-provede-treti-za-ostanni-misaci-navcanna-rezervistiv.html</text:a>
</text:p>
      <!--NEWS-->
      <text:h text:style-name="P10" text:outline-level="1">
<text:span text:style-name="T4">
在敖德萨的海岸上，洪水带出了2个锚河矿山</text:span>
</text:h>
      <text:p text:style-name="P4">
作者: ['АРМІЯINFORM']</text:p>
      <text:p text:style-name="P4">
时间: 2023-06-12T14:00:00-04:00</text:p>
      <text:p text:style-name="P4">
描述: 关于操作司令部“诱骗性”的谷物。 “在Snov的Uzbezhzhiye Cleaders的三叶草上……与乌克兰2022年的战争，与乌克兰的最新新闻战争，今天与乌克兰2022年的新闻战争，乌克兰和俄罗斯之间的战争是否会发生战争他们说，乌克兰将在不久的将来与乌克兰发动战争，他们说，今天与乌克兰的战争，今天的乌克兰新闻，乌克兰的新闻，乌克兰媒体在俄罗斯媒体</text:p>
      <text:p text:style-name="P4">
图片: ['<text:a xlink:type="simple" xlink:href="https://armyinform.com.ua/wp-content/uploads/2023/06/2023-06-11-2.png" text:style-name="Internet_20_link" text:visited-style-name="Visited_20_Internet_20_Link">
2023-06-11-2.png</text:a>
']</text:p>
      <text:p text:style-name="P4">
标签: []</text:p>
      <text:p text:style-name="P4">
类别: News</text:p>
      <!--METADATA-->
      <text:p text:style-name="P4">
<draw:frame draw:style-name="fr1" draw:name="Image61" text:anchor-type="as-char" svg:width="6.9236in" svg:height="4.142621in" draw:z-index="0">
<draw:image xlink:href="../Images/AРМІЯINFORM/2023-06-12T14-00-00-04-00/2023-06-11-2.png" xlink:type="simple" xlink:show="embed" xlink:actuate="onLoad" draw:mime-type="image/png"/>
</draw:frame>
关于它<text:a xlink:type="simple" xlink:href="https://www.facebook.com/watch/" text:style-name="Internet_20_link" text:visited-style-name="Visited_20_Internet_20_Link">
报告</text:a>
操作命令“南”。</text:p>
      <text:p text:style-name="P4">
“再次在奥德萨地区的海岸，危险的“惊喜”。 2锚矿矿业带来了巨大的洪水流动，由卡霍夫斯卡亚水电厂引起，”消息写道。</text:p>
      <text:p text:style-name="P4">
值得注意的是，这些矿山之一是沿海Zamovna Cut of Water的当地居民，并带到了自己的庭院，意识到了气缸。 他妈的，摇了摇，那个叫烟火技术的人。</text:p>
      <text:p text:style-name="P4">
SES专家能够胜任矿山并处置了它。</text:p>
      <text:p text:style-name="P4">
在海岸监视期间，军事部队发现了另一个危险的发现，距离上一矿近100公里。 受控地雷被摧毁。</text:p>
      <text:p text:style-name="P4">
这些案件雄辩地证明了水海岸海岸的特殊危险，以及与此类物体接触的不可接受。(TNT).</text:p>
      <text:p text:style-name="P4">
News Source: <text:a xlink:type="simple" xlink:href="https://armyinform.com.ua/2023/06/12/na-morske-uzberezhzhya-odeshhyny-potokom-poveni-vyneslo-2-yakirni-richkovi-miny/" text:style-name="Internet_20_link" text:visited-style-name="Visited_20_Internet_20_Link">
https://armyinform.com.ua/2023/06/12/na-morske-uzberezhzhya-odeshhyny-potokom-poveni-vyneslo-2-yakirni-richkovi-miny/</text:a>
</text:p>
      <!--NEWS-->
      <text:h text:style-name="P10" text:outline-level="1">
<text:span text:style-name="T4">
总统授予了死后的头衔</text:span>
</text:h>
      <text:p text:style-name="P4">
作者: Ukrinform (Person)</text:p>
      <text:p text:style-name="P4">
出版商: Укринформ (Organization)</text:p>
      <text:p text:style-name="P4">
出版时间: 2023-06-12T14:56:00+03:00</text:p>
      <text:p text:style-name="P4">
修改时间: 2023-06-12T22:56:00+03:00</text:p>
      <text:p text:style-name="P4">
描述: 沃迪米尔·泽伦斯基（Volodymyr Zelensky）总统将乌克兰英雄的头衔授予了安全服务中校Vasyl Bogach中校。  - 乌克林。</text:p>
      <text:p text:style-name="P4">
图片: ['<text:a xlink:type="simple" xlink:href="https://static.ukrinform.com/photos/2022_07/thumb_files/630_360_1658265794-531.jpg" text:style-name="Internet_20_link" text:visited-style-name="Visited_20_Internet_20_Link">
630_360_16582...</text:a>
']</text:p>
      <text:p text:style-name="P4">
标签: ['Нагорода', 'СБУ', 'Зеленський', 'Війна з Росією']</text:p>
      <text:p text:style-name="P4">
类型: Article</text:p>
      <!--METADATA-->
      <text:p text:style-name="P4">
<draw:frame draw:style-name="fr1" draw:name="Image62" text:anchor-type="as-char" svg:width="6.9236in" svg:height="3.956343in" draw:z-index="0">
<draw:image xlink:href="../Images/yкринформ/2023-06-12T14-56-00-03-00/630_360_1658265794-531.jpg" xlink:type="simple" xlink:show="embed" xlink:actuate="onLoad" draw:mime-type="image/jpeg"/>
</draw:frame>
总统洛尔里尔·泽伦斯基(Lordir Zelensky)将乌克兰英雄的死后称号授予了安全服务中校Vasyl Bogach上校。</text:p>
      <text:p text:style-name="P4">
Zelensky在他的[视频消息]中报道了这一点(https://www.facebook.com/zelenskiy.official/videos/752500539941349/)，报道乌克林福姆。</text:p>
      <text:p text:style-name="P4">
<text:span text:style-name="T4">
 <text:span text:style-name="T5">
视频：</text:span>
 </text:span>
 _ Popice总裁Telegram_</text:p>
      <text:p text:style-name="P4">
“乌克兰英雄的头衔被分配给SBU vasyl bogach的中校。(https://www.ukrinform.ua/tag-zelenskij)。</text:p>
      <text:p text:style-name="P4">
<text:span text:style-name="T4">
另请阅读：</text:span>
 [在基辅，纪念死者的军事沃迪米尔·穆坎(Volodymyr Mukan)(https://www.ukrinform.ua/rubric-kyiv/3721805-u-kievi-projsla-ceremonia-vsanuvanna-pamati-zagiblogo-vijskovogo-volodimira-mukana.html)据报道，总统<text:a xlink:type="simple" xlink:href="https://www.ukrinform.ua/rubric-ato/3705697-prezident-prisvoiv-zvanna-geroa-ukraini-polkovniku-sicenku-ta-kapitanu-glebovu.html" text:style-name="Internet_20_link" text:visited-style-name="Visited_20_Internet_20_Link">
沃迪米尔·泽伦斯基(Volodymyr Zelenskyy)提交</text:a>
Sergey Sirchenko上校的乌克兰英雄标题和死后 - 瓦莱里·格莱博夫上尉。</text:p>
      <text:p text:style-name="P4">
News Source: <text:a xlink:type="simple" xlink:href="https://www.ukrinform.ua/rubric-ato/3722023-prezident-prisvoiv-posmertno-zvanna-geroa-ukraini-pidpolkovniku-sbu-vasilu-bogacu.html" text:style-name="Internet_20_link" text:visited-style-name="Visited_20_Internet_20_Link">
https://www.ukrinform.ua/rubric-ato/3722023-prezident-prisvoiv-posmertno-zvanna-geroa-ukraini-pidpolkovniku-sbu-vasilu-bogacu.html</text:a>
</text:p>
      <!--NEWS-->
      <text:h text:style-name="P10" text:outline-level="1">
<text:span text:style-name="T4">
国防军击中了两个敌人的管理要点</text:span>
</text:h>
      <text:p text:style-name="P4">
作者: ['АРМІЯINFORM']</text:p>
      <text:p text:style-name="P4">
时间: 2023-06-12T16:00:00-04:00</text:p>
      <text:p text:style-name="P4">
描述: avisaatsimy doverned dob dob的防守部队在Zserdzhennya的地区尤其是……与乌克兰2022年的战争，与乌克兰的最新新闻，今天与乌克兰2022年的新闻战争，今天，乌克兰和俄罗斯和俄罗斯和俄罗斯和俄罗斯和俄罗斯和俄罗斯之间的战争都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ВТРАТИ ВОРОГА', 'ХРОНІКА ОБОРОНИ']</text:p>
      <text:p text:style-name="P4">
类别: News</text:p>
      <!--METADATA-->
      <text:p text:style-name="P4">
<draw:frame draw:style-name="fr1" draw:name="Image63" text:anchor-type="as-char" svg:width="6.9236in" svg:height="4.49457in" draw:z-index="0">
<draw:image xlink:href="../Images/AРМІЯINFORM/2023-06-12T16-00-00-04-00/aviacziya-ps-zsu-zavdara-udariv.jpg" xlink:type="simple" xlink:show="embed" xlink:actuate="onLoad" draw:mime-type="image/jpeg"/>
</draw:frame>
说明性照片<text:span text:style-name="T4">
🔥俄罗斯完成的情况</text:span>
</text:p>
      <text:p text:style-name="P4">
在过去的一天中，国防军的航空在敌人个人组成的集中领域取得了6次节拍。</text:p>
      <text:p text:style-name="P4">
在Facebook上关于它<text:a xlink:type="simple" xlink:href="https://www.facebook.com/GeneralStaff.ua/posts/pfbid02vbHWxhZPmVm1hNesDV15sQKwSG8HtfqYdmh2oDqGHy1VrArcvsBkCX7J9yZZN4z4l" text:style-name="Internet_20_link" text:visited-style-name="Visited_20_Internet_20_Link">
报告</text:a>
武装部队的总人员。</text:p>
      <text:p text:style-name="P4">
同时，导弹部队和炮兵部队被2分，2个炮兵部队和敌人的雷达击中。</text:p>
      <text:p text:style-name="P4">
News Source: <text:a xlink:type="simple" xlink:href="https://armyinform.com.ua/2023/06/12/syly-oborony-urazyly-dva-vorozhi-punkty-upravlinnya/" text:style-name="Internet_20_link" text:visited-style-name="Visited_20_Internet_20_Link">
https://armyinform.com.ua/2023/06/12/syly-oborony-urazyly-dva-vorozhi-punkty-upravlinnya/</text:a>
</text:p>
      <!--NEWS-->
      <text:h text:style-name="P10" text:outline-level="1">
<text:span text:style-name="T4">
Zelensky宣布了国际合作伙伴的新武器支持</text:span>
</text:h>
      <text:p text:style-name="P4">
作者: Ukrinform (Person)</text:p>
      <text:p text:style-name="P4">
出版商: Укринформ (Organization)</text:p>
      <text:p text:style-name="P4">
出版时间: 2023-06-12T16:12:00+03:00</text:p>
      <text:p text:style-name="P4">
修改时间: 2023-06-12T23:12:00+03:00</text:p>
      <text:p text:style-name="P4">
描述: 乌克兰沃迪米尔·泽伦斯基（Ukraine Volodymyr Zelensky）总裁宣布了国际武器武器的新支持。  - 乌克林。</text:p>
      <text:p text:style-name="P4">
图片: ['<text:a xlink:type="simple" xlink:href="https://static.ukrinform.com/photos/2023_06/thumb_files/630_360_1686403152-962.jpg" text:style-name="Internet_20_link" text:visited-style-name="Visited_20_Internet_20_Link">
630_360_16864...</text:a>
']</text:p>
      <text:p text:style-name="P4">
标签: ['Президент', 'Зброя', 'Зеленський']</text:p>
      <text:p text:style-name="P4">
类型: Article</text:p>
      <!--METADATA-->
      <text:p text:style-name="P4">
<draw:frame draw:style-name="fr1" draw:name="Image64" text:anchor-type="as-char" svg:width="6.9236in" svg:height="3.956343in" draw:z-index="0">
<draw:image xlink:href="../Images/yкринформ/2023-06-12T16-12-00-03-00/630_360_1686403152-962.jpg" xlink:type="simple" xlink:show="embed" xlink:actuate="onLoad" draw:mime-type="image/jpeg"/>
</draw:frame>
乌克兰沃迪米尔·泽伦斯基(Ukraine Volodymyr Zelensky)总裁宣布了国际武器武器的新支持。</text:p>
      <text:p text:style-name="P4">
Zelensky在他的[视频消息]中说了这一点(https://www.facebook.com/watch/?v=752500539941349)，报道乌克林福姆。</text:p>
      <text:p text:style-name="P4">
“我还举行了几次有关我们的国际活动的会议。本周，我们将始终使它非常有意义。首先是为我们的士兵准备新的著名合作伙伴武器的新支持。其次：我们准备了吸引大量实体的吸引力和平公式的实施。第三：峰会确实有意义，这确实是有意义的。”总统说。</text:p>
      <text:p text:style-name="P4">
<text:span text:style-name="T4">
另请阅读：</text:span>
 <text:a xlink:type="simple" xlink:href="https://www.ukrinform.ua/rubric-ato/3722014-bilij-dim-anonsuvav-novij-paket-vijskovoi-dopomogi-ukraini.html" text:style-name="Internet_20_link" text:visited-style-name="Visited_20_Internet_20_Link">
白宫<text:span text:style-name="T4">
公告</text:span>
引入了新的军事援助计划</text:a>
据报道，北约峰会将于7月11日至12日在维尔纽斯举行。</text:p>
      <text:p text:style-name="P4">
News Source: <text:a xlink:type="simple" xlink:href="https://www.ukrinform.ua/rubric-ato/3722024-zelenskij-anonsuvav-novu-pidtrimku-zbroeu-vid-miznarodnih-partneriv.html" text:style-name="Internet_20_link" text:visited-style-name="Visited_20_Internet_20_Link">
https://www.ukrinform.ua/rubric-ato/3722024-zelenskij-anonsuvav-novu-pidtrimku-zbroeu-vid-miznarodnih-partneriv.html</text:a>
</text:p>
      <!--NEWS-->
      <text:h text:style-name="P10" text:outline-level="1">
<text:span text:style-name="T4">
伊朗否认与美国就核协议进行谈判</text:span>
</text:h>
      <text:p text:style-name="P4">
作者: Ukrinform (Person)</text:p>
      <text:p text:style-name="P4">
出版商: Укринформ (Organization)</text:p>
      <text:p text:style-name="P4">
出版时间: 2023-06-12T16:18:00+03:00</text:p>
      <text:p text:style-name="P4">
修改时间: 2023-06-12T16:18:00+03:00</text:p>
      <text:p text:style-name="P4">
描述: 伊朗当局否认该国正在与美国就临时核协议进行谈判，以减少制裁。  - 乌克林。</text:p>
      <text:p text:style-name="P4">
图片: ['<text:a xlink:type="simple" xlink:href="https://static.ukrinform.com/photos/2023_05/thumb_files/630_360_1685368049-244.jpg" text:style-name="Internet_20_link" text:visited-style-name="Visited_20_Internet_20_Link">
630_360_16853...</text:a>
']</text:p>
      <text:p text:style-name="P4">
标签: ['Іран', 'США', 'Ядерна угода']</text:p>
      <text:p text:style-name="P4">
类型: Article</text:p>
      <!--METADATA-->
      <text:p text:style-name="P4">
<draw:frame draw:style-name="fr1" draw:name="Image65" text:anchor-type="as-char" svg:width="6.9236in" svg:height="3.956343in" draw:z-index="0">
<draw:image xlink:href="../Images/yкринформ/2023-06-12T16-18-00-03-00/630_360_1685368049-244.jpg" xlink:type="simple" xlink:show="embed" xlink:actuate="onLoad" draw:mime-type="image/jpeg"/>
</draw:frame>
弗拉迪拉纳(Vladirana)否认该国正在与美国就核核协议进行谈判，以减少制裁。</text:p>
      <text:p text:style-name="P4">
根据乌克林福姆的报道，该机构报告[彭博。(https://www.bloomberg.com/news/articles/2023-06-12/iran-says-there-are-no-negotiations-with-us-over-nuclear-deal?srnd=europe-politics)“我们确认没有关于临时协议的谈判或替代[核协议]的新协议等事情(https://www.ukrinform.ua/tag-aderna-ugoda)”， - 纳萨纳官方官方在今天在德黑兰尼斯举行的新闻发布会上说。</text:p>
      <text:p text:style-name="P4">
卡纳纳(Kanana)同时说，伊斯兰共和国正在通过中介人与美国合作以交换囚犯。 据他说，如果美国人表现出“决心”，他们可以在达成协议之前“非常接近”。</text:p>
      <text:p text:style-name="P4">
<text:span text:style-name="T4">
另请阅读：</text:span>
 <text:a xlink:type="simple" xlink:href="https://www.ukrinform.ua/rubric-world/3596992-ssa-prigrozili-iranu-sankciami-za-dronikamikadze-porusue-rezoluciu-radbezu-oon.html" text:style-name="Internet_20_link" text:visited-style-name="Visited_20_Internet_20_Link">
美国威胁伊朗对无人机-Kamikadze的制裁：违反联合国议会决议</text:a>
2018年，美国总统唐纳德·特朗普(Donald Trump)随后从一项核协议中启动了美国，作为共同的综合行动计划，这导致了伊朗能源出口的机构的增加。 从那以后，德黑兰增加了自己的核富集。</text:p>
      <text:p text:style-name="P4">
正如乌克林福姆报道的那样，周二，首席执行官拉斐尔·格罗斯兹(Rafael Grossez)表示<text:a xlink:type="simple" xlink:href="https://www.ukrinform.ua/rubric-world/3718486-iran-mae-vze-ponad-100-kilogramiv-zbagacenogo-do-60-uranu-grossi.html" text:style-name="Internet_20_link" text:visited-style-name="Visited_20_Internet_20_Link">
伊朗正在迅速增加浓缩铀的储备</text:a>
现在拥有超过100公斤的铀，富集高达60％。</text:p>
      <text:p text:style-name="P4">
News Source: <text:a xlink:type="simple" xlink:href="https://www.ukrinform.ua/rubric-world/3721849-iran-sprostuvav-vedenna-peregovoriv-iz-ssa-sodo-adernoi-ugodi.html" text:style-name="Internet_20_link" text:visited-style-name="Visited_20_Internet_20_Link">
https://www.ukrinform.ua/rubric-world/3721849-iran-sprostuvav-vedenna-peregovoriv-iz-ssa-sodo-adernoi-ugodi.html</text:a>
</text:p>
      <!--NEWS-->
      <text:h text:style-name="P10" text:outline-level="1">
<text:span text:style-name="T4">
在基辅庇护所“展览中心”中，您可以将动物从Kherson地区救出</text:span>
</text:h>
      <text:p text:style-name="P4">
作者: Ukrinform (Person)</text:p>
      <text:p text:style-name="P4">
出版商: Укринформ (Organization)</text:p>
      <text:p text:style-name="P4">
出版时间: 2023-06-12T16:21:00+03:00</text:p>
      <text:p text:style-name="P4">
修改时间: 2023-06-12T16:21:00+03:00</text:p>
      <text:p text:style-name="P4">
描述: 在基辅，可以从临时庇护所“展览中心”带回家的动物。  - 乌克林。</text:p>
      <text:p text:style-name="P4">
图片: ['<text:a xlink:type="simple" xlink:href="https://static.ukrinform.com/photos/2023_06/thumb_files/630_360_1686575963-875.jpg" text:style-name="Internet_20_link" text:visited-style-name="Visited_20_Internet_20_Link">
630_360_16865...</text:a>
']</text:p>
      <text:p text:style-name="P4">
标签: ['КМДА', 'Тварини', 'Притулок']</text:p>
      <text:p text:style-name="P4">
类型: Article</text:p>
      <!--METADATA-->
      <text:p text:style-name="P4">
<draw:frame draw:style-name="fr1" draw:name="Image66" text:anchor-type="as-char" svg:width="6.9236in" svg:height="3.956343in" draw:z-index="0">
<draw:image xlink:href="../Images/yкринформ/2023-06-12T16-21-00-03-00/630_360_1686575963-875.jpg" xlink:type="simple" xlink:show="embed" xlink:actuate="onLoad" draw:mime-type="image/jpeg"/>
</draw:frame>
在基辅，可以将展览中心庇护从赫尔森地区挖出的家动物。</text:p>
      <text:p text:style-name="P4">
根据乌克林福姆的说法，基辅市政府报告了这一<text:a xlink:type="simple" xlink:href="https://t.me/KyivCityOfficial/7018" text:style-name="Internet_20_link" text:visited-style-name="Visited_20_Internet_20_Link">
电报</text:a>
。</text:p>
      <text:p text:style-name="P4">
在检查后，在庇护所的“展览中心”中，必要的疫苗接种和治疗是由赫森市政兽医诊所到达的动物。</text:p>
      <text:p text:style-name="P4">
<text:span text:style-name="T4">
另请阅读：</text:span>
 [在基辅顾客宠物中心(Kiev Patron Pet Center(https://www.ukrinform.ua/rubric-kyiv/3721783-u-kievi-patron-pet-center-prijmae-tvarin-vratovanih-z-hersona.html)“在这个周末，将近30只动物被送往家人。 这意味着还有其他四个四足的地方，专家将能够提供帮助。” KSCA指出。</text:p>
      <text:p text:style-name="P4">
您可以熟悉动物，并在以下位置将某人带回家：1、16、16馆，动物中心的临时庇护所。 通过电话093-540-12-18从10:00到17:00进行预录。</text:p>
      <text:p text:style-name="P4">
根据乌克林福姆的说法，在顾客宠物中心成立了一个从赫尔森出口的狗和猫的志愿者。 目前，有75只动物受到俄罗斯水力发电的影响。</text:p>
      <text:p text:style-name="P4">
照片：动物中心的动物临时帮助，Facebook</text:p>
      <text:p text:style-name="P4">
News Source: <text:a xlink:type="simple" xlink:href="https://www.ukrinform.ua/rubric-kyiv/3721847-u-kiivskomu-pritulku-vistavkovij-centr-mozna-vzati-vratovanih-z-hersonsini-tvarin.html" text:style-name="Internet_20_link" text:visited-style-name="Visited_20_Internet_20_Link">
https://www.ukrinform.ua/rubric-kyiv/3721847-u-kiivskomu-pritulku-vistavkovij-centr-mozna-vzati-vratovanih-z-hersonsini-tvarin.html</text:a>
</text:p>
      <!--NEWS-->
      <text:h text:style-name="P10" text:outline-level="1">
<text:span text:style-name="T4">
德国移交给Mykolaiv地区Kärcher移动水处理站</text:span>
</text:h>
      <text:p text:style-name="P4">
作者: Ukrinform (Person)</text:p>
      <text:p text:style-name="P4">
出版商: Укринформ (Organization)</text:p>
      <text:p text:style-name="P4">
出版时间: 2023-06-12T16:24:00+03:00</text:p>
      <text:p text:style-name="P4">
修改时间: 2023-06-12T16:24:00+03:00</text:p>
      <text:p text:style-name="P4">
描述: 德国技术援助组织已将KärcherWTC 5000移动水处理站转移到Mykolaiv地区 - 乌克林福姆。</text:p>
      <text:p text:style-name="P4">
图片: ['<text:a xlink:type="simple" xlink:href="https://static.ukrinform.com/photos/2023_06/thumb_files/630_360_1686576151-972.jpg" text:style-name="Internet_20_link" text:visited-style-name="Visited_20_Internet_20_Link">
630_360_16865...</text:a>
']</text:p>
      <text:p text:style-name="P4">
标签: ['Миколаївщина', 'Німеччина', 'Вода']</text:p>
      <text:p text:style-name="P4">
类型: Article</text:p>
      <!--METADATA-->
      <text:p text:style-name="P4">
<draw:frame draw:style-name="fr1" draw:name="Image67" text:anchor-type="as-char" svg:width="6.9236in" svg:height="3.956343in" draw:z-index="0">
<draw:image xlink:href="../Images/yкринформ/2023-06-12T16-24-00-03-00/630_360_1686576151-972.jpg" xlink:type="simple" xlink:show="embed" xlink:actuate="onLoad" draw:mime-type="image/jpeg"/>
</draw:frame>
德国的技术援助服务由KärcherWTC 5000 Motivox站转移到Mykolaiv地区。</text:p>
      <text:p text:style-name="P4">
这是在[Twitter]中报道的(https://twitter.com/GermanyinUA/status/1668193311146868736)据报道，德国驻乌克兰大使馆据报道。 。</text:p>
      <text:p text:style-name="P4">
“ Thw(Bundesanstalt Technisischeshilfswerk-编辑。)她递交了KärcherWTC 5000移动水处理站，”文凭获悉。</text:p>
      <text:p text:style-name="Quotations">

<text:p text:style-name="P4">
🇩🇪🇺🇦<text:a xlink:type="simple" xlink:href="https://twitter.com/THWLeitung" text:style-name="Internet_20_link" text:visited-style-name="Visited_20_Internet_20_Link">
@thwleitung</text:a>
&gt;
转移了Mykolaiv地区的移动水处理站KärcherWTC 5000。 &gt;
 5月，乌克兰人根据Haya的THW培训中心参加了培训和&gt;
维护水处理设备的培训。 <text:a xlink:type="simple" xlink:href="https://twitter.com/hashtag/StandWithUkraine" text:style-name="Internet_20_link" text:visited-style-name="Visited_20_Internet_20_Link">
#standwithukraine&gt;
</text:a>
&gt;
 <text:a xlink:type="simple" xlink:href="https://t.co/oRMd8BhcTR" text:style-name="Internet_20_link" text:visited-style-name="Visited_20_Internet_20_Link">
pic.twitter.com/ormd8bhctr</text:a>
&gt;
&gt;
  - 德国大使馆(@germanyinua)<text:a xlink:type="simple" xlink:href="https://twitter.com/GermanyinUA/status/1668193311146868736" text:style-name="Internet_20_link" text:visited-style-name="Visited_20_Internet_20_Link">
2023年6月12日&gt;
</text:a>
<text:span text:style-name="T4">
另请阅读：</text:span>
 <text:a xlink:type="simple" xlink:href="https://www.ukrinform.ua/rubric-society/3721823-urad-opracovue-mozlivist-viplati-dopomogi-meskancam-pidtoplenih-teritorij-veresuk.html" text:style-name="Internet_20_link" text:visited-style-name="Visited_20_Internet_20_Link">
政府处理支付<text:span text:style-name="T4">
福利的可能性</text:span>
向被洪水淹没的地区的分钟 -  Vereshchuk</text:a>
德国外交官回忆说，五月，乌克兰人参加了霍亚(Hoya)TW TABINAVKA中心的培训和维护水处理设备的培训和维护。</text:p>

</text:p>
      <text:p text:style-name="P4">
据报道，德国向乌克兰发送了56个发电机和5000个过滤器，以向被迫逃离卡哈夫斯卡雅TPP下午的人们提供。</text:p>
      <text:p text:style-name="P4">
News Source: <text:a xlink:type="simple" xlink:href="https://www.ukrinform.ua/rubric-regions/3721848-nimeccina-peredala-mikolaivsini-mobilnu-vodoocisnu-stanciu-karcher.html" text:style-name="Internet_20_link" text:visited-style-name="Visited_20_Internet_20_Link">
https://www.ukrinform.ua/rubric-regions/3721848-nimeccina-peredala-mikolaivsini-mobilnu-vodoocisnu-stanciu-karcher.html</text:a>
</text:p>
      <!--NEWS-->
      <text:h text:style-name="P10" text:outline-level="1">
<text:span text:style-name="T4">
Ukrzaliznytsia开了妇女车厢的门票</text:span>
</text:h>
      <text:p text:style-name="P4">
作者: Ukrinform (Person)</text:p>
      <text:p text:style-name="P4">
出版商: Укринформ (Organization)</text:p>
      <text:p text:style-name="P4">
出版时间: 2023-06-12T16:28:36+03:00</text:p>
      <text:p text:style-name="P4">
修改时间: 2023-06-12T16:28:36+03:00</text:p>
      <text:p text:style-name="P4">
描述: JSC“ Ukrzaliznytsya”在飞行员模式下开放了四列远处连接的妇女车厢的门票。 从6月30日起，可以在UZ移动申请中提供门票。  - 乌克林。</text:p>
      <text:p text:style-name="P4">
图片: ['<text:a xlink:type="simple" xlink:href="https://static.ukrinform.com/photos/2023_06/thumb_files/630_360_1686576448-248.jpg" text:style-name="Internet_20_link" text:visited-style-name="Visited_20_Internet_20_Link">
630_360_16865...</text:a>
']</text:p>
      <text:p text:style-name="P4">
标签: ['Потяг', 'Укрзалізниця', 'Жінки']</text:p>
      <text:p text:style-name="P4">
类型: Article</text:p>
      <!--METADATA-->
      <text:p text:style-name="P4">
<draw:frame draw:style-name="fr1" draw:name="Image68" text:anchor-type="as-char" svg:width="6.9236in" svg:height="3.956343in" draw:z-index="0">
<draw:image xlink:href="../Images/yкринформ/2023-06-12T16-28-36-03-00/630_360_1686576448-248.jpg" xlink:type="simple" xlink:show="embed" xlink:actuate="onLoad" draw:mime-type="image/jpeg"/>
</draw:frame>
JSC“ Ukrzaliznytsya”在飞行员模式下开放了两列遥远连接的女子杯的门票。 从6月30日起，可以在移动申请中提供门票。</text:p>
      <text:p text:style-name="P4">
关于IT报告乌克林福姆，参考新闻服务<text:a xlink:type="simple" xlink:href="https://www.uz.gov.ua/press_center/up_to_date_topic/611662/" text:style-name="Internet_20_link" text:visited-style-name="Visited_20_Internet_20_Link">
UZ</text:a>
。</text:p>
      <text:p text:style-name="P4">
“ UZ找到了一种快速的技术解决方案，以实施妇女车厢，Nadalivono将被敲定。 妇女购买的火车可供购买，这些妇女在申请中标有标签，在这种轿跑车上种植将仅向妇女和[儿童]开放(https://www.ukrinform.ua/tag-diti)，谁不6岁。 票价与通常的票价没有区别，一个订单的门票数量受到四个的限制。”证词写道。</text:p>
      <text:p text:style-name="P4">
该公司指出，在试点期间，妇女隔间将出现在4个遥远的组合中，这是自今年年初以来注册的Skargs和冲突案件的领导者之一：基辅第81号 -  Uzhgorod； №41dnipro -truskavets; №75基辅-Kryvyi Rih和№15Kharkiv -Yasinya。</text:p>
      <text:p text:style-name="P4">
<text:span text:style-name="T4">
另请阅读：</text:span>
 [<text:span text:style-name="T4">
 ukrzaliznitsa </text:span>
我将与欧盟的联系现代化并购买(https://www.ukrinform.ua/rubric-economy/3720685-ukrzaliznica-modernizue-spolucenna-z-es-ta-zakupit-lokomotiviv-grosi-dae-ebrr.html)您可以在6月30日的这些火车上购买这些火车上的妇女双门轿跑车的门票。</text:p>
      <text:p text:style-name="P4">
UZ Press Service：“销售仅在Ukrzaliznytsia的移动应用中。”</text:p>
      <text:p text:style-name="P4">
据报道，乌克兰兹尼尼特(Ukrzaliznytsia)正在考虑进行测试，并引入女性评论中，这是火车安全性安全性安​​全性的要素之一。</text:p>
      <text:p text:style-name="P4">
来自Open Springs的照片</text:p>
      <text:p text:style-name="P4">
News Source: <text:a xlink:type="simple" xlink:href="https://www.ukrinform.ua/rubric-society/3721851-ukrzaliznica-vidkrila-prodaz-kvitkiv-do-zinocih-kupe.html" text:style-name="Internet_20_link" text:visited-style-name="Visited_20_Internet_20_Link">
https://www.ukrinform.ua/rubric-society/3721851-ukrzaliznica-vidkrila-prodaz-kvitkiv-do-zinocih-kupe.html</text:a>
</text:p>
      <!--NEWS-->
      <text:h text:style-name="P10" text:outline-level="1">
<text:span text:style-name="T4">
Prozorro的拍卖。销售带来了超过35亿</text:span>
</text:h>
      <text:p text:style-name="P4">
作者: Ukrinform (Person)</text:p>
      <text:p text:style-name="P4">
出版商: Укринформ (Organization)</text:p>
      <text:p text:style-name="P4">
出版时间: 2023-06-12T16:29:01+03:00</text:p>
      <text:p text:style-name="P4">
修改时间: 2023-06-12T16:29:01+03:00</text:p>
      <text:p text:style-name="P4">
描述: 自2023年初以来，在Prozorro系统中成功完成了近7000次拍卖。  - 乌克林。</text:p>
      <text:p text:style-name="P4">
图片: ['<text:a xlink:type="simple" xlink:href="https://static.ukrinform.com/photos/2023_05/thumb_files/630_360_1684489449-145.jpg" text:style-name="Internet_20_link" text:visited-style-name="Visited_20_Internet_20_Link">
630_360_16844...</text:a>
']</text:p>
      <text:p text:style-name="P4">
标签: ['Аукціон', 'Бюджет', 'ProZorro']</text:p>
      <text:p text:style-name="P4">
类型: Article</text:p>
      <!--METADATA-->
      <text:p text:style-name="P4">
<draw:frame draw:style-name="fr1" draw:name="Image69" text:anchor-type="as-char" svg:width="6.9236in" svg:height="3.956343in" draw:z-index="0">
<draw:image xlink:href="../Images/yкринформ/2023-06-12T16-29-01-03-00/630_360_1684489449-145.jpg" xlink:type="simple" xlink:show="embed" xlink:actuate="onLoad" draw:mime-type="image/jpeg"/>
</draw:frame>
自2013年初以来，在Prozorro系统中成功完成了近7,000次拍卖，该系统使UAH 35.8亿次获得了预算。</text:p>
      <text:p text:style-name="P4">
据报道(https://www.facebook.com/prozorro.sale/posts/pfbid02egnfqzxDfpmgV5AgMxMGnn2NUoDgDXwMTjCogdy4cgDSvCDWiCT4EfE8DNaxqUGul)，报道乌克林福姆。</text:p>
      <text:p text:style-name="P4">
“在2023年，分离分离已经成功完成了近7000次在线拍卖，这些拍卖已为UAH 35.8亿的不同水平补充了预算，”  - 在消息中。</text:p>
      <text:p text:style-name="P4">
<text:span text:style-name="T4">
另请阅读：</text:span>
 <text:a xlink:type="simple" xlink:href="https://www.ukrinform.ua/rubric-economy/3718527-aukcioni-na-prozorroprodazi-popovnili-budzeti-majze-na-33-milarda.html" text:style-name="Internet_20_link" text:visited-style-name="Visited_20_Internet_20_Link">
<text:span text:style-name="T4">
 prozorro </text:span>
拍卖<text:span text:style-name="T4">
。 </text:span>
销售**补充了33亿的预算</text:a>
据该公司称，超过150万个拍卖处于闭幕阶段，可能会额外补充不同水平的预算。</text:p>
      <text:p text:style-name="P4">
在收据方面，领导层保持破产银行的出售(1,79Mlrd UAH)，有国家和公共财产的私有化(5.24亿UAH)，出售财产和资产(4.2亿UAH)，出售和租赁土地(3.01亿UAH)，破产案件中的拍卖(2.94亿UAH).</text:p>
      <text:p text:style-name="P4">
Станом на 12 червня в системі Prozorro.Продажі оголошено понад 4 тис. онлайн-аукціонів.</text:p>
      <text:p text:style-name="P4">
<text:span text:style-name="T4">
Читайте також:</text:span>
 <text:a xlink:type="simple" xlink:href="https://www.ukrinform.ua/rubric-economy/3716035-u-prozorroprodazi-z-pocatku-roku-vidbulos-ponad-6-tisac-aukcioniv.html" text:style-name="Internet_20_link" text:visited-style-name="Visited_20_Internet_20_Link">
 У <text:span text:style-name="T4">
Prozorro</text:span>
 . <text:span text:style-name="T4">
Продажі</text:span>
 з початку року відбулосьпонад 6 тисяч аукціонів </text:a>
据报道，在小额私有化的在线拍卖过程中，Prozorro Velcrone系统。销售利润率为预算赢得了10亿UAH。</text:p>
      <text:p text:style-name="P4">
News Source: <text:a xlink:type="simple" xlink:href="https://www.ukrinform.ua/rubric-economy/3721852-aukcioni-na-prozorroprodazi-prinesli-vze-ponad-35-milarda.html" text:style-name="Internet_20_link" text:visited-style-name="Visited_20_Internet_20_Link">
https://www.ukrinform.ua/rubric-economy/3721852-aukcioni-na-prozorroprodazi-prinesli-vze-ponad-35-milarda.html</text:a>
</text:p>
      <!--NEWS-->
      <text:h text:style-name="P10" text:outline-level="1">
<text:span text:style-name="T4">
在卡科夫斯卡亚水力发电站爆炸后，在odesa地区的海岸上，发现了六个地雷</text:span>
</text:h>
      <text:p text:style-name="P4">
作者: Ukrinform (Person)</text:p>
      <text:p text:style-name="P4">
出版商: Укринформ (Organization)</text:p>
      <text:p text:style-name="P4">
出版时间: 2023-06-12T16:31:53+03:00</text:p>
      <text:p text:style-name="P4">
修改时间: 2023-06-12T16:31:53+03:00</text:p>
      <text:p text:style-name="P4">
描述: 在敖德萨地区的海岸，在俄罗斯侵略者对卡科夫卡水力发电厂的爆炸后，已经在一周内发现了六个矿山。  - 乌克林。</text:p>
      <text:p text:style-name="P4">
图片: ['<text:a xlink:type="simple" xlink:href="https://static.ukrinform.com/photos/2022_05/thumb_files/630_360_1653906262-842.jpg" text:style-name="Internet_20_link" text:visited-style-name="Visited_20_Internet_20_Link">
630_360_16539...</text:a>
']</text:p>
      <text:p text:style-name="P4">
标签: ['Міна', 'Одещина', 'Каховська ГЕС']</text:p>
      <text:p text:style-name="P4">
类型: Article</text:p>
      <!--METADATA-->
      <text:p text:style-name="P4">
<draw:frame draw:style-name="fr1" draw:name="Image70" text:anchor-type="as-char" svg:width="6.9236in" svg:height="3.956343in" draw:z-index="0">
<draw:image xlink:href="../Images/yкринформ/2023-06-12T16-31-53-03-00/630_360_1653906262-842.jpg" xlink:type="simple" xlink:show="embed" xlink:actuate="onLoad" draw:mime-type="image/jpeg"/>
</draw:frame>
敖德萨地区的纳莫斯克海岸在本周炸毁了卡卡科夫斯基水力发电厂的俄罗斯入侵者之后，已经发现了六个矿山。</text:p>
      <text:p text:style-name="P4">
根据乌克林福姆的报道，它报告了<text:a xlink:type="simple" xlink:href="https://dpsu.gov.ua/ua/news/uvaga-zrosla-minna-nebezpeka-na-uzberezhzhi-odeshchini/" text:style-name="Internet_20_link" text:visited-style-name="Visited_20_Internet_20_Link">
乌克兰国家边境服务。</text:a>
边境警卫说：“由于敖德萨地区海岸卡科夫斯基水电斯坦的爆炸爆炸钉钉垃圾，其中可能包括可以立即识别的危险物体。”</text:p>
      <text:p text:style-name="P4">
正如州边境服务处所解释的那样，矿山爆炸的障碍物被撕开了，配备了该障碍，并配备了该障碍，并配备了DNIEPER和KAKHOVKA水库，可以将其与垃圾一起释放到矿山中。</text:p>
      <text:p text:style-name="P4">
当前，大量的矿山在水中漂流，这不像海矿那样受损，因此构成了巨大的危险。</text:p>
      <text:p text:style-name="P4">
<text:span text:style-name="T4">
另请阅读：</text:span>
 <text:a xlink:type="simple" xlink:href="https://www.ukrinform.ua/rubric-society/3721610-prikordonniki-fiksuut-nekerovani-vibuhi-boepripasiv-aki-vineslo-v-corne-more.html" text:style-name="Internet_20_link" text:visited-style-name="Visited_20_Internet_20_Link">
<text:span text:style-name="T4">
边界</text:span>
 Moonnii修复了在黑海中取出的无法控制的炸药</text:a>
“在7天内，边防部队与其他国防军一起发现了6个不同的修改矿，洪水流入了Odesa地区的海岸。 大多数精美的物体通过受控的爆炸被摧毁。</text:p>
      <text:p text:style-name="P4">
此外，边防卫队记录了爆炸物在水中引爆，与其他物体失败。</text:p>
      <text:p text:style-name="P4">
乌克兰州的州税务局强调，“我的危险的威胁仍然很高，尤其是在暴风雨之后，”乌克兰税务部门敦促公民绝不会对海岸不服从垃圾。</text:p>
      <text:p text:style-name="P4">
<text:span text:style-name="T4">
另请阅读：</text:span>
 <text:a xlink:type="simple" xlink:href="https://www.ukrinform.ua/rubric-regions/3721581-u-smitti-ake-pribivae-do-morskogo-uzberezza-moze-buti-vibuhivka-gumenuk.html" text:style-name="Internet_20_link" text:visited-style-name="Visited_20_Internet_20_Link">
在钉上海岸的垃圾中，可能是爆炸 -  <text:span text:style-name="T4">
 humen </text:span>
 yuk</text:a>
只有在使用炸药检查岸条并添加到DPSU中，才可以清洁垃圾。</text:p>
      <text:p text:style-name="P4">
正如乌克林福姆报道的那样，在敖德萨地区的巡逻期间，边防部队的记录是探索的(https://www.ukrinform.ua/rubric-regions/3720976-pidriv-grebli-kahovskoi-ges-more-na-odesini-peretvoruetsa-na-smittezvalise.html)和动物墓地。 在水中发现的水中 - 碎裂，家具，汽车，润滑剂，冰箱。</text:p>
      <text:p text:style-name="P4">
News Source: <text:a xlink:type="simple" xlink:href="https://www.ukrinform.ua/rubric-regions/3721854-na-uzberezzi-odesini-pisla-pidrivu-kahovskoi-ges-viavili-vze-sist-min.html" text:style-name="Internet_20_link" text:visited-style-name="Visited_20_Internet_20_Link">
https://www.ukrinform.ua/rubric-regions/3721854-na-uzberezzi-odesini-pisla-pidrivu-kahovskoi-ges-viavili-vze-sist-min.html</text:a>
</text:p>
      <!--NEWS-->
      <text:h text:style-name="P10" text:outline-level="1">
<text:span text:style-name="T4">
国际原子能机构的负责人在访问乌克兰期间讲述了计划</text:span>
</text:h>
      <text:p text:style-name="P4">
作者: Ukrinform (Person)</text:p>
      <text:p text:style-name="P4">
出版商: Укринформ (Organization)</text:p>
      <text:p text:style-name="P4">
出版时间: 2023-06-12T16:34:00+03:00</text:p>
      <text:p text:style-name="P4">
修改时间: 2023-06-12T16:34:00+03:00</text:p>
      <text:p text:style-name="P4">
描述: 国际核能局总董事拉斐尔·玛丽安·格罗斯（Raphael Marianne Grossi）表示，他计划在访问乌克兰时与弗拉基米尔·泽伦斯基（Vladimir Zelensky）总统会面。  - 乌克林。</text:p>
      <text:p text:style-name="P4">
图片: ['<text:a xlink:type="simple" xlink:href="https://static.ukrinform.com/photos/2023_06/thumb_files/630_360_1686576909-128.jpeg" text:style-name="Internet_20_link" text:visited-style-name="Visited_20_Internet_20_Link">
630_360_16865...</text:a>
']</text:p>
      <text:p text:style-name="P4">
标签: ['МАГАТЕ', 'Візит', 'Зеленський', 'Запорізька АЕС']</text:p>
      <text:p text:style-name="P4">
类型: Article</text:p>
      <!--METADATA-->
      <text:p text:style-name="P4">
<draw:frame draw:style-name="fr1" draw:name="Image71" text:anchor-type="as-char" svg:width="6.9236in" svg:height="3.956343in" draw:z-index="0">
<draw:image xlink:href="../Images/yкринформ/2023-06-12T16-34-00-03-00/630_360_1686576909-128.jpeg" xlink:type="simple" xlink:show="embed" xlink:actuate="onLoad" draw:mime-type="image/jpeg"/>
</draw:frame>
国际核能局首席执行官拉斐尔·玛丽安·格罗斯(Raphael Marianne Gross)计划在访问乌克兰时与泽伦斯基总统会面。</text:p>
      <text:p text:style-name="P4">
根据乌克林福姆的说法，格罗西在[Twitter]的页面上写道。(https://twitter.com/rafaelmgrossi/status/1668239023855357952)“我去乌克兰会见弗拉基米尔总统<text:a xlink:type="simple" xlink:href="https://www.ukrinform.ua/tag-zelenskij" text:style-name="Internet_20_link" text:visited-style-name="Visited_20_Internet_20_Link">
Zelensky</text:a>
并介绍了援助计划，以实现新卡科夫卡大坝灾难性洪水的后果。”该机构的负责人写道。</text:p>
      <text:p text:style-name="P4">
格罗西还指出，他打算评估Zaporozhye NPP的情况，并在Zaporozhye的支持和协助下旋转IAEA任务团队(萨姆兹)与一支加强的团队。</text:p>
      <text:p text:style-name="P4">
*!(https://www.ukrinform.ua/rubric-economy/3721701-ekspertam-magate-potriben-dostup-do-okupovanoi-zaporizkoi-teploelektrostancii-grossi.html)据报道，6月7日，拉斐尔·格罗斯西(Raphael Grosssey(https://www.ukrinform.ua/rubric-other_news/3720776-pidriv-rosianami-kahovskoi-ges-usi-novini.html)。 他补充说，这是“核安全的关键时刻”。</text:p>
      <text:p text:style-name="P4">
我们将提醒俄罗斯军队在6月6日进行承保水力发电站。 由于内部机器大厅的爆炸，车站被完全摧毁。</text:p>
      <text:p text:style-name="P4">
<text:span text:style-name="T5">
foto：Twitter Mariano Grossi</text:span>
</text:p>
      <text:p text:style-name="P4">
News Source: <text:a xlink:type="simple" xlink:href="https://www.ukrinform.ua/rubric-polytics/3721859-glava-magate-rozpoviv-pro-plani-pid-cas-vizitu-v-ukrainu.html" text:style-name="Internet_20_link" text:visited-style-name="Visited_20_Internet_20_Link">
https://www.ukrinform.ua/rubric-polytics/3721859-glava-magate-rozpoviv-pro-plani-pid-cas-vizitu-v-ukrainu.html</text:a>
</text:p>
      <!--NEWS-->
      <text:h text:style-name="P10" text:outline-level="1">
<text:span text:style-name="T4">
普京通过动员俄罗斯联邦的大多数土著人民执行了几项任务 - 政治学家</text:span>
</text:h>
      <text:p text:style-name="P4">
作者: Ukrinform (Person)</text:p>
      <text:p text:style-name="P4">
出版商: Укринформ (Organization)</text:p>
      <text:p text:style-name="P4">
出版时间: 2023-06-12T16:35:14+03:00</text:p>
      <text:p text:style-name="P4">
修改时间: 2023-06-12T16:35:14+03:00</text:p>
      <text:p text:style-name="P4">
描述: 俄罗斯总统弗拉基米尔·普京（Vladimir Putin）通过动员俄罗斯为乌克兰战争的土著人民履行了几项内部和外交政策任务。  - 乌克林。</text:p>
      <text:p text:style-name="P4">
图片: ['<text:a xlink:type="simple" xlink:href="https://static.ukrinform.com/photos/2019_10/thumb_files/630_360_1572454498-858.jpg" text:style-name="Internet_20_link" text:visited-style-name="Visited_20_Internet_20_Link">
630_360_15724...</text:a>
']</text:p>
      <text:p text:style-name="P4">
标签: ['Мобілізація', 'Путін', 'Війна з Росією']</text:p>
      <text:p text:style-name="P4">
类型: Article</text:p>
      <!--METADATA-->
      <text:p text:style-name="P4">
<draw:frame draw:style-name="fr1" draw:name="Image72" text:anchor-type="as-char" svg:width="6.9236in" svg:height="3.956343in" draw:z-index="0">
<draw:image xlink:href="../Images/yкринформ/2023-06-12T16-35-14-03-00/630_360_1572454498-858.jpg" xlink:type="simple" xlink:show="embed" xlink:actuate="onLoad" draw:mime-type="image/jpeg"/>
</draw:frame>
俄罗斯总统弗拉基米尔·普京(Vladimir Putin)通过动员俄罗斯的主要民族，警告乌克兰的战争立即进行了几项内部和外交政策。</text:p>
      <text:p text:style-name="P4">
乌克林福音通讯员报告说，这一观点是在一个关于该主题的圆桌会议上的：“被奴役的出生和破坏”政治科学家兼武装部队米哈伊尔·巴萨布(Mikrinform Basarab)的官员，乌克林福音通讯员报告。</text:p>
      <text:p text:style-name="P4">
“普京和香蕉大多被俄罗斯的土著人民动员。 首先是关键，任务是种族灭绝，有目的地谋杀这些人民在乌克兰战场上的代表，罪魁祸首被俄罗斯军队用作“加农炮肉”，实际上这些土著人民的数量减少，减少“巴萨拉布说。</text:p>
      <text:p text:style-name="P4">
*!(https://www.ukrinform.ua/rubric-world/3720671-sin-sojgu-vtik-iz-rosii-za-kilka-dniv-do-mobilizacii-rozsliduvanna.html)根据政治学家的说法，普京政权的第二个目的是“在血液中涂抹”，并调整俄罗斯俄罗斯土著人民的代表相互对抗。</text:p>
      <text:p text:style-name="P4">
“这也是一项遥不可及的深厚政策，杀死其他自然盟友之间的楔子，即俄罗斯的土著人民，”  - 说。</text:p>
      <text:p text:style-name="P4">
他以车臣卡德罗夫(Chechnya Kadyrov)的头说明了克里姆林宫的第三个目的。</text:p>
      <text:p text:style-name="P4">
<text:span text:style-name="T4">
另请阅读：</text:span>
 [强制认证(https://www.ukrinform.ua/rubric-regions/3711706-primusova-pasportizacia-ziteliv-kahovki-zagarbniki-lakaut-mobilizaciu-i-viselennam.html)“普京展示了这个代表人民的不人道，有时是卡通人物，看上去更加有意识，因此您可以同意某些事情：“看卡德罗夫，这是我。” 当然，普京在此比较中获胜。 这就是为什么它对整个世界在内的贵族人民(包括车臣人)如此抹黑的原因，因此车臣是一个无聊的人(Kadirova-订购。)他没有得到乌克兰人和自由世界国家群体的充分支持，”巴萨拉布说。</text:p>
      <text:p text:style-name="P4">
据报道，乌克兰沃迪米尔·泽伦斯基(Ukraine Volodymyr Zelensky)总统呼吁俄罗斯联邦的人民内阁，西伯利亚和其他土著人民与Zvobodda作战，因为普京不会在动员的第一波中停止。</text:p>
      <text:p text:style-name="P4">
News Source: <text:a xlink:type="simple" xlink:href="https://www.ukrinform.ua/rubric-polytics/3721855-putin-slahom-mobilizacii-perevazno-korinnih-narodiv-rf-vikonue-vidrazu-kilka-zavdan-politolog.html" text:style-name="Internet_20_link" text:visited-style-name="Visited_20_Internet_20_Link">
https://www.ukrinform.ua/rubric-polytics/3721855-putin-slahom-mobilizacii-perevazno-korinnih-narodiv-rf-vikonue-vidrazu-kilka-zavdan-politolog.html</text:a>
</text:p>
      <!--NEWS-->
      <text:h text:style-name="P10" text:outline-level="1">
<text:span text:style-name="T4">
由于火山喷发，大约有13,000人已经撤离了菲律宾</text:span>
</text:h>
      <text:p text:style-name="P4">
作者: Ukrinform (Person)</text:p>
      <text:p text:style-name="P4">
出版商: Укринформ (Organization)</text:p>
      <text:p text:style-name="P4">
出版时间: 2023-06-12T16:36:21+03:00</text:p>
      <text:p text:style-name="P4">
修改时间: 2023-06-12T16:36:21+03:00</text:p>
      <text:p text:style-name="P4">
描述: 由于梅恩火山的爆发，大约有13,000人在菲律宾东北地区被撤离。  - 乌克林。</text:p>
      <text:p text:style-name="P4">
图片: ['<text:a xlink:type="simple" xlink:href="https://static.ukrinform.com/photos/2023_06/thumb_files/630_360_1686576912-666.jpg" text:style-name="Internet_20_link" text:visited-style-name="Visited_20_Internet_20_Link">
630_360_16865...</text:a>
']</text:p>
      <text:p text:style-name="P4">
标签: ['Евакуація', 'Філіппіни', 'Вулкан']</text:p>
      <text:p text:style-name="P4">
类型: Article</text:p>
      <!--METADATA-->
      <text:p text:style-name="P4">
<draw:frame draw:style-name="fr1" draw:name="Image73" text:anchor-type="as-char" svg:width="6.9236in" svg:height="3.956343in" draw:z-index="0">
<draw:image xlink:href="../Images/yкринформ/2023-06-12T16-36-21-03-00/630_360_1686576912-666.jpg" xlink:type="simple" xlink:show="embed" xlink:actuate="onLoad" draw:mime-type="image/jpeg"/>
</draw:frame>
由于Vulcan Mayon爆发，大约有13,000人在菲律宾东北部被撤离。</text:p>
      <text:p text:style-name="P4">
正如乌克林福姆报道的那样，它报告了<text:a xlink:type="simple" xlink:href="https://www.bbc.com/news/world-asia-65874722" text:style-name="Internet_20_link" text:visited-style-name="Visited_20_Internet_20_Link">
BBC</text:a>
。</text:p>
      <text:p text:style-name="P4">
该介绍说：“随着该国最著名的火山Mayon继续积极投掷长凳，大约有13,000人在菲律宾的东北地区被撤离。”</text:p>
      <text:p text:style-name="P4">
地方当局已宣布撤离六公里火山半径内的所有居民。 目前，大约有13,000人被移至庇护所。</text:p>
      <text:p text:style-name="P4">
以其圆锥形形式[火山]闻名(https://www.ukrinform.ua/tag-vulkan)上周，梅恩开始丢下替补席。 随着活动活动的增加，菲律宾的一个省份是在灾区。</text:p>
      <text:p text:style-name="P4">
当地媒体的特雷西托·巴科尔科尔(Teresito Bacolcol)的首席火山学家说：“火山气体和石头的短暂流动存在危险。”</text:p>
      <text:p text:style-name="P4">
如果未来几天即将到来的马农火山爆发，就可以撤离更多的人。</text:p>
      <text:p text:style-name="P4">
<text:span text:style-name="T4">
另请阅读：</text:span>
 <text:a xlink:type="simple" xlink:href="https://www.ukrinform.ua/rubric-world/3713083-u-meksici-aktivizuvavsa-nebezpecnij-vulkan-25-miljoniv-ludej-poperedili-pro-evakuacia.html" text:style-name="Internet_20_link" text:visited-style-name="Visited_20_Internet_20_Link">
在墨西哥加剧危险<text:span text:style-name="T4">
火山</text:span>
  -  2500万人警告撤离</text:a>
目前，当地专家已决定将危险水平提高到三个手腕尺度。 Mayon位于Bicolus的农业半岛上，是该国最活跃的火山之一。</text:p>
      <text:p text:style-name="P4">
如[Ukrinform]报道(https://www.ukrinform.ua/rubric-world/3719988-na-gavaah-pisla-trimisacnoi-pauzi-pocalosa-viverzenna-vulkana-kilauea.html)这是位于夏威夷最活跃的火山之一，位于夏威夷，在三个月的停顿后开始爆发。</text:p>
      <text:p text:style-name="P4">
菲律宾当局周五开始撤离约10,000人住在马蒙火山附近的人，此前有数百枚岩石。</text:p>
      <text:p text:style-name="P4">
<text:span text:style-name="T5">
照片：盖蒂图像</text:span>
</text:p>
      <text:p text:style-name="P4">
News Source: <text:a xlink:type="simple" xlink:href="https://www.ukrinform.ua/rubric-world/3721857-na-filippinah-vze-evakuuvali-blizko-13-tisac-ludej-cerez-viverzenna-vulkana.html" text:style-name="Internet_20_link" text:visited-style-name="Visited_20_Internet_20_Link">
https://www.ukrinform.ua/rubric-world/3721857-na-filippinah-vze-evakuuvali-blizko-13-tisac-ludej-cerez-viverzenna-vulkana.html</text:a>
</text:p>
      <!--NEWS-->
      <text:h text:style-name="P10" text:outline-level="1">
<text:span text:style-name="T4">
以色列移交了霍森地区受害者的人道主义援助</text:span>
</text:h>
      <text:p text:style-name="P4">
作者: Ukrinform (Person)</text:p>
      <text:p text:style-name="P4">
出版商: Укринформ (Organization)</text:p>
      <text:p text:style-name="P4">
出版时间: 2023-06-12T16:42:06+03:00</text:p>
      <text:p text:style-name="P4">
修改时间: 2023-06-12T16:42:06+03:00</text:p>
      <text:p text:style-name="P4">
描述: 乌克兰以色列国的使馆转移了约20万升的饮用水和10吨以上的饮食受害者，位于赫尔森地区的Kakhovka水力发电厂。  - 乌克林。</text:p>
      <text:p text:style-name="P4">
图片: ['<text:a xlink:type="simple" xlink:href="https://static.ukrinform.com/photos/2023_06/thumb_files/630_360_1686574544-643.jpg" text:style-name="Internet_20_link" text:visited-style-name="Visited_20_Internet_20_Link">
630_360_16865...</text:a>
']</text:p>
      <text:p text:style-name="P4">
标签: ['Гуманітарна допомога', 'Херсонщина', 'Ізраїль', 'Каховська ГЕС']</text:p>
      <text:p text:style-name="P4">
类型: Article</text:p>
      <!--METADATA-->
      <text:p text:style-name="P4">
<draw:frame draw:style-name="fr1" draw:name="Image74" text:anchor-type="as-char" svg:width="6.9236in" svg:height="3.956343in" draw:z-index="0">
<draw:image xlink:href="../Images/yкринформ/2023-06-12T16-42-06-03-00/630_360_1686574544-643.jpg" xlink:type="simple" xlink:show="embed" xlink:actuate="onLoad" draw:mime-type="image/jpeg"/>
</draw:frame>
乌克兰的以色列大使馆已将约10万升的饮用水转移到了卡科夫卡水龙头地区。</text:p>
      <text:p text:style-name="P4">
根据乌克林事物通讯员的说法，塔伊兹(Taizrael)国际合作署在马沙夫布尔发展领域的大使馆的援助转移到了赫尔森地区军事管理局和乌克兰外交部。</text:p>
      <text:p text:style-name="P4">
“成千上万的人没有屋顶上没有屋顶，没有最必要的饮用水，食物。 今天，我们向超过200,000升的饮酒发送<text:a xlink:type="simple" xlink:href="https://www.ukrinform.ua/tag-voda" text:style-name="Internet_20_link" text:visited-style-name="Visited_20_Internet_20_Link">
水</text:a>
以及超过10吨的营养。 在接下来的几天里，我们将将这些产品发送到赫森地区。</text:p>
      <text:p text:style-name="P4">
支持Kherson慈善基金会支持的志愿者将被转移到地面上。</text:p>
      <text:p text:style-name="P4">
<text:span text:style-name="T4">
另请阅读：</text:span>
 <text:a xlink:type="simple" xlink:href="https://www.ukrinform.ua/rubric-society/3721723-vakcini-obladnanna-aptecki-ukraina-otrimala-partiu-medicnoi-gumdopomogi.html" text:style-name="Internet_20_link" text:visited-style-name="Visited_20_Internet_20_Link">
疫苗，设备，急救套件：乌克兰收到了一批人形生物</text:a>
据报道，俄罗斯部队在6月6日的晚上(进行了承保水力发电站)(https://www.ukrinform.ua/rubric-other_news/3720776-pidriv-rosianami-kahovskoi-ges-usi-novini.html) <text:a xlink:type="simple" xlink:href="https://www.ukrinform.ua/rubric-other_news/3720776-pidriv-rosianami-kahovskoi-ges-usi-novini.html" text:style-name="Internet_20_link" text:visited-style-name="Visited_20_Internet_20_Link">
 .</text:a>
从升高率中撤离人口正在进行中。</text:p>
      <text:p text:style-name="P4">
根据“ Ecocid”的文章进行的调查已经开始。</text:p>
      <text:p text:style-name="P4">
乌克兰鲁斯兰·斯特利(Ukraine Ruslan Striple)保护环境和自然资源的保护部长表示，由于kakhovka水力发电站的破坏，估计对环境的损失量已经超过550亿UAH。</text:p>
      <text:p text:style-name="P4">
News Source: <text:a xlink:type="simple" xlink:href="https://www.ukrinform.ua/rubric-regions/3721862-izrail-peredav-gumanitarnu-dopomogu-dla-postrazdalih-na-hersonsini.html" text:style-name="Internet_20_link" text:visited-style-name="Visited_20_Internet_20_Link">
https://www.ukrinform.ua/rubric-regions/3721862-izrail-peredav-gumanitarnu-dopomogu-dla-postrazdalih-na-hersonsini.html</text:a>
</text:p>
      <!--NEWS-->
      <text:h text:style-name="P10" text:outline-level="1">
<text:span text:style-name="T4">
已经在乌克兰检查了大约63,000家收容所</text:span>
</text:h>
      <text:p text:style-name="P4">
作者: Ukrinform (Person)</text:p>
      <text:p text:style-name="P4">
出版商: Укринформ (Organization)</text:p>
      <text:p text:style-name="P4">
出版时间: 2023-06-12T16:43:54+03:00</text:p>
      <text:p text:style-name="P4">
修改时间: 2023-06-12T16:43:54+03:00</text:p>
      <text:p text:style-name="P4">
描述: 警察和救援人员以及当地的自政府机构已经在乌克兰进行了约63,000架架子的测试。  - 乌克林。</text:p>
      <text:p text:style-name="P4">
图片: ['<text:a xlink:type="simple" xlink:href="https://static.ukrinform.com/photos/2023_05/thumb_files/630_360_1684524477-301.jpeg" text:style-name="Internet_20_link" text:visited-style-name="Visited_20_Internet_20_Link">
630_360_16845...</text:a>
']</text:p>
      <text:p text:style-name="P4">
标签: ['Клименко', 'перевірки', 'Укриття', 'Єдині новини']</text:p>
      <text:p text:style-name="P4">
类型: Article</text:p>
      <!--METADATA-->
      <text:p text:style-name="P4">
<draw:frame draw:style-name="fr1" draw:name="Image76" text:anchor-type="as-char" svg:width="6.9236in" svg:height="3.956343in" draw:z-index="0">
<draw:image xlink:href="../Images/yкринформ/2023-06-12T16-43-54-03-00/630_360_1684524477-301.jpeg" xlink:type="simple" xlink:show="embed" xlink:actuate="onLoad" draw:mime-type="image/jpeg"/>
</draw:frame>
警察和救援人员以及当地的自政府机构已经翻译了乌克兰约63,000家收容所。</text:p>
      <text:p text:style-name="P4">
乌克林福音通讯员报道，内政部长伊戈尔·克里格伦科(Igor Klimenko)在塔克蒙“统一新闻”中告知了这一点。</text:p>
      <text:p text:style-name="P4">
“我们已经检查了大约6.3万庇护所和炸弹庇护所。(https://www.ukrinform.ua/tag-dsns)当然，与地方政府一起。 在乌克兰大约24％(庇护所 -  ed。)不适合进一步使用。”他说。</text:p>
      <text:p text:style-name="P4">
Klimenko告知，在这些检查中，有9％以上的避难所被关闭，必须在国外的商业实体所有者的电话模式下找到，以便可以在什么情况下打开并检查这些存储设施。</text:p>
      <text:p text:style-name="P4">
部长保证该部的雇员将继续这项工作。</text:p>
      <text:p text:style-name="P4">
<text:span text:style-name="T4">
另请阅读：</text:span>
 <text:a xlink:type="simple" xlink:href="https://www.ukrinform.ua/rubric-kyiv/3721346-u-kievi-perevirili-vsi-ukritta-65-viznali-pridatnimi.html" text:style-name="Internet_20_link" text:visited-style-name="Visited_20_Internet_20_Link">
在基辅检查所有<text:span text:style-name="T4">
庇护所</text:span>
 I：65％被认为适用的</text:a>
“我还想在这里推荐给经济实体的负责人，即不断地控制IDP的权力，以控制这些庇护所的绩效，因为这是人们的生活。 我想提醒我们，我们将充分仔细检查这些避难所和炸弹庇护所。”乌克兰内政部负责人说。</text:p>
      <text:p text:style-name="P4">
他告知，地方当局将为我们的公民提供适当庇护所的设备的建议和指示。</text:p>
      <text:p text:style-name="P4">
警方报告说，十天内在哈尔基夫地区说了超过4200个庇护所，其中760多个不适合使用。</text:p>
      <text:p text:style-name="P4">
News Source: <text:a xlink:type="simple" xlink:href="https://www.ukrinform.ua/rubric-society/3721863-v-ukraini-perevirili-vze-blizko-63-tisac-ukrittiv.html" text:style-name="Internet_20_link" text:visited-style-name="Visited_20_Internet_20_Link">
https://www.ukrinform.ua/rubric-society/3721863-v-ukraini-perevirili-vze-blizko-63-tisac-ukrittiv.html</text:a>
</text:p>
      <!--NEWS-->
      <text:h text:style-name="P10" text:outline-level="1">
<text:span text:style-name="T4">
在最高的城市乌克兰拉科夫（Rakhov）的中心被安排</text:span>
</text:h>
      <text:p text:style-name="P4">
作者: Ukrinform (Person)</text:p>
      <text:p text:style-name="P4">
出版商: Укринформ (Organization)</text:p>
      <text:p text:style-name="P4">
出版时间: 2023-06-12T16:44:32+03:00</text:p>
      <text:p text:style-name="P4">
修改时间: 2023-06-12T16:44:32+03:00</text:p>
      <text:p text:style-name="P4">
描述: 在乌克兰山区最高的山区城市中心的Transcarpathia中，装备了一群英雄。  - 乌克林。</text:p>
      <text:p text:style-name="P4">
图片: ['<text:a xlink:type="simple" xlink:href="https://static.ukrinform.com/photos/2023_06/thumb_files/630_360_1686577250-4379.jpeg" text:style-name="Internet_20_link" text:visited-style-name="Visited_20_Internet_20_Link">
630_360_16865...</text:a>
']</text:p>
      <text:p text:style-name="P4">
标签: ['Фото', 'Герой України', 'Закарпаття']</text:p>
      <text:p text:style-name="P4">
类型: Article</text:p>
      <!--METADATA-->
      <text:p text:style-name="P4">
<draw:frame draw:style-name="fr1" draw:name="Image77" text:anchor-type="as-char" svg:width="6.9236in" svg:height="3.956343in" draw:z-index="0">
<draw:image xlink:href="../Images/yкринформ/2023-06-12T16-44-32-03-00/630_360_1686577250-4379.jpeg" xlink:type="simple" xlink:show="embed" xlink:actuate="onLoad" draw:mime-type="image/jpeg"/>
</draw:frame>
乌克兰山城市中心 - 拉科夫(Rakhov)的中心，纳扎卡帕塔蒂(Nazakarpattya)配备了英雄。</text:p>
      <text:p text:style-name="P4">
在[Rakhiv Tergromady]页面上报道了这一点](http://rakhiv-mr.gov.ua/u-rakhivskiy-terytorialniy-hromadi-vstanovyly-aleiu-slavy-heroiv-foto/?fbclid=IwAR0qQB6GDnvf3-wbHxvXWNTROSci7DzpXP_fFLGsjZNvNtj-ikoHNck4hS0)，报道乌克林福姆。</text:p>
      <text:p text:style-name="P4">
消息写道：“古巴拥有自2014年以来在俄罗斯 - 乌克兰战争中去世的英雄派象肖像。</text:p>
      <text:p text:style-name="P4">
</text:p>
      <text:p text:style-name="P4">
<text:a xlink:type="simple" xlink:href="https://static.ukrinform.com/photos/2023_06/1686577250-9987.jpeg" text:style-name="Internet_20_link" text:visited-style-name="Visited_20_Internet_20_Link">
 </text:a>
 <text:a xlink:type="simple" xlink:href="https://static.ukrinform.com/photos/2023_06/1686577250-2533.jpeg" text:style-name="Internet_20_link" text:visited-style-name="Visited_20_Internet_20_Link">
</text:a>
 <text:a xlink:type="simple" xlink:href="https://static.ukrinform.com/photos/2023_06/1686577250-4379.jpeg" text:style-name="Internet_20_link" text:visited-style-name="Visited_20_Internet_20_Link">
<draw:frame draw:style-name="fr1" draw:name="Image81" text:anchor-type="as-char" svg:width="6.9236in" svg:height="3.956343in" draw:z-index="0">
<draw:image xlink:href="../Images/yкринформ/2023-06-12T16-44-32-03-00/630_360_1686577250-4379.jpeg" xlink:type="simple" xlink:show="embed" xlink:actuate="onLoad" draw:mime-type="image/jpeg"/>
</draw:frame>
</text:a>
 <text:a xlink:type="simple" xlink:href="https://static.ukrinform.com/photos/2023_06/1686577250-6227.jpeg" text:style-name="Internet_20_link" text:visited-style-name="Visited_20_Internet_20_Link">
</text:a>
 <text:a xlink:type="simple" xlink:href="https://static.ukrinform.com/photos/2023_06/1686577250-6799.jpeg" text:style-name="Internet_20_link" text:visited-style-name="Visited_20_Internet_20_Link">
</text:a>
 <text:a xlink:type="simple" xlink:href="https://static.ukrinform.com/photos/2023_06/1686577250-2137.jpeg" text:style-name="Internet_20_link" text:visited-style-name="Visited_20_Internet_20_Link">
</text:a>
 <text:a xlink:type="simple" xlink:href="https://static.ukrinform.com/photos/2023_06/1686577251-9734.jpeg" text:style-name="Internet_20_link" text:visited-style-name="Visited_20_Internet_20_Link">
</text:a>
 <text:a xlink:type="simple" xlink:href="https://static.ukrinform.com/photos/2023_06/1686577251-1518.jpeg" text:style-name="Internet_20_link" text:visited-style-name="Visited_20_Internet_20_Link">
</text:a>
 <text:a xlink:type="simple" xlink:href="https://static.ukrinform.com/photos/2023_06/1686577251-3873.jpeg" text:style-name="Internet_20_link" text:visited-style-name="Visited_20_Internet_20_Link">
</text:a>
 <text:a xlink:type="simple" xlink:href="https://static.ukrinform.com/photos/2023_06/1686577251-3977.jpeg" text:style-name="Internet_20_link" text:visited-style-name="Visited_20_Internet_20_Link">
</text:a>
 <text:a xlink:type="simple" xlink:href="https://static.ukrinform.com/photos/2023_06/1686577251-6993.jpeg" text:style-name="Internet_20_link" text:visited-style-name="Visited_20_Internet_20_Link">
</text:a>
 <text:a xlink:type="simple" xlink:href="https://static.ukrinform.com/photos/2023_06/1686577251-7410.jpeg" text:style-name="Internet_20_link" text:visited-style-name="Visited_20_Internet_20_Link">
</text:a>
</text:p>
      <text:p text:style-name="P4">
<text:span text:style-name="T4">
另请阅读：</text:span>
 <text:a xlink:type="simple" xlink:href="https://www.ukrinform.ua/rubric-society/3720720-reestracia-v-uzgorodi-ta-avtobus-do-aeroportu-ukraincam-proponuut-litati-z-slovaccini.html" text:style-name="Internet_20_link" text:visited-style-name="Visited_20_Internet_20_Link">
在乌兹戈罗德(Uzhgorod)和公共汽车到机场的注册：要求乌克兰人从斯洛伐克起飞</text:a>
此外，还收集了他服务的地方，并在何种情况下为乌克兰的意愿献出了生命。</text:p>
      <text:p text:style-name="P4">
根据市议会的说法，拉科夫的居民和客人适合堕落的士兵，轻蜡烛和放鲜花。</text:p>
      <text:p text:style-name="P4">
正如乌克林福姆(Ukrinform)报道的那样，在纽约市框架及其英雄项目框架内的照片展览是在哈尔基夫(Kharkiv)开放的，该展览是在迈丹宪法地铁站和历史博物馆之间的过渡时期的。</text:p>
      <text:p text:style-name="P4">
News Source: <text:a xlink:type="simple" xlink:href="https://www.ukrinform.ua/rubric-regions/3721864-u-centri-najvisokogirnisogo-mista-ukraini-rahova-oblastuvali-aleu-geroiv.html" text:style-name="Internet_20_link" text:visited-style-name="Visited_20_Internet_20_Link">
https://www.ukrinform.ua/rubric-regions/3721864-u-centri-najvisokogirnisogo-mista-ukraini-rahova-oblastuvali-aleu-geroiv.html</text:a>
</text:p>
      <!--NEWS-->
      <text:h text:style-name="P10" text:outline-level="1">
<text:span text:style-name="T4">
Marchenko和Sachko到达了Bratislava的Kellenger资格决赛</text:span>
</text:h>
      <text:p text:style-name="P4">
作者: Ukrinform (Person)</text:p>
      <text:p text:style-name="P4">
出版商: Укринформ (Organization)</text:p>
      <text:p text:style-name="P4">
出版时间: 2023-06-12T16:45:05+03:00</text:p>
      <text:p text:style-name="P4">
修改时间: 2023-06-12T16:45:05+03:00</text:p>
      <text:p text:style-name="P4">
描述: Sachko只给了对手一场比赛。  - 乌克林。</text:p>
      <text:p text:style-name="P4">
图片: ['<text:a xlink:type="simple" xlink:href="https://static.ukrinform.com/photos/2023_06/thumb_files/630_360_1686577456-152.jpeg" text:style-name="Internet_20_link" text:visited-style-name="Visited_20_Internet_20_Link">
630_360_16865...</text:a>
']</text:p>
      <text:p text:style-name="P4">
标签: ['Теніс']</text:p>
      <text:p text:style-name="P4">
类型: Article</text:p>
      <!--METADATA-->
      <text:p text:style-name="P4">
<draw:frame draw:style-name="fr1" draw:name="Image91" text:anchor-type="as-char" svg:width="6.9236in" svg:height="3.956343in" draw:z-index="0">
<draw:image xlink:href="../Images/yкринформ/2023-06-12T16-45-05-03-00/630_360_1686577456-152.jpeg" xlink:type="simple" xlink:show="embed" xlink:actuate="onLoad" draw:mime-type="image/jpeg"/>
</draw:frame>
sach徒只给了对手一场比赛。</text:p>
      <text:p text:style-name="P4">
乌克林福姆报道，乌克兰网球运动员伊利亚·马尔森科(Ilya Marchenko)和维塔利·萨克科(Vitaliy Sachko)成功地开始了在布拉迪斯拉瓦(Bratislava)的ATP挑战者锦标赛的裁员。</text:p>
      <text:p text:style-name="P4">
马尔嫩科(Marchenko)三套击败了布拉兹(Blazha Rock)的斯洛文(Slovenets)-6：4，5：7，3：6。 第一个在斯洛文尼亚网球运动员上占领。 在第二党中，马尔滕科(Marchenko)输掉了3：5，但能够连续赢得四场比赛。 在决定性的塞蒂乌斯库兹克(Setiuskuzk)中，他参加了两局对手，并进入了决赛。</text:p>
      <text:p text:style-name="P4">
网络与阿根廷Ignatius Monoson的比赛更容易。 Vitalii在比赛中只给了对手一场比赛，在比赛中花了一个多小时-6：0，6：1。</text:p>
      <text:p text:style-name="P4">
<text:span text:style-name="T4">
另请阅读：</text:span>
 <text:a xlink:type="simple" xlink:href="https://www.ukrinform.ua/rubric-sports/3721623-oleksij-krutih-zalisaetsa-persou-raketkou-ukraini.html" text:style-name="Internet_20_link" text:visited-style-name="Visited_20_Internet_20_Link">
Alexey Kruty仍然是乌克兰的第一个“球拍”</text:a>
在资格赛的结局中，克伦科将与巴西丹尼尔·杜特拉·达·席尔瓦(Daniel Dutra Da Silva)一起比赛。</text:p>
      <text:p text:style-name="P4">
照片：btu.org.ua</text:p>
      <text:p text:style-name="P4">
News Source: <text:a xlink:type="simple" xlink:href="https://www.ukrinform.ua/rubric-sports/3721865-marcenko-i-sacko-vijsli-u-final-kvalifikacii-cellendzera-u-bratislavi.html" text:style-name="Internet_20_link" text:visited-style-name="Visited_20_Internet_20_Link">
https://www.ukrinform.ua/rubric-sports/3721865-marcenko-i-sacko-vijsli-u-final-kvalifikacii-cellendzera-u-bratislavi.html</text:a>
</text:p>
      <!--NEWS-->
      <text:h text:style-name="P10" text:outline-level="1">
<text:span text:style-name="T4">
新西兰TRC编辑已经写了有关乌克兰的新闻 - 俄罗斯论文</text:span>
</text:h>
      <text:p text:style-name="P4">
作者: Ukrinform (Person)</text:p>
      <text:p text:style-name="P4">
出版商: Укринформ (Organization)</text:p>
      <text:p text:style-name="P4">
出版时间: 2023-06-12T16:52:00+03:00</text:p>
      <text:p text:style-name="P4">
修改时间: 2023-06-12T16:52:00+03:00</text:p>
      <text:p text:style-name="P4">
描述: 新西兰国家电视台和广播公司（RNZ）表示，在发现亲克雷姆利夫论文后，它将检查数千篇出版物，这些出版物已添加到至少16个有关乌克兰战争的新闻中。  - 乌克林。</text:p>
      <text:p text:style-name="P4">
图片: ['<text:a xlink:type="simple" xlink:href="https://static.ukrinform.com/photos/2018_07/thumb_files/630_360_1531205946-6423.jpg" text:style-name="Internet_20_link" text:visited-style-name="Visited_20_Internet_20_Link">
630_360_15312...</text:a>
']</text:p>
      <text:p text:style-name="P4">
标签: ['Нова Зеландія', 'Війна з Росією']</text:p>
      <text:p text:style-name="P4">
类型: Article</text:p>
      <!--METADATA-->
      <text:p text:style-name="P4">
<draw:frame draw:style-name="fr1" draw:name="Image92" text:anchor-type="as-char" svg:width="6.9236in" svg:height="3.956343in" draw:z-index="0">
<draw:image xlink:href="../Images/yкринформ/2023-06-12T16-52-00-03-00/630_360_1531205946-6423.jpg" xlink:type="simple" xlink:show="embed" xlink:actuate="onLoad" draw:mime-type="image/jpeg"/>
</draw:frame>
新西兰国家电视和广播公司(RNZ)她说，在发现亲克里姆林宫摘要之后，检查了这两个出版物，并添加到有关乌克兰战争的前16个新闻中。</text:p>
      <text:p text:style-name="P4">
关于它报告了[卫报]乌克林福姆。(https://www.theguardian.com/world/2023/jun/12/radio-new-zealand-employee-placed-on-leave-amid-investigation-into-pro-russia-editing-of-ukraine-reports?utm_term=Autofeed&amp;CMP=twt_gu&amp;utm_medium&amp;utm_source=Twitter#Echobox=1686534631)电视和广播公司说：“正在调查与此案相关的一名雇员的涉嫌行为的调查。该员工正在休假，并且没有释放RNZ计算机系统。”</text:p>
      <text:p text:style-name="P4">
RNZ还宣布了对其在线页面处理的外部评估，并承诺将发布其结果。</text:p>
      <text:p text:style-name="P4">
根据《卫报》的报道，有证据表明，RNZAC中介绍了许多属于路透社和BBC信息的文章，并向他们添加了新的句子和段落。 RNZ首席执行官Paul Thompsonna被“ Prokremlivsky垃圾”修改。 此外，他说，这一消息将“特别关心”检查成千上万的文章。 据汤普森说，已经修改了大约250张出版物。</text:p>
      <text:p text:style-name="P4">
电视广播部长<text:a xlink:type="simple" xlink:href="https://www.ukrinform.ua/tag-nova-zelandia" text:style-name="Internet_20_link" text:visited-style-name="Visited_20_Internet_20_Link">
新西兰</text:a>
威利·杰克逊(Willie Jackson)说，这是一个“严重的问题”，也是“ RNZ的前所未有的案例”。</text:p>
      <text:p text:style-name="P4">
有关文章的日期为2022年4月。 特别是，对俄罗斯论文进行了许多变化，没有指示权威。 是的，更改包括添加“革命”一词来描述利益的革命； 对前“乌克兰俄罗斯总统”的描述变成了“俄罗斯民选政府”的描述； 加上对“压制俄罗斯人”的“专业 - 西方政府”的参考； 加上俄罗斯对乌克兰“新纳粹元素”的关注。</text:p>
      <text:p text:style-name="P4">
其中一些消息介绍了整个段落，称俄罗斯开始中断，“声称2014年美国支持的革命对其边界和悠闲的平民造成了威胁，在此期间，人们追求了俄罗斯的少数民族。”</text:p>
      <text:p text:style-name="P4">
特别是，其中一种材料认为，“俄罗斯吞并了邮政的克里米亚，因为新职业 - 西方政府压制了乌克兰南部和南部的俄罗斯人。”RNZ包括国家广播电台和一个新闻网站。 政府组织是组织的，但它具有独立的编辑政策。 RNZ报告是该国最大的媒体之一，在全国范围内定期重印网站和报纸。</text:p>
      <text:p text:style-name="P4">
正如乌克林福姆报道的那样，俄罗斯网络犯罪分子同时绑架了个人数据(https://www.ukrinform.ua/rubric-technology/3719768-zertvami-rosijskih-hakeriv-stali-100-tisac-kanadciv.html) .</text:p>
      <text:p text:style-name="P4">
News Source: <text:a xlink:type="simple" xlink:href="https://www.ukrinform.ua/rubric-world/3721872-redaktor-trk-novoi-zelandii-dopisuvav-prorosijski-tezi-u-novini-pro-ukrainu.html" text:style-name="Internet_20_link" text:visited-style-name="Visited_20_Internet_20_Link">
https://www.ukrinform.ua/rubric-world/3721872-redaktor-trk-novoi-zelandii-dopisuvav-prorosijski-tezi-u-novini-pro-ukrainu.html</text:a>
</text:p>
      <!--NEWS-->
      <text:h text:style-name="P10" text:outline-level="1">
<text:span text:style-name="T4">
摩尔多瓦向乌克兰提供了人道主义援助</text:span>
</text:h>
      <text:p text:style-name="P4">
作者: Ukrinform (Person)</text:p>
      <text:p text:style-name="P4">
出版商: Укринформ (Organization)</text:p>
      <text:p text:style-name="P4">
出版时间: 2023-06-12T16:55:01+03:00</text:p>
      <text:p text:style-name="P4">
修改时间: 2023-06-12T16:55:01+03:00</text:p>
      <text:p text:style-name="P4">
描述: 摩尔多瓦政府为乌克兰提供了人道主义援助的救援人员，尤其是抽水站，塑料和充气船，橡胶靴和运动泵。  - 乌克林。</text:p>
      <text:p text:style-name="P4">
图片: ['<text:a xlink:type="simple" xlink:href="https://static.ukrinform.com/photos/2023_06/thumb_files/630_360_1686578051-493.jpg" text:style-name="Internet_20_link" text:visited-style-name="Visited_20_Internet_20_Link">
630_360_16865...</text:a>
']</text:p>
      <text:p text:style-name="P4">
标签: ['ДСНС', 'Гуманітарна допомога', 'Молдова']</text:p>
      <text:p text:style-name="P4">
类型: Article</text:p>
      <!--METADATA-->
      <text:p text:style-name="P4">
<draw:frame draw:style-name="fr1" draw:name="Image93" text:anchor-type="as-char" svg:width="6.9236in" svg:height="3.956343in" draw:z-index="0">
<draw:image xlink:href="../Images/yкринформ/2023-06-12T16-55-01-03-00/630_360_1686578051-493.jpg" xlink:type="simple" xlink:show="embed" xlink:actuate="onLoad" draw:mime-type="image/jpeg"/>
</draw:frame>
U虫为乌克兰救援人员提供了人道主义援助党，包括抽水站，塑料和充气船，橡胶靴和运动泵。</text:p>
      <text:p text:style-name="P4">
在<text:a xlink:type="simple" xlink:href="https://www.facebook.com/MNS.GOV.UA/posts/pfbid02GmoQmMM7JfmvfmmQTQfAFTHZTYhU97CBffmnzowWKtLkN3ezzb3tk4fR8DWy1xSVl" text:style-name="Internet_20_link" text:visited-style-name="Visited_20_Internet_20_Link">
Facebook</text:a>
乌克林福姆报道，乌克兰国家服务部门的新闻服务通知了紧急情况。</text:p>
      <text:p text:style-name="P4">
“摩尔多瓦共和国政府由摩尔多瓦共和国内政部的总检察署代表，为乌克兰SES提供了人道主义援助，以治疗人类制造的灾难的后果，这是作为一种灾难的后果损坏了卡科夫斯基水力发电厂。 人道主义援助包括：2艘抽水，7架塑料船，5艘充气船，161双橡胶靴，电动泵，食物。”消息说。</text:p>
      <text:p text:style-name="P4">
乌克兰救援人员对摩尔多瓦政府对摩尔多瓦内政部内政部的支持表示衷心的感谢。</text:p>
      <text:p text:style-name="P4">
据报道，SES从人类帮助的波兰 - 乌克兰恩人那里获得了。</text:p>
      <text:p text:style-name="P4">
News Source: <text:a xlink:type="simple" xlink:href="https://www.ukrinform.ua/rubric-society/3721871-moldova-nadala-ukraini-gumanitarnu-dopomogu.html" text:style-name="Internet_20_link" text:visited-style-name="Visited_20_Internet_20_Link">
https://www.ukrinform.ua/rubric-society/3721871-moldova-nadala-ukraini-gumanitarnu-dopomogu.html</text:a>
</text:p>
      <!--NEWS-->
      <text:h text:style-name="P10" text:outline-level="1">
<text:span text:style-name="T4">
700吨水被带到尼科波地区</text:span>
</text:h>
      <text:p text:style-name="P4">
作者: Ukrinform (Person)</text:p>
      <text:p text:style-name="P4">
出版商: Укринформ (Organization)</text:p>
      <text:p text:style-name="P4">
出版时间: 2023-06-12T16:55:29+03:00</text:p>
      <text:p text:style-name="P4">
修改时间: 2023-06-12T16:55:29+03:00</text:p>
      <text:p text:style-name="P4">
描述: 对于Dnipropetrovsk地区Nikopol区的社区，由于破坏了Kakhovka水力发电站，该地区仍没有供水，带有10辆有水的水箱，每个坦克分别为70吨。  - 乌克林。</text:p>
      <text:p text:style-name="P4">
图片: ['<text:a xlink:type="simple" xlink:href="https://static.ukrinform.com/photos/2023_06/thumb_files/630_360_1686577445-774.jpg" text:style-name="Internet_20_link" text:visited-style-name="Visited_20_Internet_20_Link">
630_360_16865...</text:a>
']</text:p>
      <text:p text:style-name="P4">
标签: ['Дніпропетровщина', 'Нікополь', 'Вода', 'Каховська ГЕС']</text:p>
      <text:p text:style-name="P4">
类型: Article</text:p>
      <!--METADATA-->
      <text:p text:style-name="P4">
<draw:frame draw:style-name="fr1" draw:name="Image94" text:anchor-type="as-char" svg:width="6.9236in" svg:height="3.956343in" draw:z-index="0">
<draw:image xlink:href="../Images/yкринформ/2023-06-12T16-55-29-03-00/630_360_1686577445-774.jpg" xlink:type="simple" xlink:show="embed" xlink:actuate="onLoad" draw:mime-type="image/jpeg"/>
</draw:frame>
到dnipropetrovsk地区的Civicopol区，该地区剩下的没有供水的供水炸毁了卡科夫卡水力发电站，他们将10辆用水带来了10辆水箱，每个坦克每人70吨。</text:p>
      <text:p text:style-name="P4">
关于IT报告<text:a xlink:type="simple" xlink:href="https://adm.dp.gov.ua/news/bez-vodopostachannya-nikopolshchina-ta-chastina-krivorizhzhya-lyudyam-pidvozyat-vodu" text:style-name="Internet_20_link" text:visited-style-name="Visited_20_Internet_20_Link">
Dnipropetrovsk OVA的新闻服务</text:a>
，报道乌克林福姆。</text:p>
      <text:p text:style-name="P4">
“在Kryvyi rih区，根据时间表将水带来。这一过程是由Nikopol地区组织的。已有70多个薄薄的水坦克已经运送了10多个坦克。”</text:p>
      <text:p text:style-name="P4">
据报道，有18辆消防车和大约一百辆。 其中一些免费提供。 该地区组织了53台水的提取。</text:p>
      <text:p text:style-name="P4">
“企业和国际组织被转移到居民。与他们进行沟通是通过民事诉讼程序支持协调中心进行的。 我们将人道主义货物首先送到需要的地方。” OVA酋长Sergei Lisak说。</text:p>
      <text:p text:style-name="P4">
据他说，<text:a xlink:type="simple" xlink:href="https://www.ukrinform.ua/tag-voda" text:style-name="Internet_20_link" text:visited-style-name="Visited_20_Internet_20_Link">
水的质量</text:a>
，这是被带给人们的，不断由专家控制。 它对应于所有卫生和安全。</text:p>
      <text:p text:style-name="P4">
<text:span text:style-name="T4">
另请阅读：</text:span>
 [破坏Kakhovskaya水力发电站：Kryvyi Roguzations Onl的供水(https://www.ukrinform.ua/rubric-regions/3720888-pidriv-kahovskoi-ges-vodopostacanna-krivogo-rogu-zdijsnuetsa-viklucno-na-rezervah.html)OVA的负责人强调，这项工作目前旨在尽快为社区提供稳定的供水。</text:p>
      <text:p text:style-name="P4">
“水 - 现代化工作已经开始。 为更大的尺度项目做准备是主要供水的建造。”他说。</text:p>
      <text:p text:style-name="P4">
<text:span text:style-name="T4">
另请阅读：</text:span>
 <text:a xlink:type="simple" xlink:href="https://www.ukrinform.ua/rubric-regions/3721499-kozen-zitel-krivogo-rogu-mae-skorotiti-spozivanna-vodi-na-40-vilkul.html" text:style-name="Internet_20_link" text:visited-style-name="Visited_20_Internet_20_Link">
Kryvyi Rih的每个居民都应减少40％ -  <text:span text:style-name="T4">
 Vilkul </text:span>
</text:a>
在该地区，他们致力于井的扩建，尤其是医院。 还要研究放置机械柱的可能性。 已经确定了60个位置。 他们位于尼科波尔区的Pokrovsky社区，位于Glevaty和Apostolit -Kryvyi Rih中。正如乌克林福姆报道的，在dnipropetrovsk地区的Kryvyi rih区，是由于将Kakhovka水库扎根的结果[破坏俄罗斯人(https://www.ukrinform.ua/rubric-other_news/3720776-pidriv-rosianami-kahovskoi-ges-usi-novini.html)Ugrushev社区的供水完全停止了两个。</text:p>
      <text:p text:style-name="P4">
照片：dp.gov.ua</text:p>
      <text:p text:style-name="P4">
News Source: <text:a xlink:type="simple" xlink:href="https://www.ukrinform.ua/rubric-regions/3721875-na-nikopolsinu-zavezli-700-tonn-vodi.html" text:style-name="Internet_20_link" text:visited-style-name="Visited_20_Internet_20_Link">
https://www.ukrinform.ua/rubric-regions/3721875-na-nikopolsinu-zavezli-700-tonn-vodi.html</text:a>
</text:p>
      <!--NEWS-->
      <text:h text:style-name="P10" text:outline-level="1">
<text:span text:style-name="T4">
敌人袭击了空军在奥赖科夫（Orykhov）上，死亡和受伤</text:span>
</text:h>
      <text:p text:style-name="P4">
作者: Ukrinform (Person)</text:p>
      <text:p text:style-name="P4">
出版商: Укринформ (Organization)</text:p>
      <text:p text:style-name="P4">
出版时间: 2023-06-12T17:01:59+03:00</text:p>
      <text:p text:style-name="P4">
修改时间: 2023-06-12T17:01:59+03:00</text:p>
      <text:p text:style-name="P4">
描述: 俄罗斯人在Zaporizhzhya的Orikhov造成了空袭，导致一名48岁的男子被杀，32岁的男子受伤。  - 乌克林。</text:p>
      <text:p text:style-name="P4">
图片: ['<text:a xlink:type="simple" xlink:href="https://static.ukrinform.com/photos/2023_06/thumb_files/630_360_1686578451-370.jpg" text:style-name="Internet_20_link" text:visited-style-name="Visited_20_Internet_20_Link">
630_360_16865...</text:a>
']</text:p>
      <text:p text:style-name="P4">
标签: ['Обстріл', 'Запоріжжя', 'Війна з Росією']</text:p>
      <text:p text:style-name="P4">
类型: Article</text:p>
      <!--METADATA-->
      <text:p text:style-name="P4">
<draw:frame draw:style-name="fr1" draw:name="Image98" text:anchor-type="as-char" svg:width="6.9236in" svg:height="3.956343in" draw:z-index="0">
<draw:image xlink:href="../Images/yкринформ/2023-06-12T17-01-59-03-00/630_360_1686578451-370.jpg" xlink:type="simple" xlink:show="embed" xlink:actuate="onLoad" draw:mime-type="image/jpeg"/>
</draw:frame>
在Zaporizhzhia的Orikhov的空中袭击，这是一名48岁男子被杀，32岁的男子受伤。</text:p>
      <text:p text:style-name="P4">
关于它在[电报]中报告(https://t.me/zoda_gov_ua/19411)乌克林福姆报道，Zaporozhye Ova的负责人尤里·马拉什科(Yuri Malashko)报道。</text:p>
      <text:p text:style-name="P4">
“这座城市袭击了三架管理的敌机：私人建筑物和通讯被摧毁。不幸的是，48岁的男子因受伤而死亡。这名32岁的受伤者迅速被带到医疗机构。”那个报告。</text:p>
      <text:p text:style-name="P4">
<text:span text:style-name="T4">
另请阅读：</text:span>
 [<text:span text:style-name="T4">
射击</text:span>
在赫森地区的撤离船：在卵子上关于受伤的状况(https://www.ukrinform.ua/rubric-regions/3721841-poraneni-akih-evakuuvali-z-livoberezza-hersonsini-u-serednomu-ta-vazkomu-stani-ova.html)正如乌克林福姆报道的那样，最后一天，敌军在一名50岁妇女的庇护所中开火了74次。</text:p>
      <text:p text:style-name="P4">
News Source: <text:a xlink:type="simple" xlink:href="https://www.ukrinform.ua/rubric-ato/3721877-vorog-zavdav-aviaudaru-po-orihovu-e-zagiblij-ta-poranenij.html" text:style-name="Internet_20_link" text:visited-style-name="Visited_20_Internet_20_Link">
https://www.ukrinform.ua/rubric-ato/3721877-vorog-zavdav-aviaudaru-po-orihovu-e-zagiblij-ta-poranenij.html</text:a>
</text:p>
      <!--NEWS-->
      <text:h text:style-name="P10" text:outline-level="1">
<text:span text:style-name="T4">
近30,000名乌克兰人参与了恢复大军</text:span>
</text:h>
      <text:p text:style-name="P4">
作者: Ukrinform (Person)</text:p>
      <text:p text:style-name="P4">
出版商: Укринформ (Organization)</text:p>
      <text:p text:style-name="P4">
出版时间: 2023-06-12T17:08:53+03:00</text:p>
      <text:p text:style-name="P4">
修改时间: 2023-06-12T17:08:53+03:00</text:p>
      <text:p text:style-name="P4">
描述: 超过1.7亿欧元已分配给社会上有用的作品，这些作品已经参与了近30,000名乌克兰人。  - 乌克林。</text:p>
      <text:p text:style-name="P4">
图片: ['<text:a xlink:type="simple" xlink:href="https://static.ukrinform.com/photos/2023_06/thumb_files/630_360_1686578842-494.jpg" text:style-name="Internet_20_link" text:visited-style-name="Visited_20_Internet_20_Link">
630_360_16865...</text:a>
']</text:p>
      <text:p text:style-name="P4">
标签: ['Уряд', 'Держслужба зайнятості', 'Армія відновлення']</text:p>
      <text:p text:style-name="P4">
类型: Article</text:p>
      <!--METADATA-->
      <text:p text:style-name="P4">
<draw:frame draw:style-name="fr1" draw:name="Image99" text:anchor-type="as-char" svg:width="6.9236in" svg:height="3.956343in" draw:z-index="0">
<draw:image xlink:href="../Images/yкринформ/2023-06-12T17-08-53-03-00/630_360_1686578842-494.jpg" xlink:type="simple" xlink:show="embed" xlink:actuate="onLoad" draw:mime-type="image/jpeg"/>
</draw:frame>
已经参与了近3万乌克兰人的社会有用作品的融资，其分配的筹集费用超过1.7亿美元。</text:p>
      <text:p text:style-name="P4">
根据乌克林福姆的说法，<text:a xlink:type="simple" xlink:href="https://t.me/SESofUkraine/1335" text:style-name="Internet_20_link" text:visited-style-name="Visited_20_Internet_20_Link">
电报</text:a>
通知国家就业服务。</text:p>
      <text:p text:style-name="P4">
“恢复军”：自去年10月1日以来，已发出了近30,000个工作方向。”</text:p>
      <text:p text:style-name="P4">
特别是截至6月12日，尤其是在波尔塔瓦地区，有509名公民工作，在哈尔基夫(Kharkiv)5 115，3 508在顿涅茨克(Donetsk)，3 228，在切尔尼希夫(Chernihiv)-3 103。</text:p>
      <text:p text:style-name="P4">
<text:span text:style-name="T4">
另请阅读：</text:span>
 <text:a xlink:type="simple" xlink:href="https://www.ukrinform.ua/rubric-vidbudova/3707896-do-armii-vidnovlenna-zalucili-vze-ponad-21-tisacu-ukrainciv.html" text:style-name="Internet_20_link" text:visited-style-name="Visited_20_Internet_20_Link">
超过21,000名乌克兰人参与了“恢复军”</text:a>
一般而言，来自18个地区的乌克兰人参与了社会有用的作品。 支付劳动力后，政府已经派出了1.73亿美元。</text:p>
      <text:p text:style-name="P4">
据报道，政府在2012年秋季引入了“恢复大军”项目，以吸引那些通过社会有用的工作暂时失去工作来重建乌克兰的人们。 此类人工的付款将不低于最低工资-6 700 UAH。</text:p>
      <text:p text:style-name="P4">
News Source: <text:a xlink:type="simple" xlink:href="https://www.ukrinform.ua/rubric-vidbudova/3721880-do-armii-vidnovlenna-zalucili-vze-majze-30-tisac-ukrainciv.html" text:style-name="Internet_20_link" text:visited-style-name="Visited_20_Internet_20_Link">
https://www.ukrinform.ua/rubric-vidbudova/3721880-do-armii-vidnovlenna-zalucili-vze-majze-30-tisac-ukrainciv.html</text:a>
</text:p>
      <!--NEWS-->
      <text:h text:style-name="P10" text:outline-level="1">
<text:span text:style-name="T4">
Ukraineinevest将在线关于投资创新的在线论坛</text:span>
</text:h>
      <text:p text:style-name="P4">
作者: Ukrinform (Person)</text:p>
      <text:p text:style-name="P4">
出版商: Укринформ (Organization)</text:p>
      <text:p text:style-name="P4">
出版时间: 2023-06-12T17:09:45+03:00</text:p>
      <text:p text:style-name="P4">
修改时间: 2023-06-12T17:09:45+03:00</text:p>
      <text:p text:style-name="P4">
描述: 6月15日，政府投资和支持投资办公室（Ukraineineinvest）将在线举办一个“适合乌克兰：投资创新”的投资论坛。  - 乌克林。</text:p>
      <text:p text:style-name="P4">
图片: ['<text:a xlink:type="simple" xlink:href="https://static.ukrinform.com/photos/2023_04/thumb_files/630_360_1681733187-761.jpg" text:style-name="Internet_20_link" text:visited-style-name="Visited_20_Internet_20_Link">
630_360_16817...</text:a>
']</text:p>
      <text:p text:style-name="P4">
标签: ['Форум', 'Інновації', 'Інвестиції', 'UkraineInvest']</text:p>
      <text:p text:style-name="P4">
类型: Article</text:p>
      <!--METADATA-->
      <text:p text:style-name="P4">
<draw:frame draw:style-name="fr1" draw:name="Image101" text:anchor-type="as-char" svg:width="6.9236in" svg:height="3.956343in" draw:z-index="0">
<draw:image xlink:href="../Images/yкринформ/2023-06-12T17-09-45-03-00/630_360_1681733187-761.jpg" xlink:type="simple" xlink:show="embed" xlink:actuate="onLoad" draw:mime-type="image/jpeg"/>
</draw:frame>
政府设施吸引和支持投资(乌克兰申请)6月15日，进行了一个投资在线论坛“适合乌克兰：投资创新”。</text:p>
      <text:p text:style-name="P4">
如[乌克兰文票]报道(https://ukraineinvest.gov.ua/uk/)乌克林福姆报道，，Metazhoda-An对乌克兰投资者的分析，当前和未来的投资项目以及成功的商业案例。</text:p>
      <text:p text:style-name="P4">
除其他事项外，该论坛将在开发计划署和其他权威组织的支持下介绍由乌克兰网络发起的分析报告的结论。</text:p>
      <text:p text:style-name="P4">
正如所指出的那样，由于全面的军事侵略，乌克兰经济和工业下降了。 <text:a xlink:type="simple" xlink:href="https://www.ukrinform.ua/tag-vvp" text:style-name="Internet_20_link" text:visited-style-name="Visited_20_Internet_20_Link">
GDP</text:a>
这些国家减少了近30％，加工业的份额从2021年的11％下降到2022年的7％。 尽管业务在其活动中表现出韧性，但它受到对金融和技术的限制。</text:p>
      <text:p text:style-name="P4">
“要恢复乌克兰的经济和工业部门，需要立即居民，尤其是以动力的形式(影响某些社会或环境现象并改善社会基础设施的投资。)习惯了混合融资，其中结合了国家，捐助者和私人资本，以及军事和政治上升保险机制。”  - 在政府办公室中解释道。</text:p>
      <text:p text:style-name="P4">
<text:span text:style-name="T4">
另请阅读：</text:span>
 <text:a xlink:type="simple" xlink:href="https://www.ukrinform.ua/rubric-economy/3698977-zavdani-rosieu-zbitki-ukrainskij-promislovosti-ta-logistici-sagnuli-50-milardiv-ukraineinvest.html" text:style-name="Internet_20_link" text:visited-style-name="Visited_20_Internet_20_Link">
<text:span text:style-name="T4">
由</text:span>
 <text:span text:style-name="T4">
 </text:span>
 <text:span text:style-name="T4">
由俄罗斯</text:span>
 <text:span text:style-name="T4">
 </text:span>
损失<text:span text:style-name="T4">
 </text:span>
 <text:span text:style-name="T4">
 </text:span>
乌克兰人<text:span text:style-name="T4">
<text:span text:style-name="T5">
*行业</text:span>
*和</text:span>
物流<text:span text:style-name="T4">
 </text:span>
 <text:span text:style-name="T4">
 </text:span>
 <text:span text:style-name="T4">
 $ 50 </text:span>
数十亿<text:span text:style-name="T4">
 \  -  </text:span>
乌克兰因vest **</text:a>
这些措施有望有助于刺激有兴趣进入乌克兰市场的国际公司难题的经济增长</text:p>
      <text:p text:style-name="P4">
经济经济少数人Sviridenko是部长Oleg Nemchinov的内阁大臣，乌克兰开发计划署Constant，担任乌克兰因特·塞维斯(Ukraineineineinevestsergiy tsivkach)的执行董事，2014- 2016年，金融部长，金融部长参加讨论。</text:p>
      <text:p text:style-name="P4">
该活动将以乌克兰和英语以在线格式举行。 从16.00开始。 媒体认证<text:a xlink:type="simple" xlink:href="https://docs.google.com/forms/d/e/1FAIpQLSccvY7ZQ_ZQk0qHpuwOFiAQpJnzIMtjCJHiX62wr0yOeB6K3w/viewform" text:style-name="Internet_20_link" text:visited-style-name="Visited_20_Internet_20_Link">
链接</text:a>
.</text:p>
      <text:p text:style-name="P4">
News Source: <text:a xlink:type="simple" xlink:href="https://www.ukrinform.ua/rubric-economy/3721882-ukraineinvest-provede-onlajnforum-z-investicijnih-innovacij.html" text:style-name="Internet_20_link" text:visited-style-name="Visited_20_Internet_20_Link">
https://www.ukrinform.ua/rubric-economy/3721882-ukraineinvest-provede-onlajnforum-z-investicijnih-innovacij.html</text:a>
</text:p>
      <!--NEWS-->
      <text:h text:style-name="P10" text:outline-level="1">
<text:span text:style-name="T4">
哈尔基夫学员死亡：该部门的负责人被逮捕</text:span>
</text:h>
      <text:p text:style-name="P4">
作者: Ukrinform (Person)</text:p>
      <text:p text:style-name="P4">
出版商: Укринформ (Organization)</text:p>
      <text:p text:style-name="P4">
出版时间: 2023-06-12T17:13:13+03:00</text:p>
      <text:p text:style-name="P4">
修改时间: 2023-06-12T17:13:13+03:00</text:p>
      <text:p text:style-name="P4">
描述: 在哈尔基夫（Kharkiv），法院以24小时的房屋逮捕了众议院逮捕的形式来限制一项措施，两名学员在训练中心因爆炸而丧生。  - 乌克林。</text:p>
      <text:p text:style-name="P4">
图片: ['<text:a xlink:type="simple" xlink:href="https://static.ukrinform.com/photos/2020_02/thumb_files/630_360_1582135276-970.jpg" text:style-name="Internet_20_link" text:visited-style-name="Visited_20_Internet_20_Link">
630_360_15821...</text:a>
']</text:p>
      <text:p text:style-name="P4">
标签: ['Харківщина', 'Курсант']</text:p>
      <text:p text:style-name="P4">
类型: Article</text:p>
      <!--METADATA-->
      <text:p text:style-name="P4">
<draw:frame draw:style-name="fr1" draw:name="Image102" text:anchor-type="as-char" svg:width="6.9236in" svg:height="3.956343in" draw:z-index="0">
<draw:image xlink:href="../Images/yкринформ/2023-06-12T17-13-13-03-00/630_360_1582135276-970.jpg" xlink:type="simple" xlink:show="embed" xlink:actuate="onLoad" draw:mime-type="image/jpeg"/>
</draw:frame>
在哈尔科夫苏德(Kharkovsud)，他选择了一项预防措施，以巡回赛的形式被卡菲德拉(Kaffedra)首长逮捕，卡菲德拉(Kaffedra)逮捕了，他的两名学员因爆炸而在训练中心被杀。</text:p>
      <text:p text:style-name="P4">
这是在[Facebook]中报道的(https://www.facebook.com/permalink.php?story_fbid=pfbid0ZM517h4e5r5m3dyUYYyVFacPS1jwBMSNgr5Vhnqs9VfuQxcv3ziwkp5ZWvcmq8F6l&amp;id=100002276907245)<text:a xlink:type="simple" xlink:href="https://www.facebook.com/permalink.php" text:style-name="Internet_20_link" text:visited-style-name="Visited_20_Internet_20_Link">
</text:a>
乌克林福姆报道，哈尔基夫的塞尔吉亚博维诺夫州国家警察调查部门负责人。</text:p>
      <text:p text:style-name="P4">
“在24小时的家园下，学员被炸毁的部门负责人。 我们的调查人员和检察官向调查法官呼吁保释权逮捕。 但是，调查法官为国立民政大学的烟火和特殊准备部门的负责人选择了另一项活动，”  - 布莱维诺夫通知。</text:p>
      <text:p text:style-name="P4">
他指出，鉴于现有的证据，将对限制措施的决定提出上诉。</text:p>
      <text:p text:style-name="P4">
<text:span text:style-name="T4">
另请阅读：</text:span>
 <text:a xlink:type="simple" xlink:href="https://www.ukrinform.ua/rubric-ato/3721585-rosiani-zranku-atakuvali-harkivsinu-dvoe-poranenih.html" text:style-name="Internet_20_link" text:visited-style-name="Visited_20_Internet_20_Link">
俄罗斯人袭击了<text:span text:style-name="T4">
 kharkiv </text:span>
早上，两人受伤</text:a>
据布尔维诺夫称，犯罪嫌疑人已经从民事保护大学释放出来。</text:p>
      <text:p text:style-name="P4">
正如乌克林福姆报道的，<text:a xlink:type="simple" xlink:href="https://www.ukrinform.ua/rubric-regions/3717182-na-harkivsini-rozsliduut-zagibel-dvoh-kursantivratuvalnikiv.html" text:style-name="Internet_20_link" text:visited-style-name="Visited_20_Internet_20_Link">
5月31日在哈尔基夫地区，两名学员</text:a>
 (21和22年)国立民政大学在哈尔基夫地区的一个训练中心被杀，另一位学员受伤。 调查机构预先合格了《刑法》第115条第2部分的事件(谋杀两个以上的人).</text:p>
      <text:p text:style-name="P4">
Згодом у ДСНС заявили, що після трагічного випадку <text:a xlink:type="simple" xlink:href="https://www.ukrinform.ua/rubric-regions/3717486-pisla-zagibeli-kursantiv-na-harkivsini-cotiroh-osib-vze-vidstoronili-vid-posad.html" text:style-name="Internet_20_link" text:visited-style-name="Visited_20_Internet_20_Link">
 відсторонено чотирьохосіб </text:a>
负责教育过程的人。</text:p>
      <text:p text:style-name="P4">
6月2日，乌克兰Serhiy Kruk的SES主席表示，无论官方调查的结果如何，都将释放其行动导致Nakarkiv地区两名学员死亡的人。6月12日，人们知道该部门的负责人被怀疑。 根据这项调查，犯罪嫌疑人<text:a xlink:type="simple" xlink:href="https://www.ukrinform.ua/rubric-regions/3721784-zagibel-kursantiv-na-harkivsini-snarad-nakazav-rozibrati-nacalnik-kafedri.html" text:style-name="Internet_20_link" text:visited-style-name="Visited_20_Internet_20_Link">
给了学员拆卸弹药</text:a>
152口径以制作布局。</text:p>
      <text:p text:style-name="P4">
News Source: <text:a xlink:type="simple" xlink:href="https://www.ukrinform.ua/rubric-regions/3721884-zagibel-kursantiv-u-harkovi-nacalnika-kafedri-vidpravili-pid-domasnij-arest.html" text:style-name="Internet_20_link" text:visited-style-name="Visited_20_Internet_20_Link">
https://www.ukrinform.ua/rubric-regions/3721884-zagibel-kursantiv-u-harkovi-nacalnika-kafedri-vidpravili-pid-domasnij-arest.html</text:a>
</text:p>
      <!--NEWS-->
      <text:h text:style-name="P10" text:outline-level="1">
<text:span text:style-name="T4">
在赫尔森地区禁止夏季健康季节</text:span>
</text:h>
      <text:p text:style-name="P4">
作者: Ukrinform (Person)</text:p>
      <text:p text:style-name="P4">
出版商: Укринформ (Organization)</text:p>
      <text:p text:style-name="P4">
出版时间: 2023-06-12T17:17:00+03:00</text:p>
      <text:p text:style-name="P4">
修改时间: 2023-06-12T23:17:00+03:00</text:p>
      <text:p text:style-name="P4">
描述: 在赫尔森地区，禁止了夏季的健康季节。  - 乌克林。</text:p>
      <text:p text:style-name="P4">
图片: ['<text:a xlink:type="simple" xlink:href="https://static.ukrinform.com/photos/2023_04/thumb_files/630_360_1682879203-914.jpg" text:style-name="Internet_20_link" text:visited-style-name="Visited_20_Internet_20_Link">
630_360_16828...</text:a>
']</text:p>
      <text:p text:style-name="P4">
标签: ['Херсонщина', 'Оздоровлення', 'Пляжний сезон', 'Заборона', 'Підтоплення']</text:p>
      <text:p text:style-name="P4">
类型: Article</text:p>
      <!--METADATA-->
      <text:p text:style-name="P4">
<draw:frame draw:style-name="fr1" draw:name="Image103" text:anchor-type="as-char" svg:width="6.9236in" svg:height="3.956343in" draw:z-index="0">
<draw:image xlink:href="../Images/yкринформ/2023-06-12T17-17-00-03-00/630_360_1682879203-914.jpg" xlink:type="simple" xlink:show="embed" xlink:actuate="onLoad" draw:mime-type="image/jpeg"/>
</draw:frame>
纳克森地区禁止了夏季健康季节。</text:p>
      <text:p text:style-name="P4">
关于<text:a xlink:type="simple" xlink:href="https://t.me/olexandrprokudin/644" text:style-name="Internet_20_link" text:visited-style-name="Visited_20_Internet_20_Link">
电报</text:a>
乌克林福姆报道说，亚历山大·普罗普林(Alexander Proudin)的亚历山大·普鲁丁(Alexander Proudin)报道。</text:p>
      <text:p text:style-name="P4">
普罗普丁说：“由于该地区的戒严和紧急情况，禁止了夏季的夏季季节。”</text:p>
      <text:p text:style-name="P4">
他补充说，根据该地区国防委员会的决定，禁止人们造成大规模休息 - 海滩，水库和森林地区。此外，该地区在基础设施附近禁止休息，Siloborov，Siloborov和其他增加了我的我的东西危险。</text:p>
      <text:p text:style-name="P4">
亚历山大·普罗普林(Alexander Proudin)还强调，居民<text:a xlink:type="simple" xlink:href="https://www.ukrinform.ua/tag-hersonsina" text:style-name="Internet_20_link" text:visited-style-name="Visited_20_Internet_20_Link">
赫森地区</text:a>
被撤离的人只能通过勒索，执法，环保主义者和公用事业来检查地形后返回家园。 要求人们耐心。</text:p>
      <text:p text:style-name="P4">
<text:span text:style-name="T4">
另请阅读：</text:span>
 <text:a xlink:type="simple" xlink:href="https://www.ukrinform.ua/rubric-regions/3722008-z-pidtoplenoi-kalinivskoi-gromadi-na-hersonsini-evakuuvali-154-osib.html" text:style-name="Internet_20_link" text:visited-style-name="Visited_20_Internet_20_Link">
从洪水的卡利诺夫社区到赫尔森地区154人</text:a>
Kherson Ova的负责人指出，该地区的水位正在迅速下降，当局正在为“大水”的后果做准备。</text:p>
      <text:p text:style-name="P4">
正如该机构报道的那样，俄罗斯部队于6月6日<text:a xlink:type="simple" xlink:href="https://www.ukrinform.ua/rubric-ato/3718751-rosijski-zagarbniki-pidirvali-kahovsku-ges-ok-pivden.html" text:style-name="Internet_20_link" text:visited-style-name="Visited_20_Internet_20_Link">
执行了承保水力发电站</text:a>
。 由于机器的爆炸，车站被完全摧毁了内部。 从洪水概念开始撤离人口。</text:p>
      <text:p text:style-name="P4">
News Source: <text:a xlink:type="simple" xlink:href="https://www.ukrinform.ua/rubric-regions/3722025-na-hersonsini-zaboronili-litnij-ozdorovcij-sezon.html" text:style-name="Internet_20_link" text:visited-style-name="Visited_20_Internet_20_Link">
https://www.ukrinform.ua/rubric-regions/3722025-na-hersonsini-zaboronili-litnij-ozdorovcij-sezon.html</text:a>
</text:p>
      <!--NEWS-->
      <text:h text:style-name="P10" text:outline-level="1">
<text:span text:style-name="T4">
Kakhovskaya水力发电站：Holopristan社区淹没了大约17.6万座房屋</text:span>
</text:h>
      <text:p text:style-name="P4">
作者: Ukrinform (Person)</text:p>
      <text:p text:style-name="P4">
出版商: Укринформ (Organization)</text:p>
      <text:p text:style-name="P4">
出版时间: 2023-06-12T17:18:00+03:00</text:p>
      <text:p text:style-name="P4">
修改时间: 2023-06-12T17:18:00+03:00</text:p>
      <text:p text:style-name="P4">
描述: 在被占领的俄罗斯人，由于破坏了卡科夫卡水力发电站的大坝，赫尔森地区的Holopristan社区淹没了约17.6万座私人住宅，76座公寓建筑和18个文化和教育机构。  - 乌克林。</text:p>
      <text:p text:style-name="P4">
图片: ['<text:a xlink:type="simple" xlink:href="https://static.ukrinform.com/photos/2023_06/thumb_files/630_360_1686291485-687.jpg" text:style-name="Internet_20_link" text:visited-style-name="Visited_20_Internet_20_Link">
630_360_16862...</text:a>
']</text:p>
      <text:p text:style-name="P4">
标签: ['Херсонщина', 'Каховська ГЕС', 'Підтоплення']</text:p>
      <text:p text:style-name="P4">
类型: Article</text:p>
      <!--METADATA-->
      <text:p text:style-name="P4">
<draw:frame draw:style-name="fr1" draw:name="Image104" text:anchor-type="as-char" svg:width="6.9236in" svg:height="3.956343in" draw:z-index="0">
<draw:image xlink:href="../Images/yкринформ/2023-06-12T17-18-00-03-00/630_360_1686291485-687.jpg" xlink:type="simple" xlink:show="embed" xlink:actuate="onLoad" draw:mime-type="image/jpeg"/>
</draw:frame>
俄罗斯拥有的俄罗斯俄罗斯社区淹没了大约17.6万座私人住宅，76家家庭住宅和18个文化和教育机构。</text:p>
      <text:p text:style-name="P4">
正如Ukrinform报道的那样，它在[Telegram]中报告(https://t.me/golopristanskaMVA/1020)Golopristan City军事管理。</text:p>
      <text:p text:style-name="P4">
“根据初步的估计，在群体中，在Holopristan社区中(鉴于达查·塔萨多夫纳社会)大约17.6万个私人家庭(房屋)”， - 消息说。</text:p>
      <text:p text:style-name="P4">
此外，洪水区的76座公寓楼以及18个机构和教育受伤。</text:p>
      <text:p text:style-name="P4">
<text:span text:style-name="T4">
另请阅读：</text:span>
 <text:a xlink:type="simple" xlink:href="https://www.ukrinform.ua/rubric-regions/3721841-poraneni-akih-evakuuvali-z-livoberezza-hersonsini-u-serednomu-ta-vazkomu-stani-ova.html" text:style-name="Internet_20_link" text:visited-style-name="Visited_20_Internet_20_Link">
撤离船在<text:span text:style-name="T4">
 Khersonshch </text:span>
 in：在Ovaskovoskopiv中有关受伤的状况</text:a>
正如乌克林福姆报道的，在被占领的俄罗斯人，戈洛普斯坦社区中，整个水流出的情况将稳定，但几乎证明了联系，淹没定居点的电源和天然气供应。</text:p>
      <text:p text:style-name="P4">
在<text:a xlink:type="simple" xlink:href="https://www.ukrinform.ua/tag-hersonsina" text:style-name="Internet_20_link" text:visited-style-name="Visited_20_Internet_20_Link">
Kherson地区</text:a>
水中有46个城市，城镇和村庄 - 右岸有32个，左岸有14个，供水，救援行动正在进行中。</text:p>
      <text:p text:style-name="P4">
6月6日晚上，俄罗斯军队炸毁了卡科夫卡水力发电厂的大坝。</text:p>
      <text:p text:style-name="P4">
News Source: <text:a xlink:type="simple" xlink:href="https://www.ukrinform.ua/rubric-regions/3721873-pidriv-kahovskoi-ges-v-golopristanskij-gromadi-pidtopleni-blizko-176-tisaci-budinkiv.html" text:style-name="Internet_20_link" text:visited-style-name="Visited_20_Internet_20_Link">
https://www.ukrinform.ua/rubric-regions/3721873-pidriv-kahovskoi-ges-v-golopristanskij-gromadi-pidtopleni-blizko-176-tisaci-budinkiv.html</text:a>
</text:p>
      <!--NEWS-->
      <text:h text:style-name="P10" text:outline-level="1">
<text:span text:style-name="T4">
在支持事件的情况下，俄罗斯联邦奴役的民族将破坏动员</text:span>
</text:h>
      <text:p text:style-name="P4">
作者: Ukrinform (Person)</text:p>
      <text:p text:style-name="P4">
出版商: Укринформ (Organization)</text:p>
      <text:p text:style-name="P4">
出版时间: 2023-06-12T17:21:00+03:00</text:p>
      <text:p text:style-name="P4">
修改时间: 2023-06-12T17:21:00+03:00</text:p>
      <text:p text:style-name="P4">
描述: INGUS独立委员会与Magomed Toriyev公众关系的副主席认为，乌克兰和西方应该对俄罗斯被奴役的人民制定明确的政策。  - 乌克林。</text:p>
      <text:p text:style-name="P4">
图片: ['<text:a xlink:type="simple" xlink:href="https://static.ukrinform.com/photos/2023_06/thumb_files/630_360_1686579528-878.jpg" text:style-name="Internet_20_link" text:visited-style-name="Visited_20_Internet_20_Link">
630_360_16865...</text:a>
']</text:p>
      <text:p text:style-name="P4">
标签: ['Україна', 'Росія', 'Війна з Росією']</text:p>
      <text:p text:style-name="P4">
类型: Article</text:p>
      <!--METADATA-->
      <text:p text:style-name="P4">
<draw:frame draw:style-name="fr1" draw:name="Image105" text:anchor-type="as-char" svg:width="6.9236in" svg:height="3.956343in" draw:z-index="0">
<draw:image xlink:href="../Images/yкринформ/2023-06-12T17-21-00-03-00/630_360_1686579528-878.jpg" xlink:type="simple" xlink:show="embed" xlink:actuate="onLoad" draw:mime-type="image/jpeg"/>
</draw:frame>
Ingus独立委员会副主席与公众关系，MagomedToriev认为，乌克兰和西方应努力制定并实施明确的俄罗斯人民的政策。</text:p>
      <text:p text:style-name="P4">
Toriyev在有关该主题的圆桌会议上表达了这一观点：“被奴役的分娩和动员的破坏”，乌克利福通讯通讯员报告。</text:p>
      <text:p text:style-name="P4">
“我相信乌克兰和西方应该与俄罗斯的小民族合作，并采取明确的政策，即俄罗斯人希望最终战斗，他们失去了战争，并且在该领土上没有混乱，没有数以百万计的旋风，没有Prigo-Kadyrovsky帮派 - 现在有40个PVC可以工作。” Triev说。</text:p>
      <text:p text:style-name="P4">
<text:span text:style-name="T4">
另请阅读：</text:span>
 <text:a xlink:type="simple" xlink:href="https://www.ukrinform.ua/rubric-polytics/3721855-putin-slahom-mobilizacii-perevazno-korinnih-narodiv-rf-vikonue-vidrazu-kilka-zavdan-politolog.html" text:style-name="Internet_20_link" text:visited-style-name="Visited_20_Internet_20_Link">
普京动员主要是土著人民rffvos的几个任务 - 政治学家</text:a>
INGU独立委员会副主席强调，俄罗斯国民希望这场战争并寻求胜利。 因此，他认为，没有必要在俄罗斯人民之间寻求支持以结束战争。</text:p>
      <text:p text:style-name="P4">
“这些民族是否得到世界或乌克兰的任何支持？ 到目前为止，我无法这么说，因为当涉及到整个世界时，它占了上风，我们需要保留整个俄罗斯。 但是普京没有选择自己的选择，Aniii人 - 他将结束。 因此，俄罗斯小民族的目的是进入世界和乌克兰……然后，当人们感到支持时，将会出现破坏。”  - 独立委员会副主席。</text:p>
      <text:p text:style-name="P4">
在他看来，当乌克兰将制定对俄罗斯被奴役的本地人的明确政策，即将在世界上举行，然后在俄罗斯联合会的地点观察到“正常的文明国家”。</text:p>
      <text:p text:style-name="P4">
<text:span text:style-name="T4">
另请阅读：</text:span>
 <text:a xlink:type="simple" xlink:href="https://www.ukrinform.ua/rubric-world/3675183-glava-uradu-ickerii-zaklikav-narodi-kavkazu-zrivati-mobilizaciu-v-rosii.html" text:style-name="Internet_20_link" text:visited-style-name="Visited_20_Internet_20_Link">
Ichkeria政府负责人呼吁高加索人民打破俄罗斯的动员</text:a>
“什么都不会发生。 我们要么工作并取得我们努力的结果，要么放开航行，然后我们，或者我们的孩子将破坏后果。” Toriyev警告说。INGU独立委员会是由Ingush国籍独立代表创建的公共运动，该运动捍卫了其人民的坦言自由权。</text:p>
      <text:p text:style-name="P4">
照片：UKMC新闻中心</text:p>
      <text:p text:style-name="P4">
News Source: <text:a xlink:type="simple" xlink:href="https://www.ukrinform.ua/rubric-polytics/3721886-ponevoleni-narodi-rf-sabotuvatimut-mobilizaciu-v-razi-pidtrimki-ukraini-i-zahodu-inguskij-politik.html" text:style-name="Internet_20_link" text:visited-style-name="Visited_20_Internet_20_Link">
https://www.ukrinform.ua/rubric-polytics/3721886-ponevoleni-narodi-rf-sabotuvatimut-mobilizaciu-v-razi-pidtrimki-ukraini-i-zahodu-inguskij-politik.html</text:a>
</text:p>
      <!--NEWS-->
      <text:h text:style-name="P10" text:outline-level="1">
<text:span text:style-name="T4">
赫尔森造船厂的水</text:span>
</text:h>
      <text:p text:style-name="P4">
作者: Ukrinform (Person)</text:p>
      <text:p text:style-name="P4">
出版商: Укринформ (Organization)</text:p>
      <text:p text:style-name="P4">
出版时间: 2023-06-12T17:22:00+03:00</text:p>
      <text:p text:style-name="P4">
修改时间: 2023-06-12T17:22:00+03:00</text:p>
      <text:p text:style-name="P4">
描述: Kherson的造船厂的水有点倒下。  - 乌克林。</text:p>
      <text:p text:style-name="P4">
图片: ['<text:a xlink:type="simple" xlink:href="https://static.ukrinform.com/photos/2023_06/thumb_files/630_360_1686579448-436.jpg" text:style-name="Internet_20_link" text:visited-style-name="Visited_20_Internet_20_Link">
630_360_16865...</text:a>
']</text:p>
      <text:p text:style-name="P4">
标签: ['Херсон', 'Клименко', 'Вода', 'Єдині новини']</text:p>
      <text:p text:style-name="P4">
类型: Article</text:p>
      <!--METADATA-->
      <text:p text:style-name="P4">
<draw:frame draw:style-name="fr1" draw:name="Image106" text:anchor-type="as-char" svg:width="6.9236in" svg:height="3.956343in" draw:z-index="0">
<draw:image xlink:href="../Images/yкринформ/2023-06-12T17-22-00-03-00/630_360_1686579448-436.jpg" xlink:type="simple" xlink:show="embed" xlink:actuate="onLoad" draw:mime-type="image/jpeg"/>
</draw:frame>
Kherson建造区的水逐渐下降。</text:p>
      <text:p text:style-name="P4">
乌克利福通讯员报告说，内政部长伊戈克林科(Igorklimenko)向统一的新闻电视报告告知了这一报告。</text:p>
      <text:p text:style-name="P4">
“水有点掉了，它掉进了船区。 一般的Spalado水平3米49厘米。 也就是说，每晚60厘米，我们的洪水减少。 同时，这种情况迫使我们采取其他措施。”他说。</text:p>
      <text:p text:style-name="P4">
根据Klimenko的说法，这些措施将与公用事业和执法部门的工作有关。</text:p>
      <text:p text:style-name="P4">
这位部长说：“就水面而言，我们必须竭尽所能来防止新诺斯特里。”</text:p>
      <text:p text:style-name="P4">
乌克兰内部事务部负责人向Mykolaiv，Kherson，Dnipropetrovsk和Zaporizhhzhya地区的定居点提供了信息，该地区各自的服用者和领导人和持久者的领导人都安排了与会众交谈。</text:p>
      <text:p text:style-name="P4">
*!(https://www.ukrinform.ua/rubric-regions/3718781-u-hersoni-cerez-pidriv-dambi-kahovskoi-ges-znestrumlenij-mikrorajon-korabel.html)他指出，这是作为工作负责人的指示，因为他们将能够吸引人们，倾听他们的问题，恐惧等。</text:p>
      <text:p text:style-name="P4">
“此外，我们不会忘记<text:a xlink:type="simple" xlink:href="https://www.ukrinform.ua/tag-kahovske-vodoshovise" text:style-name="Internet_20_link" text:visited-style-name="Visited_20_Internet_20_Link">
Kakhovsky水库</text:a>
。 水的水平分别很好，自动条中的水完全消失了。 我们与相关服务，与生态部，能源部以及其他服务应确保安全和水的服务 - 我们的公民。” Klimenko保证。</text:p>
      <text:p text:style-name="P4">
这位部长表示，截至今天，执法机构的存在正在将Kakhovsky水库在受控的地方增加(乌克兰当局 - 编辑。)水域以防止人们有效的领土。</text:p>
      <text:p text:style-name="P4">
“ 70米是将要干燥的区域，可以在可以完成任何工作的地方进行任何工作。 所有其他领土 - 从水将逆转的领土上的平方公里 - 它将是沼泽地，这对任何生物来说都是极其危险的。 因此，观察家将全天候工作，以确保安全(本地 -  ed。)居民和那些想进入这些地区的公民。”内政部说。据他介绍，SES单元目前正在为从入口，地下室抽水的公用事业准备，以便一旦供应，电工和天然气人员就开始恢复系统。</text:p>
      <text:p text:style-name="P4">
他说：“当然，我们将为水做一切 - 无论是在赫尔森，赫尔森地区，在mykolaiv和dnipropetrovsk中 - 都去了我们的家。”</text:p>
      <text:p text:style-name="P4">
正如乌克林福姆报道的那样，内政部将启动Uhersoni宵禁的延长，以立即消除俄罗斯俄罗斯军队的爆炸后果。</text:p>
      <text:p text:style-name="P4">
照片：维基百科</text:p>
      <text:p text:style-name="P4">
News Source: <text:a xlink:type="simple" xlink:href="https://www.ukrinform.ua/rubric-regions/3721887-voda-z-korabelnogo-rajonu-hersona-potrohu-spadae.html" text:style-name="Internet_20_link" text:visited-style-name="Visited_20_Internet_20_Link">
https://www.ukrinform.ua/rubric-regions/3721887-voda-z-korabelnogo-rajonu-hersona-potrohu-spadae.html</text:a>
</text:p>
      <!--NEWS-->
      <text:h text:style-name="P10" text:outline-level="1">
<text:span text:style-name="T4">
俄罗斯联邦大使馆在华盛顿纠察了 - 要求停止在乌克兰的军事犯罪</text:span>
</text:h>
      <text:p text:style-name="P4">
作者: Ukrinform (Person)</text:p>
      <text:p text:style-name="P4">
出版商: Укринформ (Organization)</text:p>
      <text:p text:style-name="P4">
出版时间: 2023-06-12T17:24:00+03:00</text:p>
      <text:p text:style-name="P4">
修改时间: 2023-06-12T17:24:00+03:00</text:p>
      <text:p text:style-name="P4">
描述: 数十名激进分子聚集在俄罗斯驻华盛顿大使馆下，引起世界的关注，并通过谋杀，酷刑乌克兰人，绑架儿童和乌克兰的其他俄罗斯战争罪进行抗议。  - 乌克林。</text:p>
      <text:p text:style-name="P4">
图片: ['<text:a xlink:type="simple" xlink:href="https://static.ukrinform.com/photos/2023_06/thumb_files/630_360_1686579619-6836.jpeg" text:style-name="Internet_20_link" text:visited-style-name="Visited_20_Internet_20_Link">
630_360_16865...</text:a>
']</text:p>
      <text:p text:style-name="P4">
标签: None</text:p>
      <text:p text:style-name="P4">
类型: Article</text:p>
      <!--METADATA-->
      <text:p text:style-name="P4">
<draw:frame draw:style-name="fr1" draw:name="Image107" text:anchor-type="as-char" svg:width="6.9236in" svg:height="3.956343in" draw:z-index="0">
<draw:image xlink:href="../Images/yкринформ/2023-06-12T17-24-00-03-00/630_360_1686579619-6836.jpeg" xlink:type="simple" xlink:show="embed" xlink:actuate="onLoad" draw:mime-type="image/jpeg"/>
</draw:frame>
数十名激进分子聚集在华盛顿俄罗斯大使馆的统治下，以吸引世界，并通过谋杀，酷刑乌克兰人，绑架儿童和乌克兰的其他俄罗斯战争罪。</text:p>
      <text:p text:style-name="P4">
美国乌克兰激进主义者在美国的捐赠儿童节致力于美国捐赠儿童节的组织者，他在对乌克林福姆的评论中对此表示。(闻)Nadiya Shaporynska。</text:p>
      <text:p text:style-name="P4">
“杀害乌克兰人，犯暴力，酷刑和绑架乌克兰儿童的俄罗斯人的行为是<text:a xlink:type="simple" xlink:href="https://www.ukrinform.ua/tag-vijskovi-zlocini" text:style-name="Internet_20_link" text:visited-style-name="Visited_20_Internet_20_Link">
战争罪</text:a>
。 这也是俄罗斯联邦对乌克兰人民的开放式运动的一部分。”</text:p>
      <text:p text:style-name="P4">
因此，她说，俄罗斯在华盛顿大使馆下的抗议活动必须引起社区对这些普京罪的关注，不幸的是，这在乌克兰继续进行，并涵盖了克雷姆尔的错误信息。</text:p>
      <text:p text:style-name="P4">
Nadezhda Shaporynska回忆说，在全面干预的几周后，2023年3月20日，在联合国俄罗斯邮报Vasily Neenzaiazayajajaiazayaau，俄罗斯在乌克兰安全时就准备返回流离失所的孩子。 但是，乌克兰仍然在大火中，正是俄罗斯的西拉普斯是一场残酷的战争，也是对乌克兰和平的乌克兰城市的炮击。</text:p>
      <text:p text:style-name="P4">
这位激进主义者强调，乌克兰儿童的非法驱逐出境侵犯了国际人权和儿童权利，俄罗斯联邦的行动是非法的，将被包装在国际法中。</text:p>
      <text:p text:style-name="P4">
</text:p>
      <text:p text:style-name="P4">
夏普林斯卡强调说：“我们要求俄罗斯停止对乌克兰的袭击并返回非法绑架的乌克兰儿童。”</text:p>
      <text:p text:style-name="P4">
*!(https://www.ukrinform.ua/rubric-world/3721389-u-gaazi-rodici-zagiblih-rejsu-mh17-vlastuvali-akciu-protestu-navproti-rosijskogo-posolstva.html)美国乌克兰激进分子在Turkic United American的支持下发起了美国大使馆在美国首都的抗议活动(https://www.ukrinform.ua/rubric-society/3715192-sonasniki-pid-posolstvom-rf-u-vasingtoni-ukrainski-aktivisti-nagadali-pro-voenni-zlocini-kremla.html)围绕俄罗斯联邦文凭，这是一个灯光秀，并在大使馆的墙壁上进行了一个项目。</text:p>
      <text:p text:style-name="P4">
不仅是乌克兰社区的代表，而且还有美国公民，白俄罗斯的土著人，俄罗斯，以色列，土库曼斯坦，哈萨克斯坦，塔吉坎和埃及，都参加了周日举行的抗议活动。</text:p>
      <text:p text:style-name="P4">
正如乌克林福姆报道的那样，[在华沙，数百人聚集在大使馆下)(https://www.ukrinform.ua/rubric-society/3719241-pid-posolstvom-rosii-u-varsavi-vidbulas-akcia-protestu-cerez-pidriv-kahovskoi-ges.html)抗议Kakhovka水力发电厂的大坝爆炸。</text:p>
      <text:p text:style-name="P4">
News Source: <text:a xlink:type="simple" xlink:href="https://www.ukrinform.ua/rubric-world/3721888-u-vasingtoni-piketuvali-posolstvo-rf-vimagali-pripiniti-voenni-zlocini-v-ukraini.html" text:style-name="Internet_20_link" text:visited-style-name="Visited_20_Internet_20_Link">
https://www.ukrinform.ua/rubric-world/3721888-u-vasingtoni-piketuvali-posolstvo-rf-vimagali-pripiniti-voenni-zlocini-v-ukraini.html</text:a>
</text:p>
      <!--NEWS-->
      <text:h text:style-name="P10" text:outline-level="1">
<text:span text:style-name="T4">
克里米亚国会议员被判处州议会11年徒刑</text:span>
</text:h>
      <text:p text:style-name="P4">
作者: Ukrinform (Person)</text:p>
      <text:p text:style-name="P4">
出版商: Укринформ (Organization)</text:p>
      <text:p text:style-name="P4">
出版时间: 2023-06-12T17:33:33+03:00</text:p>
      <text:p text:style-name="P4">
修改时间: 2023-06-12T17:33:33+03:00</text:p>
      <text:p text:style-name="P4">
描述: 塞瓦斯托波尔市议会的前代表移居俄罗斯入侵者，被判入狱11年，因缺席国家叛国罪而被判处11年徒刑。  - 乌克林。</text:p>
      <text:p text:style-name="P4">
图片: ['<text:a xlink:type="simple" xlink:href="https://static.ukrinform.com/photos/2019_12/thumb_files/630_360_1575657541-421.jpg" text:style-name="Internet_20_link" text:visited-style-name="Visited_20_Internet_20_Link">
630_360_15756...</text:a>
']</text:p>
      <text:p text:style-name="P4">
标签: ['Депутат', 'Окупація Криму', 'Держзрада', 'Вирок']</text:p>
      <text:p text:style-name="P4">
类型: Article</text:p>
      <!--METADATA-->
      <text:p text:style-name="P4">
<draw:frame draw:style-name="fr1" draw:name="Image110" text:anchor-type="as-char" svg:width="6.9236in" svg:height="3.956343in" draw:z-index="0">
<draw:image xlink:href="../Images/yкринформ/2023-06-12T17-33-33-03-00/630_360_1575657541-421.jpg" xlink:type="simple" xlink:show="embed" xlink:actuate="onLoad" draw:mime-type="image/jpeg"/>
</draw:frame>
塞瓦斯托波尔市议会的前代表移居俄罗斯房屋者，被判入狱11年的州叛国罪。</text:p>
      <text:p text:style-name="P4">
这是在[电报]中报道的(https://t.me/prokark/1267)乌克林福姆报道说，塞瓦斯托波尔Arcta的检察官办公室。</text:p>
      <text:p text:style-name="P4">
“塞瓦斯托波尔市威斯康星州议会议会的另一位代表被判起诉检察官自治权办公室。 他被判有罪(艺术的第1部分。 刑法的111)”， - 帖子说。</text:p>
      <text:p text:style-name="P4">
检察官证明，在与俄罗斯武装部队占领半岛时，乌克兰的公民是塞瓦斯托波尔市议会的副手，去了贝尔沃洛格。</text:p>
      <text:p text:style-name="P4">
他与他的同事一起支持了不再在克里米亚的议会中的许多非法决定。 这是给出的(https://www.ukrinform.ua/tag-krim)*!(https://www.ukrinform.ua/rubric-crimea/3691848-za-derzavnu-zradu-suditimut-se-dvoh-deputativ-iz-krimu.html)值得注意的是，进行了非法投票，以掩盖俄罗斯武装部队的半岛事实，并为了使行动合法化。</text:p>
      <text:p text:style-name="P4">
据报道，来自科尔森的一名前法律执法人员，他为占领者组织了与克里米亚的铁路交流。</text:p>
      <text:p text:style-name="P4">
News Source: <text:a xlink:type="simple" xlink:href="https://www.ukrinform.ua/rubric-crimea/3721891-deputata-z-krimu-zasudili-do-11-rokiv-uvaznenna-za-derzzradu.html" text:style-name="Internet_20_link" text:visited-style-name="Visited_20_Internet_20_Link">
https://www.ukrinform.ua/rubric-crimea/3721891-deputata-z-krimu-zasudili-do-11-rokiv-uvaznenna-za-derzzradu.html</text:a>
</text:p>
      <!--NEWS-->
      <text:h text:style-name="P10" text:outline-level="1">
<text:span text:style-name="T4">
Dino Topmeller是新的主教练“ Eintrachta”</text:span>
</text:h>
      <text:p text:style-name="P4">
作者: Ukrinform (Person)</text:p>
      <text:p text:style-name="P4">
出版商: Укринформ (Organization)</text:p>
      <text:p text:style-name="P4">
出版时间: 2023-06-12T17:34:48+03:00</text:p>
      <text:p text:style-name="P4">
修改时间: 2023-06-12T17:34:48+03:00</text:p>
      <text:p text:style-name="P4">
描述: 该专家于2026年签订了合同。  - 乌克林。</text:p>
      <text:p text:style-name="P4">
图片: ['<text:a xlink:type="simple" xlink:href="https://static.ukrinform.com/photos/2023_06/thumb_files/630_360_1686580175-511.jpg" text:style-name="Internet_20_link" text:visited-style-name="Visited_20_Internet_20_Link">
630_360_16865...</text:a>
']</text:p>
      <text:p text:style-name="P4">
标签: ['Футбол']</text:p>
      <text:p text:style-name="P4">
类型: Article</text:p>
      <!--METADATA-->
      <text:p text:style-name="P4">
<draw:frame draw:style-name="fr1" draw:name="Image111" text:anchor-type="as-char" svg:width="6.9236in" svg:height="3.956343in" draw:z-index="0">
<draw:image xlink:href="../Images/yкринформ/2023-06-12T17-34-48-03-00/630_360_1686580175-511.jpg" xlink:type="simple" xlink:show="embed" xlink:actuate="onLoad" draw:mime-type="image/jpeg"/>
</draw:frame>
该专家于2026年签署了合同。</text:p>
      <text:p text:style-name="P4">
德国专家Dino Topmeller成为Eintrakhta的总教练，于2026年签署，<text:a xlink:type="simple" xlink:href="https://profis.eintracht.de/news/dino-toppmoeller-wird-neuer-cheftrainer-151122" text:style-name="Internet_20_link" text:visited-style-name="Visited_20_Internet_20_Link">
报告</text:a>
据报道，俱乐部的新闻服务。</text:p>
      <text:p text:style-name="P4">
这位专家以前曾在巴伐利亚担任助理朱利安·纳格尔曼(Julian Nagelsmann)和他在莱比锡的女儿。 纳格尔曼·慕尼黑(Nagelsmann Munich)获释后，他还与Topmeler一起离开了Irtaner总部。</text:p>
      <text:p text:style-name="P4">
42岁的Dino是前Eintrachta教练Claus Topmeller的儿子。 他还与法兰克福球员进行了交谈，并为俱乐部度过了16场比赛。</text:p>
      <text:p text:style-name="P4">
<text:span text:style-name="T4">
另请阅读：</text:span>
 <text:a xlink:type="simple" xlink:href="https://www.ukrinform.ua/rubric-sports/3717952-lejpcig-peremig-ajntraht-u-finali-kubka-nimeccini.html" text:style-name="Internet_20_link" text:visited-style-name="Visited_20_Internet_20_Link">
“ leipzig”赢得了“ <text:span text:style-name="T4">
 eintracht </text:span>
”在Kubkanimichchi决赛中</text:a>
根据乌克林福姆的说法，在结束赛季，法兰克福在联合化中获得了半决赛，并在德国杯决赛中让位给莱比锡。</text:p>
      <text:p text:style-name="P4">
照片：盖蒂图像</text:p>
      <text:p text:style-name="P4">
News Source: <text:a xlink:type="simple" xlink:href="https://www.ukrinform.ua/rubric-sports/3721893-dino-topmeller-novij-golovnij-trener-ajntrahta.html" text:style-name="Internet_20_link" text:visited-style-name="Visited_20_Internet_20_Link">
https://www.ukrinform.ua/rubric-sports/3721893-dino-topmeller-novij-golovnij-trener-ajntrahta.html</text:a>
</text:p>
      <!--NEWS-->
      <text:h text:style-name="P10" text:outline-level="1">
<text:span text:style-name="T4">
荷兰和加拿大已向联合国国际法院提起诉讼</text:span>
</text:h>
      <text:p text:style-name="P4">
作者: Ukrinform (Person)</text:p>
      <text:p text:style-name="P4">
出版商: Укринформ (Organization)</text:p>
      <text:p text:style-name="P4">
出版时间: 2023-06-12T17:35:00+03:00</text:p>
      <text:p text:style-name="P4">
修改时间: 2023-06-12T17:35:00+03:00</text:p>
      <text:p text:style-name="P4">
描述: 荷兰和加拿大已就酷刑指控对叙利亚提起诉讼。  - 乌克林。</text:p>
      <text:p text:style-name="P4">
图片: ['<text:a xlink:type="simple" xlink:href="https://static.ukrinform.com/photos/2019_11/thumb_files/630_360_1573224391-3376.jpeg" text:style-name="Internet_20_link" text:visited-style-name="Visited_20_Internet_20_Link">
630_360_15732...</text:a>
']</text:p>
      <text:p text:style-name="P4">
标签: ['ООН', 'Сирія', 'Тортури', 'Міжнародний суд ООН']</text:p>
      <text:p text:style-name="P4">
类型: Article</text:p>
      <!--METADATA-->
      <text:p text:style-name="P4">
<draw:frame draw:style-name="fr1" draw:name="Image112" text:anchor-type="as-char" svg:width="6.9236in" svg:height="3.956343in" draw:z-index="0">
<draw:image xlink:href="../Images/yкринформ/2023-06-12T17-35-00-03-00/630_360_1573224391-3376.jpeg" xlink:type="simple" xlink:show="embed" xlink:actuate="onLoad" draw:mime-type="image/jpeg"/>
</draw:frame>
荷兰和加拿大，已将酷刑的诉讼与国际法院提起诉讼。</text:p>
      <text:p text:style-name="P4">
根据乌克林福称法院的规定，荷兰州在其声明中声称，叙利亚已违反了国际法，并要求法院采取非凡措施来保护那些威胁的人[叙利亚。 这是给出的(https://www.ukrinform.ua/tag-siria)“在他们的声明中，加拿大和荷兰声称叙利亚至少在2011年开始遭受了无数违反国际法的侵犯，随着对平民的暴力镇压，随着叙利亚的局势发展成为长期的武装冲突，示威活动已经进行了示威， ”。</text:p>
      <text:p text:style-name="P4">
根据申请人的说法，这些违规包括使用酷刑和其他产妇，不人道或屈辱行动的尊严，包括事实</text:p>
      <text:p text:style-name="P4">
<text:span text:style-name="T4">
另请阅读：</text:span>
 <text:a xlink:type="simple" xlink:href="https://www.ukrinform.ua/rubric-world/3696785-bojovikiv-idil-pidozruut-u-vbivstvi-30-ludej-v-sirii.html" text:style-name="Internet_20_link" text:visited-style-name="Visited_20_Internet_20_Link">
iDil战斗机被怀疑杀死30人<text:span text:style-name="T4">
奶酪</text:span>
 e</text:a>
申请人声称这些疾病还包括使用化学臂，这导致了许多死亡，伤害和严重的身体痛苦。</text:p>
      <text:p text:style-name="P4">
荷兰和加拿大试图根据《联合国反对酷刑公约》对侵犯人权和酷刑的严重责任承担责任。</text:p>
      <text:p text:style-name="P4">
根据乌克林福姆的说法，2023年5月，伊朗总统埃布拉希姆·雷西(Ebrahim Raisi)会见了大马士革的叙利亚巴沙尔·阿萨德(Bashar Assad)总统，这是间质国家之间合作的一部分。</text:p>
      <text:p text:style-name="P4">
众所周知，德黑兰一直是阿萨德政府的主要赞助商，因为叛乱已于2011年3月发展成为一场全面的战争，并在局势的裂缝中发挥了重要作用。</text:p>
      <text:p text:style-name="P4">
*!(https://www.ukrinform.ua/rubric-economy/3692932-urad-pidtrimav-risenna-zastosuvati-sektoralni-sankcii-proti-sirii.html)伊朗派遣了数十名军事顾问和中东的成千上万的普里兰战士在阿萨德一侧战斗。 近年来，在俄罗斯和伊朗人政府部队的帮助下，它控制了该国的大部分地区。</text:p>
      <text:p text:style-name="P4">
News Source: <text:a xlink:type="simple" xlink:href="https://www.ukrinform.ua/rubric-world/3721894-niderlandi-ta-kanada-podali-pozov-proti-sirii-do-miznarodnogo-sudu-oon.html" text:style-name="Internet_20_link" text:visited-style-name="Visited_20_Internet_20_Link">
https://www.ukrinform.ua/rubric-world/3721894-niderlandi-ta-kanada-podali-pozov-proti-sirii-do-miznarodnogo-sudu-oon.html</text:a>
</text:p>
      <!--NEWS-->
      <text:h text:style-name="P10" text:outline-level="1">
<text:span text:style-name="T4">
ARMA正在寻找Alfa-Bank证券证券的经理</text:span>
</text:h>
      <text:p text:style-name="P4">
作者: Ukrinform (Person)</text:p>
      <text:p text:style-name="P4">
出版商: Укринформ (Organization)</text:p>
      <text:p text:style-name="P4">
出版时间: 2023-06-12T17:35:40+03:00</text:p>
      <text:p text:style-name="P4">
修改时间: 2023-06-12T17:35:40+03:00</text:p>
      <text:p text:style-name="P4">
描述: 国家资产调查和管理机构（ARMA）正在寻找Alfa-Bank证券的经理，UAH 121.8亿。  - 乌克林。</text:p>
      <text:p text:style-name="P4">
图片: ['<text:a xlink:type="simple" xlink:href="https://static.ukrinform.com/photos/2016_09/thumb_files/630_360_1473358477-3851.jpg" text:style-name="Internet_20_link" text:visited-style-name="Visited_20_Internet_20_Link">
630_360_14733...</text:a>
']</text:p>
      <text:p text:style-name="P4">
标签: ['Альфа-банк', 'АРМА']</text:p>
      <text:p text:style-name="P4">
类型: Article</text:p>
      <!--METADATA-->
      <text:p text:style-name="P4">
<draw:frame draw:style-name="fr1" draw:name="Image113" text:anchor-type="as-char" svg:width="6.9236in" svg:height="3.956343in" draw:z-index="0">
<draw:image xlink:href="../Images/yкринформ/2023-06-12T17-35-40-03-00/630_360_1473358477-3851.jpg" xlink:type="simple" xlink:show="embed" xlink:actuate="onLoad" draw:mime-type="image/jpeg"/>
</draw:frame>
国家资产调查和管理机构(Arma)寻求Alfa-Bank的证券经理的UAH 121.8亿。</text:p>
      <text:p text:style-name="P4">
根据乌克林福姆的说法，新闻服务[ARMA]报告了(https://arma.gov.ua/news/typical/ogolosheno-vidbir-upraviteliv-dlya-tsinnih-paperiv-alfa-banku-scho-nalejat-abhu)。</text:p>
      <text:p text:style-name="P4">
“ ARMA宣布选择被捕证券的经理“ ABH UKRAINE LIMITED”(塞浦路斯)在使用Alfa -Bank JSC开设的证券帐户中 - 消息读取。</text:p>
      <text:p text:style-name="P4">
值得注意的是，为竞争的潜在参与者提供了JSC“ Alfa-Bank”的简单纪录片的管理，其金额为121797 564 660 PC，3994％。</text:p>
      <text:p text:style-name="P4">
还要求经理使用PJSC“ Alpha Insurance”的简单非文献股票，金额为104 728个PC，名义价值为1 000 UAH/PC。</text:p>
      <text:p text:style-name="P4">
<text:span text:style-name="T4">
另请阅读：</text:span>
 <text:a xlink:type="simple" xlink:href="https://www.ukrinform.ua/rubric-economy/3712664-arma-sukae-upraviteliv-dla-sesti-goteliv-ta-sanatoriiv.html" text:style-name="Internet_20_link" text:visited-style-name="Visited_20_Internet_20_Link">
ARMA正在寻找六家酒店和疗养院的经理</text:a>
公司的文件持续到2023年7月6日的16:00。</text:p>
      <text:p text:style-name="P4">
据报道<text:a xlink:type="simple" xlink:href="https://www.ukrinform.ua/rubric-economy/3688583-nbu-viznav-nebezdogannou-dilovu-reputaciu-akcioneriv-kolisnogo-alfa-banku.html" text:style-name="Internet_20_link" text:visited-style-name="Visited_20_Internet_20_Link">
国家银行已经认识到了不可见到的业务声誉</text:a>
业主很重要(股东)在“ Sens Bank”中(前“阿尔法银行”)-ABH Holdingss.a。 和ABH乌克兰有限公司。 ABH Holdings S.A.  - 是直接相关的所有者(股东)拥有JSC“ Sens Bank”股份的57,6006％。 ABH Holdingss.a。 是ABH乌克兰有限公司的唯一参与者，也是所有者(股东)，拥有该银行股份的42,3994％。</text:p>
      <text:p text:style-name="P4">
News Source: <text:a xlink:type="simple" xlink:href="https://www.ukrinform.ua/rubric-economy/3721896-arma-sukae-upraviteliv-dla-cinnih-paperiv-alfabanku.html" text:style-name="Internet_20_link" text:visited-style-name="Visited_20_Internet_20_Link">
https://www.ukrinform.ua/rubric-economy/3721896-arma-sukae-upraviteliv-dla-cinnih-paperiv-alfabanku.html</text:a>
</text:p>
      <!--NEWS-->
      <text:h text:style-name="P10" text:outline-level="1">
<text:span text:style-name="T4">
在市政厅成立180周年之前，在切尔尼夫西（Chernivtsi）</text:span>
</text:h>
      <text:p text:style-name="P4">
作者: Ukrinform (Person)</text:p>
      <text:p text:style-name="P4">
出版商: Укринформ (Organization)</text:p>
      <text:p text:style-name="P4">
出版时间: 2023-06-12T17:35:44+03:00</text:p>
      <text:p text:style-name="P4">
修改时间: 2023-06-12T17:35:44+03:00</text:p>
      <text:p text:style-name="P4">
描述: 在切尔尼夫西（Chernivtsi），熄灭了一张特别的邮票，该邮票专门庆祝当地市政厅成立180周年。  - 乌克林。</text:p>
      <text:p text:style-name="P4">
图片: ['<text:a xlink:type="simple" xlink:href="https://static.ukrinform.com/photos/2023_06/thumb_files/630_360_1686579910-733.jpg" text:style-name="Internet_20_link" text:visited-style-name="Visited_20_Internet_20_Link">
630_360_16865...</text:a>
']</text:p>
      <text:p text:style-name="P4">
标签: ['Марка', 'Укрпошта', 'Чернівці']</text:p>
      <text:p text:style-name="P4">
类型: Article</text:p>
      <!--METADATA-->
      <text:p text:style-name="P4">
<draw:frame draw:style-name="fr1" draw:name="Image114" text:anchor-type="as-char" svg:width="6.9236in" svg:height="3.956343in" draw:z-index="0">
<draw:image xlink:href="../Images/yкринформ/2023-06-12T17-35-44-03-00/630_360_1686579910-733.jpg" xlink:type="simple" xlink:show="embed" xlink:actuate="onLoad" draw:mime-type="image/jpeg"/>
</draw:frame>
Evikhnivtsi被一个特殊的邮件标记扑灭，该商标专门庆祝当地度假村成立180周年。</text:p>
      <text:p text:style-name="P4">
关于它在您的Facebook页面上](https://www.facebook.com/klichuk.roman/posts/pfbid02fJicngG5743KHL9FnMSeW1H3Jgk48gkUDCCV9DiJEpayigtkbkFPauqLEUFqifh5l)乌克林福姆报道说，切尔尼夫西市长罗马·克莱丘克(Roman Klychuk)报道。</text:p>
      <text:p text:style-name="P4">
“今天在切尔尼维斯市议会的会议厅里，在基金会成立180周年之际通过了邮政邮票的仪式，”  - 在克莱丘克邮政中说。</text:p>
      <text:p text:style-name="P4">
<text:span text:style-name="T4">
另请阅读：</text:span>
 <text:a xlink:type="simple" xlink:href="https://www.ukrinform.ua/rubric-society/3693185-v-odesi-na-vidkritti-vistavki-karikatur-pogasili-marku-z-zobrazennam-persogo-habara-v-misti.html" text:style-name="Internet_20_link" text:visited-style-name="Visited_20_Internet_20_Link">
在卡通展览的开幕式的敖德萨<text:span text:style-name="T4">
扑灭</text:span>
 <text:span text:style-name="T4">
 </text:span>
品牌**带有城市中的第一个“贿赂”的形象</text:a>
他指出，切尔尼维斯市政厅是重要事件的见证人，会议场所和纪念碑属于该地区最有价值的建筑规模。</text:p>
      <text:p text:style-name="P4">
这些品牌可以从ukrposhta分支机构购买或订购。</text:p>
      <text:p text:style-name="P4">
News Source: <text:a xlink:type="simple" xlink:href="https://www.ukrinform.ua/rubric-regions/3721897-u-cernivcah-do-180ricca-ratusi-pogasili-specmarku.html" text:style-name="Internet_20_link" text:visited-style-name="Visited_20_Internet_20_Link">
https://www.ukrinform.ua/rubric-regions/3721897-u-cernivcah-do-180ricca-ratusi-pogasili-specmarku.html</text:a>
</text:p>
      <!--NEWS-->
      <text:h text:style-name="P10" text:outline-level="1">
<text:span text:style-name="T4">
两个曾经撞到哈尔基夫附近村庄的“钙纤维”</text:span>
</text:h>
      <text:p text:style-name="P4">
作者: Ukrinform (Person)</text:p>
      <text:p text:style-name="P4">
出版商: Укринформ (Organization)</text:p>
      <text:p text:style-name="P4">
出版时间: 2023-06-12T17:39:05+03:00</text:p>
      <text:p text:style-name="P4">
修改时间: 2023-06-12T17:39:05+03:00</text:p>
      <text:p text:style-name="P4">
描述: 周一早晨，俄罗斯联邦哈尔基夫区的霍罗塞武村对两辆从黑海释放的机口径导弹击中了一场打击。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Обстріл', 'Ракета', 'Харківщина', 'Війна з Росією']</text:p>
      <text:p text:style-name="P4">
类型: Article</text:p>
      <!--METADATA-->
      <text:p text:style-name="P4">
<draw:frame draw:style-name="fr1" draw:name="Image116" text:anchor-type="as-char" svg:width="6.9236in" svg:height="3.956343in" draw:z-index="0">
<draw:image xlink:href="../Images/yкринформ/2023-06-12T17-39-05-03-00/630_360_1509493085-3383.jpg" xlink:type="simple" xlink:show="embed" xlink:actuate="onLoad" draw:mime-type="image/jpeg"/>
</draw:frame>
周一早上，俄罗斯联邦哈尔基夫区的霍罗什沃(Khoroshevo)的打击被黑海释放的两种“口径”击中。</text:p>
      <text:p text:style-name="P4">
关于它<text:a xlink:type="simple" xlink:href="https://www.youtube.com/watch" text:style-name="Internet_20_link" text:visited-style-name="Visited_20_Internet_20_Link">
报告</text:a>
据报道，哈尔基夫地区检察官办公室Dmitry Chubenko的发言人报道。</text:p>
      <text:p text:style-name="P4">
“ 6月12日，大约03:40，俄罗斯军队对哈尔基夫地区的哈尔基夫地区进行了炮击。 以前，使用了两个<text:a xlink:type="simple" xlink:href="https://www.ukrinform.ua/tag-raketa" text:style-name="Internet_20_link" text:visited-style-name="Visited_20_Internet_20_Link">
导弹</text:a>
由黑海推出的口径。 大约有12座私人住宅建筑被部分摧毁，其中一栋是火灾。 没有受伤或懒惰。”</text:p>
      <text:p text:style-name="P4">
他指出，根据《艺术》第1部分的炮击，刑事诉讼是在炮击之后开幕的。 刑法的438(违反战争的法律和习俗).</text:p>
      <text:p text:style-name="P4">
</text:p>
      <text:p text:style-name="P4">
<text:a xlink:type="simple" xlink:href="https://static.ukrinform.com/photos/2023_06/1686580661-5263.jpeg" text:style-name="Internet_20_link" text:visited-style-name="Visited_20_Internet_20_Link">
 </text:a>
 <text:a xlink:type="simple" xlink:href="https://static.ukrinform.com/photos/2023_06/1686580645-5020.jpeg" text:style-name="Internet_20_link" text:visited-style-name="Visited_20_Internet_20_Link">
</text:a>
 <text:a xlink:type="simple" xlink:href="https://static.ukrinform.com/photos/2023_06/1686580645-1610.jpeg" text:style-name="Internet_20_link" text:visited-style-name="Visited_20_Internet_20_Link">
</text:a>
 <text:a xlink:type="simple" xlink:href="https://static.ukrinform.com/photos/2023_06/1686580646-5970.jpeg" text:style-name="Internet_20_link" text:visited-style-name="Visited_20_Internet_20_Link">
</text:a>
 <text:a xlink:type="simple" xlink:href="https://static.ukrinform.com/photos/2023_06/1686580645-6959.jpeg" text:style-name="Internet_20_link" text:visited-style-name="Visited_20_Internet_20_Link">
</text:a>
 <text:a xlink:type="simple" xlink:href="https://static.ukrinform.com/photos/2023_06/1686580646-3161.jpeg" text:style-name="Internet_20_link" text:visited-style-name="Visited_20_Internet_20_Link">
</text:a>
 <text:a xlink:type="simple" xlink:href="https://static.ukrinform.com/photos/2023_06/1686580646-2997.jpeg" text:style-name="Internet_20_link" text:visited-style-name="Visited_20_Internet_20_Link">
</text:a>
 <text:a xlink:type="simple" xlink:href="https://static.ukrinform.com/photos/2023_06/1686580647-9059.jpeg" text:style-name="Internet_20_link" text:visited-style-name="Visited_20_Internet_20_Link">
</text:a>
 <text:a xlink:type="simple" xlink:href="https://static.ukrinform.com/photos/2023_06/1686580647-4597.jpeg" text:style-name="Internet_20_link" text:visited-style-name="Visited_20_Internet_20_Link">
</text:a>
Khoroshevo- Kharkiv区的乡镇，距区域中心12公里。根据信息<text:a xlink:type="simple" xlink:href="https://suspilne.media/504685-tut-babusi-ta-didusi-pomidori-virosuut-naslidki-udaru-rf-po-horosevomu-pid-harkovom-fotoreportaz/" text:style-name="Internet_20_link" text:visited-style-name="Visited_20_Internet_20_Link">
公共</text:a>
，俄罗斯联邦袭击了花园协会的领土。 尤利娅·科特(Yulia Kot)的领导层说，两所房屋被完全摧毁，还有15栋房屋。</text:p>
      <text:p text:style-name="P4">
“这里没有军事设施。 在这里，祖父母种西红柿。 没有理由击败普通的住房基础设施。 我们有社会的所有成员 - 来自北萨尔蒂夫卡的人，五个游戏，Zhukovsky村(哈尔基夫(Kharkiv)的俄罗斯炮击居民区最多摧毁。). Багатьом немає де жити,окрім дачі", — сказала Кот.</text:p>
      <text:p text:style-name="P4">
Як повідомлялося, протягом минулої доби  <text:a xlink:type="simple" xlink:href="https://www.ukrinform.ua/rubric-ato/3721585-rosiani-zranku-atakuvali-harkivsinu-dvoe-poranenih.html" text:style-name="Internet_20_link" text:visited-style-name="Visited_20_Internet_20_Link">
 на Харківщині внаслідок російськихобстрілів отримали поранення двоє людей </text:a>
，仍然是一个单身男人在爆炸装置上爆炸。</text:p>
      <text:p text:style-name="P4">
来自炮兵，迫击炮和火箭武器的敌人向哈尔基夫，库皮斯克，Chuguev和Bohodukhiv地区开火。</text:p>
      <text:p text:style-name="P4">
News Source: <text:a xlink:type="simple" xlink:href="https://www.ukrinform.ua/rubric-regions/3721900-dla-udaru-po-selisu-pid-harkovom-rosiani-vikoristali-dva-kalibri.html" text:style-name="Internet_20_link" text:visited-style-name="Visited_20_Internet_20_Link">
https://www.ukrinform.ua/rubric-regions/3721900-dla-udaru-po-selisu-pid-harkovom-rosiani-vikoristali-dva-kalibri.html</text:a>
</text:p>
      <!--NEWS-->
      <text:h text:style-name="P10" text:outline-level="1">
<text:span text:style-name="T4">
Yagupova将继续他的职业生涯在土耳其“ Chukuchku”</text:span>
</text:h>
      <text:p text:style-name="P4">
作者: Ukrinform (Person)</text:p>
      <text:p text:style-name="P4">
出版商: Укринформ (Organization)</text:p>
      <text:p text:style-name="P4">
出版时间: 2023-06-12T17:42:00+03:00</text:p>
      <text:p text:style-name="P4">
修改时间: 2023-06-12T17:42:00+03:00</text:p>
      <text:p text:style-name="P4">
描述: 该合同设计了三年。  - 乌克林。</text:p>
      <text:p text:style-name="P4">
图片: ['<text:a xlink:type="simple" xlink:href="https://static.ukrinform.com/photos/2023_06/thumb_files/630_360_1686580876-492.jpg" text:style-name="Internet_20_link" text:visited-style-name="Visited_20_Internet_20_Link">
630_360_16865...</text:a>
']</text:p>
      <text:p text:style-name="P4">
标签: ['Баскетбол']</text:p>
      <text:p text:style-name="P4">
类型: Article</text:p>
      <!--METADATA-->
      <text:p text:style-name="P4">
<draw:frame draw:style-name="fr1" draw:name="Image127" text:anchor-type="as-char" svg:width="6.9236in" svg:height="3.956343in" draw:z-index="0">
<draw:image xlink:href="../Images/yкринформ/2023-06-12T17-42-00-03-00/630_360_1686580876-492.jpg" xlink:type="simple" xlink:show="embed" xlink:actuate="onLoad" draw:mime-type="image/jpeg"/>
</draw:frame>
合同三年。</text:p>
      <text:p text:style-name="P4">
<text:a xlink:type="simple" xlink:href="https://www.instagram.com/p/CtY6uriAxhG/" text:style-name="Internet_20_link" text:visited-style-name="Visited_20_Internet_20_Link">
报道</text:a>
乌克林福姆报道，俱乐部的新闻服务。</text:p>
      <text:p text:style-name="P4">
31岁的Yagupova签订了三年的合同。 早些时候，乌克兰俱乐部已经在2017  -  2019年演出。</text:p>
      <text:p text:style-name="P4">
Yagupov的最后三个赛季在Fenerbahche度过了他。 作为俱乐部的一部分，她获得了欧洲图书馆(2023)以及三个土耳其冠军的冠军(2021,2022，2023).</text:p>
      <text:p text:style-name="P4">
Цього сезону в чемпіонаті Туреччини Ягупова зіграла 15 матчів, в середньомупроводячи на майданчику 27,2 хвилини, набирала 14,0 очок, 5,3 підбирання та6,2 передачі.</text:p>
      <text:p text:style-name="P4">
<text:span text:style-name="T4">
Читайте також:</text:span>
 <text:a xlink:type="simple" xlink:href="https://www.ukrinform.ua/rubric-sports/3721521-colovica-zbirna-ukraini-dostrokovo-vijsla-u-final-cotiroh-zolotoi-evroligi-z-volejbolu.html" text:style-name="Internet_20_link" text:visited-style-name="Visited_20_Internet_20_Link">
 Чоловіча збірна України достроково вийшла у Фіналчотирьох Золотої <text:span text:style-name="T4">
Євроліги</text:span>
 з волейболу </text:a>
据乌克林福姆报道，在本赛季欧洲局的决赛中，“芬纳尔”(Fenerbahche)赢得了“ chukruku”。</text:p>
      <text:p text:style-name="P4">
照片：fbu.ua</text:p>
      <text:p text:style-name="P4">
News Source: <text:a xlink:type="simple" xlink:href="https://www.ukrinform.ua/rubric-sports/3721902-agupova-prodovzit-kareru-v-tureckomu-mersini.html" text:style-name="Internet_20_link" text:visited-style-name="Visited_20_Internet_20_Link">
https://www.ukrinform.ua/rubric-sports/3721902-agupova-prodovzit-kareru-v-tureckomu-mersini.html</text:a>
</text:p>
      <!--NEWS-->
      <text:h text:style-name="P10" text:outline-level="1">
<text:span text:style-name="T4">
BEB调查开始后，赌博业务加强了税收</text:span>
</text:h>
      <text:p text:style-name="P4">
作者: Ukrinform (Person)</text:p>
      <text:p text:style-name="P4">
出版商: Укринформ (Organization)</text:p>
      <text:p text:style-name="P4">
出版时间: 2023-06-12T17:43:13+03:00</text:p>
      <text:p text:style-name="P4">
修改时间: 2023-06-12T17:43:13+03:00</text:p>
      <text:p text:style-name="P4">
描述: 调查后，执法机构向预算支付了超过20亿美元的费用，这是去年的四倍。  - 乌克林。</text:p>
      <text:p text:style-name="P4">
图片: ['<text:a xlink:type="simple" xlink:href="https://static.ukrinform.com/photos/2023_06/thumb_files/630_360_1686062335-440.jpg" text:style-name="Internet_20_link" text:visited-style-name="Visited_20_Internet_20_Link">
630_360_16860...</text:a>
']</text:p>
      <text:p text:style-name="P4">
标签: ['Податки', 'Бюро економічної безпеки', 'Розслідування']</text:p>
      <text:p text:style-name="P4">
类型: Article</text:p>
      <!--METADATA-->
      <text:p text:style-name="P4">
<draw:frame draw:style-name="fr1" draw:name="Image128" text:anchor-type="as-char" svg:width="6.9236in" svg:height="3.956343in" draw:z-index="0">
<draw:image xlink:href="../Images/yкринформ/2023-06-12T17-43-13-03-00/630_360_1686062335-440.jpg" xlink:type="simple" xlink:show="embed" xlink:actuate="onLoad" draw:mime-type="image/jpeg"/>
</draw:frame>
执法机构逃税计划对调查的邮政调查量的支付超过5亿美元的预算，这是去年的四倍。</text:p>
      <text:p text:style-name="P4">
正如Ukrinform报道的那样，它报告了<text:a xlink:type="simple" xlink:href="https://esbu.gov.ua/news/pislia-pochatku-rozsliduvannia-beb-hralnyi-biznes-vzhe-splatyv-v-chotyry-razy-bilshe-podatkiv-nizh-za-ves-mynulyi-rik" text:style-name="Internet_20_link" text:visited-style-name="Visited_20_Internet_20_Link">
Babe Press Service</text:a>
。</text:p>
      <text:p text:style-name="P4">
“在今年的五个月中，在赌博业务领域在线工作的公司的税款是2022年的税款。2022年，这笔款项不超过5.5亿UAH”，这将是信息。 。</text:p>
      <text:p text:style-name="P4">
<text:span text:style-name="T4">
另请阅读：</text:span>
 [<text:span text:style-name="T4">
 beb </text:span>
暴露了地下生产(https://www.ukrinform.ua/rubric-economy/3719124-beb-vikrilo-pidpilne-virobnictvo-spirtu-z-sodennim-oborotom-u-20-tonn.html)值得注意的是，乌克兰州国家预算的收入增加是经济安全局协调合作，SBU，SBU，TANBA检察官办公室，旨在通过操纵付款和隐藏其真实目的来确定逃税计划。</text:p>
      <text:p text:style-name="P4">
“在大多数情况下，它是So值的记录(交易编码操作 - 编辑。)当它不指示适用于赌博的付款代码，而是相邻的税款要小得多。 只有3450万UAH的税款支付了2021年在线费率。 声明说，在2022年，随着对BAB的调查开始，最终对税款的调查迅速增加，已经是UAH 5.497亿。”</text:p>
      <text:p text:style-name="P4">
婴儿指出，该计划与居住的计划组织了Nizhibank的官员，大约有200亿美元通过了。 2023年3月，乌克兰国家银行决定剥夺两家银行并清算。 在预审前调查的框架内，在银行机构及其相关公司进行了20次搜索，撤回了财务文件，并检查了一千多个帐户。 施加了3.91亿UAH总额的公司的公司权利和资金。</text:p>
      <text:p text:style-name="P4">
<text:span text:style-name="T4">
另请阅读：</text:span>
 <text:a xlink:type="simple" xlink:href="https://www.ukrinform.ua/rubric-economy/3717596-privlasnenna-600-miljoniv-ukrtatnafti-sbu-vikrila-biznespartnera-kolomojskogo.html" text:style-name="Internet_20_link" text:visited-style-name="Visited_20_Internet_20_Link">
占6亿乌克塔特纳夫塔的拨款：sbu cruit labbusiness的合作伙伴</text:a>
</text:p>
      <text:p text:style-name="P4">
由于收集了非法活动的证据，由于许可证损失和实施制裁，一些博彩公司公司Tonline-Casino停止了运营，其余的人则更诚实地对税收诚实。 从售票员和在线赌场获得的仅urezultate唯一的所得税，2023年五个月，付款5.267亿，总税款超过了UAH 22亿美元。</text:p>
      <text:p text:style-name="P4">
据报道，在2023年1月，Verkhovna Rada批准了津贴法规的更改，该法规恢复了第三组的唯一税收的规则(特别是，该税的税率为2％)，不能通过赌博，彩票，成对来组织(博彩公司Pari，成对的Tootalizer). Президент підписав документ 6 лютого.</text:p>
      <text:p text:style-name="P4">
News Source: <text:a xlink:type="simple" xlink:href="https://www.ukrinform.ua/rubric-economy/3721903-gralnij-biznes-aktivizuvav-splatu-podatkiv-pisla-pocatku-rozsliduvanna-beb.html" text:style-name="Internet_20_link" text:visited-style-name="Visited_20_Internet_20_Link">
https://www.ukrinform.ua/rubric-economy/3721903-gralnij-biznes-aktivizuvav-splatu-podatkiv-pisla-pocatku-rozsliduvanna-beb.html</text:a>
</text:p>
      <!--NEWS-->
      <text:h text:style-name="P10" text:outline-level="1">
<text:span text:style-name="T4">
无人机军队离开俄罗斯人，没有在斯瓦蒂夫 - 库皮亚方向上连接</text:span>
</text:h>
      <text:p text:style-name="P4">
作者: Ukrinform (Person)</text:p>
      <text:p text:style-name="P4">
出版商: Укринформ (Organization)</text:p>
      <text:p text:style-name="P4">
出版时间: 2023-06-12T17:47:00+03:00</text:p>
      <text:p text:style-name="P4">
修改时间: 2023-06-12T17:47:00+03:00</text:p>
      <text:p text:style-name="P4">
描述: 武装部队第92旅的战斗机使俄罗斯入侵者在瓦特 - 库皮亚方向上没有联系。  - 乌克林。</text:p>
      <text:p text:style-name="P4">
图片: ['<text:a xlink:type="simple" xlink:href="https://static.ukrinform.com/photos/2023_02/thumb_files/630_360_1676050744-971.jpg" text:style-name="Internet_20_link" text:visited-style-name="Visited_20_Internet_20_Link">
630_360_16760...</text:a>
']</text:p>
      <text:p text:style-name="P4">
标签: ['Луганщина', 'Дрон', 'Армія дронів']</text:p>
      <text:p text:style-name="P4">
类型: Article</text:p>
      <!--METADATA-->
      <text:p text:style-name="P4">
<draw:frame draw:style-name="fr1" draw:name="Image129" text:anchor-type="as-char" svg:width="6.9236in" svg:height="3.956343in" draw:z-index="0">
<draw:image xlink:href="../Images/yкринформ/2023-06-12T17-47-00-03-00/630_360_1676050744-971.jpg" xlink:type="simple" xlink:show="embed" xlink:actuate="onLoad" draw:mime-type="image/jpeg"/>
</draw:frame>
武装部队92宫的战斗人员使俄罗斯入侵者在斯威蒂夫 - 库皮亚方向上没有联系。</text:p>
      <text:p text:style-name="P4">
根据乌克林福姆(Ukrinform(https://t.me/luhanskaVTSA/11292)。</text:p>
      <text:p text:style-name="P4">
利索戈尔写道：“在探索期间，第92 OMBI的无人机发现了入侵者的卫星通信系统，即两国天线。他们允许俄罗斯人过去交换信息。现在是过去。”</text:p>
      <text:p text:style-name="P4">
<text:span text:style-name="T4">
另请阅读：</text:span>
 <text:a xlink:type="simple" xlink:href="https://www.ukrinform.ua/rubric-technology/3716270-v-ukraini-projdut-zmaganna-virobnikiv-fpvdroniv.html" text:style-name="Internet_20_link" text:visited-style-name="Visited_20_Internet_20_Link">
FPV朋克将在乌克兰举行</text:a>
他指定枪击是由“马维克”的无人机进行的。</text:p>
      <text:p text:style-name="P4">
卢汉斯克地区的负责人说，“以曼联24为代价购买的“马维科”的恰当镜头变成了一堆垃圾。”</text:p>
      <text:p text:style-name="P4">
<text:span text:style-name="T4">
另请阅读：</text:span>
 <text:a xlink:type="simple" xlink:href="https://www.ukrinform.ua/rubric-ato/3711181-mincifri-ta-sap-spilno-posiluvatimut-armiu-droniv.html" text:style-name="Internet_20_link" text:visited-style-name="Visited_20_Internet_20_Link">
事工和SAP SAP将增强“ <text:span text:style-name="T4">
陆军</text:span>
<text:span text:style-name="T4">
无人机</text:span>
”</text:a>
乌克兰当局于2022年5月5日启动了联合24对乌克兰的全球支持，是一个筹款平台。 截至20123年5月31日，超过3.4亿美元设法筹集了。 来自110个国家 /地区的捐款。</text:p>
      <text:p text:style-name="P4">
News Source: <text:a xlink:type="simple" xlink:href="https://www.ukrinform.ua/rubric-ato/3721904-armia-droniv-zalisila-rosian-bez-zvazku-na-svativskokupanskomu-napramku.html" text:style-name="Internet_20_link" text:visited-style-name="Visited_20_Internet_20_Link">
https://www.ukrinform.ua/rubric-ato/3721904-armia-droniv-zalisila-rosian-bez-zvazku-na-svativskokupanskomu-napramku.html</text:a>
</text:p>
      <!--NEWS-->
      <text:h text:style-name="P10" text:outline-level="1">
<text:span text:style-name="T4">
布科维纳已经将250吨人道主义援助转移到了赫森地区</text:span>
</text:h>
      <text:p text:style-name="P4">
作者: Ukrinform (Person)</text:p>
      <text:p text:style-name="P4">
出版商: Укринформ (Organization)</text:p>
      <text:p text:style-name="P4">
出版时间: 2023-06-12T17:49:07+03:00</text:p>
      <text:p text:style-name="P4">
修改时间: 2023-06-12T17:49:07+03:00</text:p>
      <text:p text:style-name="P4">
描述: 另一辆货车是从切尔尼夫西地区派出了赫森地区洪水淹没地区的居民的负载。 总共有250吨的人道主义援助已经从布科维纳寄出。  - 乌克林。</text:p>
      <text:p text:style-name="P4">
图片: ['<text:a xlink:type="simple" xlink:href="https://static.ukrinform.com/photos/2023_06/thumb_files/630_360_1686581106-253.jpg" text:style-name="Internet_20_link" text:visited-style-name="Visited_20_Internet_20_Link">
630_360_16865...</text:a>
']</text:p>
      <text:p text:style-name="P4">
标签: ['Буковина', 'Гуманітарна допомога', 'Херсонщина']</text:p>
      <text:p text:style-name="P4">
类型: Article</text:p>
      <!--METADATA-->
      <text:p text:style-name="P4">
<draw:frame draw:style-name="fr1" draw:name="Image130" text:anchor-type="as-char" svg:width="6.9236in" svg:height="3.956343in" draw:z-index="0">
<draw:image xlink:href="../Images/yкринформ/2023-06-12T17-49-07-03-00/630_360_1686581106-253.jpg" xlink:type="simple" xlink:show="embed" xlink:actuate="onLoad" draw:mime-type="image/jpeg"/>
</draw:frame>
申尼维斯地区为霍森地区所经过的地区的居民派出了另一辆车。 总共有250吨的人道主义援助已经从布科维纳寄出。</text:p>
      <text:p text:style-name="P4">
关于它在您的Facebook页面上](https://www.facebook.com/RuslanZaparaniuk/posts/pfbid026jGrtKbFPAvYLvJYy1dfreZVE1DCvDrppfBLVZuP3EZSTvnfSjxHLPuJGbbbzz4il)报道说，Chernivtsi Ova Ruslan Zalaniuk的负责人报道说。</text:p>
      <text:p text:style-name="P4">
“今天，援助人员从援助人员那里派了另一辆卡车，为居民的居民带负载。食物，喝水<text:a xlink:type="simple" xlink:href="https://www.ukrinform.ua/tag-voda" text:style-name="Internet_20_link" text:visited-style-name="Visited_20_Internet_20_Link">
水</text:a>
，由于拆除了卡科夫卡水力发电站，因此失去财产的人们的必要物品。 巴拉纽克写道：“总共有250吨帮助。”</text:p>
      <text:p text:style-name="P4">
他指出，布科维尼人继续将必要的东西带给援助人员，也团结起来，并从Taoloners社区派出货物。 援助仍在继续。</text:p>
      <text:p text:style-name="P4">
据官员称，在切尔尼维西地区，在库尔森地区定居的地方准备了可以撤离我们的居民。</text:p>
      <text:p text:style-name="P4">
<text:span text:style-name="T4">
另请阅读：</text:span>
 <text:a xlink:type="simple" xlink:href="https://www.ukrinform.ua/rubric-society/3721823-urad-opracovue-mozlivist-viplati-dopomogi-meskancam-pidtoplenih-teritorij-veresuk.html" text:style-name="Internet_20_link" text:visited-style-name="Visited_20_Internet_20_Link">
政府正在努力支付班级居民的协助 -  Vereshchuk</text:a>
据报道，6月6日<text:a xlink:type="simple" xlink:href="https://www.ukrinform.ua/rubric-other_news/3720776-pidriv-rosianami-kahovskoi-ges-usi-novini.html" text:style-name="Internet_20_link" text:visited-style-name="Visited_20_Internet_20_Link">
俄罗斯占领部队破坏了卡霍夫斯克水力发电站</text:a>
由于恐怖袭击，大约有80个定居点被部分或完全加热。</text:p>
      <text:p text:style-name="P4">
News Source: <text:a xlink:type="simple" xlink:href="https://www.ukrinform.ua/rubric-regions/3721905-bukovina-peredala-na-hersonsinu-vze-250-tonn-gumanitarnoi-dopomogi.html" text:style-name="Internet_20_link" text:visited-style-name="Visited_20_Internet_20_Link">
https://www.ukrinform.ua/rubric-regions/3721905-bukovina-peredala-na-hersonsinu-vze-250-tonn-gumanitarnoi-dopomogi.html</text:a>
</text:p>
      <!--NEWS-->
      <text:h text:style-name="P10" text:outline-level="1">
<text:span text:style-name="T4">
监察员的乌克兰办公室和俄罗斯联邦贡献了大约40名乌克兰儿童</text:span>
</text:h>
      <text:p text:style-name="P4">
作者: Ukrinform (Person)</text:p>
      <text:p text:style-name="P4">
出版商: Укринформ (Organization)</text:p>
      <text:p text:style-name="P4">
出版时间: 2023-06-12T17:52:20+03:00</text:p>
      <text:p text:style-name="P4">
修改时间: 2023-06-12T17:52:20+03:00</text:p>
      <text:p text:style-name="P4">
描述: 由于乌克兰人权专员和俄罗斯联合会的办公室互动，大约40名乌克兰儿童设法返回家乡。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іти', 'Омбудсмен', 'Війна з Росією']</text:p>
      <text:p text:style-name="P4">
类型: Article</text:p>
      <!--METADATA-->
      <text:p text:style-name="P4">
<draw:frame draw:style-name="fr1" draw:name="Image131" text:anchor-type="as-char" svg:width="6.9236in" svg:height="3.956343in" draw:z-index="0">
<draw:image xlink:href="../Images/yкринформ/2023-06-12T17-52-20-03-00/630_360_1685537728-468.jpg" xlink:type="simple" xlink:show="embed" xlink:actuate="onLoad" draw:mime-type="image/jpeg"/>
</draw:frame>
得益于乌克兰人权专员和俄罗斯联合会的办公室互动，大约40名乌克兰儿童设法回家了。</text:p>
      <text:p text:style-name="P4">
关于它<text:a xlink:type="simple" xlink:href="https://www.facebook.com/office.ombudsman.ua/posts/pfbid02jM5nHbvRPGPANpJ4Z47ECgUXi1g8a2jo7Fyqt7DiBgn2X47hojESS8DicmHvLjEWl" text:style-name="Internet_20_link" text:visited-style-name="Visited_20_Internet_20_Link">
一个正在说话</text:a>
在申诉专员办公室的会议上，亚历山大·科诺南科维兹(Alexander Kononenkoviz)的安全与国防部制度的申诉专员代表与联合国国际国际国际侵犯乌克兰国际委员会的代表一起研究了将乌克兰儿童移交给乌克兰儿童到乌克兰儿童的问题。俄罗斯联邦和俄罗斯时期。</text:p>
      <text:p text:style-name="P4">
“联合国委员会代表对乌克兰监察员与俄罗斯联邦之间的对话感兴趣。因此，她得益于乌克兰专员办公室的互动，塔夫设法返回了大约40个乌克兰[儿童] <text:a xlink:type="simple" xlink:href="https://www.ukrinform.ua/tag-diti" text:style-name="Internet_20_link" text:visited-style-name="Visited_20_Internet_20_Link">
儿童</text:a>
”， - 新闻服务说。</text:p>
      <text:p text:style-name="P4">
专员的代表告诉现在，有20,000名儿童已被驱逐出境。</text:p>
      <text:p text:style-name="P4">
他说，俄罗斯这样做是为了使乌克兰家庭统一，乌克兰儿童从TT中被驱逐出境，在他的最佳票据下，他阻止了来自家庭的孩子的儿童 - 绑架 - 强调乌克兰儿童，赋予俄罗斯公民，改变他的公民身份，改变他的儿童，改变他的儿童名称，名称。'i，Patonymic和其他数据。</text:p>
      <text:p text:style-name="P4">
Kononenko专注于联合国委员会代表，即俄罗斯联邦不提供儿童，也没有向乌克兰方提供信息，并以“告知我们要寻找的人”的立场。</text:p>
      <text:p text:style-name="P4">
指挥官的代表指出，此外，现在缺少25,000名乌克兰公民。</text:p>
      <text:p text:style-name="P4">
<text:span text:style-name="T4">
另请阅读：</text:span>
 <text:a xlink:type="simple" xlink:href="https://www.ukrinform.ua/rubric-society/3716484-lubinec-skilki-zagalom-ditej-vikrala-rf-ne-znae-nihto.html" text:style-name="Internet_20_link" text:visited-style-name="Visited_20_Internet_20_Link">
lubinets：有多少孩子被盗俄罗斯人 - 未知</text:a>
他说：“很难理解玛丽波尔，巴赫穆特，马林卡，阿夫迪夫卡市的人们的情况。”</text:p>
      <text:p text:style-name="P4">
在会议期间，各方还讨论了乌克兰绑架俄罗斯的一些故事。 结果，会议的参与者强调了遵守立法和儿童返回乌克兰的曙光。</text:p>
      <text:p text:style-name="P4">
News Source: <text:a xlink:type="simple" xlink:href="https://www.ukrinform.ua/rubric-society/3721907-ofisi-ombudsmaniv-ukraini-ta-rf-spriali-povernennu-dodomu-blizko-40-ukrainskih-ditej.html" text:style-name="Internet_20_link" text:visited-style-name="Visited_20_Internet_20_Link">
https://www.ukrinform.ua/rubric-society/3721907-ofisi-ombudsmaniv-ukraini-ta-rf-spriali-povernennu-dodomu-blizko-40-ukrainskih-ditej.html</text:a>
</text:p>
      <!--NEWS-->
      <text:h text:style-name="P10" text:outline-level="1">
<text:span text:style-name="T4">
乌克兰军队被俄罗斯的“ FSBSHNIK”俘虏</text:span>
</text:h>
      <text:p text:style-name="P4">
作者: Ukrinform (Person)</text:p>
      <text:p text:style-name="P4">
出版商: Укринформ (Organization)</text:p>
      <text:p text:style-name="P4">
出版时间: 2023-06-12T17:57:00+03:00</text:p>
      <text:p text:style-name="P4">
修改时间: 2023-06-12T17:57:00+03:00</text:p>
      <text:p text:style-name="P4">
描述: 乌克兰的武装部队被指导俄罗斯军队的障碍分支机构的FSB雇员俘虏。  - 乌克林。</text:p>
      <text:p text:style-name="P4">
图片: ['<text:a xlink:type="simple" xlink:href="https://static.ukrinform.com/photos/2021_12/thumb_files/630_360_1639473341-759.jpg" text:style-name="Internet_20_link" text:visited-style-name="Visited_20_Internet_20_Link">
630_360_16394...</text:a>
']</text:p>
      <text:p text:style-name="P4">
标签: ['ФСБ РФ', 'ЗСУ', 'Полонені', 'Війна з Росією']</text:p>
      <text:p text:style-name="P4">
类型: Article</text:p>
      <!--METADATA-->
      <text:p text:style-name="P4">
<draw:frame draw:style-name="fr1" draw:name="Image132" text:anchor-type="as-char" svg:width="6.9236in" svg:height="3.956343in" draw:z-index="0">
<draw:image xlink:href="../Images/yкринформ/2023-06-12T17-57-00-03-00/630_360_1639473341-759.jpg" xlink:type="simple" xlink:show="embed" xlink:actuate="onLoad" draw:mime-type="image/jpeg"/>
</draw:frame>
乌克兰的武装人员被指导俄罗斯军队围栏的FSB雇员俘虏。</text:p>
      <text:p text:style-name="P4">
根据乌克林福姆的说法，SBU在[电报]中报告(https://t.me/SBUkr/8635)。</text:p>
      <text:p text:style-name="P4">
值得注意的是，在对乌克兰安全局军事反情报的审问时，两名俄罗斯囚犯同时是。 其中之一是FSB Commanda的无机器公司，该公司领导了障碍队伍。</text:p>
      <text:p text:style-name="P4">
“ Fsbushnik简短地讲述了他的军事责任：“他们站在日常工作中，不允许风暴Z。 该命令在他们的程序中。”  - 在[SBU]中说(https://www.ukrinform.ua/tag-sbu)。</text:p>
      <text:p text:style-name="P4">
第二个是同一条“风暴Zolo”，他担心自己会被杀死，这是一条印刷线。 因此，他被乌克兰捍卫者俘虏。</text:p>
      <text:p text:style-name="P4">
«到达之后(到位置 - 注意。)，我没有解释，我们被排干了，说他们会直接从Pichk出发。 这是四肢。 在仆人中，我们被告知泥泞正挡在路上...</text:p>
      <text:p text:style-name="P4">
俄罗斯人的使用实践再次证实了SBU获得的拦截。</text:p>
      <text:p text:style-name="P4">
<text:span text:style-name="T4">
另请阅读：</text:span>
 <text:a xlink:type="simple" xlink:href="https://www.ukrinform.ua/rubric-ato/3721618-morpihi-pri-zvilnenni-sela-storozeve-znisili-blizko-50-rosian-cotiroh-vzali-v-polon.html" text:style-name="Internet_20_link" text:visited-style-name="Visited_20_Internet_20_Link">
海军陆战队解放斯托罗兹霍夫(Storozhevo)村时，摧毁了约50名俄罗斯人，四名被囚禁<text:span text:style-name="T4">
囚禁</text:span>
</text:a>
“我们紧紧握住防御：所有机械枪手，手榴弹发射器...打击 - 迫击炮。 “ Maviki”将所有东西抬高了。 你是怎么接受的？ “ Z”您完全可以使用。 他们根本没有退后一步。 如果有的话，它可以“重置”给您。 在我的责任下。</text:p>
      <text:p text:style-name="P4">
视频：<text:a xlink:type="simple" xlink:href="https://www.youtube.com/watch" text:style-name="Internet_20_link" text:visited-style-name="Visited_20_Internet_20_Link">
乌克兰胡说八道的服务</text:a>
SBU说：“从前面的最后事件来看，俄罗斯联邦的坎农肉和障碍减少了，但乌克兰捍卫者的俄罗斯囚犯更多!”</text:p>
      <text:p text:style-name="P4">
正如乌克林福姆报道的那样，SBU报道了罗斯格瓦迪司令的怀疑，罗斯格瓦迪亚指挥官开枪射击了乌克兰囚犯，因为他拒绝与他交流。</text:p>
      <text:p text:style-name="P4">
News Source: <text:a xlink:type="simple" xlink:href="https://www.ukrinform.ua/rubric-ato/3721910-ukrainski-vijskovi-vzali-u-polon-rosijskogo-fsbsnika.html" text:style-name="Internet_20_link" text:visited-style-name="Visited_20_Internet_20_Link">
https://www.ukrinform.ua/rubric-ato/3721910-ukrainski-vijskovi-vzali-u-polon-rosijskogo-fsbsnika.html</text:a>
</text:p>
      <!--NEWS-->
      <text:h text:style-name="P10" text:outline-level="1">
<text:span text:style-name="T4">
乌克兰泰坦沿着整个碰撞线保持前线</text:span>
</text:h>
      <text:p text:style-name="P4">
作者: ['АРМІЯINFORM']</text:p>
      <text:p text:style-name="P4">
时间: 2023-06-12T18:00:00-04:00</text:p>
      <text:p text:style-name="P4">
描述: 在Facebook上乌克兰国防的迷你建设是一份有关我们的Zahisnikiv的照片报告：...与乌克兰2022年的战争，与乌克兰与乌克兰的最新消息，今天与乌克兰的新闻，乌克兰2022年上次与乌克兰进行战争，乌克兰和俄罗斯之间会发生战争当他们在不久的将来与乌克兰与乌克兰进行战争时，与乌克兰发生战争时</text:p>
      <text:p text:style-name="P4">
图片: ['<text:a xlink:type="simple" xlink:href="https://armyinform.com.ua/wp-content/uploads/2023/06/353437016_580995310879592_2328767700829391545_n.jpg" text:style-name="Internet_20_link" text:visited-style-name="Visited_20_Internet_20_Link">
353437016_580995310879592_2328767700829391545_n.jpg</text:a>
', '<text:a xlink:type="simple" xlink:href="https://armyinform.com.ua/wp-content/uploads/2023/06/352743945_580995184212938_7752463086986154315_n-150x150.jpg" text:style-name="Internet_20_link" text:visited-style-name="Visited_20_Internet_20_Link">
352743945_580995184212938_7752463086986154315_n-150x150.jpg</text:a>
', '<text:a xlink:type="simple" xlink:href="https://armyinform.com.ua/wp-content/uploads/2023/06/353614601_580995454212911_4103727410991966996_n-150x150.jpg" text:style-name="Internet_20_link" text:visited-style-name="Visited_20_Internet_20_Link">
353614601_580995454212911_4103727410991966996_n-150x150.jpg</text:a>
', '<text:a xlink:type="simple" xlink:href="https://armyinform.com.ua/wp-content/uploads/2023/06/353622298_580995400879583_3629238486124597489_n-150x150.jpg" text:style-name="Internet_20_link" text:visited-style-name="Visited_20_Internet_20_Link">
353622298_580995400879583_3629238486124597489_n-150x150.jpg</text:a>
', '<text:a xlink:type="simple" xlink:href="https://armyinform.com.ua/wp-content/uploads/2023/06/353653747_580995440879579_2951011959301602566_n-150x150.jpg" text:style-name="Internet_20_link" text:visited-style-name="Visited_20_Internet_20_Link">
353653747_580995440879579_2951011959301602566_n-150x150.jpg</text:a>
']</text:p>
      <text:p text:style-name="P4">
标签: ['STOPRUSSIA', 'АГРЕСІЯ РФ']</text:p>
      <text:p text:style-name="P4">
类别: News</text:p>
      <!--METADATA-->
      <text:p text:style-name="P4">
<draw:frame draw:style-name="fr1" draw:name="Image133" text:anchor-type="as-char" svg:width="6.9236in" svg:height="4.615733in" draw:z-index="0">
<draw:image xlink:href="../Images/AРМІЯINFORM/2023-06-12T18-00-00-04-00/353437016_580995310879592_2328767700829391545_n.jpg" xlink:type="simple" xlink:show="embed" xlink:actuate="onLoad" draw:mime-type="image/jpeg"/>
</draw:frame>
乌克兰国防部在Facebook <text:a xlink:type="simple" xlink:href="https://www.facebook.com/MinistryofDefence.UA/posts/pfbid0quMTFHAjZVtRthfE4CnFDcAk3DggQhqctvejHP8NYSTuZb6zpPSxbkSvFT1VsoPhl" text:style-name="Internet_20_link" text:visited-style-name="Visited_20_Internet_20_Link">
放置</text:a>
有关我们的后卫的照片报告：</text:p>
      <text:p text:style-name="P4">
“我们用不同的能力击败了敌人!</text:p>
      <text:p text:style-name="P4">
从5.45到203毫米。</text:p>
      <text:p text:style-name="P4">
我们的后卫和捍卫者的武器不同，但目标是普遍的。</text:p>
      <text:p text:style-name="P4">
俄罗斯入侵者将为每一次犯罪付费!</text:p>
      <text:p text:style-name="P4">
在照片中，有来自不同单位的乌克兰泰坦，可以保持整个碰撞线的正面。”</text:p>
      <text:p text:style-name="P4">
<text:a xlink:type="simple" xlink:href="https://armyinform.com.ua/wp-content/uploads/2023/06/352743945_580995184212938_7752463086986154315_n.jpg" text:style-name="Internet_20_link" text:visited-style-name="Visited_20_Internet_20_Link">
!(Images/AРМІЯINFORM/2023-06-12T18-00-00-04-00/352743945_580995184212938_7752463086986154315_n-150x150.jpg)</text:a>
</text:p>
      <text:p text:style-name="P4">
<text:a xlink:type="simple" xlink:href="https://armyinform.com.ua/wp-content/uploads/2023/06/353614601_580995454212911_4103727410991966996_n.jpg" text:style-name="Internet_20_link" text:visited-style-name="Visited_20_Internet_20_Link">
<draw:frame draw:style-name="fr1" draw:name="Image134" text:anchor-type="as-char" svg:width="6.9236in" svg:height="6.9236in" draw:z-index="0">
<draw:image xlink:href="../Images/AРМІЯINFORM/2023-06-12T18-00-00-04-00/353614601_580995454212911_4103727410991966996_n-150x150.jpg" xlink:type="simple" xlink:show="embed" xlink:actuate="onLoad" draw:mime-type="image/jpeg"/>
</draw:frame>
</text:a>
</text:p>
      <text:p text:style-name="P4">
<text:a xlink:type="simple" xlink:href="https://armyinform.com.ua/wp-content/uploads/2023/06/353622298_580995400879583_3629238486124597489_n.jpg" text:style-name="Internet_20_link" text:visited-style-name="Visited_20_Internet_20_Link">
<draw:frame draw:style-name="fr1" draw:name="Image135" text:anchor-type="as-char" svg:width="6.9236in" svg:height="6.9236in" draw:z-index="0">
<draw:image xlink:href="../Images/AРМІЯINFORM/2023-06-12T18-00-00-04-00/353622298_580995400879583_3629238486124597489_n-150x150.jpg" xlink:type="simple" xlink:show="embed" xlink:actuate="onLoad" draw:mime-type="image/jpeg"/>
</draw:frame>
</text:a>
</text:p>
      <text:p text:style-name="P4">
<text:a xlink:type="simple" xlink:href="https://armyinform.com.ua/wp-content/uploads/2023/06/353653747_580995440879579_2951011959301602566_n.jpg" text:style-name="Internet_20_link" text:visited-style-name="Visited_20_Internet_20_Link">
<draw:frame draw:style-name="fr1" draw:name="Image136" text:anchor-type="as-char" svg:width="6.9236in" svg:height="6.9236in" draw:z-index="0">
<draw:image xlink:href="../Images/AРМІЯINFORM/2023-06-12T18-00-00-04-00/353653747_580995440879579_2951011959301602566_n-150x150.jpg" xlink:type="simple" xlink:show="embed" xlink:actuate="onLoad" draw:mime-type="image/jpeg"/>
</draw:frame>
</text:a>
</text:p>
      <text:p text:style-name="P4">
News Source: <text:a xlink:type="simple" xlink:href="https://armyinform.com.ua/2023/06/12/ukrayinski-tytany-yaki-trymayut-front-vzdovzh-usiyeyi-liniyi-zitknennya/" text:style-name="Internet_20_link" text:visited-style-name="Visited_20_Internet_20_Link">
https://armyinform.com.ua/2023/06/12/ukrayinski-tytany-yaki-trymayut-front-vzdovzh-usiyeyi-liniyi-zitknennya/</text:a>
</text:p>
      <!--NEWS-->
      <text:h text:style-name="P10" text:outline-level="1">
<text:span text:style-name="T4">
空气和水状况：Mindovquil已向Kherson发送了两个移动实验室</text:span>
</text:h>
      <text:p text:style-name="P4">
作者: Ukrinform (Person)</text:p>
      <text:p text:style-name="P4">
出版商: Укринформ (Organization)</text:p>
      <text:p text:style-name="P4">
出版时间: 2023-06-12T18:02:37+03:00</text:p>
      <text:p text:style-name="P4">
修改时间: 2023-06-12T18:02:37+03:00</text:p>
      <text:p text:style-name="P4">
描述: 赫森派遣了两个移动实验室来控制该地区的环境状况。  - 乌克林。</text:p>
      <text:p text:style-name="P4">
图片: ['<text:a xlink:type="simple" xlink:href="https://static.ukrinform.com/photos/2023_06/thumb_files/630_360_1686581568-726.jpeg" text:style-name="Internet_20_link" text:visited-style-name="Visited_20_Internet_20_Link">
630_360_16865...</text:a>
']</text:p>
      <text:p text:style-name="P4">
标签: ['Екологія', 'Херсонщина', 'Вода', 'Забруднення повітря']</text:p>
      <text:p text:style-name="P4">
类型: Article</text:p>
      <!--METADATA-->
      <text:p text:style-name="P4">
<draw:frame draw:style-name="fr1" draw:name="Image137" text:anchor-type="as-char" svg:width="6.9236in" svg:height="3.956343in" draw:z-index="0">
<draw:image xlink:href="../Images/yкринформ/2023-06-12T18-02-37-03-00/630_360_1686581568-726.jpeg" xlink:type="simple" xlink:show="embed" xlink:actuate="onLoad" draw:mime-type="image/jpeg"/>
</draw:frame>
Mindovquil已将两个移动实验室派往Kherson，以监视该地区的DEMIC情况。</text:p>
      <text:p text:style-name="P4">
根据乌克林福姆的报道，它报告了<text:a xlink:type="simple" xlink:href="https://t.me/khersonskaODA/6778" text:style-name="Internet_20_link" text:visited-style-name="Visited_20_Internet_20_Link">
Kherson Ova</text:a>
。</text:p>
      <text:p text:style-name="P4">
“ Kakhovsky大坝的破坏将在长期肇事者中产生负面影响。 我们的任务是最大程度地减少这种影响并迅速响应任何更改。 因此，在供水网络和水库中，对空气和水的状态进行了不断的监控。”</text:p>
      <text:p text:style-name="P4">
如前所述，因为这项极为必要的工作是分配的补充剂。 特别是，Mindovquil已直接针对<text:a xlink:type="simple" xlink:href="https://www.ukrinform.ua/tag-herson" text:style-name="Internet_20_link" text:visited-style-name="Visited_20_Internet_20_Link">
Kherson</text:a>
两个移动实验室。 他们将观察环境并控制该地区的环境状况。</text:p>
      <text:p text:style-name="P4">
根据OVA的说法，这种越来越多的关注会注意到水和空气的最小变化。 如有必要，请采取措施使指标归一化。</text:p>
      <text:p text:style-name="P4">
<text:span text:style-name="T4">
另请阅读：</text:span>
 [医生准备回应可能的爆发(https://www.ukrinform.ua/rubric-regions/3721532-mediki-gotovi-reaguvati-na-mozlivi-spalahi-hvorob-u-zoni-pidtoplen-lasko.html)OVA报告说，研究数据也将用于开发木板，以实现水力发电站的后果。</text:p>
      <text:p text:style-name="P4">
据报道，俄罗斯部队在6月6日的晚上(进行了承保水力发电站)(https://www.ukrinform.ua/rubric-other_news/3720776-pidriv-rosianami-kahovskoi-ges-usi-novini.html)。 洪水人口的疏散正在进行中。</text:p>
      <text:p text:style-name="P4">
根据“ Ecocid”的文章进行的调查已经开始。</text:p>
      <text:p text:style-name="P4">
乌克兰鲁斯兰·斯特利(Ukraine Ruslan Striple)保护环境和自然资源的保护部长表示，由于kakhovka水力发电站的破坏，估计对环境的损失量已经超过550亿UAH。</text:p>
      <text:p text:style-name="P4">
<text:span text:style-name="T5">
foto：kherson ova</text:span>
</text:p>
      <text:p text:style-name="P4">
News Source: <text:a xlink:type="simple" xlink:href="https://www.ukrinform.ua/rubric-regions/3721912-stan-povitra-i-vodi-mindovkilla-napravilo-do-hersona-dvi-mobilni-laboratorii.html" text:style-name="Internet_20_link" text:visited-style-name="Visited_20_Internet_20_Link">
https://www.ukrinform.ua/rubric-regions/3721912-stan-povitra-i-vodi-mindovkilla-napravilo-do-hersona-dvi-mobilni-laboratorii.html</text:a>
</text:p>
      <!--NEWS-->
      <text:h text:style-name="P10" text:outline-level="1">
<text:span text:style-name="T4">
美国正在准备在乌克兰战争经验的台湾撤离公民的计划 - 媒体</text:span>
</text:h>
      <text:p text:style-name="P4">
作者: Ukrinform (Person)</text:p>
      <text:p text:style-name="P4">
出版商: Укринформ (Organization)</text:p>
      <text:p text:style-name="P4">
出版时间: 2023-06-12T18:04:57+03:00</text:p>
      <text:p text:style-name="P4">
修改时间: 2023-06-12T18:04:57+03:00</text:p>
      <text:p text:style-name="P4">
描述: 美国政府正在为居住在台湾的美国公民准备疏散计划。  - 乌克林。</text:p>
      <text:p text:style-name="P4">
图片: ['<text:a xlink:type="simple" xlink:href="https://static.ukrinform.com/photos/2021_06/thumb_files/630_360_1622743216-833.jpg" text:style-name="Internet_20_link" text:visited-style-name="Visited_20_Internet_20_Link">
630_360_16227...</text:a>
']</text:p>
      <text:p text:style-name="P4">
标签: None</text:p>
      <text:p text:style-name="P4">
类型: Article</text:p>
      <!--METADATA-->
      <text:p text:style-name="P4">
<draw:frame draw:style-name="fr1" draw:name="Image138" text:anchor-type="as-char" svg:width="6.9236in" svg:height="3.956343in" draw:z-index="0">
<draw:image xlink:href="../Images/yкринформ/2023-06-12T18-04-57-03-00/630_360_1622743216-833.jpg" xlink:type="simple" xlink:show="embed" xlink:actuate="onLoad" draw:mime-type="image/jpeg"/>
</draw:frame>
美国政府为居住在台湾的美国公民准备疏散计划。</text:p>
      <text:p text:style-name="P4">
根据乌克林福姆的报道，它报告了[Messenger。(https://themessenger.com/news/the-u-s-is-preparing-evacuation-plans-for-american-citizens-in-taiwan-exclusive)撤离计划至少进行了六个月，“它已经增加了两个月左右”，这是一位高级的美国情报局长匿名雇员。</text:p>
      <text:p text:style-name="P4">
这位官员指出，这种准备导致“增加水平”。</text:p>
      <text:p text:style-name="P4">
“没有像你没有在新闻中读到的那样。部队在增加。<text:a xlink:type="simple" xlink:href="https://www.ukrinform.ua/tag-kitaj" text:style-name="Internet_20_link" text:visited-style-name="Visited_20_Internet_20_Link">
中国</text:a>
他说，它与俄罗斯在乌克兰的侵略背景相比。</text:p>
      <text:p text:style-name="P4">
匿名对话者称俄罗斯于2022年2月入侵乌克兰“计划动力”。</text:p>
      <text:p text:style-name="P4">
据报纸报道，美国政府没有公开讨论撤离的准备工作，国务院拒绝了评论请求。 五角大楼上校发言人马丁·门瑟斯(Martin Menshers)也拒绝直接对计划发表评论，但说：“我们认为不可避免的台湾海峡发生冲突。”</text:p>
      <text:p text:style-name="P4">
目前，公众知道美国正在研究计划的细节，包括可以根据需要撤离美国的事实。</text:p>
      <text:p text:style-name="P4">
根据其中一个消息来源，疏散计划过程是沉默的，因为台湾政府是一个破解的话题。</text:p>
      <text:p text:style-name="P4">
<text:span text:style-name="T4">
另请阅读：</text:span>
 <text:a xlink:type="simple" xlink:href="https://www.ukrinform.ua/rubric-world/3719831-kitaj-napraviv-kilka-desatkiv-litakiv-do-tajvanu-ostriv-aktivuvav-ppo.html" text:style-name="Internet_20_link" text:visited-style-name="Visited_20_Internet_20_Link">
中国已向台湾派遣了数十架飞机** yu：该岛已激活防空</text:a>
“甚至谈论(撤离计划)让人们认为某件事得到了反映。 即使只是一个审慎的计划，”国务院的一位急切雇员说。</text:p>
      <text:p text:style-name="P4">
正如乌克林福姆报道的<text:a xlink:type="simple" xlink:href="https://www.ukrinform.ua/rubric-world/3720530-pekin-zaklikav-es-proignoruvati-vizit-glavi-mzs-tajvanu.html" text:style-name="Internet_20_link" text:visited-style-name="Visited_20_Internet_20_Link">
北京电话</text:a>
欧洲一方遵守一个中国原则，并拒绝与台湾任何正式接触。</text:p>
      <text:p text:style-name="P4">
News Source: <text:a xlink:type="simple" xlink:href="https://www.ukrinform.ua/rubric-world/3721914-ssa-gotuut-plani-evakuacii-svoih-gromadan-iz-tajvanu-na-dosvidi-vijni-v-ukraini-zmi.html" text:style-name="Internet_20_link" text:visited-style-name="Visited_20_Internet_20_Link">
https://www.ukrinform.ua/rubric-world/3721914-ssa-gotuut-plani-evakuacii-svoih-gromadan-iz-tajvanu-na-dosvidi-vijni-v-ukraini-zmi.html</text:a>
</text:p>
      <!--NEWS-->
      <text:h text:style-name="P10" text:outline-level="1">
<text:span text:style-name="T4">
德国队将在友好比赛后出售T衬衫，并将转移资金以支持乌克兰</text:span>
</text:h>
      <text:p text:style-name="P4">
作者: Ukrinform (Person)</text:p>
      <text:p text:style-name="P4">
出版商: Укринформ (Organization)</text:p>
      <text:p text:style-name="P4">
出版时间: 2023-06-12T18:05:00+03:00</text:p>
      <text:p text:style-name="P4">
修改时间: 2023-06-12T18:05:00+03:00</text:p>
      <text:p text:style-name="P4">
描述: 德国足球队将出售特殊的T衬衫，该衬衫将在今天与不来梅的乌克兰进行友好比赛，并将转移资金来支持乌克兰。  - 乌克林。</text:p>
      <text:p text:style-name="P4">
图片: ['<text:a xlink:type="simple" xlink:href="https://static.ukrinform.com/photos/2022_12/thumb_files/630_360_1670417330-791.jpg" text:style-name="Internet_20_link" text:visited-style-name="Visited_20_Internet_20_Link">
630_360_16704...</text:a>
']</text:p>
      <text:p text:style-name="P4">
标签: ['Футбол', 'Німеччина', 'Україна']</text:p>
      <text:p text:style-name="P4">
类型: Article</text:p>
      <!--METADATA-->
      <text:p text:style-name="P4">
<draw:frame draw:style-name="fr1" draw:name="Image139" text:anchor-type="as-char" svg:width="6.9236in" svg:height="3.956343in" draw:z-index="0">
<draw:image xlink:href="../Images/yкринформ/2023-06-12T18-05-00-03-00/630_360_1670417330-791.jpg" xlink:type="simple" xlink:show="embed" xlink:actuate="onLoad" draw:mime-type="image/jpeg"/>
</draw:frame>
足球收藏将出售特殊的T恤衫，今天它将与乌克兰在不来梅进行UTWARISH比赛，并将转移资金以支持乌克兰。</text:p>
      <text:p text:style-name="P4">
这是德国大使馆在乌克兰的<text:a xlink:type="simple" xlink:href="https://twitter.com/GermanyinUA/status/1668244875483947009" text:style-name="Internet_20_link" text:visited-style-name="Visited_20_Internet_20_Link">
Twitter</text:a>
，报道乌克林福姆。</text:p>
      <text:p text:style-name="P4">
今天在不来梅，在维斯塔迪翁，乌克兰足球队与德国有一辆马车。</text:p>
      <text:p text:style-name="Quotations">

<text:p text:style-name="P4">
今天19:00国家队和🇩🇪将在不来梅进行友好比赛。 对于🇩🇪&gt;
，这是足球史上的千分之一游戏，对于乌克兰来说，这是S. Rebrov的领导层的第一场比赛。 🇩🇪球队将穿着特殊的T衬衫进行比赛，以后将拍卖，资金将得到支持。 <text:a xlink:type="simple" xlink:href="https://t.co/2iV1EPC0XJ" text:style-name="Internet_20_link" text:visited-style-name="Visited_20_Internet_20_Link">
&gt;
 pic.twitter.com/2iv1epc0xj</text:a>
&gt;
&gt;
  - 德国大使馆(@germanyinua)<text:a xlink:type="simple" xlink:href="https://twitter.com/GermanyinUA/status/1668244875483947009" text:style-name="Internet_20_link" text:visited-style-name="Visited_20_Internet_20_Link">
2023年6月12日&gt;
</text:a>
在德国的控制比赛中，乌克兰预计将是一件卖出 - 所有3.5万张门票都已节省，许多乌克兰人将成为观众。</text:p>

</text:p>
      <text:p text:style-name="P4">
比赛从基辅19:00开始。 比赛将是Megogo Tasus。</text:p>
      <text:p text:style-name="P4">
这将是德国国家队的第1000场国际比赛，德国联邦总统弗兰克·沃特·斯坦梅尔(Frank-Walter Steinmeyer)尊重。</text:p>
      <text:p text:style-name="P4">
News Source: <text:a xlink:type="simple" xlink:href="https://www.ukrinform.ua/rubric-sports/3721915-nimecka-zbirna-prodast-futbolki-pisla-tovariskogo-matcu-i-peredast-kosti-na-pidtrimku-ukraini.html" text:style-name="Internet_20_link" text:visited-style-name="Visited_20_Internet_20_Link">
https://www.ukrinform.ua/rubric-sports/3721915-nimecka-zbirna-prodast-futbolki-pisla-tovariskogo-matcu-i-peredast-kosti-na-pidtrimku-ukraini.html</text:a>
</text:p>
      <!--NEWS-->
      <text:h text:style-name="P10" text:outline-level="1">
<text:span text:style-name="T4">
俄罗斯带着八个“口径”带到黑海护卫舰</text:span>
</text:h>
      <text:p text:style-name="P4">
作者: Ukrinform (Person)</text:p>
      <text:p text:style-name="P4">
出版商: Укринформ (Organization)</text:p>
      <text:p text:style-name="P4">
出版时间: 2023-06-12T18:06:00+03:00</text:p>
      <text:p text:style-name="P4">
修改时间: 2023-06-12T18:06:00+03:00</text:p>
      <text:p text:style-name="P4">
描述: 俄罗斯占领部队带到了黑海一辆护卫舰，配备了8层火箭。  - 乌克林。</text:p>
      <text:p text:style-name="P4">
图片: ['<text:a xlink:type="simple" xlink:href="https://static.ukrinform.com/photos/2023_03/thumb_files/630_360_1678431971-142.jpeg" text:style-name="Internet_20_link" text:visited-style-name="Visited_20_Internet_20_Link">
630_360_16784...</text:a>
']</text:p>
      <text:p text:style-name="P4">
标签: ['Ракета', ' Чорне море', 'Корабель', 'Війна з Росією']</text:p>
      <text:p text:style-name="P4">
类型: Article</text:p>
      <!--METADATA-->
      <text:p text:style-name="P4">
<draw:frame draw:style-name="fr1" draw:name="Image140" text:anchor-type="as-char" svg:width="6.9236in" svg:height="3.956343in" draw:z-index="0">
<draw:image xlink:href="../Images/yкринформ/2023-06-12T18-06-00-03-00/630_360_1678431971-142.jpeg" xlink:type="simple" xlink:show="embed" xlink:actuate="onLoad" draw:mime-type="image/jpeg"/>
</draw:frame>
俄罗斯占领的部队带到了黑海一辆护卫舰，配备了8种“口径”火箭。</text:p>
      <text:p text:style-name="P4">
正如乌克林福姆(Ukrinform)报道的那样，[Facebook]上关于它(https://www.facebook.com/OperationalCommandSouth/posts/584743343785912)OK“南方”的新闻服务报告。</text:p>
      <text:p text:style-name="P4">
“敌人继续对船舶组的部队和手段进行操作。 火箭载体的职责 - 水下是在基地时占用的，配备了8个“口径”的护卫舰被竖立在值班时。 火箭级受到高度威胁。”消息写道。</text:p>
      <text:p text:style-name="P4">
<text:span text:style-name="T4">
另请阅读：</text:span>
 <text:a xlink:type="simple" xlink:href="https://www.ukrinform.ua/rubric-regions/3721900-dla-udaru-po-selisu-pid-harkovom-rosiani-vikoristali-dva-kalibri.html" text:style-name="Internet_20_link" text:visited-style-name="Visited_20_Internet_20_Link">
要吹向哈尔科夫附近的村庄，俄罗斯人使用了两个“ <text:span text:style-name="T4">
口径</text:span>
”</text:a>
正如它所指出的那样，敌人寻求最大程度地耗尽乌克兰国防军的策略，试图使用各种武器，结合了损害方式。 该命令迅速呼吁对抢劫[焦虑]做出反应(https://www.ukrinform.ua/tag-povitrana-trivoga)处理庇护所和“两堵墙”的规则。</text:p>
      <text:p text:style-name="P4">
正如乌克林福姆(Ukrinform)报道的，截至截至凌晨，在黑海，俄罗斯保留了三艘船，而其中没有火箭携带者。</text:p>
      <text:p text:style-name="P4">
照片：mod照片</text:p>
      <text:p text:style-name="P4">
News Source: <text:a xlink:type="simple" xlink:href="https://www.ukrinform.ua/rubric-ato/3721916-rosia-vivela-u-corne-more-fregat-z-vismoma-kalibrami.html" text:style-name="Internet_20_link" text:visited-style-name="Visited_20_Internet_20_Link">
https://www.ukrinform.ua/rubric-ato/3721916-rosia-vivela-u-corne-more-fregat-z-vismoma-kalibrami.html</text:a>
</text:p>
      <!--NEWS-->
      <text:h text:style-name="P10" text:outline-level="1">
<text:span text:style-name="T4">
从“克里米亚泰坦”入侵者出口设备 - 游击队</text:span>
</text:h>
      <text:p text:style-name="P4">
作者: Ukrinform (Person)</text:p>
      <text:p text:style-name="P4">
出版商: Укринформ (Organization)</text:p>
      <text:p text:style-name="P4">
出版时间: 2023-06-12T18:10:56+03:00</text:p>
      <text:p text:style-name="P4">
修改时间: 2023-06-12T18:10:56+03:00</text:p>
      <text:p text:style-name="P4">
描述: 来自企业“克里米亚泰坦（Crimean Titan），该泰坦（Crimean Titan）在亚美尼亚人的临时占领克里米亚（Crigea）出口设备。  - 乌克林。</text:p>
      <text:p text:style-name="P4">
图片: ['<text:a xlink:type="simple" xlink:href="https://static.ukrinform.com/photos/2018_09/thumb_files/630_360_1535789803-8466.jpg" text:style-name="Internet_20_link" text:visited-style-name="Visited_20_Internet_20_Link">
630_360_15357...</text:a>
']</text:p>
      <text:p text:style-name="P4">
标签: ['Крим', 'Партизани']</text:p>
      <text:p text:style-name="P4">
类型: Article</text:p>
      <!--METADATA-->
      <text:p text:style-name="P4">
<draw:frame draw:style-name="fr1" draw:name="Image141" text:anchor-type="as-char" svg:width="6.9236in" svg:height="3.956343in" draw:z-index="0">
<draw:image xlink:href="../Images/yкринформ/2023-06-12T18-10-56-03-00/630_360_1535789803-8466.jpg" xlink:type="simple" xlink:show="embed" xlink:actuate="onLoad" draw:mime-type="image/jpeg"/>
</draw:frame>
来自企业“克里米亚泰坦(Crimean Titan)，该泰坦(Crimean Titan)在临时占领的克里米亚的亚美尼亚人出口设备。</text:p>
      <text:p text:style-name="P4">
这是在[电报]中报道的(https://t.me/atesh_ua/983)乌克林福姆报道，Atesh军事游击党运动。</text:p>
      <text:p text:style-name="P4">
“氨被带到泰坦。 现在站在铁路上的坦克中。 工厂设备被积极进行[克里米亚。 这是给出的(https://www.ukrinform.ua/rubric-crimea)亚美尼亚人的占领力汇编了州雇员及其家人的名单，以撤离。”</text:p>
      <text:p text:style-name="P4">
<text:span text:style-name="T4">
另请阅读：</text:span>
 <text:a xlink:type="simple" xlink:href="https://www.ukrinform.ua/rubric-crimea/3721714-dii-rosii-nesut-ekologicnu-zagrozu-ne-lise-ukraini-a-j-susidnim-derzavam-op.html" text:style-name="Internet_20_link" text:visited-style-name="Visited_20_Internet_20_Link">
俄罗斯的行动不仅对乌克兰构成了环境威胁，而且对邻国构成了环境威胁 -  OP</text:a>
据报道，乌克兰国防部表示[俄罗斯工程部门正在改变“克里米亚泰坦”的商店。(https://www.ukrinform.ua/rubric-crimea/3721663-rosijski-inzenerni-pidrozdili-minuut-cehi-pidpriemstva-krimskij-titan-rozvidka.html)</text:p>
      <text:p text:style-name="P4">
News Source: <text:a xlink:type="simple" xlink:href="https://www.ukrinform.ua/rubric-crimea/3721917-iz-krimskogo-titanu-zagarbniki-vivozat-obladnanna-partizani.html" text:style-name="Internet_20_link" text:visited-style-name="Visited_20_Internet_20_Link">
https://www.ukrinform.ua/rubric-crimea/3721917-iz-krimskogo-titanu-zagarbniki-vivozat-obladnanna-partizani.html</text:a>
</text:p>
      <!--NEWS-->
      <text:h text:style-name="P10" text:outline-level="1">
<text:span text:style-name="T4">
Nikolaev的医疗系统已准备好潜在的发病率 -  MOH</text:span>
</text:h>
      <text:p text:style-name="P4">
作者: Ukrinform (Person)</text:p>
      <text:p text:style-name="P4">
出版商: Укринформ (Organization)</text:p>
      <text:p text:style-name="P4">
出版时间: 2023-06-12T18:11:39+03:00</text:p>
      <text:p text:style-name="P4">
修改时间: 2023-06-12T18:11:39+03:00</text:p>
      <text:p text:style-name="P4">
描述: 在尼古拉夫（Nikolaev），由于Kakhovka水力发电站破坏，医疗系统已准备好可能增加发病率。  - 乌克林。</text:p>
      <text:p text:style-name="P4">
图片: ['<text:a xlink:type="simple" xlink:href="https://static.ukrinform.com/photos/2023_06/thumb_files/630_360_1686582601-116.jpg" text:style-name="Internet_20_link" text:visited-style-name="Visited_20_Internet_20_Link">
630_360_16865...</text:a>
']</text:p>
      <text:p text:style-name="P4">
标签: ['Миколаїв', 'МОЗ', 'Віктор Ляшко']</text:p>
      <text:p text:style-name="P4">
类型: Article</text:p>
      <!--METADATA-->
      <text:p text:style-name="P4">
<draw:frame draw:style-name="fr1" draw:name="Image142" text:anchor-type="as-char" svg:width="6.9236in" svg:height="3.956343in" draw:z-index="0">
<draw:image xlink:href="../Images/yкринформ/2023-06-12T18-11-39-03-00/630_360_1686582601-116.jpg" xlink:type="simple" xlink:show="embed" xlink:actuate="onLoad" draw:mime-type="image/jpeg"/>
</draw:frame>
该医疗系统已准备好起到Kakhovka水力发电站的发病率的潜在增长。</text:p>
      <text:p text:style-name="P4">
这是由卫生部长维克多·莱什科(Viktor Lyashko)进行的，他进行了访问，他说<text:a xlink:type="simple" xlink:href="https://mkrada.gov.ua/news/18738.html" text:style-name="Internet_20_link" text:visited-style-name="Visited_20_Internet_20_Link">
在现场</text:a>
市议会，乌克林福姆报道。</text:p>
      <text:p text:style-name="P4">
“总的来说，医疗系统已准备好发病率的潜在增加。尚未记录与悲剧有关的传染病的毒害病例，但我们必须为任何情况做好准备。 在表面储层中，已经建立了大量的微生物参数，因此不能将这种水用于休闲(沐浴)或加工产品，” Lyashko说。</text:p>
      <text:p text:style-name="P4">
<text:span text:style-name="T4">
另请阅读：</text:span>
 [医生准备回应可能的爆发(https://www.ukrinform.ua/rubric-regions/3721532-mediki-gotovi-reaguvati-na-mozlivi-spalahi-hvorob-u-zoni-pidtoplen-lasko.html)他还指出，禁止从受污染的水中捕获和食用鱼类，并在此类水库旁边的天然市场上购买产品。</text:p>
      <text:p text:style-name="P4">
维克多·莱什科(Viktor Lyashko)还研究了城市医疗中心#5的传染病治疗中心，他与其他官员一起检查了医疗机构的准备，以应对可能与奉献与卡哈夫斯卡省水力发电大坝有关的传染病爆发爆发。植物。</text:p>
      <text:p text:style-name="P4">
据报道，尼古拉夫地区的水因卡科夫斯基假人的爆炸而导致肠杆上有多余的水。</text:p>
      <text:p text:style-name="P4">
<text:span text:style-name="T4">
另请阅读：</text:span>
 <text:a xlink:type="simple" xlink:href="https://www.ukrinform.ua/rubric-society/3721326-u-zoni-pidtoplen-narazi-ne-zafiksuvali-vipadkiv-infekcijnih-hvorob-lasko.html" text:style-name="Internet_20_link" text:visited-style-name="Visited_20_Internet_20_Link">
在洪水区，目前尚未固定传染性尾巴的病例 -  <text:span text:style-name="T4">
 lyashko </text:span>
</text:a>
在Kherson地区，由于Kakhovka水力发电站的爆炸而开始了Yerizik洪水泛滥的危险场所的疏散。 关于卡霍夫斯卡亚水力发电部门的事实，执法人员开始根据“ Ecocid”的文章进行调查。</text:p>
      <text:p text:style-name="P4">
News Source: <text:a xlink:type="simple" xlink:href="https://www.ukrinform.ua/rubric-regions/3721919-medicna-sistema-mikolaeva-gotova-do-potencijnogo-zrostanna-zahvoruvanosti-moz.html" text:style-name="Internet_20_link" text:visited-style-name="Visited_20_Internet_20_Link">
https://www.ukrinform.ua/rubric-regions/3721919-medicna-sistema-mikolaeva-gotova-do-potencijnogo-zrostanna-zahvoruvanosti-moz.html</text:a>
</text:p>
      <!--NEWS-->
      <text:h text:style-name="P10" text:outline-level="1">
<text:span text:style-name="T4">
能源部和欧洲委员会已签署了2023年的工作计划</text:span>
</text:h>
      <text:p text:style-name="P4">
作者: Ukrinform (Person)</text:p>
      <text:p text:style-name="P4">
出版商: Укринформ (Organization)</text:p>
      <text:p text:style-name="P4">
出版时间: 2023-06-12T18:12:19+03:00</text:p>
      <text:p text:style-name="P4">
修改时间: 2023-06-12T18:12:19+03:00</text:p>
      <text:p text:style-name="P4">
描述: 乌克兰和欧洲委员会的能源部已签署了一项2023年的工作计划，该计划旨在进一步实施有关战略能源伙伴关系的理解备忘录。  - 乌克林。</text:p>
      <text:p text:style-name="P4">
图片: ['<text:a xlink:type="simple" xlink:href="https://static.ukrinform.com/photos/2016_01/thumb_files/630_360_1452573649-9364.jpg" text:style-name="Internet_20_link" text:visited-style-name="Visited_20_Internet_20_Link">
630_360_14525...</text:a>
']</text:p>
      <text:p text:style-name="P4">
标签: ['Енергетика', 'Єврокомісія', 'Мінагро']</text:p>
      <text:p text:style-name="P4">
类型: Article</text:p>
      <!--METADATA-->
      <text:p text:style-name="P4">
<draw:frame draw:style-name="fr1" draw:name="Image143" text:anchor-type="as-char" svg:width="6.9236in" svg:height="3.956343in" draw:z-index="0">
<draw:image xlink:href="../Images/yкринформ/2023-06-12T18-12-19-03-00/630_360_1452573649-9364.jpg" xlink:type="simple" xlink:show="embed" xlink:actuate="onLoad" draw:mime-type="image/jpeg"/>
</draw:frame>
乌克兰和欧洲委员会的能源部签署了一个工作计划，该计划旨在进一步执行有关战略能源伙伴关系的理解备忘录。</text:p>
      <text:p text:style-name="P4">
关于IT报告<text:a xlink:type="simple" xlink:href="https://mev.gov.ua/novyna/minenerho-ta-yevrokomisiya-onovyly-prohramu-diy-u-sferi-enerhetyky-na-2023-rik" text:style-name="Internet_20_link" text:visited-style-name="Visited_20_Internet_20_Link">
能源部的新闻服务</text:a>
根据欧洲委员会能源副局长Mehtldversdorfer的能源局长Yaroslav Demchenko会议的结果。</text:p>
      <text:p text:style-name="P4">
第一个计划说：“双方将重点关注乌克兰能源市场的改革，将符合能源基础设施和物体的重建，并指示脱碳，向纯粹的能源和重建的过渡。”</text:p>
      <text:p text:style-name="P4">
该文件定义了乌克兰和[欧盟委员会联合工作的许多指示(https://www.ukrinform.ua/tag-evrokomisia)。 其中：加强能源效率，核安全，煤炭区域的转型，石油阀，天然气市场的整合和电力市场的整合，可再生能源的发展，科学和创新。</text:p>
      <text:p text:style-name="P4">
“乌克兰的电力市场将根据欧洲模式发展。我们正在谈论净能源的过渡，并提供能源保证和消费者的能源可用性。 我们还需要加快引入技术和法规决策的工作，这将允许扩大边界上的出口进出口转移，并使我们的能源系统更加灵活。” Demchenko说。</text:p>
      <text:p text:style-name="P4">
<text:span text:style-name="T4">
另请阅读：</text:span>
 [能源和国际能源部*<text:span text:style-name="T5">
能源 </text:span>
!(https://www.ukrinform.ua/rubric-economy/3720786-minenergo-i-miznarodna-energeticna-agencia-domovilisa-pro-dopomogu-ukraini.html)2023年的工作计划规定，乌克兰和欧盟将使用必要的费用并帮助增加电力的电力。</text:p>
      <text:p text:style-name="P4">
双方都将合作，以创造维持可再生电力生产的条件，以及实施在可再生能源设施和网络现代化的能源积累系统安装措施的实施。</text:p>
      <text:p text:style-name="P4">
News Source: <text:a xlink:type="simple" xlink:href="https://www.ukrinform.ua/rubric-economy/3721920-minenergo-i-evrokomisia-pidpisali-robocij-plan-na-2023-rik.html" text:style-name="Internet_20_link" text:visited-style-name="Visited_20_Internet_20_Link">
https://www.ukrinform.ua/rubric-economy/3721920-minenergo-i-evrokomisia-pidpisali-robocij-plan-na-2023-rik.html</text:a>
</text:p>
      <!--NEWS-->
      <text:h text:style-name="P10" text:outline-level="1">
<text:span text:style-name="T4">
中国驳斥了俄罗斯在乌克兰的战争中转移装甲车辆</text:span>
</text:h>
      <text:p text:style-name="P4">
作者: Ukrinform (Person)</text:p>
      <text:p text:style-name="P4">
出版商: Укринформ (Organization)</text:p>
      <text:p text:style-name="P4">
出版时间: 2023-06-12T18:19:22+03:00</text:p>
      <text:p text:style-name="P4">
修改时间: 2023-06-12T18:19:22+03:00</text:p>
      <text:p text:style-name="P4">
描述: 中华人民共和国外交部发言人维宾说，中国没有为俄罗斯提供对乌克兰战争的任何军事或其他援助。  - 乌克林。</text:p>
      <text:p text:style-name="P4">
图片: ['<text:a xlink:type="simple" xlink:href="https://static.ukrinform.com/photos/2023_03/thumb_files/630_360_1679666166-671.png" text:style-name="Internet_20_link" text:visited-style-name="Visited_20_Internet_20_Link">
630_360_16796...</text:a>
']</text:p>
      <text:p text:style-name="P4">
标签: ['Китай', 'допомога', 'Війна з Росією']</text:p>
      <text:p text:style-name="P4">
类型: Article</text:p>
      <!--METADATA-->
      <text:p text:style-name="P4">
<draw:frame draw:style-name="fr1" draw:name="Image144" text:anchor-type="as-char" svg:width="6.9236in" svg:height="3.956343in" draw:z-index="0">
<draw:image xlink:href="../Images/yкринформ/2023-06-12T18-19-22-03-00/630_360_1679666166-671.png" xlink:type="simple" xlink:show="embed" xlink:actuate="onLoad" draw:mime-type="image/png"/>
</draw:frame>
外交部中国范·温本(Van Van Winbin)表示，中国没有为她对乌克兰的战争提供任何军事或其他援助。</text:p>
      <text:p text:style-name="P4">
他在简报中响应乌克林福姆的要求，以评论从[中国]收到车臣装甲车的评论。(https://www.ukrinform.ua/tag-kitaj)以及他们进一步转移到乌克兰战争。</text:p>
      <text:p text:style-name="P4">
“我不知道这些公共证词来自哪里(从中国到俄罗斯联邦军队的军事设备供应。). Наш давній принцип у питанні Україниполягає в тому, щоб завжди відстоювати об’єктивну та справедливу позицію ібути відданими сприянню мирним переговорам, а не підливати оливи у вогонь чинадсилати зброю на поле бою», – сказав Ван.</text:p>
      <text:p text:style-name="P4">
Він обурився публікаціями окремих ЗМІ про китайську допомогу Росії у війні йдодав, що робота справді відповідальних медіа «має завжди ґрунтуватись нафактах і здійснюватись об’єктивно, чесно і професійно».</text:p>
      <text:p text:style-name="P4">
<text:span text:style-name="T4">
Читайте також:</text:span>
 <text:a xlink:type="simple" xlink:href="https://www.ukrinform.ua/rubric-world/3721820-kitaj-vidkidae-zvinuvacenna-u-vikoristanni-spigunskoi-bazi-na-kubi-proti-ssa.html" text:style-name="Internet_20_link" text:visited-style-name="Visited_20_Internet_20_Link">
 <text:span text:style-name="T4">
Китай</text:span>
 відкидає звинувачення у використаннішпигунської бази на Кубі проти США </text:a>
据报道，尤其是[军国主义]的许多乌克兰互联网门户(https://mil.in.ua/uk/news/z-kytayu-do-rosiyi-nadijshly-bronemashyny-tiger/)，据报道，罗斯格瓦迪亚(Rosgv​​ardia Akhmat)的车臣单位收到了中国公司Shaanxi Baoji Special车辆制造业制造的八角形托莫比尔(Octagonutomobiles)，该制造业将于俄罗斯针对乌克兰进行。</text:p>
      <text:p text:style-name="P4">
这是第一次知道与俄罗斯单位服役中国生产的军事装备的出现。</text:p>
      <text:p text:style-name="P4">
_foto：Getty Images _</text:p>
      <text:p text:style-name="P4">
News Source: <text:a xlink:type="simple" xlink:href="https://www.ukrinform.ua/rubric-ato/3721923-kitaj-sprostovue-peredacu-rosii-bronemasin-dla-vijni-v-ukraini.html" text:style-name="Internet_20_link" text:visited-style-name="Visited_20_Internet_20_Link">
https://www.ukrinform.ua/rubric-ato/3721923-kitaj-sprostovue-peredacu-rosii-bronemasin-dla-vijni-v-ukraini.html</text:a>
</text:p>
      <!--NEWS-->
      <text:h text:style-name="P10" text:outline-level="1">
<text:span text:style-name="T4">
在Kherson中，禁止进入该船区</text:span>
</text:h>
      <text:p text:style-name="P4">
作者: Ukrinform (Person)</text:p>
      <text:p text:style-name="P4">
出版商: Укринформ (Organization)</text:p>
      <text:p text:style-name="P4">
出版时间: 2023-06-12T18:20:01+03:00</text:p>
      <text:p text:style-name="P4">
修改时间: 2023-06-12T18:20:01+03:00</text:p>
      <text:p text:style-name="P4">
描述: 自6月13日以来，在赫尔森（Kherson），禁止进入遭受Kakhovskaya水力发电站遭受的船舶附近 - 将被监禁 - 将采取我的行动，将进行市政服务的调查行动和工作。  - 乌克林。</text:p>
      <text:p text:style-name="P4">
图片: ['<text:a xlink:type="simple" xlink:href="https://static.ukrinform.com/photos/2023_06/thumb_files/630_360_1686579448-436.jpg" text:style-name="Internet_20_link" text:visited-style-name="Visited_20_Internet_20_Link">
630_360_16865...</text:a>
']</text:p>
      <text:p text:style-name="P4">
标签: ['Евакуація', 'Херсон', 'Комендантська година']</text:p>
      <text:p text:style-name="P4">
类型: Article</text:p>
      <!--METADATA-->
      <text:p text:style-name="P4">
<draw:frame draw:style-name="fr1" draw:name="Image145" text:anchor-type="as-char" svg:width="6.9236in" svg:height="3.956343in" draw:z-index="0">
<draw:image xlink:href="../Images/yкринформ/2023-06-12T18-20-01-03-00/630_360_1686579448-436.jpg" xlink:type="simple" xlink:show="embed" xlink:actuate="onLoad" draw:mime-type="image/jpeg"/>
</draw:frame>
6月13日，赫尔森(Kherson)禁止进入船舶附近，受害者破坏了卡哈夫斯卡亚水力发电站的俄罗斯人 - 将是我的，调查，调查和公用事业工作。</text:p>
      <text:p text:style-name="P4">
关于<text:a xlink:type="simple" xlink:href="https://t.me/roman_mrochko/1171" text:style-name="Internet_20_link" text:visited-style-name="Visited_20_Internet_20_Link">
电报</text:a>
乌克林福姆报道，罗马·姆罗乔(Roman Mrochko)向城市军事管理局的负责人报告。</text:p>
      <text:p text:style-name="P4">
“明天的一天是禁止进入船舶社区的禁令。 <text:a xlink:type="simple" xlink:href="https://www.ukrinform.ua/tag-komendantska-godina" text:style-name="Internet_20_link" text:visited-style-name="Visited_20_Internet_20_Link">
 宵禁 </text:a>
正是在这个微区中，它将起作用：从2023年6月13日到第二天12:00，”  - 将在消息中。</text:p>
      <text:p text:style-name="P4">
在此模式下的指挥小时将持续到2023年6月19日(包括)。</text:p>
      <text:p text:style-name="P4">
Mrochko通过实用程序的调查行动将进行删除的事实解释了这一点。</text:p>
      <text:p text:style-name="P4">
<text:span text:style-name="T4">
另请阅读：</text:span>
 <text:a xlink:type="simple" xlink:href="https://www.ukrinform.ua/rubric-regions/3721887-voda-z-korabelnogo-rajonu-hersona-potrohu-spadae.html" text:style-name="Internet_20_link" text:visited-style-name="Visited_20_Internet_20_Link">
<text:span text:style-name="T4">
船上的水</text:span>
 kherson地区略微下降</text:a>
人口的撤离正在进行中。 这将由TAMSK军事行政管理部的代表执行。</text:p>
      <text:p text:style-name="P4">
同样，在经过水衰退之后，将确定发放人道主义援助的位置，可以从12:00到15:00获得。</text:p>
      <text:p text:style-name="P4">
据乌克林福姆(Ukrinform)报道，库尔森船区的水目前很少。</text:p>
      <text:p text:style-name="P4">
在6月6日的夜晚<text:a xlink:type="simple" xlink:href="https://www.ukrinform.ua/rubric-other_news/3720776-pidriv-rosianami-kahovskoi-ges-usi-novini.html" text:style-name="Internet_20_link" text:visited-style-name="Visited_20_Internet_20_Link">
俄罗斯军队炸毁了Kakhovskaya水力发电站的大坝</text:a>
。</text:p>
      <text:p text:style-name="P4">
<text:span text:style-name="T5">
foto：wikipedia</text:span>
</text:p>
      <text:p text:style-name="P4">
News Source: <text:a xlink:type="simple" xlink:href="https://www.ukrinform.ua/rubric-regions/3721924-u-hersoni-vidzavtra-vvodat-zaboronu-na-vizd-do-rajonu-korabel.html" text:style-name="Internet_20_link" text:visited-style-name="Visited_20_Internet_20_Link">
https://www.ukrinform.ua/rubric-regions/3721924-u-hersoni-vidzavtra-vvodat-zaboronu-na-vizd-do-rajonu-korabel.html</text:a>
</text:p>
      <!--NEWS-->
      <text:h text:style-name="P10" text:outline-level="1">
<text:span text:style-name="T4">
乌克兰和巴西可以开始一个新的关系时代 -  OP</text:span>
</text:h>
      <text:p text:style-name="P4">
作者: Ukrinform (Person)</text:p>
      <text:p text:style-name="P4">
出版商: Укринформ (Organization)</text:p>
      <text:p text:style-name="P4">
出版时间: 2023-06-12T18:22:00+03:00</text:p>
      <text:p text:style-name="P4">
修改时间: 2023-06-12T18:22:00+03:00</text:p>
      <text:p text:style-name="P4">
描述: 乌克兰和巴西可以开始一个新的关系时代，因为它们在许多将支持未来经济的领域都有共同的兴趣。  - 乌克林。</text:p>
      <text:p text:style-name="P4">
图片: ['<text:a xlink:type="simple" xlink:href="https://static.ukrinform.com/photos/2022_12/thumb_files/630_360_1670005217-138.jpg" text:style-name="Internet_20_link" text:visited-style-name="Visited_20_Internet_20_Link">
630_360_16700...</text:a>
']</text:p>
      <text:p text:style-name="P4">
标签: ['Бразилія', 'Україна', 'Єрмак']</text:p>
      <text:p text:style-name="P4">
类型: Article</text:p>
      <!--METADATA-->
      <text:p text:style-name="P4">
<draw:frame draw:style-name="fr1" draw:name="Image146" text:anchor-type="as-char" svg:width="6.9236in" svg:height="3.956343in" draw:z-index="0">
<draw:image xlink:href="../Images/yкринформ/2023-06-12T18-22-00-03-00/630_360_1670005217-138.jpg" xlink:type="simple" xlink:show="embed" xlink:actuate="onLoad" draw:mime-type="image/jpeg"/>
</draw:frame>
乌克兰塔巴西尔可以开始一个新的关系时代，因为它们在支持未来经济的美德地区具有共同的兴趣。</text:p>
      <text:p text:style-name="P4">
总统办公室安德烈·埃尔马克(Andrei Ermak)在[Twitter]中写道。(https://twitter.com/AndriyYermak/status/1668273450920689666)，报道乌克林福姆。</text:p>
      <text:p text:style-name="P4">
杰尔马克写道：“乌克兰人和巴西人不仅具有共同的哲学，而且具有支持未来经济的许多领域的共同利益。我们现在是一个十字路口，我们的两个国家可以开始一个新的关系时代。”</text:p>
      <text:p text:style-name="P4">
<text:span text:style-name="T4">
另请阅读：</text:span>
 <text:a xlink:type="simple" xlink:href="https://www.ukrinform.ua/rubric-crimea/3721714-dii-rosii-nesut-ekologicnu-zagrozu-ne-lise-ukraini-a-j-susidnim-derzavam-op.html" text:style-name="Internet_20_link" text:visited-style-name="Visited_20_Internet_20_Link">
俄罗斯的行动不仅对乌克兰构成了环境威胁，而且对邻国构成了环境威胁 -  OP</text:a>
据报道，总统沃迪米尔·泽伦斯基(Volodymyr Zelenskyy)强调，他有兴趣与巴西路易斯·伊纳西奥·卢拉·达·席尔瓦(Lula Lula da Silva)会面。</text:p>
      <text:p text:style-name="P4">
News Source: <text:a xlink:type="simple" xlink:href="https://www.ukrinform.ua/rubric-polytics/3721926-ukraina-ta-brazilia-mozut-rozpocati-novu-eru-vidnosin-op.html" text:style-name="Internet_20_link" text:visited-style-name="Visited_20_Internet_20_Link">
https://www.ukrinform.ua/rubric-polytics/3721926-ukraina-ta-brazilia-mozut-rozpocati-novu-eru-vidnosin-op.html</text:a>
</text:p>
      <!--NEWS-->
      <text:h text:style-name="P10" text:outline-level="1">
<text:span text:style-name="T4">
立陶宛将脱离花样滑冰的Che-2024</text:span>
</text:h>
      <text:p text:style-name="P4">
作者: Ukrinform (Person)</text:p>
      <text:p text:style-name="P4">
出版商: Укринформ (Organization)</text:p>
      <text:p text:style-name="P4">
出版时间: 2023-06-12T18:28:49+03:00</text:p>
      <text:p text:style-name="P4">
修改时间: 2023-06-12T18:28:49+03:00</text:p>
      <text:p text:style-name="P4">
描述: 欧洲冠军将于2024年1月8日至1月14日在考纳斯举行。  - 乌克林。</text:p>
      <text:p text:style-name="P4">
图片: ['<text:a xlink:type="simple" xlink:href="https://static.ukrinform.com/photos/2023_06/thumb_files/630_360_1686583626-281.jpg" text:style-name="Internet_20_link" text:visited-style-name="Visited_20_Internet_20_Link">
630_360_16865...</text:a>
']</text:p>
      <text:p text:style-name="P4">
标签: ['фігурне катання']</text:p>
      <text:p text:style-name="P4">
类型: Article</text:p>
      <!--METADATA-->
      <text:p text:style-name="P4">
<draw:frame draw:style-name="fr1" draw:name="Image147" text:anchor-type="as-char" svg:width="6.9236in" svg:height="3.956343in" draw:z-index="0">
<draw:image xlink:href="../Images/yкринформ/2023-06-12T18-28-49-03-00/630_360_1686583626-281.jpg" xlink:type="simple" xlink:show="embed" xlink:actuate="onLoad" draw:mime-type="image/jpeg"/>
</draw:frame>
冠军将于2024年1月8日至1月14日在考纳斯举行。</text:p>
      <text:p text:style-name="P4">
国际滑冰联盟(ISU)<text:a xlink:type="simple" xlink:href="https://www.isu.org/isu-news/news/145-news/14615-provisional-allotments-of-isu-events-for-season-2023-24-to-2027-28" text:style-name="Internet_20_link" text:visited-style-name="Visited_20_Internet_20_Link">
出版</text:a>
报道说，乌克林福姆据报道，从2023/23到2027/28的季节的比赛日历。</text:p>
      <text:p text:style-name="P4">
匈牙利拒绝在2024年举行欧洲滑冰冠军，因此将立陶宛获得。</text:p>
      <text:p text:style-name="P4">
Che-2024将于2024年1月8日至1月14日在考纳斯举行。</text:p>
      <text:p text:style-name="P4">
<text:span text:style-name="T4">
另请阅读：</text:span>
 <text:a xlink:type="simple" xlink:href="https://www.ukrinform.ua/rubric-sports/3721377-miznarodnij-souz-kovzanariv-prodovziv-vidstoronenna-rosian-i-bilorusiv-vid-zmagan.html" text:style-name="Internet_20_link" text:visited-style-name="Visited_20_Internet_20_Link">
国际联盟<text:span text:style-name="T4">
 slice </text:span>
旋转继续撤离俄罗斯和白俄罗斯的比赛</text:a>
正如国际滑冰联盟乌克林福姆报道的(ISU)他从主持下的比赛中参与了俄罗斯人和白俄罗斯的青贮饲料。</text:p>
      <text:p text:style-name="P4">
照片：盖蒂图像</text:p>
      <text:p text:style-name="P4">
News Source: <text:a xlink:type="simple" xlink:href="https://www.ukrinform.ua/rubric-sports/3721927-litva-prijmatime-ce2024-z-figurnogo-katanna.html" text:style-name="Internet_20_link" text:visited-style-name="Visited_20_Internet_20_Link">
https://www.ukrinform.ua/rubric-sports/3721927-litva-prijmatime-ce2024-z-figurnogo-katanna.html</text:a>
</text:p>
      <!--NEWS-->
      <text:h text:style-name="P10" text:outline-level="1">
<text:span text:style-name="T4">
拜登今天将与斯托尔滕贝格会面 - 他们还将谈论乌克兰的支持</text:span>
</text:h>
      <text:p text:style-name="P4">
作者: Ukrinform (Person)</text:p>
      <text:p text:style-name="P4">
出版商: Укринформ (Organization)</text:p>
      <text:p text:style-name="P4">
出版时间: 2023-06-12T18:31:00+03:00</text:p>
      <text:p text:style-name="P4">
修改时间: 2023-06-12T18:31:00+03:00</text:p>
      <text:p text:style-name="P4">
描述: 美国总统乔·拜登（Joe Biden）将于周一接受北约·斯托尔滕贝格（Nato Stoltenberg）秘书长，并将在会议上讨论乌克兰的支持。  - 乌克林。</text:p>
      <text:p text:style-name="P4">
图片: ['<text:a xlink:type="simple" xlink:href="https://static.ukrinform.com/photos/2022_01/thumb_files/630_360_1643397299-938.jpg" text:style-name="Internet_20_link" text:visited-style-name="Visited_20_Internet_20_Link">
630_360_16433...</text:a>
']</text:p>
      <text:p text:style-name="P4">
标签: ['Байден', 'НАТО', 'Столтенберг', 'Білий дім']</text:p>
      <text:p text:style-name="P4">
类型: Article</text:p>
      <!--METADATA-->
      <text:p text:style-name="P4">
<draw:frame draw:style-name="fr1" draw:name="Image148" text:anchor-type="as-char" svg:width="6.9236in" svg:height="3.956343in" draw:z-index="0">
<draw:image xlink:href="../Images/yкринформ/2023-06-12T18-31-00-03-00/630_360_1643397299-938.jpg" xlink:type="simple" xlink:show="embed" xlink:actuate="onLoad" draw:mime-type="image/jpeg"/>
</draw:frame>
周一，总统乔·拜登(Joe Biden)将接受白宫秘书长的纳顿·斯托尔滕贝格(Natons Stoltenberg)秘书 - 一般，乌克兰的支持将在会议上讨论。</text:p>
      <text:p text:style-name="P4">
正如乌克林福姆报道的那样，它报告了<text:a xlink:type="simple" xlink:href="https://apnews.com/article/biden-jens-stoltenberg-nato-secretarygeneral-successor-0c6187a889ca3c2d72e4476f73aa617f" text:style-name="Internet_20_link" text:visited-style-name="Visited_20_Internet_20_Link">
AP</text:a>
。</text:p>
      <text:p text:style-name="P4">
总统乔·拜登(Joe Biden)今天将接受北约秘书 - 詹斯托尔滕贝格(Jenstoltenberg)，后者很快就会离开他的邮局，在白宫前往佩雷伯斯(Perebers)，随着在军事别名负责人找到他的继任者的竞争正在增强。</text:p>
      <text:p text:style-name="P4">
上周，英国的负责人里奇·斯纳克(Richa Snak)在一次会议上建议英国国防部长本·华莱士(Ben Wallace)。</text:p>
      <text:p text:style-name="P4">
拜登(Biden)和斯托尔滕贝格(Stoltenberg)预计还将讨论俄罗斯联邦在乌克兰的持续入侵，并试图说服北约成员的图尔基(Turkey)拒绝反映加入瑞典加入联盟的申请。</text:p>
      <text:p text:style-name="P4">
*!(https://www.ukrinform.ua/rubric-polytics/3720105-kongres-ssa-znovu-tisne-na-bajdena-sodo-peredaci-ukraini-atacms-politico.html)白宫还确认了今天的Baiden Tastoltenberg会议的准备。</text:p>
      <text:p text:style-name="P4">
拜登总统兼秘书长斯托尔滕贝格将审查未来的峰会<text:a xlink:type="simple" xlink:href="https://www.ukrinform.ua/tag-nato" text:style-name="Internet_20_link" text:visited-style-name="Visited_20_Internet_20_Link">
北约</text:a>
在维尔纽斯(Vilnius)，步兵以及进一步加强克制和国防的工作，基于在UVELS峰会和北约伙伴关系加深的国防投资的承诺。 他们还将在俄罗斯侵略性战争的背景下讨论乌克兰联盟的支持。”</text:p>
      <text:p text:style-name="P4">
乔·拜登(Joe Biden)不排除<text:a xlink:type="simple" xlink:href="https://www.ukrinform.ua/rubric-world/3720331-bajden-ne-viklucae-so-nastupnim-gensekom-nato-stane-ministr-oboroni-britanii.html" text:style-name="Internet_20_link" text:visited-style-name="Visited_20_Internet_20_Link">
美国将支持英国国防部长本·华莱士(Ben Wallace)</text:a>
在追捕北约秘书长。</text:p>
      <text:p text:style-name="P4">
News Source: <text:a xlink:type="simple" xlink:href="https://www.ukrinform.ua/rubric-world/3721929-bajden-sogodni-zustrinetsa-zi-stoltenbergom-govoritimut-j-pro-pidtrimku-ukraini.html" text:style-name="Internet_20_link" text:visited-style-name="Visited_20_Internet_20_Link">
https://www.ukrinform.ua/rubric-world/3721929-bajden-sogodni-zustrinetsa-zi-stoltenbergom-govoritimut-j-pro-pidtrimku-ukraini.html</text:a>
</text:p>
      <!--NEWS-->
      <text:h text:style-name="P10" text:outline-level="1">
<text:span text:style-name="T4">
乌克兰的第一位患有骨骼假体的患者开始行走</text:span>
</text:h>
      <text:p text:style-name="P4">
作者: Ukrinform (Person)</text:p>
      <text:p text:style-name="P4">
出版商: Укринформ (Organization)</text:p>
      <text:p text:style-name="P4">
出版时间: 2023-06-12T18:34:00+03:00</text:p>
      <text:p text:style-name="P4">
修改时间: 2023-06-12T18:34:00+03:00</text:p>
      <text:p text:style-name="P4">
描述: LVIV中的国家康复中心“牢不可破”显示了乌克兰首次取代假肢的结果 - 这是直接将肢体植入物直接用于骨骼的时候。  - 乌克林。</text:p>
      <text:p text:style-name="P4">
图片: ['<text:a xlink:type="simple" xlink:href="https://static.ukrinform.com/photos/2023_06/thumb_files/630_360_1686583588-1433.jpeg" text:style-name="Internet_20_link" text:visited-style-name="Visited_20_Internet_20_Link">
630_360_16865...</text:a>
', '<text:a xlink:type="simple" xlink:href="https://static.ukrinform.com/photos/2023_06/1686583589-8475.jpeg" text:style-name="Internet_20_link" text:visited-style-name="Visited_20_Internet_20_Link">
1686583589-84...</text:a>
']</text:p>
      <text:p text:style-name="P4">
标签: ['Львів', 'Протезування', 'Центр «Незламні»']</text:p>
      <text:p text:style-name="P4">
类型: Article</text:p>
      <!--METADATA-->
      <text:p text:style-name="P4">
<draw:frame draw:style-name="fr1" draw:name="Image149" text:anchor-type="as-char" svg:width="6.9236in" svg:height="3.956343in" draw:z-index="0">
<draw:image xlink:href="../Images/yкринформ/2023-06-12T18-34-00-03-00/630_360_1686583588-1433.jpeg" xlink:type="simple" xlink:show="embed" xlink:actuate="onLoad" draw:mime-type="image/jpeg"/>
</draw:frame>
LVIV的牢不可破的康复中心显示了乌克兰第一个骨整合假肢的结果 - 这是直接将肢体植入物直接用于骨骼的时候。</text:p>
      <text:p text:style-name="P4">
乌克林福音通讯员报道，第一位患者 - 武装部队伊戈尔·克鲁普诺夫(Igor Krupnov)的队长，他在战争中失去了两条腿 - 他开始在新的四肢行走。</text:p>
      <text:p text:style-name="P4">
“很高兴他选择了这种假肢方法。 我还没有跑步，但我正常行驶，甚至跑一辆汽车。 我感觉几乎像一脚。 这些假体非常敏感：我感觉到草，铺路石，甚至可以区分地毯和混凝土，这不是我尝试普通假体的时候。 现在我没有手推车，我只用拐杖支持自己。”克鲁普尼科夫告诉。</text:p>
      <text:p text:style-name="P4">
他最初是一个来自Dniep​​er的人，他今年57岁，经验丰富的阿富汗。 2022年，他去捍卫乌克兰。 他在赫尔森地区南部作战，当SUV爆炸在迷你店时，这是塔穆特的两个四肢。 截肢后五个月，4月10日，在使用植入物后六个星期内进行了船长手术，假肢主义者袭击了结构的最后一部分 - 永久脚。 第二天，克鲁普诺夫立即迈出了第一步。 容器进行主动康复。</text:p>
      <text:p text:style-name="P4">
<draw:frame draw:style-name="fr1" draw:name="Image150" text:anchor-type="as-char" svg:width="6.9236in" svg:height="4.601309in" draw:z-index="0">
<draw:image xlink:href="../Images/yкринформ/2023-06-12T18-34-00-03-00/1686583589-8475.jpeg" xlink:type="simple" xlink:show="embed" xlink:actuate="onLoad" draw:mime-type="image/jpeg"/>
</draw:frame>
澳大利亚骨科医生 - 特劳玛·穆内利斯(Al Muderis)进行了乌克兰的第一次取代手术，与利维夫外科医生一起进行。 他已经在世界各地进行了一半半这样的行动，并进行了三个未经处理的中心。 除了克鲁普诺夫(Krupnov)外，这些假体已被乌克兰捍卫者消费，目前正在上演康复。</text:p>
      <text:p text:style-name="P4">
<text:span text:style-name="T4">
另请阅读：</text:span>
 <text:a xlink:type="simple" xlink:href="https://www.ukrinform.ua/rubric-sports/3717933-divcinka-aka-vtratila-nogu-cerez-raketnij-udar-vzala-ucast-u-zmagannah-z-gimnastiki.html" text:style-name="Internet_20_link" text:visited-style-name="Visited_20_Internet_20_Link">
一个在火箭击中失去脚的女孩，花时间参加体操比赛</text:a>
</text:p>
      <text:p text:style-name="P4">
</text:p>
      <text:p text:style-name="P4">
<text:a xlink:type="simple" xlink:href="https://static.ukrinform.com/photos/2023_06/1686583588-2559.jpeg" text:style-name="Internet_20_link" text:visited-style-name="Visited_20_Internet_20_Link">
 </text:a>
 <text:a xlink:type="simple" xlink:href="https://static.ukrinform.com/photos/2023_06/1686583588-2650.jpeg" text:style-name="Internet_20_link" text:visited-style-name="Visited_20_Internet_20_Link">
</text:a>
 <text:a xlink:type="simple" xlink:href="https://static.ukrinform.com/photos/2023_06/1686583588-7063.jpeg" text:style-name="Internet_20_link" text:visited-style-name="Visited_20_Internet_20_Link">
</text:a>
 <text:a xlink:type="simple" xlink:href="https://static.ukrinform.com/photos/2023_06/1686583588-1187.jpeg" text:style-name="Internet_20_link" text:visited-style-name="Visited_20_Internet_20_Link">
</text:a>
 <text:a xlink:type="simple" xlink:href="https://static.ukrinform.com/photos/2023_06/1686583588-1433.jpeg" text:style-name="Internet_20_link" text:visited-style-name="Visited_20_Internet_20_Link">
<draw:frame draw:style-name="fr1" draw:name="Image156" text:anchor-type="as-char" svg:width="6.9236in" svg:height="3.956343in" draw:z-index="0">
<draw:image xlink:href="../Images/yкринформ/2023-06-12T18-34-00-03-00/630_360_1686583588-1433.jpeg" xlink:type="simple" xlink:show="embed" xlink:actuate="onLoad" draw:mime-type="image/jpeg"/>
</draw:frame>
</text:a>
 <text:a xlink:type="simple" xlink:href="https://static.ukrinform.com/photos/2023_06/1686583588-4233.jpeg" text:style-name="Internet_20_link" text:visited-style-name="Visited_20_Internet_20_Link">
</text:a>
 <text:a xlink:type="simple" xlink:href="https://static.ukrinform.com/photos/2023_06/1686583589-1404.jpeg" text:style-name="Internet_20_link" text:visited-style-name="Visited_20_Internet_20_Link">
</text:a>
 <text:a xlink:type="simple" xlink:href="https://static.ukrinform.com/photos/2023_06/1686583589-2753.jpeg" text:style-name="Internet_20_link" text:visited-style-name="Visited_20_Internet_20_Link">
</text:a>
 <text:a xlink:type="simple" xlink:href="https://static.ukrinform.com/photos/2023_06/1686583589-4162.jpeg" text:style-name="Internet_20_link" text:visited-style-name="Visited_20_Internet_20_Link">
</text:a>
 <text:a xlink:type="simple" xlink:href="https://static.ukrinform.com/photos/2023_06/1686583589-8475.jpeg" text:style-name="Internet_20_link" text:visited-style-name="Visited_20_Internet_20_Link">
</text:a>
 <text:a xlink:type="simple" xlink:href="https://static.ukrinform.com/photos/2023_06/1686583589-7801.jpeg" text:style-name="Internet_20_link" text:visited-style-name="Visited_20_Internet_20_Link">
</text:a>
正如乌克林福姆报道的那样，<text:a xlink:type="simple" xlink:href="https://www.ukrinform.ua/rubric-society/3697066-v-ukraini-vperse-vzivili-protez-u-kistku-pacienta.html" text:style-name="Internet_20_link" text:visited-style-name="Visited_20_Internet_20_Link">
在乌克兰首次将假体直接植入骨骼</text:a>
，病人成为俄罗斯 - 乌克兰妇女的资深人士。 卫生部长维克多·莱什科(Viktor Lyashko)解释说，使用了“骨整合假肢”。 它的优势是自定义和功能。 这与两肢失去的人尤其重要，因为它很难使用经典的假体。 您可以在手术和六个星期内迈出植入的假肢的第一步，以便完全行走。</text:p>
      <text:p text:style-name="P4">
News Source: <text:a xlink:type="simple" xlink:href="https://www.ukrinform.ua/rubric-society/3721928-persij-v-ukraini-pacient-iz-vzivlenimi-u-kistki-protezami-pocav-hoditi.html" text:style-name="Internet_20_link" text:visited-style-name="Visited_20_Internet_20_Link">
https://www.ukrinform.ua/rubric-society/3721928-persij-v-ukraini-pacient-iz-vzivlenimi-u-kistki-protezami-pocav-hoditi.html</text:a>
</text:p>
      <!--NEWS-->
      <text:h text:style-name="P10" text:outline-level="1">
<text:span text:style-name="T4">
风暴逃离蒙古的动员，然后从那里前往美国 - 激进主义者</text:span>
</text:h>
      <text:p text:style-name="P4">
作者: Ukrinform (Person)</text:p>
      <text:p text:style-name="P4">
出版商: Укринформ (Organization)</text:p>
      <text:p text:style-name="P4">
出版时间: 2023-06-12T18:35:36+03:00</text:p>
      <text:p text:style-name="P4">
修改时间: 2023-06-12T18:35:36+03:00</text:p>
      <text:p text:style-name="P4">
描述: 缅甸居民通过从俄罗斯到蒙古，再到包括美国在内的其他国家抗议动员。  - 乌克林。</text:p>
      <text:p text:style-name="P4">
图片: ['<text:a xlink:type="simple" xlink:href="https://static.ukrinform.com/photos/2018_02/thumb_files/630_360_1517576453-9090.jpg" text:style-name="Internet_20_link" text:visited-style-name="Visited_20_Internet_20_Link">
630_360_15175...</text:a>
']</text:p>
      <text:p text:style-name="P4">
标签: ['Мобілізація', 'США', 'Монголія', 'Війна з Росією', 'Бурятія']</text:p>
      <text:p text:style-name="P4">
类型: Article</text:p>
      <!--METADATA-->
      <text:p text:style-name="P4">
<draw:frame draw:style-name="fr1" draw:name="Image163" text:anchor-type="as-char" svg:width="6.9236in" svg:height="3.956343in" draw:z-index="0">
<draw:image xlink:href="../Images/yкринформ/2023-06-12T18-35-36-03-00/630_360_1517576453-9090.jpg" xlink:type="simple" xlink:show="embed" xlink:actuate="onLoad" draw:mime-type="image/jpeg"/>
</draw:frame>
分支机构的居民通过从俄罗斯出发到包括美国在内的其他国家表示抗议动员。</text:p>
      <text:p text:style-name="P4">
这是由民主运动“ Buryad-Mongol Erchten” Rajana Dugar de-Postte的代表在网上输出中对该主题进行的圆桌会议的：“俄罗斯被奴役的人民和动员的破坏”的代表。</text:p>
      <text:p text:style-name="P4">
Dugar De-Postte指出，圆桌会议的参与者表示，在俄罗斯有抗议<text:a xlink:type="simple" xlink:href="https://www.ukrinform.ua/rubric-ato" text:style-name="Internet_20_link" text:visited-style-name="Visited_20_Internet_20_Link">
战争</text:a>
在乌克兰。 在这种情况下，她指出，当挂在列宁纪念碑上的俄罗斯国旗(俄罗斯V(Ulan-ue)的主要广场上的俄罗斯旗)在去年年初立即计算出来时，该人立即被计算出来，因为在俄罗斯，视频监视摄像机无处不在。</text:p>
      <text:p text:style-name="P4">
“动员抗性由其他行动表达。 与蒙古的边界交叉(缅甸)在汽车，公共汽车，飞机上。 逃往蒙古的一些人仍然留在这个国家(申请 - 订单。)他们试图留在美国。</text:p>
      <text:p text:style-name="P4">
她补充说，在全面入侵俄罗斯进入乌克兰之后，这种流程立即增加了几次。</text:p>
      <text:p text:style-name="P4">
<text:span text:style-name="T4">
另请阅读：</text:span>
 <text:a xlink:type="simple" xlink:href="https://www.ukrinform.ua/rubric-polytics/3721855-putin-slahom-mobilizacii-perevazno-korinnih-narodiv-rf-vikonue-vidrazu-kilka-zavdan-politolog.html" text:style-name="Internet_20_link" text:visited-style-name="Visited_20_Internet_20_Link">
普京动员主要是土著人民rffvos的几个任务 - 政治学家</text:a>
据报道，乌克兰沃迪米尔·泽伦斯基总统呼吁俄罗斯联邦的人民内阁，西伯利亚和其他土著人民与兹沃博达战斗，因为俄罗斯总统弗拉基米尔·普京不会在第一次波浪中停止。</text:p>
      <text:p text:style-name="P4">
世界上的风暴总数为5.2万人，其中包括4.21千名VRF，北蒙古的7万，25,000人。</text:p>
      <text:p text:style-name="P4">
News Source: <text:a xlink:type="simple" xlink:href="https://www.ukrinform.ua/rubric-world/3721930-burati-tikaut-vid-mobilizacii-v-mongoliu-a-zvidti-pramuut-do-ssa-aktivistka.html" text:style-name="Internet_20_link" text:visited-style-name="Visited_20_Internet_20_Link">
https://www.ukrinform.ua/rubric-world/3721930-burati-tikaut-vid-mobilizacii-v-mongoliu-a-zvidti-pramuut-do-ssa-aktivistka.html</text:a>
</text:p>
      <!--NEWS-->
      <text:h text:style-name="P10" text:outline-level="1">
<text:span text:style-name="T4">
俄罗斯不能向乌克兰的Scythian黄金挑战 - 司法部</text:span>
</text:h>
      <text:p text:style-name="P4">
作者: Ukrinform (Person)</text:p>
      <text:p text:style-name="P4">
出版商: Укринформ (Organization)</text:p>
      <text:p text:style-name="P4">
出版时间: 2023-06-12T18:35:59+03:00</text:p>
      <text:p text:style-name="P4">
修改时间: 2023-06-12T23:35:59+03:00</text:p>
      <text:p text:style-name="P4">
描述: 俄罗斯联邦不能挑战荷兰最高法院的裁决。  - 乌克林。</text:p>
      <text:p text:style-name="P4">
图片: ['<text:a xlink:type="simple" xlink:href="https://static.ukrinform.com/photos/2022_07/thumb_files/630_360_1657202378-682.jpg" text:style-name="Internet_20_link" text:visited-style-name="Visited_20_Internet_20_Link">
630_360_16572...</text:a>
']</text:p>
      <text:p text:style-name="P4">
标签: ["Мін'юст", 'Скіфське золото', 'Суд']</text:p>
      <text:p text:style-name="P4">
类型: Article</text:p>
      <!--METADATA-->
      <text:p text:style-name="P4">
<draw:frame draw:style-name="fr1" draw:name="Image164" text:anchor-type="as-char" svg:width="6.9236in" svg:height="3.956343in" draw:z-index="0">
<draw:image xlink:href="../Images/yкринформ/2023-06-12T18-35-59-03-00/630_360_1657202378-682.jpg" xlink:type="simple" xlink:show="embed" xlink:actuate="onLoad" draw:mime-type="image/jpeg"/>
</draw:frame>
俄罗斯联合会在斯基西(Scythian Gold)的情况下无法发表荷兰最高法院的裁决。</text:p>
      <text:p text:style-name="P4">
关于乌克兰司法部长伊琳娜·怀斯(Irina Wises)的塔拉扎拉斯帕派人士(Talazalaspanpan)的乌克林通讯员的独家评论，回答了俄罗斯联邦的问题，以挑战荷兰最高法院的决定。</text:p>
      <text:p text:style-name="P4">
“根据乌克兰法律顾问，第1期。 最高法院是荷兰王国中最高的有机体。”</text:p>
      <text:p text:style-name="P4">
<text:span text:style-name="T4">
另请阅读：</text:span>
 <text:a xlink:type="simple" xlink:href="https://www.ukrinform.ua/rubric-ato/3720666-ramstajn-ta-skifske-zoloto-zelenskij-pogovoriv-z-premerom-niderlandiv.html" text:style-name="Internet_20_link" text:visited-style-name="Visited_20_Internet_20_Link">
“ Ramstein”和<text:span text:style-name="T4">
 Scyths </text:span>
黄金：Zelensky说话的荷兰总理</text:a>
她还说，这个长期过程中最困难的是阶段。</text:p>
      <text:p text:style-name="P4">
“显然，最困难的是上诉的阶段。 让我提醒您，2016年12月，乌克兰人首先提起案件，法院应用了联合国教科文组织禁止和预防公约(下一个 - 会议). Проте у другій інстанції із самого початку все як то кажуть незадалося.</text:p>
      <text:p text:style-name="P4">
Так, первісним складом апеляційного суду 16.07.2019 було ухвалено негативнепроміжне рішення, відповідно до якого положення Конвенції ЮНЕСКО не підлягализастосуванню. Водночас юридичному раднику України стало відомо про існуванняобставин, що можуть свідчити про упередженість у розгляді справи головиколегії суддів пана Ораньє, оскільки протягом декількох років останнійздійснював юридичний супровід російської компанії “Промнєфтьстрой” у справіпроти ВАТ “НК “ЮКОС””, тому фактично захищав інтереси Російської Федерації,зацікавленої у вирішенні справи на користь “Промнєфтьстрой”. Крім того,представництво інтересів “Промнєфтьстрой” пан Ораньє здійснював у тіснійспівпраці з юридичними радниками Кримських музеїв”, - поділилася Мудра.</text:p>
      <text:p text:style-name="P4">
<text:span text:style-name="T4">
Читайте також:</text:span>
 <text:a xlink:type="simple" xlink:href="https://www.ukrinform.ua/rubric-crimea/3720609-ukraina-provede-peremovini-z-niderlandskim-muzeem-sodo-mehanizmiv-povernenna-skifskogo-zolota.html" text:style-name="Internet_20_link" text:visited-style-name="Visited_20_Internet_20_Link">
 Україна проведе перемовини з нідерландським музеєм щодомеханізмів повернення « <text:span text:style-name="T4">
скіфс</text:span>
 ького золота»</text:a>
据她说，鉴于上述情况，乌克兰已向奥拉尼亚诺法官的自我虐待提交了他拒绝。</text:p>
      <text:p text:style-name="P4">
当时，乌克兰宣布这位被审议并被拒绝的法官。*!(https://www.ukrinform.ua/rubric-polytics/3720581-cekaemo-na-povernenna-skifskogo-zolota-v-ukrainu-v-op-prokomentuvali-risenna-sudu-niderlandiv.html)乌克兰的下一个中级程序胜利是在22.04.2021的任命和进行口头听证会，尽管相反的部分反对。</text:p>
      <text:p text:style-name="P4">
“已久的漫长而艰难的决定是在2021年10月26日做出的。 然后，所有在法庭，尤其是乌克兰的代表都在于介绍性，尤其是在决定的部分。(荷兰语翻译成英文的陈述)几乎呼吸。”智者说。</text:p>
      <text:p text:style-name="P4">
为了回应俄罗斯联邦荷兰最高法院的裁决，已经宣布，荷兰荷兰的法院裁决。</text:p>
      <text:p text:style-name="P4">
<text:span text:style-name="T4">
另请阅读：</text:span>
 [案例“ <text:span text:style-name="T4">
 scyfs </text:span>
黄金”：荷兰院士对乌克兰的胜利充满信心]]](https://www.ukrinform.ua/rubric-society/3720522-sprava-pro-skifske-zoloto-niderlandski-advokati-zavzdi-buli-vpevneni-u-peremozi-ukraini.html)乌克兰又准备好了。</text:p>
      <text:p text:style-name="P4">
“至于“俄罗斯的反应”，乌克兰已经看到了布恰，欧尔平，酷刑，地窖，成千上万的尸体，听到了在高层建筑的瓦砾下的尖叫电站，洪水，我们的情报一直在不断展示俄罗斯联邦的努力和准备。雷声和谎言，例如“ Ikhtamnet”。 我们已经准备好了，”  - 莫德拉。</text:p>
      <text:p text:style-name="P4">
根据乌克林福姆的报道，乌克林福姆报道，荷兰最高法院是关于Scythian黄金案件的最终决定。</text:p>
      <text:p text:style-name="P4">
<text:span text:style-name="T4">
另请阅读：</text:span>
 <text:a xlink:type="simple" xlink:href="https://www.ukrinform.ua/rubric-crimea/3720487-povernenna-skifskogo-zolota-verhovnij-sud-niderlandiv-stav-na-bik-ukraini.html" text:style-name="Internet_20_link" text:visited-style-name="Visited_20_Internet_20_Link">
返回“ <text:span text:style-name="T4">
 scyfs </text:span>
黄金”：最高的Suderland位于乌克兰</text:a>
法院完全否认了克里米亚博物馆的库存申诉，并留下了上诉，这满足了乌克兰的主张。</text:p>
      <text:p text:style-name="P4">
多年后，荷兰最高法院迫使阿拉德·皮尔森博物馆(Allard Pearson Museum)从黑海的克里米亚 - 金岛(Golden Island)通过乌克兰历史博物馆。<text:span text:style-name="T4">
另请阅读：</text:span>
 [<text:span text:style-name="T4">
 skifs </text:span>
黄金：乌克兰很满意(https://www.ukrinform.ua/rubric-crimea/3663063-skifske-zoloto-ukraina-zadovolena-visnovkom-generalnogo-radnika-verhovnogo-sudu-niderlandiv.html)2022年1月26日，临时占领的克里米亚的俄罗斯克里米亚博物馆对阿姆斯特丹上诉法院的裁决提出了卡斯的上诉，要求解决乌克兰的Scythian Gold Collection。</text:p>
      <text:p text:style-name="P4">
Scythian黄金应该返回乌克兰。 这一决定是由阿姆斯特丹上诉法院于2021年10月26日作出的。</text:p>
      <text:p text:style-name="P4">
展览的法律战争始于半岛占领之前，2013年，从克里米亚出口到弗尼德兰的展览。 克里米亚展览：黑海的黄金和秘密由五个博物馆组成，其中一个位于基辅，四个位于克里米亚的克里米亚(Simferopol，Kerch，Bakhchisarai和Chersonese). Виставка проходила у музеї АллардаПірсона в Амстердамі.</text:p>
      <text:p text:style-name="P4">
Поки триває судова тяганина, колекція, орієнтовна вартість якої 10 млн євро,зберігалася у музеї Алларда Пірсона.</text:p>
      <text:p text:style-name="P4">
News Source: <text:a xlink:type="simple" xlink:href="https://www.ukrinform.ua/rubric-crimea/3722028-rosia-ne-moze-oskarziti-risenna-sodo-povernenna-skifskogo-zolota-ukraini-minust.html" text:style-name="Internet_20_link" text:visited-style-name="Visited_20_Internet_20_Link">
https://www.ukrinform.ua/rubric-crimea/3722028-rosia-ne-moze-oskarziti-risenna-sodo-povernenna-skifskogo-zolota-ukraini-minust.html</text:a>
</text:p>
      <!--NEWS-->
      <text:h text:style-name="P10" text:outline-level="1">
<text:span text:style-name="T4">
赫森地区的撤离仍在继续，但紧急情况几乎是完整的-OVA</text:span>
</text:h>
      <text:p text:style-name="P4">
作者: Ukrinform (Person)</text:p>
      <text:p text:style-name="P4">
出版商: Укринформ (Organization)</text:p>
      <text:p text:style-name="P4">
出版时间: 2023-06-12T18:44:31+03:00</text:p>
      <text:p text:style-name="P4">
修改时间: 2023-06-12T18:44:31+03:00</text:p>
      <text:p text:style-name="P4">
描述: 在赫尔森地区的正确银行，撤离仍在继续，但是由于俄罗斯人的俄罗斯人破坏了卡科夫卡水力发电站的紧急撤离，几乎已经完成，目前，电动机泵正在开始工作。  - 乌克林。</text:p>
      <text:p text:style-name="P4">
图片: ['<text:a xlink:type="simple" xlink:href="https://static.ukrinform.com/photos/2023_06/thumb_files/630_360_1686507989-257.jpg" text:style-name="Internet_20_link" text:visited-style-name="Visited_20_Internet_20_Link">
630_360_16865...</text:a>
']</text:p>
      <text:p text:style-name="P4">
标签: ['Евакуація', 'Херсонщина', 'Каховська ГЕС']</text:p>
      <text:p text:style-name="P4">
类型: Article</text:p>
      <!--METADATA-->
      <text:p text:style-name="P4">
<draw:frame draw:style-name="fr1" draw:name="Image165" text:anchor-type="as-char" svg:width="6.9236in" svg:height="3.956343in" draw:z-index="0">
<draw:image xlink:href="../Images/yкринформ/2023-06-12T18-44-31-03-00/630_360_1686507989-257.jpg" xlink:type="simple" xlink:show="embed" xlink:actuate="onLoad" draw:mime-type="image/jpeg"/>
</draw:frame>
撤离继续迁移到赫尔森地区的右岸，但是由于卡哈夫斯卡亚水力发电站的爆炸而导致的紧急撤离几乎完成了，目前摩尔人目前正在起作用。</text:p>
      <text:p text:style-name="P4">
根据乌克林福姆的说法，在[媒体中心乌克兰 - 乌克林福姆]的简报中(https://www.ukrinform.ua/rubric-presshall/3721419-naslidki-katastrofi-na-kahovskij-ges-potocna-situacia-na-hersonsini.html) <text:a xlink:type="simple" xlink:href="https://www.ukrinform.ua/rubric-presshall/3721419-naslidki-katastrofi-na-kahovskij-ges-potocna-situacia-na-hersonsini.html" text:style-name="Internet_20_link" text:visited-style-name="Visited_20_Internet_20_Link">
</text:a>
Alexandertolokonnikov报道了Kherson地区军事管理部门的负责人。</text:p>
      <text:p text:style-name="P4">
“疏散手术仍在继续，我们继续说服有些人离开我们的房屋在岛上。 但是，原则上，如此紧急的<text:a xlink:type="simple" xlink:href="https://www.ukrinform.ua/tag-evakuacia" text:style-name="Internet_20_link" text:visited-style-name="Visited_20_Internet_20_Link">
疏散</text:a>
它几乎完成了。”</text:p>
      <text:p text:style-name="P4">
这些船目前在包括该岛在内的区域中心的洪水泛滥地区巡逻(船). Але навіть попри зливу, яка була напередодні, вода відходить.Сьогодні вже Корабельна площа в Херсоні вільна від води.</text:p>
      <text:p text:style-name="P4">
Як зазначив Толоконніков, починають відкачувати воду мотопомпами.</text:p>
      <text:p text:style-name="P4">
«Зараз вже у Чорнобаївці працюють мотопомпи, викачують воду з дворів», -уточнив керівник пресофісу. Він пояснив, що треба спочатку відкачати воду самез дворів, а потім з осель.</text:p>
      <text:p text:style-name="P4">
<text:span text:style-name="T4">
Читайте також:</text:span>
 <text:a xlink:type="simple" xlink:href="https://www.ukrinform.ua/rubric-regions/3721905-bukovina-peredala-na-hersonsinu-vze-250-tonn-gumanitarnoi-dopomogi.html" text:style-name="Internet_20_link" text:visited-style-name="Visited_20_Internet_20_Link">
 Буковина передала на <text:span text:style-name="T4">
Херсонщ</text:span>
 ину вже 250 тоннгуманітарної допомоги </text:a>
Tolokonnikov报告说，电机泵是由合作伙伴，志愿者提供的。 炸药将继续工作以检查该地区可能带水的矿山，然后警察将采取俄罗斯犯下的犯罪，然后人们能够返回家园来解决俄罗斯的恐怖行为的后果联邦。</text:p>
      <text:p text:style-name="P4">
据Tolokonnikov称，来自该国不同地区的代表帮助消除了Kakhovskaya水力发电站的后果，其中最初是在Mykolaiv的帮助下，是Dnipropetrovsk地区的代表Mykolaiv。救援人员，警察，志愿者，公共事业工作。 但是，强调，越来越多的人需要更多的人来克服水力发电站的影响。“在我们的网站上，在Facebook上，来到我们的电报频道官员...编号为0 800 101 102，您可以致电并找出Dene -Assissance及其确切的内容”， - 称为Tolokonnikov。 他强调，当局的资源与需求有关。</text:p>
      <text:p text:style-name="P4">
<text:span text:style-name="T4">
另请阅读：</text:span>
 [以色列向受害者转移了人道主义援助到<text:span text:style-name="T4">
 kherson </text:span>
(https://www.ukrinform.ua/rubric-regions/3721862-izrail-peredav-gumanitarnu-dopomogu-dla-postrazdalih-na-hersonsini.html)正如乌克林福姆(Ukrinform(https://www.ukrinform.ua/rubric-regions/3721711-u-hersoni-volonteri-organizuvalisa-sob-vidkacuvati-vodu-z-pidvaliv-budinkiv.html)为了从房屋的地下室抽水，一个旅已经开始与载体中心合作。</text:p>
      <text:p text:style-name="P4">
自6月13日以来，在赫尔森(Kherson)，已将进入该船区的禁令已被介绍给Kakhovskaya水力发电站，已被介绍给Kakhovka Hydroectric Power Station的居民 - 运营，调查，调查的行动和工作市政服务将进行。</text:p>
      <text:p text:style-name="P4">
据科夫·亚历山大·普罗普林(Khov Alexander Proudin)的负责人说，尽管恐怖分子大火，但救援行动仍在进行中。 从水陷阱的右岸管理<text:a xlink:type="simple" xlink:href="https://www.ukrinform.ua/rubric-regions/3721597-na-hersonsini-u-vodi-zalisautsa-46-naselenih-punktiv-ova.html" text:style-name="Internet_20_link" text:visited-style-name="Visited_20_Internet_20_Link">
拉2743人</text:a>
其中228个和77个低弹性。 只有218个城市从赫尔森撤离。</text:p>
      <text:p text:style-name="P4">
News Source: <text:a xlink:type="simple" xlink:href="https://www.ukrinform.ua/rubric-regions/3721932-evakuacia-na-hersonsini-trivae-ale-terminova-majze-zaversena-ova.html" text:style-name="Internet_20_link" text:visited-style-name="Visited_20_Internet_20_Link">
https://www.ukrinform.ua/rubric-regions/3721932-evakuacia-na-hersonsini-trivae-ale-terminova-majze-zaversena-ova.html</text:a>
</text:p>
      <!--NEWS-->
      <text:h text:style-name="P10" text:outline-level="1">
<text:span text:style-name="T4">
政府扩大了CNAP中强制性行政服务的清单</text:span>
</text:h>
      <text:p text:style-name="P4">
作者: Ukrinform (Person)</text:p>
      <text:p text:style-name="P4">
出版商: Укринформ (Organization)</text:p>
      <text:p text:style-name="P4">
出版时间: 2023-06-12T18:47:06+03:00</text:p>
      <text:p text:style-name="P4">
修改时间: 2023-06-12T18:47:06+03:00</text:p>
      <text:p text:style-name="P4">
描述: 政府已扩大了战斗人员，家人，由于战争的残疾人以及堕落的捍卫者和捍卫者的亲戚的强制行政服务名单。  - 乌克林。</text:p>
      <text:p text:style-name="P4">
图片: ['<text:a xlink:type="simple" xlink:href="https://static.ukrinform.com/photos/2023_05/thumb_files/630_360_1683126683-894.jpg" text:style-name="Internet_20_link" text:visited-style-name="Visited_20_Internet_20_Link">
630_360_16831...</text:a>
']</text:p>
      <text:p text:style-name="P4">
标签: ['ЦНАП', 'УБД', 'Мінцифри']</text:p>
      <text:p text:style-name="P4">
类型: Article</text:p>
      <!--METADATA-->
      <text:p text:style-name="P4">
<draw:frame draw:style-name="fr1" draw:name="Image166" text:anchor-type="as-char" svg:width="6.9236in" svg:height="3.956343in" draw:z-index="0">
<draw:image xlink:href="../Images/yкринформ/2023-06-12T18-47-06-03-00/630_360_1683126683-894.jpg" xlink:type="simple" xlink:show="embed" xlink:actuate="onLoad" draw:mime-type="image/jpeg"/>
</draw:frame>
政府已为参与者，他们的家人，由于战争而遭受残疾人的参与者以及堕落的捍卫者和捍卫者的出生而扩大了CNAP中的强制行政服务名单。</text:p>
      <text:p text:style-name="P4">
根据乌克林福姆的说法，乌克兰报告的数字化转型部在[Telegram]中(https://t.me/mintsyfra/4173)。</text:p>
      <text:p text:style-name="P4">
“政府扩大了强制行政服务的清单。从现在开始，他们的家人的参与者，战争导致的残疾人以及堕落的捍卫者和捍卫者的诞生将能够在人口稠密的情况下与CNAP联系指出并获得更多必要的行政服务，”</text:p>
      <text:p text:style-name="P4">
<text:span text:style-name="T4">
另请阅读：</text:span>
 [对于GDANSK的乌克兰人，虚拟管理员<text:span text:style-name="T4">
 cnap </text:span>
 u]工作(https://www.ukrinform.ua/rubric-society/3714654-dla-ukrainciv-u-gdansku-zapracuvav-virtualnij-administrator-cnapu.html)特别是，他们将能够：正式设置自己的身份； 获取或更换证书； 继续文件； 从单个国家退伍军人登记册中获取摘录； 获得现金或薪酬。</text:p>
      <text:p text:style-name="P4">
“从工作的第一天开始，国防部现代化并扩展了CNAP网络，以便乌克兰人可以迅速获得优质的州服务，而不论其居住地如何。现在，优先事项之一就是简化获得Vetrane服务的过程。</text:p>
      <text:p text:style-name="P4">
正如乌克林福姆报道的那样，社会政策部推出了与退伍军人合作的非州行业中的许多社会服务提供者。</text:p>
      <text:p text:style-name="P4">
News Source: <text:a xlink:type="simple" xlink:href="https://www.ukrinform.ua/rubric-society/3721934-urad-rozsiriv-perelik-obovazkovih-administrativnih-poslug-u-cnapah-dla-ucasnikiv-bojovih-dij.html" text:style-name="Internet_20_link" text:visited-style-name="Visited_20_Internet_20_Link">
https://www.ukrinform.ua/rubric-society/3721934-urad-rozsiriv-perelik-obovazkovih-administrativnih-poslug-u-cnapah-dla-ucasnikiv-bojovih-dij.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12T18:49:00+03:00</text:p>
      <text:p text:style-name="P4">
修改时间: 2023-06-12T18:49: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67" text:anchor-type="as-char" svg:width="6.9236in" svg:height="3.956343in" draw:z-index="0">
<draw:image xlink:href="../Images/yкринформ/2023-06-12T18-49-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电影“我们不会出去”在docudays ua比赛中获得了主要奖项</text:span>
</text:h>
      <text:p text:style-name="P4">
作者: Ukrinform (Person)</text:p>
      <text:p text:style-name="P4">
出版商: Укринформ (Organization)</text:p>
      <text:p text:style-name="P4">
出版时间: 2023-06-12T18:50:03+03:00</text:p>
      <text:p text:style-name="P4">
修改时间: 2023-06-12T18:50:03+03:00</text:p>
      <text:p text:style-name="P4">
描述: 我们赢得了“我们不会熄灭”的“我们不会在基辅的纪录片UA国际纪录片电影节上熄灭”“主要奖项”。  - 乌克林。</text:p>
      <text:p text:style-name="P4">
图片: ['<text:a xlink:type="simple" xlink:href="https://static.ukrinform.com/photos/2023_06/thumb_files/630_360_1686584727-515.jpg" text:style-name="Internet_20_link" text:visited-style-name="Visited_20_Internet_20_Link">
630_360_16865...</text:a>
']</text:p>
      <text:p text:style-name="P4">
标签: ['Кіно', 'Кінофестиваль', 'фільм']</text:p>
      <text:p text:style-name="P4">
类型: Article</text:p>
      <!--METADATA-->
      <text:p text:style-name="P4">
<draw:frame draw:style-name="fr1" draw:name="Image168" text:anchor-type="as-char" svg:width="6.9236in" svg:height="3.956343in" draw:z-index="0">
<draw:image xlink:href="../Images/yкринформ/2023-06-12T18-50-03-03-00/630_360_1686584727-515.jpg" xlink:type="simple" xlink:show="embed" xlink:actuate="onLoad" draw:mime-type="image/jpeg"/>
</draw:frame>
我们不会在基辅的UA国际纪录片电影节上的主要奖项上扑灭爱丽丝·科瓦伦科(Alice Kovalenko)录像带。</text:p>
      <text:p text:style-name="P4">
根据乌克兰的乌克兰国家，乌克兰国家机构在[Facebook]上的电影报告(https://www.facebook.com/ukrainefilmagency/posts/pfbid02sxcNfqifaruR8DLwR9JSPigENNJfqH6cZrHYJMQD4BQpyH56d1A6BC4ND1MSPmTtl).</text:p>
      <text:p text:style-name="P4">
«Ми не згаснемо» оповідає історію дорослішання підлітків на сході України натлі війни та їх надзвичайної подорожі до вершин Гімалайських гір. Поприпохмуру реальність навколо, Андрій, Руслан, Ілля, Ліза і Лєра мріють, шукаютьпригод, протестують та борються зі сірістю й нудьгою. Поки світ навколо нихзанепадає, шахти закриваються, загроза ескалації війни зростає, вони нездаються та намагаються йти за покликом своїх мрій», - йдеться у повідомленні.</text:p>
      <text:p text:style-name="P4">
该录像带是在波兰电影学院和Idfabertha基金会的经典后生产的Derzhkino的支持下创建的。</text:p>
      <text:p text:style-name="P4">
<text:span text:style-name="T4">
另请阅读：</text:span>
 <text:a xlink:type="simple" xlink:href="https://www.ukrinform.ua/rubric-culture/3710028-stricka-mi-ne-zgasnemo-otrimala-na-festivali-u-kanadi-specialnu-vidznaku-zuri.html" text:style-name="Internet_20_link" text:visited-style-name="Visited_20_Internet_20_Link">
我们不会出去<text:span text:style-name="T4">
“磁带”我们不会出去</text:span>
在Ukanada节特别陪审团区别上</text:a>
制片人：谢尔盖·斯泰森科(Sergey Stetsenko)和爱丽丝·科瓦伦科(Alice Kovalenko)。 创意同行：Stefan Sioan和Alice Kovalenko</text:p>
      <text:p text:style-name="P4">
制片人：Valery Kalmykov，Yana Kalmykova和Alexey Kobelev(Truemanproduction Co.)据报道，5月2日，举行了20周年[Festival]周年纪念日(https://www.ukrinform.ua/tag-festival)Docudays UA人权纪录片电影院。</text:p>
      <text:p text:style-name="P4">
照片：Derzhkino</text:p>
      <text:p text:style-name="P4">
News Source: <text:a xlink:type="simple" xlink:href="https://www.ukrinform.ua/rubric-culture/3721935-film-mi-ne-zgasnemo-otrimav-golovnij-priz-na-konkursi-docudays-ua.html" text:style-name="Internet_20_link" text:visited-style-name="Visited_20_Internet_20_Link">
https://www.ukrinform.ua/rubric-culture/3721935-film-mi-ne-zgasnemo-otrimav-golovnij-priz-na-konkursi-docudays-ua.html</text:a>
</text:p>
      <!--NEWS-->
      <text:h text:style-name="P10" text:outline-level="1">
<text:span text:style-name="T4">
在美国Oksana Karavanskaya的刺绣展览会上，收集了乌克兰的医院超过5万美元</text:span>
</text:h>
      <text:p text:style-name="P4">
作者: Ukrinform (Person)</text:p>
      <text:p text:style-name="P4">
出版商: Укринформ (Organization)</text:p>
      <text:p text:style-name="P4">
出版时间: 2023-06-12T18:52:00+03:00</text:p>
      <text:p text:style-name="P4">
修改时间: 2023-06-12T18:52:00+03:00</text:p>
      <text:p text:style-name="P4">
描述: Oksana Karavanskaya在美国的一个慈善机构中介绍了乌克兰刺绣法规的集合。2023。 根据初步估计，乌克兰医院的医疗设备超过50,000美元。  - 乌克林。</text:p>
      <text:p text:style-name="P4">
图片: ['<text:a xlink:type="simple" xlink:href="https://static.ukrinform.com/photos/2023_06/thumb_files/630_360_1686584897-9076.jpeg" text:style-name="Internet_20_link" text:visited-style-name="Visited_20_Internet_20_Link">
630_360_16865...</text:a>
']</text:p>
      <text:p text:style-name="P4">
标签: ['США', 'Вишиванка', 'Дизайнер']</text:p>
      <text:p text:style-name="P4">
类型: Article</text:p>
      <!--METADATA-->
      <text:p text:style-name="P4">
<draw:frame draw:style-name="fr1" draw:name="Image170" text:anchor-type="as-char" svg:width="6.9236in" svg:height="3.956343in" draw:z-index="0">
<draw:image xlink:href="../Images/yкринформ/2023-06-12T18-52-00-03-00/630_360_1686584897-9076.jpeg" xlink:type="simple" xlink:show="embed" xlink:actuate="onLoad" draw:mime-type="image/jpeg"/>
</draw:frame>
Oksanakaravanskaya在美国的一个慈善夜晚中展示了乌克兰刺绣法规的集合。2023。 根据初步估计，为乌克兰医院组装了超过50,000美元。</text:p>
      <text:p text:style-name="P4">
设计师Galinouzio的发起人告知了乌克林通讯员。</text:p>
      <text:p text:style-name="P4">
“ Oksana Karavanskaya并不厌倦征服外国时装秀。 在巴黎和苏黎世的邮报节目，这是一系列新的苏格兰乌克兰乌克兰库德。2023在美国可见。 该节目在罗切斯特，纽约举行，搬家的目的是为乌克兰医院购买医疗设备的资金。 根据初步估计，超过50,000美元的筹集资金。”古齐奥说。</text:p>
      <text:p text:style-name="P4">
</text:p>
      <text:p text:style-name="P4">
<text:a xlink:type="simple" xlink:href="https://static.ukrinform.com/photos/2023_06/1686584897-9224.jpeg" text:style-name="Internet_20_link" text:visited-style-name="Visited_20_Internet_20_Link">
 </text:a>
 <text:a xlink:type="simple" xlink:href="https://static.ukrinform.com/photos/2023_06/1686584897-5462.jpeg" text:style-name="Internet_20_link" text:visited-style-name="Visited_20_Internet_20_Link">
</text:a>
 <text:a xlink:type="simple" xlink:href="https://static.ukrinform.com/photos/2023_06/1686584897-7388.jpeg" text:style-name="Internet_20_link" text:visited-style-name="Visited_20_Internet_20_Link">
</text:a>
 <text:a xlink:type="simple" xlink:href="https://static.ukrinform.com/photos/2023_06/1686584897-9076.jpeg" text:style-name="Internet_20_link" text:visited-style-name="Visited_20_Internet_20_Link">
<draw:frame draw:style-name="fr1" draw:name="Image175" text:anchor-type="as-char" svg:width="6.9236in" svg:height="3.956343in" draw:z-index="0">
<draw:image xlink:href="../Images/yкринформ/2023-06-12T18-52-00-03-00/630_360_1686584897-9076.jpeg" xlink:type="simple" xlink:show="embed" xlink:actuate="onLoad" draw:mime-type="image/jpeg"/>
</draw:frame>
</text:a>
 <text:a xlink:type="simple" xlink:href="https://static.ukrinform.com/photos/2023_06/1686584897-9125.jpeg" text:style-name="Internet_20_link" text:visited-style-name="Visited_20_Internet_20_Link">
</text:a>
 <text:a xlink:type="simple" xlink:href="https://static.ukrinform.com/photos/2023_06/1686584897-7839.jpeg" text:style-name="Internet_20_link" text:visited-style-name="Visited_20_Internet_20_Link">
</text:a>
乌克兰法典的展览。2023系列在柯达传奇博物馆(George Eastman)的创始人乔治·伊斯曼(George Eastman)举行。 国际照片和电影博物馆于1947年开设了公众。 该博物馆还以其乔治·伊斯曼(Georgeeastman)奖而闻名，自1955年以来，该奖项庆祝了Artwkino最杰出的艺术家。</text:p>
      <text:p text:style-name="P4">
<text:span text:style-name="T4">
另请阅读：</text:span>
 [越南首都西方“颜色”的乌克兰服装)(https://www.ukrinform.ua/rubric-diaspora/3713466-ukrainske-vbranna-predstavili-na-zahodi-kolori-spadsini-u-stolici-vetnamu.html)2023年，在其新系列的乌克兰法典中，大篷车传统上将古代绣花的库与作者的独特装饰相结合。 Oksana Karavanska创建了一个纺织品Designerkxenia Umanskaya。</text:p>
      <text:p text:style-name="P4">
News Source: <text:a xlink:type="simple" xlink:href="https://www.ukrinform.ua/rubric-culture/3721936-na-pokazi-visivanok-vid-oksani-karavanskoi-v-ssa-zibrali-ponad-50-tisac-dla-ukrainskih-likaren.html" text:style-name="Internet_20_link" text:visited-style-name="Visited_20_Internet_20_Link">
https://www.ukrinform.ua/rubric-culture/3721936-na-pokazi-visivanok-vid-oksani-karavanskoi-v-ssa-zibrali-ponad-50-tisac-dla-ukrainskih-likaren.html</text:a>
</text:p>
      <!--NEWS-->
      <text:h text:style-name="P10" text:outline-level="1">
<text:span text:style-name="T4">
法院逮捕了一名驾驶员，该驾驶员撞倒了基辅骑自行车的孩子</text:span>
</text:h>
      <text:p text:style-name="P4">
作者: Ukrinform (Person)</text:p>
      <text:p text:style-name="P4">
出版商: Укринформ (Organization)</text:p>
      <text:p text:style-name="P4">
出版时间: 2023-06-12T18:52:24+03:00</text:p>
      <text:p text:style-name="P4">
修改时间: 2023-06-12T18:52:24+03:00</text:p>
      <text:p text:style-name="P4">
描述: 基辅的舍维奇基夫斯基地方法院以逮捕而杀死一名儿童的驾驶员选择了一种预防措施，该驾驶员无需保释而被捕。  - 乌克林。</text:p>
      <text:p text:style-name="P4">
图片: ['<text:a xlink:type="simple" xlink:href="https://static.ukrinform.com/photos/2023_06/thumb_files/630_360_1686585016-273.jpeg" text:style-name="Internet_20_link" text:visited-style-name="Visited_20_Internet_20_Link">
630_360_16865...</text:a>
']</text:p>
      <text:p text:style-name="P4">
标签: ['ДТП', 'Суд', 'Велосипед', 'Київ']</text:p>
      <text:p text:style-name="P4">
类型: Article</text:p>
      <!--METADATA-->
      <text:p text:style-name="P4">
<draw:frame draw:style-name="fr1" draw:name="Image178" text:anchor-type="as-char" svg:width="6.9236in" svg:height="3.956343in" draw:z-index="0">
<draw:image xlink:href="../Images/yкринформ/2023-06-12T18-52-24-03-00/630_360_1686585016-273.jpeg" xlink:type="simple" xlink:show="embed" xlink:actuate="onLoad" draw:mime-type="image/jpeg"/>
</draw:frame>
基辅舍维奇基夫斯基地方法院选择了一名预防司机，他以逮捕的形式击倒了一个孩子，没有选择保释。</text:p>
      <text:p text:style-name="P4">
这是在[Kyiv警察通讯部门]告知的](https://kyiv.npu.gov.ua/news/sud-obrav-zapobizhnyi-zakhid-vodiiu-iakyi-zbyv-dytynu-na-velosypedi)，报道乌克林福姆。</text:p>
      <text:p text:style-name="P4">
消息中说：“今天，今天6月12日，首都舍维奇夫斯基地方法院以拘留形式选择了一项拘留事件，而无需存款。”</text:p>
      <text:p text:style-name="P4">
值得注意的是，6月11日，大都会警察收到了一份报告<text:a xlink:type="simple" xlink:href="https://www.ukrinform.ua/tag-dtp" text:style-name="Internet_20_link" text:visited-style-name="Visited_20_Internet_20_Link">
事故</text:a>
有受伤的孩子在大街上。</text:p>
      <text:p text:style-name="P4">
根据调查，Car Daewoo Nexia的驾驶员于2002年出生，在旅行部门的极端车道上以显着的速度超过速度，该速度旨在用于公共交通工具的流动。</text:p>
      <text:p text:style-name="P4">
“在接近受监管的行人过境点时，驾驶员开了一个裸露的红色交通信号灯，撞到了一个年轻人，他骑着骑自行车的人走了一个行人。</text:p>
      <text:p text:style-name="P4">
执法人员告知根据《艺术》第2部分涉嫌的人。 《乌克兰刑法》第286条 - 违反了操作车辆的人的交通安全或交通运营，这导致举重。</text:p>
      <text:p text:style-name="P4">
<text:span text:style-name="T4">
另请阅读：</text:span>
 <text:a xlink:type="simple" xlink:href="https://www.ukrinform.ua/rubric-regions/3721730-na-prikarpatti-stalasa-dtp-patero-zaginublih.html" text:style-name="Internet_20_link" text:visited-style-name="Visited_20_Internet_20_Link">
在喀尔巴阡地区发生<text:span text:style-name="T4">
事故</text:span>
，五人死亡</text:a>
该男子被判处3至8年的监禁威胁，剥夺了驾驶车辆的权利，该期限长达三年或没有这样的期限。</text:p>
      <text:p text:style-name="P4">
据报道，在基辅，执法人员[报告涉嫌驾驶Daewoonexia]](https://www.ukrinform.ua/rubric-kyiv/3721789-vodij-legkovika-u-stolici-zbiv-ditinu-na-velosipedi.html)，谁把婴儿骑自行车。</text:p>
      <text:p text:style-name="P4">
News Source: <text:a xlink:type="simple" xlink:href="https://www.ukrinform.ua/rubric-kyiv/3721937-sud-zaarestuvav-vodia-akij-zbiv-u-kievi-ditinu-na-velosipedi.html" text:style-name="Internet_20_link" text:visited-style-name="Visited_20_Internet_20_Link">
https://www.ukrinform.ua/rubric-kyiv/3721937-sud-zaarestuvav-vodia-akij-zbiv-u-kievi-ditinu-na-velosipedi.html</text:a>
</text:p>
      <!--NEWS-->
      <text:h text:style-name="P10" text:outline-level="1">
<text:span text:style-name="T4">
德国专注于提供乌克兰其他武器-Scholz</text:span>
</text:h>
      <text:p text:style-name="P4">
作者: Ukrinform (Person)</text:p>
      <text:p text:style-name="P4">
出版商: Укринформ (Organization)</text:p>
      <text:p text:style-name="P4">
出版时间: 2023-06-12T18:58:00+03:00</text:p>
      <text:p text:style-name="P4">
修改时间: 2023-06-12T23:58:00+03:00</text:p>
      <text:p text:style-name="P4">
描述: 德国专注于向乌克兰提供其他武器，以及创建枢纽以修复受损设备的枢纽。  - 乌克林。</text:p>
      <text:p text:style-name="P4">
图片: ['<text:a xlink:type="simple" xlink:href="https://static.ukrinform.com/photos/2023_02/thumb_files/630_360_1675929894-434.jpg" text:style-name="Internet_20_link" text:visited-style-name="Visited_20_Internet_20_Link">
630_360_16759...</text:a>
']</text:p>
      <text:p text:style-name="P4">
标签: ['Німеччина', 'Зброя', 'Шольц']</text:p>
      <text:p text:style-name="P4">
类型: Article</text:p>
      <!--METADATA-->
      <text:p text:style-name="P4">
<draw:frame draw:style-name="fr1" draw:name="Image179" text:anchor-type="as-char" svg:width="6.9236in" svg:height="3.956343in" draw:z-index="0">
<draw:image xlink:href="../Images/yкринформ/2023-06-12T18-58-00-03-00/630_360_1675929894-434.jpg" xlink:type="simple" xlink:show="embed" xlink:actuate="onLoad" draw:mime-type="image/jpeg"/>
</draw:frame>
德国被吞并为向乌克兰提供其他武器，并为创建损坏设备的枢纽维修。</text:p>
      <text:p text:style-name="P4">
这是在周一在巴黎举行的新闻发布会上宣布的，这是领导人三角的会议，德国总理奥拉夫·索尔茨(Olaf Soltz)是乌克林福姆自己的记者报告。</text:p>
      <text:p text:style-name="P4">
索尔兹说：“我们专注于所需的东西。...我们提供其他武器。”</text:p>
      <text:p text:style-name="P4">
<text:span text:style-name="T4">
另请阅读：</text:span>
 <text:a xlink:type="simple" xlink:href="https://www.ukrinform.ua/rubric-ato/3722019-kontrnastup-ukraini-trivae-vze-bagato-dniv-vin-duze-retelno-pidgotovlenij-makron.html" text:style-name="Internet_20_link" text:visited-style-name="Visited_20_Internet_20_Link">
乌克兰的反击已经持续了很多天了，它已经准备好了 - 马克龙</text:a>
他指出，德国为乌克兰提供了乌克兰，尤其是Gepard的Anti-Air Systemsiris-T，爱国者和飞机装置。</text:p>
      <text:p text:style-name="P4">
这位德国总理说：“只要需要，我们就准备帮助乌克兰。”</text:p>
      <text:p text:style-name="P4">
根据肖尔茨的说法，柏林正在尽一切可能在德国和其他国家建立弹药的额外生产，并正在努力这一肆虐的时间。</text:p>
      <text:p text:style-name="P4">
<text:span text:style-name="T4">
另请阅读：</text:span>
 <text:a xlink:type="simple" xlink:href="https://www.ukrinform.ua/rubric-polytics/3722007-duda-samit-nato-mae-prinesti-citki-risenna-pro-clenstvo-ukraini-v-alansi.html" text:style-name="Internet_20_link" text:visited-style-name="Visited_20_Internet_20_Link">
DUDA：北约峰会应该为乌克兰在联盟中的会员资格带来明确的决定</text:a>
Scholz强调：“我们还在创建维修中心，它已经发生在罗马尼亚，我希望波兰也会发生，甚至在峰会之前我们都会同意。”</text:p>
      <text:p text:style-name="P4">
他补充说，一些系统可以当场维修，这也将放置适当的工作。</text:p>
      <text:p text:style-name="P4">
正如乌克林福姆(Ukrinform(https://www.ukrinform.ua/rubric-ato/3721746-nimeccina-ne-mae-danih-sodo-znisenna-tankiv-leopard-v-ukraini.html)在乌克兰的敌对行动期间，没有进行俄罗斯的俄罗斯言论。</text:p>
      <text:p text:style-name="P4">
照片：作品</text:p>
      <text:p text:style-name="P4">
News Source: <text:a xlink:type="simple" xlink:href="https://www.ukrinform.ua/rubric-ato/3722030-nimeccina-zoseredzuetsa-na-postacanni-ukraini-dodatkovoi-zbroi-solc.html" text:style-name="Internet_20_link" text:visited-style-name="Visited_20_Internet_20_Link">
https://www.ukrinform.ua/rubric-ato/3722030-nimeccina-zoseredzuetsa-na-postacanni-ukraini-dodatkovoi-zbroi-solc.html</text:a>
</text:p>
      <!--NEWS-->
      <text:h text:style-name="P10" text:outline-level="1">
<text:span text:style-name="T4">
SPMU计划创建土地银行和投资房地产基金</text:span>
</text:h>
      <text:p text:style-name="P4">
作者: Ukrinform (Person)</text:p>
      <text:p text:style-name="P4">
出版商: Укринформ (Organization)</text:p>
      <text:p text:style-name="P4">
出版时间: 2023-06-12T18:58:09+03:00</text:p>
      <text:p text:style-name="P4">
修改时间: 2023-06-12T18:58:09+03:00</text:p>
      <text:p text:style-name="P4">
描述: 国家房地产基金计划创建土地银行和一个投资房地产基金，以开发农业部门和乌克兰房地产市场。  - 乌克林。</text:p>
      <text:p text:style-name="P4">
图片: ['<text:a xlink:type="simple" xlink:href="https://static.ukrinform.com/photos/2018_10/thumb_files/630_360_1538564278-467.jpg" text:style-name="Internet_20_link" text:visited-style-name="Visited_20_Internet_20_Link">
630_360_15385...</text:a>
']</text:p>
      <text:p text:style-name="P4">
标签: ['ФДМУ', 'Промисловість', 'Гроші']</text:p>
      <text:p text:style-name="P4">
类型: Article</text:p>
      <!--METADATA-->
      <text:p text:style-name="P4">
<draw:frame draw:style-name="fr1" draw:name="Image180" text:anchor-type="as-char" svg:width="6.9236in" svg:height="3.956343in" draw:z-index="0">
<draw:image xlink:href="../Images/yкринформ/2023-06-12T18-58-09-03-00/630_360_1538564278-467.jpg" xlink:type="simple" xlink:show="embed" xlink:actuate="onLoad" draw:mime-type="image/jpeg"/>
</draw:frame>
基金的财产计划为农业部门的发展和乌克兰的房地产市场建立土地银行和投资收入基金。</text:p>
      <text:p text:style-name="P4">
关于IT报告乌克林福姆，参考新闻服务<text:a xlink:type="simple" xlink:href="https://www.spfu.gov.ua/ua/news/9760.html" text:style-name="Internet_20_link" text:visited-style-name="Visited_20_Internet_20_Link">
FDMU</text:a>
。</text:p>
      <text:p text:style-name="P4">
“主权基金只是州房地产基金团队从事的四个关键产品之一。 SPFU计划创建一家塔凡投资房地产银行，”该消息写道。</text:p>
      <text:p text:style-name="P4">
<text:span text:style-name="T4">
另请阅读：</text:span>
 <text:a xlink:type="simple" xlink:href="https://www.ukrinform.ua/rubric-economy/3709522-fond-derzmajna-za-tizden-zarobiv-na-privatizacii-ponad-126-miljoniv.html" text:style-name="Internet_20_link" text:visited-style-name="Visited_20_Internet_20_Link">
<text:span text:style-name="T4">
基金</text:span>
 <text:span text:style-name="T4">
 </text:span>
国家财产**每周在私有化额超过1.26亿的私有化</text:a>
SPFU已指出，他们还试图帮助恢复乌克兰行业的工作，包括通过乌克兰的制造计划。此外，任何乌克兰企业家都可以在低私人的拍卖中购买州资产，这些拍卖可以成为该创作的基础新的工业企业。</text:p>
      <text:p text:style-name="P4">
据报道，国家房地产基金和领先的咨询公司Contango签署了合作备忘录。 Contango属于阿联酋最大的盟约资金之一，专门提供高质量的程序员转型和提高生产率。</text:p>
      <text:p text:style-name="P4">
*!(https://www.ukrinform.ua/rubric-economy/3708305-fond-derzmajna-z-pocatku-roku-zaluciv-15-milarda-investicij.html)该文件为建立乌克兰主权基金提供了支持，以实现大型基础设施项目，这将有助于乌克兰经济的发展。</text:p>
      <text:p text:style-name="P4">
News Source: <text:a xlink:type="simple" xlink:href="https://www.ukrinform.ua/rubric-economy/3721939-fdmu-planue-stvoriti-zemelnij-bank-ta-fond-investicijnoi-neruhomosti.html" text:style-name="Internet_20_link" text:visited-style-name="Visited_20_Internet_20_Link">
https://www.ukrinform.ua/rubric-economy/3721939-fdmu-planue-stvoriti-zemelnij-bank-ta-fond-investicijnoi-neruhomosti.html</text:a>
</text:p>
      <!--NEWS-->
      <text:h text:style-name="P10" text:outline-level="1">
<text:span text:style-name="T4">
在赫尔森地区被洪水淹没的定居点中</text:span>
</text:h>
      <text:p text:style-name="P4">
作者: Ukrinform (Person)</text:p>
      <text:p text:style-name="P4">
出版商: Укринформ (Organization)</text:p>
      <text:p text:style-name="P4">
出版时间: 2023-06-12T18:59:58+03:00</text:p>
      <text:p text:style-name="P4">
修改时间: 2023-06-12T18:59:58+03:00</text:p>
      <text:p text:style-name="P4">
描述: 在赫尔森地区，能量开始恢复到受洪水影响的定居点，特别是在赫尔森，恢复了12个变压器变电站。  - 乌克林。</text:p>
      <text:p text:style-name="P4">
图片: ['<text:a xlink:type="simple" xlink:href="https://static.ukrinform.com/photos/2023_04/thumb_files/630_360_1680625769-241.png" text:style-name="Internet_20_link" text:visited-style-name="Visited_20_Internet_20_Link">
630_360_16806...</text:a>
']</text:p>
      <text:p text:style-name="P4">
标签: None</text:p>
      <text:p text:style-name="P4">
类型: Article</text:p>
      <!--METADATA-->
      <text:p text:style-name="P4">
<draw:frame draw:style-name="fr1" draw:name="Image181" text:anchor-type="as-char" svg:width="6.9236in" svg:height="3.956343in" draw:z-index="0">
<draw:image xlink:href="../Images/yкринформ/2023-06-12T18-59-58-03-00/630_360_1680625769-241.png" xlink:type="simple" xlink:show="embed" xlink:actuate="onLoad" draw:mime-type="image/png"/>
</draw:frame>
纳克森能源(Nakherson Energy)开始将光线恢复到定居点，这使洪水感到惊讶，尤其是在赫尔森(Kherson)，在赫尔森(Kherson)恢复了12个转变器变电站。</text:p>
      <text:p text:style-name="P4">
正如乌克林福姆报道的那样，在[电报]中(https://t.me/olexandrprokudin/642)霍尔森地区区域管理局负责人亚历山大·普鲁丁(Alexander Proudin)告知。</text:p>
      <text:p text:style-name="P4">
声明说：“能源开始将光线恢复到受正在经历的影响的定居点。”</text:p>
      <text:p text:style-name="P4">
值得注意的是，在赫尔森恢复了12个变压器变电站，但该市仍有110个变压器变电站被淹没。 Bezlivka-将近15100个用户。</text:p>
      <text:p text:style-name="P4">
<text:span text:style-name="T4">
另请阅读：</text:span>
 <text:a xlink:type="simple" xlink:href="https://www.ukrinform.ua/rubric-regions/3721932-evakuacia-na-hersonsini-trivae-ale-terminova-majze-zaversena-ova.html" text:style-name="Internet_20_link" text:visited-style-name="Visited_20_Internet_20_Link">
撤离<text:span text:style-name="T4">
 kherson </text:span>
 shchini正在进行中，但紧急的专业人士 -  ova</text:a>
该地区已修复了两个变压器变电站-73个所有测试和NovogredNeve Kaliniv社区的订户得到了治愈。 Proudin补充说，有35个变压器变电站损坏，这就是为什么2303个B6定居点的订户没有光线。</text:p>
      <text:p text:style-name="P4">
他强调，紧急恢复工作正在进行中。</text:p>
      <text:p text:style-name="P4">
正如乌克林福姆报道的那样，<text:a xlink:type="simple" xlink:href="https://www.ukrinform.ua/rubric-regions/3721597-na-hersonsini-u-vodi-zalisautsa-46-naselenih-punktiv-ova.html" text:style-name="Internet_20_link" text:visited-style-name="Visited_20_Internet_20_Link">
在赫尔森地区，水中有46个城市</text:a>
，定居点和村庄：32-在右边 - 无桦木和14-在左岸，水继续离开，救援行动。</text:p>
      <text:p text:style-name="P4">
News Source: <text:a xlink:type="simple" xlink:href="https://www.ukrinform.ua/rubric-regions/3721940-u-pidtopleni-naseleni-punkti-hersonsini-pocali-povertati-svitlo.html" text:style-name="Internet_20_link" text:visited-style-name="Visited_20_Internet_20_Link">
https://www.ukrinform.ua/rubric-regions/3721940-u-pidtopleni-naseleni-punkti-hersonsini-pocali-povertati-svitlo.html</text:a>
</text:p>
      <!--NEWS-->
      <text:h text:style-name="P10" text:outline-level="1">
<text:span text:style-name="T4">
国防军摧毁了俄罗斯直升机KA-52</text:span>
</text:h>
      <text:p text:style-name="P4">
作者: Ukrinform (Person)</text:p>
      <text:p text:style-name="P4">
出版商: Укринформ (Organization)</text:p>
      <text:p text:style-name="P4">
出版时间: 2023-06-12T19:00:00+03:00</text:p>
      <text:p text:style-name="P4">
修改时间: 2023-06-12T19:00:00+03:00</text:p>
      <text:p text:style-name="P4">
描述: 乌克兰军人摧毁了俄罗斯冲击直升机KA-52。  - 乌克林。</text:p>
      <text:p text:style-name="P4">
图片: ['<text:a xlink:type="simple" xlink:href="https://static.ukrinform.com/photos/2022_02/thumb_files/630_360_1646069988-471.jpg" text:style-name="Internet_20_link" text:visited-style-name="Visited_20_Internet_20_Link">
630_360_16460...</text:a>
']</text:p>
      <text:p text:style-name="P4">
标签: ['Генштаб', 'ЗСУ', 'Вертоліт', 'Війна з Росією']</text:p>
      <text:p text:style-name="P4">
类型: Article</text:p>
      <!--METADATA-->
      <text:p text:style-name="P4">
<draw:frame draw:style-name="fr1" draw:name="Image182" text:anchor-type="as-char" svg:width="6.9236in" svg:height="3.956343in" draw:z-index="0">
<draw:image xlink:href="../Images/yкринформ/2023-06-12T19-00-00-03-00/630_360_1646069988-471.jpg" xlink:type="simple" xlink:show="embed" xlink:actuate="onLoad" draw:mime-type="image/jpeg"/>
</draw:frame>
乌克兰军人摧毁了俄罗斯冲击直升机KA-52。</text:p>
      <text:p text:style-name="P4">
乌克林福姆(Ukrinform(https://www.facebook.com/GeneralStaff.ua/posts/pfbid0Ng4owjaxFK58yUFapNs8hWDFu2CjeXx7XKfHm7H28sF3yhfSNZ16VgxHBoB4pcV6l).</text:p>
      <text:p text:style-name="P4">
«Наші воїни знищили ще один дороговартісний ворожий ударний <text:a xlink:type="simple" xlink:href="https://www.ukrinform.ua/tag-vertolit" text:style-name="Internet_20_link" text:visited-style-name="Visited_20_Internet_20_Link">
 вертоліт</text:a>
KA -52，称为“鳄鱼”。</text:p>
      <text:p text:style-name="P4">
<text:span text:style-name="T4">
另请阅读：</text:span>
 <text:a xlink:type="simple" xlink:href="https://www.ukrinform.ua/rubric-ato/3721618-morpihi-pri-zvilnenni-sela-storozeve-znisili-blizko-50-rosian-cotiroh-vzali-v-polon.html" text:style-name="Internet_20_link" text:visited-style-name="Visited_20_Internet_20_Link">
海军陆战队解放斯托罗兹沃(Storozhevo)村时<text:span text:style-name="T4">
被摧毁</text:span>
大约50名俄罗斯人，四个被俘虏</text:a>
据乌克林福姆报道，国防军从2022年2月24日至2023年6月12日(大约216 180俄罗斯入侵者被清算)。(https://www.ukrinform.ua/rubric-ato/3721571-zsu-znisili-vze-216-180-rosijskih-zagarbnikiv.html)，还有另外540人 - 在过去的一天中。</text:p>
      <text:p text:style-name="P4">
News Source: <text:a xlink:type="simple" xlink:href="https://www.ukrinform.ua/rubric-ato/3721943-ukrainski-vijskovi-znisili-rosijskij-vertolit-ka52.html" text:style-name="Internet_20_link" text:visited-style-name="Visited_20_Internet_20_Link">
https://www.ukrinform.ua/rubric-ato/3721943-ukrainski-vijskovi-znisili-rosijskij-vertolit-ka52.html</text:a>
</text:p>
      <!--NEWS-->
      <text:h text:style-name="P10" text:outline-level="1">
<text:span text:style-name="T4">
在乌克兰，由于运送不稳定，草莓上升了 - 东果</text:span>
</text:h>
      <text:p text:style-name="P4">
作者: Ukrinform (Person)</text:p>
      <text:p text:style-name="P4">
出版商: Укринформ (Organization)</text:p>
      <text:p text:style-name="P4">
出版时间: 2023-06-12T19:00:05+03:00</text:p>
      <text:p text:style-name="P4">
修改时间: 2023-06-12T19:00:05+03:00</text:p>
      <text:p text:style-name="P4">
描述: 在乌克兰，从一周初开始，花园草莓（草莓）的价格上涨了28％，达到40-80 UAH/kg（$ 1,09-2,19/kg）。  - 乌克林。</text:p>
      <text:p text:style-name="P4">
图片: ['<text:a xlink:type="simple" xlink:href="https://static.ukrinform.com/photos/2023_06/thumb_files/630_360_1686585354-873.jpg" text:style-name="Internet_20_link" text:visited-style-name="Visited_20_Internet_20_Link">
630_360_16865...</text:a>
']</text:p>
      <text:p text:style-name="P4">
标签: ['вартість', 'Ягоди', 'Ринок']</text:p>
      <text:p text:style-name="P4">
类型: Article</text:p>
      <!--METADATA-->
      <text:p text:style-name="P4">
<draw:frame draw:style-name="fr1" draw:name="Image183" text:anchor-type="as-char" svg:width="6.9236in" svg:height="3.956343in" draw:z-index="0">
<draw:image xlink:href="../Images/yкринформ/2023-06-12T19-00-05-03-00/630_360_1686585354-873.jpg" xlink:type="simple" xlink:show="embed" xlink:actuate="onLoad" draw:mime-type="image/jpeg"/>
</draw:frame>
在乌克兰萨德瓦草莓(草莓)从一周开始，增长了28％，达到40-80 UAH/kg($ 1,09-2,19 / kg).</text:p>
      <text:p text:style-name="P4">
Як передає Укрінформ, про це повідомляє <text:a xlink:type="simple" xlink:href="https://east-fruit.com/uk/novyny/pokholodannya-v-ukrayini-pryzvelo-do-zrostannya-tsin-na-sunytsyu-sadovu/" text:style-name="Internet_20_link" text:visited-style-name="Visited_20_Internet_20_Link">
 EastFruit. </text:a>
值得注意的是，价格上涨的优先原因称为乌克兰[Berries]的非Routine和低容量的供应(https://www.ukrinform.ua/tag-agodi)因为由于多代理的天气条件，他们无法开始收集花园草莓。</text:p>
      <text:p text:style-name="P4">
需求也促进了价格的上涨，根据市场运营商的说法，这种价格仍处于相当高的水平。</text:p>
      <text:p text:style-name="P4">
<text:span text:style-name="T4">
另请阅读：</text:span>
 [5月份的消费价格上涨0.5％ - 州统计(https://www.ukrinform.ua/rubric-economy/3720645-spozivci-cini-u-travni-zrosli-na-05-derzstat.html)根据Eastfruit的说法，截至2023年6月12日，乌克兰花园中草莓的价格比去年同期高14％。 但是，大多数关键市场参与者并不排除价格可能很快大幅降低的。 他们认为他们的观点是稳定条件，这将增加当地农场的Sunziasadova的建议。</text:p>
      <text:p text:style-name="P4">
据乌克林福姆报道，乌克兰的苏迪特萨多瓦的六月价格的第一周跌至30-65 UAH/kg($ 0,82-1,78 / kg).</text:p>
      <text:p text:style-name="P4">
<text:span text:style-name="T5">
Фото: EastFruit</text:span>
</text:p>
      <text:p text:style-name="P4">
News Source: <text:a xlink:type="simple" xlink:href="https://www.ukrinform.ua/rubric-economy/3721941-v-ukraini-cerez-nestabilni-postavki-podorozcala-polunica-eastfruit.html" text:style-name="Internet_20_link" text:visited-style-name="Visited_20_Internet_20_Link">
https://www.ukrinform.ua/rubric-economy/3721941-v-ukraini-cerez-nestabilni-postavki-podorozcala-polunica-eastfruit.html</text:a>
</text:p>
      <!--NEWS-->
      <text:h text:style-name="P10" text:outline-level="1">
<text:span text:style-name="T4">
Elena Zelenskaya会见了英雄</text:span>
</text:h>
      <text:p text:style-name="P4">
作者: Ukrinform (Person)</text:p>
      <text:p text:style-name="P4">
出版商: Укринформ (Organization)</text:p>
      <text:p text:style-name="P4">
出版时间: 2023-06-12T19:04:39+03:00</text:p>
      <text:p text:style-name="P4">
修改时间: 2023-06-12T19:04:39+03:00</text:p>
      <text:p text:style-name="P4">
描述: 总统妻子奥琳娜·泽伦斯卡亚（Olena Zelenskaya）与孩子们尤其救助亲人的孩子交谈，帮助乌克兰捍卫者参加了“英雄”会议。  - 乌克林。</text:p>
      <text:p text:style-name="P4">
图片: ['<text:a xlink:type="simple" xlink:href="https://static.ukrinform.com/photos/2023_06/thumb_files/630_360_1686585574-5506.jpeg" text:style-name="Internet_20_link" text:visited-style-name="Visited_20_Internet_20_Link">
630_360_16865...</text:a>
']</text:p>
      <text:p text:style-name="P4">
标签: ['Діти', 'Олена Зеленська', 'Війна з Росією']</text:p>
      <text:p text:style-name="P4">
类型: Article</text:p>
      <!--METADATA-->
      <text:p text:style-name="P4">
<draw:frame draw:style-name="fr1" draw:name="Image184" text:anchor-type="as-char" svg:width="6.9236in" svg:height="3.956343in" draw:z-index="0">
<draw:image xlink:href="../Images/yкринформ/2023-06-12T19-04-39-03-00/630_360_1686585574-5506.jpeg" xlink:type="simple" xlink:show="embed" xlink:actuate="onLoad" draw:mime-type="image/jpeg"/>
</draw:frame>
总统的妻子Olena Zelenskaya与儿童特别救助了亲人，在严重受伤后帮助乌克兰捍卫者参加了会议。</text:p>
      <text:p text:style-name="P4">
根据乌克林福姆的说法，Zelenskaya在[Telegram]中撰写了有关它的文章(https://t.me/FirstLadyOfUkraine/3384)。</text:p>
      <text:p text:style-name="P4">
“拯救亲人的孩子。 比大多数捍卫者帮助才能的孩子。 <text:a xlink:type="simple" xlink:href="https://www.ukrinform.ua/tag-diti" text:style-name="Internet_20_link" text:visited-style-name="Visited_20_Internet_20_Link">
孩子们</text:a>
，这似乎并不是可怕的伤口。 这是我们所有的英雄孩子，今天与他们会面对我来说是不可思议的灵感。 同时，她再次确认：他们不必成为英雄，而不是在战争中。 对于我们来说，成年人，这种童年时代的勇气是一种更加激烈的战斗的动机 - 将孩子送给孩子。” Zelenska说。</text:p>
      <text:p text:style-name="P4">
<text:span text:style-name="T5">
video：<text:a xlink:type="simple" xlink:href="https://t.me/FirstLadyOfUkraine/3384" text:style-name="Internet_20_link" text:visited-style-name="Visited_20_Internet_20_Link">
Elena Zelenskaya，电报</text:a>
</text:span>
</text:p>
      <text:p text:style-name="P4">
在这样的英雄中，有7年的亚历山大·帕斯卡尔(Alexander Pascal)，他们在敖德萨的俄罗斯人之后失去了脚步。 一旦她来医院15天 - 康复，他是否可以做自己喜欢的业务 - 体操。 现在，萨沙(Sasha)接受了训练并参加了比赛。 计划 - 代表纳斯威塔竞技场的乌克兰。</text:p>
      <text:p text:style-name="P4">
12岁的Konstantin Orekhov和他的妹妹与祖父和祖父在一起，当时俄罗斯导弹“飓风”的尾巴在Veliky Dimerka的房子中被击中。</text:p>
      <text:p text:style-name="P4">
<text:span text:style-name="T4">
另请阅读：</text:span>
 <text:a xlink:type="simple" xlink:href="https://www.ukrinform.ua/rubric-society/3717001-diti-e-najbilsimi-zertvami-vijni-zelenska.html" text:style-name="Internet_20_link" text:visited-style-name="Visited_20_Internet_20_Link">
儿童是战争的最大受害者-Zelensk</text:a>
10岁的Nikita Savicheva从Sumy地区救了两个弟弟。 12岁的亚历山大·黛咪扬科(Alexander Demyanenko)将姐姐从燃烧的公寓中移走。</text:p>
      <text:p text:style-name="P4">
来自DNIEPER的Solomiya Reut虽然只有7年的历史，但为武装部队筹集了资金，在鼻子上打了这座城市的场景。 来自Bila Tserkva的14岁Arsen Azhubei尽管他或她自己的诊断性自我主义，但他还是出售了他的绘画来帮助防御者。</text:p>
      <text:p text:style-name="P4">
</text:p>
      <text:p text:style-name="P4">
“当成年人与攻击者挣扎时，我们的孩子反对自己的方式。 那些今天会见的人 - 全国成千上万的儿童被救出，克服，帮助...他们跌倒了太多，但他们表明了如何尊严。 但是他们不是战争的孩子 - 他们是我们的孩子。 而且，我敢肯定，他们只会将战争作为他们漫长而充实的一生的情节。 获奖者将活着。”泽伦斯卡强调。</text:p>
      <text:p text:style-name="P4">
正如乌克林福姆报道的那样，早期的Zelenskaya告知Artek-Bukovel的最接近变化<text:a xlink:type="simple" xlink:href="https://www.ukrinform.ua/rubric-society/3721010-tabir-artekbukovel-prijme-vihovanciv-ditbudinkiv-hersonsini-zelenska.html" text:style-name="Internet_20_link" text:visited-style-name="Visited_20_Internet_20_Link">
将由儿童家庭类型的Kherson地区的儿童之家的学生形成</text:a>
受Kakhovsky水力发电厂的影响。</text:p>
      <text:p text:style-name="P4">
News Source: <text:a xlink:type="simple" xlink:href="https://www.ukrinform.ua/rubric-society/3721944-olena-zelenska-zustrilas-iz-ditmigeroami.html" text:style-name="Internet_20_link" text:visited-style-name="Visited_20_Internet_20_Link">
https://www.ukrinform.ua/rubric-society/3721944-olena-zelenska-zustrilas-iz-ditmigeroami.html</text:a>
</text:p>
      <!--NEWS-->
      <text:h text:style-name="P10" text:outline-level="1">
<text:span text:style-name="T4">
作家伊丽莎白·吉尔伯特（Elizabeth Gilbert）取消了一部事件发生的小说的出口</text:span>
</text:h>
      <text:p text:style-name="P4">
作者: Ukrinform (Person)</text:p>
      <text:p text:style-name="P4">
出版商: Укринформ (Organization)</text:p>
      <text:p text:style-name="P4">
出版时间: 2023-06-12T19:10:27+03:00</text:p>
      <text:p text:style-name="P4">
修改时间: 2023-06-12T19:10:27+03:00</text:p>
      <text:p text:style-name="P4">
描述: 美国作家伊丽莎白·吉尔伯特（Elizabeth Gilbert）取消了她的新雪森林小说的发行，后者在俄罗斯展开了事件。  - 乌克林。</text:p>
      <text:p text:style-name="P4">
图片: ['<text:a xlink:type="simple" xlink:href="https://static.ukrinform.com/photos/2023_06/thumb_files/630_360_1686586142-441.jpg" text:style-name="Internet_20_link" text:visited-style-name="Visited_20_Internet_20_Link">
630_360_16865...</text:a>
']</text:p>
      <text:p text:style-name="P4">
标签: ['Росія', 'Сибір', 'Письменниця']</text:p>
      <text:p text:style-name="P4">
类型: Article</text:p>
      <!--METADATA-->
      <text:p text:style-name="P4">
<draw:frame draw:style-name="fr1" draw:name="Image186" text:anchor-type="as-char" svg:width="6.9236in" svg:height="3.956343in" draw:z-index="0">
<draw:image xlink:href="../Images/yкринформ/2023-06-12T19-10-27-03-00/630_360_1686586142-441.jpg" xlink:type="simple" xlink:show="embed" xlink:actuate="onLoad" draw:mime-type="image/jpeg"/>
</draw:frame>
美国作家伊丽莎白·吉尔伯特(Elizabeth Gilbert)取消了她的新雪森林小说的发行，后者在俄罗斯展开了事件。</text:p>
      <text:p text:style-name="P4">
根据乌克林福姆的说法，伊丽莎白·吉尔伯特(Elizabeth Gilbert)在[Instagram]上报道(https://www.instagram.com/reel/CtY2mMkAM67/?utm_source=ig_embed&amp;ig_rid=0707b008-0626-495b-a332-85f69d63bd5c).</text:p>
      <text:p text:style-name="P4">
Гілберт заявила, що скасовує випуск нової книги, події якої відбуваються всамому центрі Сибіру в середині минулого століття. Книга розповідає про групулюдей, які вирішили залишити суспільство, щоб чинити опір радянській владі тазахищати природу від індустріалізації.</text:p>
      <text:p text:style-name="Quotations">

<text:p text:style-name="P4">
<text:a xlink:type="simple" xlink:href="https://www.instagram.com/reel/CtY2mMkAM67/" text:style-name="Internet_20_link" text:visited-style-name="Visited_20_Internet_20_Link">
&gt;
 </text:a>
&gt;
&gt;
 <text:a xlink:type="simple" xlink:href="https://www.instagram.com/reel/CtY2mMkAM67/" text:style-name="Internet_20_link" text:visited-style-name="Visited_20_Internet_20_Link">
在Instagram上查看此帖子&gt;
</text:a>
&gt;
&gt;
 <text:a xlink:type="simple" xlink:href="https://www.instagram.com/reel/CtY2mMkAM67/" text:style-name="Internet_20_link" text:visited-style-name="Visited_20_Internet_20_Link">
邮政广泛的伊丽莎白·吉尔伯特(@elizabeth_gilbert_writer)&gt;
 </text:a>
“但是在这一周中，我收到了令人难以置信的失望的评论，这些评论对乌克兰的弱势读者表示了愤怒，绝望，失望，对泰伯的愤怒，因为我当时选择了这本书。其中包括在俄罗斯。我想说我已经听到并阅读了所有信息，我会尊重它们。因此，我将进行调整，我是从出版物日历中进行的。作者报道。</text:p>

</text:p>
      <text:p text:style-name="P4">
<text:span text:style-name="T4">
另请阅读：</text:span>
 <text:a xlink:type="simple" xlink:href="https://www.ukrinform.ua/rubric-diaspora/3567807-vidomij-britanskij-gurt-vistaviv-na-prodaz-zurnal-iz-foto-dovoennogo-kieva.html" text:style-name="Internet_20_link" text:visited-style-name="Visited_20_Internet_20_Link">
著名的英国乐队为WAR -WAR KIEV出售IFOO杂志的出售</text:a>
吉尔伯特(Gilbert)指出，她不想对“遇到困难和非凡的悲伤”的人们造成更大的伤害，因此她取消了出口并专注于现在正在从事的其他书籍。</text:p>
      <text:p text:style-name="P4">
根据乌克林福姆的说法，美国笔俱乐部发生了丑闻：乌克兰作家拒绝与俄罗斯人交谈，此后，俄罗斯联合会成员马沙·黑森(Masha Hessen)的抗议活动辞职。</text:p>
      <text:p text:style-name="P4">
News Source: <text:a xlink:type="simple" xlink:href="https://www.ukrinform.ua/rubric-culture/3721947-pismennica-elizabet-gilbert-skasuvala-vihid-romanu-podii-akogo-vidbuvautsa-v-rosii.html" text:style-name="Internet_20_link" text:visited-style-name="Visited_20_Internet_20_Link">
https://www.ukrinform.ua/rubric-culture/3721947-pismennica-elizabet-gilbert-skasuvala-vihid-romanu-podii-akogo-vidbuvautsa-v-rosii.html</text:a>
</text:p>
      <!--NEWS-->
      <text:h text:style-name="P10" text:outline-level="1">
<text:span text:style-name="T4">
在敖德萨，测试了第一个依赖能量的基站</text:span>
</text:h>
      <text:p text:style-name="P4">
作者: Ukrinform (Person)</text:p>
      <text:p text:style-name="P4">
出版商: Укринформ (Organization)</text:p>
      <text:p text:style-name="P4">
出版时间: 2023-06-12T19:12:49+03:00</text:p>
      <text:p text:style-name="P4">
修改时间: 2023-06-12T19:12:49+03:00</text:p>
      <text:p text:style-name="P4">
描述: Lifecell移动操作员在敖德萨地区测试了第一个独立于能源的基站，该基站将能够在没有电源的情况下工作。  - 乌克林。</text:p>
      <text:p text:style-name="P4">
图片: ['<text:a xlink:type="simple" xlink:href="https://static.ukrinform.com/photos/2023_06/thumb_files/630_360_1686586141-851.jpeg" text:style-name="Internet_20_link" text:visited-style-name="Visited_20_Internet_20_Link">
630_360_16865...</text:a>
']</text:p>
      <text:p text:style-name="P4">
标签: ['Електроенергія', 'Одещина', 'Технології', 'Михайло Федоров']</text:p>
      <text:p text:style-name="P4">
类型: Article</text:p>
      <!--METADATA-->
      <text:p text:style-name="P4">
<draw:frame draw:style-name="fr1" draw:name="Image187" text:anchor-type="as-char" svg:width="6.9236in" svg:height="3.956343in" draw:z-index="0">
<draw:image xlink:href="../Images/yкринформ/2023-06-12T19-12-49-03-00/630_360_1686586141-851.jpeg" xlink:type="simple" xlink:show="embed" xlink:actuate="onLoad" draw:mime-type="image/jpeg"/>
</draw:frame>
Lifecell移动操作员在敖德萨地区进行了第一个独立的基本站，该基站将能够在没有电源的情况下工作。</text:p>
      <text:p text:style-name="P4">
这是由Viceremier-Minister报道的，用于创新，教育发展，数字化转型的Tatekhnology Minister Mikhail Fedorov在<text:a xlink:type="simple" xlink:href="https://t.me/zedigital/3244" text:style-name="Internet_20_link" text:visited-style-name="Visited_20_Internet_20_Link">
Telegram</text:a>
，报道乌克林福姆。</text:p>
      <text:p text:style-name="P4">
“该电台推出了移动操作员Lifecell。 它是由7场太阳能战斗助长的：下午从阳光下，晚上 - 从月球上。 因此，当没有[电力]时，成千上万的乌克兰交流(https://www.ukrinform.ua/tag-elektroenergia)。 到目前为止，该电台以测试模式运行。 工程师正在关注结果，目前对工作质量和不间断的交流感到满意。”部长说。</text:p>
      <text:p text:style-name="P4">
Fedorov补充说，电信基础设施专家正在积极准备秋季和冬季。 因此，在34,000个基站中，有90％以上的电池，约10％的发电机。 操作员还取代了铅锂，因此在没有光的情况下，韧带持续更长的时间。</text:p>
      <text:p text:style-name="P4">
<text:span text:style-name="T4">
另请阅读：</text:span>
 <text:a xlink:type="simple" xlink:href="https://www.ukrinform.ua/rubric-technology/3720112-terminalami-starlink-v-ukraini-planuut-obladnati-16-potagiv-intersiti.html" text:style-name="Internet_20_link" text:visited-style-name="Visited_20_Internet_20_Link">
<text:span text:style-name="T4">
终端</text:span>
 <text:span text:style-name="T4">
 starlink </text:span>
 in <text:span text:style-name="T4">
乌克兰</text:span>
 <text:span text:style-name="T4">
 </text:span>
 <text:span text:style-name="T4">
 </text:span>
计划<text:span text:style-name="T4">
<text:span text:style-name="T5">
*装备</text:span>
* 16 </text:span>
火车<text:span text:style-name="T4">
 </text:span>
 <text:span text:style-name="T4">
 </text:span>
 Intercity ** +</text:a>
据报道，自从乌克兰进行全面战争的开始以来，超过3000个运营商的移动基站遭到损害，该行业损害了25亿美元。 预测领土的一部分基站已经恢复 - 它们已经在起作用。</text:p>
      <text:p text:style-name="P4">
<text:span text:style-name="T5">
照片：Mikhail Fedorov的电报</text:span>
</text:p>
      <text:p text:style-name="P4">
News Source: <text:a xlink:type="simple" xlink:href="https://www.ukrinform.ua/rubric-technology/3721948-na-odesini-testuut-persu-energonezaleznu-bazovu-stanciu.html" text:style-name="Internet_20_link" text:visited-style-name="Visited_20_Internet_20_Link">
https://www.ukrinform.ua/rubric-technology/3721948-na-odesini-testuut-persu-energonezaleznu-bazovu-stanciu.html</text:a>
</text:p>
      <!--NEWS-->
      <text:h text:style-name="P10" text:outline-level="1">
<text:span text:style-name="T4">
Kakhovskaya水力发电站造成的填海系统的损失达到1500亿</text:span>
</text:h>
      <text:p text:style-name="P4">
作者: Ukrinform (Person)</text:p>
      <text:p text:style-name="P4">
出版商: Укринформ (Organization)</text:p>
      <text:p text:style-name="P4">
出版时间: 2023-06-12T19:16:07+03:00</text:p>
      <text:p text:style-name="P4">
修改时间: 2023-06-12T19:16:07+03:00</text:p>
      <text:p text:style-name="P4">
描述: 填海系统和渠道的国家财产造成了UAH 150-1.6亿损失，这是由于占领者爆炸了卡科夫卡水力发电站。  - 乌克林。</text:p>
      <text:p text:style-name="P4">
图片: ['<text:a xlink:type="simple" xlink:href="https://static.ukrinform.com/photos/2023_06/thumb_files/630_360_1686319864-543.jpg" text:style-name="Internet_20_link" text:visited-style-name="Visited_20_Internet_20_Link">
630_360_16863...</text:a>
']</text:p>
      <text:p text:style-name="P4">
标签: ['Мінагро', 'Каховська ГЕС', 'Збитки', 'Меліорація']</text:p>
      <text:p text:style-name="P4">
类型: Article</text:p>
      <!--METADATA-->
      <text:p text:style-name="P4">
<draw:frame draw:style-name="fr1" draw:name="Image190" text:anchor-type="as-char" svg:width="6.9236in" svg:height="3.946452in" draw:z-index="0">
<draw:image xlink:href="../Images/yкринформ/2023-06-12T19-16-07-03-00/630_360_1686319864-543.jpg" xlink:type="simple" xlink:show="embed" xlink:actuate="onLoad" draw:mime-type="image/jpeg"/>
</draw:frame>
填海系统和渠道的国有地点造成了UAH 150-1.6亿损失，原因是占领者爆炸了卡科夫卡水力发电站。</text:p>
      <text:p text:style-name="P4">
根据乌克林福姆的报道，它报告了[农业政策和食品部的新闻服务。 这是给出的(http://https://minagro.gov.ua/news/zbitki-gidrotehnichnoyi-melioraciyi-vzhe-syagnuli-ponad-150-mlrd-griven)值得注意的是，可以在领土的DE占领之后确定准确的数据。很有可能会被蓄能器破坏或拆除系统。</text:p>
      <text:p text:style-name="P4">
但是，在不久的将来，在不久的将来，在不恢复在乌克兰南部灌溉土地的供水源的情况下，这是不可能的。</text:p>
      <text:p text:style-name="P4">
该部提醒人们，kakhovka水库是赫尔森94％系统的灌溉来源，Zaporizhzhia的74％和Dnipropetrovsk地区的30％。 卡科夫卡水库是5.84千公顷土地灌溉水的源泉。</text:p>
      <text:p text:style-name="P4">
<text:span text:style-name="T4">
另请阅读：</text:span>
 <text:a xlink:type="simple" xlink:href="https://www.ukrinform.ua/rubric-economy/3720653-v-ukraini-ponad-1-100-kilometriv-meliorativnih-kanaliv-zalisilis-bez-vodi.html" text:style-name="Internet_20_link" text:visited-style-name="Visited_20_Internet_20_Link">
in <text:span text:style-name="T4">
乌克兰</text:span>
 <text:span text:style-name="T4">
 </text:span>
 <text:span text:style-name="T4">
 1 </text:span>
 1 <text:span text:style-name="T4">
 1 </text:span>
 100 <text:span text:style-name="T4">
 </text:span>
千米<text:span text:style-name="T4">
<text:span text:style-name="T5">
*填海</text:span>
* </text:span>
频道<text:span text:style-name="T4">
 </text:span>
 <text:span text:style-name="T4">
 </text:span>
 <text:span text:style-name="T4">
左</text:span>
 <text:span text:style-name="T4">
 </text:span>
没有<text:span text:style-name="T4">
 </text:span>
水**</text:a>
特别是，卡科夫斯基的主要通道为3.26亿公顷，克里米亚北部39.7万公顷的农业用地提供服务。 此外，通过Zaporizhzhia，Kherson和Dnipropetrovsk区域的Nizhisystems，从储层到灌溉总面积2183,000公顷。</text:p>
      <text:p text:style-name="P4">
正如乌克林福姆报道的，在6月6日晚上<text:a xlink:type="simple" xlink:href="https://www.ukrinform.ua/rubric-other_news/3720776-pidriv-rosianami-kahovskoi-ges-usi-novini.html" text:style-name="Internet_20_link" text:visited-style-name="Visited_20_Internet_20_Link">
俄罗斯军队破坏了Greblyukakhov水力发电站</text:a>
。 库尔森地区正在进行洪水泛滥的救援工作和疏散措施。 特别困难 - 在暂时占领的领土上，俄罗斯入侵者在没有任何帮助的情况下向人们盖章。</text:p>
      <text:p text:style-name="P4">
<text:span text:style-name="T4">
另请阅读：</text:span>
 <text:a xlink:type="simple" xlink:href="https://www.ukrinform.ua/rubric-regions/3721154-u-merezi-pokazali-kadri-ak-vigladae-kahovske-vodoshovise-pisla-pidrivu-rosianami-ges.html" text:style-name="Internet_20_link" text:visited-style-name="Visited_20_Internet_20_Link">
在网络中显示了俄罗斯水力发电站之后的Kakhovka水库的样子</text:a>
在破坏卡科夫卡水力发电站的占用者的事实，执法人员开始根据有关Ecocide的文章进行调查。</text:p>
      <text:p text:style-name="P4">
Ukrhydroenergo表示，Kakhovka水力发电站被完全销毁和可追回。</text:p>
      <text:p text:style-name="P4">
<text:span text:style-name="T5">
foto：darg.gov.ua</text:span>
</text:p>
      <text:p text:style-name="P4">
News Source: <text:a xlink:type="simple" xlink:href="https://www.ukrinform.ua/rubric-economy/3721949-zbitki-meliorativnoi-sistemi-cerez-pidriv-kahovskoi-ges-sagnuli-150-milardiv.html" text:style-name="Internet_20_link" text:visited-style-name="Visited_20_Internet_20_Link">
https://www.ukrinform.ua/rubric-economy/3721949-zbitki-meliorativnoi-sistemi-cerez-pidriv-kahovskoi-ges-sagnuli-150-milardiv.html</text:a>
</text:p>
      <!--NEWS-->
      <text:h text:style-name="P10" text:outline-level="1">
<text:span text:style-name="T4">
罗马尼亚总理辞职</text:span>
</text:h>
      <text:p text:style-name="P4">
作者: Ukrinform (Person)</text:p>
      <text:p text:style-name="P4">
出版商: Укринформ (Organization)</text:p>
      <text:p text:style-name="P4">
出版时间: 2023-06-12T19:16:58+03:00</text:p>
      <text:p text:style-name="P4">
修改时间: 2023-06-12T19:16:58+03:00</text:p>
      <text:p text:style-name="P4">
描述: 罗马尼亚总理尼古拉·楚卡（Nicolae Chuka）今天通过与联盟其他各方达成协议，在几次每周教师的抗议活动结束后辞职，该国的新政府应在本周末批准。  - 乌克林。</text:p>
      <text:p text:style-name="P4">
图片: ['<text:a xlink:type="simple" xlink:href="https://static.ukrinform.com/photos/2023_06/thumb_files/630_360_1686586575-380.jpg" text:style-name="Internet_20_link" text:visited-style-name="Visited_20_Internet_20_Link">
630_360_16865...</text:a>
']</text:p>
      <text:p text:style-name="P4">
标签: ["Прем'єр", 'Румунія', 'Відставка']</text:p>
      <text:p text:style-name="P4">
类型: Article</text:p>
      <!--METADATA-->
      <text:p text:style-name="P4">
<draw:frame draw:style-name="fr1" draw:name="Image191" text:anchor-type="as-char" svg:width="6.9236in" svg:height="3.956343in" draw:z-index="0">
<draw:image xlink:href="../Images/yкринформ/2023-06-12T19-16-58-03-00/630_360_1686586575-380.jpg" xlink:type="simple" xlink:show="embed" xlink:actuate="onLoad" draw:mime-type="image/jpeg"/>
</draw:frame>
罗马尼亚总理尼古拉·楚卡(Nicolae Chuka)今天，通过与其他当事方达成协议，在几次每周教师的抗议活动结束后辞职，该国的新政府应在本周末之前批准。</text:p>
      <text:p text:style-name="P4">
正如乌克林福姆报道的那样，它报告了<text:a xlink:type="simple" xlink:href="https://www.reuters.com/world/europe/romanian-pm-ciuca-resigns-agreed-ruling-coalition-power-swap-2023-06-12/" text:style-name="Internet_20_link" text:visited-style-name="Visited_20_Internet_20_Link">
路透</text:a>
。</text:p>
      <text:p text:style-name="P4">
罗马尼亚总理尼古拉·楚卡(Nicolae Chuka)表示，他在统治联盟的框架内辞职，该联盟的目的是确保稳定，但延迟了欧盟基金恢复经济的分配。</text:p>
      <text:p text:style-name="P4">
*!(https://www.ukrinform.ua/rubric-world/3721179-rumunia-vidklikae-svogo-posla-z-kenii-cerez-jogo-rasistski-vislovluvanna.html)许多人希望罗马尼亚总统克劳斯·约翰尼斯(Klaus Johannis)任命马塞尔·科拉克(Marcel Colak)下一任总理的民主政党，议会对他的候选人资格的投票应在稍后举行。</text:p>
      <ul>
        <li>
告诉记者：“我们的目标是使新的政府宣誓到星期四。”</li>
      </ul>
      <text:p text:style-name="P4">
Chlaak说，他认为即使在2024年大选之后，目前的联盟也将有效。 现在，三个联合政党仍在干预新政府的关键立场。</text:p>
      <text:p text:style-name="P4">
*!(https://www.ukrinform.ua/rubric-world/3720179-rumunia-zobovazala-rosijske-posolstvo-skorotiti-stat-na-51-posadu.html)但是，新的部长内阁可能会遇到非言论公共部门的骚乱，因为对薪水的要求，与欧洲委员会同意的已经延迟的经济改革的压力和压力一样多，以换取续约以​​换取续约恢复。</text:p>
      <text:p text:style-name="P4">
同时，罗马尼亚应将预算赤字减少到2024年设定的3％，当时总统，将军，当地的欧洲当地大选将在该国举行。</text:p>
      <text:p text:style-name="P4">
照片：romania-insider.com</text:p>
      <text:p text:style-name="P4">
News Source: <text:a xlink:type="simple" xlink:href="https://www.ukrinform.ua/rubric-world/3721950-premer-rumunii-podav-u-vidstavku.html" text:style-name="Internet_20_link" text:visited-style-name="Visited_20_Internet_20_Link">
https://www.ukrinform.ua/rubric-world/3721950-premer-rumunii-podav-u-vidstavku.html</text:a>
</text:p>
      <!--NEWS-->
      <text:h text:style-name="P10" text:outline-level="1">
<text:span text:style-name="T4">
乌克兰国家队正在利维夫地区为欧洲学员锦标赛做准备</text:span>
</text:h>
      <text:p text:style-name="P4">
作者: Ukrinform (Person)</text:p>
      <text:p text:style-name="P4">
出版商: Укринформ (Organization)</text:p>
      <text:p text:style-name="P4">
出版时间: 2023-06-12T19:19:20+03:00</text:p>
      <text:p text:style-name="P4">
修改时间: 2023-06-12T19:19:20+03:00</text:p>
      <text:p text:style-name="P4">
描述: 乌克兰为欧洲锦标赛做准备的培训和培训集，该锦标赛将于6月22日至25日在葡萄牙奥伯维拉什举行，该锦标赛正在LVIV附近的体育基地进行。  - 乌克林。</text:p>
      <text:p text:style-name="P4">
图片: ['<text:a xlink:type="simple" xlink:href="https://static.ukrinform.com/photos/2023_06/thumb_files/630_360_1686586682-305.jpg" text:style-name="Internet_20_link" text:visited-style-name="Visited_20_Internet_20_Link">
630_360_16865...</text:a>
']</text:p>
      <text:p text:style-name="P4">
标签: ['Дзюдо']</text:p>
      <text:p text:style-name="P4">
类型: Article</text:p>
      <!--METADATA-->
      <text:p text:style-name="P4">
<draw:frame draw:style-name="fr1" draw:name="Image192" text:anchor-type="as-char" svg:width="6.9236in" svg:height="3.956343in" draw:z-index="0">
<draw:image xlink:href="../Images/yкринформ/2023-06-12T19-19-20-03-00/630_360_1686586682-305.jpg" xlink:type="simple" xlink:show="embed" xlink:actuate="onLoad" draw:mime-type="image/jpeg"/>
</draw:frame>
LVIV附近的培训基地继续将乌克兰学员集合的培训和培训集合为欧洲锦标赛做准备，欧洲冠军将由6月22日至6月25日的Potogal Odivelashi举行。</text:p>
      <text:p text:style-name="P4">
作为报告<text:a xlink:type="simple" xlink:href="https://ukrainejudo.com/news/4255-kadetska-zbirna-ukrajini-rozpochala-pidgotovku-do-chempionatu-evropi" text:style-name="Internet_20_link" text:visited-style-name="Visited_20_Internet_20_Link">
新闻服务</text:a>
犹太联合会(FDA)乌克利福姆报道，该国18岁以下的60多名运动员参加了聚会。</text:p>
      <text:p text:style-name="P4">
在高级教练Sergei Drebot和Andriy Burdun的指导下，以及Mykola Yashchuk，Sergei Nechanti，Andriy Voloshin，Inga Bobrovskaya Sportmen的培训师，努力工作的元素，改善了技术和战术组成部分。</text:p>
      <text:p text:style-name="P4">
根据Sergei Drebot团队的高级教练的说法，年轻的犹太人在身体和心理方面都表现良好。</text:p>
      <text:p text:style-name="P4">
<text:span text:style-name="T5">
对欧洲冠军的乌克兰队组成，以前包括16名年轻人：</text:span>
</text:p>
      <text:p text:style-name="P4">
学员-Ivan Trofimov(最多50公斤)，Danilo Avramenko，Nikita Malets(两者 - 至55公斤)，Danilo Kravchenko(多达60公斤)，Danilo Fedorik，Vladislav Protsenko(两者 - 最多66公斤)，塔拉斯·内尔塞夫(Taras Nelzev)，斯坦尼斯拉夫·萨吉尔(Stanislav Sagir)(两者 - 最多73公斤)，Nikitaidanov(最多90公斤)，Yaroslav Omelchenko(超过90公斤);</text:p>
      <text:p text:style-name="P4">
Cadettes -Viola Melichkova(最多44公斤)，玛格丽塔·米罗申科(Margarita Miroshenko)(最多48公斤)，伊丽莎白·耶米利亚诺瓦(Elizabeth Yemelyanova)，阿纳斯塔西娅·莱夫琴科(两者 - 最多52公斤)，Christinaoanasenko(最多63公斤)，Anna Oliynyk-Korniyko(最多70公斤).</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LVIV附近的收藏将持续到6月19日，此后20人将前往葡萄牙。</text:p>
      <text:p text:style-name="P4">
应当指出的是，乌克兰国家队参加欧洲冠军的参与才有可能只有俄罗斯联邦侵略者国家和RB的运动员不得参加比赛。</text:p>
      <text:p text:style-name="P4">
照片：fdd.org.ua。</text:p>
      <text:p text:style-name="P4">
News Source: <text:a xlink:type="simple" xlink:href="https://www.ukrinform.ua/rubric-sports/3721951-zbirna-ukraini-z-dzudo-gotuetsa-na-lvivsini-do-cempionatu-evropi-sered-kadetiv.html" text:style-name="Internet_20_link" text:visited-style-name="Visited_20_Internet_20_Link">
https://www.ukrinform.ua/rubric-sports/3721951-zbirna-ukraini-z-dzudo-gotuetsa-na-lvivsini-do-cempionatu-evropi-sered-kadetiv.html</text:a>
</text:p>
      <!--NEWS-->
      <text:h text:style-name="P10" text:outline-level="1">
<text:span text:style-name="T4">
1.28亿损失：法院在八月之前继续逮捕Verkhovna Rada的专家委员会</text:span>
</text:h>
      <text:p text:style-name="P4">
作者: Ukrinform (Person)</text:p>
      <text:p text:style-name="P4">
出版商: Укринформ (Organization)</text:p>
      <text:p text:style-name="P4">
出版时间: 2023-06-12T19:22:48+03:00</text:p>
      <text:p text:style-name="P4">
修改时间: 2023-06-12T19:22:48+03:00</text:p>
      <text:p text:style-name="P4">
描述: 6月12日星期一，最高反腐败法院继续限制VIII召集的Verkhovna Rada委员会主席，涉嫌损失1.28亿UAH。  - 乌克林。</text:p>
      <text:p text:style-name="P4">
图片: ['<text:a xlink:type="simple" xlink:href="https://static.ukrinform.com/photos/2019_05/thumb_files/630_360_1557336351-163.jpg" text:style-name="Internet_20_link" text:visited-style-name="Visited_20_Internet_20_Link">
630_360_15573...</text:a>
']</text:p>
      <text:p text:style-name="P4">
标签: ['Арешт', 'Суд', 'Збитки']</text:p>
      <text:p text:style-name="P4">
类型: Article</text:p>
      <!--METADATA-->
      <text:p text:style-name="P4">
<draw:frame draw:style-name="fr1" draw:name="Image193" text:anchor-type="as-char" svg:width="6.9236in" svg:height="3.956343in" draw:z-index="0">
<draw:image xlink:href="../Images/yкринформ/2023-06-12T19-22-48-03-00/630_360_1557336351-163.jpg" xlink:type="simple" xlink:show="embed" xlink:actuate="onLoad" draw:mime-type="image/jpeg"/>
</draw:frame>
6月12日，星期一，最高反腐败法院继续对VIII召集的Verkhovna Rada进行维克霍夫纳Rada委员会的措施，涉嫌超声UAH 1.28亿。</text:p>
      <text:p text:style-name="P4">
根据乌克林福姆的说法，专门的反腐败检察官办公室报告<text:a xlink:type="simple" xlink:href="https://t.me/sap_gov_ua/1453" text:style-name="Internet_20_link" text:visited-style-name="Visited_20_Internet_20_Link">
Telegram</text:a>
。</text:p>
      <text:p text:style-name="P4">
“ 6月12日，由SAP检察官同意，应纳布侦探的要求调查法官持续了两个月，以拘留委员会主席[Verkhovna Rada]的形式进行约束措施。(https://www.ukrinform.ua/tag-verhovna-rada)消息说：“ VIII的召集涉嫌要求有限的机构1.28亿个纠正措施。”</text:p>
      <text:p text:style-name="P4">
预防措施延长至2023年8月10日。</text:p>
      <text:p text:style-name="P4">
但是，法院将承诺降低到1600万UAH。</text:p>
      <text:p text:style-name="P4">
<text:span text:style-name="T4">
另请阅读：</text:span>
 <text:a xlink:type="simple" xlink:href="https://www.ukrinform.ua/rubric-economy/3710489-benzinova-shema-na-2-milardi-ekskerivniku-ukrtatnafti-ogolosili-se-odnu-pidozru.html" text:style-name="Internet_20_link" text:visited-style-name="Visited_20_Internet_20_Link">
“汽油计划” 20亿：乌克特纳夫tyovoreovo的排除者是另一种怀疑</text:a>
在承诺的情况下，以下程序义务将委托给：满足侦探，检察官和法院的每项要求； 未经侦探，检察官或法院的许可，不要离开基辅地区的部门； 通知检察官，侦探或法院，以改变您的居住地和工作；避免与该案的其他嫌疑人交流(护照)出国出国； 佩戴电子控制。</text:p>
      <text:p text:style-name="P4">
据乌克林福姆报道，2022年12月，国家反腐败局是前国会议员，仍然七个人[可疑(https://www.ukrinform.ua/rubric-economy/3639477-sprava-na-112-miljoniv-nabu-ogolosilo-pidozru-eksdeputatu-i-se-simom-osobam.html)索赔贷款的权利，这造成了数百万美元损失的私人银行。</text:p>
      <text:p text:style-name="P4">
News Source: <text:a xlink:type="simple" xlink:href="https://www.ukrinform.ua/rubric-society/3721952-zbitki-na-128-miljoniv-sud-prodovziv-arest-eksgolovi-komitetu-vr-do-serpna.html" text:style-name="Internet_20_link" text:visited-style-name="Visited_20_Internet_20_Link">
https://www.ukrinform.ua/rubric-society/3721952-zbitki-na-128-miljoniv-sud-prodovziv-arest-eksgolovi-komitetu-vr-do-serpna.html</text:a>
</text:p>
      <!--NEWS-->
      <text:h text:style-name="P10" text:outline-level="1">
<text:span text:style-name="T4">
在F -16上学习乌克兰飞行员可以在夏季开始 - 荷兰国防部</text:span>
</text:h>
      <text:p text:style-name="P4">
作者: Ukrinform (Person)</text:p>
      <text:p text:style-name="P4">
出版商: Укринформ (Organization)</text:p>
      <text:p text:style-name="P4">
出版时间: 2023-06-12T19:27:43+03:00</text:p>
      <text:p text:style-name="P4">
修改时间: 2023-06-12T19:27:43+03:00</text:p>
      <text:p text:style-name="P4">
描述: 乌克兰飞行员可以在今年夏天开始接受F-16的训练。  - 乌克林。</text:p>
      <text:p text:style-name="P4">
图片: ['<text:a xlink:type="simple" xlink:href="https://static.ukrinform.com/photos/2023_05/thumb_files/630_360_1685102509-488.png" text:style-name="Internet_20_link" text:visited-style-name="Visited_20_Internet_20_Link">
630_360_16851...</text:a>
']</text:p>
      <text:p text:style-name="P4">
标签: ['Нідерланди', 'Україна', 'Падготовка пілотів', 'F-16']</text:p>
      <text:p text:style-name="P4">
类型: Article</text:p>
      <!--METADATA-->
      <text:p text:style-name="P4">
<draw:frame draw:style-name="fr1" draw:name="Image194" text:anchor-type="as-char" svg:width="6.9236in" svg:height="3.956343in" draw:z-index="0">
<draw:image xlink:href="../Images/yкринформ/2023-06-12T19-27-43-03-00/630_360_1685102509-488.png" xlink:type="simple" xlink:show="embed" xlink:actuate="onLoad" draw:mime-type="image/png"/>
</draw:frame>
乌克兰飞行员可以在今年夏天开始接受F-16的训练。</text:p>
      <text:p text:style-name="P4">
根据乌克林福姆的说法，荷兰Kaisa Ollogrenkasla的国防部长在接受采访<text:a xlink:type="simple" xlink:href="https://www.reuters.com/world/europe/coalition-aims-begin-ukrainian-f-16-pilot-training-by-summer-dutch-minister-2023-06-12/" text:style-name="Internet_20_link" text:visited-style-name="Visited_20_Internet_20_Link">
路透</text:a>
.</text:p>
      <text:p text:style-name="P4">
“Українські пілоти можуть розпочати підготовку до польотів на винищувачах F-16американського виробництва вже цього літа, сказала Reuters міністр оборониНідерландів”, - йдеться у повідомленні.</text:p>
      <text:p text:style-name="P4">
<text:span text:style-name="T4">
Читайте також:</text:span>
 <text:a xlink:type="simple" xlink:href="https://www.ukrinform.ua/rubric-ato/3718340-pivroku-ide-na-pidgotovku-lotcika-dla-f16-i-niak-ne-mense.html" text:style-name="Internet_20_link" text:visited-style-name="Visited_20_Internet_20_Link">
 <text:span text:style-name="T4">
Півроку</text:span>
 <text:span text:style-name="T4">
іде</text:span>
 на <text:span text:style-name="T4">
підготовку</text:span>
 <text:span text:style-name="T4">
льотчика</text:span>
<text:span text:style-name="T4">
для</text:span>
 <text:span text:style-name="T4">
F16</text:span>
 – і <text:span text:style-name="T4">
ніяк</text:span>
 не <text:span text:style-name="T4">
менше</text:span>
 </text:a>
值得注意的是，早期<text:a xlink:type="simple" xlink:href="https://www.ukrinform.ua/tag-niderlandi" text:style-name="Internet_20_link" text:visited-style-name="Visited_20_Internet_20_Link">
荷兰</text:a>
他们说，他们打算尽快开始训练乌克兰飞行员，但没有指定何时可以开始这种培训。</text:p>
      <text:p text:style-name="P4">
“这个夏天是我们的野心。 我们将看看它是否现实。”</text:p>
      <text:p text:style-name="P4">
<text:span text:style-name="T4">
另请阅读：</text:span>
 <text:a xlink:type="simple" xlink:href="https://www.ukrinform.ua/rubric-ato/3714700-niderlandi-serjozno-rozgladaut-mozlivist-nadanna-f16-ukraini-rutte.html" text:style-name="Internet_20_link" text:visited-style-name="Visited_20_Internet_20_Link">
<text:span text:style-name="T4">
荷兰</text:span>
 <text:span text:style-name="T4">
认真</text:span>
 <text:span text:style-name="T4">
 </text:span>
考虑<text:span text:style-name="T4">
<text:span text:style-name="T5">
* </text:span>
* </text:span>
 <text:span text:style-name="T4">
 </text:span>
授予<text:span text:style-name="T4">
 F-16 </text:span>
乌克兰<text:span text:style-name="T4">
 </text:span>
  -  <text:span text:style-name="T4">
  -  </text:span>
  -  <text:span text:style-name="T4">
  -  </text:span>
 rutte **</text:a>
她还说，目标是将该计划充分扩展六个月。 具有必要的映射的丹麦是一个可能的培训场所。</text:p>
      <text:p text:style-name="P4">
<text:span text:style-name="T4">
另请阅读：</text:span>
 <text:a xlink:type="simple" xlink:href="https://www.ukrinform.ua/rubric-ato/3718362-ukraina-ne-vikoristovuvatime-f16-u-litnomu-kontrnastupi-reznikov.html" text:style-name="Internet_20_link" text:visited-style-name="Visited_20_Internet_20_Link">
乌克兰不会在夏季反攻击中使用F-16</text:a>
正如乌克林福姆(Ukrinform)所报道的那样，五角大楼头(Pentagon Head)周四宣布，丹麦与美国的互动将开始开发一个训练篮，以在几周内在F-16和其他飞机上复杂准备乌克兰飞行员。</text:p>
      <text:p text:style-name="P4">
_foto：Jeffrey groeneweg/AFP/Getty Images _</text:p>
      <text:p text:style-name="P4">
News Source: <text:a xlink:type="simple" xlink:href="https://www.ukrinform.ua/rubric-ato/3721953-navcanna-ukrainskih-pilotiv-na-f16-moze-rozpocatisa-vlitku-minoboroni-niderlandiv.html" text:style-name="Internet_20_link" text:visited-style-name="Visited_20_Internet_20_Link">
https://www.ukrinform.ua/rubric-ato/3721953-navcanna-ukrainskih-pilotiv-na-f16-moze-rozpocatisa-vlitku-minoboroni-niderlandiv.html</text:a>
</text:p>
      <!--NEWS-->
      <text:h text:style-name="P10" text:outline-level="1">
<text:span text:style-name="T4">
Vakarchuk感谢Baykariv制片人的支持</text:span>
</text:h>
      <text:p text:style-name="P4">
作者: Ukrinform (Person)</text:p>
      <text:p text:style-name="P4">
出版商: Укринформ (Organization)</text:p>
      <text:p text:style-name="P4">
出版时间: 2023-06-12T19:33:00+03:00</text:p>
      <text:p text:style-name="P4">
修改时间: 2023-06-12T19:33:00+03:00</text:p>
      <text:p text:style-name="P4">
描述: 在伊斯坦布尔参加音乐会的海洋Elsa乐队和乌克兰人高呼Baracar无人机及其领导人的制造商Baykar Makina，并一起演唱了歌曲“ Friend”。  - 乌克林。</text:p>
      <text:p text:style-name="P4">
图片: ['<text:a xlink:type="simple" xlink:href="https://static.ukrinform.com/photos/2023_06/thumb_files/630_360_1686575069-5181.jpeg" text:style-name="Internet_20_link" text:visited-style-name="Visited_20_Internet_20_Link">
630_360_16865...</text:a>
']</text:p>
      <text:p text:style-name="P4">
标签: ['Стамбул', 'Туреччина', 'Океан Ельзи', 'Байрактар']</text:p>
      <text:p text:style-name="P4">
类型: Article</text:p>
      <!--METADATA-->
      <text:p text:style-name="P4">
<draw:frame draw:style-name="fr1" draw:name="Image195" text:anchor-type="as-char" svg:width="6.9236in" svg:height="3.956343in" draw:z-index="0">
<draw:image xlink:href="../Images/yкринформ/2023-06-12T19-33-00-03-00/630_360_1686575069-5181.jpeg" xlink:type="simple" xlink:show="embed" xlink:actuate="onLoad" draw:mime-type="image/jpeg"/>
</draw:frame>
在伊斯坦布尔参加音乐会的海洋艾尔莎乐队和乌克兰人高呼Baracar的无人机制造商Baykar Makina及其保证人，并一起演唱了歌曲“ Friend”。</text:p>
      <text:p text:style-name="P4">
关于它报告了乌克林福姆的所有者。</text:p>
      <text:p text:style-name="P4">
“尽管这是完全不同的，但我们总是将这首歌致力于我们的朋友，但它将致力于友谊。 友谊是如此强大，以至于直接接壤。</text:p>
      <text:p text:style-name="P4">
</text:p>
      <text:p text:style-name="P4">
这位歌手指出，我想为所有为乌克兰提供帮助并做很多事情的土耳其朋友致力于“朋友”。</text:p>
      <text:p text:style-name="P4">
<text:span text:style-name="T4">
另请阅读：</text:span>
 <text:a xlink:type="simple" xlink:href="https://www.ukrinform.ua/rubric-economy/3602674-kompania-baykar-planue-zakinciti-budivnictvo-svogo-zavodu-v-ukraini-za-dva-roki.html" text:style-name="Internet_20_link" text:visited-style-name="Visited_20_Internet_20_Link">
Baykar计划在两年内完成在乌克兰教职员工的建设</text:a>
“尤其是那些不仅是一个词的人，而且竭尽所能在乌克兰人中实现和平。 尤其是著名的Baykar和Khalyuka Baracar，这是乌克兰的真正朋友。 很荣幸认识这些人，” Vakarchuk补充说。</text:p>
      <text:p text:style-name="P4">
乐队“ Ocean Elsa”与观众一起演唱了这首歌，并提供了自己捕捉的机会。</text:p>
      <text:p text:style-name="P4">
正如乌克林福姆(Ukrinform(https://www.ukrinform.ua/rubric-culture/3721838-u-stambuli-vidbuvsa-koncert-gurtu-okean-elzi-na-pidtrimku-ukraini.html)支持乌克兰。</text:p>
      <text:p text:style-name="P4">
News Source: <text:a xlink:type="simple" xlink:href="https://www.ukrinform.ua/rubric-culture/3721956-na-koncerti-v-stambuli-gurt-okean-elzi-zaspivav-pisnu-drug-virobnikam-bajraktariv.html" text:style-name="Internet_20_link" text:visited-style-name="Visited_20_Internet_20_Link">
https://www.ukrinform.ua/rubric-culture/3721956-na-koncerti-v-stambuli-gurt-okean-elzi-zaspivav-pisnu-drug-virobnikam-bajraktariv.html</text:a>
</text:p>
      <!--NEWS-->
      <text:h text:style-name="P10" text:outline-level="1">
<text:span text:style-name="T4">
乌克兰人为卡霍夫斯卡亚水力发电厂的受害者带来了一份“新邮件”</text:span>
</text:h>
      <text:p text:style-name="P4">
作者: Ukrinform (Person)</text:p>
      <text:p text:style-name="P4">
出版商: Укринформ (Organization)</text:p>
      <text:p text:style-name="P4">
出版时间: 2023-06-12T19:41:00+03:00</text:p>
      <text:p text:style-name="P4">
修改时间: 2023-06-12T19:41:00+03:00</text:p>
      <text:p text:style-name="P4">
描述: Nova Poshta和孙子的慈善基金会已暂停了受到Kakhovsky水力发电厂影响的Kakhovsky Hydreelectric Power Station的人道主义包裹，这是由于大量的援助而受到的。  - 乌克林。</text:p>
      <text:p text:style-name="P4">
图片: ['<text:a xlink:type="simple" xlink:href="https://static.ukrinform.com/photos/2015_12/thumb_files/630_360_1450176942-3528-novaya-pochta-foto-wwwkartkacomua.jpg" text:style-name="Internet_20_link" text:visited-style-name="Visited_20_Internet_20_Link">
630_360_14501...</text:a>
']</text:p>
      <text:p text:style-name="P4">
标签: ['Гуманітарна допомога', 'Нова пошта', 'Каховська ГЕС']</text:p>
      <text:p text:style-name="P4">
类型: Article</text:p>
      <!--METADATA-->
      <text:p text:style-name="P4">
<draw:frame draw:style-name="fr1" draw:name="Image197" text:anchor-type="as-char" svg:width="6.9236in" svg:height="3.954686in" draw:z-index="0">
<draw:image xlink:href="../Images/yкринформ/2023-06-12T19-41-00-03-00/630_360_1450176942-3528-novaya-pochta-foto-wwwkartkacomua.jpg" xlink:type="simple" xlink:show="embed" xlink:actuate="onLoad" draw:mime-type="image/jpeg"/>
</draw:frame>
诺瓦·波什塔(Nova Poshta)和基金会慈善基金会(Foundation Charitable Foundation)由于大量的援助而暂停了卡科夫斯克(Kakhovsk Hes)地区受害者的人道主义地块。</text:p>
      <text:p text:style-name="P4">
这是由新闻服务[NP]报道的(https://novaposhta.ua/news/rubric/2/id/11356)，报道乌克林福姆。</text:p>
      <text:p text:style-name="P4">
“在过去的四天中，乌克兰人带到了分支机构” <text:a xlink:type="simple" xlink:href="https://www.ukrinform.ua/tag-nova-posta" text:style-name="Internet_20_link" text:visited-style-name="Visited_20_Internet_20_Link">
新邮件</text:a>
»来自Kakhovskaya水力发电站的受害者的5万个包裹。 它是1500吨人道主义援助。 也就是说，对于每个需要急救的人来说，200公斤。 这是受影响人群的需求的几倍。”消息写道。</text:p>
      <text:p text:style-name="P4">
据该公司称，人道主义货物的BF“孙子”的接待和出发被暂停到任何和解。 这些限制将有效，基金和志愿者的资金将不会分类或分配人道主义货物的收据。</text:p>
      <text:p text:style-name="P4">
<text:span text:style-name="T4">
另请阅读：</text:span>
 <text:a xlink:type="simple" xlink:href="https://www.ukrinform.ua/rubric-society/3721823-urad-opracovue-mozlivist-viplati-dopomogi-meskancam-pidtoplenih-teritorij-veresuk.html" text:style-name="Internet_20_link" text:visited-style-name="Visited_20_Internet_20_Link">
政府处理支付<text:span text:style-name="T4">
福利的可能性</text:span>
向被洪水淹没的地区的分钟 -  Vereshchuk</text:a>
根据初步估计，该援助足以在3-6个月的依赖人群需求中。</text:p>
      <text:p text:style-name="P4">
据报道，6月6日<text:a xlink:type="simple" xlink:href="https://www.ukrinform.ua/rubric-other_news/3720776-pidriv-rosianami-kahovskoi-ges-usi-novini.html" text:style-name="Internet_20_link" text:visited-style-name="Visited_20_Internet_20_Link">
俄罗斯人炸毁了卡霍夫斯克水力发电站</text:a>
由于这在Kherson地区，洪水泛滥了600多公里，该地区的公民撤离仍在继续。</text:p>
      <text:p text:style-name="P4">
News Source: <text:a xlink:type="simple" xlink:href="https://www.ukrinform.ua/rubric-society/3721962-ukrainci-zavalili-novu-postu-posilkami-dla-postrazdalih-vid-pidrivu-kahovskoi-ges.html" text:style-name="Internet_20_link" text:visited-style-name="Visited_20_Internet_20_Link">
https://www.ukrinform.ua/rubric-society/3721962-ukrainci-zavalili-novu-postu-posilkami-dla-postrazdalih-vid-pidrivu-kahovskoi-ges.html</text:a>
</text:p>
      <!--NEWS-->
      <text:h text:style-name="P10" text:outline-level="1">
<text:span text:style-name="T4">
在赫尔森地区，俄罗斯人在一个住宅中撞到了安全气囊</text:span>
</text:h>
      <text:p text:style-name="P4">
作者: Ukrinform (Person)</text:p>
      <text:p text:style-name="P4">
出版商: Укринформ (Organization)</text:p>
      <text:p text:style-name="P4">
出版时间: 2023-06-12T19:44:00+03:00</text:p>
      <text:p text:style-name="P4">
修改时间: 2023-06-12T19:44:00+03:00</text:p>
      <text:p text:style-name="P4">
描述: 在赫尔森地区，俄罗斯人撞到了哥萨克飞机，撞到了一栋住宅。  - 乌克林。</text:p>
      <text:p text:style-name="P4">
图片: ['<text:a xlink:type="simple" xlink:href="https://static.ukrinform.com/photos/2023_06/thumb_files/630_360_1686588208-132.jpg" text:style-name="Internet_20_link" text:visited-style-name="Visited_20_Internet_20_Link">
630_360_16865...</text:a>
']</text:p>
      <text:p text:style-name="P4">
标签: ['Херсонщина', 'Обстріл', 'Війна з Росією']</text:p>
      <text:p text:style-name="P4">
类型: Article</text:p>
      <!--METADATA-->
      <text:p text:style-name="P4">
<draw:frame draw:style-name="fr1" draw:name="Image198" text:anchor-type="as-char" svg:width="6.9236in" svg:height="3.956343in" draw:z-index="0">
<draw:image xlink:href="../Images/yкринформ/2023-06-12T19-44-00-03-00/630_360_1686588208-132.jpg" xlink:type="simple" xlink:show="embed" xlink:actuate="onLoad" draw:mime-type="image/jpeg"/>
</draw:frame>
纳克森地区俄罗斯人袭击了哥萨克飞机，撞到了住宅大楼。</text:p>
      <text:p text:style-name="P4">
关于它在电报报告中<text:a xlink:type="simple" xlink:href="https://t.me/khersonskaODA/6797" text:style-name="Internet_20_link" text:visited-style-name="Visited_20_Internet_20_Link">
Kherson Ova</text:a>
，报道乌克林福姆。</text:p>
      <text:p text:style-name="P4">
“俄罗斯航空继续“噩梦”哥萨克。 入侵者亲吻了两个托管的iviabombs，在一间住宅中。”赫森报道。</text:p>
      <text:p text:style-name="P4">
<text:span text:style-name="T4">
另请阅读：</text:span>
 <text:a xlink:type="simple" xlink:href="https://www.ukrinform.ua/rubric-regions/3721900-dla-udaru-po-selisu-pid-harkovom-rosiani-vikoristali-dva-kalibri.html" text:style-name="Internet_20_link" text:visited-style-name="Visited_20_Internet_20_Link">
要吹向哈尔科夫附近的村庄，俄罗斯人使用了两个“ calibers”</text:a>
据他们说，平民没有受伤。</text:p>
      <text:p text:style-name="P4">
据乌克林福姆报道，昨天，6月11日，俄罗斯入侵者被开除了26次<text:a xlink:type="simple" xlink:href="https://www.ukrinform.ua/tag-hersonsina" text:style-name="Internet_20_link" text:visited-style-name="Visited_20_Internet_20_Link">
赫森地区</text:a>
，三人被杀。</text:p>
      <text:p text:style-name="P4">
News Source: <text:a xlink:type="simple" xlink:href="https://www.ukrinform.ua/rubric-ato/3721960-na-hersonsini-rosiani-vlucili-aviabombami-v-zitlovij-budinok.html" text:style-name="Internet_20_link" text:visited-style-name="Visited_20_Internet_20_Link">
https://www.ukrinform.ua/rubric-ato/3721960-na-hersonsini-rosiani-vlucili-aviabombami-v-zitlovij-budinok.html</text:a>
</text:p>
      <!--NEWS-->
      <text:h text:style-name="P10" text:outline-level="1">
<text:span text:style-name="T4">
UOC MP尚未在LAVRA中移交79个物体-MKIP</text:span>
</text:h>
      <text:p text:style-name="P4">
作者: Ukrinform (Person)</text:p>
      <text:p text:style-name="P4">
出版商: Укринформ (Organization)</text:p>
      <text:p text:style-name="P4">
出版时间: 2023-06-12T19:47:22+03:00</text:p>
      <text:p text:style-name="P4">
修改时间: 2023-06-12T23:47:22+03:00</text:p>
      <text:p text:style-name="P4">
描述: UOC-MP尚未将钥匙转移到国家预备役“ Kyiv-Pechersk Lavra”中的所有79个国家财产上。  - 乌克林。</text:p>
      <text:p text:style-name="P4">
图片: ['<text:a xlink:type="simple" xlink:href="https://static.ukrinform.com/photos/2023_06/thumb_files/630_360_1686303468-956.jpg" text:style-name="Internet_20_link" text:visited-style-name="Visited_20_Internet_20_Link">
630_360_16863...</text:a>
']</text:p>
      <text:p text:style-name="P4">
标签: ['УПЦ МП', 'Київська Лавра', 'МКІП ']</text:p>
      <text:p text:style-name="P4">
类型: Article</text:p>
      <!--METADATA-->
      <text:p text:style-name="P4">
<draw:frame draw:style-name="fr1" draw:name="Image199" text:anchor-type="as-char" svg:width="6.9236in" svg:height="3.956343in" draw:z-index="0">
<draw:image xlink:href="../Images/yкринформ/2023-06-12T19-47-22-03-00/630_360_1686303468-956.jpg" xlink:type="simple" xlink:show="embed" xlink:actuate="onLoad" draw:mime-type="image/jpeg"/>
</draw:frame>
IPDOS的UOC并未将钥匙转移到国家预备役“ Kyiv-Pechersk Lavra”中的缅因州所有79号州。</text:p>
      <text:p text:style-name="P4">
文化和信息政策部在[电报]中报告了这一点(https://t.me/otkachenkokyiv/3749)，报道乌克林福姆。</text:p>
      <text:p text:style-name="P4">
“根据工作结果(MKIP委员会 - 编辑。)储备发送了<text:a xlink:type="simple" xlink:href="https://www.ukrinform.ua/tag-upc-mp" text:style-name="Internet_20_link" text:visited-style-name="Visited_20_Internet_20_Link">
UOC</text:a>
从收到之日起的三个工作日内，他们必须在三个工作日内签署的州广场的接受和转让法，这是要求将钥匙从锁定门转移到该法案中指示的所有79个州财产。 必须确定该术语已过期，并且UOC尚未这样做。 这些都是其他中断，将附加到法院案件上。”</text:p>
      <text:p text:style-name="P4">
7月初，基辅 - 佩奇斯克·拉夫拉国家储备(Kyiv-Pechers Lavra National Reserve)预计，基辅经济法院根据UOC的义务消除其所有者财产的障碍，并根据19.07.07.2013的第2号协议进行了转让，该协议被终止。从29.03.2023开始。</text:p>
      <text:p text:style-name="P4">
<text:span text:style-name="T4">
另请阅读：</text:span>
 <text:a xlink:type="simple" xlink:href="https://www.ukrinform.ua/rubric-society/3721656-peredaca-lavri-derzavi-edino-pravilnij-slah-mozlivo-j-dovgij.html" text:style-name="Internet_20_link" text:visited-style-name="Visited_20_Internet_20_Link">
桂冠转移到国家是唯一正确的方式，也许是长时间...</text:a>
ICIP还强调，MKIP委员会在接待处和储备财产转让的报告将证明UOC犯下了许多违规行为，以及UOC代表在使用储备金财产时的准备通过劳工会议做出适当决定。</text:p>
      <text:p text:style-name="P4">
正如乌克林福姆报道的那样，6月5日，关于国家财产接收和转让的文化和信息政策委员会<text:a xlink:type="simple" xlink:href="https://www.ukrinform.ua/rubric-culture/3718942-komisia-mkip-pidpisala-akt-peredaci-majna-zapovidnika-kievopecerska-lavra.html" text:style-name="Internet_20_link" text:visited-style-name="Visited_20_Internet_20_Link">
已完成的工作</text:a>
并签署了Kyiv-Pechersk Lavra的一项法案，该法案确认了国家财产用于使用该储备金的转让。</text:p>
      <text:p text:style-name="P4">
News Source: <text:a xlink:type="simple" xlink:href="https://www.ukrinform.ua/rubric-society/3722029-upc-mp-dosi-ne-peredala-kluci-vid-79-obektiv-u-kiivskij-lavri-mkip.html" text:style-name="Internet_20_link" text:visited-style-name="Visited_20_Internet_20_Link">
https://www.ukrinform.ua/rubric-society/3722029-upc-mp-dosi-ne-peredala-kluci-vid-79-obektiv-u-kiivskij-lavri-mkip.html</text:a>
</text:p>
      <!--NEWS-->
      <text:h text:style-name="P10" text:outline-level="1">
<text:span text:style-name="T4">
俄罗斯军方未能成功踏入顿涅茨克地区，并在南方捍卫</text:span>
</text:h>
      <text:p text:style-name="P4">
作者: Ukrinform (Person)</text:p>
      <text:p text:style-name="P4">
出版商: Укринформ (Organization)</text:p>
      <text:p text:style-name="P4">
出版时间: 2023-06-12T19:50:00+03:00</text:p>
      <text:p text:style-name="P4">
修改时间: 2023-06-12T19:50:00+03:00</text:p>
      <text:p text:style-name="P4">
描述: 入侵者在Lymansky，Avdiiv和Shakhtar的指示中未能成功，在国防军的Marinka中遭到了14次袭击。 白天东部发生了23次战斗冲突，在南部，俄罗斯人继续捍卫自己。  - 乌克林。</text:p>
      <text:p text:style-name="P4">
图片: ['<text:a xlink:type="simple" xlink:href="https://static.ukrinform.com/photos/2023_05/thumb_files/630_360_1684135170-124.jpg" text:style-name="Internet_20_link" text:visited-style-name="Visited_20_Internet_20_Link">
630_360_16841...</text:a>
']</text:p>
      <text:p text:style-name="P4">
标签: ['Генштаб', 'ЗСУ', 'Війна з Росією', '#stoprussia']</text:p>
      <text:p text:style-name="P4">
类型: Article</text:p>
      <!--METADATA-->
      <text:p text:style-name="P4">
<draw:frame draw:style-name="fr1" draw:name="Image200" text:anchor-type="as-char" svg:width="6.9236in" svg:height="3.956343in" draw:z-index="0">
<draw:image xlink:href="../Images/yкринформ/2023-06-12T19-50-00-03-00/630_360_1684135170-124.jpg" xlink:type="simple" xlink:show="embed" xlink:actuate="onLoad" draw:mime-type="image/jpeg"/>
</draw:frame>
利马，阿夫迪夫和沙赫塔尔的侵略者以及玛丽卡国防军击退了14次袭击。 在东部，白天发生了23次战斗冲突，在南部，俄罗斯人继续捍卫自己。</text:p>
      <text:p text:style-name="P4">
关于它报告了[Facebook]的武装部队总人员(https://www.facebook.com/GeneralStaff.ua/posts/pfbid02N8H1m1prNXBVqd4k1MrXhZ924KbGCv2iJXrymWiE7eFPjRAoYJs1C82tBpicpNpl)，报道乌克林福姆。</text:p>
      <text:p text:style-name="P4">
“敌人将重大的努力集中在利曼，巴赫穆特，阿夫迪夫和玛丽斯基上。</text:p>
      <text:p text:style-name="P4">
值得注意的是，在<text:span text:style-name="T4">
 siverskyi </text:span>
和<text:span text:style-name="T4">
 slobozhansky的指示</text:span>
当天的敌人是由迫击炮和炮击炮击的定居点，该定居点是Chernihiv地区Vyshivka的定居点； 中巴德，索皮奇，Zarutske，Sumy地区，以及Ivashki，兽医，高层，射手，Morokhovets，Ogirtseve，Hatyshche，Hatyshche，Kharkiv地区的Budarki。</text:p>
      <text:p text:style-name="P4">
在<text:span text:style-name="T4">
 kupyansk的方向</text:span>
敌人在哈尔基夫地区的米洛维伊ixilitivka地区和卢汉斯克地区的Novoselivskyi袭击了空袭。 炮兵的固定炮击是双年展的，Masutivka，Lyman First Kislivka，Tabaivka，Berestovo，Kharkiv地区和Novoselovsk Luhansk地区。</text:p>
      <text:p text:style-name="P4">
在<text:span text:style-name="T4">
利马方向上</text:span>
在白天，敌人在欢乐地区领导了失败的进攻。 他袭击了航空，袭击了Yampil，有争议和快乐的Donetsk地区的定居点。 炮弹炮击遭到卢汉斯克地区的Bigorivka和Yampolivka，Torke，Dibrova，Verkhnamyanskoye的苦难，有争议的，Donetsk地区的Rozdolivka。</text:p>
      <text:p text:style-name="P4">
在<text:span text:style-name="T4">
 bakhmut方向</text:span>
敌人在顿涅茨克地区的Beloigora地区袭击。 来自敌人的炮弹受害者，有福，诺瓦马卡，卡利尼维卡·伊瓦尼维克，白色戈拉，友谊，托莱斯克，南部，顿涅茨克地区的干balka。</text:p>
      <text:p text:style-name="P4">
在<text:span text:style-name="T4">
 avdeevsky方向</text:span>
敌人朝着阿夫迪夫卡(Avdiivka)的方向进行了进攻行动，没有成功。 他在顿涅茨克地区的Avdiivka地区袭击了航空。 他对陶瓷居住的工件，Novokalinovo，Stepovo，Avdiivka，Severene，Vodyane，Pervomaisk，Netaylovo，Karlovka，Neuelskoye Donetsk地区进行了炮击。</text:p>
      <text:p text:style-name="P4">
<text:span text:style-name="T4">
另请阅读：</text:span>
 <text:a xlink:type="simple" xlink:href="https://www.ukrinform.ua/rubric-ato/3721568-morpihi-pidnali-ukrainskij-prapor-nad-storozovim.html" text:style-name="Internet_20_link" text:visited-style-name="Visited_20_Internet_20_Link">
海军陆战队在<text:span text:style-name="T4">
 Storozhev </text:span>
 M上举起了乌克兰国旗** M</text:a>
</text:p>
      <text:p text:style-name="P4">
在<text:span text:style-name="T4">
采矿方向</text:span>
敌人通过祝福的好处进行了不成功的进攻行动。 他在定居点Niva，Shakhtarske，Veliky Novosilka，Uremivka和Blessed Donetsk地区袭击了航空。 他被顿悟，煤炭，有福的金尼维塔大诺瓦西卡(Novosilka)解雇。</text:p>
      <text:p text:style-name="P4">
在<text:span text:style-name="T4">
 Zaporizhzhya </text:span>
和<text:span text:style-name="T4">
 kherson的指示</text:span>
敌人继续行动。 他在Zaporizhzhya地区Orikhov地区进行了航空罢工。炮击定居点。 其中 - 弗雷米夫卡(Vremivka)，绿色田野，顿涅茨克地区的诺维波尔； 列瓦尼，马里尼夫卡，gulyaipole，Railway，Gulyaypilskoe，Small Tokmachka，Orikhiv，Zherebananka，Pubkovo，Kamyansk Zaporizhzhya地区； Novoberislav，Merry，Cossack，Chernobayivka，Dnipro，Amber，Berehove，Kizomis，Kherson地区和Kherson City。</text:p>
      <text:p text:style-name="P4">
在总参谋部中，可以得知，在白天，敌人在纳卡尔基夫地区的住宅建筑物上造成了两枚导弹火箭火箭弹。</text:p>
      <text:p text:style-name="P4">
此外，他总共进行了17架飞机罢工，并用火箭发射器制作了大约22首曲。 文职基础设施被摧毁。 特别是，由于哈尔基夫地区的塔什维奇科(Tashevchenko)的比洛皮利亚·苏米(Bilopillya Sumy)地区炮击，住宅私人住宅和其他平民基础设施被摧毁。</text:p>
      <text:p text:style-name="P4">
此外，俄罗斯恐怖分子跌入了扎波里兹希亚地区的奥里基夫市，三架飞机，杀害了一名平民，摧毁了私人建筑。</text:p>
      <text:p text:style-name="P4">
总参谋部指出，俄罗斯入侵者继续使用平民基础设施为受伤的军人提供医疗服务。 因此，在卢汉斯克地区桥梁的定居点，一所当地学校，入侵者安排了一家野外医院，那里有100多名入侵者。</text:p>
      <text:p text:style-name="P4">
此外，在赫尔森地区被洪水淹没的裸露码头中，俄罗斯居住者允许<text:a xlink:type="simple" xlink:href="https://www.ukrinform.ua/tag-evakuacia" text:style-name="Internet_20_link" text:visited-style-name="Visited_20_Internet_20_Link">
疏散</text:a>
乌克兰公民只有在贿赂之后。 同时，他们在出生和乌克兰样本的其他文件上销毁了出生护照。 当地大师搬迁到俄罗斯联邦塔克拉斯诺达尔的临时占领的乌克兰克里米亚。</text:p>
      <text:p text:style-name="P4">
在敌人人员集中的领域，国防军航空每天都打出了8次。总参谋长：“我们的火箭部队和炮兵部队袭击了3点的管理，2个反射导弹综合大楼，敌人人员集中的领域以及他的3个炮兵部队在火姿势中。”</text:p>
      <text:p text:style-name="P4">
根据乌克林福姆的报道，国防军从2022年2月24日至2023年6月12日<text:a xlink:type="simple" xlink:href="https://www.ukrinform.ua/rubric-ato/3721571-zsu-znisili-vze-216-180-rosijskih-zagarbnikiv.html" text:style-name="Internet_20_link" text:visited-style-name="Visited_20_Internet_20_Link">
消除了约216,000 180俄罗斯入侵者</text:a>
，还有另外540人 - 在过去的一天中。</text:p>
      <text:p text:style-name="P4">
News Source: <text:a xlink:type="simple" xlink:href="https://www.ukrinform.ua/rubric-ato/3721967-vijskovi-rf-bezuspisno-nastupaut-na-doneccini-j-oboronautsa-na-pivdni.html" text:style-name="Internet_20_link" text:visited-style-name="Visited_20_Internet_20_Link">
https://www.ukrinform.ua/rubric-ato/3721967-vijskovi-rf-bezuspisno-nastupaut-na-doneccini-j-oboronautsa-na-pivdni.html</text:a>
</text:p>
      <!--NEWS-->
      <text:h text:style-name="P10" text:outline-level="1">
<text:span text:style-name="T4">
Pavlograd每天检查饮用水的质量 - 没有偏差</text:span>
</text:h>
      <text:p text:style-name="P4">
作者: Ukrinform (Person)</text:p>
      <text:p text:style-name="P4">
出版商: Укринформ (Organization)</text:p>
      <text:p text:style-name="P4">
出版时间: 2023-06-12T19:50:52+03:00</text:p>
      <text:p text:style-name="P4">
修改时间: 2023-06-12T19:50:52+03:00</text:p>
      <text:p text:style-name="P4">
描述: Pavlogradvodokanal在Dnipropetrovsk地区Pavlograd的水泵站入口处监视饮用水的质量。 没有偏差。  - 乌克林。</text:p>
      <text:p text:style-name="P4">
图片: ['<text:a xlink:type="simple" xlink:href="https://static.ukrinform.com/photos/2019_01/thumb_files/630_360_1548842718-832.jpg" text:style-name="Internet_20_link" text:visited-style-name="Visited_20_Internet_20_Link">
630_360_15488...</text:a>
']</text:p>
      <text:p text:style-name="P4">
标签: ['Дніпропетровщина', 'Вода', 'Павлоград']</text:p>
      <text:p text:style-name="P4">
类型: Article</text:p>
      <!--METADATA-->
      <text:p text:style-name="P4">
<draw:frame draw:style-name="fr1" draw:name="Image201" text:anchor-type="as-char" svg:width="6.9236in" svg:height="3.956343in" draw:z-index="0">
<draw:image xlink:href="../Images/yкринформ/2023-06-12T19-50-52-03-00/630_360_1548842718-832.jpg" xlink:type="simple" xlink:show="embed" xlink:actuate="onLoad" draw:mime-type="image/jpeg"/>
</draw:frame>
Pavlogradvodokanal在Dnipropetrovsk地区Pavlograd的水泵站的Doreservarvars入口处监视饮用水的质量。 没有偏差。</text:p>
      <text:p text:style-name="P4">
关于<text:a xlink:type="simple" xlink:href="https://t.me/pavlogradmrada/11297" text:style-name="Internet_20_link" text:visited-style-name="Visited_20_Internet_20_Link">
电报</text:a>
乌克林福姆报道说，托利格拉德市议会报道。</text:p>
      <text:p text:style-name="P4">
“与卡科夫卡水力发电站的洪水有关，有许多关于dnipro -western donbass dnipro提供的饮用水质量的猜测，西部dnipro。(https://www.ukrinform.ua/tag-kahovske-vodoshovise)“， - 帖子说。</text:p>
      <text:p text:style-name="P4">
值得注意的是，自6月6日以来，KP“ Pavlogradvodokanal”实验室将每天监视Pavlograd供水供应站入口处的饮用水质量。</text:p>
      <text:p text:style-name="P4">
*!(https://www.ukrinform.ua/rubric-regions/3721912-stan-povitra-i-vodi-mindovkilla-napravilo-do-hersona-dvi-mobilni-laboratorii.html)水电站确保，由于卡科夫卡水力发电站的灌木丛，饮用水的质量并没有恶化。</text:p>
      <text:p text:style-name="P4">
据报道，在Dnipropetrovsk地区的Kryvyi Rih地区，由于污泥下的水库水平下降，可能会进行地雷。</text:p>
      <text:p text:style-name="P4">
News Source: <text:a xlink:type="simple" xlink:href="https://www.ukrinform.ua/rubric-regions/3721963-u-pavlogradi-sodna-pereviraut-akist-pitnoi-vodi-vidhilen-nemae.html" text:style-name="Internet_20_link" text:visited-style-name="Visited_20_Internet_20_Link">
https://www.ukrinform.ua/rubric-regions/3721963-u-pavlogradi-sodna-pereviraut-akist-pitnoi-vodi-vidhilen-nemae.html</text:a>
</text:p>
      <!--NEWS-->
      <text:h text:style-name="P10" text:outline-level="1">
<text:span text:style-name="T4">
在赫尔森，由于洪水泛滥，又有两个人被杀</text:span>
</text:h>
      <text:p text:style-name="P4">
作者: Ukrinform (Person)</text:p>
      <text:p text:style-name="P4">
出版商: Укринформ (Organization)</text:p>
      <text:p text:style-name="P4">
出版时间: 2023-06-12T19:51:43+03:00</text:p>
      <text:p text:style-name="P4">
修改时间: 2023-06-12T19:51:43+03:00</text:p>
      <text:p text:style-name="P4">
描述: 在赫森又有两个人被杀。 在其中一个城市地区，发现了一个女人和一个50岁的男人。  - 乌克林。</text:p>
      <text:p text:style-name="P4">
图片: ['<text:a xlink:type="simple" xlink:href="https://static.ukrinform.com/photos/2023_06/thumb_files/630_360_1686291443-294.jpg" text:style-name="Internet_20_link" text:visited-style-name="Visited_20_Internet_20_Link">
630_360_16862...</text:a>
']</text:p>
      <text:p text:style-name="P4">
标签: ['Херсон', 'Каховська ГЕС', 'Підтоплення']</text:p>
      <text:p text:style-name="P4">
类型: Article</text:p>
      <!--METADATA-->
      <text:p text:style-name="P4">
<draw:frame draw:style-name="fr1" draw:name="Image202" text:anchor-type="as-char" svg:width="6.9236in" svg:height="3.956343in" draw:z-index="0">
<draw:image xlink:href="../Images/yкринформ/2023-06-12T19-51-43-03-00/630_360_1686291443-294.jpg" xlink:type="simple" xlink:show="embed" xlink:actuate="onLoad" draw:mime-type="image/jpeg"/>
</draw:frame>
在剑术者中又有两个人被杀。 在一个城市地区，妇女和一名50岁男子发现。</text:p>
      <text:p text:style-name="P4">
关于<text:a xlink:type="simple" xlink:href="https://t.me/khersonskaODA/6802" text:style-name="Internet_20_link" text:visited-style-name="Visited_20_Internet_20_Link">
电报</text:a>
乌克森报告报道说，乌克森报道。</text:p>
      <text:p text:style-name="P4">
“由于霍森的洪水，另外两个和平的人被杀。 今天，在一个城市，Zdai地区发现了一个溺水的女人和一个50岁的男人。”</text:p>
      <text:p text:style-name="P4">
根据他们的说法，众所周知，俄罗斯军队被俄罗斯军队杀死。</text:p>
      <text:p text:style-name="P4">
*!(https://www.ukrinform.ua/rubric-regions/3721755-pidriv-kahovskoi-ges-zaginuli-vosmero-ludej-42-vvazautsa-zniklimi-bezvisti.html)赫尔森·奥瓦(Kherson Ova)报道：“另外20人受伤，其中包括5名警察和2名救援人员。”</text:p>
      <text:p text:style-name="P4">
35人被认为失踪了，其中包括七个孩子。</text:p>
      <text:p text:style-name="P4">
正如乌克林福姆报道的<text:a xlink:type="simple" xlink:href="https://www.ukrinform.ua/rubric-other_news/3720776-pidriv-rosianami-kahovskoi-ges-usi-novini.html" text:style-name="Internet_20_link" text:visited-style-name="Visited_20_Internet_20_Link">
6月6日根据Podvikakhov水力发电厂制造的俄罗斯军队</text:a>
。 由于对机器休息室的探索，车站被完全销毁。</text:p>
      <text:p text:style-name="P4">
News Source: <text:a xlink:type="simple" xlink:href="https://www.ukrinform.ua/rubric-regions/3721964-u-hersoni-cerez-pidtoplenna-zaginuli-se-dvoe-ludej.html" text:style-name="Internet_20_link" text:visited-style-name="Visited_20_Internet_20_Link">
https://www.ukrinform.ua/rubric-regions/3721964-u-hersoni-cerez-pidtoplenna-zaginuli-se-dvoe-ludej.html</text:a>
</text:p>
      <!--NEWS-->
      <text:h text:style-name="P10" text:outline-level="1">
<text:span text:style-name="T4">
154人被撤离了科尔森地区的卡利诺夫社区</text:span>
</text:h>
      <text:p text:style-name="P4">
作者: Ukrinform (Person)</text:p>
      <text:p text:style-name="P4">
出版商: Укринформ (Organization)</text:p>
      <text:p text:style-name="P4">
出版时间: 2023-06-12T1:58:00+03:00</text:p>
      <text:p text:style-name="P4">
修改时间: 2023-06-12T21:58:00+03:00</text:p>
      <text:p text:style-name="P4">
描述: 在赫尔森地区，有154人被撤离被洪水淹没的卡利诺夫社区。  - 乌克林。</text:p>
      <text:p text:style-name="P4">
图片: ['<text:a xlink:type="simple" xlink:href="https://static.ukrinform.com/photos/2023_06/thumb_files/630_360_1686596205-722.jpeg" text:style-name="Internet_20_link" text:visited-style-name="Visited_20_Internet_20_Link">
630_360_16865...</text:a>
']</text:p>
      <text:p text:style-name="P4">
标签: ['Евакуація', 'Херсонщина', 'Каховська ГЕС', 'Підтоплення']</text:p>
      <text:p text:style-name="P4">
类型: Article</text:p>
      <!--METADATA-->
      <text:p text:style-name="P4">
<draw:frame draw:style-name="fr1" draw:name="Image203" text:anchor-type="as-char" svg:width="6.9236in" svg:height="3.956343in" draw:z-index="0">
<draw:image xlink:href="../Images/yкринформ/2023-06-12T1-58-00-03-00/630_360_1686596205-722.jpeg" xlink:type="simple" xlink:show="embed" xlink:actuate="onLoad" draw:mime-type="image/jpeg"/>
</draw:frame>
洪水淹没的卡利诺夫社区的纳克森地区被154人撤离。</text:p>
      <text:p text:style-name="P4">
关于<text:a xlink:type="simple" xlink:href="https://t.me/khersonskaODA/6813" text:style-name="Internet_20_link" text:visited-style-name="Visited_20_Internet_20_Link">
电报</text:a>
乌克森报告报道说，乌克森报道。</text:p>
      <text:p text:style-name="P4">
副局长<text:a xlink:type="simple" xlink:href="https://www.ukrinform.ua/tag-hersonsina" text:style-name="Internet_20_link" text:visited-style-name="Visited_20_Internet_20_Link">
Kherson</text:a>
Ova Olga Malyarchuk访问了洪水受害者的Kalinovsky社区。 154人被撤离社区。”</text:p>
      <text:p text:style-name="P4">
据他们说，社区目前正在考虑被洪水淹没的房屋，为人们提供饮用水。 有一个移动水处理站。</text:p>
      <text:p text:style-name="P4">
<text:span text:style-name="T4">
另请阅读：</text:span>
 <text:a xlink:type="simple" xlink:href="https://www.ukrinform.ua/rubric-regions/3721993-gumanitarnu-dopomogu-dla-hersonsini-vze-vidilili-19-krain.html" text:style-name="Internet_20_link" text:visited-style-name="Visited_20_Internet_20_Link">
对<text:span text:style-name="T4">
 Kherson地区的人道主义援助</text:span>
已经分配了19个国家</text:a>
正如乌克林福姆报道的，俄罗斯部队于6月6日<text:a xlink:type="simple" xlink:href="https://www.ukrinform.ua/rubric-ato/3718751-rosijski-zagarbniki-pidirvali-kahovsku-ges-ok-pivden.html" text:style-name="Internet_20_link" text:visited-style-name="Visited_20_Internet_20_Link">
执行了承保水力发电站</text:a>
。 由于机器的爆炸，车站被完全摧毁了内部。 岛屿洪水人口的撤离正在进行中。</text:p>
      <text:p text:style-name="P4">
照片：Hepreson Ova，电视</text:p>
      <text:p text:style-name="P4">
News Source: <text:a xlink:type="simple" xlink:href="https://www.ukrinform.ua/rubric-regions/3722008-z-pidtoplenoi-kalinivskoi-gromadi-na-hersonsini-evakuuvali-154-osib.html" text:style-name="Internet_20_link" text:visited-style-name="Visited_20_Internet_20_Link">
https://www.ukrinform.ua/rubric-regions/3722008-z-pidtoplenoi-kalinivskoi-gromadi-na-hersonsini-evakuuvali-154-osib.html</text:a>
</text:p>
      <!--NEWS-->
      <text:h text:style-name="P10" text:outline-level="1">
<text:span text:style-name="T4">
顿涅茨克地区每天有25场战斗冲突</text:span>
</text:h>
      <text:p text:style-name="P4">
作者: ['АРМІЯINFORM']</text:p>
      <text:p text:style-name="P4">
时间: 2023-06-12T20:00:00-04:00</text:p>
      <text:p text:style-name="P4">
描述: 关于TSE在Facebook，ZSU的总参谋部。 对手Zoservzhu，《与乌克兰2022年的战争》，与乌克兰的战争是今天的最新消息，今天与乌克兰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204" text:anchor-type="as-char" svg:width="6.9236in" svg:height="4.615733in" draw:z-index="0">
<draw:image xlink:href="../Images/AРМІЯINFORM/2023-06-12T20-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vbHWxhZPmVm1hNesDV15sQKwSG8HtfqYdmh2oDqGHy1VrArcvsBkCX7J9yZZN4z4l" text:style-name="Internet_20_link" text:visited-style-name="Visited_20_Internet_20_Link">
报告</text:a>
武装部队的总人员。</text:p>
      <text:p text:style-name="P4">
敌人将重大的努力集中在利马，巴赫穆特，阿夫迪和马里因斯基的指示上，以及激烈的战斗正在进行中。 过去，发生了25次战斗冲突。</text:p>
      <text:p text:style-name="P4">
News Source: <text:a xlink:type="simple" xlink:href="https://armyinform.com.ua/2023/06/12/na-donechchyni-za-dobu-vidbulos-25-bojovyh-zitknen/" text:style-name="Internet_20_link" text:visited-style-name="Visited_20_Internet_20_Link">
https://armyinform.com.ua/2023/06/12/na-donechchyni-za-dobu-vidbulos-25-bojovyh-zitknen/</text:a>
</text:p>
      <!--NEWS-->
      <text:h text:style-name="P10" text:outline-level="1">
<text:span text:style-name="T4">
乌克兰正在努力建立国防行业联盟-Kuleba</text:span>
</text:h>
      <text:p text:style-name="P4">
作者: Ukrinform (Person)</text:p>
      <text:p text:style-name="P4">
出版商: Укринформ (Organization)</text:p>
      <text:p text:style-name="P4">
出版时间: 2023-06-12T20:10:00+03:00</text:p>
      <text:p text:style-name="P4">
修改时间: 2023-06-12T20:10:00+03:00</text:p>
      <text:p text:style-name="P4">
描述: 乌克兰正在致力于建立世界国防工业联盟，以支持我们的国防，以确保供应的稳定性并吸引最佳西方技术。  - 乌克林。</text:p>
      <text:p text:style-name="P4">
图片: ['<text:a xlink:type="simple" xlink:href="https://static.ukrinform.com/photos/2023_05/thumb_files/630_360_1685367365-251.jpg" text:style-name="Internet_20_link" text:visited-style-name="Visited_20_Internet_20_Link">
630_360_16853...</text:a>
']</text:p>
      <text:p text:style-name="P4">
标签: ['Дмитро Кулеба', 'МЗС', 'Єдині новини']</text:p>
      <text:p text:style-name="P4">
类型: Article</text:p>
      <!--METADATA-->
      <text:p text:style-name="P4">
<draw:frame draw:style-name="fr1" draw:name="Image205" text:anchor-type="as-char" svg:width="6.9236in" svg:height="3.956343in" draw:z-index="0">
<draw:image xlink:href="../Images/yкринформ/2023-06-12T20-10-00-03-00/630_360_1685367365-251.jpg" xlink:type="simple" xlink:show="embed" xlink:actuate="onLoad" draw:mime-type="image/jpeg"/>
</draw:frame>
乌克兰正在努力建立世界国防工业联盟，以支持我们的国防，以确保供应的可持续性并吸引最佳西方技术。</text:p>
      <text:p text:style-name="P4">
乌克林福姆报道，乌克兰·德米特里·库莱布(Dmitry Kuleb)外交部长在基本的电话“统一新闻”中指出。</text:p>
      <text:p text:style-name="P4">
他说：“我们有一项新的战略任务或挑战，以建立联盟 - 工业产业，以支持乌克兰的辩护以及那些将被它吸引的国家。”</text:p>
      <text:p text:style-name="P4">
<text:span text:style-name="T4">
另请阅读：</text:span>
 <text:a xlink:type="simple" xlink:href="https://www.ukrinform.ua/rubric-society/3720761-ukraina-povertatime-civilnih-polonenih-z-rf-dvoma-slahami-kuleba.html" text:style-name="Internet_20_link" text:visited-style-name="Visited_20_Internet_20_Link">
乌克兰将与俄罗斯制造商 -  <text:span text:style-name="T4">
 kuleba </text:span>
返回平民囚犯**</text:a>
库勒巴(Kuleba)解释说，战争规模并没有减少，乌克兰获得了越来越多的援助。 这位部长指出，需要建立新生产的现代发展，包括无人机，精确的壳。</text:p>
      <text:p text:style-name="P4">
据外交大臣报道，几个月前，乌克兰开始与合作伙伴交谈，即在乌克兰成为综合工业防御工业措施之前，不可能是不可能的，乌克兰在国防工业的新能力中不得确保武装部队的可持续性和稳定性。</text:p>
      <text:p text:style-name="P4">
“我们开始动摇这个话题。 我记得我们与See主题的总统进行了很好的对话，我们同意了一定的行动计划。 如果您问，我去了布鲁塞尔，我们在那里举行了第一次北约，欧盟和乌克兰会议。 这个话题是关键。乌克兰现在正在努力组织一个严肃的国际活动，必须通过建立这个国防工业联盟的建立来吸收这一问题，乌克兰元素是乌克兰龙，乌克兰人，乌克兰人的负责人，”外交官说。</text:p>
      <text:p text:style-name="P4">
<text:span text:style-name="T4">
另请阅读：</text:span>
 <text:a xlink:type="simple" xlink:href="https://www.ukrinform.ua/rubric-polytics/3720330-kuleba-i-blinken-obgovorili-situaciu-na-fronti-ta-pidriv-kahovskoi-ges.html" text:style-name="Internet_20_link" text:visited-style-name="Visited_20_Internet_20_Link">
<text:span text:style-name="T4">
 kuleba </text:span>
和Blinken在前面讨论了情况，并爆炸了Kakhovskaya水力发电站</text:a>
这位部长立刻告知北约的国防部长很快就会被纳蒂维夫防御行业打断，如何继续前进，我们相信国家将解决两个主要问题：供应的构成和乌克兰国防工业的一体化西方。照片：Dmytro Kuleba，Facebook</text:p>
      <text:p text:style-name="P4">
News Source: <text:a xlink:type="simple" xlink:href="https://www.ukrinform.ua/rubric-ato/3721972-ukraina-pracue-nad-stvorennam-alansu-oboronnih-industrij-kuleba.html" text:style-name="Internet_20_link" text:visited-style-name="Visited_20_Internet_20_Link">
https://www.ukrinform.ua/rubric-ato/3721972-ukraina-pracue-nad-stvorennam-alansu-oboronnih-industrij-kuleba.html</text:a>
</text:p>
      <!--NEWS-->
      <text:h text:style-name="P10" text:outline-level="1">
<text:span text:style-name="T4">
在武装部队的巴赫穆特方向上，从250米到700米 - 国防部</text:span>
</text:h>
      <text:p text:style-name="P4">
作者: Ukrinform (Person)</text:p>
      <text:p text:style-name="P4">
出版商: Укринформ (Organization)</text:p>
      <text:p text:style-name="P4">
出版时间: 2023-06-12T20:21:00+03:00</text:p>
      <text:p text:style-name="P4">
修改时间: 2023-06-12T20:21:00+03:00</text:p>
      <text:p text:style-name="P4">
描述: 在巴赫穆特（Bakhmut）方向上，乌克兰的武装力量从250米到700米。  - 乌克林。</text:p>
      <text:p text:style-name="P4">
图片: ['<text:a xlink:type="simple" xlink:href="https://static.ukrinform.com/photos/2023_06/thumb_files/630_360_1686590443-328.jpg" text:style-name="Internet_20_link" text:visited-style-name="Visited_20_Internet_20_Link">
630_360_16865...</text:a>
']</text:p>
      <text:p text:style-name="P4">
标签: ['Бахмут', 'Міноборони', 'Війна з Росією']</text:p>
      <text:p text:style-name="P4">
类型: Article</text:p>
      <!--METADATA-->
      <text:p text:style-name="P4">
<draw:frame draw:style-name="fr1" draw:name="Image206" text:anchor-type="as-char" svg:width="6.9236in" svg:height="3.956343in" draw:z-index="0">
<draw:image xlink:href="../Images/yкринформ/2023-06-12T20-21-00-03-00/630_360_1686590443-328.jpg" xlink:type="simple" xlink:show="embed" xlink:actuate="onLoad" draw:mime-type="image/jpeg"/>
</draw:frame>
乌克兰的武装力量从250米到700米。</text:p>
      <text:p text:style-name="P4">
根据乌克林福姆的说法，乌克兰国防部在[电报]中报告(https://t.me/ministry_of_defense_ua/7681)。</text:p>
      <text:p text:style-name="P4">
演讲写道：“乌克兰兵役解放了下一个定居点-Storozhevo。勇士在巴赫穆特方向从250米到700米。”</text:p>
      <text:p text:style-name="P4">
<text:span text:style-name="T4">
另请阅读：</text:span>
 <text:a xlink:type="simple" xlink:href="https://www.ukrinform.ua/rubric-ato/3721618-morpihi-pri-zvilnenni-sela-storozeve-znisili-blizko-50-rosian-cotiroh-vzali-v-polon.html" text:style-name="Internet_20_link" text:visited-style-name="Visited_20_Internet_20_Link">
自解放村庄时<text:span text:style-name="T4">
守望者</text:span>
夏娃摧毁了50名俄罗斯人，四名被捕</text:a>
<text:span text:style-name="T5">
 [来源：乌克兰武装部队的海军]](https://t.me/ukrainian_navy/3319)</text:span>
</text:p>
      <text:p text:style-name="P4">
正如乌克林福姆报道的那样，<text:a xlink:type="simple" xlink:href="https://www.ukrinform.ua/rubric-ato/3721967-vijskovi-rf-bezuspisno-nastupaut-na-doneccini-j-oboronautsa-na-pivdni.html" text:style-name="Internet_20_link" text:visited-style-name="Visited_20_Internet_20_Link">
俄罗斯联邦军队在顿涅茨克没有成功</text:a>
并在南方防守。</text:p>
      <text:p text:style-name="P4">
照片：国防部，Facebook</text:p>
      <text:p text:style-name="P4">
News Source: <text:a xlink:type="simple" xlink:href="https://www.ukrinform.ua/rubric-ato/3721974-na-bahmutskomu-napramku-zsu-prosunulisa-vid-250-do-700-metriv-minoboroni.html" text:style-name="Internet_20_link" text:visited-style-name="Visited_20_Internet_20_Link">
https://www.ukrinform.ua/rubric-ato/3721974-na-bahmutskomu-napramku-zsu-prosunulisa-vid-250-do-700-metriv-minoboroni.html</text:a>
</text:p>
      <!--NEWS-->
      <text:h text:style-name="P10" text:outline-level="1">
<text:span text:style-name="T4">
海牙乌克兰：俄罗斯继续忽略联合国国际法院的两个命令</text:span>
</text:h>
      <text:p text:style-name="P4">
作者: Ukrinform (Person)</text:p>
      <text:p text:style-name="P4">
出版商: Укринформ (Organization)</text:p>
      <text:p text:style-name="P4">
出版时间: 2023-06-12T20:23:00+03:00</text:p>
      <text:p text:style-name="P4">
修改时间: 2023-06-12T20:23:00+03:00</text:p>
      <text:p text:style-name="P4">
描述: 俄罗斯联邦继续忽略法院在乌克兰针对俄罗斯联邦索赔的诉讼程序中颁布的联合国国际临时措施的两个单独命令。  - 乌克林。</text:p>
      <text:p text:style-name="P4">
图片: ['<text:a xlink:type="simple" xlink:href="https://static.ukrinform.com/photos/2023_06/thumb_files/630_360_1686591255-769.jpg" text:style-name="Internet_20_link" text:visited-style-name="Visited_20_Internet_20_Link">
630_360_16865...</text:a>
']</text:p>
      <text:p text:style-name="P4">
标签: ['Міжнародний суд ООН', 'Україна проти Росії']</text:p>
      <text:p text:style-name="P4">
类型: Article</text:p>
      <!--METADATA-->
      <text:p text:style-name="P4">
<draw:frame draw:style-name="fr1" draw:name="Image207" text:anchor-type="as-char" svg:width="6.9236in" svg:height="3.956343in" draw:z-index="0">
<draw:image xlink:href="../Images/yкринформ/2023-06-12T20-23-00-03-00/630_360_1686591255-769.jpg" xlink:type="simple" xlink:show="embed" xlink:actuate="onLoad" draw:mime-type="image/jpeg"/>
</draw:frame>
法院在乌克兰针对俄罗斯联邦的索赔中违反了法院临时颁发的联合国国际法院的两个单独命令所忽略了RFPPRO。</text:p>
      <text:p text:style-name="P4">
乌克萨纳·佐洛塔雷瓦(Oksana Zolotareva)在乌克萨娜·佐洛塔雷瓦(Oksana Zolotareva)的乌克兰通讯员说，外交部外交部外交部奥克萨纳·佐洛塔雷瓦(Oksana Zolotareva)的主任奥克萨娜·佐洛塔雷瓦(Oksana Zolotareva)在联合国国际法院的听证会上说。</text:p>
      <text:p text:style-name="P4">
“俄罗斯联邦的代表在他的介绍性讲话中勇敢地指出，“俄罗斯非常尊重联合国国际法院。” 但是，这些是国家代表的空言语，该言论继续忽略本法院在乌克兰索赔违反的诉讼中发出的两个单独的反时时间措施。 俄罗斯也没有表现出尊重，向法院表明了这些口头听证会的最后一周的错误情况。”她强调。</text:p>
      <text:p text:style-name="P4">
根据她的说法，根据《公约》的说法，俄罗斯试图在克里米亚创造的各种形式的种族歧视的治疗方法，跨国统一的形象 - 实际上还没有。</text:p>
      <text:p text:style-name="P4">
<text:span text:style-name="T4">
另请阅读：</text:span>
 <text:a xlink:type="simple" xlink:href="https://www.ukrinform.ua/rubric-polytics/3719330-argumenti-ukraini-u-miznarodnomu-sudi-oon-dovodat-silu-nasoi-pozicii-korinevic.html" text:style-name="Internet_20_link" text:visited-style-name="Visited_20_Internet_20_Link">
<text:span text:style-name="T4">
参数</text:span>
 <text:span text:style-name="T4">
乌克兰</text:span>
在<text:span text:style-name="T4">
国际</text:span>
 <text:span text:style-name="T4">
 </text:span>
 <text:span text:style-name="T4">
 court </text:span>
 un <text:span text:style-name="T4">
 </text:span>
 <text:span text:style-name="T4">
 </text:span>
 <text:span text:style-name="T4">
 prove </text:span>
 <text:span text:style-name="T4">
 </text:span>
 <text:span text:style-name="T4">
 </text:span>
 <text:span text:style-name="T4">
 </text:span>
 <text:span text:style-name="T4">
<text:span text:style-name="T5">
 * </text:span>
*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 position * <text:span text:style-name="T5">
\  -  </text:span>
<text:span text:style-name="T5">
 corinevich </text:span>
*</text:a>
“在克里米亚的这个错误的，理想化的版本中，乌克兰社区的克里米亚tatars可以在整个半岛自由地自由举办文化集会； 他们的孩子可以在克里米亚塔塔尔和乌克兰人完全接受培训。 他们的记者和媒体可以自由地处置俄罗斯的占领，而不是因其自己的言论而被杀，折磨； 他们的文化遗产得到了保护和保护； 尊敬的生命权和人身安全权。”佐拉塔里奥娃说。“俄罗斯还跨越了克里米亚学校的克里米亚塔塔尔和乌克兰语言，使得不可能进行对这些社区重要的文化活动，迫使他们的媒体和记者，并退化了他们的文化遗产，试图从克里米亚人那里消除他们的身份半岛，”</text:p>
      <text:p text:style-name="P4">
正如乌克林福姆报道的<text:a xlink:type="simple" xlink:href="https://www.ukrinform.ua/rubric-polytics/3721691-ukraina-proti-rosii-u-miznarodnomu-sudi-oon-tretij-den-publicnih-sluhan.html" text:style-name="Internet_20_link" text:visited-style-name="Visited_20_Internet_20_Link">
联合国乌克兰国际法院在6月进行公共管理</text:a>
在俄罗斯托运恐怖主义和prozabron的融资方面，各种形式的种族歧视。</text:p>
      <text:p text:style-name="P4">
各方将有两轮演讲：6月6日至12日是乌克兰的法律，6月8日至14日 - 俄罗斯。</text:p>
      <text:p text:style-name="P4">
2019年11月8日，联合国国际法院在俄罗斯部署两次公约的情况下承认其管辖权。</text:p>
      <text:p text:style-name="P4">
2017年1月16日，乌克兰针对国际法院提起诉讼，反对俄罗斯违反《禁止筹款恐怖主义和种族歧视公约》的公约。 俄罗斯的指控包括：通过非法武装部队提供武器和其他援助； MH-17航班的马里兹航空公司； 解雇住宅区Markiupol和Kramatorsk； 销毁平民客车和沃诺瓦卡； 在哈尔基夫举行的和平会议上爆炸； 歧视乌克兰和克里米亚塔塔尔社区； 禁止Majlisukhrim Tatar人民的活动； 失踪，谋杀，未经授权的搜查，拘留的浪潮； 教学乌克兰和克里米亚塔塔尔语言的限制。</text:p>
      <text:p text:style-name="P4">
<text:span text:style-name="T4">
另请阅读：</text:span>
 [<text:span text:style-name="T4">
国际</text:span>
 <text:span text:style-name="T4">
法院</text:span>
 u <text:span text:style-name="T4">
 haga </text:span>
 <text:span text:style-name="T4">
 </text:span>
 <text:span text:style-name="T4">
允许</text:span>
<text:span text:style-name="T4">
 Lithuania </text:span>
 <text:span text:style-name="T4">
 </text:span>
 <text:span text:style-name="T4">
 </text:span>
 <text:span text:style-name="T4">
 in </text:span>
 case <text:span text:style-name="T4">
 </text:span>
乌克兰<text:span text:style-name="T4">
 </text:span>
<text:span text:style-name="T5">
反对</text:span>
<text:span text:style-name="T5">
 </text:span>
<text:span text:style-name="T5">
 </text:span>
<text:span text:style-name="T5">
俄罗斯</text:span>
*»]](https://www.ukrinform.ua/rubric-ato/3720152-miznarodnij-sud-u-gaazi-dozvoliv-litvi-vstupiti-u-spravu-ukraina-proti-rosii.html)联合国国际法院的一项命令在俄罗斯违反恐怖主义和禁止所有格式歧视的情况下获得了批准。</text:p>
      <text:p text:style-name="P4">
2017年4月19日，宣布了一项决定。 联合国国际法院在海牙裁定，俄罗斯应该续签马克里斯克·塔塔尔人的活动，以确保克里米亚在乌克兰人的教育访问能力。</text:p>
      <text:p text:style-name="P4">
联合国国际法院的第二个命令涉及对种族灭绝的结界的诉讼。</text:p>
      <text:p text:style-name="P4">
News Source: <text:a xlink:type="simple" xlink:href="https://www.ukrinform.ua/rubric-polytics/3721978-ukraina-u-gaazi-rosia-prodovzue-ignoruvati-dva-nakazi-miznarodnogo-sudu-oon.html" text:style-name="Internet_20_link" text:visited-style-name="Visited_20_Internet_20_Link">
https://www.ukrinform.ua/rubric-polytics/3721978-ukraina-u-gaazi-rosia-prodovzue-ignoruvati-dva-nakazi-miznarodnogo-sudu-oon.html</text:a>
</text:p>
      <!--NEWS-->
      <text:h text:style-name="P10" text:outline-level="1">
<text:span text:style-name="T4">
在卢汉斯克地区俄罗斯联邦的突袭部队中，逃兵案件增加了 - 总参谋部</text:span>
</text:h>
      <text:p text:style-name="P4">
作者: Ukrinform (Person)</text:p>
      <text:p text:style-name="P4">
出版商: Укринформ (Organization)</text:p>
      <text:p text:style-name="P4">
出版时间: 2023-06-12T20:25:00+03:00</text:p>
      <text:p text:style-name="P4">
修改时间: 2023-06-12T20:25:00+03:00</text:p>
      <text:p text:style-name="P4">
描述: 在卢汉斯克地区暂时占领的领土上，俄罗斯占领部队“ Storm-Z”的袭击部队中的遗弃案件增加了。  - 乌克林。</text:p>
      <text:p text:style-name="P4">
图片: ['<text:a xlink:type="simple" xlink:href="https://static.ukrinform.com/photos/2022_04/thumb_files/630_360_1649246846-717.jpg" text:style-name="Internet_20_link" text:visited-style-name="Visited_20_Internet_20_Link">
630_360_16492...</text:a>
']</text:p>
      <text:p text:style-name="P4">
标签: ['Дезертири', 'Генштаб', 'Луганщина', 'Війна з Росією']</text:p>
      <text:p text:style-name="P4">
类型: Article</text:p>
      <!--METADATA-->
      <text:p text:style-name="P4">
<draw:frame draw:style-name="fr1" draw:name="Image208" text:anchor-type="as-char" svg:width="6.9236in" svg:height="3.956343in" draw:z-index="0">
<draw:image xlink:href="../Images/yкринформ/2023-06-12T20-25-00-03-00/630_360_1649246846-717.jpg" xlink:type="simple" xlink:show="embed" xlink:actuate="onLoad" draw:mime-type="image/jpeg"/>
</draw:frame>
在卢汉斯克地区被占领领土时，俄罗斯占领部队的“风暴Z”的突击部队更常见。</text:p>
      <text:p text:style-name="P4">
关于它报告了[Facebook]的武装部队总人员(https://www.facebook.com/GeneralStaff.ua/posts/pfbid02N8H1m1prNXBVqd4k1MrXhZ924KbGCv2iJXrymWiE7eFPjRAoYJs1C82tBpicpNpl)，报道乌克林福姆。</text:p>
      <text:p text:style-name="P4">
“在乌克兰国防军的成功战斗的背景下，由于临时占领的领土(卢甘斯卡亚地区)，活力的巨大损失(https://www.ukrinform.ua/tag-lugansina)证词写道。</text:p>
      <text:p text:style-name="P4">
<text:span text:style-name="T5">
!风暴</text:span>
*»]](https://www.ukrinform.ua/rubric-ato/3721191-sered-rosijskih-mobilizovanih-pocastisali-vipadki-sabotazu-ta-dezertirstva.html)此外，由于非正式停止假期，这是俄罗斯军事领导人的承诺者，因此人们注意到了大约25名俄罗斯侵略者在马里波利特·诺瓦夫斯克的逃亡。</text:p>
      <text:p text:style-name="P4">
<text:span text:style-name="T4">
另请阅读：</text:span>
 <text:a xlink:type="simple" xlink:href="https://www.ukrinform.ua/rubric-ato/3721967-vijskovi-rf-bezuspisno-nastupaut-na-doneccini-j-oboronautsa-na-pivdni.html" text:style-name="Internet_20_link" text:visited-style-name="Visited_20_Internet_20_Link">
军事俄罗斯联邦在南部的顿涅茨克地区未能成功</text:a>
正如乌克林福姆报道的那样，<text:a xlink:type="simple" xlink:href="https://www.ukrinform.ua/rubric-ato/3718336-zagarbniki-moralno-visnazeni-ocikuvannam-ukrainskogo-kontrnastupu-gumenuk.html" text:style-name="Internet_20_link" text:visited-style-name="Visited_20_Internet_20_Link">
有迹象表明入侵者在道德上筋疲力尽</text:a>
乌克兰反攻性和恐慌的长期期望。</text:p>
      <text:p text:style-name="P4">
News Source: <text:a xlink:type="simple" xlink:href="https://www.ukrinform.ua/rubric-ato/3721975-u-sturmovih-pidrozdilah-rf-na-lugansini-zbilsilisa-vipadki-dezertirstva-genstab.html" text:style-name="Internet_20_link" text:visited-style-name="Visited_20_Internet_20_Link">
https://www.ukrinform.ua/rubric-ato/3721975-u-sturmovih-pidrozdilah-rf-na-lugansini-zbilsilisa-vipadki-dezertirstva-genstab.html</text:a>
</text:p>
      <!--NEWS-->
      <text:h text:style-name="P10" text:outline-level="1">
<text:span text:style-name="T4">
将近170只动物从霍森地区撤离到利维夫到利维夫</text:span>
</text:h>
      <text:p text:style-name="P4">
作者: Ukrinform (Person)</text:p>
      <text:p text:style-name="P4">
出版商: Укринформ (Organization)</text:p>
      <text:p text:style-name="P4">
出版时间: 2023-06-12T20:27:17+03:00</text:p>
      <text:p text:style-name="P4">
修改时间: 2023-06-12T20:27:17+03:00</text:p>
      <text:p text:style-name="P4">
描述: LVIV志愿者从霍森地区的地区带来了72只狗和96只猫到利维夫，通过俄罗斯人的Kakhovskaya水力发电厂的大坝淹没了。  - 乌克林。</text:p>
      <text:p text:style-name="P4">
图片: ['<text:a xlink:type="simple" xlink:href="https://static.ukrinform.com/photos/2023_06/thumb_files/630_360_1686590738-873.jpg" text:style-name="Internet_20_link" text:visited-style-name="Visited_20_Internet_20_Link">
630_360_16865...</text:a>
']</text:p>
      <text:p text:style-name="P4">
标签: ['Херсонщина', 'Львів', 'Тварини']</text:p>
      <text:p text:style-name="P4">
类型: Article</text:p>
      <!--METADATA-->
      <text:p text:style-name="P4">
<draw:frame draw:style-name="fr1" draw:name="Image209" text:anchor-type="as-char" svg:width="6.9236in" svg:height="3.956343in" draw:z-index="0">
<draw:image xlink:href="../Images/yкринформ/2023-06-12T20-27-17-03-00/630_360_1686590738-873.jpg" xlink:type="simple" xlink:show="embed" xlink:actuate="onLoad" draw:mime-type="image/jpeg"/>
</draw:frame>
LVIV Lobes带到了来自Kherson地区地区的LVIV 72只狗和96只猫，这是由于俄罗斯人通过俄罗斯人而闻名的。</text:p>
      <text:p text:style-name="P4">
关于IT报告<text:a xlink:type="simple" xlink:href="https://city-adm.lviv.ua/news/volunteering/297002-72-sobaki-ta-96-kotiv-volonteri-domivki-vryatovanikh-tvarin-evakuyuvali-khvostatikh-iz-khersona-video" text:style-name="Internet_20_link" text:visited-style-name="Visited_20_Internet_20_Link">
LVIV市议会的新闻服务</text:a>
，报道乌克林福姆。</text:p>
      <text:p text:style-name="P4">
“我们在赫尔森呆了四天 - 帮助所有发生在途中的人。有动物，包括处于危急状态的狗。 我们有一只狗在战trench中落入军队，精疲力尽，无法离开那里。 阀门在诊所呆了两天，因为他又到达了一次航班。 那只狗已经开始吃饭了，但怀疑他病了。 有些狗的状况相当正常，它们需要从庇护所带走的房屋，因为这对它们来说是巨大的压力。</text:p>
      <text:p text:style-name="P4">
他补充说，大多数志愿者被志愿者撤离，志愿者在战争开始时离开了所有者，但他们把家园留在了被淹没的街道上。 但是，我们不得不从塔索巴克(Tasobak)的猫和水下的房屋中捡起猫。</text:p>
      <text:p text:style-name="P4">
<text:span text:style-name="T4">
另请阅读：</text:span>
 <text:a xlink:type="simple" xlink:href="https://www.ukrinform.ua/rubric-kyiv/3721847-u-kiivskomu-pritulku-vistavkovij-centr-mozna-vzati-vratovanih-z-hersonsini-tvarin.html" text:style-name="Internet_20_link" text:visited-style-name="Visited_20_Internet_20_Link">
在基辅庇护所“展览中心”中可以从赫尔森地区占据<text:span text:style-name="T4">
动物</text:span>
</text:a>
所有动物都立即被抓住，必须经过兽医隔离，但是如果人们准备好现在拿起四腿，在家中没有其他动物，那么它们就准备好适合它们了。</text:p>
      <text:p text:style-name="P4">
“一些动物已经找到了新的房屋，人们已经积极回应。 但是，他们一直在等待主人。 动物可以被任何人带走，只有一条链，没有自我制造，并且必须进行强制性灭菌或cast割。 Calse所有者将结束一份动物保留合同，因此去屋子带护照。”庇护所指出。</text:p>
      <text:p text:style-name="P4">
敦促准备回家的人在UL到家。 O.Dovbush，每天9:00至19:00每天24岁。照片：罗马·巴鲁克(Roman Baluk)，LMR</text:p>
      <text:p text:style-name="P4">
News Source: <text:a xlink:type="simple" xlink:href="https://www.ukrinform.ua/rubric-regions/3721976-z-hersonsini-do-lvova-evakuuvali-majze-170-tvarin.html" text:style-name="Internet_20_link" text:visited-style-name="Visited_20_Internet_20_Link">
https://www.ukrinform.ua/rubric-regions/3721976-z-hersonsini-do-lvova-evakuuvali-majze-170-tvarin.html</text:a>
</text:p>
      <!--NEWS-->
      <text:h text:style-name="P10" text:outline-level="1">
<text:span text:style-name="T4">
Kakhovskaya水力发电站：库勒巴说，西方媒体是乌克兰对乌克兰造成的巨大破坏</text:span>
</text:h>
      <text:p text:style-name="P4">
作者: Ukrinform (Person)</text:p>
      <text:p text:style-name="P4">
出版商: Укринформ (Organization)</text:p>
      <text:p text:style-name="P4">
出版时间: 2023-06-12T20:32:00+03:00</text:p>
      <text:p text:style-name="P4">
修改时间: 2023-06-12T20:32:00+03:00</text:p>
      <text:p text:style-name="P4">
描述: 西方媒体在破坏HPP责任的分配方面的错误对乌克兰造成了巨大伤害。  - 乌克林。</text:p>
      <text:p text:style-name="P4">
图片: ['<text:a xlink:type="simple" xlink:href="https://static.ukrinform.com/photos/2023_06/thumb_files/630_360_1686071199-792.jpeg" text:style-name="Internet_20_link" text:visited-style-name="Visited_20_Internet_20_Link">
630_360_16860...</text:a>
']</text:p>
      <text:p text:style-name="P4">
标签: ['Дмитро Кулеба', 'МЗС', 'Каховська ГЕС', 'Єдині новини']</text:p>
      <text:p text:style-name="P4">
类型: Article</text:p>
      <!--METADATA-->
      <text:p text:style-name="P4">
<draw:frame draw:style-name="fr1" draw:name="Image212" text:anchor-type="as-char" svg:width="6.9236in" svg:height="3.956343in" draw:z-index="0">
<draw:image xlink:href="../Images/yкринформ/2023-06-12T20-32-00-03-00/630_360_1686071199-792.jpeg" xlink:type="simple" xlink:show="embed" xlink:actuate="onLoad" draw:mime-type="image/jpeg"/>
</draw:frame>
Bakrocid Media在破坏HPP责任的分配中对乌克兰造成了巨大损害。</text:p>
      <text:p text:style-name="P4">
乌克林福姆报道，乌克兰·德米特里·库莱布(Dmitry Kuleb)外交部长在基本的电话“统一新闻”中指出。</text:p>
      <text:p text:style-name="P4">
“毫无疑问，乌克兰还没有这样做。 逻辑是俄罗斯是俄罗斯的罪行，因为爆炸是俄罗斯对乌克兰的侵略的结果，而这种规模的破坏，无论他们是否想做较少的事情，但没有计划，都没有建立 - 这不是 - 不是 - 这不是建立，尚未确定，这里在这里存储了不同的观点。俄罗斯的手是什么情况 - 在这里建立共识。”他说。</text:p>
      <text:p text:style-name="P4">
<text:span text:style-name="T4">
另请阅读：</text:span>
 <text:a xlink:type="simple" xlink:href="https://www.ukrinform.ua/rubric-economy/3721949-zbitki-meliorativnoi-sistemi-cerez-pidriv-kahovskoi-ges-sagnuli-150-milardiv.html" text:style-name="Internet_20_link" text:visited-style-name="Visited_20_Internet_20_Link">
由于破坏了Kakhovskaya geszhangi₴₴1.50亿，填海系统的破坏</text:a>
库勒巴还强调，西方媒体在责任分配，破坏HPP的责任分配中的错误对真理造成了巨大伤害，现在乌克兰竭尽全力将这个故事转向真理。</text:p>
      <text:p text:style-name="P4">
正如乌克林福姆报道的<text:a xlink:type="simple" xlink:href="https://www.ukrinform.ua/rubric-other_news/3720776-pidriv-rosianami-kahovskoi-ges-usi-novini.html" text:style-name="Internet_20_link" text:visited-style-name="Visited_20_Internet_20_Link">
6月6日，俄罗斯军队破坏了Greblyukakhov水力发电站</text:a>
。 库尔森地区正在进行洪水泛滥的救援工作和疏散措施。 特别困难 - 在暂时占领的领土上，俄罗斯入侵者在没有任何帮助的情况下向人们盖章。</text:p>
      <text:p text:style-name="P4">
库勒巴对以下事实表示愤慨：在破坏情况下的一些西方媒体是俄罗斯的宣传，并暗示了乌克兰可能对灾难的良心。</text:p>
      <text:p text:style-name="P4">
照片：行星刺戳</text:p>
      <text:p text:style-name="P4">
News Source: <text:a xlink:type="simple" xlink:href="https://www.ukrinform.ua/rubric-polytics/3721977-pidriv-kahovskoi-ges-kuleba-zaaviv-so-pomilka-zahidnih-zmi-zavdala-ukraini-velikoi-skodi.html" text:style-name="Internet_20_link" text:visited-style-name="Visited_20_Internet_20_Link">
https://www.ukrinform.ua/rubric-polytics/3721977-pidriv-kahovskoi-ges-kuleba-zaaviv-so-pomilka-zahidnih-zmi-zavdala-ukraini-velikoi-skodi.html</text:a>
</text:p>
      <!--NEWS-->
      <text:h text:style-name="P10" text:outline-level="1">
<text:span text:style-name="T4">
乌克兰人在海滩排球赢得了瑞士世界巡回赛的瑞士舞台</text:span>
</text:h>
      <text:p text:style-name="P4">
作者: Ukrinform (Person)</text:p>
      <text:p text:style-name="P4">
出版商: Укринформ (Organization)</text:p>
      <text:p text:style-name="P4">
出版时间: 2023-06-12T20:38:07+03:00</text:p>
      <text:p text:style-name="P4">
修改时间: 2023-06-12T20:38:07+03:00</text:p>
      <text:p text:style-name="P4">
描述: 在瑞士Spita举行的女性中，海滩排球锦标赛的冠军是乌克兰女子戴安娜·卢宁（Diana Lunin）和塔蒂亚娜·拉扎伦科（Tatiana Lazarenko）。  - 乌克林。</text:p>
      <text:p text:style-name="P4">
图片: ['<text:a xlink:type="simple" xlink:href="https://static.ukrinform.com/photos/2023_06/thumb_files/630_360_1686591423-893.jpg" text:style-name="Internet_20_link" text:visited-style-name="Visited_20_Internet_20_Link">
630_360_16865...</text:a>
']</text:p>
      <text:p text:style-name="P4">
标签: ['Волейбол']</text:p>
      <text:p text:style-name="P4">
类型: Article</text:p>
      <!--METADATA-->
      <text:p text:style-name="P4">
<draw:frame draw:style-name="fr1" draw:name="Image213" text:anchor-type="as-char" svg:width="6.9236in" svg:height="3.956343in" draw:z-index="0">
<draw:image xlink:href="../Images/yкринформ/2023-06-12T20-38-07-03-00/630_360_1686591423-893.jpg" xlink:type="simple" xlink:show="embed" xlink:actuate="onLoad" draw:mime-type="image/jpeg"/>
</draw:frame>
乌克兰女子戴安娜·卢宁(Diana Lunin)和塔蒂亚娜·拉扎伦科(Tatiana Lazarenko)是乌斯维斯·斯皮茨(Ushwiss Spitz)举行的女性海滩排球锦标赛的冠军。</text:p>
      <text:p text:style-name="P4">
如报告<text:a xlink:type="simple" xlink:href="https://sport.ua/uk/news/629920-ukrainki-vpershe-v-sezoni-vigrali-etap-svitovogo-turu-z-plyazhnogo-voleybolu" text:style-name="Internet_20_link" text:visited-style-name="Visited_20_Internet_20_Link">
sport.ua</text:a>
据报道，在卢宁和拉扎伦科的比赛巡回赛决赛中，赢得了代表迈克尔·布林克娃和卡琳娜·佐尔纳奇科娃的意志胜利-16：21，21：9，15：10，据报道。</text:p>
      <text:p text:style-name="P4">
*!(https://www.ukrinform.ua/rubric-sports/3721521-colovica-zbirna-ukraini-dostrokovo-vijsla-u-final-cotiroh-zolotoi-evroligi-z-volejbolu.html)乌克兰队在本赛季第一次赢得了世界巡回赛。 下一阶段的比赛将于6月15日至6月18日在法国礼来公司举行。</text:p>
      <text:p text:style-name="P4">
照片：Cev.eu。</text:p>
      <text:p text:style-name="P4">
News Source: <text:a xlink:type="simple" xlink:href="https://www.ukrinform.ua/rubric-sports/3721979-ukrainki-vigrali-svejcarskij-etap-svitovogo-turu-z-plaznogo-volejbolu.html" text:style-name="Internet_20_link" text:visited-style-name="Visited_20_Internet_20_Link">
https://www.ukrinform.ua/rubric-sports/3721979-ukrainki-vigrali-svejcarskij-etap-svitovogo-turu-z-plaznogo-volejbolu.html</text:a>
</text:p>
      <!--NEWS-->
      <text:h text:style-name="P10" text:outline-level="1">
<text:span text:style-name="T4">
Mariupol剧院在罗马尼亚的一个节日上表演</text:span>
</text:h>
      <text:p text:style-name="P4">
作者: Ukrinform (Person)</text:p>
      <text:p text:style-name="P4">
出版商: Укринформ (Organization)</text:p>
      <text:p text:style-name="P4">
出版时间: 2023-06-12T20:41:03+03:00</text:p>
      <text:p text:style-name="P4">
修改时间: 2023-06-12T20:41:03+03:00</text:p>
      <text:p text:style-name="P4">
描述: 洋茨克野马学术区域戏剧剧院在罗马尼亚国际戏剧节上演出。  - 乌克林。</text:p>
      <text:p text:style-name="P4">
图片: ['<text:a xlink:type="simple" xlink:href="https://static.ukrinform.com/photos/2023_06/thumb_files/630_360_1686591557-434.jpeg" text:style-name="Internet_20_link" text:visited-style-name="Visited_20_Internet_20_Link">
630_360_16865...</text:a>
']</text:p>
      <text:p text:style-name="P4">
标签: ['Фестиваль', 'Маріуполь', 'Румунія', 'Театр']</text:p>
      <text:p text:style-name="P4">
类型: Article</text:p>
      <!--METADATA-->
      <text:p text:style-name="P4">
<draw:frame draw:style-name="fr1" draw:name="Image214" text:anchor-type="as-char" svg:width="6.9236in" svg:height="3.956343in" draw:z-index="0">
<draw:image xlink:href="../Images/yкринформ/2023-06-12T20-41-03-03-00/630_360_1686591557-434.jpeg" xlink:type="simple" xlink:show="embed" xlink:actuate="onLoad" draw:mime-type="image/jpeg"/>
</draw:frame>
Mariupol的Donetsk学术区域戏剧剧院在罗马尼亚举行了国际戏剧节。</text:p>
      <text:p text:style-name="P4">
根据乌克林福姆的说法，[Telegram]报告中文化和信息政策部的新闻服务(https://t.me/mkipu/6435)。</text:p>
      <text:p text:style-name="P4">
“顿涅茨克学术区域戏剧剧院，城市<text:a xlink:type="simple" xlink:href="https://www.ukrinform.ua/tag-mariupol" text:style-name="Internet_20_link" text:visited-style-name="Visited_20_Internet_20_Link">
Mariupol</text:a>
，他在罗马尼亚城市Targovysht的Babel F.A.S.T 2023国际戏剧节上发表了讲话。”</text:p>
      <text:p text:style-name="P4">
如图所述，该节日不是第一次举行，它涉及大约20个国家的剧院。</text:p>
      <text:p text:style-name="P4">
在Donetsk戏剧节上，向观众展示了有关Vasyl Stus命运“灵魂哭泣”的生活的表演。</text:p>
      <text:p text:style-name="P4">
<text:span text:style-name="T4">
另请阅读：</text:span>
 <text:a xlink:type="simple" xlink:href="https://www.ukrinform.ua/rubric-culture/3683720-aktori-mariupolskogo-teatru-zigrali-blagodijnu-vistavu-u-kievi-grosi-pidut-na-zsu.html" text:style-name="Internet_20_link" text:visited-style-name="Visited_20_Internet_20_Link">
Mariupol Theatre的演员在基辅(Kiev)进行了慈善表演，钱将捐给武装部队</text:a>
据报道，国家学术剧院的演员。 Ivana Francekoda dnipro，Kramatorsk和Druzhkivka提供了一项移动音乐会计划。</text:p>
      <text:p text:style-name="P4">
News Source: <text:a xlink:type="simple" xlink:href="https://www.ukrinform.ua/rubric-culture/3721981-mariupolskij-teatr-pokazav-vistavu-na-festivali-u-rumunii.html" text:style-name="Internet_20_link" text:visited-style-name="Visited_20_Internet_20_Link">
https://www.ukrinform.ua/rubric-culture/3721981-mariupolskij-teatr-pokazav-vistavu-na-festivali-u-rumunii.html</text:a>
</text:p>
      <!--NEWS-->
      <text:h text:style-name="P10" text:outline-level="1">
<text:span text:style-name="T4">
在美国，东海岸的一条主要高速公路之一崩溃了</text:span>
</text:h>
      <text:p text:style-name="P4">
作者: Ukrinform (Person)</text:p>
      <text:p text:style-name="P4">
出版商: Укринформ (Organization)</text:p>
      <text:p text:style-name="P4">
出版时间: 2023-06-12T20:43:00+03:00</text:p>
      <text:p text:style-name="P4">
修改时间: 2023-06-12T20:43:00+03:00</text:p>
      <text:p text:style-name="P4">
描述: 在美国，该国东部海岸的一条主要高速公路之一倒塌了。  - 乌克林。</text:p>
      <text:p text:style-name="P4">
图片: ['<text:a xlink:type="simple" xlink:href="https://static.ukrinform.com/photos/2023_06/thumb_files/630_360_1686591751-205.jpg" text:style-name="Internet_20_link" text:visited-style-name="Visited_20_Internet_20_Link">
630_360_16865...</text:a>
']</text:p>
      <text:p text:style-name="P4">
标签: ['Надзвичайний стан', 'США', 'Губернатор']</text:p>
      <text:p text:style-name="P4">
类型: Article</text:p>
      <!--METADATA-->
      <text:p text:style-name="P4">
<draw:frame draw:style-name="fr1" draw:name="Image215" text:anchor-type="as-char" svg:width="6.9236in" svg:height="3.956343in" draw:z-index="0">
<draw:image xlink:href="../Images/yкринформ/2023-06-12T20-43-00-03-00/630_360_1686591751-205.jpg" xlink:type="simple" xlink:show="embed" xlink:actuate="onLoad" draw:mime-type="image/jpeg"/>
</draw:frame>
在美国，乌克兰东海岸的主要高速公路之一的栈桥。</text:p>
      <text:p text:style-name="P4">
正如乌克林福姆报道的那样，它报告了<text:a xlink:type="simple" xlink:href="https://www.bbc.co.uk/news/world-us-canada-65881779" text:style-name="Internet_20_link" text:visited-style-name="Visited_20_Internet_20_Link">
BBC</text:a>
。</text:p>
      <text:p text:style-name="P4">
I-95高速公路的一部分在周日在费城失败。 栈桥下的油轮爆发，导致结构崩溃。</text:p>
      <text:p text:style-name="P4">
<text:span text:style-name="T4">
另请阅读：</text:span>
 [在中国有<text:span text:style-name="T4">
倒塌</text:span>
山，14人被杀]](https://www.ukrinform.ua/rubric-world/3718198-u-kitai-stavsa-obval-gori-zaginuli-14-ludej.html)从缅因州到佛罗里达州绘制的道路段已接近3218公里，已关闭。</text:p>
      <text:p text:style-name="P4">
宾夕法尼亚州州长乔什·夏皮罗(Josh Shapiro)即将宣布一家非凡的工厂，以加速为高速公路维修的资金分配。 据他说，该结构的恢复将需要“几个月”。</text:p>
      <text:p text:style-name="P4">
每天，旅行约160,000辆汽车，其中包括14,000辆卡车。</text:p>
      <text:p text:style-name="P4">
<text:span text:style-name="T4">
另请阅读：</text:span>
 [在泰国<text:span text:style-name="T4">
倒塌</text:span>
学校的屋顶 - 七人死，23(https://www.ukrinform.ua/rubric-world/3713125-u-tailandi-obvalivsa-dah-skoli-semero-zagiblih-23-poranenih.html)研究人员目前正在建立结构崩溃的确切原因。</text:p>
      <text:p text:style-name="P4">
没有关于事件导致受害者或死亡的报道。</text:p>
      <text:p text:style-name="P4">
正如乌克林福姆报道的德克萨斯州休斯敦的警察(美国)，据报道，周日早上有人在俱乐部附近的一个拥挤的停车场开枪击事件后，每个人都受伤。</text:p>
      <text:p text:style-name="P4">
照片：David Maialetti /员工摄影师</text:p>
      <text:p text:style-name="P4">
News Source: <text:a xlink:type="simple" xlink:href="https://www.ukrinform.ua/rubric-world/3721982-u-ssa-stavsa-obval-na-odnij-iz-golovnih-avtomagistralej-shidnogo-uzberezza.html" text:style-name="Internet_20_link" text:visited-style-name="Visited_20_Internet_20_Link">
https://www.ukrinform.ua/rubric-world/3721982-u-ssa-stavsa-obval-na-odnij-iz-golovnih-avtomagistralej-shidnogo-uzberezza.html</text:a>
</text:p>
      <!--NEWS-->
      <text:h text:style-name="P10" text:outline-level="1">
<text:span text:style-name="T4">
联合国国际法院的乌克兰：俄罗斯在克里米亚引入了种族歧视</text:span>
</text:h>
      <text:p text:style-name="P4">
作者: Ukrinform (Person)</text:p>
      <text:p text:style-name="P4">
出版商: Укринформ (Organization)</text:p>
      <text:p text:style-name="P4">
出版时间: 2023-06-12T20:47:32+03:00</text:p>
      <text:p text:style-name="P4">
修改时间: 2023-06-12T20:47:32+03:00</text:p>
      <text:p text:style-name="P4">
描述: 俄罗斯在克里米亚引入了种族歧视制度，违反了《消除种族歧视形式的公约》。  - 乌克林。</text:p>
      <text:p text:style-name="P4">
图片: ['<text:a xlink:type="simple" xlink:href="https://static.ukrinform.com/photos/2021_10/thumb_files/630_360_1634037133-974.jpg" text:style-name="Internet_20_link" text:visited-style-name="Visited_20_Internet_20_Link">
630_360_16340...</text:a>
']</text:p>
      <text:p text:style-name="P4">
标签: ['МЗС', 'Нідерланди', 'Міжнародний суд ООН']</text:p>
      <text:p text:style-name="P4">
类型: Article</text:p>
      <!--METADATA-->
      <text:p text:style-name="P4">
<draw:frame draw:style-name="fr1" draw:name="Image216" text:anchor-type="as-char" svg:width="6.9236in" svg:height="3.956343in" draw:z-index="0">
<draw:image xlink:href="../Images/yкринформ/2023-06-12T20-47-32-03-00/630_360_1634037133-974.jpg" xlink:type="simple" xlink:show="embed" xlink:actuate="onLoad" draw:mime-type="image/jpeg"/>
</draw:frame>
俄罗斯激发了克里米亚的种族歧视政权，违反了对各种形式的种族歧视的公约。</text:p>
      <text:p text:style-name="P4">
乌克兰乌克兰(Oksana Zolottariv)乌克萨纳·佐洛塔里夫(Oksana Zolottariv)表示，乌克兰 - 乌克兰事务部主管Oksana Zolottariv表示，她在联合国国际法院举行的听证会上说。</text:p>
      <text:p text:style-name="P4">
“平等的俄罗斯外墙不能隐藏一个可怕的现实：俄罗斯激起了政权(咖啡)“， - 她说。</text:p>
      <text:p text:style-name="P4">
<text:span text:style-name="T4">
另请阅读：</text:span>
 <text:a xlink:type="simple" xlink:href="https://www.ukrinform.ua/rubric-polytics/3721978-ukraina-u-gaazi-rosia-prodovzue-ignoruvati-dva-nakazi-miznarodnogo-sudu-oon.html" text:style-name="Internet_20_link" text:visited-style-name="Visited_20_Internet_20_Link">
海牙乌克兰：俄罗斯继续忽略两个联合国国际法院</text:a>
她还强调，俄罗斯在打击恐怖主义融资的事实中也绘制了假现实(ICSFT).</text:p>
      <text:p text:style-name="P4">
“Росія, наприклад, хотіла б, щоб цей суд повірив, що російська військовабригада не відправляла “Бук” в Україну; що цей “Бук” не збивав MH17; і щобойовики “ДНР”, які збили рейс MH17, не зробили нічого протизаконного. АлеРосія не може сховатися від фактів, від незалежних розслідувань і від іншихсудових інституцій, які відхилили її фейкові конспіративні теорії. Ці фактивикривають дійсну сутність російського “потьомкінського села”: воно єфальшивою реальністю, побудованою на безпідставній пропаганді”, - сказалавона.</text:p>
      <text:p text:style-name="P4">
Золотарьова також закликала суд звернути увагу на джерела та якість доказовоїбази Росії, коли він розглядатиме її пояснення щодо інших питань, наприклад,чому бомби впали на житлові райони, чи вибухнули на мирних мітингах.</text:p>
      <text:p text:style-name="P4">
<text:span text:style-name="T4">
Читайте також:</text:span>
 <text:a xlink:type="simple" xlink:href="https://www.ukrinform.ua/rubric-polytics/3719330-argumenti-ukraini-u-miznarodnomu-sudi-oon-dovodat-silu-nasoi-pozicii-korinevic.html" text:style-name="Internet_20_link" text:visited-style-name="Visited_20_Internet_20_Link">
 Аргументи <text:span text:style-name="T4">
України</text:span>
 у <text:span text:style-name="T4">
Міжнародному</text:span>
 <text:span text:style-name="T4">
суді</text:span>
 <text:span text:style-name="T4">
ООН</text:span>
доводять силу нашої позиції - Кориневич </text:a>
</text:p>
      <text:p text:style-name="P4">
正如乌克林福姆(Ukrinform)报道的那样，在6月，联合国国际法院在俄罗斯违反了对恐怖主义打击恐怖主义和禁止各种形式的种族歧视的公约的情况下进行宣传。</text:p>
      <text:p text:style-name="P4">
各方将有两轮演讲：6月6日至12日是乌克兰的法律，6月8日至14日 - 俄罗斯。</text:p>
      <text:p text:style-name="P4">
<text:span text:style-name="T4">
另请阅读：</text:span>
 [在乌克兰确信在俄罗斯建立国际法庭(https://www.ukrinform.ua/rubric-polytics/3579711-v-ukraini-vpevneni-so-stvorenna-miznarodnogo-tribunalu-sodo-rosii-neminuce.html)2019年11月8日，联合国国际法院在俄罗斯部署两次公约的情况下承认其管辖权。</text:p>
      <text:p text:style-name="P4">
2017年1月16日，乌克兰针对国际法院提起诉讼，反对俄罗斯违反《禁止筹款恐怖主义和种族歧视公约》的公约。 俄罗斯的指控包括：通过非法武装部队提供武器和其他援助； MH-17航班的马里兹航空公司； 解雇住宅区Markiupol和Kramatorsk； 销毁平民客车和沃诺瓦卡； 在哈尔基夫举行的和平会议上爆炸； 歧视乌克兰和克里米亚塔塔尔社区； 禁止Majlisukhrim Tatar人民的活动； 失踪，谋杀，未经授权的搜查，拘留的浪潮； 教学乌克兰和克里米亚塔塔尔语言的限制。</text:p>
      <text:p text:style-name="P4">
News Source: <text:a xlink:type="simple" xlink:href="https://www.ukrinform.ua/rubric-crimea/3721983-ukraina-u-miznarodnomu-sudi-oon-rosia-zaprovadila-rezim-rasovoi-diskriminacii-v-krimu.html" text:style-name="Internet_20_link" text:visited-style-name="Visited_20_Internet_20_Link">
https://www.ukrinform.ua/rubric-crimea/3721983-ukraina-u-miznarodnomu-sudi-oon-rosia-zaprovadila-rezim-rasovoi-diskriminacii-v-krimu.html</text:a>
</text:p>
      <!--NEWS-->
      <text:h text:style-name="P10" text:outline-level="1">
<text:span text:style-name="T4">
俄罗斯人捕获的娱乐中心发生了爆炸</text:span>
</text:h>
      <text:p text:style-name="P4">
作者: Ukrinform (Person)</text:p>
      <text:p text:style-name="P4">
出版商: Укринформ (Organization)</text:p>
      <text:p text:style-name="P4">
出版时间: 2023-06-12T20:51:00+03:00</text:p>
      <text:p text:style-name="P4">
修改时间: 2023-06-12T20:51:00+03:00</text:p>
      <text:p text:style-name="P4">
描述: 在占领俄罗斯军队的Zaporizhhya地区的Primorsk中，休闲中心发生了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Вибух', 'Федоров', 'Запоріжжя']</text:p>
      <text:p text:style-name="P4">
类型: Article</text:p>
      <!--METADATA-->
      <text:p text:style-name="P4">
<draw:frame draw:style-name="fr1" draw:name="Image217" text:anchor-type="as-char" svg:width="6.9236in" svg:height="3.956343in" draw:z-index="0">
<draw:image xlink:href="../Images/yкринформ/2023-06-12T20-51-00-03-00/630_360_1669987737-966.jpg" xlink:type="simple" xlink:show="embed" xlink:actuate="onLoad" draw:mime-type="image/jpeg"/>
</draw:frame>
此外，Zaporizhzhya地区发生了爆炸，俄罗斯军队俘虏的俄罗斯军队。</text:p>
      <text:p text:style-name="P4">
关于<text:a xlink:type="simple" xlink:href="https://t.me/ivan_fedorov_melitopol/2238" text:style-name="Internet_20_link" text:visited-style-name="Visited_20_Internet_20_Link">
电报</text:a>
梅利托波尔报道，梅利托波尔·伊万·费多罗夫(Melitopol Ivan Fedorov)报道。</text:p>
      <text:p text:style-name="P4">
“今天，在Primorsk Zaporizhhya地区特别热 - 娱乐中心爱好者的墙壁对敌人没有抵抗。有人逃脱了，而其他人则被出口到“快速”，而某人则无法拆除。瓦砾，”帖子读了。</text:p>
      <text:p text:style-name="P4">
<text:span text:style-name="T4">
另请阅读：</text:span>
 [“夏季<text:span text:style-name="T4">
棉花</text:span>
” Genichesk -Fedorov到达(https://www.ukrinform.ua/rubric-ato/3720735-sezon-litnoi-bavovni-distavsa-geniceska-fedorov.html)他回忆说，上周“棉花”是基于吉尼切斯基地区的娱乐场地“ Express”。</text:p>
      <text:p text:style-name="P4">
据报道，在Zaporizhhya地区，敌人占领了数百个地下室。</text:p>
      <text:p text:style-name="P4">
照片说明性</text:p>
      <text:p text:style-name="P4">
News Source: <text:a xlink:type="simple" xlink:href="https://www.ukrinform.ua/rubric-regions/3721985-na-zahoplenij-rosianami-bazi-vidpocinku-u-primorsku-stavsa-vibuh.html" text:style-name="Internet_20_link" text:visited-style-name="Visited_20_Internet_20_Link">
https://www.ukrinform.ua/rubric-regions/3721985-na-zahoplenij-rosianami-bazi-vidpocinku-u-primorsku-stavsa-vibuh.html</text:a>
</text:p>
      <!--NEWS-->
      <text:h text:style-name="P10" text:outline-level="1">
<text:span text:style-name="T4">
各州没有有关俄罗斯联邦武器转移的信息 - 眨眼</text:span>
</text:h>
      <text:p text:style-name="P4">
作者: Ukrinform (Person)</text:p>
      <text:p text:style-name="P4">
出版商: Укринформ (Organization)</text:p>
      <text:p text:style-name="P4">
出版时间: 2023-06-12T20:56:00+03:00</text:p>
      <text:p text:style-name="P4">
修改时间: 2023-06-12T20:56:00+03:00</text:p>
      <text:p text:style-name="P4">
描述: 美国警告中国方面俄罗斯军事支持的不可接受，直到他们看到北京越过这条“红线”。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Китай', 'США', 'Блінкен']</text:p>
      <text:p text:style-name="P4">
类型: Article</text:p>
      <!--METADATA-->
      <text:p text:style-name="P4">
<draw:frame draw:style-name="fr1" draw:name="Image219" text:anchor-type="as-char" svg:width="6.9236in" svg:height="3.956343in" draw:z-index="0">
<draw:image xlink:href="../Images/yкринформ/2023-06-12T20-56-00-03-00/630_360_1674007118-313.jpg" xlink:type="simple" xlink:show="embed" xlink:actuate="onLoad" draw:mime-type="image/jpeg"/>
</draw:frame>
这种联系警告中国一方对军事支持的不可接受，直到他们看到北京越过这条“红线”。</text:p>
      <text:p text:style-name="P4">
这是乌克林传闻记者报道的周一在华盛顿美国国务卿安东尼·布林特肯(Anthony Blintken)周一指出的。</text:p>
      <text:p text:style-name="P4">
<text:span text:style-name="T4">
另请阅读：</text:span>
 <text:a xlink:type="simple" xlink:href="https://www.ukrinform.ua/rubric-world/3720344-blinken-moze-vidvidati-kitaj-nastupnogo-tizna-zmi.html" text:style-name="Internet_20_link" text:visited-style-name="Visited_20_Internet_20_Link">
<text:span text:style-name="T4">
眨眼</text:span>
可以下周访问中国 - 媒体</text:a>
“以前，我们以前可能考虑到他们的潜在武器转移给俄罗斯(它的应用-Ed。)在乌克兰。 今天，我们还没有看到他们越过这条线。”国务院说。</text:p>
      <text:p text:style-name="P4">
他说，与此同时，美国担心一些从事技术转让的私营公司的活动，包括双重使用技术，到俄罗斯。 眨眼的强调，这是一个问题，在华盛顿的工作中。</text:p>
      <text:p text:style-name="P4">
此外，美国外交负责人特别注意将武器转移给俄罗斯人，特别是无人机。 他强调，这种联系继续努力剥夺俄罗斯联邦。</text:p>
      <text:p text:style-name="P4">
*!(https://www.ukrinform.ua/rubric-polytics/3720330-kuleba-i-blinken-obgovorili-situaciu-na-fronti-ta-pidriv-kahovskoi-ges.html)尤其是军国主义的几家乌克兰在线出版物报道说，罗斯格瓦迪亚“阿克马特”的车臣单位收到了中国公司Shaanxi Baoji Specialsephictles Manufacturing的八角形制造，该制造业将针对俄罗斯战争进行针对乌克兰的战争。</text:p>
      <text:p text:style-name="P4">
北京官方在这方面指出<text:a xlink:type="simple" xlink:href="https://www.ukrinform.ua/rubric-ato/3721923-kitaj-sprostovue-peredacu-rosii-bronemasin-dla-vijni-v-ukraini.html" text:style-name="Internet_20_link" text:visited-style-name="Visited_20_Internet_20_Link">
中国没有为俄罗斯提供或提供任何军事或其他援助</text:a>
她与乌克兰的战争。</text:p>
      <text:p text:style-name="P4">
News Source: <text:a xlink:type="simple" xlink:href="https://www.ukrinform.ua/rubric-world/3721988-stati-ne-maut-informacii-pro-peredanna-kitaem-ozbroen-rf-blinken.html" text:style-name="Internet_20_link" text:visited-style-name="Visited_20_Internet_20_Link">
https://www.ukrinform.ua/rubric-world/3721988-stati-ne-maut-informacii-pro-peredanna-kitaem-ozbroen-rf-blinken.html</text:a>
</text:p>
      <!--NEWS-->
      <text:h text:style-name="P10" text:outline-level="1">
<text:span text:style-name="T4">
在顿涅茨克地区的最后几天，有11人从顿涅茨克村庄撤离</text:span>
</text:h>
      <text:p text:style-name="P4">
作者: Ukrinform (Person)</text:p>
      <text:p text:style-name="P4">
出版商: Укринформ (Organization)</text:p>
      <text:p text:style-name="P4">
出版时间: 2023-06-12T20:59:20+03:00</text:p>
      <text:p text:style-name="P4">
修改时间: 2023-06-12T20:59:20+03:00</text:p>
      <text:p text:style-name="P4">
描述: 在顿涅茨克地区，最后几天，有11人从该领土撤离。  - 乌克林。</text:p>
      <text:p text:style-name="P4">
图片: ['<text:a xlink:type="simple" xlink:href="https://static.ukrinform.com/photos/2023_06/thumb_files/630_360_1686592737-193.jpg" text:style-name="Internet_20_link" text:visited-style-name="Visited_20_Internet_20_Link">
630_360_16865...</text:a>
']</text:p>
      <text:p text:style-name="P4">
标签: ['Донеччина', 'Евакуація', 'Війна з Росією']</text:p>
      <text:p text:style-name="P4">
类型: Article</text:p>
      <!--METADATA-->
      <text:p text:style-name="P4">
<draw:frame draw:style-name="fr1" draw:name="Image220" text:anchor-type="as-char" svg:width="6.9236in" svg:height="3.956343in" draw:z-index="0">
<draw:image xlink:href="../Images/yкринформ/2023-06-12T20-59-20-03-00/630_360_1686592737-193.jpg" xlink:type="simple" xlink:show="embed" xlink:actuate="onLoad" draw:mime-type="image/jpeg"/>
</draw:frame>
在最后几天，有11人从该领土的领土上撤离。</text:p>
      <text:p text:style-name="P4">
关于<text:a xlink:type="simple" xlink:href="https://t.me/pavlokyrylenko_donoda/8379" text:style-name="Internet_20_link" text:visited-style-name="Visited_20_Internet_20_Link">
电报</text:a>
乌克林福姆报道，Donetsk Ova Pavel Kirilenko的记者。</text:p>
      <text:p text:style-name="P4">
“ 11名平民已从现在占地的村庄(顿涅茨克地区)撤离(https://www.ukrinform.ua/tag-doneccina)。 只有7个人离开了警卫。 其余的肥沃和非精致。 他们被派往安全的地方。”基里伦科说。</text:p>
      <text:p text:style-name="P4">
据他介绍，SWARF军方的这些定居点的净化仍在继续。 然后，将在此处清洁味觉措施的领土。</text:p>
      <text:p text:style-name="P4">
基里伦科补充说：“释放的定居点被摧毁了75％。”</text:p>
      <text:p text:style-name="P4">
<text:span text:style-name="T4">
另请阅读：</text:span>
 <text:a xlink:type="simple" xlink:href="https://www.ukrinform.ua/rubric-ato/3721490-ukrainski-vijskovi-zvilnili-se-odin-naselenij-punkt-na-doneccini-makarivku.html" text:style-name="Internet_20_link" text:visited-style-name="Visited_20_Internet_20_Link">
乌克兰军方发行了另一个Nadonechyna的定居点-Makarivka</text:a>
他指出，在解放这些领土期间，乌克兰军队起飞。</text:p>
      <text:p text:style-name="P4">
正如<text:a xlink:type="simple" xlink:href="https://www.ukrinform.ua/rubric-ato/3721286-zsu-zvilnili-blagodatne.html" text:style-name="Internet_20_link" text:visited-style-name="Visited_20_Internet_20_Link">
报道的乌克林福姆</text:a>
，<text:a xlink:type="simple" xlink:href="https://www.ukrinform.ua/rubric-ato/3721286-zsu-zvilnili-blagodatne.html" text:style-name="Internet_20_link" text:visited-style-name="Visited_20_Internet_20_Link">
乌克兰军队解放了祝福村</text:a>
，位于Donetsk和Zaporizhzhya地区的边界。 在手术过程中，六名俄罗斯士兵。 6月11日，军方还宣布<text:a xlink:type="simple" xlink:href="https://www.ukrinform.ua/rubric-ato/3721444-zsu-zvilnili-neskucne-u-doneckij-oblasti.html" text:style-name="Internet_20_link" text:visited-style-name="Visited_20_Internet_20_Link">
neskuchchny村的解放</text:a>
。</text:p>
      <text:p text:style-name="P4">
今天已经知道，机械化的部队和一个单独的领土国防旅的合并单位[从Donetsk的Slolonovodarivka的俄罗斯人释放]](https://www.ukrinform.ua/rubric-ato/3721683-zsu-zvilnili-novodarivku.html) .</text:p>
      <text:p text:style-name="P4">
News Source: <text:a xlink:type="simple" xlink:href="https://www.ukrinform.ua/rubric-regions/3721989-iz-vizvolenih-za-ostanni-dni-sil-doneccini-evakuuvali-11-ludej.html" text:style-name="Internet_20_link" text:visited-style-name="Visited_20_Internet_20_Link">
https://www.ukrinform.ua/rubric-regions/3721989-iz-vizvolenih-za-ostanni-dni-sil-doneccini-evakuuvali-11-ludej.html</text:a>
</text:p>
      <!--NEWS-->
      <text:h text:style-name="P10" text:outline-level="1">
<text:span text:style-name="T4">
乌克兰在与德国的控制比赛中打了平局</text:span>
</text:h>
      <text:p text:style-name="P4">
作者: Ukrinform (Person)</text:p>
      <text:p text:style-name="P4">
出版商: Укринформ (Organization)</text:p>
      <text:p text:style-name="P4">
出版时间: 2023-06-12T21:01:00+03:00</text:p>
      <text:p text:style-name="P4">
修改时间: 2023-06-12T21:01:00+03:00</text:p>
      <text:p text:style-name="P4">
描述: 德国国家队和乌克兰国家队的球员举行了一场友好的比赛，这对德国队来说成为1000。  - 乌克林。</text:p>
      <text:p text:style-name="P4">
图片: ['<text:a xlink:type="simple" xlink:href="https://static.ukrinform.com/photos/2023_06/thumb_files/630_360_1686591894-335.jpg" text:style-name="Internet_20_link" text:visited-style-name="Visited_20_Internet_20_Link">
630_360_16865...</text:a>
']</text:p>
      <text:p text:style-name="P4">
标签: ['Футбол', 'Збірна України']</text:p>
      <text:p text:style-name="P4">
类型: Article</text:p>
      <!--METADATA-->
      <text:p text:style-name="P4">
<draw:frame draw:style-name="fr1" draw:name="Image221" text:anchor-type="as-char" svg:width="6.9236in" svg:height="3.956343in" draw:z-index="0">
<draw:image xlink:href="../Images/yкринформ/2023-06-12T21-01-00-03-00/630_360_1686591894-335.jpg" xlink:type="simple" xlink:show="embed" xlink:actuate="onLoad" draw:mime-type="image/jpeg"/>
</draw:frame>
德国和乌克兰的足球运动员举行了一场友好的比赛，成为德国队的第1000场比赛。</text:p>
      <text:p text:style-name="P4">
乌克林福姆报道，在不来梅的Vesstadion竞技场举行的会议以3：3的平局结束。</text:p>
      <text:p text:style-name="P4">
Niklas Fullcrug在第6分钟将业主推向了。 比赛中的奇偶校验是第19分钟的维克多·蒂格科夫(Viktor Tsigankov)。 在客人休息之前，他提出了德国人安东尼·鲁迪格(Anthony Rudiger)的捍卫者(23)，在下半场，邦德斯蒂姆进球的第三球再次得分tsigankov(56).</text:p>
      <text:p text:style-name="P4">
Німці відігралися після голу півзахисника Кая Гаверца на 83-й хвилині тареалізованого пенальті у виконанні Йозуа Кімміха (90+3).</text:p>
      <text:p text:style-name="P4">
Наступні поєдинки «синьо-жовті» проведуть у кваліфікації чемпіонату Євро-2024проти Північної Македонії (6月16日)和马耳他(6月19日).</text:p>
      <text:p text:style-name="P4">
<text:span text:style-name="T4">
Читайте також:</text:span>
 <text:a xlink:type="simple" xlink:href="https://www.ukrinform.ua/rubric-sports/3721915-nimecka-zbirna-prodast-futbolki-pisla-tovariskogo-matcu-i-peredast-kosti-na-pidtrimku-ukraini.html" text:style-name="Internet_20_link" text:visited-style-name="Visited_20_Internet_20_Link">
 Німецька збірна продасть <text:span text:style-name="T4">
футбол</text:span>
 ки після товариськогоматчу і передасть кошти на підтримку України</text:a>
召回德国足球联盟(DFB)决定在不来梅 - 布拉吉进行比赛。 DFB继续支持遭受爱德利亚入侵者的乌克兰人。</text:p>
      <text:p text:style-name="P4">
众所周知，由于Bundestim对Euro-2024的组织者的最后一轮获得直接许可，因此2023年德国国家队在2023年取得了不可预见的机会。</text:p>
      <text:p text:style-name="P4">
在与“蓝色”国家队的比赛结束后，国家队将与波兰争吵(6月16日在华沙)和哥伦比亚(6月20日在赫尔森基尔钦).</text:p>
      <text:p text:style-name="P4">
Фото: AFP.</text:p>
      <text:p text:style-name="P4">
News Source: <text:a xlink:type="simple" xlink:href="https://www.ukrinform.ua/rubric-sports/3721992-zbirna-ukraini-zabila-nimeccini-3-maci-zigravsi-vniciu-u-kontrolnomu-matci.html" text:style-name="Internet_20_link" text:visited-style-name="Visited_20_Internet_20_Link">
https://www.ukrinform.ua/rubric-sports/3721992-zbirna-ukraini-zabila-nimeccini-3-maci-zigravsi-vniciu-u-kontrolnomu-matci.html</text:a>
</text:p>
      <!--NEWS-->
      <text:h text:style-name="P10" text:outline-level="1">
<text:span text:style-name="T4">
赫森地区的人道主义援助已经分配了19个国家</text:span>
</text:h>
      <text:p text:style-name="P4">
作者: Ukrinform (Person)</text:p>
      <text:p text:style-name="P4">
出版商: Укринформ (Organization)</text:p>
      <text:p text:style-name="P4">
出版时间: 2023-06-12T21:02:00+03:00</text:p>
      <text:p text:style-name="P4">
修改时间: 2023-06-12T21:02:00+03:00</text:p>
      <text:p text:style-name="P4">
描述: 为Kakhovskaya水力发电厂的受害者提供了人道主义援助，已经分配了19个国家。 12个国家的协助已经到来。  - 乌克林。</text:p>
      <text:p text:style-name="P4">
图片: ['<text:a xlink:type="simple" xlink:href="https://static.ukrinform.com/photos/2023_06/thumb_files/630_360_1686291445-936.jpg" text:style-name="Internet_20_link" text:visited-style-name="Visited_20_Internet_20_Link">
630_360_16862...</text:a>
']</text:p>
      <text:p text:style-name="P4">
标签: ['Гуманітарна допомога', 'Дмитро Кулеба', 'МЗС', 'Каховська ГЕС']</text:p>
      <text:p text:style-name="P4">
类型: Article</text:p>
      <!--METADATA-->
      <text:p text:style-name="P4">
<draw:frame draw:style-name="fr1" draw:name="Image222" text:anchor-type="as-char" svg:width="6.9236in" svg:height="3.956343in" draw:z-index="0">
<draw:image xlink:href="../Images/yкринформ/2023-06-12T21-02-00-03-00/630_360_1686291445-936.jpg" xlink:type="simple" xlink:show="embed" xlink:actuate="onLoad" draw:mime-type="image/jpeg"/>
</draw:frame>
Kakhovskaya水力发电厂的受害者的人道主义援助已经分配了199个国家。 12个国家的协助已经到来。</text:p>
      <text:p text:style-name="P4">
乌克林福姆报道，乌克兰·德米特里·库莱布(Dmitry Kuleb)外交部长在基本的电话“统一新闻”中指出。</text:p>
      <text:p text:style-name="P4">
“ 19个国家已经分配了人道主义援助，人道主义援助已经到来； 接下来，它们将来自其他七个，加上我们与之合作的国家。 包括这种人道主义援助 - 超过150个发电机，仅120艘充气船... 400个Inasos Pumps ...似乎有500万片以消毒水，而其他东西似乎是其中之一。</text:p>
      <text:p text:style-name="P4">
<text:span text:style-name="T4">
另请阅读：</text:span>
 <text:a xlink:type="simple" xlink:href="https://www.ukrinform.ua/rubric-polytics/3721977-pidriv-kahovskoi-ges-kuleba-zaaviv-so-pomilka-zahidnih-zmi-zavdala-ukraini-velikoi-skodi.html" text:style-name="Internet_20_link" text:visited-style-name="Visited_20_Internet_20_Link">
Kakhovskaya水力发电站：库勒巴(Kuleba)表示，西方错误是乌克兰造成的巨大伤害</text:a>
部长告知，联合国红十字国际委员会在合适的银行合作。</text:p>
      <text:p text:style-name="P4">
“根据我们的安排，我们上周四从联合国到达，乌克兰Deniz Brown的联合国协调员已答应我为帮助的努力加倍。 他们确实做到了，他们答应准备任务，准备去左岸促进人道主义后果。”库莱巴说。</text:p>
      <text:p text:style-name="P4">
乌克兰外交负责人补充说，该任务是由安全担保的承诺立即获得的，而俄罗斯没有提供占领者 - 作为占领者。 部长还指出，他在右岸看到了工作的开始。</text:p>
      <text:p text:style-name="P4">
<text:span text:style-name="T4">
另请阅读：</text:span>
 <text:a xlink:type="simple" xlink:href="https://www.ukrinform.ua/rubric-polytics/3720320-pidriv-kahovskoi-ges-v-oon-zasudili-obstrili-rosieu-rajoniv-evakuacii-iz-zoni-katastrofi.html" text:style-name="Internet_20_link" text:visited-style-name="Visited_20_Internet_20_Link">
Kakhovskaya水力发电站：联合国受灾区撤离大火的谴责</text:a>
正如乌克林福姆报道的<text:a xlink:type="simple" xlink:href="https://www.ukrinform.ua/rubric-other_news/3720776-pidriv-rosianami-kahovskoi-ges-usi-novini.html" text:style-name="Internet_20_link" text:visited-style-name="Visited_20_Internet_20_Link">
6月6日根据Podvikakhov水力发电厂制造的俄罗斯军队</text:a>
。 由于对机器休息室的探索，车站被完全销毁。</text:p>
      <text:p text:style-name="P4">
News Source: <text:a xlink:type="simple" xlink:href="https://www.ukrinform.ua/rubric-regions/3721993-gumanitarnu-dopomogu-dla-hersonsini-vze-vidilili-19-krain.html" text:style-name="Internet_20_link" text:visited-style-name="Visited_20_Internet_20_Link">
https://www.ukrinform.ua/rubric-regions/3721993-gumanitarnu-dopomogu-dla-hersonsini-vze-vidilili-19-krain.html</text:a>
</text:p>
      <!--NEWS-->
      <text:h text:style-name="P10" text:outline-level="1">
<text:span text:style-name="T4">
武装部队释放了七个定居点 - 国防部</text:span>
</text:h>
      <text:p text:style-name="P4">
作者: Ukrinform (Person)</text:p>
      <text:p text:style-name="P4">
出版商: Укринформ (Organization)</text:p>
      <text:p text:style-name="P4">
出版时间: 2023-06-12T21:08:23+03:00</text:p>
      <text:p text:style-name="P4">
修改时间: 2023-06-12T21:08:23+03:00</text:p>
      <text:p text:style-name="P4">
描述: 乌克兰武装部队上周由于进攻行动而释放了七个定居点。  - 乌克林。</text:p>
      <text:p text:style-name="P4">
图片: ['<text:a xlink:type="simple" xlink:href="https://static.ukrinform.com/photos/2023_06/thumb_files/630_360_1686291713-528.jpg" text:style-name="Internet_20_link" text:visited-style-name="Visited_20_Internet_20_Link">
630_360_16862...</text:a>
']</text:p>
      <text:p text:style-name="P4">
标签: ['Міноборони', 'ЗСУ', 'Війна з Росією', 'Ганна Маляр']</text:p>
      <text:p text:style-name="P4">
类型: Article</text:p>
      <!--METADATA-->
      <text:p text:style-name="P4">
<draw:frame draw:style-name="fr1" draw:name="Image223" text:anchor-type="as-char" svg:width="6.9236in" svg:height="3.956343in" draw:z-index="0">
<draw:image xlink:href="../Images/yкринформ/2023-06-12T21-08-23-03-00/630_360_1686291713-528.jpg" xlink:type="simple" xlink:show="embed" xlink:actuate="onLoad" draw:mime-type="image/jpeg"/>
</draw:frame>
由于进攻行动，乌克兰的武器上周释放了七个人口的积分。</text:p>
      <text:p text:style-name="P4">
根据乌克林福姆的说法，国防部副部长安娜·马里亚尔(Anna Malyar)在[电报]中报告(https://t.me/annamaliar/842)。</text:p>
      <text:p text:style-name="P4">
据她说，上周，在乌唐斯克(Udonesk)和塔夫里(Tavriy)的进攻行动中，进攻部队的进步是6.5公里。 该领土的面积在90平方米以下。 公里</text:p>
      <text:p text:style-name="P4">
<text:span text:style-name="T4">
另请阅读：</text:span>
 <text:a xlink:type="simple" xlink:href="https://www.ukrinform.ua/rubric-ato/3721683-zsu-zvilnili-novodarivku.html" text:style-name="Internet_20_link" text:visited-style-name="Visited_20_Internet_20_Link">
武装部队<text:span text:style-name="T4">
释放</text:span>
 novodarivka</text:a>
画家说：“已经发布了7个定居点：Pusic，Levadne，Novodarivka，Neskachny，Storozhevo，Makarivka，有福。”</text:p>
      <text:p text:style-name="P4">
据乌克林福姆报道，在巴赫穆特方向<text:a xlink:type="simple" xlink:href="https://www.ukrinform.ua/rubric-ato/3721974-na-bahmutskomu-napramku-zsu-prosunulisa-vid-250-do-700-metriv-minoboroni.html" text:style-name="Internet_20_link" text:visited-style-name="Visited_20_Internet_20_Link">
乌克兰的武装力量从250到700米</text:a>
 .</text:p>
      <text:p text:style-name="P4">
News Source: <text:a xlink:type="simple" xlink:href="https://www.ukrinform.ua/rubric-ato/3721995-zsu-za-tizden-zvilnili-sim-naselenih-punktiv-minoboroni.html" text:style-name="Internet_20_link" text:visited-style-name="Visited_20_Internet_20_Link">
https://www.ukrinform.ua/rubric-ato/3721995-zsu-za-tizden-zvilnili-sim-naselenih-punktiv-minoboroni.html</text:a>
</text:p>
      <!--NEWS-->
      <text:h text:style-name="P10" text:outline-level="1">
<text:span text:style-name="T4">
联合国国际法院的乌克兰：所有事实都可以使俄罗斯司法公正</text:span>
</text:h>
      <text:p text:style-name="P4">
作者: Ukrinform (Person)</text:p>
      <text:p text:style-name="P4">
出版商: Укринформ (Organization)</text:p>
      <text:p text:style-name="P4">
出版时间: 2023-06-12T21:10:50+03:00</text:p>
      <text:p text:style-name="P4">
修改时间: 2023-06-12T21:10:50+03:00</text:p>
      <text:p text:style-name="P4">
描述: 联合国国际法院有所有必要的事实，要求俄罗斯责任违反两项公约 - 打击恐怖主义融资并禁止各种形式的种族歧视。  - 乌克林。</text:p>
      <text:p text:style-name="P4">
图片: ['<text:a xlink:type="simple" xlink:href="https://static.ukrinform.com/photos/2022_03/thumb_files/630_360_1647591093-332.jpg" text:style-name="Internet_20_link" text:visited-style-name="Visited_20_Internet_20_Link">
630_360_16475...</text:a>
']</text:p>
      <text:p text:style-name="P4">
标签: ['Тероризм', 'Міжнародний суд ООН', 'Воєнні злочини', 'Війна з Росією']</text:p>
      <text:p text:style-name="P4">
类型: Article</text:p>
      <!--METADATA-->
      <text:p text:style-name="P4">
<draw:frame draw:style-name="fr1" draw:name="Image224" text:anchor-type="as-char" svg:width="6.9236in" svg:height="3.956343in" draw:z-index="0">
<draw:image xlink:href="../Images/yкринформ/2023-06-12T21-10-50-03-00/630_360_1647591093-332.jpg" xlink:type="simple" xlink:show="embed" xlink:actuate="onLoad" draw:mime-type="image/jpeg"/>
</draw:frame>
联合国国际法院有所有必要的事实，以起诉违反两项公约的参考 - 打击恐怖主义并禁止各种形式的种族歧视。</text:p>
      <text:p text:style-name="P4">
乌克兰乌克兰(Oksana Zolottariv)乌克萨纳·佐洛塔里夫(Oksana Zolottariv)表示，乌克兰 - 乌克兰事务部主管Oksana Zolottariv表示，她在联合国国际法院举行的听证会上说。</text:p>
      <text:p text:style-name="P4">
“乌克兰在其书面和口头要求中证明了俄罗斯的现实是摧毁(ICSFT)国际消除各种形式的种族歧视公约(咖啡). <text:a xlink:type="simple" xlink:href="https://www.ukrinform.ua/tag-miznarodnij-sud-oon" text:style-name="Internet_20_link" text:visited-style-name="Visited_20_Internet_20_Link">
Суд </text:a>
佐拉塔里亚娃(Zolotaryova)强调，他有所有必要的信息，以熟悉俄罗斯建立的“波姆金村”，以使俄罗斯因严重违反这些公约而绳之以法。”</text:p>
      <text:p text:style-name="P4">
据她说，法院必须立即采取行动，以确保Minula的责任并保护未来。</text:p>
      <text:p text:style-name="P4">
<text:span text:style-name="T4">
另请阅读：</text:span>
 <text:a xlink:type="simple" xlink:href="https://www.ukrinform.ua/rubric-crimea/3721983-ukraina-u-miznarodnomu-sudi-oon-rosia-zaprovadila-rezim-rasovoi-diskriminacii-v-krimu.html" text:style-name="Internet_20_link" text:visited-style-name="Visited_20_Internet_20_Link">
乌克兰国际法院<text:span text:style-name="T4">
 un </text:span>
：俄罗斯在克里米亚引入种族歧视</text:a>
“尽管我们国家的一部分处于俄罗斯的占领之下，但我们的人民每天都在歧视。 并且，一旦我们的领土完整性恢复，任何未来的关系都应基于俄罗斯尊重国际法的事实，它不允许促进在乌克兰为恐怖主义提供资金的促进。 总统，法院成员，我在世界法院站立，要求保护乌克兰人民的基本人权。 我们正在努力根据国际法寻求忠诚和责任。”  - 说。</text:p>
      <text:p text:style-name="P4">
正如乌克林福姆(Ukrinform)报道的那样，在6月，联合国国际法院在俄罗斯违反了对恐怖主义打击恐怖主义和禁止各种形式的种族歧视的公约的情况下进行宣传。</text:p>
      <text:p text:style-name="P4">
各方将有两轮演讲：6月6日至12日是乌克兰的法律，6月8日至14日 - 俄罗斯。</text:p>
      <text:p text:style-name="P4">
2019年11月8日，联合国国际法院在俄罗斯部署两次公约的情况下承认其管辖权。2017年1月16日，乌克兰针对国际法院提起诉讼，反对俄罗斯违反《禁止筹款恐怖主义和种族歧视公约》的公约。 俄罗斯的指控包括：通过非法武装部队提供武器和其他援助； MH-17航班的马里兹航空公司； 解雇住宅区Markiupol和Kramatorsk； 销毁平民客车和沃诺瓦卡； 在哈尔基夫举行的和平会议上爆炸； 歧视乌克兰和克里米亚塔塔尔社区； 禁止Majlisukhrim Tatar人民的活动； 失踪，谋杀，未经授权的搜查，拘留的浪潮； 教学乌克兰和克里米亚塔塔尔语言的限制。</text:p>
      <text:p text:style-name="P4">
News Source: <text:a xlink:type="simple" xlink:href="https://www.ukrinform.ua/rubric-polytics/3721996-ukraina-u-miznarodnomu-sudi-oon-e-vsi-fakti-abi-pritagnuti-rosiu-do-vidpovidalnosti.html" text:style-name="Internet_20_link" text:visited-style-name="Visited_20_Internet_20_Link">
https://www.ukrinform.ua/rubric-polytics/3721996-ukraina-u-miznarodnomu-sudi-oon-e-vsi-fakti-abi-pritagnuti-rosiu-do-vidpovidalnosti.html</text:a>
</text:p>
      <!--NEWS-->
      <text:h text:style-name="P10" text:outline-level="1">
<text:span text:style-name="T4">
在卢汉斯克地区，入侵者损害了199个教育机构</text:span>
</text:h>
      <text:p text:style-name="P4">
作者: Ukrinform (Person)</text:p>
      <text:p text:style-name="P4">
出版商: Укринформ (Organization)</text:p>
      <text:p text:style-name="P4">
出版时间: 2023-06-12T21:20:08+03:00</text:p>
      <text:p text:style-name="P4">
修改时间: 2023-06-12T21:20:08+03:00</text:p>
      <text:p text:style-name="P4">
描述: 在卢汉斯克地区，俄罗斯入侵者损害或摧毁了199个教育机构。  - 乌克林。</text:p>
      <text:p text:style-name="P4">
图片: ['<text:a xlink:type="simple" xlink:href="https://static.ukrinform.com/photos/2023_04/thumb_files/630_360_1680769468-146.jpg" text:style-name="Internet_20_link" text:visited-style-name="Visited_20_Internet_20_Link">
630_360_16807...</text:a>
']</text:p>
      <text:p text:style-name="P4">
标签: ['Луганщина', 'Школа', 'Війна з Росією']</text:p>
      <text:p text:style-name="P4">
类型: Article</text:p>
      <!--METADATA-->
      <text:p text:style-name="P4">
<draw:frame draw:style-name="fr1" draw:name="Image225" text:anchor-type="as-char" svg:width="6.9236in" svg:height="3.956343in" draw:z-index="0">
<draw:image xlink:href="../Images/yкринформ/2023-06-12T21-20-08-03-00/630_360_1680769468-146.jpg" xlink:type="simple" xlink:show="embed" xlink:actuate="onLoad" draw:mime-type="image/jpeg"/>
</draw:frame>
俄罗斯入侵者损害或摧毁了199个教育机构。</text:p>
      <text:p text:style-name="P4">
关于<text:a xlink:type="simple" xlink:href="https://t.me/luhanskaVTSA/11298" text:style-name="Internet_20_link" text:visited-style-name="Visited_20_Internet_20_Link">
电报</text:a>
乌克林福姆报道，阿尔特姆·利索戈尔(Artem Lisogor)告知首席卢汉斯克·奥瓦(Luhansk Ova)。</text:p>
      <text:p text:style-name="P4">
利索戈尔说：“卢汉斯克地区的199个教育机构遭到占领者的破坏或摧毁。”</text:p>
      <text:p text:style-name="P4">
<text:span text:style-name="T4">
另请阅读：</text:span>
 <text:a xlink:type="simple" xlink:href="https://www.ukrinform.ua/rubric-ato/3721904-armia-droniv-zalisila-rosian-bez-zvazku-na-svativskokupanskomu-napramku.html" text:style-name="Internet_20_link" text:visited-style-name="Visited_20_Internet_20_Link">
无人机军队离开俄罗斯人，没有沿瓦蒂库普扬的方向连接</text:a>
据他说，俄罗斯人几乎从学校中删除了所有财产。 目前，在乌克兰政府的控制下，有83家普通中等教育机构在乌克兰领土上以偏远模式建立了一个教育过程。</text:p>
      <text:p text:style-name="P4">
根据Lisogor的说法，自3月以来，教师从临时占领的领土上流离失所，并在线提供了学习过程。</text:p>
      <text:p text:style-name="P4">
“现在有8,000名儿童和学生在被占领地区学习了我们的学校。 我们提供了这一问题的11年级文凭和邮政培训的孩子，或者当他们去我们的领土时，还将获得护照，IDYPS。” Lisogor说。</text:p>
      <text:p text:style-name="P4">
<text:span text:style-name="T4">
另请阅读：</text:span>
 <text:a xlink:type="simple" xlink:href="https://www.ukrinform.ua/rubric-regions/3720228-lisogor-iz-pocatku-vtorgnenna-50-uciteliv-lugansini-abo-za-kordonom-abo-v-okupacii.html" text:style-name="Internet_20_link" text:visited-style-name="Visited_20_Internet_20_Link">
Lisogor：从入侵50％的教师开始<text:span text:style-name="T4">
 luhansk地区</text:span>
和 - 在国外或职业中</text:a>
同样，利索戈尔(Lisogor)指出，在卢汉斯(Luhansk)地区暂时占领的领土上，几乎所有建筑物都被摧毁，但大学继续工作，搬到后部地区。</text:p>
      <text:p text:style-name="P4">
值得注意的是，在卢汉斯地区工作了570多个教育机构。</text:p>
      <text:p text:style-name="P4">
照片说明性</text:p>
      <text:p text:style-name="P4">
News Source: <text:a xlink:type="simple" xlink:href="https://www.ukrinform.ua/rubric-regions/3721999-na-lugansini-zagarbniki-poskodili-199-zakladiv-osviti.html" text:style-name="Internet_20_link" text:visited-style-name="Visited_20_Internet_20_Link">
https://www.ukrinform.ua/rubric-regions/3721999-na-lugansini-zagarbniki-poskodili-199-zakladiv-osviti.html</text:a>
</text:p>
      <!--NEWS-->
      <text:h text:style-name="P10" text:outline-level="1">
<text:span text:style-name="T4">
美国收集有关逮捕美国人的数据</text:span>
</text:h>
      <text:p text:style-name="P4">
作者: Ukrinform (Person)</text:p>
      <text:p text:style-name="P4">
出版商: Укринформ (Organization)</text:p>
      <text:p text:style-name="P4">
出版时间: 2023-06-12T21:22:00+03:00</text:p>
      <text:p text:style-name="P4">
修改时间: 2023-06-12T21:22:00+03:00</text:p>
      <text:p text:style-name="P4">
描述: 美国国务卿安东尼·布林肯（Anthony Blinken）说，目前有关于拘留另一个美国人迈克尔·特拉维斯·利克（Michael Travis Lika）在俄罗斯的所有细节，外交官正在努力为他提供领事。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Арешт', 'США', 'Росія', 'Блінкен']</text:p>
      <text:p text:style-name="P4">
类型: Article</text:p>
      <!--METADATA-->
      <text:p text:style-name="P4">
<draw:frame draw:style-name="fr1" draw:name="Image226" text:anchor-type="as-char" svg:width="6.9236in" svg:height="3.956343in" draw:z-index="0">
<draw:image xlink:href="../Images/yкринформ/2023-06-12T21-22-00-03-00/630_360_1674007118-313.jpg" xlink:type="simple" xlink:show="embed" xlink:actuate="onLoad" draw:mime-type="image/jpeg"/>
</draw:frame>
美国国务卿安东尼·眨眼(Anthony Blinken)表示，目前，俄罗斯的所有拘留细节都有另一位美国人迈克尔·特拉瓦利克(Michael Travalik)，外交官正在努力为Doni提供领事。</text:p>
      <text:p text:style-name="P4">
据乌克林福音通讯员报道，他在周一在华盛顿举行的新闻发布会上说。</text:p>
      <text:p text:style-name="P4">
“我们试图了解有关明显拘留的更多信息(迈克尔 - 埃德。)Travis Lika，我们不仅要与它保持联系，还可以保持领事访问(支持的。)国务院负责人说。</text:p>
      <text:p text:style-name="P4">
他强调，他在工作中考虑了“第一要务”，以确保美国国外的美国公民的安全。</text:p>
      <text:p text:style-name="P4">
“这种情况也不例外。 这就是为什么我们正在努力收集信息以了解发生的事情，当然，我们将仔细关注这一点。”美国外交负责人说。</text:p>
      <text:p text:style-name="P4">
<text:a xlink:type="simple" xlink:href="https://www.ukrinform.ua/tag-blinken" text:style-name="Internet_20_link" text:visited-style-name="Visited_20_Internet_20_Link">
眨眼</text:a>
他还强调，预防与政府的谈判延迟了美国公民，美国还对从事任意逮捕的政权施加了制裁和其他惩罚。</text:p>
      <text:p text:style-name="P4">
<text:span text:style-name="T4">
另请阅读：</text:span>
 <text:a xlink:type="simple" xlink:href="https://www.ukrinform.ua/rubric-world/3721820-kitaj-vidkidae-zvinuvacenna-u-vikoristanni-spigunskoi-bazi-na-kubi-proti-ssa.html" text:style-name="Internet_20_link" text:visited-style-name="Visited_20_Internet_20_Link">
中国拒绝使用古巴对美国使用间谍软件的指控</text:a>
正如乌克林福姆报道的那样，美国政府<text:a xlink:type="simple" xlink:href="https://www.ukrinform.ua/rubric-world/3721540-derzdep-pidtverdiv-arest-u-rosii-amerikanca-akij-kolis-buv-desantnikom.html" text:style-name="Internet_20_link" text:visited-style-name="Visited_20_Internet_20_Link">
确认在俄罗斯被捕</text:a>
美国公民，前军事伞兵，音乐家特拉维斯·利卡(Travis Lika)。 他成为第三名是在俄罗斯监狱中的美国人。 联合统计数据是为了释放两名美国人 - 前Mirpikhapol Wilan以及WSJ记者Evan Gershkovich。</text:p>
      <text:p text:style-name="P4">
News Source: <text:a xlink:type="simple" xlink:href="https://www.ukrinform.ua/rubric-world/3722001-ssa-zbiraut-dani-pro-arest-amerikanca-v-rosii.html" text:style-name="Internet_20_link" text:visited-style-name="Visited_20_Internet_20_Link">
https://www.ukrinform.ua/rubric-world/3722001-ssa-zbiraut-dani-pro-arest-amerikanca-v-rosii.html</text:a>
</text:p>
      <!--NEWS-->
      <text:h text:style-name="P10" text:outline-level="1">
<text:span text:style-name="T4">
明天在乌克兰将主要下雨，下午为+26°</text:span>
</text:h>
      <text:p text:style-name="P4">
作者: Ukrinform (Person)</text:p>
      <text:p text:style-name="P4">
出版商: Укринформ (Organization)</text:p>
      <text:p text:style-name="P4">
出版时间: 2023-06-12T21:25:00+03:00</text:p>
      <text:p text:style-name="P4">
修改时间: 2023-06-12T21:25:00+03:00</text:p>
      <text:p text:style-name="P4">
描述: 6月13日星期二，乌克兰大部分地区预计将降雨和雷暴。  - 乌克林。</text:p>
      <text:p text:style-name="P4">
图片: ['<text:a xlink:type="simple" xlink:href="https://static.ukrinform.com/photos/2019_05/thumb_files/630_360_1558511876-237.jpg" text:style-name="Internet_20_link" text:visited-style-name="Visited_20_Internet_20_Link">
630_360_15585...</text:a>
']</text:p>
      <text:p text:style-name="P4">
标签: ['Дощ', 'Гроза', 'Погода', 'Негода', 'Прогноз', 'Літо']</text:p>
      <text:p text:style-name="P4">
类型: Article</text:p>
      <!--METADATA-->
      <text:p text:style-name="P4">
<draw:frame draw:style-name="fr1" draw:name="Image227" text:anchor-type="as-char" svg:width="6.9236in" svg:height="3.956343in" draw:z-index="0">
<draw:image xlink:href="../Images/yкринформ/2023-06-12T21-25-00-03-00/630_360_1558511876-237.jpg" xlink:type="simple" xlink:show="embed" xlink:actuate="onLoad" draw:mime-type="image/jpeg"/>
</draw:frame>
入侵者，6月13日，乌克兰的大部分地区预计降雨和雷暴。</text:p>
      <text:p text:style-name="P4">
乌克兰形式在乌克兰水文气象学中心报道。</text:p>
      <text:p text:style-name="P4">
“除了东北地区和东北地区，在6月13日，当地人是短期降雨，雷暴，恐怖分子和喀尔巴阡山脉，白天和充满活力的地区。 消息是东北，东北，5-10 m/s»，是在消息中。</text:p>
      <text:p text:style-name="P4">
夜晚的温度为9-14°，在该国南部，最高为17°； 在白天，在北部北部地区15-20°，其余地区21-26°。</text:p>
      <text:p text:style-name="P4">
<text:span text:style-name="T4">
另请阅读：</text:span>
 [在<text:span text:style-name="T4">
 kyiv </text:span>
 <text:span text:style-name="T4">
可能</text:span>
 <text:span text:style-name="T4">
 </text:span>
 **(https://www.ukrinform.ua/rubric-kyiv/3717054-u-kievi-traven-viavivsa-najsuhisim-za-ves-cas-sposterezen.html)6月13日，在基辅，它的乌云密布，没有降水。 同时，该地区将发生一个小的短期降雨。 夜晚11-13°，下午18-20°的温度。 在晚上9-14°的晚上，下午15-20°。</text:p>
      <text:p text:style-name="P4">
在接下来的两天里，乌克兰的天气晴朗，乌克兰的天气晴朗，地区仍在下雨。 特别是，在6月14日，在西部，东部，国家地点和南部地区，短期降雨，<text:a xlink:type="simple" xlink:href="https://www.ukrinform.ua/tag-groza" text:style-name="Internet_20_link" text:visited-style-name="Visited_20_Internet_20_Link">
雷暴</text:a>
; 在其余地区没有降水的情况下。晚上11-16°的温度在南部至19°； 6月15日，6月14日，6月15日，除了西部和东部地区，23-28°。</text:p>
      <text:p text:style-name="P4">
6月14日至15日在首都地区没有降水。 东北风，5-10m/s。 夜晚13-15°的基辅温度； 1525  -  27年6月14日下午22-24°。 在晚上11-16°的区域； 6月14日，6月15日，6月15日，23-28°。</text:p>
      <text:p text:style-name="P4">
<text:span text:style-name="T4">
另请阅读：</text:span>
 <text:a xlink:type="simple" xlink:href="https://www.ukrinform.ua/rubric-world/3710494-u-pivdennij-evropi-ocikuetsa-najspekotnise-lito-cerez-zminu-klimatu.html" text:style-name="Internet_20_link" text:visited-style-name="Visited_20_Internet_20_Link">
在<text:span text:style-name="T4">
南方</text:span>
 <text:span text:style-name="T4">
欧洲</text:span>
 <text:span text:style-name="T4">
 </text:span>
 <text:span text:style-name="T4">
预期</text:span>
<text:span text:style-name="T4">
最热</text:span>
 <text:span text:style-name="T4">
夏天</text:span>
 <text:span text:style-name="T4">
 </text:span>
 <text:span text:style-name="T4">
通过</text:span>
 <text:span text:style-name="T4">
更改</text:span>
 <text:span text:style-name="T4">
 </text:span>
 <text:span text:style-name="T4">
 * </text:span>
 气候 **</text:a>
在6月16日至17日，在乌克兰，主要没有降水，仅在西方降水中，储存的Zhytomyr，Vinnytsia和Odessa地区短期下雨，雷暴。</text:p>
      <text:p text:style-name="P4">
晚上11-17°的温度，该国南部的温度最高20°； 在24-30°的一天中，在西部孔中20-26°。</text:p>
      <text:p text:style-name="P4">
6月16日至17日在基辅和该地区，没有降水。 在夜晚14-16°，下午26-28°的首都温度； 在晚上11-16°的晚上，下午24-29°。</text:p>
      <text:p text:style-name="P4">
News Source: <text:a xlink:type="simple" xlink:href="https://www.ukrinform.ua/rubric-regions/3721773-v-ukraini-zavtra-perevazno-dositime-vden-do-26.html" text:style-name="Internet_20_link" text:visited-style-name="Visited_20_Internet_20_Link">
https://www.ukrinform.ua/rubric-regions/3721773-v-ukraini-zavtra-perevazno-dositime-vden-do-26.html</text:a>
</text:p>
      <!--NEWS-->
      <text:h text:style-name="P10" text:outline-level="1">
<text:span text:style-name="T4">
Baiden Administration制定了联合国改革计划 - 华盛顿邮报</text:span>
</text:h>
      <text:p text:style-name="P4">
作者: Ukrinform (Person)</text:p>
      <text:p text:style-name="P4">
出版商: Укринформ (Organization)</text:p>
      <text:p text:style-name="P4">
出版时间: 2023-06-12T21:38:00+03:00</text:p>
      <text:p text:style-name="P4">
修改时间: 2023-06-12T21:38:00+03:00</text:p>
      <text:p text:style-name="P4">
描述: 总统管理局乔·贝登（Joe Baiden）制定了改革联合国安理会的计划，美国建议将联合国安理会纳入联合国安理会，此外还有六个不会被否决的常任成员。  - 乌克林。</text:p>
      <text:p text:style-name="P4">
图片: ['<text:a xlink:type="simple" xlink:href="https://static.ukrinform.com/photos/2022_01/thumb_files/630_360_1643665289-546.jpeg" text:style-name="Internet_20_link" text:visited-style-name="Visited_20_Internet_20_Link">
630_360_16436...</text:a>
']</text:p>
      <text:p text:style-name="P4">
标签: ['Байден', 'ООН', 'Реформа', 'США', 'Білий дім', 'Радбез ООН']</text:p>
      <text:p text:style-name="P4">
类型: Article</text:p>
      <!--METADATA-->
      <text:p text:style-name="P4">
<draw:frame draw:style-name="fr1" draw:name="Image228" text:anchor-type="as-char" svg:width="6.9236in" svg:height="3.956343in" draw:z-index="0">
<draw:image xlink:href="../Images/yкринформ/2023-06-12T21-38-00-03-00/630_360_1643665289-546.jpeg" xlink:type="simple" xlink:show="embed" xlink:actuate="onLoad" draw:mime-type="image/jpeg"/>
</draw:frame>
总统政府乔·贝登(Joe Baiden)制定了改革联合国雷达的计划，美国建议在联合国安理会中包括六个不会被否决的常任成员。</text:p>
      <text:p text:style-name="P4">
根据乌克林福姆的报道，它报告了<text:a xlink:type="simple" xlink:href="https://www.washingtonpost.com/national-security/2023/06/12/biden-un-security-council-reform/" text:style-name="Internet_20_link" text:visited-style-name="Visited_20_Internet_20_Link">
华盛顿邮报</text:a>
。</text:p>
      <text:p text:style-name="P4">
预计美国的提议将设想在理事会中增加六个稳定的成员，而无需赋予这些国家的否决权，这反映了Baiden总统认识到发展中国家日益增长的影响和消除当前不可或缺的失望的愿望成员，由于无法阻止全球冲突。</text:p>
      <text:p text:style-name="P4">
如前所述，美国的永久代表(https://www.ukrinform.ua/tag-oon)琳达·托马斯·格林菲尔德(Linda Thomas Grinfield)已经在咨询所有联合国成员国的外交官。</text:p>
      <text:p text:style-name="P4">
<text:span text:style-name="T4">
另请阅读：</text:span>
 <text:a xlink:type="simple" xlink:href="https://www.ukrinform.ua/rubric-polytics/3719271-tragedia-na-kahovskij-ges-e-se-odnim-prikladom-zahlivoi-cini-vijni-dla-ludej-guterres.html" text:style-name="Internet_20_link" text:visited-style-name="Visited_20_Internet_20_Link">
卡科夫斯卡亚水电站的悲剧是对人的可怕战争的另一个例子 - 古特雷斯</text:a>
根据联合国国际危机集团戈文负责人的说法，联合国安全理事会没有证明可信赖的授权是合理的。</text:p>
      <text:p text:style-name="P4">
<text:span text:style-name="T5">
-</text:span>
 _-_说：“联合国当局跌倒越低，越零散，世界就会变得更具区域性和竞争力。”</text:p>
      <text:p text:style-name="P4">
联合国安理会的新任常设成员正在讨论什么，仍然尚不清楚。 但是在美国早些时候，有人暗示，永久加入德国，日本和印度并不反对组织。 除这三个国家外，法国和英国还支持巴西的会员资格和至少一个非洲国家。</text:p>
      <text:p text:style-name="P4">
<text:span text:style-name="T4">
另请阅读：</text:span>
 <text:a xlink:type="simple" xlink:href="https://www.ukrinform.ua/rubric-society/3720824-v-oon-rozpovili-pro-trietapnij-plan-reaguvanna-na-katastrofu-na-pivdni-ukraini.html" text:style-name="Internet_20_link" text:visited-style-name="Visited_20_Internet_20_Link">
在<text:span text:style-name="T4">
 un </text:span>
关于乌克兰南部纳卡塔斯特氏菌反应的traphapa地方的不知情</text:a>
如[Ukrinform]报道(https://www.ukrinform.ua/rubric-world/3719244-genasamblea-oon-obrala-novih-nepostijnih-cleniv-radbezu.html)，联合国大会于6月6日星期二举行了2024  -  2025年期间新非永久安全委员会的选举。此前，乌克兰乌克兰总统办公室负责人Podolyak的顾问how叫，恢复联合国首先是不可否认的俄罗斯排除在安全委员会之外。</text:p>
      <text:p text:style-name="P4">
News Source: <text:a xlink:type="simple" xlink:href="https://www.ukrinform.ua/rubric-world/3722005-administracia-bajdena-rozroblae-plani-sodo-reformi-oon-the-washington-post.html" text:style-name="Internet_20_link" text:visited-style-name="Visited_20_Internet_20_Link">
https://www.ukrinform.ua/rubric-world/3722005-administracia-bajdena-rozroblae-plani-sodo-reformi-oon-the-washington-post.html</text:a>
</text:p>
      <!--NEWS-->
      <text:h text:style-name="P10" text:outline-level="1">
<text:span text:style-name="T4">
在野马上的天空中，俄罗斯航空的活动很高</text:span>
</text:h>
      <text:p text:style-name="P4">
作者: Ukrinform (Person)</text:p>
      <text:p text:style-name="P4">
出版商: Укринформ (Organization)</text:p>
      <text:p text:style-name="P4">
出版时间: 2023-06-12T21:47:00+03:00</text:p>
      <text:p text:style-name="P4">
修改时间: 2023-06-12T21:47:00+03:00</text:p>
      <text:p text:style-name="P4">
描述: 在Mariupol上方的天空中，观察到螺钉和飞机的活动。  - 乌克林。</text:p>
      <text:p text:style-name="P4">
图片: ['<text:a xlink:type="simple" xlink:href="https://static.ukrinform.com/photos/2022_02/thumb_files/630_360_1645860187-937.jpg" text:style-name="Internet_20_link" text:visited-style-name="Visited_20_Internet_20_Link">
630_360_16458...</text:a>
']</text:p>
      <text:p text:style-name="P4">
标签: ['Маріуполь', 'Російська авіація', 'Війна з Росією']</text:p>
      <text:p text:style-name="P4">
类型: Article</text:p>
      <!--METADATA-->
      <text:p text:style-name="P4">
<draw:frame draw:style-name="fr1" draw:name="Image229" text:anchor-type="as-char" svg:width="6.9236in" svg:height="3.956343in" draw:z-index="0">
<draw:image xlink:href="../Images/yкринформ/2023-06-12T21-47-00-03-00/630_360_1645860187-937.jpg" xlink:type="simple" xlink:show="embed" xlink:actuate="onLoad" draw:mime-type="image/jpeg"/>
</draw:frame>
在天空中，观察到udmariupol的gdtocarl和飞机的活性。</text:p>
      <text:p text:style-name="P4">
关于<text:a xlink:type="simple" xlink:href="https://t.me/andriyshTime/10711" text:style-name="Internet_20_link" text:visited-style-name="Visited_20_Internet_20_Link">
电报</text:a>
Merimariupol顾问Petro Andryushchenko报道说，乌克林福姆报道。</text:p>
      <text:p text:style-name="P4">
“从19:50开始观察到天空中的优越活动。 Guhrines，<text:a xlink:type="simple" xlink:href="https://www.ukrinform.ua/tag-rosijska-aviacia" text:style-name="Internet_20_link" text:visited-style-name="Visited_20_Internet_20_Link">
飞机</text:a>
，Nadmariupol区向Zaporozhye地区的导弹罢工。 从两个方向出发，优先事项 - 助手，活动较少 - 罗斯托夫斯基，”  -  deenryushchenko说。</text:p>
      <text:p text:style-name="P4">
现在要求人们不要忽略危险。</text:p>
      <text:p text:style-name="P4">
<text:span text:style-name="T4">
另请阅读：</text:span>
 <text:a xlink:type="simple" xlink:href="https://www.ukrinform.ua/rubric-ato/3721782-bez-oboroni-mariupola-ukraina-b-povnistu-vtratila-vihid-do-cornogo-mora-mou.html" text:style-name="Internet_20_link" text:visited-style-name="Visited_20_Internet_20_Link">
没有防御<text:span text:style-name="T4">
 Mariupol </text:span>
乌克兰将完全失去黑海 - 割草</text:a>
众所周知，俄罗斯的侵略造成了玛丽奥波(Mariupol)最大的人道主义 - 富裕哲学之一。 由于敌人的炮击，该市几乎被摧毁了90％，没有正常的电力，水，天然气供应。 此外，入侵者携带损坏的房屋以掩盖其犯罪的痕迹。</text:p>
      <text:p text:style-name="P4">
敌人将Mariupol和周围定居点变成了军事障碍枢纽。</text:p>
      <text:p text:style-name="P4">
News Source: <text:a xlink:type="simple" xlink:href="https://www.ukrinform.ua/rubric-ato/3722006-u-nebi-nad-mariupolem-sposterigaut-visoku-aktivnist-rosijskoi-aviacii.html" text:style-name="Internet_20_link" text:visited-style-name="Visited_20_Internet_20_Link">
https://www.ukrinform.ua/rubric-ato/3722006-u-nebi-nad-mariupolem-sposterigaut-visoku-aktivnist-rosijskoi-aviacii.html</text:a>
</text:p>
      <!--NEWS-->
      <text:h text:style-name="P10" text:outline-level="1">
<text:span text:style-name="T4">
DUDA：北约峰会应为乌克兰在联盟中的会员资格带来明确的决定</text:span>
</text:h>
      <text:p text:style-name="P4">
作者: Ukrinform (Person)</text:p>
      <text:p text:style-name="P4">
出版商: Укринформ (Organization)</text:p>
      <text:p text:style-name="P4">
出版时间: 2023-06-12T21:53:00+03:00</text:p>
      <text:p text:style-name="P4">
修改时间: 2023-06-12T21:53:00+03:00</text:p>
      <text:p text:style-name="P4">
描述: 维尔纽斯举行的北约峰会应该明确决定乌克兰在联盟中的会员资格。  - 乌克林。</text:p>
      <text:p text:style-name="P4">
图片: ['<text:a xlink:type="simple" xlink:href="https://static.ukrinform.com/photos/2023_04/thumb_files/630_360_1680700410-694.jpg" text:style-name="Internet_20_link" text:visited-style-name="Visited_20_Internet_20_Link">
630_360_16807...</text:a>
']</text:p>
      <text:p text:style-name="P4">
标签: ['Дуда', 'НАТО', 'Париж']</text:p>
      <text:p text:style-name="P4">
类型: Article</text:p>
      <!--METADATA-->
      <text:p text:style-name="P4">
<draw:frame draw:style-name="fr1" draw:name="Image230" text:anchor-type="as-char" svg:width="6.9236in" svg:height="3.956343in" draw:z-index="0">
<draw:image xlink:href="../Images/yкринформ/2023-06-12T21-53-00-03-00/630_360_1680700410-694.jpg" xlink:type="simple" xlink:show="embed" xlink:actuate="onLoad" draw:mime-type="image/jpeg"/>
</draw:frame>
维尔纽斯的Samitinato应该明确决定乌克兰的乌克兰成员。</text:p>
      <text:p text:style-name="P4">
这是在周一在巴黎举行的新闻发布会上说的，作为领导人三角的会议，波兰总裁安德烈·杜达(Andrzej Duda)是乌克林福姆自己的记者报告。</text:p>
      <text:p text:style-name="P4">
“乌克兰的安全保证问题现在正在讨论最高水平。 我希望北约在维尔纽斯的最亲密的峰会能给基辅带来一个善良，乌克兰在北约的会员资格即将到来。 埃卡特尔(Ekatel)在乌克兰在北约成员身份以及乌克兰人想要看到的光线中经常说的那样，这将是由于我们的决定而出现的，这将由我们的决定做出。”</text:p>
      <text:p text:style-name="P4">
<text:span text:style-name="T4">
另请阅读：</text:span>
 <text:a xlink:type="simple" xlink:href="https://www.ukrinform.ua/rubric-polytics/3720844-ukraina-na-samiti-u-vilnusi-otrimae-algoritm-vstupu-do-nato-zastupnik-ministra-oboroni.html" text:style-name="Internet_20_link" text:visited-style-name="Visited_20_Internet_20_Link">
维尔纽斯峰会上的乌克兰将接待多纳托 - 国防部副部长</text:a>
他强调，当今乌克兰当局，乌克兰军事和乌克兰社会的最大期望总体上是明显的信号，表明北约会员的观点是可以理解的。 他称其为联盟峰会的主要任务之一。</text:p>
      <text:p text:style-name="P4">
RP的总统强调，俄罗斯无法赢得这场战争。 因此，该活动应尽一切可能帮助基辅为乌克兰取代敌对的俄罗斯军队，这对欧洲的未来也很重要。</text:p>
      <text:p text:style-name="P4">
据他说，乌克兰俄罗斯的失败将保证克里姆林宫不敢攻击另一个国家。 他指出，现在乌克兰军队正在进行反攻。</text:p>
      <text:p text:style-name="P4">
<text:span text:style-name="T4">
另请阅读：</text:span>
 <text:a xlink:type="simple" xlink:href="https://www.ukrinform.ua/rubric-polytics/3721526-zelenskij-pogovoriv-z-dudou-pro-ocikuvanna-vid-samitu-nato-u-vilnusi.html" text:style-name="Internet_20_link" text:visited-style-name="Visited_20_Internet_20_Link">
Zelensky与<text:span text:style-name="T4">
 Duda </text:span>
谈论Vilnius中的北约Dyamite期望</text:a>
杜达强调：“我希望并相信，由于我们的支持，这种反攻击是一种皮层……我们希望乌克兰能赢得胜利，这一胜利将是来自所有被占领领土的俄罗斯军队的胜利。”</text:p>
      <text:p text:style-name="P4">
他补充说，这就是战争应该结束的方式，活动的所有国家都必须帮助乌克兰实现这一目的。</text:p>
      <text:p text:style-name="P4">
杜达指出，在巴黎魏玛三角的会议上，特别是建立飞行联盟的问题 - 当乌克兰可以拿到飞机时，飞行员的训练将是什么样的，什么帮助达利特雷布提供了基辅。乌克兰在提供联盟正式成员的行动的提供安全保证的问题上提出了北约盟友。</text:p>
      <text:p text:style-name="P4">
照片：作品</text:p>
      <text:p text:style-name="P4">
News Source: <text:a xlink:type="simple" xlink:href="https://www.ukrinform.ua/rubric-polytics/3722007-duda-samit-nato-mae-prinesti-citki-risenna-pro-clenstvo-ukraini-v-alansi.html" text:style-name="Internet_20_link" text:visited-style-name="Visited_20_Internet_20_Link">
https://www.ukrinform.ua/rubric-polytics/3722007-duda-samit-nato-mae-prinesti-citki-risenna-pro-clenstvo-ukraini-v-alansi.html</text:a>
</text:p>
      <!--NEWS-->
      <text:h text:style-name="P10" text:outline-level="1">
<text:span text:style-name="T4">
154人被撤离了科尔森地区的卡利诺夫社区</text:span>
</text:h>
      <text:p text:style-name="P4">
作者: Ukrinform (Person)</text:p>
      <text:p text:style-name="P4">
出版商: Укринформ (Organization)</text:p>
      <text:p text:style-name="P4">
出版时间: 2023-06-12T21:58:00+03:00</text:p>
      <text:p text:style-name="P4">
修改时间: 2023-06-12T21:58:00+03:00</text:p>
      <text:p text:style-name="P4">
描述: 在赫尔森地区，有154人被撤离被洪水淹没的卡利诺夫社区。  - 乌克林。</text:p>
      <text:p text:style-name="P4">
图片: ['<text:a xlink:type="simple" xlink:href="https://static.ukrinform.com/photos/2023_06/thumb_files/630_360_1686596205-722.jpeg" text:style-name="Internet_20_link" text:visited-style-name="Visited_20_Internet_20_Link">
630_360_16865...</text:a>
']</text:p>
      <text:p text:style-name="P4">
标签: ['Евакуація', 'Херсонщина', 'Каховська ГЕС', 'Підтоплення']</text:p>
      <text:p text:style-name="P4">
类型: Article</text:p>
      <!--METADATA-->
      <text:p text:style-name="P4">
<draw:frame draw:style-name="fr1" draw:name="Image231" text:anchor-type="as-char" svg:width="6.9236in" svg:height="3.956343in" draw:z-index="0">
<draw:image xlink:href="../Images/yкринформ/2023-06-12T21-58-00-03-00/630_360_1686596205-722.jpeg" xlink:type="simple" xlink:show="embed" xlink:actuate="onLoad" draw:mime-type="image/jpeg"/>
</draw:frame>
洪水淹没的卡利诺夫社区的纳克森地区被154人撤离。</text:p>
      <text:p text:style-name="P4">
关于<text:a xlink:type="simple" xlink:href="https://t.me/khersonskaODA/6813" text:style-name="Internet_20_link" text:visited-style-name="Visited_20_Internet_20_Link">
电报</text:a>
乌克森报告报道说，乌克森报道。</text:p>
      <text:p text:style-name="P4">
副局长<text:a xlink:type="simple" xlink:href="https://www.ukrinform.ua/tag-hersonsina" text:style-name="Internet_20_link" text:visited-style-name="Visited_20_Internet_20_Link">
Kherson</text:a>
Ova Olga Malyarchuk访问了洪水受害者的Kalinovsky社区。 154人被撤离社区。”</text:p>
      <text:p text:style-name="P4">
据他们说，社区目前正在考虑被洪水淹没的房屋，为人们提供饮用水。 有一个移动水处理站。</text:p>
      <text:p text:style-name="P4">
<text:span text:style-name="T4">
另请阅读：</text:span>
 <text:a xlink:type="simple" xlink:href="https://www.ukrinform.ua/rubric-regions/3721993-gumanitarnu-dopomogu-dla-hersonsini-vze-vidilili-19-krain.html" text:style-name="Internet_20_link" text:visited-style-name="Visited_20_Internet_20_Link">
对<text:span text:style-name="T4">
 Kherson地区的人道主义援助</text:span>
已经分配了19个国家</text:a>
正如乌克林福姆报道的，俄罗斯部队于6月6日<text:a xlink:type="simple" xlink:href="https://www.ukrinform.ua/rubric-ato/3718751-rosijski-zagarbniki-pidirvali-kahovsku-ges-ok-pivden.html" text:style-name="Internet_20_link" text:visited-style-name="Visited_20_Internet_20_Link">
执行了承保水力发电站</text:a>
。 由于机器的爆炸，车站被完全摧毁了内部。 岛屿洪水人口的撤离正在进行中。</text:p>
      <text:p text:style-name="P4">
照片：Hepreson Ova，电视</text:p>
      <text:p text:style-name="P4">
News Source: <text:a xlink:type="simple" xlink:href="https://www.ukrinform.ua/rubric-regions/3722008-z-pidtoplenoi-kalinivskoi-gromadi-na-hersonsini-evakuuvali-154-osib.html" text:style-name="Internet_20_link" text:visited-style-name="Visited_20_Internet_20_Link">
https://www.ukrinform.ua/rubric-regions/3722008-z-pidtoplenoi-kalinivskoi-gromadi-na-hersonsini-evakuuvali-154-osib.html</text:a>
</text:p>
      <!--NEWS-->
      <text:h text:style-name="P10" text:outline-level="1">
<text:span text:style-name="T4">
Alexei Reznikov评论了该小组下一次以拉姆斯坦格式的乌克兰的期望</text:span>
</text:h>
      <text:p text:style-name="P4">
作者: ['АРМІЯINFORM']</text:p>
      <text:p text:style-name="P4">
时间: 2023-06-12T22:00:00-04:00</text:p>
      <text:p text:style-name="P4">
描述: 乌克兰捍卫乌克兰奥勒克斯夫人的主流雷兹尼科夫军事媒体中心舒多·奥希夸恩...与乌克兰2022年的战争，与乌克兰的最新新闻，今天与乌克兰2022年的新闻战争，今天，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photo1686544246.jpeg" text:style-name="Internet_20_link" text:visited-style-name="Visited_20_Internet_20_Link">
photo1686544246.jpeg</text:a>
']</text:p>
      <text:p text:style-name="P4">
标签: ['STOPRUSSIA', 'АГРЕСІЯ РФ', 'ОЛЕКСІЙ РЕЗНІКОВ', 'ОФІЦІЙНО']</text:p>
      <text:p text:style-name="P4">
类别: News</text:p>
      <!--METADATA-->
      <text:p text:style-name="P4">
<draw:frame draw:style-name="fr1" draw:name="Image232" text:anchor-type="as-char" svg:width="6.9236in" svg:height="4.61393in" draw:z-index="0">
<draw:image xlink:href="../Images/AРМІЯINFORM/2023-06-12T22-00-00-04-00/photo1686544246.jpeg" xlink:type="simple" xlink:show="embed" xlink:actuate="onLoad" draw:mime-type="image/jpeg"/>
</draw:frame>
乌克兰国防部的评论Alexei Reznikov <text:a xlink:type="simple" xlink:href="https://t.me/militarymediacenter/2198" text:style-name="Internet_20_link" text:visited-style-name="Visited_20_Internet_20_Link">
军事MediaCenter</text:a>
关于拉姆斯坦集团快乐会议的乌克兰的期望：</text:p>
      <text:p text:style-name="P4">
“首先，我们希望合作伙伴能得到类似的支持。</text:p>
      <text:p text:style-name="P4">
作为会议的一部分，我们将讨论“飞机联盟”的详细信息。在这种情况下，我们谈论的是飞行员的准备，而不仅仅是飞行员，还谈论我们将维持Meteners服务的技术人员和工程师。 因为这是一个非常复杂的系统。 这些受试者将与加入该联盟的荷兰，丹麦，美国和其他国家的国防部，丹麦，美国和其他国家进行讨论。</text:p>
      <text:p text:style-name="P4">
我在乌克兰代表团中加入了空军的代表。</text:p>
      <text:p text:style-name="P4">
接下来 - 其余。 有关防防防防防防防气形，弹药炮弹，炮兵的任何内容。 糟糕没有改变。 这场战争是一场资源战争。 资源 - 不仅意味着武器，还意味着维修它的能力，可以为所有与之相切的东西服务。 因此，对我们来说，重要的问题是发现了不同类型的设备维修和设备。 两者都在乌克兰领土，以及伙伴和友好的边境国家。”</text:p>
      <text:p text:style-name="P4">
我们将提醒，乌克兰乌拉玛克(Uramakh)形式的国防部联系小组的第十三次会议<text:a xlink:type="simple" xlink:href="https://armyinform.com.ua/2023/06/09/stala-vidoma-data-provedennya-zasidannya-kontaktnoyi-grupy-z-pytan-oborony-ukrayiny-u-formati-ramshtajn/" text:style-name="Internet_20_link" text:visited-style-name="Visited_20_Internet_20_Link">
“ Ramstein”</text:a>
它将于2023年6月15日举行。</text:p>
      <text:p text:style-name="P4">
News Source: <text:a xlink:type="simple" xlink:href="https://armyinform.com.ua/2023/06/12/oleksij-reznikov-dav-komentar-shhodo-ochikuvan-ukrayiny-vid-chergovogo-zasidannya-grupy-u-formati-ramshtajn/" text:style-name="Internet_20_link" text:visited-style-name="Visited_20_Internet_20_Link">
https://armyinform.com.ua/2023/06/12/oleksij-reznikov-dav-komentar-shhodo-ochikuvan-ukrayiny-vid-chergovogo-zasidannya-grupy-u-formati-ramshtajn/</text:a>
</text:p>
      <!--NEWS-->
      <text:h text:style-name="P10" text:outline-level="1">
<text:span text:style-name="T4">
Blinken在北约峰会上宣布了对乌克兰的强大政治和实践支持。</text:span>
</text:h>
      <text:p text:style-name="P4">
作者: Ukrinform (Person)</text:p>
      <text:p text:style-name="P4">
出版商: Укринформ (Organization)</text:p>
      <text:p text:style-name="P4">
出版时间: 2023-06-12T22:07:00+03:00</text:p>
      <text:p text:style-name="P4">
修改时间: 2023-06-12T22:07:00+03:00</text:p>
      <text:p text:style-name="P4">
描述: 北大西洋联盟的成员国将为乌克兰在维尔纽斯州的国家峰会期间为普京提供强大的支持，这将向普京发出信号，表明国际团结仍然很强，它将无法实现其目标。  - 乌克林。</text:p>
      <text:p text:style-name="P4">
图片: ['<text:a xlink:type="simple" xlink:href="https://static.ukrinform.com/photos/2022_03/thumb_files/630_360_1647552427-852.jpg" text:style-name="Internet_20_link" text:visited-style-name="Visited_20_Internet_20_Link">
630_360_16475...</text:a>
']</text:p>
      <text:p text:style-name="P4">
标签: ['НАТО', 'США', 'Блінкен']</text:p>
      <text:p text:style-name="P4">
类型: Article</text:p>
      <!--METADATA-->
      <text:p text:style-name="P4">
<draw:frame draw:style-name="fr1" draw:name="Image233" text:anchor-type="as-char" svg:width="6.9236in" svg:height="3.956343in" draw:z-index="0">
<draw:image xlink:href="../Images/yкринформ/2023-06-12T22-07-00-03-00/630_360_1647552427-852.jpg" xlink:type="simple" xlink:show="embed" xlink:actuate="onLoad" draw:mime-type="image/jpeg"/>
</draw:frame>
北大西洋联盟的成员国在维尔纽斯州峰会期间将为乌克兰提供“强大的支持”，这将成为普京的信号，表明国际统一仍然很强，它将无法成功实现这一目标。</text:p>
      <text:p text:style-name="P4">
乌克利福德通讯员报告说，这是在华盛顿美国国务卿安东尼·布林克尼(Anthony Blinken)举行的新闻发布会上指出的。</text:p>
      <text:p text:style-name="P4">
美国国务卿说：“我认为您可以期望在北约峰会上有一个强大的包装，将来是政治上的政治支持，对乌克兰的实际支持。”</text:p>
      <text:p text:style-name="P4">
<text:span text:style-name="T4">
另请阅读：</text:span>
 [州没有有关中国武器武器传播的信息(https://www.ukrinform.ua/rubric-world/3721988-stati-ne-maut-informacii-pro-peredanna-kitaem-ozbroen-rf-blinken.html)他还表达了他的信念，即普京将同时发出强烈的信号，他显然想等待国际社会停止帮助。 但是，正如国务院所强调的那样，确定了支持乌克兰人的国家。</text:p>
      <text:p text:style-name="P4">
Blinken强调，像乌克兰一样，文明世界希望达到公平和强大的和平。</text:p>
      <text:p text:style-name="P4">
“如果俄罗斯准备加入这些条件，我们都将准备好做。 但是我们今天看到的是它还没有准备好。”美国国务卿说。</text:p>
      <text:p text:style-name="P4">
<text:span text:style-name="T4">
另请阅读：</text:span>
 <text:a xlink:type="simple" xlink:href="https://www.ukrinform.ua/rubric-world/3720344-blinken-moze-vidvidati-kitaj-nastupnogo-tizna-zmi.html" text:style-name="Internet_20_link" text:visited-style-name="Visited_20_Internet_20_Link">
<text:span text:style-name="T4">
眨眼</text:span>
可以下周访问中国 - 媒体</text:a>
据乌克林福姆报道，7月11日至12日在维尔纽斯举行，仅次于下一个。</text:p>
      <text:p text:style-name="P4">
乌克兰在提供联盟正式成员的行动的提供安全保证的问题上提出了北约盟友。</text:p>
      <text:p text:style-name="P4">
News Source: <text:a xlink:type="simple" xlink:href="https://www.ukrinform.ua/rubric-polytics/3722011-blinken-anonsuvav-potuznij-paket-politicnoi-i-prakticnoi-pidtrimki-ukraini-na-samiti-nato.html" text:style-name="Internet_20_link" text:visited-style-name="Visited_20_Internet_20_Link">
https://www.ukrinform.ua/rubric-polytics/3722011-blinken-anonsuvav-potuznij-paket-politicnoi-i-prakticnoi-pidtrimki-ukraini-na-samiti-nato.html</text:a>
</text:p>
      <!--NEWS-->
      <text:h text:style-name="P10" text:outline-level="1">
<text:span text:style-name="T4">
DNIEPER的受伤士兵的康复中心应在年底之前完成-Ryzhenko</text:span>
</text:h>
      <text:p text:style-name="P4">
作者: Ukrinform (Person)</text:p>
      <text:p text:style-name="P4">
出版商: Укринформ (Organization)</text:p>
      <text:p text:style-name="P4">
出版时间: 2023-06-12T22:13:00+03:00</text:p>
      <text:p text:style-name="P4">
修改时间: 2023-06-12T22:13:00+03:00</text:p>
      <text:p text:style-name="P4">
描述: 地区医院受伤战士的康复中心。 Mechnikov应该在年底之前完成。  - 乌克林。</text:p>
      <text:p text:style-name="P4">
图片: ['<text:a xlink:type="simple" xlink:href="https://static.ukrinform.com/photos/2023_06/thumb_files/630_360_1686568116-175.jpg" text:style-name="Internet_20_link" text:visited-style-name="Visited_20_Internet_20_Link">
630_360_16865...</text:a>
']</text:p>
      <text:p text:style-name="P4">
标签: ['Дніпро', 'Лікарня', 'Лікарі']</text:p>
      <text:p text:style-name="P4">
类型: Article</text:p>
      <!--METADATA-->
      <text:p text:style-name="P4">
<draw:frame draw:style-name="fr1" draw:name="Image234" text:anchor-type="as-char" svg:width="6.9236in" svg:height="3.956343in" draw:z-index="0">
<draw:image xlink:href="../Images/yкринформ/2023-06-12T22-13-00-03-00/630_360_1686568116-175.jpg" xlink:type="simple" xlink:show="embed" xlink:actuate="onLoad" draw:mime-type="image/jpeg"/>
</draw:frame>
地区医院受伤战士的康复中心。 在年底之前制作箭鱼。</text:p>
      <text:p text:style-name="P4">
关于<text:a xlink:type="simple" xlink:href="https://www.ukrinform.ua/rubric-regions/3721750-sergij-rizenko-gendirektor-kp-dnipropetrovska-oblasna-klinicna-likarna-im-imecnikova.html" text:style-name="Internet_20_link" text:visited-style-name="Visited_20_Internet_20_Link">
访谈乌克林法姆</text:a>
Dnipropetrovsk地区医院Sergey Ryzhenko负责人说。</text:p>
      <text:p text:style-name="P4">
“到年底，有必要这样做，因为有成千上万的战斗人员在战争或脚下失去并且需要康复。今天，他们被派往世界各地，或者只是在我们国家的其他城市中被派往未来。要独立行走或移动，提供最简单的需求并在家庭中生活。所有通过我们医院的人都受到了严重的伤害。支持，有时是生活，也应该理解。”他说。</text:p>
      <text:p text:style-name="P4">
<text:span text:style-name="T4">
另请阅读：</text:span>
 [KP“ Dnipropetrovsk区域Maplinical Hospital”的首席执行官Sergey Ryzhenko。 I. Mechnikov»]](https://www.ukrinform.ua/rubric-regions/3721750-sergij-rizenko-gendirektor-kp-dnipropetrovska-oblasna-klinicna-likarna-im-imecnikova.html)他补充说，只有在有计算机断层扫描，MRI，心理学家，教授的专业中心才能恢复。</text:p>
      <text:p text:style-name="P4">
正如乌克林福姆(Ukrinform)报道的那样，KP“ Dnipropetrovsk Regional Machinna医院”首席执行官Sergey Ryzhenko说，Udnipropetrovsk地区医院以Mechnikov命名的udnipropetrovsk地区医院节省了95％的受伤者。</text:p>
      <text:p text:style-name="P4">
News Source: <text:a xlink:type="simple" xlink:href="https://www.ukrinform.ua/rubric-regions/3722012-reabilitacijnij-centr-dla-poranenih-bijciv-u-dnipri-treba-zrobiti-do-kinca-roku-rizenko.html" text:style-name="Internet_20_link" text:visited-style-name="Visited_20_Internet_20_Link">
https://www.ukrinform.ua/rubric-regions/3722012-reabilitacijnij-centr-dla-poranenih-bijciv-u-dnipri-treba-zrobiti-do-kinca-roku-rizenko.html</text:a>
</text:p>
      <!--NEWS-->
      <text:h text:style-name="P10" text:outline-level="1">
<text:span text:style-name="T4">
联合国国际法院的Zolotaryova：我们这一边的真相</text:span>
</text:h>
      <text:p text:style-name="P4">
作者: Ukrinform (Person)</text:p>
      <text:p text:style-name="P4">
出版商: Укринформ (Organization)</text:p>
      <text:p text:style-name="P4">
出版时间: 2023-06-12T22:19:00+03:00</text:p>
      <text:p text:style-name="P4">
修改时间: 2023-06-12T22:19:00+03:00</text:p>
      <text:p text:style-name="P4">
描述: 在乌克兰国际法院在联合国国际法院发表讲话后，乌克兰奥克萨纳·佐洛塔雷瓦（Oksana Zolotareva）外交部国际法局长强调，不仅事实和乌克兰方面的事实和事实，而且是事实。  - 乌克林。</text:p>
      <text:p text:style-name="P4">
图片: ['<text:a xlink:type="simple" xlink:href="https://static.ukrinform.com/photos/2023_06/thumb_files/630_360_1686597303-652.jpg" text:style-name="Internet_20_link" text:visited-style-name="Visited_20_Internet_20_Link">
630_360_16865...</text:a>
', '<text:a xlink:type="simple" xlink:href="https://static.ukrinform.com/photos/2023_06/1686597401-646.jpg" text:style-name="Internet_20_link" text:visited-style-name="Visited_20_Internet_20_Link">
1686597401-64...</text:a>
']</text:p>
      <text:p text:style-name="P4">
标签: ['Україна', 'Міжнародний суд ООН', 'Росія', 'Воєнні злочини']</text:p>
      <text:p text:style-name="P4">
类型: Article</text:p>
      <!--METADATA-->
      <text:p text:style-name="P4">
<draw:frame draw:style-name="fr1" draw:name="Image235" text:anchor-type="as-char" svg:width="6.9236in" svg:height="3.956343in" draw:z-index="0">
<draw:image xlink:href="../Images/yкринформ/2023-06-12T22-19-00-03-00/630_360_1686597303-652.jpg" xlink:type="simple" xlink:show="embed" xlink:actuate="onLoad" draw:mime-type="image/jpeg"/>
</draw:frame>
联合国内部事务部国际法部主任Oksana Zolotareva强调，不仅事实和权利，而且是乌克兰方面的权利，而且是事实。</text:p>
      <text:p text:style-name="P4">
她在对乌克林福姆Vgaaz通讯员的独家评论中说。</text:p>
      <text:p text:style-name="P4">
<draw:frame draw:style-name="fr1" draw:name="Image236" text:anchor-type="as-char" svg:width="6.9236in" svg:height="4.615733in" draw:z-index="0">
<draw:image xlink:href="../Images/yкринформ/2023-06-12T22-19-00-03-00/1686597401-646.jpg" xlink:type="simple" xlink:show="embed" xlink:actuate="onLoad" draw:mime-type="image/jpeg"/>
</draw:frame>
<text:span text:style-name="T5">
foto：irnadrabok</text:span>
</text:p>
      <text:p text:style-name="P4">
“法官生活在现代世界中，我们希望他们能看到一切。 乌克兰的真实一面，不仅是事实和法律，而且是事实。 由于我们不从法院躲藏，我们完全开放，我们提供了多种信息，我认为这不仅是电线的优势之一，而且总的来说是我们的优势之一，” Zolotareva说。</text:p>
      <text:p text:style-name="P4">
值得注意的是，今天，2023年6月12日，乌克兰在法庭上说一句话。</text:p>
      <text:p text:style-name="P4">
<text:span text:style-name="T4">
另请阅读：</text:span>
 <text:a xlink:type="simple" xlink:href="https://www.ukrinform.ua/rubric-polytics/3721996-ukraina-u-miznarodnomu-sudi-oon-e-vsi-fakti-abi-pritagnuti-rosiu-do-vidpovidalnosti.html" text:style-name="Internet_20_link" text:visited-style-name="Visited_20_Internet_20_Link">
乌克兰国际法院<text:span text:style-name="T4">
 un </text:span>
：有所有的事实可以放弃俄罗斯司法公正</text:a>
2018年6月12日，乌克兰向[联合国国际法院]提交了备忘录(https://www.ukrinform.ua/tag-miznarodnij-sud-oon)，其中记录了俄罗斯联邦对国际法的严重违反。</text:p>
      <text:p text:style-name="P4">
备忘录以及许多证据证明，俄罗斯联邦已监管《打击恐怖主义融资的国际公约》(“恐怖主义融资大会”)以及关于消除所有格式歧视的惯例。</text:p>
      <text:p text:style-name="P4">
“从我们开始认真准备这些听证会的那一刻起，我们就失去了几天的成绩。 谢谢您提醒我们，这一天给了备忘录。</text:p>
      <text:p text:style-name="P4">
正如乌克林福姆(Ukrinform)报道的那样，在6月，联合国国际法院在俄罗斯违反了对恐怖主义打击恐怖主义和禁止各种形式的种族歧视的公约的情况下进行宣传。</text:p>
      <text:p text:style-name="P4">
<text:span text:style-name="T4">
另请阅读：</text:span>
 <text:a xlink:type="simple" xlink:href="https://www.ukrinform.ua/rubric-polytics/3721978-ukraina-u-gaazi-rosia-prodovzue-ignoruvati-dva-nakazi-miznarodnogo-sudu-oon.html" text:style-name="Internet_20_link" text:visited-style-name="Visited_20_Internet_20_Link">
海牙乌克兰：俄罗斯继续忽略两个国际法院<text:span text:style-name="T4">
 un </text:span>
</text:a>
各方有两轮演讲：6月6日至12日是乌克兰的法律团队，6月8日至14日 - 俄罗斯。2017年1月16日，乌克兰针对国际法院提起诉讼，反对俄罗斯违反《禁止筹款恐怖主义和种族歧视公约》的公约。 俄罗斯的指控包括：通过非法武装部队提供武器和其他援助； MH-17航班的马里兹航空公司； 解雇住宅区Markiupol和Kramatorsk； 销毁平民客车和沃诺瓦卡； 在哈尔基夫举行的和平会议上爆炸； 歧视乌克兰和克里米亚塔塔尔社区； 禁止Majlisukhrim Tatar人民的活动； 失踪，谋杀，未经授权的搜查，拘留的浪潮； 教学乌克兰和克里米亚塔塔尔语言的限制。</text:p>
      <text:p text:style-name="P4">
News Source: <text:a xlink:type="simple" xlink:href="https://www.ukrinform.ua/rubric-polytics/3722013-zolotarova-u-miznarodnomu-sudi-oon-pravda-na-nasij-storoni.html" text:style-name="Internet_20_link" text:visited-style-name="Visited_20_Internet_20_Link">
https://www.ukrinform.ua/rubric-polytics/3722013-zolotarova-u-miznarodnomu-sudi-oon-pravda-na-nasij-storoni.html</text:a>
</text:p>
      <!--NEWS-->
      <text:h text:style-name="P10" text:outline-level="1">
<text:span text:style-name="T4">
白宫向乌克兰宣布了新的军事援助计划</text:span>
</text:h>
      <text:p text:style-name="P4">
作者: Ukrinform (Person)</text:p>
      <text:p text:style-name="P4">
出版商: Укринформ (Organization)</text:p>
      <text:p text:style-name="P4">
出版时间: 2023-06-12T22:22:23+03:00</text:p>
      <text:p text:style-name="P4">
修改时间: 2023-06-12T22:22:23+03:00</text:p>
      <text:p text:style-name="P4">
描述: Baiden政府“很快”将从美国总统的权力下宣布将下一个军事援助方案分配给乌克兰的五角大楼储备。  - 乌克林。</text:p>
      <text:p text:style-name="P4">
图片: ['<text:a xlink:type="simple" xlink:href="https://static.ukrinform.com/photos/2023_04/thumb_files/630_360_1682353689-890.jpg" text:style-name="Internet_20_link" text:visited-style-name="Visited_20_Internet_20_Link">
630_360_16823...</text:a>
']</text:p>
      <text:p text:style-name="P4">
标签: ['Білий дім', 'Війна з Росією', 'Контрнаступ']</text:p>
      <text:p text:style-name="P4">
类型: Article</text:p>
      <!--METADATA-->
      <text:p text:style-name="P4">
<draw:frame draw:style-name="fr1" draw:name="Image237" text:anchor-type="as-char" svg:width="6.9236in" svg:height="3.956343in" draw:z-index="0">
<draw:image xlink:href="../Images/yкринформ/2023-06-12T22-22-23-03-00/630_360_1682353689-890.jpg" xlink:type="simple" xlink:show="embed" xlink:actuate="onLoad" draw:mime-type="image/jpeg"/>
</draw:frame>
Baiden的政府“很快”将通过填补美国总统，从可用的五角大楼储备中宣布乌克兰下一个军事援助包的分配。</text:p>
      <text:p text:style-name="P4">
乌克林福姆(Ukrinform)报告了他自己的记者，周一在周一在华盛顿州白宫安全约翰·柯比(John Kirby)的华盛顿协调员约翰·柯比(John Kirby)的一名紧迫地指出。</text:p>
      <text:p text:style-name="P4">
“您已经看到USAI计划中分配了一套援助，该计划在本周末结束了。 我想很快您会看到其他帮助(根据总统大国的说法。)那将给美国提供。”柯比说。</text:p>
      <text:p text:style-name="P4">
<text:span text:style-name="T4">
另请阅读：</text:span>
 <text:a xlink:type="simple" xlink:href="https://www.ukrinform.ua/rubric-ato/3720708-urad-belgii-zakupit-boepripasi-dla-ukraini-na-32-miljoni-zmi.html" text:style-name="Internet_20_link" text:visited-style-name="Visited_20_Internet_20_Link">
比利时政府将以3200万欧元的价格购买乌克兰的弹药 - 媒体</text:a>
他还指出，在华盛顿，他们知道在乌克兰有必要在同一地点进行反性官方行动。</text:p>
      <text:p text:style-name="P4">
白宫代表说：“我们将重点是乌克兰可以在多个方面取得成功。”</text:p>
      <text:p text:style-name="P4">
*!(https://www.ukrinform.ua/rubric-ato/3718504-litva-gotue-novij-paket-dopomogi-ukraini-miljoni-odinic-boepripasiv-i-antidroni.html)正如乌克林福姆报道的那样，上周五<text:a xlink:type="simple" xlink:href="https://www.ukrinform.ua/rubric-ato/3720680-ssa-ogolosili-novij-paket-vijskovoi-dopomogi-ukraini-na-21-milarda.html" text:style-name="Internet_20_link" text:visited-style-name="Visited_20_Internet_20_Link">
美国政府分配乌克兰的国防支持是一件好事</text:a>
总计21亿美元，将资助以限制促进乌克兰安全的倡议(后).</text:p>
      <text:p text:style-name="P4">
News Source: <text:a xlink:type="simple" xlink:href="https://www.ukrinform.ua/rubric-ato/3722014-bilij-dim-anonsuvav-novij-paket-vijskovoi-dopomogi-ukraini.html" text:style-name="Internet_20_link" text:visited-style-name="Visited_20_Internet_20_Link">
https://www.ukrinform.ua/rubric-ato/3722014-bilij-dim-anonsuvav-novij-paket-vijskovoi-dopomogi-ukraini.html</text:a>
</text:p>
      <!--NEWS-->
      <text:h text:style-name="P10" text:outline-level="1">
<text:span text:style-name="T4">
武装部队在巴赫穆特方向控制了16平方公里 - 国防部</text:span>
</text:h>
      <text:p text:style-name="P4">
作者: Ukrinform (Person)</text:p>
      <text:p text:style-name="P4">
出版商: Укринформ (Organization)</text:p>
      <text:p text:style-name="P4">
出版时间: 2023-06-12T22:26:00+03:00</text:p>
      <text:p text:style-name="P4">
修改时间: 2023-06-12T22:26:00+03:00</text:p>
      <text:p text:style-name="P4">
描述: 上周，巴赫穆特武装部队占据了16公里。  - 乌克林。</text:p>
      <text:p text:style-name="P4">
图片: ['<text:a xlink:type="simple" xlink:href="https://static.ukrinform.com/photos/2023_06/thumb_files/630_360_1685979168-200.jpg" text:style-name="Internet_20_link" text:visited-style-name="Visited_20_Internet_20_Link">
630_360_16859...</text:a>
']</text:p>
      <text:p text:style-name="P4">
标签: ['ЗСУ', 'Війна з Росією', 'Ганна Маляр']</text:p>
      <text:p text:style-name="P4">
类型: Article</text:p>
      <!--METADATA-->
      <text:p text:style-name="P4">
<draw:frame draw:style-name="fr1" draw:name="Image238" text:anchor-type="as-char" svg:width="6.9236in" svg:height="3.945572in" draw:z-index="0">
<draw:image xlink:href="../Images/yкринформ/2023-06-12T22-26-00-03-00/630_360_1685979168-200.jpg" xlink:type="simple" xlink:show="embed" xlink:actuate="onLoad" draw:mime-type="image/jpeg"/>
</draw:frame>
上周，武装部队的武装力量在16平方米的对照下采取了行动。</text:p>
      <text:p text:style-name="P4">
正如乌克林福姆(Ukrinform)报道的那样，在他的[电报]中(https://t.me/annamaliar/843)撰写了乌克兰国防副部长。</text:p>
      <text:p text:style-name="P4">
“上周在巴赫穆特方向上：促进部队 - 左翼-1.5公里，右翼-3.5公里。被控制的领土区域是16kV。”  - 她写道。</text:p>
      <text:p text:style-name="P4">
<text:span text:style-name="T4">
另请阅读：</text:span>
 <text:a xlink:type="simple" xlink:href="https://www.ukrinform.ua/rubric-ato/3721683-zsu-zvilnili-novodarivku.html" text:style-name="Internet_20_link" text:visited-style-name="Visited_20_Internet_20_Link">
武装部队<text:span text:style-name="T4">
释放</text:span>
 novodarivka</text:a>
正如乌克林福姆报道的那样，早些时候[乌克兰的武装力量是由于进攻行动释放了七个定居点，乌克兰的武装部队每周一次。(https://www.ukrinform.ua/rubric-ato/3721995-zsu-za-tizden-zvilnili-sim-naselenih-punktiv-minoboroni.html) .</text:p>
      <text:p text:style-name="P4">
News Source: <text:a xlink:type="simple" xlink:href="https://www.ukrinform.ua/rubric-ato/3722015-zsu-vzali-pid-kontrol-16-km-na-bahmutskomu-napramku-minoboroni.html" text:style-name="Internet_20_link" text:visited-style-name="Visited_20_Internet_20_Link">
https://www.ukrinform.ua/rubric-ato/3722015-zsu-vzali-pid-kontrol-16-km-na-bahmutskomu-napramku-minoboroni.html</text:a>
</text:p>
      <!--NEWS-->
      <text:h text:style-name="P10" text:outline-level="1">
<text:span text:style-name="T4">
雷布罗夫：乌克兰必须得分更多</text:span>
</text:h>
      <text:p text:style-name="P4">
作者: Ukrinform (Person)</text:p>
      <text:p text:style-name="P4">
出版商: Укринформ (Organization)</text:p>
      <text:p text:style-name="P4">
出版时间: 2023-06-12T22:34:39+03:00</text:p>
      <text:p text:style-name="P4">
修改时间: 2023-06-12T22:34:39+03:00</text:p>
      <text:p text:style-name="P4">
描述: 乌克兰足球队与德国队进行了友好的比赛。  - 乌克林。</text:p>
      <text:p text:style-name="P4">
图片: ['<text:a xlink:type="simple" xlink:href="https://static.ukrinform.com/photos/2023_06/thumb_files/630_360_1686598421-646.jpg" text:style-name="Internet_20_link" text:visited-style-name="Visited_20_Internet_20_Link">
630_360_16865...</text:a>
']</text:p>
      <text:p text:style-name="P4">
标签: ['Футбол', 'Ребров', 'Збірна України']</text:p>
      <text:p text:style-name="P4">
类型: Article</text:p>
      <!--METADATA-->
      <text:p text:style-name="P4">
<draw:frame draw:style-name="fr1" draw:name="Image239" text:anchor-type="as-char" svg:width="6.9236in" svg:height="3.956343in" draw:z-index="0">
<draw:image xlink:href="../Images/yкринформ/2023-06-12T22-34-39-03-00/630_360_1686598421-646.jpg" xlink:type="simple" xlink:show="embed" xlink:actuate="onLoad" draw:mime-type="image/jpeg"/>
</draw:frame>
国家橄榄球队与德国队进行了友好的比赛。</text:p>
      <text:p text:style-name="P4">
正如乌克林福姆报道的那样，在不来梅的Vesstadion竞技场举行的一次会议以3：3的结尾结束。</text:p>
      <text:p text:style-name="P4">
“蓝色和黄色” Sergirebrov的新导师赞赏他在乌克兰国家队的首次亮相。</text:p>
      <text:p text:style-name="P4">
“你问自己 - 成功还是成功？ 这是一个控制匹配。 我相信他们已经创造了时刻，并且可以得分更高。 我感谢球员和球迷。 我们感到他们的支持，这很重要。 我们听到并支持武装部队，我们支持它。 对我个人而言，这是第一场比赛。 贾拉达(Jarada)是，这些家伙被认真对待，我们表现出了不错的成绩。 我们感谢我们国家与侵略者在战争中的支持。</text:p>
      <text:p text:style-name="P4">
<text:span text:style-name="T4">
另请阅读：</text:span>
 <text:a xlink:type="simple" xlink:href="https://www.ukrinform.ua/rubric-sports/3721992-zbirna-ukraini-zabila-nimeccini-3-maci-zigravsi-vniciu-u-kontrolnomu-matci.html" text:style-name="Internet_20_link" text:visited-style-name="Visited_20_Internet_20_Link">
乌克兰在与德国的控制比赛中打平局</text:a>
以下“蓝黄”决斗将在欧洲2024年对北部马其顿的冠军冠军赛中报道。(6月16日)和马耳他(6月19日).</text:p>
      <text:p text:style-name="P4">
Фото: uaf.ua.</text:p>
      <text:p text:style-name="P4">
News Source: <text:a xlink:type="simple" xlink:href="https://www.ukrinform.ua/rubric-sports/3722016-rebrov-ukraina-mala-zabivati-bilse-nimeccini.html" text:style-name="Internet_20_link" text:visited-style-name="Visited_20_Internet_20_Link">
https://www.ukrinform.ua/rubric-sports/3722016-rebrov-ukraina-mala-zabivati-bilse-nimeccini.html</text:a>
</text:p>
      <!--NEWS-->
      <text:h text:style-name="P10" text:outline-level="1">
<text:span text:style-name="T4">
Zelensky：我们的战士的力量给出了结果，我感谢所有正在战斗的人</text:span>
</text:h>
      <text:p text:style-name="P4">
作者: Ukrinform (Person)</text:p>
      <text:p text:style-name="P4">
出版商: Укринформ (Organization)</text:p>
      <text:p text:style-name="P4">
出版时间: 2023-06-12T22:38:08+03:00</text:p>
      <text:p text:style-name="P4">
修改时间: 2023-06-12T22:38:08+03:00</text:p>
      <text:p text:style-name="P4">
描述: 战斗很僵化，但我们的运动是非常重要的。 敌人的损失正是我们的需求。 尽管这些天的天气不利 - 我们任务的降雨变得复杂，但我们士兵的力量仍然带来了效果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ЗСУ', 'Зеленський', 'Війна з Росією', '#stoprussia']</text:p>
      <text:p text:style-name="P4">
类型: Article</text:p>
      <!--METADATA-->
      <text:p text:style-name="P4">
<draw:frame draw:style-name="fr1" draw:name="Image240" text:anchor-type="as-char" svg:width="6.9236in" svg:height="3.956343in" draw:z-index="0">
<draw:image xlink:href="../Images/yкринформ/2023-06-12T22-38-08-03-00/630_360_1682862659-378.jpeg" xlink:type="simple" xlink:show="embed" xlink:actuate="onLoad" draw:mime-type="image/jpeg"/>
</draw:frame>
Bogovera，但我们的运动是，这非常重要。 敌人的损失就是我们所需要的。 尽管这些天的天气不利 - 我们任务的降雨弥补了，但我们士兵的力量仍然可以取得成果，</text:p>
      <text:p text:style-name="P4">
他在晚上强调[视频]。(https://www.youtube.com/watch?v=JttCcFD3YnI)据报道，沃迪米尔Zelenskyy总统据报道。</text:p>
      <text:p text:style-name="P4">
<text:span text:style-name="T5">
vido：<text:a xlink:type="simple" xlink:href="https://t.me/OP_UA/9712" text:style-name="Internet_20_link" text:visited-style-name="Visited_20_Internet_20_Link">
电报总统办公室</text:a>
</text:span>
</text:p>
      <text:p text:style-name="P4">
_ <text:span text:style-name="T4">
我希望健康，亲爱的乌克兰人!</text:span>
 _</text:p>
      <text:p text:style-name="P4">
他今天花了下注。 关键报告 - 来自操作员的指挥官，这是最重要，最热门的 - “ Khortytsia”和“ Tavriya”。</text:p>
      <text:p text:style-name="P4">
战斗很僵化，但我们的运动是非常重要的。 敌人的丧失是根据需要的。 尽管这些天的天气不利 - 我们任务的降雨弥补了，但是我们的战士的力量仍然给人结果，我感谢现在正在战斗的Tsekozhny，但每个支持我们战斗旅的人都以途中。</text:p>
      <text:p text:style-name="P4">
Syrsky和Tarnavsky将军今天就报告了我们已经取得的成功，在什么位置<text:a xlink:type="simple" xlink:href="https://www.ukrinform.ua/tag-vijna-z-rosieu" text:style-name="Internet_20_link" text:visited-style-name="Visited_20_Internet_20_Link">
Front</text:a>
我们需要加强以及我们可以打破更多俄罗斯立场的行动。</text:p>
      <text:p text:style-name="P4">
我感谢我们的男孩们的每一个乌克兰国旗，现在正在新忠实的领土村庄返回纳粹分子!感谢您对我们的交流基金的重大填补!</text:p>
      <text:p text:style-name="P4">
首席委员会的报告 - 关于一般情况，内政部和SBU  - 关于DE领土的稳定措施。 我们非常积极地提供必要的武器，贝壳。 也有关于敌人行动的报道。 我们的及时支配地位被存储和加强。</text:p>
      <text:p text:style-name="P4">
分别感谢Bakhmut-我们在这个方向上增加了控制。</text:p>
      <text:p text:style-name="P4">
如今，在全国，最大的城市和基辅，全国各地的准备就绪和无准备就绪。 据报道，部门Klymenko，Kamyshin和Kubrakov报道。 坦率地说，结果令人失望。 周五，准备好的草稿决策将做好准备 - 既负责，又为乌克兰城市的人民提供适当的保护。</text:p>
      <text:p text:style-name="P4">
他还举行了几次有关我们国际活动的会议。 本周我们将使本周变得非常有意义。 首先是为为我们的士兵寻找合作伙伴的武器准备新的支持。 其次，我们准备大量实体参与和平公式的实施。 第三：我们努力说，小队峰会确实有意义。还有另一种解决方案。 乌克兰英雄的头衔是由SBU SBU vasyl Bogach分配的。 为了进行非凡的个人发展，重复拘留和破坏敌方破坏者。 Mariupol的设想，这是针对这种英雄主义的，这是一种自我挑战，它不尊重除胜利以外的乌克兰和乌克兰人的其他选择。</text:p>
      <text:p text:style-name="P4">
荣耀所有为乌克兰而战的人!</text:p>
      <text:p text:style-name="P4">
感谢所有现在正在战斗，战斗哨所和战斗行动的人!一步一步，我们前进!</text:p>
      <text:p text:style-name="P4">
我们相信胜利。 她将会是!</text:p>
      <text:p text:style-name="P4">
_ <text:span text:style-name="T4">
荣耀到乌克兰!</text:span>
 _</text:p>
      <text:p text:style-name="P4">
News Source: <text:a xlink:type="simple" xlink:href="https://www.ukrinform.ua/rubric-ato/3722017-zelenskij-micnist-nasih-voiniv-dae-rezultat-i-a-dakuu-koznomu-hto-zaraz-u-bou.html" text:style-name="Internet_20_link" text:visited-style-name="Visited_20_Internet_20_Link">
https://www.ukrinform.ua/rubric-ato/3722017-zelenskij-micnist-nasih-voiniv-dae-rezultat-i-a-dakuu-koznomu-hto-zaraz-u-bou.html</text:a>
</text:p>
      <!--NEWS-->
      <text:h text:style-name="P10" text:outline-level="1">
<text:span text:style-name="T4">
乌克兰预计，联合国国际法院的决定将发现违反俄罗斯联合会两公约</text:span>
</text:h>
      <text:p text:style-name="P4">
作者: Ukrinform (Person)</text:p>
      <text:p text:style-name="P4">
出版商: Укринформ (Organization)</text:p>
      <text:p text:style-name="P4">
出版时间: 2023-06-12T22:41:00+03:00</text:p>
      <text:p text:style-name="P4">
修改时间: 2023-06-12T22:41:00+03:00</text:p>
      <text:p text:style-name="P4">
描述: 乌克兰希望国际法院的裁决将违反俄罗斯联合会两次公约。  - 乌克林。</text:p>
      <text:p text:style-name="P4">
图片: ['<text:a xlink:type="simple" xlink:href="https://static.ukrinform.com/photos/2022_11/thumb_files/630_360_1669104063-526.jpg" text:style-name="Internet_20_link" text:visited-style-name="Visited_20_Internet_20_Link">
630_360_16691...</text:a>
']</text:p>
      <text:p text:style-name="P4">
标签: ['ООН', 'Міжнародний суд ООН', 'Кориневич']</text:p>
      <text:p text:style-name="P4">
类型: Article</text:p>
      <!--METADATA-->
      <text:p text:style-name="P4">
<draw:frame draw:style-name="fr1" draw:name="Image241" text:anchor-type="as-char" svg:width="6.9236in" svg:height="3.956343in" draw:z-index="0">
<draw:image xlink:href="../Images/yкринформ/2023-06-12T22-41-00-03-00/630_360_1669104063-526.jpg" xlink:type="simple" xlink:show="embed" xlink:actuate="onLoad" draw:mime-type="image/jpeg"/>
</draw:frame>
乌克兰法院的裁决将建立违反俄罗斯联合会两次公约的裁决。</text:p>
      <text:p text:style-name="P4">
安东科尼维奇(Antoncorynevich)说，这位来自乌克兰外交部特别指示的大使在Hague的乌克林福音通讯员的独家评论中。</text:p>
      <text:p text:style-name="P4">
“今天本质上是高潮。 这是口头听证会的最后一天，乌克兰提出了其立场。 我想说的是，乌克兰代表团，乌克兰团队，一支律师团队，尽一切可能以某种方式来考虑所有细节，每种情况，每种法律方式，在所有其他情况下我们都会这样做。 我认为，包括遵循此案的公民在内，可以看到各方如何建设，我们希望，俄罗斯联合会这两个公约将违反国际判决的决定。</text:p>
      <text:p text:style-name="P4">
<text:span text:style-name="T4">
另请阅读：</text:span>
 <text:a xlink:type="simple" xlink:href="https://www.ukrinform.ua/rubric-polytics/3722013-zolotarova-u-miznarodnomu-sudi-oon-pravda-na-nasij-storoni.html" text:style-name="Internet_20_link" text:visited-style-name="Visited_20_Internet_20_Link">
国际法院中的Zolotaryova <text:span text:style-name="T4">
 un </text:span>
：我们栖息地中的真相</text:a>
法院拥有所有适当的信息。 因此，我们希望我们很快就会在海牙宣布该决定。 我们希望会有一个捕捉事实，正确和真理的人。”他说。</text:p>
      <text:p text:style-name="P4">
科林维奇还指出，国际司法机构的决定非常重要，尤其是国际法院，因为他们记录了俄罗斯联邦对国际法的侵犯。</text:p>
      <text:p text:style-name="P4">
“作为乌克兰公民，我们清楚地理解俄罗斯联邦是现代世界上最大的国际法违规者，但是我们需要做出司法决定，因为这是关于国家的义务，赔偿，维修以下义务在我们争取正义和正义的道路上，决定非常重要，因为乌克兰是战场上作为国家的国家，而且在国家司法机构中也与俄罗斯的侵略作斗争。”他说。</text:p>
      <text:p text:style-name="P4">
<text:span text:style-name="T4">
另请阅读：</text:span>
 <text:a xlink:type="simple" xlink:href="https://www.ukrinform.ua/rubric-polytics/3721996-ukraina-u-miznarodnomu-sudi-oon-e-vsi-fakti-abi-pritagnuti-rosiu-do-vidpovidalnosti.html" text:style-name="Internet_20_link" text:visited-style-name="Visited_20_Internet_20_Link">
乌克兰国际法院<text:span text:style-name="T4">
 un </text:span>
：有所有的事实可以放弃俄罗斯司法公正</text:a>
正如乌克林福姆(Ukrinform)报道的那样，在6月，联合国国际法院在俄罗斯违反了对恐怖主义打击恐怖主义和禁止各种形式的种族歧视的公约的情况下进行宣传。2019年11月8日，联合国国际法院在俄罗斯部署两次公约的情况下承认其管辖权。</text:p>
      <text:p text:style-name="P4">
<text:span text:style-name="T4">
另请阅读：</text:span>
 <text:a xlink:type="simple" xlink:href="https://www.ukrinform.ua/rubric-polytics/3721978-ukraina-u-gaazi-rosia-prodovzue-ignoruvati-dva-nakazi-miznarodnogo-sudu-oon.html" text:style-name="Internet_20_link" text:visited-style-name="Visited_20_Internet_20_Link">
海牙乌克兰：俄罗斯继续忽略两个国际法院<text:span text:style-name="T4">
 un </text:span>
</text:a>
2017年1月16日，乌克兰针对国际法院提起诉讼，反对俄罗斯违反《禁止恐怖主义公约和种族歧视公约》。 MH-17航班的马里兹航空公司； 解雇住宅区Markiupol和Kramatorsk； 销毁平民客车和沃诺瓦卡； 在哈尔基夫举行的和平会议上爆炸； 歧视乌克兰和克里米亚塔塔尔社区； 禁止Majlisukhrim Tatar人民的活动； 失踪，谋杀，未经授权的搜查，拘留的浪潮； 教学乌克兰和克里米亚塔塔尔语言的限制。</text:p>
      <text:p text:style-name="P4">
照片：I。Drabok</text:p>
      <text:p text:style-name="P4">
News Source: <text:a xlink:type="simple" xlink:href="https://www.ukrinform.ua/rubric-polytics/3722018-ukraina-ocikue-so-risenna-miznarodnogo-sudu-oon-viavit-porusenna-rf-dvoh-konvencij-korinevic.html" text:style-name="Internet_20_link" text:visited-style-name="Visited_20_Internet_20_Link">
https://www.ukrinform.ua/rubric-polytics/3722018-ukraina-ocikue-so-risenna-miznarodnogo-sudu-oon-viavit-porusenna-rf-dvoh-konvencij-korinevic.html</text:a>
</text:p>
      <!--NEWS-->
      <text:h text:style-name="P10" text:outline-level="1">
<text:span text:style-name="T4">
乌克兰的柜台 - 官员已经持续了很多天，这是非常仔细的 - 一个马克龙</text:span>
</text:h>
      <text:p text:style-name="P4">
作者: Ukrinform (Person)</text:p>
      <text:p text:style-name="P4">
出版商: Укринформ (Organization)</text:p>
      <text:p text:style-name="P4">
出版时间: 2023-06-12T22:45:31+03:00</text:p>
      <text:p text:style-name="P4">
修改时间: 2023-06-12T22:45:31+03:00</text:p>
      <text:p text:style-name="P4">
描述: 乌克兰的反攻性活动已经持续了很多天，并且将持续几周甚至几个月。 西方军事援助迅速到达，包括更换战场上被摧毁的设备。  - 乌克林。</text:p>
      <text:p text:style-name="P4">
图片: ['<text:a xlink:type="simple" xlink:href="https://static.ukrinform.com/photos/2023_01/thumb_files/630_360_1675191073-108.jpg" text:style-name="Internet_20_link" text:visited-style-name="Visited_20_Internet_20_Link">
630_360_16751...</text:a>
']</text:p>
      <text:p text:style-name="P4">
标签: ['Франція', 'Макрон', 'Контрнаступ']</text:p>
      <text:p text:style-name="P4">
类型: Article</text:p>
      <!--METADATA-->
      <text:p text:style-name="P4">
<draw:frame draw:style-name="fr1" draw:name="Image242" text:anchor-type="as-char" svg:width="6.9236in" svg:height="3.956343in" draw:z-index="0">
<draw:image xlink:href="../Images/yкринформ/2023-06-12T22-45-31-03-00/630_360_1675191073-108.jpg" xlink:type="simple" xlink:show="embed" xlink:actuate="onLoad" draw:mime-type="image/jpeg"/>
</draw:frame>
乌克兰的反攻性活动已经持续了很多天，甚至将持续数周甚至卫星。 西方军事援助迅速到达，包括在战场上用于替换设备。</text:p>
      <text:p text:style-name="P4">
乌克兰代表通讯员报道，这是在周一在巴黎举行的新闻发布会上宣布的，这是领导人三角总统法国伊曼纽尔·马克龙的会议。</text:p>
      <text:p text:style-name="P4">
“乌克兰反攻性持续了很多天，已经做好了充分的准备。 由于战术技巧，勇气和决心，这种对比将持续数周甚至几个月。” Makron强调。</text:p>
      <text:p text:style-name="P4">
<text:span text:style-name="T4">
另请阅读：</text:span>
 <text:a xlink:type="simple" xlink:href="https://www.ukrinform.ua/rubric-polytics/3722007-duda-samit-nato-mae-prinesti-citki-risenna-pro-clenstvo-ukraini-v-alansi.html" text:style-name="Internet_20_link" text:visited-style-name="Visited_20_Internet_20_Link">
<text:span text:style-name="T4">
 duda </text:span>
：北约峰会应在联盟中为乌克兰追求的明确决定</text:a>
根据法国领导人的说法，他最近与乌克兰弗拉基米尔·泽伦斯基(Ukraine Vladimir Zelensky)的总统进行了长时间的对话。</text:p>
      <text:p text:style-name="P4">
“我们将根据未来几天和几周的日历来加强武器，弹药和后勤援助的供应。 我们将继续这样做。”法国领导人强调。</text:p>
      <text:p text:style-name="P4">
据他说，现在，该活动的国家有助于形成乌克兰的运营能力，在几个月中，在乌克兰军方进行培训中，用新的设备在战场上取代了战场上的摧毁设备。</text:p>
      <text:p text:style-name="P4">
<text:span text:style-name="T4">
另请阅读：</text:span>
 <text:a xlink:type="simple" xlink:href="https://www.ukrinform.ua/rubric-ato/3722015-zsu-vzali-pid-kontrol-16-km-na-bahmutskomu-napramku-minoboroni.html" text:style-name="Internet_20_link" text:visited-style-name="Visited_20_Internet_20_Link">
武装部队在bakhmut方向-Mini -bond控制了16平方米</text:a>
“我们努力争取这一胜利的行动，以便您进行谈判(与俄罗斯 -  ed。)在有利条件下。 但是，它的支持将持续到它的持续时间。”马克龙总结说。</text:p>
      <text:p text:style-name="P4">
照片：Ruslan Stefanchuk，Facebook</text:p>
      <text:p text:style-name="P4">
News Source: <text:a xlink:type="simple" xlink:href="https://www.ukrinform.ua/rubric-ato/3722019-kontrnastup-ukraini-trivae-vze-bagato-dniv-vin-duze-retelno-pidgotovlenij-makron.html" text:style-name="Internet_20_link" text:visited-style-name="Visited_20_Internet_20_Link">
https://www.ukrinform.ua/rubric-ato/3722019-kontrnastup-ukraini-trivae-vze-bagato-dniv-vin-duze-retelno-pidgotovlenij-makron.html</text:a>
</text:p>
      <!--NEWS-->
      <text:h text:style-name="P10" text:outline-level="1">
<text:span text:style-name="T4">
在前面的成功和DE工业领土的稳定：Zelensky举行了一次会议</text:span>
</text:h>
      <text:p text:style-name="P4">
作者: Ukrinform (Person)</text:p>
      <text:p text:style-name="P4">
出版商: Укринформ (Organization)</text:p>
      <text:p text:style-name="P4">
出版时间: 2023-06-12T22:50:00+03:00</text:p>
      <text:p text:style-name="P4">
修改时间: 2023-06-12T22:50:00+03:00</text:p>
      <text:p text:style-name="P4">
描述: 沃迪米尔总统Zelensky举行了最高指挥官 - 主持人的定期会议，他们讨论了阵线最重要，最热门的方向。  - 乌克林。</text:p>
      <text:p text:style-name="P4">
图片: ['<text:a xlink:type="simple" xlink:href="https://static.ukrinform.com/photos/2023_06/thumb_files/630_360_1686599407-170.jpeg" text:style-name="Internet_20_link" text:visited-style-name="Visited_20_Internet_20_Link">
630_360_16865...</text:a>
']</text:p>
      <text:p text:style-name="P4">
标签: ['Зеленський', 'Війна з Росією', 'Ставка Верховного головнокомандувача']</text:p>
      <text:p text:style-name="P4">
类型: Article</text:p>
      <!--METADATA-->
      <text:p text:style-name="P4">
<draw:frame draw:style-name="fr1" draw:name="Image243" text:anchor-type="as-char" svg:width="6.9236in" svg:height="3.956343in" draw:z-index="0">
<draw:image xlink:href="../Images/yкринформ/2023-06-12T22-50-00-03-00/630_360_1686599407-170.jpeg" xlink:type="simple" xlink:show="embed" xlink:actuate="onLoad" draw:mime-type="image/jpeg"/>
</draw:frame>
总统洛尔迪尔·泽伦斯基(Lordir Zelensky)举行了高级司令官的定期会议，他们讨论了前线最重要，最热门的指示。</text:p>
      <text:p text:style-name="P4">
Zelensky在他的[视频消息]中报道了这一点(https://www.youtube.com/watch?v=JttCcFD3YnI&amp;ab_channel=UkrinformTV)，报道乌克林福姆。</text:p>
      <text:p text:style-name="P4">
<text:span text:style-name="T5">
vido：<text:a xlink:type="simple" xlink:href="https://t.me/OP_UA/9712" text:style-name="Internet_20_link" text:visited-style-name="Visited_20_Internet_20_Link">
电报总统办公室</text:a>
</text:span>
</text:p>
      <text:p text:style-name="P4">
“我今天度过了。来自操作员指挥官的关键报告，这是最重要，最热门的 - 霍蒂西亚和塔夫里亚。战斗很僵硬，但我们的运动很重要，这很重要。失去敌人就像我们一样，就像我们一样需要。他们很复杂，但我们士兵的力量仍然给人结果。我感谢所有现在的人。每个支持我们在相关地区的战斗人员的人。”总统说。</text:p>
      <text:p text:style-name="P4">
<text:span text:style-name="T4">
另请阅读：</text:span>
 <text:a xlink:type="simple" xlink:href="https://www.ukrinform.ua/rubric-ato/3722019-kontrnastup-ukraini-trivae-vze-bagato-dniv-vin-duze-retelno-pidgotovlenij-makron.html" text:style-name="Internet_20_link" text:visited-style-name="Visited_20_Internet_20_Link">
乌克兰的反击已经持续了很多天了，它已经准备好了 - 马克龙</text:a>
他指出，在池塘期间，Sirsky和Tarnavsky将军们报告了我们已经拥有的谚语，以及在前线的哪个点，我们需要加强更多的俄罗斯立场。</text:p>
      <text:p text:style-name="P4">
“感谢您为我们的男孩们提供的每一个乌克兰国旗，现在，乌克兰的旗帜正在返回新忠实领土的村庄中的纳粹分子!</text:p>
      <text:p text:style-name="P4">
此外，在速度上，有关于总体情况的头部报告，SBU MSTA关于DE领土的稳定措施。 “我们非常积极地供应必要的武器和炮弹。有一份有关敌人行动的情报报告。我们的迅速统治力得到了保留和加强。我们感谢巴赫穆特。</text:p>
      <text:p text:style-name="P4">
<text:span text:style-name="T4">
另请阅读：</text:span>
 <text:a xlink:type="simple" xlink:href="https://www.ukrinform.ua/rubric-ato/3722017-zelenskij-micnist-nasih-voiniv-dae-rezultat-i-a-dakuu-koznomu-hto-zaraz-u-bou.html" text:style-name="Internet_20_link" text:visited-style-name="Visited_20_Internet_20_Link">
<text:span text:style-name="T4">
 Zelensky </text:span>
：我们的战士的力量给出了结果，我正在寻找现在正在战斗的每个人</text:a>
据他说，还有一份关于全国，最大城市和基辅庇护所融化的准备的最终报告。据报道，乌克兰的武装部队<text:a xlink:type="simple" xlink:href="https://www.ukrinform.ua/rubric-ato/3721995-zsu-za-tizden-zvilnili-sim-naselenih-punktiv-minoboroni.html" text:style-name="Internet_20_link" text:visited-style-name="Visited_20_Internet_20_Link">
上周，辅音行动释放了七个定居点</text:a>
。</text:p>
      <text:p text:style-name="P4">
照片：作品</text:p>
      <text:p text:style-name="P4">
News Source: <text:a xlink:type="simple" xlink:href="https://www.ukrinform.ua/rubric-ato/3722021-uspihi-na-fronti-ta-stabilizacia-deokupovanih-teritorij-zelenskij-proviv-zasidanna-stavki.html" text:style-name="Internet_20_link" text:visited-style-name="Visited_20_Internet_20_Link">
https://www.ukrinform.ua/rubric-ato/3722021-uspihi-na-fronti-ta-stabilizacia-deokupovanih-teritorij-zelenskij-proviv-zasidanna-stavki.html</text:a>
</text:p>
      <!--NEWS-->
      <text:h text:style-name="P10" text:outline-level="1">
<text:span text:style-name="T4">
摩尔多瓦的军队将在最后几个月的预备役训练中排名第三</text:span>
</text:h>
      <text:p text:style-name="P4">
作者: Ukrinform (Person)</text:p>
      <text:p text:style-name="P4">
出版商: Укринформ (Organization)</text:p>
      <text:p text:style-name="P4">
出版时间: 2023-06-12T22:53:00+03:00</text:p>
      <text:p text:style-name="P4">
修改时间: 2023-06-12T22:53:00+03:00</text:p>
      <text:p text:style-name="P4">
描述: 摩尔多瓦国民军报道了下周计划的预备役练习。  - 乌克林。</text:p>
      <text:p text:style-name="P4">
图片: ['<text:a xlink:type="simple" xlink:href="https://static.ukrinform.com/photos/2023_06/thumb_files/630_360_1686571001-980.jpg" text:style-name="Internet_20_link" text:visited-style-name="Visited_20_Internet_20_Link">
630_360_16865...</text:a>
']</text:p>
      <text:p text:style-name="P4">
标签: ['Армія', 'Молдова', 'Військові навчання']</text:p>
      <text:p text:style-name="P4">
类型: Article</text:p>
      <!--METADATA-->
      <text:p text:style-name="P4">
<draw:frame draw:style-name="fr1" draw:name="Image244" text:anchor-type="as-char" svg:width="6.9236in" svg:height="3.956343in" draw:z-index="0">
<draw:image xlink:href="../Images/yкринформ/2023-06-12T22-53-00-03-00/630_360_1686571001-980.jpg" xlink:type="simple" xlink:show="embed" xlink:actuate="onLoad" draw:mime-type="image/jpeg"/>
</draw:frame>
摩尔多瓦国民军宣布下周的结果的预定结果。</text:p>
      <text:p text:style-name="P4">
正如Ukrinform报道的那样，它报告了<text:a xlink:type="simple" xlink:href="https://newsmaker.md/rus/novosti/armiya-moldovy-provedet-planovye-ucheniya-rezervistov-viyune/" text:style-name="Internet_20_link" text:visited-style-name="Visited_20_Internet_20_Link">
新闻记者</text:a>
。</text:p>
      <text:p text:style-name="P4">
培训将持续五天 - 从6月19日至6月23日。</text:p>
      <text:p text:style-name="P4">
在此期间，预备役人员将熟悉军事设备和武器。形状的培训已经在4月和今年5月进行。</text:p>
      <text:p text:style-name="P4">
<text:span text:style-name="T4">
另请阅读：</text:span>
 <text:a xlink:type="simple" xlink:href="https://www.ukrinform.ua/rubric-regions/3720914-moldova-dopomoze-ukraini-u-likvidacii-naslidkiv-pidrivu-kahovskoi-dambi.html" text:style-name="Internet_20_link" text:visited-style-name="Visited_20_Internet_20_Link">
<text:span text:style-name="T4">
摩尔多夫</text:span>
，将帮助乌克兰消除卡科夫斯基大坝的后果</text:a>
早些时候，摩尔多瓦国防部表示，没有正当理由的人没有出现的人最多罚款32.5万雷(1,800美元)或最多150个小时的社区服务。</text:p>
      <text:p text:style-name="P4">
据乌克林福姆(Ukrinform)报道，波兰武装部队计划在2023年举行约200,000名预备役人员的强制性培训会议。</text:p>
      <text:p text:style-name="P4">
照片：新闻记者</text:p>
      <text:p text:style-name="P4">
News Source: <text:a xlink:type="simple" xlink:href="https://www.ukrinform.ua/rubric-world/3721797-armia-moldovi-provede-treti-za-ostanni-misaci-navcanna-rezervistiv.html" text:style-name="Internet_20_link" text:visited-style-name="Visited_20_Internet_20_Link">
https://www.ukrinform.ua/rubric-world/3721797-armia-moldovi-provede-treti-za-ostanni-misaci-navcanna-rezervistiv.html</text:a>
</text:p>
      <!--NEWS-->
      <text:h text:style-name="P10" text:outline-level="1">
<text:span text:style-name="T4">
总统授予了死后的头衔</text:span>
</text:h>
      <text:p text:style-name="P4">
作者: Ukrinform (Person)</text:p>
      <text:p text:style-name="P4">
出版商: Укринформ (Organization)</text:p>
      <text:p text:style-name="P4">
出版时间: 2023-06-12T22:56:00+03:00</text:p>
      <text:p text:style-name="P4">
修改时间: 2023-06-12T22:56:00+03:00</text:p>
      <text:p text:style-name="P4">
描述: 沃迪米尔·泽伦斯基（Volodymyr Zelensky）总统将乌克兰英雄的头衔授予了安全服务中校Vasyl Bogach中校。  - 乌克林。</text:p>
      <text:p text:style-name="P4">
图片: ['<text:a xlink:type="simple" xlink:href="https://static.ukrinform.com/photos/2022_07/thumb_files/630_360_1658265794-531.jpg" text:style-name="Internet_20_link" text:visited-style-name="Visited_20_Internet_20_Link">
630_360_16582...</text:a>
']</text:p>
      <text:p text:style-name="P4">
标签: ['Нагорода', 'СБУ', 'Зеленський', 'Війна з Росією']</text:p>
      <text:p text:style-name="P4">
类型: Article</text:p>
      <!--METADATA-->
      <text:p text:style-name="P4">
<draw:frame draw:style-name="fr1" draw:name="Image245" text:anchor-type="as-char" svg:width="6.9236in" svg:height="3.956343in" draw:z-index="0">
<draw:image xlink:href="../Images/yкринформ/2023-06-12T22-56-00-03-00/630_360_1658265794-531.jpg" xlink:type="simple" xlink:show="embed" xlink:actuate="onLoad" draw:mime-type="image/jpeg"/>
</draw:frame>
总统洛尔里尔·泽伦斯基(Lordir Zelensky)将乌克兰英雄的死后称号授予了安全服务中校Vasyl Bogach上校。</text:p>
      <text:p text:style-name="P4">
Zelensky在他的[视频消息]中报道了这一点(https://www.facebook.com/zelenskiy.official/videos/752500539941349/)，报道乌克林福姆。</text:p>
      <text:p text:style-name="P4">
<text:span text:style-name="T4">
 <text:span text:style-name="T5">
视频：</text:span>
 </text:span>
 _ Popice总裁Telegram_</text:p>
      <text:p text:style-name="P4">
“乌克兰英雄的头衔被分配给SBU vasyl bogach的中校。(https://www.ukrinform.ua/tag-zelenskij)。</text:p>
      <text:p text:style-name="P4">
<text:span text:style-name="T4">
另请阅读：</text:span>
 [在基辅，纪念死者的军事沃迪米尔·穆坎(Volodymyr Mukan)(https://www.ukrinform.ua/rubric-kyiv/3721805-u-kievi-projsla-ceremonia-vsanuvanna-pamati-zagiblogo-vijskovogo-volodimira-mukana.html)据报道，总统<text:a xlink:type="simple" xlink:href="https://www.ukrinform.ua/rubric-ato/3705697-prezident-prisvoiv-zvanna-geroa-ukraini-polkovniku-sicenku-ta-kapitanu-glebovu.html" text:style-name="Internet_20_link" text:visited-style-name="Visited_20_Internet_20_Link">
沃迪米尔·泽伦斯基(Volodymyr Zelenskyy)提交</text:a>
Sergey Sirchenko上校的乌克兰英雄标题和死后 - 瓦莱里·格莱博夫上尉。</text:p>
      <text:p text:style-name="P4">
News Source: <text:a xlink:type="simple" xlink:href="https://www.ukrinform.ua/rubric-ato/3722023-prezident-prisvoiv-posmertno-zvanna-geroa-ukraini-pidpolkovniku-sbu-vasilu-bogacu.html" text:style-name="Internet_20_link" text:visited-style-name="Visited_20_Internet_20_Link">
https://www.ukrinform.ua/rubric-ato/3722023-prezident-prisvoiv-posmertno-zvanna-geroa-ukraini-pidpolkovniku-sbu-vasilu-bogacu.html</text:a>
</text:p>
      <!--NEWS-->
      <text:h text:style-name="P10" text:outline-level="1">
<text:span text:style-name="T4">
Zelensky宣布了国际合作伙伴的新武器支持</text:span>
</text:h>
      <text:p text:style-name="P4">
作者: Ukrinform (Person)</text:p>
      <text:p text:style-name="P4">
出版商: Укринформ (Organization)</text:p>
      <text:p text:style-name="P4">
出版时间: 2023-06-12T23:12:00+03:00</text:p>
      <text:p text:style-name="P4">
修改时间: 2023-06-12T23:12:00+03:00</text:p>
      <text:p text:style-name="P4">
描述: 乌克兰沃迪米尔·泽伦斯基（Ukraine Volodymyr Zelensky）总裁宣布了国际武器武器的新支持。  - 乌克林。</text:p>
      <text:p text:style-name="P4">
图片: ['<text:a xlink:type="simple" xlink:href="https://static.ukrinform.com/photos/2023_06/thumb_files/630_360_1686403152-962.jpg" text:style-name="Internet_20_link" text:visited-style-name="Visited_20_Internet_20_Link">
630_360_16864...</text:a>
']</text:p>
      <text:p text:style-name="P4">
标签: ['Президент', 'Зброя', 'Зеленський']</text:p>
      <text:p text:style-name="P4">
类型: Article</text:p>
      <!--METADATA-->
      <text:p text:style-name="P4">
<draw:frame draw:style-name="fr1" draw:name="Image246" text:anchor-type="as-char" svg:width="6.9236in" svg:height="3.956343in" draw:z-index="0">
<draw:image xlink:href="../Images/yкринформ/2023-06-12T23-12-00-03-00/630_360_1686403152-962.jpg" xlink:type="simple" xlink:show="embed" xlink:actuate="onLoad" draw:mime-type="image/jpeg"/>
</draw:frame>
乌克兰沃迪米尔·泽伦斯基(Ukraine Volodymyr Zelensky)总裁宣布了国际武器武器的新支持。</text:p>
      <text:p text:style-name="P4">
Zelensky在他的[视频消息]中说了这一点(https://www.facebook.com/watch/?v=752500539941349)，报道乌克林福姆。</text:p>
      <text:p text:style-name="P4">
“我还举行了几次有关我们的国际活动的会议。本周，我们将始终使它非常有意义。首先是为我们的士兵准备新的著名合作伙伴武器的新支持。其次：我们准备了吸引大量实体的吸引力和平公式的实施。第三：峰会确实有意义，这确实是有意义的。”总统说。</text:p>
      <text:p text:style-name="P4">
<text:span text:style-name="T4">
另请阅读：</text:span>
 <text:a xlink:type="simple" xlink:href="https://www.ukrinform.ua/rubric-ato/3722014-bilij-dim-anonsuvav-novij-paket-vijskovoi-dopomogi-ukraini.html" text:style-name="Internet_20_link" text:visited-style-name="Visited_20_Internet_20_Link">
白宫<text:span text:style-name="T4">
公告</text:span>
引入了新的军事援助计划</text:a>
据报道，北约峰会将于7月11日至12日在维尔纽斯举行。</text:p>
      <text:p text:style-name="P4">
News Source: <text:a xlink:type="simple" xlink:href="https://www.ukrinform.ua/rubric-ato/3722024-zelenskij-anonsuvav-novu-pidtrimku-zbroeu-vid-miznarodnih-partneriv.html" text:style-name="Internet_20_link" text:visited-style-name="Visited_20_Internet_20_Link">
https://www.ukrinform.ua/rubric-ato/3722024-zelenskij-anonsuvav-novu-pidtrimku-zbroeu-vid-miznarodnih-partneriv.html</text:a>
</text:p>
      <!--NEWS-->
      <text:h text:style-name="P10" text:outline-level="1">
<text:span text:style-name="T4">
在赫尔森地区禁止夏季健康季节</text:span>
</text:h>
      <text:p text:style-name="P4">
作者: Ukrinform (Person)</text:p>
      <text:p text:style-name="P4">
出版商: Укринформ (Organization)</text:p>
      <text:p text:style-name="P4">
出版时间: 2023-06-12T23:17:00+03:00</text:p>
      <text:p text:style-name="P4">
修改时间: 2023-06-12T23:17:00+03:00</text:p>
      <text:p text:style-name="P4">
描述: 在赫尔森地区，禁止了夏季的健康季节。  - 乌克林。</text:p>
      <text:p text:style-name="P4">
图片: ['<text:a xlink:type="simple" xlink:href="https://static.ukrinform.com/photos/2023_04/thumb_files/630_360_1682879203-914.jpg" text:style-name="Internet_20_link" text:visited-style-name="Visited_20_Internet_20_Link">
630_360_16828...</text:a>
']</text:p>
      <text:p text:style-name="P4">
标签: ['Херсонщина', 'Оздоровлення', 'Пляжний сезон', 'Заборона', 'Підтоплення']</text:p>
      <text:p text:style-name="P4">
类型: Article</text:p>
      <!--METADATA-->
      <text:p text:style-name="P4">
<draw:frame draw:style-name="fr1" draw:name="Image247" text:anchor-type="as-char" svg:width="6.9236in" svg:height="3.956343in" draw:z-index="0">
<draw:image xlink:href="../Images/yкринформ/2023-06-12T23-17-00-03-00/630_360_1682879203-914.jpg" xlink:type="simple" xlink:show="embed" xlink:actuate="onLoad" draw:mime-type="image/jpeg"/>
</draw:frame>
纳克森地区禁止了夏季健康季节。</text:p>
      <text:p text:style-name="P4">
关于<text:a xlink:type="simple" xlink:href="https://t.me/olexandrprokudin/644" text:style-name="Internet_20_link" text:visited-style-name="Visited_20_Internet_20_Link">
电报</text:a>
乌克林福姆报道说，亚历山大·普罗普林(Alexander Proudin)的亚历山大·普鲁丁(Alexander Proudin)报道。</text:p>
      <text:p text:style-name="P4">
普罗普丁说：“由于该地区的戒严和紧急情况，禁止了夏季的夏季季节。”</text:p>
      <text:p text:style-name="P4">
他补充说，根据该地区国防委员会的决定，禁止人们造成大规模休息 - 海滩，水库和森林地区。此外，该地区在基础设施附近禁止休息，Siloborov，Siloborov和其他增加了我的我的东西危险。</text:p>
      <text:p text:style-name="P4">
亚历山大·普罗普林(Alexander Proudin)还强调，居民<text:a xlink:type="simple" xlink:href="https://www.ukrinform.ua/tag-hersonsina" text:style-name="Internet_20_link" text:visited-style-name="Visited_20_Internet_20_Link">
赫森地区</text:a>
被撤离的人只能通过勒索，执法，环保主义者和公用事业来检查地形后返回家园。 要求人们耐心。</text:p>
      <text:p text:style-name="P4">
<text:span text:style-name="T4">
另请阅读：</text:span>
 <text:a xlink:type="simple" xlink:href="https://www.ukrinform.ua/rubric-regions/3722008-z-pidtoplenoi-kalinivskoi-gromadi-na-hersonsini-evakuuvali-154-osib.html" text:style-name="Internet_20_link" text:visited-style-name="Visited_20_Internet_20_Link">
从洪水的卡利诺夫社区到赫尔森地区154人</text:a>
Kherson Ova的负责人指出，该地区的水位正在迅速下降，当局正在为“大水”的后果做准备。</text:p>
      <text:p text:style-name="P4">
正如该机构报道的那样，俄罗斯部队于6月6日<text:a xlink:type="simple" xlink:href="https://www.ukrinform.ua/rubric-ato/3718751-rosijski-zagarbniki-pidirvali-kahovsku-ges-ok-pivden.html" text:style-name="Internet_20_link" text:visited-style-name="Visited_20_Internet_20_Link">
执行了承保水力发电站</text:a>
。 由于机器的爆炸，车站被完全摧毁了内部。 从洪水概念开始撤离人口。</text:p>
      <text:p text:style-name="P4">
News Source: <text:a xlink:type="simple" xlink:href="https://www.ukrinform.ua/rubric-regions/3722025-na-hersonsini-zaboronili-litnij-ozdorovcij-sezon.html" text:style-name="Internet_20_link" text:visited-style-name="Visited_20_Internet_20_Link">
https://www.ukrinform.ua/rubric-regions/3722025-na-hersonsini-zaboronili-litnij-ozdorovcij-sezon.html</text:a>
</text:p>
      <!--NEWS-->
      <text:h text:style-name="P10" text:outline-level="1">
<text:span text:style-name="T4">
俄罗斯不能向乌克兰的Scythian黄金挑战 - 司法部</text:span>
</text:h>
      <text:p text:style-name="P4">
作者: Ukrinform (Person)</text:p>
      <text:p text:style-name="P4">
出版商: Укринформ (Organization)</text:p>
      <text:p text:style-name="P4">
出版时间: 2023-06-12T23:35:59+03:00</text:p>
      <text:p text:style-name="P4">
修改时间: 2023-06-12T23:35:59+03:00</text:p>
      <text:p text:style-name="P4">
描述: 俄罗斯联邦不能挑战荷兰最高法院的裁决。  - 乌克林。</text:p>
      <text:p text:style-name="P4">
图片: ['<text:a xlink:type="simple" xlink:href="https://static.ukrinform.com/photos/2022_07/thumb_files/630_360_1657202378-682.jpg" text:style-name="Internet_20_link" text:visited-style-name="Visited_20_Internet_20_Link">
630_360_16572...</text:a>
']</text:p>
      <text:p text:style-name="P4">
标签: ["Мін'юст", 'Скіфське золото', 'Суд']</text:p>
      <text:p text:style-name="P4">
类型: Article</text:p>
      <!--METADATA-->
      <text:p text:style-name="P4">
<draw:frame draw:style-name="fr1" draw:name="Image248" text:anchor-type="as-char" svg:width="6.9236in" svg:height="3.956343in" draw:z-index="0">
<draw:image xlink:href="../Images/yкринформ/2023-06-12T23-35-59-03-00/630_360_1657202378-682.jpg" xlink:type="simple" xlink:show="embed" xlink:actuate="onLoad" draw:mime-type="image/jpeg"/>
</draw:frame>
俄罗斯联合会在斯基西(Scythian Gold)的情况下无法发表荷兰最高法院的裁决。</text:p>
      <text:p text:style-name="P4">
关于乌克兰司法部长伊琳娜·怀斯(Irina Wises)的塔拉扎拉斯帕派人士(Talazalaspanpan)的乌克林通讯员的独家评论，回答了俄罗斯联邦的问题，以挑战荷兰最高法院的决定。</text:p>
      <text:p text:style-name="P4">
“根据乌克兰法律顾问，第1期。 最高法院是荷兰王国中最高的有机体。”</text:p>
      <text:p text:style-name="P4">
<text:span text:style-name="T4">
另请阅读：</text:span>
 <text:a xlink:type="simple" xlink:href="https://www.ukrinform.ua/rubric-ato/3720666-ramstajn-ta-skifske-zoloto-zelenskij-pogovoriv-z-premerom-niderlandiv.html" text:style-name="Internet_20_link" text:visited-style-name="Visited_20_Internet_20_Link">
“ Ramstein”和<text:span text:style-name="T4">
 Scyths </text:span>
黄金：Zelensky说话的荷兰总理</text:a>
她还说，这个长期过程中最困难的是阶段。</text:p>
      <text:p text:style-name="P4">
“显然，最困难的是上诉的阶段。 让我提醒您，2016年12月，乌克兰人首先提起案件，法院应用了联合国教科文组织禁止和预防公约(下一个 - 会议). Проте у другій інстанції із самого початку все як то кажуть незадалося.</text:p>
      <text:p text:style-name="P4">
Так, первісним складом апеляційного суду 16.07.2019 було ухвалено негативнепроміжне рішення, відповідно до якого положення Конвенції ЮНЕСКО не підлягализастосуванню. Водночас юридичному раднику України стало відомо про існуванняобставин, що можуть свідчити про упередженість у розгляді справи головиколегії суддів пана Ораньє, оскільки протягом декількох років останнійздійснював юридичний супровід російської компанії “Промнєфтьстрой” у справіпроти ВАТ “НК “ЮКОС””, тому фактично захищав інтереси Російської Федерації,зацікавленої у вирішенні справи на користь “Промнєфтьстрой”. Крім того,представництво інтересів “Промнєфтьстрой” пан Ораньє здійснював у тіснійспівпраці з юридичними радниками Кримських музеїв”, - поділилася Мудра.</text:p>
      <text:p text:style-name="P4">
<text:span text:style-name="T4">
Читайте також:</text:span>
 <text:a xlink:type="simple" xlink:href="https://www.ukrinform.ua/rubric-crimea/3720609-ukraina-provede-peremovini-z-niderlandskim-muzeem-sodo-mehanizmiv-povernenna-skifskogo-zolota.html" text:style-name="Internet_20_link" text:visited-style-name="Visited_20_Internet_20_Link">
 Україна проведе перемовини з нідерландським музеєм щодомеханізмів повернення « <text:span text:style-name="T4">
скіфс</text:span>
 ького золота»</text:a>
据她说，鉴于上述情况，乌克兰已向奥拉尼亚诺法官的自我虐待提交了他拒绝。</text:p>
      <text:p text:style-name="P4">
当时，乌克兰宣布这位被审议并被拒绝的法官。*!(https://www.ukrinform.ua/rubric-polytics/3720581-cekaemo-na-povernenna-skifskogo-zolota-v-ukrainu-v-op-prokomentuvali-risenna-sudu-niderlandiv.html)乌克兰的下一个中级程序胜利是在22.04.2021的任命和进行口头听证会，尽管相反的部分反对。</text:p>
      <text:p text:style-name="P4">
“已久的漫长而艰难的决定是在2021年10月26日做出的。 然后，所有在法庭，尤其是乌克兰的代表都在于介绍性，尤其是在决定的部分。(荷兰语翻译成英文的陈述)几乎呼吸。”智者说。</text:p>
      <text:p text:style-name="P4">
为了回应俄罗斯联邦荷兰最高法院的裁决，已经宣布，荷兰荷兰的法院裁决。</text:p>
      <text:p text:style-name="P4">
<text:span text:style-name="T4">
另请阅读：</text:span>
 [案例“ <text:span text:style-name="T4">
 scyfs </text:span>
黄金”：荷兰院士对乌克兰的胜利充满信心]]](https://www.ukrinform.ua/rubric-society/3720522-sprava-pro-skifske-zoloto-niderlandski-advokati-zavzdi-buli-vpevneni-u-peremozi-ukraini.html)乌克兰又准备好了。</text:p>
      <text:p text:style-name="P4">
“至于“俄罗斯的反应”，乌克兰已经看到了布恰，欧尔平，酷刑，地窖，成千上万的尸体，听到了在高层建筑的瓦砾下的尖叫电站，洪水，我们的情报一直在不断展示俄罗斯联邦的努力和准备。雷声和谎言，例如“ Ikhtamnet”。 我们已经准备好了，”  - 莫德拉。</text:p>
      <text:p text:style-name="P4">
根据乌克林福姆的报道，乌克林福姆报道，荷兰最高法院是关于Scythian黄金案件的最终决定。</text:p>
      <text:p text:style-name="P4">
<text:span text:style-name="T4">
另请阅读：</text:span>
 <text:a xlink:type="simple" xlink:href="https://www.ukrinform.ua/rubric-crimea/3720487-povernenna-skifskogo-zolota-verhovnij-sud-niderlandiv-stav-na-bik-ukraini.html" text:style-name="Internet_20_link" text:visited-style-name="Visited_20_Internet_20_Link">
返回“ <text:span text:style-name="T4">
 scyfs </text:span>
黄金”：最高的Suderland位于乌克兰</text:a>
法院完全否认了克里米亚博物馆的库存申诉，并留下了上诉，这满足了乌克兰的主张。</text:p>
      <text:p text:style-name="P4">
多年后，荷兰最高法院迫使阿拉德·皮尔森博物馆(Allard Pearson Museum)从黑海的克里米亚 - 金岛(Golden Island)通过乌克兰历史博物馆。<text:span text:style-name="T4">
另请阅读：</text:span>
 [<text:span text:style-name="T4">
 skifs </text:span>
黄金：乌克兰很满意(https://www.ukrinform.ua/rubric-crimea/3663063-skifske-zoloto-ukraina-zadovolena-visnovkom-generalnogo-radnika-verhovnogo-sudu-niderlandiv.html)2022年1月26日，临时占领的克里米亚的俄罗斯克里米亚博物馆对阿姆斯特丹上诉法院的裁决提出了卡斯的上诉，要求解决乌克兰的Scythian Gold Collection。</text:p>
      <text:p text:style-name="P4">
Scythian黄金应该返回乌克兰。 这一决定是由阿姆斯特丹上诉法院于2021年10月26日作出的。</text:p>
      <text:p text:style-name="P4">
展览的法律战争始于半岛占领之前，2013年，从克里米亚出口到弗尼德兰的展览。 克里米亚展览：黑海的黄金和秘密由五个博物馆组成，其中一个位于基辅，四个位于克里米亚的克里米亚(Simferopol，Kerch，Bakhchisarai和Chersonese). Виставка проходила у музеї АллардаПірсона в Амстердамі.</text:p>
      <text:p text:style-name="P4">
Поки триває судова тяганина, колекція, орієнтовна вартість якої 10 млн євро,зберігалася у музеї Алларда Пірсона.</text:p>
      <text:p text:style-name="P4">
News Source: <text:a xlink:type="simple" xlink:href="https://www.ukrinform.ua/rubric-crimea/3722028-rosia-ne-moze-oskarziti-risenna-sodo-povernenna-skifskogo-zolota-ukraini-minust.html" text:style-name="Internet_20_link" text:visited-style-name="Visited_20_Internet_20_Link">
https://www.ukrinform.ua/rubric-crimea/3722028-rosia-ne-moze-oskarziti-risenna-sodo-povernenna-skifskogo-zolota-ukraini-minust.html</text:a>
</text:p>
      <!--NEWS-->
      <text:h text:style-name="P10" text:outline-level="1">
<text:span text:style-name="T4">
UOC MP尚未在LAVRA中移交79个物体-MKIP</text:span>
</text:h>
      <text:p text:style-name="P4">
作者: Ukrinform (Person)</text:p>
      <text:p text:style-name="P4">
出版商: Укринформ (Organization)</text:p>
      <text:p text:style-name="P4">
出版时间: 2023-06-12T23:47:22+03:00</text:p>
      <text:p text:style-name="P4">
修改时间: 2023-06-12T23:47:22+03:00</text:p>
      <text:p text:style-name="P4">
描述: UOC-MP尚未将钥匙转移到国家预备役“ Kyiv-Pechersk Lavra”中的所有79个国家财产上。  - 乌克林。</text:p>
      <text:p text:style-name="P4">
图片: ['<text:a xlink:type="simple" xlink:href="https://static.ukrinform.com/photos/2023_06/thumb_files/630_360_1686303468-956.jpg" text:style-name="Internet_20_link" text:visited-style-name="Visited_20_Internet_20_Link">
630_360_16863...</text:a>
']</text:p>
      <text:p text:style-name="P4">
标签: ['УПЦ МП', 'Київська Лавра', 'МКІП ']</text:p>
      <text:p text:style-name="P4">
类型: Article</text:p>
      <!--METADATA-->
      <text:p text:style-name="P4">
<draw:frame draw:style-name="fr1" draw:name="Image249" text:anchor-type="as-char" svg:width="6.9236in" svg:height="3.956343in" draw:z-index="0">
<draw:image xlink:href="../Images/yкринформ/2023-06-12T23-47-22-03-00/630_360_1686303468-956.jpg" xlink:type="simple" xlink:show="embed" xlink:actuate="onLoad" draw:mime-type="image/jpeg"/>
</draw:frame>
IPDOS的UOC并未将钥匙转移到国家预备役“ Kyiv-Pechersk Lavra”中的缅因州所有79号州。</text:p>
      <text:p text:style-name="P4">
文化和信息政策部在[电报]中报告了这一点(https://t.me/otkachenkokyiv/3749)，报道乌克林福姆。</text:p>
      <text:p text:style-name="P4">
“根据工作结果(MKIP委员会 - 编辑。)储备发送了<text:a xlink:type="simple" xlink:href="https://www.ukrinform.ua/tag-upc-mp" text:style-name="Internet_20_link" text:visited-style-name="Visited_20_Internet_20_Link">
UOC</text:a>
从收到之日起的三个工作日内，他们必须在三个工作日内签署的州广场的接受和转让法，这是要求将钥匙从锁定门转移到该法案中指示的所有79个州财产。 必须确定该术语已过期，并且UOC尚未这样做。 这些都是其他中断，将附加到法院案件上。”</text:p>
      <text:p text:style-name="P4">
7月初，基辅 - 佩奇斯克·拉夫拉国家储备(Kyiv-Pechers Lavra National Reserve)预计，基辅经济法院根据UOC的义务消除其所有者财产的障碍，并根据19.07.07.2013的第2号协议进行了转让，该协议被终止。从29.03.2023开始。</text:p>
      <text:p text:style-name="P4">
<text:span text:style-name="T4">
另请阅读：</text:span>
 <text:a xlink:type="simple" xlink:href="https://www.ukrinform.ua/rubric-society/3721656-peredaca-lavri-derzavi-edino-pravilnij-slah-mozlivo-j-dovgij.html" text:style-name="Internet_20_link" text:visited-style-name="Visited_20_Internet_20_Link">
桂冠转移到国家是唯一正确的方式，也许是长时间...</text:a>
ICIP还强调，MKIP委员会在接待处和储备财产转让的报告将证明UOC犯下了许多违规行为，以及UOC代表在使用储备金财产时的准备通过劳工会议做出适当决定。</text:p>
      <text:p text:style-name="P4">
正如乌克林福姆报道的那样，6月5日，关于国家财产接收和转让的文化和信息政策委员会<text:a xlink:type="simple" xlink:href="https://www.ukrinform.ua/rubric-culture/3718942-komisia-mkip-pidpisala-akt-peredaci-majna-zapovidnika-kievopecerska-lavra.html" text:style-name="Internet_20_link" text:visited-style-name="Visited_20_Internet_20_Link">
已完成的工作</text:a>
并签署了Kyiv-Pechersk Lavra的一项法案，该法案确认了国家财产用于使用该储备金的转让。</text:p>
      <text:p text:style-name="P4">
News Source: <text:a xlink:type="simple" xlink:href="https://www.ukrinform.ua/rubric-society/3722029-upc-mp-dosi-ne-peredala-kluci-vid-79-obektiv-u-kiivskij-lavri-mkip.html" text:style-name="Internet_20_link" text:visited-style-name="Visited_20_Internet_20_Link">
https://www.ukrinform.ua/rubric-society/3722029-upc-mp-dosi-ne-peredala-kluci-vid-79-obektiv-u-kiivskij-lavri-mkip.html</text:a>
</text:p>
      <!--NEWS-->
      <text:h text:style-name="P10" text:outline-level="1">
<text:span text:style-name="T4">
德国专注于提供乌克兰其他武器-Scholz</text:span>
</text:h>
      <text:p text:style-name="P4">
作者: Ukrinform (Person)</text:p>
      <text:p text:style-name="P4">
出版商: Укринформ (Organization)</text:p>
      <text:p text:style-name="P4">
出版时间: 2023-06-12T23:58:00+03:00</text:p>
      <text:p text:style-name="P4">
修改时间: 2023-06-12T23:58:00+03:00</text:p>
      <text:p text:style-name="P4">
描述: 德国专注于向乌克兰提供其他武器，以及创建枢纽以修复受损设备的枢纽。  - 乌克林。</text:p>
      <text:p text:style-name="P4">
图片: ['<text:a xlink:type="simple" xlink:href="https://static.ukrinform.com/photos/2023_02/thumb_files/630_360_1675929894-434.jpg" text:style-name="Internet_20_link" text:visited-style-name="Visited_20_Internet_20_Link">
630_360_16759...</text:a>
']</text:p>
      <text:p text:style-name="P4">
标签: ['Німеччина', 'Зброя', 'Шольц']</text:p>
      <text:p text:style-name="P4">
类型: Article</text:p>
      <!--METADATA-->
      <text:p text:style-name="P4">
<draw:frame draw:style-name="fr1" draw:name="Image250" text:anchor-type="as-char" svg:width="6.9236in" svg:height="3.956343in" draw:z-index="0">
<draw:image xlink:href="../Images/yкринформ/2023-06-12T23-58-00-03-00/630_360_1675929894-434.jpg" xlink:type="simple" xlink:show="embed" xlink:actuate="onLoad" draw:mime-type="image/jpeg"/>
</draw:frame>
德国被吞并为向乌克兰提供其他武器，并为创建损坏设备的枢纽维修。</text:p>
      <text:p text:style-name="P4">
这是在周一在巴黎举行的新闻发布会上宣布的，这是领导人三角的会议，德国总理奥拉夫·索尔茨(Olaf Soltz)是乌克林福姆自己的记者报告。</text:p>
      <text:p text:style-name="P4">
索尔兹说：“我们专注于所需的东西。...我们提供其他武器。”</text:p>
      <text:p text:style-name="P4">
<text:span text:style-name="T4">
另请阅读：</text:span>
 <text:a xlink:type="simple" xlink:href="https://www.ukrinform.ua/rubric-ato/3722019-kontrnastup-ukraini-trivae-vze-bagato-dniv-vin-duze-retelno-pidgotovlenij-makron.html" text:style-name="Internet_20_link" text:visited-style-name="Visited_20_Internet_20_Link">
乌克兰的反击已经持续了很多天了，它已经准备好了 - 马克龙</text:a>
他指出，德国为乌克兰提供了乌克兰，尤其是Gepard的Anti-Air Systemsiris-T，爱国者和飞机装置。</text:p>
      <text:p text:style-name="P4">
这位德国总理说：“只要需要，我们就准备帮助乌克兰。”</text:p>
      <text:p text:style-name="P4">
根据肖尔茨的说法，柏林正在尽一切可能在德国和其他国家建立弹药的额外生产，并正在努力这一肆虐的时间。</text:p>
      <text:p text:style-name="P4">
<text:span text:style-name="T4">
另请阅读：</text:span>
 <text:a xlink:type="simple" xlink:href="https://www.ukrinform.ua/rubric-polytics/3722007-duda-samit-nato-mae-prinesti-citki-risenna-pro-clenstvo-ukraini-v-alansi.html" text:style-name="Internet_20_link" text:visited-style-name="Visited_20_Internet_20_Link">
DUDA：北约峰会应该为乌克兰在联盟中的会员资格带来明确的决定</text:a>
Scholz强调：“我们还在创建维修中心，它已经发生在罗马尼亚，我希望波兰也会发生，甚至在峰会之前我们都会同意。”</text:p>
      <text:p text:style-name="P4">
他补充说，一些系统可以当场维修，这也将放置适当的工作。</text:p>
      <text:p text:style-name="P4">
正如乌克林福姆(Ukrinform(https://www.ukrinform.ua/rubric-ato/3721746-nimeccina-ne-mae-danih-sodo-znisenna-tankiv-leopard-v-ukraini.html)在乌克兰的敌对行动期间，没有进行俄罗斯的俄罗斯言论。</text:p>
      <text:p text:style-name="P4">
照片：作品</text:p>
      <text:p text:style-name="P4">
News Source: <text:a xlink:type="simple" xlink:href="https://www.ukrinform.ua/rubric-ato/3722030-nimeccina-zoseredzuetsa-na-postacanni-ukraini-dodatkovoi-zbroi-solc.html" text:style-name="Internet_20_link" text:visited-style-name="Visited_20_Internet_20_Link">
https://www.ukrinform.ua/rubric-ato/3722030-nimeccina-zoseredzuetsa-na-postacanni-ukraini-dodatkovoi-zbroi-solc.html</text:a>
</text:p>
      <!--NEWS-->
      <text:h text:style-name="P10" text:outline-level="1">
<text:span text:style-name="T4">
乌克兰战士解放了另一个定居点-Stonezh</text:span>
</text:h>
      <text:p text:style-name="P4">
作者: ['АРМІЯINFORM']</text:p>
      <text:p text:style-name="P4">
时间: 2023-06-12T24:00:00-04:00</text:p>
      <text:p text:style-name="P4">
描述: 乌克兰的乌克兰加纳·马勒·马拉尔·马拉尔·迪瓦（Telegram-Malar Diva）在电报通道上有关...与乌克兰2022年的战争，与乌克兰的最新新闻，今天与乌克兰的新闻战争，今天与乌克兰2022的战争，今天将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74cb673d-f961-465b-9f13-c8e78ad758d5.jpg" text:style-name="Internet_20_link" text:visited-style-name="Visited_20_Internet_20_Link">
74cb673d-f961-465b-9f13-c8e78ad758d5.jpg</text:a>
']</text:p>
      <text:p text:style-name="P4">
标签: ['АГРЕСІЯ РФ', 'ВТОРГНЕННЯ РФ', 'ГАННА МАЛЯР', 'ДЕОКУПАЦІЯ УКРАЇНСЬКИХ ТЕРИТОРІЙ']</text:p>
      <text:p text:style-name="P4">
类别: News</text:p>
      <!--METADATA-->
      <text:p text:style-name="P4">
<draw:frame draw:style-name="fr1" draw:name="Image251" text:anchor-type="as-char" svg:width="6.9236in" svg:height="3.842218in" draw:z-index="0">
<draw:image xlink:href="../Images/AРМІЯINFORM/2023-06-12T24-00-00-04-00/74cb673d-f961-465b-9f13-c8e78ad758d5.jpg" xlink:type="simple" xlink:show="embed" xlink:actuate="onLoad" draw:mime-type="image/jpeg"/>
</draw:frame>
乌克兰国防部副部长安娜·马里亚尔<text:a xlink:type="simple" xlink:href="https://t.me/annamaliar/841" text:style-name="Internet_20_link" text:visited-style-name="Visited_20_Internet_20_Link">
报道</text:a>
在电报通道中有关静止定居点的发布：</text:p>
      <text:p text:style-name="P4">
“国家国旗再次飞过警卫，因此，它将与每个人居住的公众在一起，直到我们解放了所有乌克兰土地。 我们感谢夫妻步兵步兵迈克尔·奥斯特格拉德斯基(Michael Ostrogradsky)的单独旅。</text:p>
      <text:p text:style-name="P4">
回想一下昨天，6月11日，<text:a xlink:type="simple" xlink:href="https://armyinform.com.ua/2023/06/11/deokupovano-naseleni-punkty-blagodatne-i-makarivka-ganna-malyar/" text:style-name="Internet_20_link" text:visited-style-name="Visited_20_Internet_20_Link">
DECORETED</text:a>
定居点有福的Imakarivka。 在南部 - 在两个方向上晋升300至1500米。</text:p>
      <text:p text:style-name="P4">
News Source: <text:a xlink:type="simple" xlink:href="https://armyinform.com.ua/2023/06/12/ukrayinski-voyiny-zvilnyly-shhe-odyn-naselenyj-punkt-storozheve/" text:style-name="Internet_20_link" text:visited-style-name="Visited_20_Internet_20_Link">
https://armyinform.com.ua/2023/06/12/ukrayinski-voyiny-zvilnyly-shhe-odyn-naselenyj-punkt-storozheve/</text:a>
</text:p>
      <!--NEWS-->
      <text:h text:style-name="P10" text:outline-level="1">
<text:span text:style-name="T4">
国防军每天消除了500多名入侵者，摧毁了5个坦克和10个艺术家</text:span>
</text:h>
      <text:p text:style-name="P4">
作者: ['АРМІЯINFORM']</text:p>
      <text:p text:style-name="P4">
时间: 2023-06-12T26:00:00-04:00</text:p>
      <text:p text:style-name="P4">
描述: Zagalni Boyov，将敌人于02.24.22至06/12/23 Orintovo成为：...与乌克兰2022年战争，与乌克兰的战争，今天与乌克兰的最新新闻，与乌克兰的新闻战争，与乌克兰2022年的新闻战争，今天会有一场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6/786d6623-9049-4e58-93c7-cf2654e92ae2-scaled.jpg" text:style-name="Internet_20_link" text:visited-style-name="Visited_20_Internet_20_Link">
786d6623-9049-4e58-93c7-cf2654e92ae2-scaled.jpg</text:a>
']</text:p>
      <text:p text:style-name="P4">
标签: ['АГРЕСІЯ РФ', 'ВТОРГНЕННЯ РФ', 'ВТРАТИ ВОРОГА', 'ГШ ЗСУ']</text:p>
      <text:p text:style-name="P4">
类别: News</text:p>
      <!--METADATA-->
      <text:p text:style-name="P4">
<draw:frame draw:style-name="fr1" draw:name="Image252" text:anchor-type="as-char" svg:width="6.9236in" svg:height="6.975527in" draw:z-index="0">
<draw:image xlink:href="../Images/AРМІЯINFORM/2023-06-12T26-00-00-04-00/786d6623-9049-4e58-93c7-cf2654e92ae2-scaled.jpg" xlink:type="simple" xlink:show="embed" xlink:actuate="onLoad" draw:mime-type="image/jpeg"/>
</draw:frame>
敌人从24.02.22到12.06.23的全面战斗损失将是指向的：</text:p>
      <text:p text:style-name="P4">
<text:span text:style-name="T4">
<text:span text:style-name="T5">
人员 -  </text:span>
* 216180(+540)淘汰的人</text:span>
<text:span text:style-name="T5">
坦克 -  </text:span>
<text:span text:style-name="T5">
 3931(+5)</text:span>
<text:span text:style-name="T4">
战斗装甲车 -  </text:span>
 7636(+5)<text:span text:style-name="T4">
<text:span text:style-name="T5">
炮兵系统 -  </text:span>
<text:span text:style-name="T5">
 3746(+10)</text:span>
 </text:span>
 rszv- <text:span text:style-name="T4">
 601(0)</text:span>
<text:span text:style-name="T5">
防空手段 -  </text:span>
<text:span text:style-name="T5">
 362(0)</text:span>
<text:span text:style-name="T4">
飞机 -  </text:span>
 314(0)<text:span text:style-name="T4">
<text:span text:style-name="T5">
直升机 -  </text:span>
* 299(0)</text:span>
<text:span text:style-name="T5">
无人机手术战术水平 -  </text:span>
<text:span text:style-name="T5">
 3307(+7)</text:span>
<text:span text:style-name="T4">
有翼的导弹 -  </text:span>
 1183(0)<text:span text:style-name="T4">
<text:span text:style-name="T5">
船 /船 -  </text:span>
* 18(0)</text:span>
<text:span text:style-name="T5">
汽车设备和坦克 -  </text:span>
<text:span text:style-name="T5">
 6471(+10)</text:span>
<text:span text:style-name="T4">
特殊技术 -  </text:span>
 510(+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2.06.23。</text:p>
      <text:p text:style-name="P4">
News Source: <text:a xlink:type="simple" xlink:href="https://armyinform.com.ua/2023/06/12/syly-oborony-za-dobu-likviduvaly-ponad-500-okupantiv-znyshhyly-5-tankiv-i-10-artsystem/" text:style-name="Internet_20_link" text:visited-style-name="Visited_20_Internet_20_Link">
https://armyinform.com.ua/2023/06/12/syly-oborony-za-dobu-likviduvaly-ponad-500-okupantiv-znyshhyly-5-tankiv-i-10-artsystem/</text:a>
</text:p>
      <!--NEWS-->
      <text:h text:style-name="P10" text:outline-level="1">
<text:span text:style-name="T4">
在Kherson，水位降低了64厘米 - 总部以消除后果</text:span>
</text:h>
      <text:p text:style-name="P4">
作者: ['АРМІЯINFORM']</text:p>
      <text:p text:style-name="P4">
时间: 2023-06-12T28:00:00-04:00</text:p>
      <text:p text:style-name="P4">
描述: 在LESLIDKIV PISDRIVA ROSISINANS KAKHOVO GES Stan的第7天，9:00 12 ...与乌克兰2022年的战争，与乌克兰的最新新闻，与乌克兰的新闻战争，与乌克兰2022年的新闻战争，乌克兰和乌克兰的2022年之间将在乌克兰之间进行战争，将在乌克兰之间进行战争，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fad6982e9eaef6a3.jpg" text:style-name="Internet_20_link" text:visited-style-name="Visited_20_Internet_20_Link">
fad6982e9eaef6a3.jpg</text:a>
']</text:p>
      <text:p text:style-name="P4">
标签: ['АГРЕСІЯ РФ', 'КАХОВСЬКА ГЕС', 'КАХОВСЬКА ГЕС/ШТАБ INFO']</text:p>
      <text:p text:style-name="P4">
类别: News</text:p>
      <!--METADATA-->
      <text:p text:style-name="P4">
<draw:frame draw:style-name="fr1" draw:name="Image253" text:anchor-type="as-char" svg:width="6.9236in" svg:height="3.894525in" draw:z-index="0">
<draw:image xlink:href="../Images/AРМІЯINFORM/2023-06-12T28-00-00-04-00/fad6982e9eaef6a3.jpg" xlink:type="simple" xlink:show="embed" xlink:actuate="onLoad" draw:mime-type="image/jpeg"/>
</draw:frame>
在消除6月12日9:00俄罗斯人的后果的第7天，赫尔森的水继续离开，已经达到3.29厘米的水平。 半天，水平降低了64厘米。</text:p>
      <text:p text:style-name="P4">
关于它<text:a xlink:type="simple" xlink:href="https://t.me/shtab_kakhovska_hes/564" text:style-name="Internet_20_link" text:visited-style-name="Visited_20_Internet_20_Link">
报告</text:a>
俄罗斯恐怖分子消除了卡科夫斯卡亚水力发电站的总部。</text:p>
      <text:p text:style-name="P4">
“ 46个定居点仍被洪水淹没：32-在右岸(3801Budinox)和14-在暂时占领的领土上。 消息说：“ 2743人被拯救，228名儿童和77人的动力低。”</text:p>
      <text:p text:style-name="P4">
根据总部消除卡科夫卡水力发电站的后果，情况仍然至关重要。 俄罗斯人阻止了试图逃脱的人的后背撤离。 但是，112被撤离。</text:p>
      <text:p text:style-name="P4">
News Source: <text:a xlink:type="simple" xlink:href="https://armyinform.com.ua/2023/06/12/u-hersoni-za-piv-doby-riven-vody-zmenshyvsya-na-64sm-shtab-z-likvidacziyi-naslidkiv-pidryvu-kahovskoyi-ges/" text:style-name="Internet_20_link" text:visited-style-name="Visited_20_Internet_20_Link">
https://armyinform.com.ua/2023/06/12/u-hersoni-za-piv-doby-riven-vody-zmenshyvsya-na-64sm-shtab-z-likvidacziyi-naslidkiv-pidryvu-kahovskoyi-ges/</text:a>
</text:p>
      <!--NEWS-->
      <text:h text:style-name="P10" text:outline-level="1">
<text:span text:style-name="T4">
乌克兰烟火技术每天被中和120张弹药</text:span>
</text:h>
      <text:p text:style-name="P4">
作者: ['АРМІЯINFORM']</text:p>
      <text:p text:style-name="P4">
时间: 2023-06-12T30:00:00-04:00</text:p>
      <text:p text:style-name="P4">
描述: Piretrodilicia DSN的最后一项成就被治愈了63 IZ，Viyanovo，Vilyueno I ...与乌克兰2022年的战争，与乌克兰的最新新闻，《与乌克兰的新闻》，今天与乌克兰2022年的新闻战争，今天将在乌克兰和俄罗斯和俄罗斯之间以及乌克兰和俄罗斯之间发动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1/04/miny-1.jpg" text:style-name="Internet_20_link" text:visited-style-name="Visited_20_Internet_20_Link">
miny-1.jpg</text:a>
']</text:p>
      <text:p text:style-name="P4">
标签: ['АГРЕСІЯ РФ', 'ВТОРГНЕННЯ РФ', 'ДСНС УКРАЇНИ']</text:p>
      <text:p text:style-name="P4">
类别: News</text:p>
      <!--METADATA-->
      <text:p text:style-name="P4">
<draw:frame draw:style-name="fr1" draw:name="Image254" text:anchor-type="as-char" svg:width="6.9236in" svg:height="3.894525in" draw:z-index="0">
<draw:image xlink:href="../Images/AРМІЯINFORM/2023-06-12T30-00-00-04-00/miny-1.jpg" xlink:type="simple" xlink:show="embed" xlink:actuate="onLoad" draw:mime-type="image/jpeg"/>
</draw:frame>
白天，SES的烟火单位涉及63次，被鉴定，扣押和处置了126个爆炸物体，检查了12.36公顷。</text:p>
      <text:p text:style-name="P4">
关于它<text:a xlink:type="simple" xlink:href="https://www.kmu.gov.ua/news/operatyvna-informatsiia-dsns-shchodo-naslidkiv-vedennia-boiovykh-dii-rosiiskoiu-federatsiieiu12062023" text:style-name="Internet_20_link" text:visited-style-name="Visited_20_Internet_20_Link">
告知</text:a>
政府门户。</text:p>
      <text:p text:style-name="P4">
从大规模军事入侵俄罗斯联邦开始，乌克兰领土就被处置了3.99千205个爆炸物和2,000千克爆炸性物质，其中包括2,00099999个大学炸弹。 调查了约8.9千606公顷的面积。</text:p>
      <text:p text:style-name="P4">
大多数烟火单元运行着：</text:p>
      <text:p text:style-name="P4">
<text:span text:style-name="T5">
在哈尔基夫地区19,000次， </text:span>
基辅地区-7,000 937， *顿涅茨克地区-5000 919， * Mykolaiv地区-5000 129， * Kherson地区-5000 492， * Chernihiv地区-4000 699， * Sumy地区-2000 179， * Cherkasy地区-1,00111。</text:p>
      <text:p text:style-name="P4">
如果检测到可疑物体或爆炸性，请立即通知数字的数量-101。</text:p>
      <text:p text:style-name="P4">
News Source: <text:a xlink:type="simple" xlink:href="https://armyinform.com.ua/2023/06/12/ukrayinski-pirotehniky-za-dobu-zneshkodyly-ponad-120-boyeprypasiv/" text:style-name="Internet_20_link" text:visited-style-name="Visited_20_Internet_20_Link">
https://armyinform.com.ua/2023/06/12/ukrayinski-pirotehniky-za-dobu-zneshkodyly-ponad-120-boyeprypasiv/</text:a>
</text:p>
      <!--NEWS-->
      <text:h text:style-name="P10" text:outline-level="1">
<text:span text:style-name="T4">
在希腊，帆船世界体育锦标赛始于军事人员</text:span>
</text:h>
      <text:p text:style-name="P4">
作者: ['АРМІЯINFORM']</text:p>
      <text:p text:style-name="P4">
时间: 2023-06-12T32:00:00-04:00</text:p>
      <text:p text:style-name="P4">
描述: 俄克拉甘尼亚乌克兰的Zbirna Zbroyni部队在第54届化学SVIT Z ...与乌克兰2022年的战争，与乌克兰的最新新闻，今天与乌克兰的新闻战争，今天与乌克兰2022年最后一次战争，乌克兰和俄罗斯以及俄罗斯之间以及俄罗斯之间的战争将是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347249819_756829802905496_3186455758286031309_n.jpg" text:style-name="Internet_20_link" text:visited-style-name="Visited_20_Internet_20_Link">
347249819_756829802905496_3186455758286031309_n.jpg</text:a>
', '<text:a xlink:type="simple" xlink:href="https://armyinform.com.ua/wp-content/uploads/2023/06/347447245_756829966238813_78324385643797957_n.jpg" text:style-name="Internet_20_link" text:visited-style-name="Visited_20_Internet_20_Link">
347447245_756829966238813_78324385643797957_n.jpg</text:a>
']</text:p>
      <text:p text:style-name="P4">
标签: ['АРМІЙСЬКИЙ СПОРТ', 'ГРЕЦІЯ', 'ЦСК ЗСУ']</text:p>
      <text:p text:style-name="P4">
类别: News</text:p>
      <!--METADATA-->
      <text:p text:style-name="P4">
<draw:frame draw:style-name="fr1" draw:name="Image255" text:anchor-type="as-char" svg:width="6.9236in" svg:height="5.1927in" draw:z-index="0">
<draw:image xlink:href="../Images/AРМІЯINFORM/2023-06-12T32-00-00-04-00/347249819_756829802905496_3186455758286031309_n.jpg" xlink:type="simple" xlink:show="embed" xlink:actuate="onLoad" draw:mime-type="image/jpeg"/>
</draw:frame>
乌克兰国家武装部队在第54届世界锦标赛上发起了比赛(希腊).</text:p>
      <text:p text:style-name="P4">
Про це<text:a xlink:type="simple" xlink:href="https://www.facebook.com/CSKA1992/posts/pfbid025u7Tdi7Y8T9ogRF8RPS8KQZidTyRaRY7i3Gejq7i3JAbfE5fnCXqovs9eV88y1a3l" text:style-name="Internet_20_link" text:visited-style-name="Visited_20_Internet_20_Link">
повідомляє</text:a>
武装部队的中央体育俱乐部。</text:p>
      <text:p text:style-name="P4">
<draw:frame draw:style-name="fr1" draw:name="Image256" text:anchor-type="as-char" svg:width="6.9236in" svg:height="4.615733in" draw:z-index="0">
<draw:image xlink:href="../Images/AРМІЯINFORM/2023-06-12T32-00-00-04-00/347447245_756829966238813_78324385643797957_n.jpg" xlink:type="simple" xlink:show="embed" xlink:actuate="onLoad" draw:mime-type="image/jpeg"/>
</draw:frame>
消息写道：“军事人员的航行世界体育冠军已经开始。”</text:p>
      <text:p text:style-name="P4">
值得注意的是，9个国家 - 乌克兰，巴西，希腊，意大利，西班牙，法国，波兰，丹麦和加拿大都参加了比赛。</text:p>
      <text:p text:style-name="P4">
News Source: <text:a xlink:type="simple" xlink:href="https://armyinform.com.ua/2023/06/12/u-grecziyi-startuvav-chempionat-svitu-z-vitrylnogo-sportu-sered-vijskovosluzhbovcziv/" text:style-name="Internet_20_link" text:visited-style-name="Visited_20_Internet_20_Link">
https://armyinform.com.ua/2023/06/12/u-grecziyi-startuvav-chempionat-svitu-z-vitrylnogo-sportu-sered-vijskovosluzhbovcziv/</text:a>
</text:p>
      <!--NEWS-->
      <text:h text:style-name="P10" text:outline-level="1">
<text:span text:style-name="T4">
超过70％的水从Kakhovka水库流动</text:span>
</text:h>
      <text:p text:style-name="P4">
作者: ['АРМІЯINFORM']</text:p>
      <text:p text:style-name="P4">
时间: 2023-06-12T34:00:00-04:00</text:p>
      <text:p text:style-name="P4">
描述: 皮斯利亚Pisdriva的Kakhovsky Water House划船，ABO的72％为14.395立方体米。...与乌克兰2022年战争，与乌克兰与乌克兰的最新新闻，与乌克兰的新闻，与乌克兰的新闻战争，2022年的新闻战争是今天的最后一场，将是今天的最后一场乌克兰与俄罗斯之间的战争，何时，何时何时，何时，何时何时，2022年与乌克兰的战争将是与乌克兰的战争，在不久的将来，与乌克兰的战争，与乌克兰的战争，今天的乌克兰新闻，乌克兰新闻，乌克兰媒体的乌克兰媒体新闻俄语</text:p>
      <text:p text:style-name="P4">
图片: ['<text:a xlink:type="simple" xlink:href="https://armyinform.com.ua/wp-content/uploads/2023/06/ab173fdcb9dc3f0cc82f8-e1686553792596.jpg" text:style-name="Internet_20_link" text:visited-style-name="Visited_20_Internet_20_Link">
ab173fdcb9dc3f0cc82f8-e1686553792596.jpg</text:a>
']</text:p>
      <text:p text:style-name="P4">
标签: ['КАХОВСЬКА ГЕС', 'МІНДОВКІЛЛЯ']</text:p>
      <text:p text:style-name="P4">
类别: News</text:p>
      <!--METADATA-->
      <text:p text:style-name="P4">
<draw:frame draw:style-name="fr1" draw:name="Image257" text:anchor-type="as-char" svg:width="6.9236in" svg:height="4.552267in" draw:z-index="0">
<draw:image xlink:href="../Images/AРМІЯINFORM/2023-06-12T34-00-00-04-00/ab173fdcb9dc3f0cc82f8-e1686553792596.jpg" xlink:type="simple" xlink:show="embed" xlink:actuate="onLoad" draw:mime-type="image/jpeg"/>
</draw:frame>
大坝大坝之后，卡科夫卡水库损失了超过72％或14,395厘米的水。</text:p>
      <text:p text:style-name="P4">
根据[Mindovkil]报告，截至6月12日上午，水库的水位继续下降。(https://t.me/mindovkillia).</text:p>
      <text:p text:style-name="P4">
Зазначається, що станом на вечір 11 червня рівень води у водосховищі <text:span text:style-name="T4">
врайоні Нікополя</text:span>
 становив близько 9,04 м. Наразі по гідропосту «Нікополь» вженемає можливості вимірювати рівні води, оскільки вона відійшла від пунктуспостережень.</text:p>
      <text:p text:style-name="P4">
Рівень води в Дніпрі <text:span text:style-name="T4">
на позначці «Херсон»</text:span>
 знизився на 2 метри. Усередньому за останню добу утримується тенденція зниження рівня на <text:span text:style-name="T4">
1-5 см</text:span>
за годину.</text:p>
      <text:p text:style-name="P4">
У районі <text:span text:style-name="T4">
природного парку «Нижньодніпровський»</text:span>
 вода поступово сходить.Продовжується обміління акваторії у нацпарку «Кам'янська Січ» на 8,5 метрів.</text:p>
      <text:p text:style-name="P4">
Рівень води <text:span text:style-name="T4">
р. Інгулець</text:span>
 у створі Інгулецької зрошувальної системи повільнознижується. Натомість вода поступово продовжує прибувати в Миколаївськійобласті.</text:p>
      <text:p text:style-name="P4">
Екологічні інспектори продовжують документувати та обраховувати усю шкоду,нанесену довкіллю через терористичну атаку росії на Каховську ГЕС.</text:p>
      <text:p text:style-name="P4">
News Source: <text:a xlink:type="simple" xlink:href="https://armyinform.com.ua/2023/06/12/z-kahovskogo-vodoshovyshha-vyteklo-ponad-70-vody/" text:style-name="Internet_20_link" text:visited-style-name="Visited_20_Internet_20_Link">
https://armyinform.com.ua/2023/06/12/z-kahovskogo-vodoshovyshha-vyteklo-ponad-70-vody/</text:a>
</text:p>
      <!--NEWS-->
      <text:h text:style-name="P10" text:outline-level="1">
<text:span text:style-name="T4">
在立陶宛，大规模训练“风暴吹-2023”已经完成</text:span>
</text:h>
      <text:p text:style-name="P4">
作者: ['АРМІЯINFORM']</text:p>
      <text:p text:style-name="P4">
时间: 2023-06-12T36:00:00-04:00</text:p>
      <text:p text:style-name="P4">
描述: Viiskovo-Morsici Sils Littia立刻由盟友完成了2023年的Rotsi ...与乌克兰2022年的战争，与乌克兰的最新新闻，今天与乌克兰的新闻战争，今天与乌克兰2022年的战争，今天，乌克兰和俄罗斯和俄罗斯之间的战争将会发生，与2022年的战争，乌克兰是否会在不久</text:p>
      <text:p text:style-name="P4">
图片: ['<text:a xlink:type="simple" xlink:href="https://armyinform.com.ua/wp-content/uploads/2023/06/fyvu7p7xgauvwbn.jpg" text:style-name="Internet_20_link" text:visited-style-name="Visited_20_Internet_20_Link">
fyvu7p7xgauvwbn.jpg</text:a>
']</text:p>
      <text:p text:style-name="P4">
标签: ['ВІЙНА', 'ЛИТВА', 'МІЖНАРОДНІ НАВЧАННЯ', 'ШТОРМОВИЙ УДАР–2023']</text:p>
      <text:p text:style-name="P4">
类别: News</text:p>
      <!--METADATA-->
      <text:p text:style-name="P4">
<draw:frame draw:style-name="fr1" draw:name="Image258" text:anchor-type="as-char" svg:width="6.9236in" svg:height="5.1927in" draw:z-index="0">
<draw:image xlink:href="../Images/AРМІЯINFORM/2023-06-12T36-00-00-04-00/fyvu7p7xgauvwbn.jpg" xlink:type="simple" xlink:show="embed" xlink:actuate="onLoad" draw:mime-type="image/jpeg"/>
</draw:frame>
立陶宛武装部队的海军与盟国一起完成了2023年的“风暴吹入2023”研究，该研究于6月5日开始。</text:p>
      <text:p text:style-name="P4">
关于它<text:a xlink:type="simple" xlink:href="https://twitter.com/a_anusauskas" text:style-name="Internet_20_link" text:visited-style-name="Visited_20_Internet_20_Link">
报告</text:a>
立陶宛国防大臣阿尔维达斯·阿努沙斯卡斯(Anushauskas)。</text:p>
      <text:p text:style-name="P4">
他的邮政写道：“当圣马科着陆战舰和托伦·梅纳(Torun Min-Dec)船的海军陆战队时，我们能够观察手术的过程。”</text:p>
      <text:p text:style-name="P4">
值得注意的是，该培训是在库尔斯克吐口水的波罗的海伊萨(Portuke Issa)地区举行的。 它们也与北约最大的国际波罗的海巴尔的下州23相关。</text:p>
      <text:p text:style-name="P4">
立陶宛军队和Zitaly，波兰，葡萄牙，罗马尼亚，船只，航空和其他军事装备的盟友参加了培训。</text:p>
      <text:p text:style-name="P4">
News Source: <text:a xlink:type="simple" xlink:href="https://armyinform.com.ua/2023/06/12/u-lytvi-zavershylys-masshtabni-navchannya-shtormovyj-udar-2023/" text:style-name="Internet_20_link" text:visited-style-name="Visited_20_Internet_20_Link">
https://armyinform.com.ua/2023/06/12/u-lytvi-zavershylys-masshtabni-navchannya-shtormovyj-udar-2023/</text:a>
</text:p>
      <!--NEWS-->
      <text:h text:style-name="P10" text:outline-level="1">
<text:span text:style-name="T4">
由于乌克兰定居点的炮击，有4名平民被俄罗斯联邦的军队杀害，16人受伤</text:span>
</text:h>
      <text:p text:style-name="P4">
作者: ['АРМІЯINFORM']</text:p>
      <text:p text:style-name="P4">
时间: 2023-06-12T38:00:00-04:00</text:p>
      <text:p text:style-name="P4">
描述: Rosiyski Visyska的最后一遍解雇了乌克兰8个地区的三个地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f9f1197d-6be2-4fa5-a5f6-19f1da71992a.jpg" text:style-name="Internet_20_link" text:visited-style-name="Visited_20_Internet_20_Link">
f9f1197d-6be2-4fa5-a5f6-19f1da71992a.jpg</text:a>
']</text:p>
      <text:p text:style-name="P4">
标签: ['STOPRUSSIA', 'АГРЕСІЯ РФ', 'ВТОРГНЕННЯ РФ', 'ХАРКІВСЬКИЙ ТРИБУНАЛ']</text:p>
      <text:p text:style-name="P4">
类别: News</text:p>
      <!--METADATA-->
      <text:p text:style-name="P4">
<draw:frame draw:style-name="fr1" draw:name="Image259" text:anchor-type="as-char" svg:width="6.9236in" svg:height="4.572059in" draw:z-index="0">
<draw:image xlink:href="../Images/AРМІЯINFORM/2023-06-12T38-00-00-04-00/f9f1197d-6be2-4fa5-a5f6-19f1da71992a.jpg" xlink:type="simple" xlink:show="embed" xlink:actuate="onLoad" draw:mime-type="image/jpeg"/>
</draw:frame>
在最后一天，俄罗斯军队向乌克兰8个地区的领土开火。</text:p>
      <text:p text:style-name="P4">
关于它<text:a xlink:type="simple" xlink:href="https://t.me/militarymediacenter/2199" text:style-name="Internet_20_link" text:visited-style-name="Visited_20_Internet_20_Link">
报告</text:a>
军事媒体中心。</text:p>
      <text:p text:style-name="P4">
来自不同类型的武器(手榴弹发射器，迫击炮，炮兵，SAU，RSZV，无人机，SCR，航空和有翼的海上导弹)攻击了105个绘画点和45个基础设施对象。</text:p>
      <text:p text:style-name="P4">
根据初步信息，有4名平民被杀，16人受伤。</text:p>
      <text:p text:style-name="P4">
News Source: <text:a xlink:type="simple" xlink:href="https://armyinform.com.ua/2023/06/12/vnaslidok-obstriliv-naselenyh-punktiv-ukrayiny-armiyeyu-rf-zagynulo-4-czyvilni-osoby-16-poraneno/" text:style-name="Internet_20_link" text:visited-style-name="Visited_20_Internet_20_Link">
https://armyinform.com.ua/2023/06/12/vnaslidok-obstriliv-naselenyh-punktiv-ukrayiny-armiyeyu-rf-zagynulo-4-czyvilni-osoby-16-poraneno/</text:a>
</text:p>
      <!--NEWS-->
      <text:h text:style-name="P10" text:outline-level="1">
<text:span text:style-name="T4">
Blinken在北约峰会上宣布了对乌克兰的强大政治和实践支持。</text:span>
</text:h>
      <text:p text:style-name="P4">
作者: Ukrinform (Person)</text:p>
      <text:p text:style-name="P4">
出版商: Укринформ (Organization)</text:p>
      <text:p text:style-name="P4">
出版时间: 2023-06-12T3:07:00+03:00</text:p>
      <text:p text:style-name="P4">
修改时间: 2023-06-12T22:07:00+03:00</text:p>
      <text:p text:style-name="P4">
描述: 北大西洋联盟的成员国将为乌克兰在维尔纽斯州的国家峰会期间为普京提供强大的支持，这将向普京发出信号，表明国际团结仍然很强，它将无法实现其目标。  - 乌克林。</text:p>
      <text:p text:style-name="P4">
图片: ['<text:a xlink:type="simple" xlink:href="https://static.ukrinform.com/photos/2022_03/thumb_files/630_360_1647552427-852.jpg" text:style-name="Internet_20_link" text:visited-style-name="Visited_20_Internet_20_Link">
630_360_16475...</text:a>
']</text:p>
      <text:p text:style-name="P4">
标签: ['НАТО', 'США', 'Блінкен']</text:p>
      <text:p text:style-name="P4">
类型: Article</text:p>
      <!--METADATA-->
      <text:p text:style-name="P4">
<draw:frame draw:style-name="fr1" draw:name="Image260" text:anchor-type="as-char" svg:width="6.9236in" svg:height="3.956343in" draw:z-index="0">
<draw:image xlink:href="../Images/yкринформ/2023-06-12T3-07-00-03-00/630_360_1647552427-852.jpg" xlink:type="simple" xlink:show="embed" xlink:actuate="onLoad" draw:mime-type="image/jpeg"/>
</draw:frame>
北大西洋联盟的成员国在维尔纽斯州峰会期间将为乌克兰提供“强大的支持”，这将成为普京的信号，表明国际统一仍然很强，它将无法成功实现这一目标。</text:p>
      <text:p text:style-name="P4">
乌克利福德通讯员报告说，这是在华盛顿美国国务卿安东尼·布林克尼(Anthony Blinken)举行的新闻发布会上指出的。</text:p>
      <text:p text:style-name="P4">
美国国务卿说：“我认为您可以期望在北约峰会上有一个强大的包装，将来是政治上的政治支持，对乌克兰的实际支持。”</text:p>
      <text:p text:style-name="P4">
<text:span text:style-name="T4">
另请阅读：</text:span>
 [州没有有关中国武器武器传播的信息(https://www.ukrinform.ua/rubric-world/3721988-stati-ne-maut-informacii-pro-peredanna-kitaem-ozbroen-rf-blinken.html)他还表达了他的信念，即普京将同时发出强烈的信号，他显然想等待国际社会停止帮助。 但是，正如国务院所强调的那样，确定了支持乌克兰人的国家。</text:p>
      <text:p text:style-name="P4">
Blinken强调，像乌克兰一样，文明世界希望达到公平和强大的和平。</text:p>
      <text:p text:style-name="P4">
“如果俄罗斯准备加入这些条件，我们都将准备好做。 但是我们今天看到的是它还没有准备好。”美国国务卿说。</text:p>
      <text:p text:style-name="P4">
<text:span text:style-name="T4">
另请阅读：</text:span>
 <text:a xlink:type="simple" xlink:href="https://www.ukrinform.ua/rubric-world/3720344-blinken-moze-vidvidati-kitaj-nastupnogo-tizna-zmi.html" text:style-name="Internet_20_link" text:visited-style-name="Visited_20_Internet_20_Link">
<text:span text:style-name="T4">
眨眼</text:span>
可以下周访问中国 - 媒体</text:a>
据乌克林福姆报道，7月11日至12日在维尔纽斯举行，仅次于下一个。</text:p>
      <text:p text:style-name="P4">
乌克兰在提供联盟正式成员的行动的提供安全保证的问题上提出了北约盟友。</text:p>
      <text:p text:style-name="P4">
News Source: <text:a xlink:type="simple" xlink:href="https://www.ukrinform.ua/rubric-polytics/3722011-blinken-anonsuvav-potuznij-paket-politicnoi-i-prakticnoi-pidtrimki-ukraini-na-samiti-nato.html" text:style-name="Internet_20_link" text:visited-style-name="Visited_20_Internet_20_Link">
https://www.ukrinform.ua/rubric-polytics/3722011-blinken-anonsuvav-potuznij-paket-politicnoi-i-prakticnoi-pidtrimki-ukraini-na-samiti-nato.html</text:a>
</text:p>
      <!--NEWS-->
      <text:h text:style-name="P10" text:outline-level="1">
<text:span text:style-name="T4">
网络安全功能的发展是Mou-Vitaliy Deynega参加网络Dalogau Ukraine的关键优先事项之一</text:span>
</text:h>
      <text:p text:style-name="P4">
作者: ['АРМІЯINFORM']</text:p>
      <text:p text:style-name="P4">
时间: 2023-06-12T40:00:00-04:00</text:p>
      <text:p text:style-name="P4">
描述: 1 Chervnya 2023乌克兰的摇滚代表团在大都会塔林所容忍的乌克兰州...与乌克兰2022年的战争，与乌克兰的最新新闻战争，今天与乌克兰的最新新闻，今天与乌克兰的新闻战争，今天将在乌克兰和俄罗斯和俄罗斯以及俄罗斯以及何时发生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6/40100fe4a3cc299f1a4464d648b065ea43212c60-e1686558158946.jpg" text:style-name="Internet_20_link" text:visited-style-name="Visited_20_Internet_20_Link">
40100fe4a3cc299f1a4464d648b065ea43212c60-e1686558158946.jpg</text:a>
']</text:p>
      <text:p text:style-name="P4">
标签: ['ВІТАЛІЙ ДЕЙНЕГА', 'КІБЕРДІАЛОГ УКРАЇНА-США', 'КІБЕРЗАХИСТ', 'МОУ']</text:p>
      <text:p text:style-name="P4">
类别: News</text:p>
      <!--METADATA-->
      <text:p text:style-name="P4">
<draw:frame draw:style-name="fr1" draw:name="Image261" text:anchor-type="as-char" svg:width="6.9236in" svg:height="3.822207in" draw:z-index="0">
<draw:image xlink:href="../Images/AРМІЯINFORM/2023-06-12T40-00-00-04-00/40100fe4a3cc299f1a4464d648b065ea43212c60-e1686558158946.jpg" xlink:type="simple" xlink:show="embed" xlink:actuate="onLoad" draw:mime-type="image/jpeg"/>
</draw:frame>
2023年6月1日，乌克兰和美利坚合众国代表团会议。 塔林(爱沙尼亚)对于乌克兰的第五次网络对话，以及一年历史的网络安全合作活动。 在会议期间，美国表示坚决支持乌克兰在网络防御领域，以应对俄罗斯的侵略。</text:p>
      <text:p text:style-name="P4">
关于它<text:a xlink:type="simple" xlink:href="https://www.mil.gov.ua/news/2023/06/12/zastupnik-ministra-oboroni-ukraini-vitalij-dejnega-vzyav-uchast-u-pyatomu-zasidanni-kiberdialogu-ukraina-ssha/" text:style-name="Internet_20_link" text:visited-style-name="Visited_20_Internet_20_Link">
告知</text:a>
国防部乌克兰。</text:p>
      <text:p text:style-name="P4">
美国正在为乌克兰提供3,700万美元的额外援助计划。 自2022年2月以来，该地区的援助总额将为8200万美元，自2016年以来为1,200万美元。 这种支持旨在开发乌克兰的分配器，以识别，约束和应对髋关节的冬眠，并保护至关重要的网络和数字基础设施。</text:p>
      <text:p text:style-name="P4">
Vitaliy Deyneg评论说：“网络安全能力发展是国防部的关键优先事项之一，因此我们特别感谢与该领域的美国的伙伴关系和富有成果的合作。”</text:p>
      <text:p text:style-name="P4">
双方讨论了网络安全在乌克兰长期数字开发中的地位，特别是支持人力资本，战术基础设施机构的发展。 参与者交换了对未来网络安全工作的看法，尤其是在球形和网络上的经验交换。国务院特殊网络空间和国务院的数字政策的大使领导美国代表团，该代表团已任命了代理国家代理贝利·多米纳布斯(Beli Domukembus)代理国家主任，国防部副国防部副国防部，副国防部，副国防部，副国防奶牛场。美国欧洲司令部的乍得，副内部安全助理托马斯·麦克德莫特(Thomas McDermott)以及网络安全和基础设施安全机构布兰登·韦尔斯(Brandon Wels)以及联邦调查局和美国国际开发署。</text:p>
      <text:p text:style-name="P4">
代表团对爱沙尼亚政府会面的可能性表示感谢。</text:p>
      <text:p text:style-name="P4">
News Source: <text:a xlink:type="simple" xlink:href="https://armyinform.com.ua/2023/06/12/rozbudova-spromozhnostej-kiberbezpeky-ye-odnym-iz-klyuchovyh-priorytetiv-mou-vitalij-dejnega-vzyav-uchast-u-zasidanni-kiberdialogu-ukrayina-ssha/" text:style-name="Internet_20_link" text:visited-style-name="Visited_20_Internet_20_Link">
https://armyinform.com.ua/2023/06/12/rozbudova-spromozhnostej-kiberbezpeky-ye-odnym-iz-klyuchovyh-priorytetiv-mou-vitalij-dejnega-vzyav-uchast-u-zasidanni-kiberdialogu-ukrayina-ssha/</text:a>
</text:p>
      <!--NEWS-->
      <text:h text:style-name="P10" text:outline-level="1">
<text:span text:style-name="T4">
古尔警告：俄罗斯在临时占领的克里米亚准备一场男子灾难</text:span>
</text:h>
      <text:p text:style-name="P4">
作者: ['АРМІЯINFORM']</text:p>
      <text:p text:style-name="P4">
时间: 2023-06-12T42:00:00-04:00</text:p>
      <text:p text:style-name="P4">
描述: Tekhnogenn的Crim灾难，Zokrem，在Timchasovo Timcha，与乌克兰2022年的战争中，与乌克兰的战争是今天的最新新闻，《与乌克兰2022年的新闻战》是今天的最后一场，将在乌克兰和俄罗斯和俄罗斯和俄罗斯和俄罗斯和俄罗斯和俄罗斯和俄罗斯之间发表一场战争他们说，当与乌克兰的战争将在2022年，是否将在不久的将来与乌克兰进行战争，他们说，与乌克兰的战争，今天的乌克兰新闻，乌克兰的新闻，乌克兰媒体在俄罗斯的乌克兰新闻</text:p>
      <text:p text:style-name="P4">
图片: ['<text:a xlink:type="simple" xlink:href="https://armyinform.com.ua/wp-content/uploads/2023/06/632811.jpg" text:style-name="Internet_20_link" text:visited-style-name="Visited_20_Internet_20_Link">
632811.jpg</text:a>
']</text:p>
      <text:p text:style-name="P4">
标签: ['АР КРИМ', 'ГУР МО УКРАЇНИ', 'КРАЇНА ТЕРОРИСТ', 'ТЕХНОГЕННА КАТАСТРОФА']</text:p>
      <text:p text:style-name="P4">
类别: News</text:p>
      <!--METADATA-->
      <text:p text:style-name="P4">
<draw:frame draw:style-name="fr1" draw:name="Image262" text:anchor-type="as-char" svg:width="6.9236in" svg:height="4.19971in" draw:z-index="0">
<draw:image xlink:href="../Images/AРМІЯINFORM/2023-06-12T42-00-00-04-00/632811.jpg" xlink:type="simple" xlink:show="embed" xlink:actuate="onLoad" draw:mime-type="image/jpeg"/>
</draw:frame>
俄罗斯为克里米亚的一场男子制造的灾难做准备，特别是在临时加热的亚美尼亚人罗马米亚(Armenian Rosarmia)的领土上改变了使用技术氨的克里米亚泰坦商店。</text:p>
      <text:p text:style-name="P4">
关于它<text:a xlink:type="simple" xlink:href="https://gur.gov.ua/content/rosiia-hotuie-tekhnohennu-katastrofu-v-okupovanomu-krymu.html" text:style-name="Internet_20_link" text:visited-style-name="Visited_20_Internet_20_Link">
报告</text:a>
Mov Intelligence局。</text:p>
      <text:p text:style-name="P4">
“由于敌人，对卡科夫卡水力发电站的恐怖袭击，因此，亚美尼亚的克里米亚泰坦工厂的北刑事运河生产过程中的缺席侵犯了关键水平。</text:p>
      <text:p text:style-name="P4">
为了在最低适当的模式下恢复工作，俄罗斯人认为这是不可能的。在暂时占领的亚美尼亚人的领土上，有关“克里米亚钛”的可能钻探的信息，消息是消息。</text:p>
      <text:p text:style-name="P4">
同时，穆斯科(Muscovy)占领军的工程部队在最后几天一直在改变企业的研讨会，目前正在继续工作，并在工厂和邻近地区铺设炸药。</text:p>
      <text:p text:style-name="P4">
GUR MOU强调，企业“克里米亚泰坦”的恐怖袭击是指具有可怕后果的技术灾难的一种手段。 毕竟，克里米亚泰坦的心脏制造设备使用了大约200吨技术氨。</text:p>
      <text:p text:style-name="P4">
“在植物发生爆炸的情况下，氨云取决于风向，覆盖在相邻的区域半小时。 Okupovanmen，Krasnoperekop区和Kherson地区的南部地区将受到威胁。”乌克兰情报人员说。</text:p>
      <text:p text:style-name="P4">
同样在克里米亚半岛北部的暂时占领的亚美尼亚人准备撤离占领政府的代表和IVER。</text:p>
      <text:p text:style-name="P4">
News Source: <text:a xlink:type="simple" xlink:href="https://armyinform.com.ua/2023/06/12/gur-poperedzhaye-rosiya-gotuye-tehnogennu-katastrofu-v-tymchasovo-okupovanomu-krymu/" text:style-name="Internet_20_link" text:visited-style-name="Visited_20_Internet_20_Link">
https://armyinform.com.ua/2023/06/12/gur-poperedzhaye-rosiya-gotuye-tehnogennu-katastrofu-v-tymchasovo-okupovanomu-krymu/</text:a>
</text:p>
      <!--NEWS-->
      <text:h text:style-name="P10" text:outline-level="1">
<text:span text:style-name="T4">
战争进入自动化阶段-Yuri Ignat</text:span>
</text:h>
      <text:p text:style-name="P4">
作者: ['Ігор Березинський']</text:p>
      <text:p text:style-name="P4">
时间: 2023-06-12T44:00:00-04:00</text:p>
      <text:p text:style-name="P4">
描述: -Nasyzi Vorog Pravthavati击中了Aviabobs。 Oria Qim ...与乌克兰2022年的战争，与乌克兰的最新新闻战争，与乌克兰2022年的新闻战争，今天的最后一次战争，无论乌克兰和俄罗斯之间的战争是否会以及2022年与乌克兰的战争都将是他们会在不久的将来与乌克兰发生战争吗？</text:p>
      <text:p text:style-name="P4">
图片: ['<text:a xlink:type="simple" xlink:href="https://armyinform.com.ua/wp-content/uploads/2023/05/patriot-1.jpg" text:style-name="Internet_20_link" text:visited-style-name="Visited_20_Internet_20_Link">
patriot-1.jpg</text:a>
']</text:p>
      <text:p text:style-name="P4">
标签: ['GEPARD', 'IRIS-T SLM', 'NASAMS', 'ВТОРГНЕННЯ РФ', 'ЄДИНІ НОВИНИ', 'ЗРК CROTALE', 'ЗРК PATRIOT', 'ЮРІЙ ІГНАТ']</text:p>
      <text:p text:style-name="P4">
类别: News</text:p>
      <!--METADATA-->
      <text:p text:style-name="P4">
<draw:frame draw:style-name="fr1" draw:name="Image263" text:anchor-type="as-char" svg:width="6.9236in" svg:height="3.894525in" draw:z-index="0">
<draw:image xlink:href="../Images/AРМІЯINFORM/2023-06-12T44-00-00-04-00/patriot-1.jpg" xlink:type="simple" xlink:show="embed" xlink:actuate="onLoad" draw:mime-type="image/jpeg"/>
</draw:frame>
说明性照片</text:p>
      <ul>
        <li>
目前，敌人继续用托管安全气囊袭击。 与Cymoblab一起，还使用了不同类型的不受欢迎的Kamikadze的一线领域。以任何方式，“ Shahda”使用了俄罗斯人，以防止他们从小臂(包括大口径机枪)中跳动。 Sylvnny News Air Force Commande Yuri Ignat说，我们的移动消防小组已经通过直接瞄准器，热成像设备，光学和指导者来设定，以有效地破坏此类目标。</li>
      </ul>
      <text:p text:style-name="P4">
他补充说，现在战争即将进入自动化阶段。 复合体，Yakiris-T，Nasams，Patriot，有机会在手动和波浪形模式下工作。 在这里，人类干预是最小的，自动化本身的时间很短，决定破坏目标。</text:p>
      <ul>
        <li>
我们已经成功地工作了诸如Gepard之类的西方综合体，这些综合体已证明自己与Shahmed火箭和有翼的导弹相抵触。这是射击弹药和100个百分比的反射器枪，因为它们对其具有雷达的约束并具有无线电。它们可以在波模式下运行。 唯一的事情 - 它们的半径很小。 我们需要它们将它们放置在某些区域，并保护正在攻击的物体。 同时，法国综合体鸡在破坏Shahaneda和Rockets方面非常有效 - 总结了Yuri Ignat。</li>
      </ul>
      <text:p text:style-name="P4">
News Source: <text:a xlink:type="simple" xlink:href="https://armyinform.com.ua/2023/06/12/vijna-perehodyt-u-stadiyu-avtomatyzacziyi-yurij-ignat/" text:style-name="Internet_20_link" text:visited-style-name="Visited_20_Internet_20_Link">
https://armyinform.com.ua/2023/06/12/vijna-perehodyt-u-stadiyu-avtomatyzacziyi-yurij-ignat/</text:a>
</text:p>
      <!--NEWS-->
      <text:h text:style-name="P10" text:outline-level="1">
<text:span text:style-name="T4">
6月13日 - 圆桌会议“如何在卡科夫斯卡亚水力发电厂打架和灾难后如何恢复土壤？”</text:span>
</text:h>
      <text:p text:style-name="P4">
作者: ['АРМІЯINFORM']</text:p>
      <text:p text:style-name="P4">
时间: 2023-06-12T46:00:00-04:00</text:p>
      <text:p text:style-name="P4">
描述: 在Vivtorok，2023年的Vivtorok，大约10:00在军事媒体中心，圈子的圈子...与乌克兰2022年的战争，与乌克兰的最新新闻，今天与乌克兰的新闻，乌克兰2022年的新闻战争，今天将有乌克兰与俄罗斯之间的战争以及2022年与乌克兰的战争将是不久的</text:p>
      <text:p text:style-name="P4">
图片: ['<text:a xlink:type="simple" xlink:href="https://armyinform.com.ua/wp-content/uploads/2022/09/big-mmc.jpg" text:style-name="Internet_20_link" text:visited-style-name="Visited_20_Internet_20_Link">
big-mmc.jpg</text:a>
']</text:p>
      <text:p text:style-name="P4">
标签: ['АНОНС', 'БРИФІНГ']</text:p>
      <text:p text:style-name="P4">
类别: News</text:p>
      <!--METADATA-->
      <text:p text:style-name="P4">
<draw:frame draw:style-name="fr1" draw:name="Image264" text:anchor-type="as-char" svg:width="6.9236in" svg:height="3.894525in" draw:z-index="0">
<draw:image xlink:href="../Images/AРМІЯINFORM/2023-06-12T46-00-00-04-00/big-mmc.jpg" xlink:type="simple" xlink:show="embed" xlink:actuate="onLoad" draw:mime-type="image/jpeg"/>
</draw:frame>
简报</text:p>
      <text:p text:style-name="P4">
<text:span text:style-name="T4">
 2023年6月13日，</text:span>
 <text:span text:style-name="T4">
 </text:span>
 o <text:span text:style-name="T4">
 </text:span>
 <text:span text:style-name="T4">
 10：00 </text:span>
在军事媒体中心将是一个圆桌会议<text:span text:style-name="T4">
“地球，被战争瘫痪：如何恢复土壤和灾难在Kakhovka水力发电厂？” </text:span>
</text:p>
      <text:p text:style-name="P4">
参与者：</text:p>
      <text:p text:style-name="P4">
<text:span text:style-name="T5">
乌克兰乌克兰弗拉迪斯拉夫·杜达尔(Vladislav Dudar)国防部环境安全和矿山活动的代表； </text:span>
土壤研究所副总干事罗马·帕拉马昔克； <text:span text:style-name="T5">
农业政策部农业政策和食品食品部的农业发展部副主任； </text:span>
国家政府部门负责人(控制)乌克兰Oleg Pavlenko国家生态检查局的土地资源； *自然保护组织的代表。</text:p>
      <text:p text:style-name="P4">
在活动期间，将发布由于敌对行动(包括农业目的)的土壤污染研究结果。 关注的重点 - 卡科夫斯基灾难之后的Stanudovkil的预测； 关于劳累的前景和方法的问题，从俄罗斯的侵略国家获得赔偿。</text:p>
      <text:p text:style-name="P4">
<text:span text:style-name="T4">
需要媒体代表的认证，并将持续到6月13日09:00。</text:span>
</text:p>
      <text:p text:style-name="P4">
将认证申请发送到电子邮件地址：<text:a xlink:type="simple" xlink:href="mailto：psmodu@post.mil.gov.ua" text:style-name="Internet_20_link" text:visited-style-name="Visited_20_Internet_20_Link">
psmodu@post.mil.gov.ua</text:a>
指示记者的杂志，名字和爱好者，出版物的名字，请联系电话。</text:p>
      <text:p text:style-name="P4">
关注军事媒体中心电报中的新闻和公告-<text:span text:style-name="T5">
 <text:a xlink:type="simple" xlink:href="https://t.me/militarymediacenter" text:style-name="Internet_20_link" text:visited-style-name="Visited_20_Internet_20_Link">
<text:span text:style-name="T5">
https：//t.me/militalmediacenter</text:span>
</text:a>
</text:span>
._</text:p>
      <text:p text:style-name="P4">
News Source: <text:a xlink:type="simple" xlink:href="https://armyinform.com.ua/2023/06/12/13-chervnya-kruglyj-stil-yak-vidnovlyuvaty-grunty-pislya-bojovyh-dij-ta-katastrofy-na-kahovskij-ges/" text:style-name="Internet_20_link" text:visited-style-name="Visited_20_Internet_20_Link">
https://armyinform.com.ua/2023/06/12/13-chervnya-kruglyj-stil-yak-vidnovlyuvaty-grunty-pislya-bojovyh-dij-ta-katastrofy-na-kahovskij-ges/</text:a>
</text:p>
      <!--NEWS-->
      <text:h text:style-name="P10" text:outline-level="1">
<text:span text:style-name="T4">
近9.3万次军事犯罪记录了乌克兰检察长办公室</text:span>
</text:h>
      <text:p text:style-name="P4">
作者: ['АРМІЯINFORM']</text:p>
      <text:p text:style-name="P4">
时间: 2023-06-12T48: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1-33.jpg" text:style-name="Internet_20_link" text:visited-style-name="Visited_20_Internet_20_Link">
1-33.jpg</text:a>
', '<text:a xlink:type="simple" xlink:href="https://armyinform.com.ua/wp-content/uploads/2023/06/2-33.jpg" text:style-name="Internet_20_link" text:visited-style-name="Visited_20_Internet_20_Link">
2-33.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265" text:anchor-type="as-char" svg:width="6.9236in" svg:height="4.447316in" draw:z-index="0">
<draw:image xlink:href="../Images/AРМІЯINFORM/2023-06-12T48-00-00-04-00/1-33.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12日，它已注册：</text:p>
      <ul>
        <li>
92 839军事犯罪， * 17 333违反乌克兰国家安全的罪行。</li>
      </ul>
      <text:p text:style-name="P4">
此外，根据少年检察官的官方数据，有1502名儿童受俄罗斯侵略的影响，包括：</text:p>
      <ul>
        <li>
487-儿童被杀， * 1015-儿童因严重程度的不同程度受伤。</li>
      </ul>
      <text:p text:style-name="P4">
该部门强调，这些数字不是最终的，因为在暂时占据的有形领土上的积极战斗场所的安装中继续进行工作。</text:p>
      <text:p text:style-name="P4">
<draw:frame draw:style-name="fr1" draw:name="Image266" text:anchor-type="as-char" svg:width="6.9236in" svg:height="4.447316in" draw:z-index="0">
<draw:image xlink:href="../Images/AРМІЯINFORM/2023-06-12T48-00-00-04-00/2-33.jpg" xlink:type="simple" xlink:show="embed" xlink:actuate="onLoad" draw:mime-type="image/jpeg"/>
</draw:frame>
</text:p>
      <text:p text:style-name="P4">
News Source: <text:a xlink:type="simple" xlink:href="https://armyinform.com.ua/2023/06/12/majzhe-93-tysyachi-voyennyh-zlochyniv-zadokumentuvav-ofis-genprokurora-ukrayiny/" text:style-name="Internet_20_link" text:visited-style-name="Visited_20_Internet_20_Link">
https://armyinform.com.ua/2023/06/12/majzhe-93-tysyachi-voyennyh-zlochyniv-zadokumentuvav-ofis-genprokurora-ukrayiny/</text:a>
</text:p>
      <!--NEWS-->
      <text:h text:style-name="P10" text:outline-level="1">
<text:span text:style-name="T4">
DNIEPER的受伤士兵的康复中心应在年底之前完成-Ryzhenko</text:span>
</text:h>
      <text:p text:style-name="P4">
作者: Ukrinform (Person)</text:p>
      <text:p text:style-name="P4">
出版商: Укринформ (Organization)</text:p>
      <text:p text:style-name="P4">
出版时间: 2023-06-12T4:13:00+03:00</text:p>
      <text:p text:style-name="P4">
修改时间: 2023-06-12T22:13:00+03:00</text:p>
      <text:p text:style-name="P4">
描述: 地区医院受伤战士的康复中心。 Mechnikov应该在年底之前完成。  - 乌克林。</text:p>
      <text:p text:style-name="P4">
图片: ['<text:a xlink:type="simple" xlink:href="https://static.ukrinform.com/photos/2023_06/thumb_files/630_360_1686568116-175.jpg" text:style-name="Internet_20_link" text:visited-style-name="Visited_20_Internet_20_Link">
630_360_16865...</text:a>
']</text:p>
      <text:p text:style-name="P4">
标签: ['Дніпро', 'Лікарня', 'Лікарі']</text:p>
      <text:p text:style-name="P4">
类型: Article</text:p>
      <!--METADATA-->
      <text:p text:style-name="P4">
<draw:frame draw:style-name="fr1" draw:name="Image267" text:anchor-type="as-char" svg:width="6.9236in" svg:height="3.956343in" draw:z-index="0">
<draw:image xlink:href="../Images/yкринформ/2023-06-12T4-13-00-03-00/630_360_1686568116-175.jpg" xlink:type="simple" xlink:show="embed" xlink:actuate="onLoad" draw:mime-type="image/jpeg"/>
</draw:frame>
地区医院受伤战士的康复中心。 在年底之前制作箭鱼。</text:p>
      <text:p text:style-name="P4">
关于<text:a xlink:type="simple" xlink:href="https://www.ukrinform.ua/rubric-regions/3721750-sergij-rizenko-gendirektor-kp-dnipropetrovska-oblasna-klinicna-likarna-im-imecnikova.html" text:style-name="Internet_20_link" text:visited-style-name="Visited_20_Internet_20_Link">
访谈乌克林法姆</text:a>
Dnipropetrovsk地区医院Sergey Ryzhenko负责人说。</text:p>
      <text:p text:style-name="P4">
“到年底，有必要这样做，因为有成千上万的战斗人员在战争或脚下失去并且需要康复。今天，他们被派往世界各地，或者只是在我们国家的其他城市中被派往未来。要独立行走或移动，提供最简单的需求并在家庭中生活。所有通过我们医院的人都受到了严重的伤害。支持，有时是生活，也应该理解。”他说。</text:p>
      <text:p text:style-name="P4">
<text:span text:style-name="T4">
另请阅读：</text:span>
 [KP“ Dnipropetrovsk区域Maplinical Hospital”的首席执行官Sergey Ryzhenko。 I. Mechnikov»]](https://www.ukrinform.ua/rubric-regions/3721750-sergij-rizenko-gendirektor-kp-dnipropetrovska-oblasna-klinicna-likarna-im-imecnikova.html)他补充说，只有在有计算机断层扫描，MRI，心理学家，教授的专业中心才能恢复。</text:p>
      <text:p text:style-name="P4">
正如乌克林福姆(Ukrinform)报道的那样，KP“ Dnipropetrovsk Regional Machinna医院”首席执行官Sergey Ryzhenko说，Udnipropetrovsk地区医院以Mechnikov命名的udnipropetrovsk地区医院节省了95％的受伤者。</text:p>
      <text:p text:style-name="P4">
News Source: <text:a xlink:type="simple" xlink:href="https://www.ukrinform.ua/rubric-regions/3722012-reabilitacijnij-centr-dla-poranenih-bijciv-u-dnipri-treba-zrobiti-do-kinca-roku-rizenko.html" text:style-name="Internet_20_link" text:visited-style-name="Visited_20_Internet_20_Link">
https://www.ukrinform.ua/rubric-regions/3722012-reabilitacijnij-centr-dla-poranenih-bijciv-u-dnipri-treba-zrobiti-do-kinca-roku-rizenko.html</text:a>
</text:p>
      <!--NEWS-->
      <text:h text:style-name="P10" text:outline-level="1">
<text:span text:style-name="T4">
俘虏的小龙头家族与协调总部的代表进行了交谈</text:span>
</text:h>
      <text:p text:style-name="P4">
作者: ['АРМІЯINFORM']</text:p>
      <text:p text:style-name="P4">
时间: 2023-06-12T50:00:00-04:00</text:p>
      <text:p text:style-name="P4">
描述: Ziinitivativ Go在网上 -  Zustych的协调总部进行“ Zhinki Zi Stali”。何时，何时，何时，何时，何时，何时，何时，何时，何时，何时，何时，何时，何时，何时，何时与乌克兰在2022年都会与之交战，将在不久的将来与乌克兰发生战争乌克兰，乌克兰今天的新闻，乌克兰媒体的乌克兰新闻在俄罗斯</text:p>
      <text:p text:style-name="P4">
图片: ['<text:a xlink:type="simple" xlink:href="https://armyinform.com.ua/wp-content/uploads/2023/06/ksh3-2.jpg" text:style-name="Internet_20_link" text:visited-style-name="Visited_20_Internet_20_Link">
ksh3-2.jpg</text:a>
']</text:p>
      <text:p text:style-name="P4">
标签: ['ВІЙСЬКОВОПОЛОНЕНІ', 'КООРДИНАЦІЙНИЙ ШТАБ З ПИТАНЬ ПОВОДЖЕННЯ З ВІЙСЬКОВОПОЛОНЕНИМИ', 'СИЛИ ТРО']</text:p>
      <text:p text:style-name="P4">
类别: News</text:p>
      <!--METADATA-->
      <text:p text:style-name="P4">
<draw:frame draw:style-name="fr1" draw:name="Image268" text:anchor-type="as-char" svg:width="6.9236in" svg:height="4.823441in" draw:z-index="0">
<draw:image xlink:href="../Images/AРМІЯINFORM/2023-06-12T50-00-00-04-00/ksh3-2.jpg" xlink:type="simple" xlink:show="embed" xlink:actuate="onLoad" draw:mime-type="image/jpeg"/>
</draw:frame>
在非政府组织“钢铁妇女”的主动性上，与唐内茨克地区武装部队的Siltertorial防御的单独的囚犯和失踪士兵的在线会议发生在协调员。 协调员的代表，武装部队的指挥和红十字会的国际委员会参加了该活动。</text:p>
      <text:p text:style-name="P4">
关于它<text:a xlink:type="simple" xlink:href="https://t.me/Koord_shtab/1215" text:style-name="Internet_20_link" text:visited-style-name="Visited_20_Internet_20_Link">
报告</text:a>
协调询问战俘的询问总部。</text:p>
      <text:p text:style-name="P4">
据总部称，乌克兰采取了所有措施，使守卫者从被囚禁中恢复更多。</text:p>
      <text:p text:style-name="P4">
他保证：“并确认了俘虏并未确认和失踪人员，他们在我们的视野中不知所措。”  - 捍卫者进入了国家信息局的统一登记册。</text:p>
      <text:p text:style-name="P4">
TRU司令部的代表解释了在军事部门更改警卫队类别的程序。 他指出，在收到对被囚禁中逗留的纪录片确认的情况下，被告的作品具有更改其会计类别的正当理由。 之后，家庭可以收到带有更新信息的证书，并向该零件的相应请求。</text:p>
      <text:p text:style-name="P4">
他们还讨论了由于武装侵略乌克兰或十字路口的武装侵略而在某些地方注册的程序(https://zakon.rada.gov.ua/laws/show/55-2023-%D0%BF#Text)2023年1月20日的乌克兰部长的内阁。</text:p>
      <text:p text:style-name="P4">
据红十字国际委员会代表说，该组织仅在漏洞是持有军人的国家的相应许可的情况下才能与囚犯进行自由场所并与囚犯进行沟通。 她注意到只有侵略者国家的事工才能正式确认被囚禁的事实。</text:p>
      <text:p text:style-name="P4">
News Source: <text:a xlink:type="simple" xlink:href="https://armyinform.com.ua/2023/06/12/rodyny-polonenyh-teroboronivcziv-pospilkuvalysya-z-predstavnykamy-koordynaczijnogo-shtabu/" text:style-name="Internet_20_link" text:visited-style-name="Visited_20_Internet_20_Link">
https://armyinform.com.ua/2023/06/12/rodyny-polonenyh-teroboronivcziv-pospilkuvalysya-z-predstavnykamy-koordynaczijnogo-shtabu/</text:a>
</text:p>
      <!--NEWS-->
      <text:h text:style-name="P10" text:outline-level="1">
<text:span text:style-name="T4">
在赫尔森将扩展宵禁</text:span>
</text:h>
      <text:p text:style-name="P4">
作者: ['АРМІЯINFORM']</text:p>
      <text:p text:style-name="P4">
时间: 2023-06-12T52:00:00-04:00</text:p>
      <text:p text:style-name="P4">
描述: Kherson Initzyu是指挥官Godni的漏洞，因为这项服务可以……与乌克兰2022年的战争，与乌克兰的战争是今天的最新消息，是今天与乌克兰的新闻战争，这是今天最后一次与乌克兰的战争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6/234570_278113039_536518778044383_6687884840716999620_n_new_960x380_0.jpg" text:style-name="Internet_20_link" text:visited-style-name="Visited_20_Internet_20_Link">
234570_278113039_536518778044383_6687884840716999620_n_new_960x380_0.jpg</text:a>
']</text:p>
      <text:p text:style-name="P4">
标签: ['STOPRUSSIA', 'АГРЕСІЯ РФ', 'ВТОРГНЕННЯ РФ', 'ІГОР КЛИМЕНКО', 'КАХОВСЬКА ГЕС']</text:p>
      <text:p text:style-name="P4">
类别: News</text:p>
      <!--METADATA-->
      <text:p text:style-name="P4">
<draw:frame draw:style-name="fr1" draw:name="Image269" text:anchor-type="as-char" svg:width="6.9236in" svg:height="3.894525in" draw:z-index="0">
<draw:image xlink:href="../Images/AРМІЯINFORM/2023-06-12T52-00-00-04-00/234570_278113039_536518778044383_6687884840716999620_n_new_960x380_0.jpg" xlink:type="simple" xlink:show="embed" xlink:actuate="onLoad" draw:mime-type="image/jpeg"/>
</draw:frame>
说明性照片</text:p>
      <text:p text:style-name="P4">
在Kherson中，启动了宵禁的扩展，以迅速消除水力发电站的所有后果。</text:p>
      <text:p text:style-name="P4">
内政部长，消除后果的工作负责人(https://www.kmu.gov.ua/news/budemo-initsiiuvaty-podovzhennia-komendantskoi-hodyny-u-khersoni-dlia-toho-shchob-my-mohly-operatyvno-likviduvaty-vsi-podalshi-naslidky-pidryvu-hes-ihor-klymenko)在赫尔森总部。</text:p>
      <text:p text:style-name="P4">
会议开始前，部长参观了城市的船舶广场和ODIV OD区，水逐渐离开。 几天前，公用事业已经在街道上工作。</text:p>
      <text:p text:style-name="P4">
“水位很快就下降了。 公用事业将有很多工作，因为汽车，树木，金属结构，垃圾的屋顶已经出现。 我们有一项迅速删除一切的任务。</text:p>
      <text:p text:style-name="P4">
为了加快消除水力发电站后果的过程，该市附近的几天被派往其他地区的公用事业部队以及专用设备。 主要问题之一是分区情况的安全状况。</text:p>
      <text:p text:style-name="P4">
“我下令加强领土上的安全措施 - 伤害当地人的伤害和抢劫。 今天，我们将启动宵禁的扩展，以便我们能够消除水力发电站的所有进一步后果。</text:p>
      <text:p text:style-name="P4">
工作人员的参与者听到了卫生伊戈尔津副部长的报告。</text:p>
      <text:p text:style-name="P4">
据他说，今天没有传染病爆发，集中式水符合标准。 但是，受害者的居民将不会使用井中的水，必须对饮用水进行消毒。 严格禁止在水库中沐浴。</text:p>
      <text:p text:style-name="P4">
每天在受卡科夫卡水力发电站影响的地区，选择了将近150个水和河水样品。 此外，乌克兰卫生部疾病控制中心的专门实验室将在赫森地区启动。</text:p>
      <text:p text:style-name="P4">
News Source: <text:a xlink:type="simple" xlink:href="https://armyinform.com.ua/2023/06/12/u-hersoni-podovzhat-komendantsku-godynu/" text:style-name="Internet_20_link" text:visited-style-name="Visited_20_Internet_20_Link">
https://armyinform.com.ua/2023/06/12/u-hersoni-podovzhat-komendantsku-godynu/</text:a>
</text:p>
      <!--NEWS-->
      <text:h text:style-name="P10" text:outline-level="1">
<text:span text:style-name="T4">
“卡科夫斯基大坝的主要目的是破坏乌克兰国防军的攻势”  - 亚历山大·帕夫洛克</text:span>
</text:h>
      <text:p text:style-name="P4">
作者: ['Дмитро Чалий']</text:p>
      <text:p text:style-name="P4">
时间: 2023-06-12T54:00:00-04:00</text:p>
      <text:p text:style-name="P4">
描述: 关于Televasia Marathon“єIini新闻”的Pid时，他说Minstra的一位易腐烂的代祷...与乌克兰2022年的战争，与乌克兰的最新新闻，今天与乌克兰2022年的新闻战争，今天，乌克兰和乌克兰之间的战争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3/pavlyuk-2.jpg" text:style-name="Internet_20_link" text:visited-style-name="Visited_20_Internet_20_Link">
pavlyuk-2.jpg</text:a>
']</text:p>
      <text:p text:style-name="P4">
标签: ['STOPRUSSIA', 'АГРЕСІЯ РФ', 'ВТОРГНЕННЯ РФ', 'КАХОВСЬКА ГЕС', 'ОЛЕКСАНДР ПАВЛЮК']</text:p>
      <text:p text:style-name="P4">
类别: News</text:p>
      <!--METADATA-->
      <text:p text:style-name="P4">
<draw:frame draw:style-name="fr1" draw:name="Image270" text:anchor-type="as-char" svg:width="6.9236in" svg:height="4.32725in" draw:z-index="0">
<draw:image xlink:href="../Images/AРМІЯINFORM/2023-06-12T54-00-00-04-00/pavlyuk-2.jpg" xlink:type="simple" xlink:show="embed" xlink:actuate="onLoad" draw:mime-type="image/jpeg"/>
</draw:frame>
在电视马拉松比赛中<text:a xlink:type="simple" xlink:href="https://www.youtube.com/live/WY8sDvZdWEA" text:style-name="Internet_20_link" text:visited-style-name="Visited_20_Internet_20_Link">
“ unin”</text:a>
乌克兰国防部第一任​​副部长说，亚历山大·帕夫林中将。</text:p>
      <ul>
        <li>
在大坝的爆炸中，他们有一个目标 - 破坏我们的进攻行动。请记住，他们无法完全理解我们的想法，我认为，敌人希望确保左翼的安全。 使用大坝，他们建立了障碍边界，因此从一天起就不允许我们的进攻。 这使敌人有机会去除一定数量的零件，以将Zaporozhye的方向与我们的进攻群体相交。 他们需要在嗡嗡声中关闭这个方向。</li>
      </ul>
      <text:p text:style-name="P4">
Oleksandr Pavlyuk指出，占领者竭尽所能地集中于乌克兰siloborov攻势的方向。</text:p>
      <ul>
        <li>
我不想操作特定的数字或共享nosineforation中的现有数字，这是一个进攻行动，她喜欢沉默。 在Podrivkakhovsky水力发电厂之后，俄罗斯人能够将某些单位转移到Zaporizhzhya，以抵消我们的群体-SAVENATENANTOLEXAREXARNANTOLEXANDER PAVLYUK。</li>
      </ul>
      <text:p text:style-name="P4">
此外，他指出，俄罗斯人从未珍视人们的生活。 所以没有人被警告。</text:p>
      <ul>
        <li>
最大的洪泛区域被暂时占据。 大约2/3。俄罗斯犯了一个可怕的罪行。 他们甚至没有警告那些在这本书上的人们，总结了亚历山大·帕夫林(Alexander Pavlyuk)。</li>
      </ul>
      <text:p text:style-name="P4">
News Source: <text:a xlink:type="simple" xlink:href="https://armyinform.com.ua/2023/06/12/osnovna-meta-pidryvu-kahovskoyi-damby-zirvaty-nastup-ukrayinskyh-syl-oborony-oleksandr-pavlyuk/" text:style-name="Internet_20_link" text:visited-style-name="Visited_20_Internet_20_Link">
https://armyinform.com.ua/2023/06/12/osnovna-meta-pidryvu-kahovskoyi-damby-zirvaty-nastup-ukrayinskyh-syl-oborony-oleksandr-pavlyuk/</text:a>
</text:p>
      <!--NEWS-->
      <text:h text:style-name="P10" text:outline-level="1">
<text:span text:style-name="T4">
如何防止霍乱 - 澄清</text:span>
</text:h>
      <text:p text:style-name="P4">
作者: ['АРМІЯINFORM']</text:p>
      <text:p text:style-name="P4">
时间: 2023-06-12T55:00:00-04:00</text:p>
      <text:p text:style-name="P4">
描述: prips，sho，维持Indivich vid pidtoplennya这是健康地区的一部分...与乌克兰2022年的战争，与乌克兰的最新新闻，今天与乌克兰的新闻，乌克兰2022年上次与乌克兰的新闻战争，乌克兰和俄罗斯之间以及俄罗斯之间以及俄罗斯之间的战争，什么时候，与2022年的战争，乌克兰是否会在不久</text:p>
      <text:p text:style-name="P4">
图片: ['<text:a xlink:type="simple" xlink:href="https://armyinform.com.ua/wp-content/uploads/2023/06/352398576_673815578105995_6500942094885395747_n.jpg" text:style-name="Internet_20_link" text:visited-style-name="Visited_20_Internet_20_Link">
352398576_673815578105995_6500942094885395747_n.jpg</text:a>
']</text:p>
      <text:p text:style-name="P4">
标签: ['STOPRUSSIA', 'АГРЕСІЯ РФ', 'ХЕРСОН']</text:p>
      <text:p text:style-name="P4">
类别: News</text:p>
      <!--METADATA-->
      <text:p text:style-name="P4">
<draw:frame draw:style-name="fr1" draw:name="Image271" text:anchor-type="as-char" svg:width="6.9236in" svg:height="6.9236in" draw:z-index="0">
<draw:image xlink:href="../Images/AРМІЯINFORM/2023-06-12T55-00-00-04-00/352398576_673815578105995_6500942094885395747_n.jpg" xlink:type="simple" xlink:show="embed" xlink:actuate="onLoad" draw:mime-type="image/jpeg"/>
</draw:frame>
尽管洪水和邻近地区的受害者是流行病学监督的增强，但包括霍乱在内的爆发风险。</text:p>
      <text:p text:style-name="P4">
关于它<text:a xlink:type="simple" xlink:href="https://www.facebook.com/photo/" text:style-name="Internet_20_link" text:visited-style-name="Visited_20_Internet_20_Link">
报告</text:a>
乌克兰暂时占领领土的重新融入部。</text:p>
      <text:p text:style-name="P4">
为了保护自己免受此类疾病的侵害，遵守适当的卫生条件很重要。</text:p>
      <text:p text:style-name="P4">
为了避免这种疾病，人口应遵循以下建议：</text:p>
      <text:p text:style-name="P4">
•绝不喝或使用原水；</text:p>
      <text:p text:style-name="P4">
•用水洗手，水果和蔬菜；</text:p>
      <text:p text:style-name="P4">
•如果可能的话，请避免与脏水接触；</text:p>
      <text:p text:style-name="P4">
•术语肉和鱼。 不收集死鱼(或死亡的人)但不使用它。</text:p>
      <text:p text:style-name="P4">
卫生部敦促不要传播有关流行货币爆发的未验证报告，而仅从官方来源中运行信息。</text:p>
      <text:p text:style-name="P4">
News Source: <text:a xlink:type="simple" xlink:href="https://armyinform.com.ua/2023/06/12/yak-hersonczyam-uberegtysya-vid-holery-rozyasnennya/" text:style-name="Internet_20_link" text:visited-style-name="Visited_20_Internet_20_Link">
https://armyinform.com.ua/2023/06/12/yak-hersonczyam-uberegtysya-vid-holery-rozyasnennya/</text:a>
</text:p>
      <!--NEWS-->
      <text:h text:style-name="P10" text:outline-level="1">
<text:span text:style-name="T4">
由于爆炸，救援人员在撤离受害者期间被救援人员解雇了</text:span>
</text:h>
      <text:p text:style-name="P4">
作者: ['Антон Печерський']</text:p>
      <text:p text:style-name="P4">
时间: 2023-06-12T56:00:00-04:00</text:p>
      <text:p text:style-name="P4">
描述: Rosiskis pippanti pereshkodzhayat我将进行行动的杂音，出站乔弗尼，与乌克兰2022年的战争，与乌克兰的最新新闻，今天与乌克兰的新闻，今天与乌克兰的新闻战争，今天上次与乌克兰2022他们说，与乌克兰的战争将在2022年与乌克兰战争，在不久的将来，乌克兰与乌克兰的战争，今天的乌克兰新闻，乌克兰的新闻，乌克兰媒体在俄罗斯的乌克兰新闻</text:p>
      <text:p text:style-name="P4">
图片: ['<text:a xlink:type="simple" xlink:href="https://armyinform.com.ua/wp-content/uploads/2023/05/1683207176-507.jpg" text:style-name="Internet_20_link" text:visited-style-name="Visited_20_Internet_20_Link">
1683207176-507.jpg</text:a>
']</text:p>
      <text:p text:style-name="P4">
标签: ['STOPRUSSIA', 'АГРЕСІЯ РФ', 'ВТОРГНЕННЯ РФ', 'КАХОВСЬКА ГЕС', 'ОЛЕКСАНДР ПАВЛЮК']</text:p>
      <text:p text:style-name="P4">
类别: News</text:p>
      <!--METADATA-->
      <text:p text:style-name="P4">
<draw:frame draw:style-name="fr1" draw:name="Image272" text:anchor-type="as-char" svg:width="6.9236in" svg:height="3.848368in" draw:z-index="0">
<draw:image xlink:href="../Images/AРМІЯINFORM/2023-06-12T56-00-00-04-00/1683207176-507.jpg" xlink:type="simple" xlink:show="embed" xlink:actuate="onLoad" draw:mime-type="image/jpeg"/>
</draw:frame>
亚历山大·帕夫林(Alexander Pavlyuk)。 照片：乌克林福姆</text:p>
      <text:p text:style-name="P4">
俄罗斯入侵者干扰了救援行动的行动，开火了很多，使人们从被洪水淹没的领土上撤离。</text:p>
      <text:p text:style-name="P4">
关于它<text:a xlink:type="simple" xlink:href="https://www.youtube.com/watch" text:style-name="Internet_20_link" text:visited-style-name="Visited_20_Internet_20_Link">
报告</text:a>
乌克兰中尉的第一任国防部副部长Oleksandr Pavlyuk Vthlulun“单一新闻”在接受记者Andriy Tsaplienko采访时。</text:p>
      <ul>
        <li>
即使是现在，当试图从该领土上撤离人口时，我们的男孩也会被解雇。 当我们撤离人时(俄罗斯人。  -  _ ed。)обстрілюють, — розповів він.</li>
      </ul>
      <text:p text:style-name="P4">
З огляду на це, Україна звернулась до міжнародної спільноти та іноземнихпартнерів з проханням допомогти в проведенні евакуації постраждалих внаслідокздійсненого російськими загарбниками підриву греблі Каховської ГЕС.</text:p>
      <text:p text:style-name="P4">
— Ми звернулись до наших партнерів, до ООН з проханням допомогти з евакуацієюлюдей, які зараз перебувають у критичному становищі, — наголосив ОлександрПавлюк.</text:p>
      <text:p text:style-name="P4">
News Source: <text:a xlink:type="simple" xlink:href="https://armyinform.com.ua/2023/06/12/okupanty-obstrilyuyut-ryatuvalnykiv-pid-chas-evakuacziyi-postrazhdalyh-vnaslidok-pidryvu-kahovskoyi-ges-oleksandr-pavlyuk/" text:style-name="Internet_20_link" text:visited-style-name="Visited_20_Internet_20_Link">
https://armyinform.com.ua/2023/06/12/okupanty-obstrilyuyut-ryatuvalnykiv-pid-chas-evakuacziyi-postrazhdalyh-vnaslidok-pidryvu-kahovskoyi-ges-oleksandr-pavlyuk/</text:a>
</text:p>
      <!--NEWS-->
      <text:h text:style-name="P10" text:outline-level="1">
<text:span text:style-name="T4">
总参谋部展示了单独的机械小旅火车的士兵如何</text:span>
</text:h>
      <text:p text:style-name="P4">
作者: ['АРМІЯINFORM']</text:p>
      <text:p text:style-name="P4">
时间: 2023-06-12T57:00:00-04:00</text:p>
      <text:p text:style-name="P4">
描述: 在Facebook上，ZSU General Story的总参谋部oprillielly，在One Trenuvan的照片中，与乌克兰2022年的战争，与乌克兰与乌克兰的最新消息，今天与乌克兰的新闻战争，今天与乌克兰的新闻战争，今天将在今天，将在今天，将在这里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6/353672477_603691621943920_2350497746429054123_n.jpg" text:style-name="Internet_20_link" text:visited-style-name="Visited_20_Internet_20_Link">
353672477_603691621943920_2350497746429054123_n.jpg</text:a>
', '<text:a xlink:type="simple" xlink:href="https://armyinform.com.ua/wp-content/uploads/2023/06/353054051_603692495277166_4275600072394721636_n-150x150.jpg" text:style-name="Internet_20_link" text:visited-style-name="Visited_20_Internet_20_Link">
353054051_603692495277166_4275600072394721636_n-150x150.jpg</text:a>
', '<text:a xlink:type="simple" xlink:href="https://armyinform.com.ua/wp-content/uploads/2023/06/353440294_603691585277257_6122596436345969953_n-150x150.jpg" text:style-name="Internet_20_link" text:visited-style-name="Visited_20_Internet_20_Link">
353440294_603691585277257_6122596436345969953_n-150x150.jpg</text:a>
', '<text:a xlink:type="simple" xlink:href="https://armyinform.com.ua/wp-content/uploads/2023/06/353457306_603692528610496_2703959151900363134_n-150x150.jpg" text:style-name="Internet_20_link" text:visited-style-name="Visited_20_Internet_20_Link">
353457306_603692528610496_2703959151900363134_n-150x150.jpg</text:a>
', '<text:a xlink:type="simple" xlink:href="https://armyinform.com.ua/wp-content/uploads/2023/06/353460806_603691521943930_4384873402046649714_n-1-1-150x150.jpg" text:style-name="Internet_20_link" text:visited-style-name="Visited_20_Internet_20_Link">
353460806_603691521943930_4384873402046649714_n-1-1-150x150.jpg</text:a>
', '<text:a xlink:type="simple" xlink:href="https://armyinform.com.ua/wp-content/uploads/2023/06/353619376_603692478610501_8483748567741595458_n-150x150.jpg" text:style-name="Internet_20_link" text:visited-style-name="Visited_20_Internet_20_Link">
353619376_603692478610501_8483748567741595458_n-150x150.jpg</text:a>
', '<text:a xlink:type="simple" xlink:href="https://armyinform.com.ua/wp-content/uploads/2023/06/353650755_603691678610581_7737994416823421745_n-150x150.jpg" text:style-name="Internet_20_link" text:visited-style-name="Visited_20_Internet_20_Link">
353650755_603691678610581_7737994416823421745_n-150x150.jpg</text:a>
', '<text:a xlink:type="simple" xlink:href="https://armyinform.com.ua/wp-content/uploads/2023/06/353656962_603691655277250_6424189608392379696_n-150x150.jpg" text:style-name="Internet_20_link" text:visited-style-name="Visited_20_Internet_20_Link">
353656962_603691655277250_6424189608392379696_n-150x150.jpg</text:a>
']</text:p>
      <text:p text:style-name="P4">
标签: []</text:p>
      <text:p text:style-name="P4">
类别: News</text:p>
      <!--METADATA-->
      <text:p text:style-name="P4">
<draw:frame draw:style-name="fr1" draw:name="Image273" text:anchor-type="as-char" svg:width="6.9236in" svg:height="5.259395in" draw:z-index="0">
<draw:image xlink:href="../Images/AРМІЯINFORM/2023-06-12T57-00-00-04-00/353672477_603691621943920_2350497746429054123_n.jpg" xlink:type="simple" xlink:show="embed" xlink:actuate="onLoad" draw:mime-type="image/jpeg"/>
</draw:frame>
在他的Facebook页面上，武装部队的总人员发布了一名培训的个人机械化机组人员的照片。</text:p>
      <text:p text:style-name="P4">
<text:a xlink:type="simple" xlink:href="https://armyinform.com.ua/wp-content/uploads/2023/06/353054051_603692495277166_4275600072394721636_n.jpg" text:style-name="Internet_20_link" text:visited-style-name="Visited_20_Internet_20_Link">
!(Images/AРМІЯINFORM/2023-06-12T57-00-00-04-00/353054051_603692495277166_4275600072394721636_n-150x150.jpg)</text:a>
</text:p>
      <text:p text:style-name="P4">
<text:a xlink:type="simple" xlink:href="https://armyinform.com.ua/wp-content/uploads/2023/06/353440294_603691585277257_6122596436345969953_n.jpg" text:style-name="Internet_20_link" text:visited-style-name="Visited_20_Internet_20_Link">
<draw:frame draw:style-name="fr1" draw:name="Image274" text:anchor-type="as-char" svg:width="6.9236in" svg:height="6.9236in" draw:z-index="0">
<draw:image xlink:href="../Images/AРМІЯINFORM/2023-06-12T57-00-00-04-00/353440294_603691585277257_6122596436345969953_n-150x150.jpg" xlink:type="simple" xlink:show="embed" xlink:actuate="onLoad" draw:mime-type="image/jpeg"/>
</draw:frame>
</text:a>
</text:p>
      <text:p text:style-name="P4">
<text:a xlink:type="simple" xlink:href="https://armyinform.com.ua/wp-content/uploads/2023/06/353457306_603692528610496_2703959151900363134_n.jpg" text:style-name="Internet_20_link" text:visited-style-name="Visited_20_Internet_20_Link">
<draw:frame draw:style-name="fr1" draw:name="Image275" text:anchor-type="as-char" svg:width="6.9236in" svg:height="6.9236in" draw:z-index="0">
<draw:image xlink:href="../Images/AРМІЯINFORM/2023-06-12T57-00-00-04-00/353457306_603692528610496_2703959151900363134_n-150x150.jpg" xlink:type="simple" xlink:show="embed" xlink:actuate="onLoad" draw:mime-type="image/jpeg"/>
</draw:frame>
</text:a>
</text:p>
      <text:p text:style-name="P4">
<text:a xlink:type="simple" xlink:href="https://armyinform.com.ua/wp-content/uploads/2023/06/353460806_603691521943930_4384873402046649714_n-1-1.jpg" text:style-name="Internet_20_link" text:visited-style-name="Visited_20_Internet_20_Link">
<draw:frame draw:style-name="fr1" draw:name="Image276" text:anchor-type="as-char" svg:width="6.9236in" svg:height="6.9236in" draw:z-index="0">
<draw:image xlink:href="../Images/AРМІЯINFORM/2023-06-12T57-00-00-04-00/353460806_603691521943930_4384873402046649714_n-1-1-150x150.jpg" xlink:type="simple" xlink:show="embed" xlink:actuate="onLoad" draw:mime-type="image/jpeg"/>
</draw:frame>
</text:a>
</text:p>
      <text:p text:style-name="P4">
<text:a xlink:type="simple" xlink:href="https://armyinform.com.ua/wp-content/uploads/2023/06/353619376_603692478610501_8483748567741595458_n.jpg" text:style-name="Internet_20_link" text:visited-style-name="Visited_20_Internet_20_Link">
<draw:frame draw:style-name="fr1" draw:name="Image277" text:anchor-type="as-char" svg:width="6.9236in" svg:height="6.9236in" draw:z-index="0">
<draw:image xlink:href="../Images/AРМІЯINFORM/2023-06-12T57-00-00-04-00/353619376_603692478610501_8483748567741595458_n-150x150.jpg" xlink:type="simple" xlink:show="embed" xlink:actuate="onLoad" draw:mime-type="image/jpeg"/>
</draw:frame>
</text:a>
</text:p>
      <text:p text:style-name="P4">
<text:a xlink:type="simple" xlink:href="https://armyinform.com.ua/wp-content/uploads/2023/06/353650755_603691678610581_7737994416823421745_n.jpg" text:style-name="Internet_20_link" text:visited-style-name="Visited_20_Internet_20_Link">
<draw:frame draw:style-name="fr1" draw:name="Image278" text:anchor-type="as-char" svg:width="6.9236in" svg:height="6.9236in" draw:z-index="0">
<draw:image xlink:href="../Images/AРМІЯINFORM/2023-06-12T57-00-00-04-00/353650755_603691678610581_7737994416823421745_n-150x150.jpg" xlink:type="simple" xlink:show="embed" xlink:actuate="onLoad" draw:mime-type="image/jpeg"/>
</draw:frame>
</text:a>
</text:p>
      <text:p text:style-name="P4">
<text:a xlink:type="simple" xlink:href="https://armyinform.com.ua/wp-content/uploads/2023/06/353656962_603691655277250_6424189608392379696_n.jpg" text:style-name="Internet_20_link" text:visited-style-name="Visited_20_Internet_20_Link">
<draw:frame draw:style-name="fr1" draw:name="Image279" text:anchor-type="as-char" svg:width="6.9236in" svg:height="6.9236in" draw:z-index="0">
<draw:image xlink:href="../Images/AРМІЯINFORM/2023-06-12T57-00-00-04-00/353656962_603691655277250_6424189608392379696_n-150x150.jpg" xlink:type="simple" xlink:show="embed" xlink:actuate="onLoad" draw:mime-type="image/jpeg"/>
</draw:frame>
</text:a>
“除了通过反空船安装实施实际操作外，除了进行反空运装置的行动外，一个单独的机械旅的军人还从多个培训技能中推导出来，还推导出射击规则的技能地图，绘制消防卡，地标方案，部署，设备和空气监视的工作。</text:p>
      <text:p text:style-name="P4">
我们训练赢得胜利，”消息写道。</text:p>
      <text:p text:style-name="P4">
资料来源：<text:a xlink:type="simple" xlink:href="https://www.facebook.com/GeneralStaff.ua/posts/pfbid0c4YrFU7T7Y7rcie6g9FkLcq5NwcimXtB9YC2gJUd7vjj7HguUFdTHNi57AGvSRwYl" text:style-name="Internet_20_link" text:visited-style-name="Visited_20_Internet_20_Link">
总参谋部</text:a>
</text:p>
      <text:p text:style-name="P4">
News Source: <text:a xlink:type="simple" xlink:href="https://armyinform.com.ua/2023/06/12/genshtab-pokazav-yak-trenuyutsya-voyiny-okremoyi-mehanizovanoyi-brygady/" text:style-name="Internet_20_link" text:visited-style-name="Visited_20_Internet_20_Link">
https://armyinform.com.ua/2023/06/12/genshtab-pokazav-yak-trenuyutsya-voyiny-okremoyi-mehanizovanoyi-brygady/</text:a>
</text:p>
      <!--NEWS-->
      <text:h text:style-name="P10" text:outline-level="1">
<text:span text:style-name="T4">
由于Kakhovskaya水力发电站，有10人被杀死，有42人被认为失踪了</text:span>
</text:h>
      <text:p text:style-name="P4">
作者: ['АРМІЯINFORM']</text:p>
      <text:p text:style-name="P4">
时间: 2023-06-12T58:00:00-04:00</text:p>
      <text:p text:style-name="P4">
描述: 在Somius Day上，Kakhovko Ges的纳斯利德基（Naslidkiv Pisdriva）喜欢纳斯利德基（Naslidkiv）pisdriva，《石头》（Stone）...与乌克兰2022年的战争，与乌克兰的最新新闻，与乌克兰2022年的新闻战争，与乌克兰和俄罗斯的战争，以及乌克兰战争，以及乌克兰战争在乌克兰的乌克兰，这将是不在的，无论在不久的将来是否会与乌克兰进行战争，与乌克兰的战争，今天的乌克兰新闻，乌克兰的乌克兰新闻，乌克兰媒体的俄罗斯人都将在俄罗斯</text:p>
      <text:p text:style-name="P4">
图片: ['<text:a xlink:type="simple" xlink:href="https://armyinform.com.ua/wp-content/uploads/2023/06/photo_5203997347992946218_y.jpg" text:style-name="Internet_20_link" text:visited-style-name="Visited_20_Internet_20_Link">
photo_5203997347992946218_y.jpg</text:a>
']</text:p>
      <text:p text:style-name="P4">
标签: ['STOPRUSSIA', 'АГРЕСІЯ РФ', 'ВТОРГНЕННЯ РФ', 'КАХОВСЬКА ГЕС']</text:p>
      <text:p text:style-name="P4">
类别: News</text:p>
      <!--METADATA-->
      <text:p text:style-name="P4">
<draw:frame draw:style-name="fr1" draw:name="Image280" text:anchor-type="as-char" svg:width="6.9236in" svg:height="4.617987in" draw:z-index="0">
<draw:image xlink:href="../Images/AРМІЯINFORM/2023-06-12T58-00-00-04-00/photo_5203997347992946218_y.jpg" xlink:type="simple" xlink:show="embed" xlink:actuate="onLoad" draw:mime-type="image/jpeg"/>
</draw:frame>
在消除俄罗斯侵略者对卡科夫斯卡亚肝脏侵略者的后果的第七天，从13:00开始，被认为失踪了42人，有102人被杀。</text:p>
      <text:p text:style-name="P4">
关于它<text:a xlink:type="simple" xlink:href="https://t.me/shtab_kakhovska_hes/604" text:style-name="Internet_20_link" text:visited-style-name="Visited_20_Internet_20_Link">
报告</text:a>
消除卡科夫卡水力发电站的总部。</text:p>
      <text:p text:style-name="P4">
<text:span text:style-name="T4">
在赫尔森地区</text:span>
仍然被洪水<text:span text:style-name="T4">
 46 </text:span>
定居点，包括：32(3801房子) - 在控制领土的控制中，暂时占领。 8人被杀，42人被认为失踪了，其中7人被杀死。</text:p>
      <text:p text:style-name="P4">
<text:span text:style-name="T4">
在尼古拉(Nikolaev)地区</text:span>
洪水<text:span text:style-name="T4">
 31 </text:span>
定居点。 982人被撤离，其中包括167名儿童。 2人被杀。</text:p>
      <text:p text:style-name="P4">
<text:span text:style-name="T4">
在dnipropetrovsk </text:span>
近16.5万个U32定居点的订户中没有供水。 水运输和寻找其稳定供应的选择仍在继续。</text:p>
      <text:p text:style-name="P4">
赫森地区的居民向警方介绍了洪水泛滥的个人财产。 记录在1927年的申请中。</text:p>
      <text:p text:style-name="P4">
News Source: <text:a xlink:type="simple" xlink:href="https://armyinform.com.ua/2023/06/12/vnaslidok-pidryvu-kahovskoyi-ges-zagynulo-10-osib-42-osoby-vvazhayutsya-znyklymy-bezvisty/" text:style-name="Internet_20_link" text:visited-style-name="Visited_20_Internet_20_Link">
https://armyinform.com.ua/2023/06/12/vnaslidok-pidryvu-kahovskoyi-ges-zagynulo-10-osib-42-osoby-vvazhayutsya-znyklymy-bezvisty/</text:a>
</text:p>
      <!--NEWS-->
      <text:h text:style-name="P10" text:outline-level="1">
<text:span text:style-name="T4">
在占领者中，医院缺乏重伤的位置，死亡率很高</text:span>
</text:h>
      <text:p text:style-name="P4">
作者: ['АРМІЯINFORM']</text:p>
      <text:p text:style-name="P4">
时间: 2023-06-12T59:00:00-04:00</text:p>
      <text:p text:style-name="P4">
描述: 关于TSE在Facebook，ZSU的总参谋部。 然而，奥斯滕尼·蒂兹尼亚（Ostenny Tizhnya）在与乌克兰2022年的战争，与乌克兰的最新新闻，与乌克兰的新闻战争，与乌克兰2022年的新闻战争，今天的最后一场战争，乌克兰和俄罗斯之间的战争，以及与乌克兰与乌克兰战争之间的战争2022年，是否会有，是否会在不久的将来是与乌克兰的战争，这是与乌克兰的战争，今天的乌克兰新闻，乌克兰新闻，乌克兰媒体在俄罗斯的乌克兰新闻</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text:p>
      <text:p text:style-name="P4">
类别: News</text:p>
      <!--METADATA-->
      <text:p text:style-name="P4">
<draw:frame draw:style-name="fr1" draw:name="Image281" text:anchor-type="as-char" svg:width="6.9236in" svg:height="4.615733in" draw:z-index="0">
<draw:image xlink:href="../Images/AРМІЯINFORM/2023-06-12T59-00-00-04-00/poraneni-okupan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vbHWxhZPmVm1hNesDV15sQKwSG8HtfqYdmh2oDqGHy1VrArcvsBkCX7J9yZZN4z4l" text:style-name="Internet_20_link" text:visited-style-name="Visited_20_Internet_20_Link">
报告</text:a>
武装部队的总人员。</text:p>
      <text:p text:style-name="P4">
在上周，俄罗斯入侵者在巴赫穆特方向遭受了巨大损失。 因此，只有在波斯蒂夫卡地区的罗斯托夫地区的军事医院，每天有50多名入侵者到达严重伤口。 该医院溢出了，由于缺乏足够数量的医务人员，严重受伤的死亡率很高。</text:p>
      <text:p text:style-name="P4">
News Source: <text:a xlink:type="simple" xlink:href="https://armyinform.com.ua/2023/06/12/u-gospitalyah-okupantiv-brakuye-misczya-ta-velyki-pokaznyky-smertnosti-sered-vazhkoporanenyh/" text:style-name="Internet_20_link" text:visited-style-name="Visited_20_Internet_20_Link">
https://armyinform.com.ua/2023/06/12/u-gospitalyah-okupantiv-brakuye-misczya-ta-velyki-pokaznyky-smertnosti-sered-vazhkoporanenyh/</text:a>
</text:p>
      <!--NEWS-->
      <text:h text:style-name="P10" text:outline-level="1">
<text:span text:style-name="T4">
联合国国际法院的Zolotaryova：我们这一边的真相</text:span>
</text:h>
      <text:p text:style-name="P4">
作者: Ukrinform (Person)</text:p>
      <text:p text:style-name="P4">
出版商: Укринформ (Organization)</text:p>
      <text:p text:style-name="P4">
出版时间: 2023-06-12T5:19:00+03:00</text:p>
      <text:p text:style-name="P4">
修改时间: 2023-06-12T22:19:00+03:00</text:p>
      <text:p text:style-name="P4">
描述: 在乌克兰国际法院在联合国国际法院发表讲话后，乌克兰奥克萨纳·佐洛塔雷瓦（Oksana Zolotareva）外交部国际法局长强调，不仅事实和乌克兰方面的事实和事实，而且是事实。  - 乌克林。</text:p>
      <text:p text:style-name="P4">
图片: ['<text:a xlink:type="simple" xlink:href="https://static.ukrinform.com/photos/2023_06/thumb_files/630_360_1686597303-652.jpg" text:style-name="Internet_20_link" text:visited-style-name="Visited_20_Internet_20_Link">
630_360_16865...</text:a>
', '<text:a xlink:type="simple" xlink:href="https://static.ukrinform.com/photos/2023_06/1686597401-646.jpg" text:style-name="Internet_20_link" text:visited-style-name="Visited_20_Internet_20_Link">
1686597401-64...</text:a>
']</text:p>
      <text:p text:style-name="P4">
标签: ['Україна', 'Міжнародний суд ООН', 'Росія', 'Воєнні злочини']</text:p>
      <text:p text:style-name="P4">
类型: Article</text:p>
      <!--METADATA-->
      <text:p text:style-name="P4">
<draw:frame draw:style-name="fr1" draw:name="Image282" text:anchor-type="as-char" svg:width="6.9236in" svg:height="3.956343in" draw:z-index="0">
<draw:image xlink:href="../Images/yкринформ/2023-06-12T5-19-00-03-00/630_360_1686597303-652.jpg" xlink:type="simple" xlink:show="embed" xlink:actuate="onLoad" draw:mime-type="image/jpeg"/>
</draw:frame>
联合国内部事务部国际法部主任Oksana Zolotareva强调，不仅事实和权利，而且是乌克兰方面的权利，而且是事实。</text:p>
      <text:p text:style-name="P4">
她在对乌克林福姆Vgaaz通讯员的独家评论中说。</text:p>
      <text:p text:style-name="P4">
<draw:frame draw:style-name="fr1" draw:name="Image283" text:anchor-type="as-char" svg:width="6.9236in" svg:height="4.615733in" draw:z-index="0">
<draw:image xlink:href="../Images/yкринформ/2023-06-12T5-19-00-03-00/1686597401-646.jpg" xlink:type="simple" xlink:show="embed" xlink:actuate="onLoad" draw:mime-type="image/jpeg"/>
</draw:frame>
<text:span text:style-name="T5">
foto：irnadrabok</text:span>
</text:p>
      <text:p text:style-name="P4">
“法官生活在现代世界中，我们希望他们能看到一切。 乌克兰的真实一面，不仅是事实和法律，而且是事实。 由于我们不从法院躲藏，我们完全开放，我们提供了多种信息，我认为这不仅是电线的优势之一，而且总的来说是我们的优势之一，” Zolotareva说。</text:p>
      <text:p text:style-name="P4">
值得注意的是，今天，2023年6月12日，乌克兰在法庭上说一句话。</text:p>
      <text:p text:style-name="P4">
<text:span text:style-name="T4">
另请阅读：</text:span>
 <text:a xlink:type="simple" xlink:href="https://www.ukrinform.ua/rubric-polytics/3721996-ukraina-u-miznarodnomu-sudi-oon-e-vsi-fakti-abi-pritagnuti-rosiu-do-vidpovidalnosti.html" text:style-name="Internet_20_link" text:visited-style-name="Visited_20_Internet_20_Link">
乌克兰国际法院<text:span text:style-name="T4">
 un </text:span>
：有所有的事实可以放弃俄罗斯司法公正</text:a>
2018年6月12日，乌克兰向[联合国国际法院]提交了备忘录(https://www.ukrinform.ua/tag-miznarodnij-sud-oon)，其中记录了俄罗斯联邦对国际法的严重违反。</text:p>
      <text:p text:style-name="P4">
备忘录以及许多证据证明，俄罗斯联邦已监管《打击恐怖主义融资的国际公约》(“恐怖主义融资大会”)以及关于消除所有格式歧视的惯例。</text:p>
      <text:p text:style-name="P4">
“从我们开始认真准备这些听证会的那一刻起，我们就失去了几天的成绩。 谢谢您提醒我们，这一天给了备忘录。</text:p>
      <text:p text:style-name="P4">
正如乌克林福姆(Ukrinform)报道的那样，在6月，联合国国际法院在俄罗斯违反了对恐怖主义打击恐怖主义和禁止各种形式的种族歧视的公约的情况下进行宣传。</text:p>
      <text:p text:style-name="P4">
<text:span text:style-name="T4">
另请阅读：</text:span>
 <text:a xlink:type="simple" xlink:href="https://www.ukrinform.ua/rubric-polytics/3721978-ukraina-u-gaazi-rosia-prodovzue-ignoruvati-dva-nakazi-miznarodnogo-sudu-oon.html" text:style-name="Internet_20_link" text:visited-style-name="Visited_20_Internet_20_Link">
海牙乌克兰：俄罗斯继续忽略两个国际法院<text:span text:style-name="T4">
 un </text:span>
</text:a>
各方有两轮演讲：6月6日至12日是乌克兰的法律团队，6月8日至14日 - 俄罗斯。2017年1月16日，乌克兰针对国际法院提起诉讼，反对俄罗斯违反《禁止筹款恐怖主义和种族歧视公约》的公约。 俄罗斯的指控包括：通过非法武装部队提供武器和其他援助； MH-17航班的马里兹航空公司； 解雇住宅区Markiupol和Kramatorsk； 销毁平民客车和沃诺瓦卡； 在哈尔基夫举行的和平会议上爆炸； 歧视乌克兰和克里米亚塔塔尔社区； 禁止Majlisukhrim Tatar人民的活动； 失踪，谋杀，未经授权的搜查，拘留的浪潮； 教学乌克兰和克里米亚塔塔尔语言的限制。</text:p>
      <text:p text:style-name="P4">
News Source: <text:a xlink:type="simple" xlink:href="https://www.ukrinform.ua/rubric-polytics/3722013-zolotarova-u-miznarodnomu-sudi-oon-pravda-na-nasij-storoni.html" text:style-name="Internet_20_link" text:visited-style-name="Visited_20_Internet_20_Link">
https://www.ukrinform.ua/rubric-polytics/3722013-zolotarova-u-miznarodnomu-sudi-oon-pravda-na-nasij-storoni.html</text:a>
</text:p>
      <!--NEWS-->
      <text:h text:style-name="P10" text:outline-level="1">
<text:span text:style-name="T4">
几乎不可能对基辅水电站造成严重损害 - 亚历山大·帕夫林</text:span>
</text:h>
      <text:p text:style-name="P4">
作者: ['Антон Печерський']</text:p>
      <text:p text:style-name="P4">
时间: 2023-06-12T60:00:00-04:00</text:p>
      <text:p text:style-name="P4">
描述: Prips，Sho Rosiyski对Efira Bazhannya pisdirvati的邮政 -  Vyslovlyuit的宣传...与乌克兰2022年的战争，与乌克兰的最新新闻，与乌克兰的新闻，与乌克兰2022年的新闻战争，今天乌克兰和俄罗斯和俄罗斯和俄罗斯和俄罗斯之间的战争将会发生，与乌克兰与乌克兰的战争将是不可行</text:p>
      <text:p text:style-name="P4">
图片: ['<text:a xlink:type="simple" xlink:href="https://armyinform.com.ua/wp-content/uploads/2023/06/kyyivska_ges-scaled.jpg" text:style-name="Internet_20_link" text:visited-style-name="Visited_20_Internet_20_Link">
kyyivska_ges-scaled.jpg</text:a>
']</text:p>
      <text:p text:style-name="P4">
标签: ['ВТОРГНЕННЯ РФ', 'ЄДИНІ НОВИНИ', 'КИЇВСЬКА ГЕС', 'ОЛЕКСАНДР ПАВЛЮК']</text:p>
      <text:p text:style-name="P4">
类别: News</text:p>
      <!--METADATA-->
      <text:p text:style-name="P4">
<draw:frame draw:style-name="fr1" draw:name="Image284" text:anchor-type="as-char" svg:width="6.9236in" svg:height="3.888755in" draw:z-index="0">
<draw:image xlink:href="../Images/AРМІЯINFORM/2023-06-12T60-00-00-04-00/kyyivska_ges-scaled.jpg" xlink:type="simple" xlink:show="embed" xlink:actuate="onLoad" draw:mime-type="image/jpeg"/>
</draw:frame>
尽管俄罗斯宣传家在空中不断地表达破坏基辅水电站大坝的愿望，但几乎不可能这样做。</text:p>
      <text:p text:style-name="P4">
乌克兰中尉的第一任国防部副部长Oleksandr Pavlyuk在Televahorfon [“ EDININOVY”]强调了这一点。(https://youtu.be/T88RnpKNN_s)在接受记者Andriy Tsaplienko的采访中。</text:p>
      <text:p text:style-name="P4">
只有通过炸毁内部，就可以通过俄罗斯人使用卡科夫卡水力发电厂或使用核武器来摧毁基辅水电站的大坝。</text:p>
      <text:p text:style-name="P4">
取而代之的是，不可能用火箭中风对基辅水电站造成严重损害。</text:p>
      <text:p text:style-name="P4">
News Source: <text:a xlink:type="simple" xlink:href="https://armyinform.com.ua/2023/06/12/zavdaty-raketamy-krytychnyh-poshkodzhen-kyyivskij-ges-praktychno-nemozhlyvo-oleksandr-pavlyuk/" text:style-name="Internet_20_link" text:visited-style-name="Visited_20_Internet_20_Link">
https://armyinform.com.ua/2023/06/12/zavdaty-raketamy-krytychnyh-poshkodzhen-kyyivskij-ges-praktychno-nemozhlyvo-oleksandr-pavlyuk/</text:a>
</text:p>
      <!--NEWS-->
      <text:h text:style-name="P10" text:outline-level="1">
<text:span text:style-name="T4">
早上五点，种族主义者再次向赫尔森开火 - 纳塔利亚·汉尼克</text:span>
</text:h>
      <text:p text:style-name="P4">
作者: ['Дмитро Горбунов']</text:p>
      <text:p text:style-name="P4">
时间: 2023-06-12T61:00:00-04:00</text:p>
      <text:p text:style-name="P4">
描述: 关于薄雾的平静，de Triva Humanitar Evakuatsiya，在Efir Talemarathon ...与乌克兰2022年的战争，与乌克兰的最新新闻，今天与乌克兰的新闻战争，与乌克兰2022年的新闻战争，乌克兰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hersonshhyna-praczyuye.jpg" text:style-name="Internet_20_link" text:visited-style-name="Visited_20_Internet_20_Link">
hersonshhyna-praczyuye.jpg</text:a>
']</text:p>
      <text:p text:style-name="P4">
标签: ['ВТОРГНЕННЯ РФ', 'ЄДИНІ НОВИНИ', 'НАТАЛІЯ ГУМЕНЮК', 'ХЕРСОНЩИНА']</text:p>
      <text:p text:style-name="P4">
类别: News</text:p>
      <!--METADATA-->
      <text:p text:style-name="P4">
<draw:frame draw:style-name="fr1" draw:name="Image285" text:anchor-type="as-char" svg:width="6.9236in" svg:height="4.365113in" draw:z-index="0">
<draw:image xlink:href="../Images/AРМІЯINFORM/2023-06-12T61-00-00-04-00/hersonshhyna-praczyuye.jpg" xlink:type="simple" xlink:show="embed" xlink:actuate="onLoad" draw:mime-type="image/jpeg"/>
</draw:frame>
说明性照片</text:p>
      <text:p text:style-name="P4">
关于在民族居民的孕妇中，人道主义疏散的地方的占领<text:a xlink:type="simple" xlink:href="https://www.youtube.com/watch" text:style-name="Internet_20_link" text:visited-style-name="Visited_20_Internet_20_Link">
“统一新闻”</text:a>
统一协调新闻新闻中心国防部队的负责人说，汉eniuk告诉。</text:p>
      <ul>
        <li>
在最后一天，赫尔森地区的炮击数量和右Coastalpip的数量有所减少。 他在昨天和19-晚上向敌人开了9次。 因此，入侵者继续对平民的夜晚恐怖，剥夺了乌克兰人的生活和安息。 不幸的是，尽管敌对的到来减少了，但无法避免受害者。 今天早上五点，赫尔森船再次安排。 指定炮击的效果。 世界社区将对人道主义疏散的敌对行动做出更决定性的反应，”第一级队长说。</li>
      </ul>
      <text:p text:style-name="P4">
她再次强调，经过衰退的水，乌克兰人不应迅速转向他们的房屋。</text:p>
      <ul>
        <li>
每个人都不应该忘记安全措施。 在一堆去除海岸的垃圾中，俄罗斯人可能会留下弹药。 在该水平倒塌之后，只有在SES和地方当局的许可下进入自己家的水才能进入。 过度关注这个问题只会受到伤害，该语言与乌克兰人的生活有关。 相信我，一切都在这方面完成了。</li>
      </ul>
      <text:p text:style-name="P4">
News Source: <text:a xlink:type="simple" xlink:href="https://armyinform.com.ua/2023/06/12/o-pyatij-ranku-rashysty-znovu-obstrilyaly-herson-nataliya-gumenyuk/" text:style-name="Internet_20_link" text:visited-style-name="Visited_20_Internet_20_Link">
https://armyinform.com.ua/2023/06/12/o-pyatij-ranku-rashysty-znovu-obstrilyaly-herson-nataliya-gumenyuk/</text:a>
</text:p>
      <!--NEWS-->
      <text:h text:style-name="P10" text:outline-level="1">
<text:span text:style-name="T4">
空中辩护人2023：德国在北约航空训练史上最大</text:span>
</text:h>
      <text:p text:style-name="P4">
作者: ['АРМІЯINFORM']</text:p>
      <text:p text:style-name="P4">
时间: 2023-06-12T62:00:00-04:00</text:p>
      <text:p text:style-name="P4">
描述: Sogodnis，12个蠕虫，开始Bagatonatnatni Air Defender 2023 PID ...与乌克兰2022年的战争，与乌克兰的最新新闻战争，与乌克兰2022年的新闻战争是今天的最后一次战争，乌克兰和俄罗斯之间的战争将是一场战争与乌克兰的战争将是不久的</text:p>
      <text:p text:style-name="P4">
图片: ['<text:a xlink:type="simple" xlink:href="https://armyinform.com.ua/wp-content/uploads/2023/06/snymok-эkrana-478-e1686556244203.png" text:style-name="Internet_20_link" text:visited-style-name="Visited_20_Internet_20_Link">
snymok-эkrana-478-e1686556244203.png</text:a>
', '<text:a xlink:type="simple" xlink:href="https://armyinform.com.ua/wp-content/uploads/2023/06/snymok-эkrana-477-e1686556177614.png" text:style-name="Internet_20_link" text:visited-style-name="Visited_20_Internet_20_Link">
snymok-эkrana-477-e1686556177614.png</text:a>
']</text:p>
      <text:p text:style-name="P4">
标签: ['AIR DEFENDER 2023', 'НАТО']</text:p>
      <text:p text:style-name="P4">
类别: News</text:p>
      <!--METADATA-->
      <text:p text:style-name="P4">
<draw:frame draw:style-name="fr1" draw:name="Image286" text:anchor-type="as-char" svg:width="6.9236in" svg:height="3.880744in" draw:z-index="0">
<draw:image xlink:href="../Images/AРМІЯINFORM/2023-06-12T62-00-00-04-00/snymok-эkrana-478-e1686556244203.png" xlink:type="simple" xlink:show="embed" xlink:actuate="onLoad" draw:mime-type="image/png"/>
</draw:frame>
今天，6月12日，在德国的领导下，空中辩护人2023跨国练习开始。 这些练习是北约历史上空军最大的部署。</text:p>
      <text:p text:style-name="P4">
如<text:a xlink:type="simple" xlink:href="https://ac.nato.int/archive/2023/AD23-begins" text:style-name="Internet_20_link" text:visited-style-name="Visited_20_Internet_20_Link">
消息</text:a>
北约空军司令部将持续到6月23日。</text:p>
      <text:p text:style-name="P4">
大规模练习包括来自25个国家和北约的近10,000架250架飞机。 他们计划与联盟空军和合作伙伴一起制定空中运营。 重点是优化和扩展参与国家之间的合作。 ****</text:p>
      <text:p text:style-name="P4">
德国指挥官Ingo Herhartz中将说：“多亏了Air Defender 23训练，我们在Strantsatlantic历史上打开了一个新页面。”</text:p>
      <text:p text:style-name="P4">
<draw:frame draw:style-name="fr1" draw:name="Image287" text:anchor-type="as-char" svg:width="6.9236in" svg:height="3.521207in" draw:z-index="0">
<draw:image xlink:href="../Images/AРМІЯINFORM/2023-06-12T62-00-00-04-00/snymok-эkrana-477-e1686556177614.png" xlink:type="simple" xlink:show="embed" xlink:actuate="onLoad" draw:mime-type="image/png"/>
</draw:frame>
几乎所有的演习都计划在德国，尤其是在下萨克森，巴伐利亚和施莱斯祖母 - 戈尔斯坦的气氛中。</text:p>
      <text:p text:style-name="P4">
据德国中尉赫哈特中尉说，计划，组织和指挥2023年空中辩护人，他回应在全球安全领域承担更多责任的呼吁。</text:p>
      <text:p text:style-name="P4">
News Source: <text:a xlink:type="simple" xlink:href="https://armyinform.com.ua/2023/06/12/air-defender-2023-u-nimechchyni-startuyut-najbilshi-v-istoriyi-nato-navchannya-aviacziyi/" text:style-name="Internet_20_link" text:visited-style-name="Visited_20_Internet_20_Link">
https://armyinform.com.ua/2023/06/12/air-defender-2023-u-nimechchyni-startuyut-najbilshi-v-istoriyi-nato-navchannya-aviacziyi/</text:a>
</text:p>
      <!--NEWS-->
      <text:h text:style-name="P10" text:outline-level="1">
<text:span text:style-name="T4">
在乌克兰沉默的时刻</text:span>
</text:h>
      <text:p text:style-name="P4">
作者: ['АРМІЯINFORM']</text:p>
      <text:p text:style-name="P4">
时间: 2023-06-12T6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88" text:anchor-type="as-char" svg:width="6.9236in" svg:height="3.895992in" draw:z-index="0">
<draw:image xlink:href="../Images/AРМІЯINFORM/2023-06-12T63-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12/v-ukrayini-hvylyna-movchannya/" text:style-name="Internet_20_link" text:visited-style-name="Visited_20_Internet_20_Link">
https://armyinform.com.ua/2023/06/12/v-ukrayini-hvylyna-movchannya/</text:a>
</text:p>
      <!--NEWS-->
      <text:h text:style-name="P10" text:outline-level="1">
<text:span text:style-name="T4">
自从大规模入侵俄罗斯囚禁以来，已经释放了2526名乌克兰人 - 总统</text:span>
</text:h>
      <text:p text:style-name="P4">
作者: ['АРМІЯINFORM']</text:p>
      <text:p text:style-name="P4">
时间: 2023-06-12T64:00:00-04:00</text:p>
      <text:p text:style-name="P4">
描述: 在Pysl 24凶猛的迷你Roku时他妈的，2526乌克兰人Tu乌克兰人被扭转了……与乌克兰2022年战争，与乌克兰的最新新闻，今天与乌克兰的新闻战争，今天与乌克兰2022年最后一次战争，乌克兰和乌克兰之间会发生战争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1686498603-7876.jpg" text:style-name="Internet_20_link" text:visited-style-name="Visited_20_Internet_20_Link">
1686498603-7876.jpg</text:a>
']</text:p>
      <text:p text:style-name="P4">
标签: ['ОБМІН ПОЛОНЕНИМИ', 'ПРЕЗИДЕНТ УКРАЇНИ']</text:p>
      <text:p text:style-name="P4">
类别: News</text:p>
      <!--METADATA-->
      <text:p text:style-name="P4">
<draw:frame draw:style-name="fr1" draw:name="Image289" text:anchor-type="as-char" svg:width="6.9236in" svg:height="4.304171in" draw:z-index="0">
<draw:image xlink:href="../Images/AРМІЯINFORM/2023-06-12T64-00-00-04-00/1686498603-7876.jpg" xlink:type="simple" xlink:show="embed" xlink:actuate="onLoad" draw:mime-type="image/jpeg"/>
</draw:frame>
去年2月24日，总共有2526名乌克兰人已经返回。 昨天，特别是我们<text:a xlink:type="simple" xlink:href="https://armyinform.com.ua/2023/06/11/z-polonu-povernulys-shhe-95-ukrayincziv/" text:style-name="Internet_20_link" text:visited-style-name="Visited_20_Internet_20_Link">
返回</text:a>
我们有95个男孩，我们的勇士被囚禁。</text:p>
      <text:p text:style-name="P4">
乌克兰Volodymyr Zelenskyy的总裁<text:a xlink:type="simple" xlink:href="https://t.me/V_Zelenskiy_official/6558" text:style-name="Internet_20_link" text:visited-style-name="Visited_20_Internet_20_Link">
写</text:a>
在他的电报频道中。</text:p>
      <text:p text:style-name="P4">
“每当我们从俄罗斯被囚禁中返回我们的人民时，我们都会记得专业目标：我们将不会留下自己的敌人，”国家负责人宣布。</text:p>
      <text:p text:style-name="P4">
Volodymyr Zelenskyy感谢参与交流的每个人。</text:p>
      <text:p text:style-name="P4">
“感谢每个为乌克兰提供我们人民解放的交换基金的战士!我们记得每个人，每个人都在寻找，我们都必须回来。 让我们转!” 他说。</text:p>
      <text:p text:style-name="P4">
News Source: <text:a xlink:type="simple" xlink:href="https://armyinform.com.ua/2023/06/12/z-pochatku-shyrokomasshtabnogo-vtorgnennya-z-rosijskogo-polonu-zvilneno-2526-ukrayincziv-prezydent/" text:style-name="Internet_20_link" text:visited-style-name="Visited_20_Internet_20_Link">
https://armyinform.com.ua/2023/06/12/z-pochatku-shyrokomasshtabnogo-vtorgnennya-z-rosijskogo-polonu-zvilneno-2526-ukrayincziv-prezydent/</text:a>
</text:p>
      <!--NEWS-->
      <text:h text:style-name="P10" text:outline-level="1">
<text:span text:style-name="T4">
Kakhovskaya水力发电站：疏散了Kherson和Mykolaiv地区的3 704个居民</text:span>
</text:h>
      <text:p text:style-name="P4">
作者: ['АРМІЯINFORM']</text:p>
      <text:p text:style-name="P4">
时间: 2023-06-12T65:00:00-04:00</text:p>
      <text:p text:style-name="P4">
描述: Z Khersonshchini，Mikolavshchini 3,704个人被撤离。 关于……与乌克兰2022年战争的总部仪式，与乌克兰的战争是今天的最新消息，与乌克兰2022年的新闻战是今天的最后一场新闻，乌克兰和俄罗斯之间以及何时何时会发生战争，与乌克兰的战争将是，将会发生，这将是不久的将来与乌克兰的战争是否说，今天与乌克兰的战争，今天的乌克兰新闻，乌克兰新闻，乌克兰媒体的乌克兰新闻</text:p>
      <text:p text:style-name="P4">
图片: ['<text:a xlink:type="simple" xlink:href="https://armyinform.com.ua/wp-content/uploads/2023/06/photo_5204226175260542673_y.jpg" text:style-name="Internet_20_link" text:visited-style-name="Visited_20_Internet_20_Link">
photo_5204226175260542673_y.jpg</text:a>
']</text:p>
      <text:p text:style-name="P4">
标签: ['ЕВАКУАЦІЯ', 'КАХОВСЬКА ГЕС', 'КАХОВСЬКА ГЕС/ШТАБ INFO']</text:p>
      <text:p text:style-name="P4">
类别: News</text:p>
      <!--METADATA-->
      <text:p text:style-name="P4">
<draw:frame draw:style-name="fr1" draw:name="Image290" text:anchor-type="as-char" svg:width="6.9236in" svg:height="4.617987in" draw:z-index="0">
<draw:image xlink:href="../Images/AРМІЯINFORM/2023-06-12T65-00-00-04-00/photo_5204226175260542673_y.jpg" xlink:type="simple" xlink:show="embed" xlink:actuate="onLoad" draw:mime-type="image/jpeg"/>
</draw:frame>
3 704人已经从Kherson和Mykolaiv地区撤离。</text:p>
      <text:p text:style-name="P4">
关于它<text:a xlink:type="simple" xlink:href="https://t.me/shtab_kakhovska_hes/563" text:style-name="Internet_20_link" text:visited-style-name="Visited_20_Internet_20_Link">
报告</text:a>
俄罗斯恐怖分子消除了卡科夫斯卡亚水力发电站的总部。</text:p>
      <text:p text:style-name="P4">
根据霍森地区疏散措施的结果，救出了2722人，有205名儿童，76名低型驾驶公民被救出。 还有5人死亡。</text:p>
      <text:p text:style-name="P4">
在Mykolaiv地区，撤离了982人，其中167人被撤离。 两个人被杀。</text:p>
      <text:p text:style-name="P4">
总部报告说，今天没有记录抢劫案件。</text:p>
      <text:p text:style-name="P4">
“我们将在每个房屋中抽水，以便尽快的天然气服务工人可以恢复不敏感地区的可行性的通信，”  - 总结乌克兰乌克兰·伊戈尔克利果(Igorklimenko)的内部事务部长。</text:p>
      <text:p text:style-name="P4">
News Source: <text:a xlink:type="simple" xlink:href="https://armyinform.com.ua/2023/06/12/pidryv-kahovskoyi-ges-evakujovano-3-704-zhyteliv-hersonshhyny-ta-mykolayivshhyny/" text:style-name="Internet_20_link" text:visited-style-name="Visited_20_Internet_20_Link">
https://armyinform.com.ua/2023/06/12/pidryv-kahovskoyi-ges-evakujovano-3-704-zhyteliv-hersonshhyny-ta-mykolayivshhyny/</text:a>
</text:p>
      <!--NEWS-->
      <text:h text:style-name="P10" text:outline-level="1">
<text:span text:style-name="T4">
乌克兰的三分之一可能受到矿山的污染-Alexander Pavlyuk</text:span>
</text:h>
      <text:p text:style-name="P4">
作者: ['Антон Печерський']</text:p>
      <text:p text:style-name="P4">
时间: 2023-06-12T66:00:00-04:00</text:p>
      <text:p text:style-name="P4">
描述: Blizko 174 Tis。 平方英尺 KM Teritorsky Potartziyno被Miny涂抹...与乌克兰2022年的战争，与乌克兰与乌克兰的最新新闻战争，与乌克兰的新闻战争，乌克兰2022年的新闻战争，今天将在乌克兰和俄罗斯之间发生战争，何时与乌克兰与乌克兰将在他们说，或者是在2022年，他们是否会在不久的将来与乌克兰战争，他们说，与乌克兰的战争，今天的乌克兰新闻，乌克兰新闻，乌克兰新闻在俄罗斯的乌克兰媒体</text:p>
      <text:p text:style-name="P4">
图片: ['<text:a xlink:type="simple" xlink:href="https://armyinform.com.ua/wp-content/uploads/2023/03/nebezpechno-miny.jpg" text:style-name="Internet_20_link" text:visited-style-name="Visited_20_Internet_20_Link">
nebezpechno-miny.jpg</text:a>
']</text:p>
      <text:p text:style-name="P4">
标签: ['ОЛЕКСАНДР ПАВЛЮК']</text:p>
      <text:p text:style-name="P4">
类别: News</text:p>
      <!--METADATA-->
      <text:p text:style-name="P4">
<draw:frame draw:style-name="fr1" draw:name="Image291" text:anchor-type="as-char" svg:width="6.9236in" svg:height="4.619339in" draw:z-index="0">
<draw:image xlink:href="../Images/AРМІЯINFORM/2023-06-12T66-00-00-04-00/nebezpechno-miny.jpg" xlink:type="simple" xlink:show="embed" xlink:actuate="onLoad" draw:mime-type="image/jpeg"/>
</draw:frame>
“危险地。 地雷。” 说明性照片</text:p>
      <text:p text:style-name="P4">
大约17.4千平方米。 由于敌对行动，乌克兰领土领土的KM可能受到Tabuchoce活动矿山的污染。 需求将需要巨大的工作。</text:p>
      <text:p text:style-name="P4">
Telernorphone的乌克兰总将军帕夫林的第一任国防部副部长[“单一新闻”]讲述了这一点。(https://youtu.be/T88RnpKNN_s)在接受记者Andriy Tsaplienko的采访中。</text:p>
      <ul>
        <li>
我们将在正在进行的地方进行大量工作。 因为这是每天都在地面上的数十万弹药。 这是数千个领域，”他说。</li>
      </ul>
      <text:p text:style-name="P4">
为了挖掘乌克兰，乌克兰计划尽可能吸引国际伙伴，但主要重点是自行放置。 为此，制定了一项策略，并形成了8个工程营，最多可挖掘1000个组。</text:p>
      <ul>
        <li>
帕夫洛克强调，拥有自己的sappers可以做到这一点非常重要，他们承诺在最短的时间内做所有事情，以释放乌克兰摆脱战争的所有负面后果。</li>
      </ul>
      <text:p text:style-name="P4">
News Source: <text:a xlink:type="simple" xlink:href="https://armyinform.com.ua/2023/06/12/tretyna-terytoriyi-ukrayiny-potenczijno-zabrudnena-minamy-oleksandr-pavlyuk/" text:style-name="Internet_20_link" text:visited-style-name="Visited_20_Internet_20_Link">
https://armyinform.com.ua/2023/06/12/tretyna-terytoriyi-ukrayiny-potenczijno-zabrudnena-minamy-oleksandr-pavlyuk/</text:a>
</text:p>
      <!--NEWS-->
      <text:h text:style-name="P10" text:outline-level="1">
<text:span text:style-name="T4">
到了晚上，来自炮兵和迫击炮的占领者在Sumy和Chernihiv地区的边界开火</text:span>
</text:h>
      <text:p text:style-name="P4">
作者: ['АРМІЯINFORM']</text:p>
      <text:p text:style-name="P4">
时间: 2023-06-12T67:00:00-04:00</text:p>
      <text:p text:style-name="P4">
描述: Syogodnis，12蠕虫，在9：00 Rosiskis permatoptskiyinis Viskiykhov，与乌克兰2022年的战争，与乌克兰的最新新闻，与乌克兰2022年的新闻战争，乌克兰2022年的新闻战争，乌克兰和俄罗斯与乌克兰的战争最后一次与乌克兰的战争，以及2022年与乌克兰战争，以及2022年战争，战争他们说，是否在不久的将来与乌克兰进行战争</text:p>
      <text:p text:style-name="P4">
图片: ['<text:a xlink:type="simple" xlink:href="https://armyinform.com.ua/wp-content/uploads/2023/01/obstrily-prykordonnya-e1685522829617.jpg" text:style-name="Internet_20_link" text:visited-style-name="Visited_20_Internet_20_Link">
obstrily-prykordonnya-e1685522829617.jpg</text:a>
']</text:p>
      <text:p text:style-name="P4">
标签: ['ОБСТРІЛИ ПРИКОРДОННЯ', 'СУМЩИНА', 'ХАРКІВСЬКИЙ ТРИБУНАЛ', 'ЧЕРНІГІВЩИНА']</text:p>
      <text:p text:style-name="P4">
类别: News</text:p>
      <!--METADATA-->
      <text:p text:style-name="P4">
<draw:frame draw:style-name="fr1" draw:name="Image292" text:anchor-type="as-char" svg:width="6.9236in" svg:height="4.034754in" draw:z-index="0">
<draw:image xlink:href="../Images/AРМІЯINFORM/2023-06-12T67-00-00-04-00/obstrily-prykordonnya-e1685522829617.jpg" xlink:type="simple" xlink:show="embed" xlink:actuate="onLoad" draw:mime-type="image/jpeg"/>
</draw:frame>
说明性照片</text:p>
      <text:p text:style-name="P4">
今天，6月12日，截至9:00，俄罗斯占领部队再次发射了切尼希夫和苏米地区的边境领土。</text:p>
      <text:p text:style-name="P4">
关于它<text:a xlink:type="simple" xlink:href="https://t.me/ok_pivnich1/3154" text:style-name="Internet_20_link" text:visited-style-name="Visited_20_Internet_20_Link">
报告</text:a>
操作命令“北”。</text:p>
      <text:p text:style-name="P4">
从02:30到02:40 <text:span text:style-name="T4">
 3到达</text:span>
，可能成为炮兵，Uda Zarutske。</text:p>
      <text:p text:style-name="P4">
从03:00到03:15 <text:span text:style-name="T4">
 2旅行</text:span>
，可能来自蒂莫诺维奇定居点的炮兵。</text:p>
      <text:p text:style-name="P4">
从02:30到03:10 <text:span text:style-name="T4">
 6教区</text:span>
可能来自炮兵，可能来自Vysyevka定居点。</text:p>
      <text:p text:style-name="P4">
从04:30到04:35 <text:span text:style-name="T4">
 5教区</text:span>
，大概是82毫米。 迫击炮，在定居点村庄中间。</text:p>
      <text:p text:style-name="P4">
从06:00到06:25 <text:span text:style-name="T4">
 10个教区</text:span>
，pre -mortar 120 mm： *!</text:p>
      <text:p text:style-name="P4">
News Source: <text:a xlink:type="simple" xlink:href="https://armyinform.com.ua/2023/06/12/vnochi-okupanty-zi-stvolnoyi-artyleriyi-i-minometiv-obstrilyaly-prykordonnya-sumshhyny-i-chernigivshhyny/" text:style-name="Internet_20_link" text:visited-style-name="Visited_20_Internet_20_Link">
https://armyinform.com.ua/2023/06/12/vnochi-okupanty-zi-stvolnoyi-artyleriyi-i-minometiv-obstrilyaly-prykordonnya-sumshhyny-i-chernigivshhyny/</text:a>
</text:p>
      <!--NEWS-->
      <text:h text:style-name="P10" text:outline-level="1">
<text:span text:style-name="T4">
在使用骨假体进行独特的手术后，军队开始行走</text:span>
</text:h>
      <text:p text:style-name="P4">
作者: ['АРМІЯINFORM']</text:p>
      <text:p text:style-name="P4">
时间: 2023-06-12T68:00:00-04:00</text:p>
      <text:p text:style-name="P4">
描述: Sogodnis，12 Chervnya，Pershe Medichene Odnnannya lviv介绍了Unikale的结果...与乌克兰2022年的战争，与乌克兰的最新新闻，今天与乌克兰2022年的新闻，今天与乌克兰的新闻战争，乌克兰和俄罗斯和俄罗斯和俄罗斯之间以及乌克兰和俄罗斯之间的战争都会，战争，战争，与乌克兰的战争将于2022</text:p>
      <text:p text:style-name="P4">
图片: ['<text:a xlink:type="simple" xlink:href="https://armyinform.com.ua/wp-content/uploads/2023/06/351142537_676747751146111_6744362055126417610_n.jpg" text:style-name="Internet_20_link" text:visited-style-name="Visited_20_Internet_20_Link">
351142537_676747751146111_6744362055126417610_n.jpg</text:a>
']</text:p>
      <text:p text:style-name="P4">
标签: ['МОЗ', 'ОСТЕОІНТЕГРАЦІЙНЕ ПРОТЕЗУВАННЯ', 'ОСТЕОІНТЕГРАЦІЯ']</text:p>
      <text:p text:style-name="P4">
类别: News</text:p>
      <!--METADATA-->
      <text:p text:style-name="P4">
<draw:frame draw:style-name="fr1" draw:name="Image293" text:anchor-type="as-char" svg:width="6.9236in" svg:height="4.59531in" draw:z-index="0">
<draw:image xlink:href="../Images/AРМІЯINFORM/2023-06-12T68-00-00-04-00/351142537_676747751146111_6744362055126417610_n.jpg" xlink:type="simple" xlink:show="embed" xlink:actuate="onLoad" draw:mime-type="image/jpeg"/>
</draw:frame>
今天，6月12日，LVIV的第一家医学协会在乌克兰医学史上介绍了骨整合假肢的结果。在我国举办的第一家患者是一名稳定的后卫，在战争中失去了双脚。</text:p>
      <text:p text:style-name="P4">
关于它<text:a xlink:type="simple" xlink:href="https://www.facebook.com/moz.ukr/posts/pfbid02wJgCUkF5Tf4A21L6xG9q9wnDgzfAJ3ZsHyY8YP8n7Q7VZK8RtrSD7gvCbZUgiwDAl" text:style-name="Internet_20_link" text:visited-style-name="Visited_20_Internet_20_Link">
报告</text:a>
乌克兰卫生部。</text:p>
      <text:p text:style-name="P4">
骨整合是我们国家的最新技术：在手术期间，假体被直接植入骨骼。 愈合和恢复后，人造脚是沉淀的。</text:p>
      <text:p text:style-name="P4">
第一位具有整体假体的患者是57岁的武装部队伊格罗诺夫(Igorkronov)的队长。 一个来自矮人的男人。 他是阿富汗老兵。 在2022年，自愿去乌克兰。 秋季由于在迷你岛上爆炸机器而损失。</text:p>
      <text:p text:style-name="P4">
现在 - 四肢流失六个多月 - 乌克兰战士已经没有轮椅。 洗净并刷牙，站在人造泡沫上，走路，甚至转向汽车。</text:p>
      <text:p text:style-name="P4">
这位坚不可摧的防守者分享了在骨骼的假肢上行走的第一印象：“我变得越来越自信，非常高兴。 下一个 - 社会化，工作，战线的协助。 因为战争还没有结束。 许多人已经结束真是令人沮丧。 而且您需要长时间玩并获得护理!”。</text:p>
      <text:p text:style-name="P4">
目前，伊戈尔·克鲁普诺瓦(Igor Krupnova)的康复正在进行中，他每天都从事物理治疗师。</text:p>
      <text:p text:style-name="P4">
应该注意的是，这项最近的技术有其限制：</text:p>
      <text:p text:style-name="P4">
<text:span text:style-name="T5">
不建议过度跑步和跳跃，因为骨折的风险很高； </text:span>
应避免激活可以增加感染的风险。 例如，在游泳池，湖泊，池塘中洗澡； *在暴露不当的假体轴的情况下，可能会发生疼痛和其他并发症。</text:p>
      <text:p text:style-name="P4">
回想一下，今年4月Igor Krupnov <text:a xlink:type="simple" xlink:href="https://armyinform.com.ua/2023/04/18/vijskovyj-stav-pershym-v-ukrayini-komu-implantuvaly-protez-v-kistku/" text:style-name="Internet_20_link" text:visited-style-name="Visited_20_Internet_20_Link">
二手</text:a>
植入物。 乌克兰的第一个成骨与LVIV外科医生一起表演了这个名字的大师 - 澳大利亚骨科医生 - 统治者穆德·穆德里斯(Al Muderis)。</text:p>
      <text:p text:style-name="P4">
News Source: <text:a xlink:type="simple" xlink:href="https://armyinform.com.ua/2023/06/12/pislya-unikalnoyi-operacziyi-iz-vzhyvlennyam-u-kistku-proteza-vijskovyj-pochav-hodyty/" text:style-name="Internet_20_link" text:visited-style-name="Visited_20_Internet_20_Link">
https://armyinform.com.ua/2023/06/12/pislya-unikalnoyi-operacziyi-iz-vzhyvlennyam-u-kistku-proteza-vijskovyj-pochav-hodyty/</text:a>
</text:p>
      <!--NEWS-->
      <text:h text:style-name="P10" text:outline-level="1">
<text:span text:style-name="T4">
Visegrad的四名国防部长在斯洛伐克举行了一次会议，主要主题是对乌克兰的支持</text:span>
</text:h>
      <text:p text:style-name="P4">
作者: ['АРМІЯINFORM']</text:p>
      <text:p text:style-name="P4">
时间: 2023-06-12T69:00:00-04:00</text:p>
      <text:p text:style-name="P4">
描述: Krayan的Mainstrosti防御“ Vishegradsko Four”（V4） - 捷克，Ugorschina，Polish That ...与乌克兰2022年的战争，与乌克兰的最新消息，今天与乌克兰2022年的战争，乌克兰和俄罗斯与俄罗斯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fyz3zrxwyaaunxd-e1686555673383.jpg" text:style-name="Internet_20_link" text:visited-style-name="Visited_20_Internet_20_Link">
fyz3zrxwyaaunxd-e1686555673383.jpg</text:a>
']</text:p>
      <text:p text:style-name="P4">
标签: ['ВИШЕГРАДСЬКА ГРУПА', 'ПІДТРИМКА УКРАЇНИ']</text:p>
      <text:p text:style-name="P4">
类别: News</text:p>
      <!--METADATA-->
      <text:p text:style-name="P4">
<draw:frame draw:style-name="fr1" draw:name="Image294" text:anchor-type="as-char" svg:width="6.9236in" svg:height="5.071537in" draw:z-index="0">
<draw:image xlink:href="../Images/AРМІЯINFORM/2023-06-12T69-00-00-04-00/fyz3zrxwyaaunxd-e1686555673383.jpg" xlink:type="simple" xlink:show="embed" xlink:actuate="onLoad" draw:mime-type="image/jpeg"/>
</draw:frame>
Visegrad四个国家的国防部长(子) - 捷克共和国，匈牙利，斯洛伐克的波兰 - 斯洛伐克市Shirbsky湖的一次会议。</text:p>
      <text:p text:style-name="P4">
关于它<text:a xlink:type="simple" xlink:href="https://twitter.com/MON_GOV_PL/status/1667881161761214465" text:style-name="Internet_20_link" text:visited-style-name="Visited_20_Internet_20_Link">
报告</text:a>
波兰国防部在Twitter上。</text:p>
      <text:p text:style-name="P4">
声明说：“ V4国防部长将讨论俄罗斯对乌克兰的侵略以及北约和欧盟对NAT侵略的反应的变化。”</text:p>
      <text:p text:style-name="P4">
在国防机构主管会议期间，还将讨论进一步参与乌克兰。</text:p>
      <text:p text:style-name="P4">
预计部长们将评估马德里北约峰会在控股和国防领域的实施，并讨论未来的立场<text:a xlink:type="simple" xlink:href="https://armyinform.com.ua/2022/11/09/nastupnyj-samit-nato-vidbudetsya-vlitku-2023-roku-v-lytvi/" text:style-name="Internet_20_link" text:visited-style-name="Visited_20_Internet_20_Link">
sumitunato</text:a>
，将于7月11日至12日在维尔纽斯举行。</text:p>
      <text:p text:style-name="P4">
News Source: <text:a xlink:type="simple" xlink:href="https://armyinform.com.ua/2023/06/12/ministry-oborony-vyshegradskoyi-chetvirky-provodyat-zustrich-u-slovachchyni-sered-golovnyh-tem-pidtrymka-ukrayiny/" text:style-name="Internet_20_link" text:visited-style-name="Visited_20_Internet_20_Link">
https://armyinform.com.ua/2023/06/12/ministry-oborony-vyshegradskoyi-chetvirky-provodyat-zustrich-u-slovachchyni-sered-golovnyh-tem-pidtrymka-ukrayiny/</text:a>
</text:p>
      <!--NEWS-->
      <text:h text:style-name="P10" text:outline-level="1">
<text:span text:style-name="T4">
白宫向乌克兰宣布了新的军事援助计划</text:span>
</text:h>
      <text:p text:style-name="P4">
作者: Ukrinform (Person)</text:p>
      <text:p text:style-name="P4">
出版商: Укринформ (Organization)</text:p>
      <text:p text:style-name="P4">
出版时间: 2023-06-12T6:22:23+03:00</text:p>
      <text:p text:style-name="P4">
修改时间: 2023-06-12T22:22:23+03:00</text:p>
      <text:p text:style-name="P4">
描述: Baiden政府“很快”将从美国总统的权力下宣布将下一个军事援助方案分配给乌克兰的五角大楼储备。  - 乌克林。</text:p>
      <text:p text:style-name="P4">
图片: ['<text:a xlink:type="simple" xlink:href="https://static.ukrinform.com/photos/2023_04/thumb_files/630_360_1682353689-890.jpg" text:style-name="Internet_20_link" text:visited-style-name="Visited_20_Internet_20_Link">
630_360_16823...</text:a>
']</text:p>
      <text:p text:style-name="P4">
标签: ['Білий дім', 'Війна з Росією', 'Контрнаступ']</text:p>
      <text:p text:style-name="P4">
类型: Article</text:p>
      <!--METADATA-->
      <text:p text:style-name="P4">
<draw:frame draw:style-name="fr1" draw:name="Image295" text:anchor-type="as-char" svg:width="6.9236in" svg:height="3.956343in" draw:z-index="0">
<draw:image xlink:href="../Images/yкринформ/2023-06-12T6-22-23-03-00/630_360_1682353689-890.jpg" xlink:type="simple" xlink:show="embed" xlink:actuate="onLoad" draw:mime-type="image/jpeg"/>
</draw:frame>
Baiden的政府“很快”将通过填补美国总统，从可用的五角大楼储备中宣布乌克兰下一个军事援助包的分配。</text:p>
      <text:p text:style-name="P4">
乌克林福姆(Ukrinform)报告了他自己的记者，周一在周一在华盛顿州白宫安全约翰·柯比(John Kirby)的华盛顿协调员约翰·柯比(John Kirby)的一名紧迫地指出。</text:p>
      <text:p text:style-name="P4">
“您已经看到USAI计划中分配了一套援助，该计划在本周末结束了。 我想很快您会看到其他帮助(根据总统大国的说法。)那将给美国提供。”柯比说。</text:p>
      <text:p text:style-name="P4">
<text:span text:style-name="T4">
另请阅读：</text:span>
 <text:a xlink:type="simple" xlink:href="https://www.ukrinform.ua/rubric-ato/3720708-urad-belgii-zakupit-boepripasi-dla-ukraini-na-32-miljoni-zmi.html" text:style-name="Internet_20_link" text:visited-style-name="Visited_20_Internet_20_Link">
比利时政府将以3200万欧元的价格购买乌克兰的弹药 - 媒体</text:a>
他还指出，在华盛顿，他们知道在乌克兰有必要在同一地点进行反性官方行动。</text:p>
      <text:p text:style-name="P4">
白宫代表说：“我们将重点是乌克兰可以在多个方面取得成功。”</text:p>
      <text:p text:style-name="P4">
*!(https://www.ukrinform.ua/rubric-ato/3718504-litva-gotue-novij-paket-dopomogi-ukraini-miljoni-odinic-boepripasiv-i-antidroni.html)正如乌克林福姆报道的那样，上周五<text:a xlink:type="simple" xlink:href="https://www.ukrinform.ua/rubric-ato/3720680-ssa-ogolosili-novij-paket-vijskovoi-dopomogi-ukraini-na-21-milarda.html" text:style-name="Internet_20_link" text:visited-style-name="Visited_20_Internet_20_Link">
美国政府分配乌克兰的国防支持是一件好事</text:a>
总计21亿美元，将资助以限制促进乌克兰安全的倡议(后).</text:p>
      <text:p text:style-name="P4">
News Source: <text:a xlink:type="simple" xlink:href="https://www.ukrinform.ua/rubric-ato/3722014-bilij-dim-anonsuvav-novij-paket-vijskovoi-dopomogi-ukraini.html" text:style-name="Internet_20_link" text:visited-style-name="Visited_20_Internet_20_Link">
https://www.ukrinform.ua/rubric-ato/3722014-bilij-dim-anonsuvav-novij-paket-vijskovoi-dopomogi-ukraini.html</text:a>
</text:p>
      <!--NEWS-->
      <text:h text:style-name="P10" text:outline-level="1">
<text:span text:style-name="T4">
与加拿大的医疗伙伴关系将通过一个新的共同项目传播</text:span>
</text:h>
      <text:p text:style-name="P4">
作者: ['Олександр Тереверко']</text:p>
      <text:p text:style-name="P4">
时间: 2023-06-12T70:00:00-04:00</text:p>
      <text:p text:style-name="P4">
描述: 在猕猴桃中的一个小时集会上，在奇异果米内斯特·加拿大人jastin jastin trudo vidvisdav中心...与乌克兰2022年的战争，与乌克兰与乌克兰的最新新闻，今天与乌克兰的新闻战争，今天与乌克兰2022年上次与乌克兰的新闻战争，乌克兰和俄罗斯之间的战争将会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f1-1.jpg" text:style-name="Internet_20_link" text:visited-style-name="Visited_20_Internet_20_Link">
f1-1.jpg</text:a>
', '<text:a xlink:type="simple" xlink:href="https://armyinform.com.ua/wp-content/uploads/2023/06/f2-2.jpg" text:style-name="Internet_20_link" text:visited-style-name="Visited_20_Internet_20_Link">
f2-2.jpg</text:a>
', '<text:a xlink:type="simple" xlink:href="https://armyinform.com.ua/wp-content/uploads/2023/06/f3-1-150x150.jpg" text:style-name="Internet_20_link" text:visited-style-name="Visited_20_Internet_20_Link">
f3-1-150x150.jpg</text:a>
', '<text:a xlink:type="simple" xlink:href="https://armyinform.com.ua/wp-content/uploads/2023/06/f4-2-150x150.jpg" text:style-name="Internet_20_link" text:visited-style-name="Visited_20_Internet_20_Link">
f4-2-150x150.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296" text:anchor-type="as-char" svg:width="6.9236in" svg:height="4.615733in" draw:z-index="0">
<draw:image xlink:href="../Images/AРМІЯINFORM/2023-06-12T70-00-00-04-00/f1-1.jpg" xlink:type="simple" xlink:show="embed" xlink:actuate="onLoad" draw:mime-type="image/jpeg"/>
</draw:frame>
加拿大总理贾斯汀·特鲁迪亚(Justin Trudeai)在基辅逗留期间，访问了乌克兰安全部Lisova Polyana的心理健康和康复中心，在那里正在恢复受伤的军人。 第一夫人Olena Zelenskaya和Health Viktorlyashko部长在一位高客人的陪同下。</text:p>
      <text:p text:style-name="P4">
加拿大是我国最活跃的合作伙伴之一，在俄罗斯 - 乌克兰战争的艰难月份为乌克兰提供了定期支持。 去年，枫叶国家的国家为乌克兰提供了超过80亿加元的援助。</text:p>
      <text:p text:style-name="P4">
自2015年以来，加拿大武装部队在利维夫地区的Yavoriv垃圾填埋场对乌克兰军队的士兵和官员进行了培训，但在2022年2月上旬，决定将其军事迁移到欧洲其他国家。 早些时候，渥太华宣布，加拿大教师计划在2025年作为Unifieergo行动的一部分留在乌克兰。 自2015年以来，加拿大教师已被教授35,000多名乌克兰士兵，这一过程在英国和波兰正在进行。</text:p>
      <text:p text:style-name="P4">
<draw:frame draw:style-name="fr1" draw:name="Image297" text:anchor-type="as-char" svg:width="6.9236in" svg:height="4.615733in" draw:z-index="0">
<draw:image xlink:href="../Images/AРМІЯINFORM/2023-06-12T70-00-00-04-00/f2-2.jpg" xlink:type="simple" xlink:show="embed" xlink:actuate="onLoad" draw:mime-type="image/jpeg"/>
</draw:frame>
在加拿大总理的森林合力，有可能支持全乌克兰心理健康计划[“泰克？”(https://armyinform.com.ua/2023/05/08/skazhy-chesno-ty-yak/)这也是第一夫人的倡议，通过新的联合项目 - 森林多拉兰人和加拿大中心之间的医疗伙伴关系，专门与PTSD与退伍军人合作。</text:p>
      <text:p text:style-name="P4">
<text:a xlink:type="simple" xlink:href="https://armyinform.com.ua/wp-content/uploads/2023/06/f3-1.jpg" text:style-name="Internet_20_link" text:visited-style-name="Visited_20_Internet_20_Link">
!(Images/AРМІЯINFORM/2023-06-12T70-00-00-04-00/f3-1-150x150.jpg)</text:a>
</text:p>
      <text:p text:style-name="P4">
<text:a xlink:type="simple" xlink:href="https://armyinform.com.ua/wp-content/uploads/2023/06/f4-2.jpg" text:style-name="Internet_20_link" text:visited-style-name="Visited_20_Internet_20_Link">
<draw:frame draw:style-name="fr1" draw:name="Image298" text:anchor-type="as-char" svg:width="6.9236in" svg:height="6.9236in" draw:z-index="0">
<draw:image xlink:href="../Images/AРМІЯINFORM/2023-06-12T70-00-00-04-00/f4-2-150x150.jpg" xlink:type="simple" xlink:show="embed" xlink:actuate="onLoad" draw:mime-type="image/jpeg"/>
</draw:frame>
</text:a>
</text:p>
      <text:p text:style-name="P4">
_foto由森林Polyana Center提供</text:p>
      <text:p text:style-name="P4">
News Source: <text:a xlink:type="simple" xlink:href="https://armyinform.com.ua/2023/06/12/medychne-partnerstvo-z-kanadoyu-poshyryuvatymetsya-cherez-novyj-spilnyj-proyekt/" text:style-name="Internet_20_link" text:visited-style-name="Visited_20_Internet_20_Link">
https://armyinform.com.ua/2023/06/12/medychne-partnerstvo-z-kanadoyu-poshyryuvatymetsya-cherez-novyj-spilnyj-proyekt/</text:a>
</text:p>
      <!--NEWS-->
      <text:h text:style-name="P10" text:outline-level="1">
<text:span text:style-name="T4">
在侧面的巴赫穆特（Bakhmut）方向上，我们的军队从250米到700米，从而移动了敌人-Sergey Cherevaty</text:span>
</text:h>
      <text:p text:style-name="P4">
作者: ['Ігор Березинський']</text:p>
      <text:p text:style-name="P4">
时间: 2023-06-12T71:00:00-04:00</text:p>
      <text:p text:style-name="P4">
描述:  - 在巴赫穆特（Bakhmuts），一个积极主义者 - 一个人是沉没的人，Vorog将是一个反击，...与乌克兰2022的战争，与乌克兰的最新新闻，今天与乌克兰2022年的新闻战争，今天将有一场战争，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2/09/bahmut1.jpg" text:style-name="Internet_20_link" text:visited-style-name="Visited_20_Internet_20_Link">
bahmut1.jpg</text:a>
']</text:p>
      <text:p text:style-name="P4">
标签: ['БАХМУТСЬКИЙ НАПРЯМОК', 'ВТОРГНЕННЯ РФ', 'ЄДИНІ НОВИНИ', 'СЕРГІЙ ЧЕРЕВАТИЙ']</text:p>
      <text:p text:style-name="P4">
类别: News</text:p>
      <!--METADATA-->
      <text:p text:style-name="P4">
<draw:frame draw:style-name="fr1" draw:name="Image299" text:anchor-type="as-char" svg:width="6.9236in" svg:height="3.894525in" draw:z-index="0">
<draw:image xlink:href="../Images/AРМІЯINFORM/2023-06-12T71-00-00-04-00/bahmut1.jpg" xlink:type="simple" xlink:show="embed" xlink:actuate="onLoad" draw:mime-type="image/jpeg"/>
</draw:frame>
说明性照片</text:p>
      <ul>
        <li>
在Bakhmut的方向上，位置战继续，敌人试图参加音乐会，但无济于事。 白天，有3次战斗碰撞，敌人在我们与炮兵阵地中击败的249倍，实现了2架飞机。 我们还继续在有机会的地方进行反击。 在侧面，军方从250米到700米，从而将敌人移动了。 是的，有66名入侵者被摧毁，83人受伤，杀死了3人。与此同时，有2个敌人的2个BMP，2辆着陆车，1个APC，2 Sau“ Nona”，榴弹炮D-30公告的组成被摧毁了。-塞尔盖·奇尔维蒂(Sergei Cherevaty)说，他是东部武装部队武装部队武装部队武装部队武装部队武装部队武装部队武装部队武装部队的武装部队武装部队的发言人。</li>
      </ul>
      <text:p text:style-name="P4">
据该官员说，乌克兰捍卫者使用来自外国伴侣的所有力量和手段对敌人进行了体面的击退。 我们的战士没有比敌人的数字优势，因为他们的精湛技巧，利用他的错误计算。</text:p>
      <ul>
        <li>
目前，他们正在采取旋转措施，我们一定会使用它。 我们知道最好的地形，我们有一些侦察数据，总部更有力地工作。 因此，凭借最小的力量和小手段，我们获得了优势，让一百米的人每天移动，但我们释放了我们的土地。</li>
      </ul>
      <text:p text:style-name="P4">
News Source: <text:a xlink:type="simple" xlink:href="https://armyinform.com.ua/2023/06/12/na-bahmutskomu-napryamku-na-flangah-nashi-vijskovi-projshly-vid-250-do-700-metriv-posunuvshy-tym-samym-voroga-sergij-cherevatyj/" text:style-name="Internet_20_link" text:visited-style-name="Visited_20_Internet_20_Link">
https://armyinform.com.ua/2023/06/12/na-bahmutskomu-napryamku-na-flangah-nashi-vijskovi-projshly-vid-250-do-700-metriv-posunuvshy-tym-samym-voroga-sergij-cherevatyj/</text:a>
</text:p>
      <!--NEWS-->
      <text:h text:style-name="P10" text:outline-level="1">
<text:span text:style-name="T4">
步伐要求俄罗斯联邦遵守乌克兰战俘的国际人道主义法</text:span>
</text:h>
      <text:p text:style-name="P4">
作者: ['АРМІЯINFORM']</text:p>
      <text:p text:style-name="P4">
时间: 2023-06-12T72:00:00-04:00</text:p>
      <text:p text:style-name="P4">
描述: 为了为了єvropi（游行），他们赞扬了与乌克兰2022年与乌克兰战争的战争，这是与乌克兰2022年的新闻战争，他们赞扬了与乌克兰2022年的战争，他们赞扬了与乌克兰2022年的战争的宣战。今天的最后一次是，乌克兰与俄罗斯之间的战争以及2022年的战争，乌克兰是否会在不久的将来与乌克兰发生战争，他们说，与乌克兰的战争，乌克兰的新闻是战争今天，乌克兰新闻在乌克兰媒体的俄罗斯人</text:p>
      <text:p text:style-name="P4">
图片: ['<text:a xlink:type="simple" xlink:href="https://armyinform.com.ua/wp-content/uploads/2023/06/201205352_10161630127352715_6584848968779660857_n.png" text:style-name="Internet_20_link" text:visited-style-name="Visited_20_Internet_20_Link">
201205352_10161630127352715_6584848968779660857_n.png</text:a>
']</text:p>
      <text:p text:style-name="P4">
标签: ['ВІЙНА', 'ВІЙСЬКОВОПОЛОНЕНІ', 'КООРДИНАЦІЙНИЙ ШТАБ З ПИТАНЬ ПОВОДЖЕННЯ З ВІЙСЬКОВОПОЛОНЕНИМИ', 'МІЖНАРОДНЕ ГУМАНІТАРНЕ ПРАВО']</text:p>
      <text:p text:style-name="P4">
类别: News</text:p>
      <!--METADATA-->
      <text:p text:style-name="P4">
<draw:frame draw:style-name="fr1" draw:name="Image300" text:anchor-type="as-char" svg:width="6.9236in" svg:height="4.698157in" draw:z-index="0">
<draw:image xlink:href="../Images/AРМІЯINFORM/2023-06-12T72-00-00-04-00/201205352_10161630127352715_6584848968779660857_n.png" xlink:type="simple" xlink:show="embed" xlink:actuate="onLoad" draw:mime-type="image/png"/>
</draw:frame>
在欧洲议会议会议会(步伐)他们还批准了红十字国际委员会和国际社会的宣布，要求俄罗斯联邦遵守乌克兰战俘国际人道主义法则。</text:p>
      <text:p text:style-name="P4">
关于它<text:a xlink:type="simple" xlink:href="https://t.me/Koord_shtab/1216" text:style-name="Internet_20_link" text:visited-style-name="Visited_20_Internet_20_Link">
报告</text:a>
协调询问战俘的询问总部。</text:p>
      <text:p text:style-name="P4">
尤其是，《速度》宣言特别指出，俄罗斯入侵乌克兰战争非常残酷，俄罗斯违反了所有可能的规范法。</text:p>
      <text:p text:style-name="P4">
“不尊重国际人道主义法，尤其是对封闭的封闭式待遇，是遵守俄罗斯国际法律义务联合会的另一种系统性未能。 侵略者国家正在系统地拒绝红十字国际委员会，以获取战俘。”</text:p>
      <text:p text:style-name="P4">
值得注意的是，除了乌克兰，英国，冰岛，爱沙尼亚，法国，波兰，荷兰，立陶宛和瑞典的代表还签署了书面宣言。</text:p>
      <text:p text:style-name="P4">
所有这些国家呼吁俄罗斯联邦尊重和促进进入红十字国际委员会的机会。</text:p>
      <text:p text:style-name="P4">
“尽管我们感谢红十字国际委员会为获得乌克兰人的努力所做的努力，但目前的谈判策略并未带来必要的结果。 因此，我们敦促红十字国际委员会修改我们的政策 - 义务，动员第三方，毕竟，公开谴责俄罗斯联邦违反俄罗斯国际人道主义法的行为。 签署人说：“当显然沉默不再带来有用时，应该存在客观的限制。”</text:p>
      <text:p text:style-name="P4">
News Source: <text:a xlink:type="simple" xlink:href="https://armyinform.com.ua/2023/06/12/u-parye-vymagayut-vid-rf-dotrymannya-norm-mizhnarodnogo-gumanitarnogo-prava-shhodo-ukrayinskyh-vijskovopolonenyh/" text:style-name="Internet_20_link" text:visited-style-name="Visited_20_Internet_20_Link">
https://armyinform.com.ua/2023/06/12/u-parye-vymagayut-vid-rf-dotrymannya-norm-mizhnarodnogo-gumanitarnogo-prava-shhodo-ukrayinskyh-vijskovopolonenyh/</text:a>
</text:p>
      <!--NEWS-->
      <text:h text:style-name="P10" text:outline-level="1">
<text:span text:style-name="T4">
入侵者炸毁了Zaporozhye地区的水库大坝，洪水泛滥</text:span>
</text:h>
      <text:p text:style-name="P4">
作者: ['АРМІЯINFORM']</text:p>
      <text:p text:style-name="P4">
时间: 2023-06-12T73:00:00-04:00</text:p>
      <text:p text:style-name="P4">
描述: Rosiyski Portanti Piliwali浅水夏季附近的Novodarevka村...与乌克兰2022年的战争，与乌克兰的最新消息，今天与乌克兰的新闻，乌克兰2022年上次与乌克兰的新闻战，乌克兰和俄罗斯之间的战争以及与乌克兰的战争将发生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6/2834162.jpg" text:style-name="Internet_20_link" text:visited-style-name="Visited_20_Internet_20_Link">
2834162.jpg</text:a>
']</text:p>
      <text:p text:style-name="P4">
标签: ['ЗАПОРІЗЬКА ОБЛАСТЬ', 'ЗАТОПЛЕННЯ', 'ПІДРИВ', 'РУЙНУВАННЯ']</text:p>
      <text:p text:style-name="P4">
类别: News</text:p>
      <!--METADATA-->
      <text:p text:style-name="P4">
<draw:frame draw:style-name="fr1" draw:name="Image301" text:anchor-type="as-char" svg:width="6.9236in" svg:height="4.369813in" draw:z-index="0">
<draw:image xlink:href="../Images/AРМІЯINFORM/2023-06-12T73-00-00-04-00/2834162.jpg" xlink:type="simple" xlink:show="embed" xlink:actuate="onLoad" draw:mime-type="image/jpeg"/>
</draw:frame>
俄罗斯入侵者炸毁了Selanovodarivka Pologovsky区附近的小型水库的大坝(暂时占领领土).</text:p>
      <text:p text:style-name="P4">
Про це <text:a xlink:type="simple" xlink:href="https://t.me/militarymediacenter/2201" text:style-name="Internet_20_link" text:visited-style-name="Visited_20_Internet_20_Link">
повідомляє</text:a>
军事媒体中心。</text:p>
      <text:p text:style-name="P4">
根据可用信息，这导致湿云杉左右海岸的泛滥_._</text:p>
      <text:p text:style-name="P4">
“总的来说，在Zaporizhzhia地区使用炮兵，RSSV和战术分析，俄罗斯军队以12个定居点开火。 报告说，由于波罗戈夫斯基地区的诺维斯利夫卡庇护所，一名平民受伤。”</text:p>
      <text:p text:style-name="P4">
News Source: <text:a xlink:type="simple" xlink:href="https://armyinform.com.ua/2023/06/12/okupanty-pidirvaly-dambu-vodoshovyshha-u-zaporizkij-oblasti-ye-zatoplennya/" text:style-name="Internet_20_link" text:visited-style-name="Visited_20_Internet_20_Link">
https://armyinform.com.ua/2023/06/12/okupanty-pidirvaly-dambu-vodoshovyshha-u-zaporizkij-oblasti-ye-zatoplennya/</text:a>
</text:p>
      <!--NEWS-->
      <text:h text:style-name="P10" text:outline-level="1">
<text:span text:style-name="T4">
Pam’ Naza和在乌克兰击败纳粹主义的胜利将于5月8日庆祝：总统签署了法律</text:span>
</text:h>
      <text:p text:style-name="P4">
作者: ['АРМІЯINFORM']</text:p>
      <text:p text:style-name="P4">
时间: 2023-06-12T74:00:00-04:00</text:p>
      <text:p text:style-name="P4">
描述: 乌克兰沃迪米尔·Zelensky Zelensky Pid of Blind 8 Herbalon的法律PID在白天...与乌克兰2022年的战争，与乌克兰与乌克兰的最新新闻，今天与乌克兰2022年的新闻战争，今天将在乌克兰，俄罗斯，俄罗斯，俄罗斯，俄罗斯，俄罗斯，俄罗斯，俄罗斯和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6/6443b2b3a855f-e01dd34-02-55.webp" text:style-name="Internet_20_link" text:visited-style-name="Visited_20_Internet_20_Link">
6443b2b3a855f-e01dd34-02-55.webp</text:a>
']</text:p>
      <text:p text:style-name="P4">
标签: ['8 ТРАВНЯ', 'ВОЛОДИМИР ЗЕЛЕНСЬКИЙ', 'ДЕНЬ ПЕРЕМОГИ НАД НАЦИЗМОМ У ДРУГІЙ СВІТОВІЙ ВІЙНІ', 'ЗАКОН', 'ПРЕЗИДЕНТ УКРАЇНИ']</text:p>
      <text:p text:style-name="P4">
类别: News</text:p>
      <!--METADATA-->
      <text:p text:style-name="P4">
<draw:frame draw:style-name="fr1" draw:name="Image302" text:anchor-type="as-char" svg:width="6.9236in" svg:height="3.994385in" draw:z-index="0">
<draw:image xlink:href="../ConvertedIMGs/AРМІЯINFORM/2023-06-12T74-00-00-04-00/6443b2b3a855f-e01dd34-02-55.png" xlink:type="simple" xlink:show="embed" xlink:actuate="onLoad" draw:mime-type="image/png"/>
</draw:frame>
乌克兰沃迪米尔·泽伦斯基(Ukraine Volodymyr Zelensky)总统已签署了一项法律，该法律在1939  -  1945年第二次世界大战中建立了第八次纪念和击败纳粹主义的法律。</text:p>
      <text:p text:style-name="P4">
关于这个<text:a xlink:type="simple" xlink:href="https://itd.rada.gov.ua/billInfo/Bills/Card/41893" text:style-name="Internet_20_link" text:visited-style-name="Visited_20_Internet_20_Link">
被引用</text:a>
在乌克兰Verkhovna Rada网站上的法律卡中。</text:p>
      <text:p text:style-name="P4">
记忆日的法律和在第二次世界大战中击败纳粹主义的1939  -  1945年(<text:a xlink:type="simple" xlink:href="https://itd.rada.gov.ua/billInfo/Bills/Card/41893" text:style-name="Internet_20_link" text:visited-style-name="Visited_20_Internet_20_Link">
№9278</text:a>
)它设想，纪念和胜利的日子在第二次世界大战1939年至1945年将于5月8日在乌克兰举行庆祝活动。</text:p>
      <text:p text:style-name="P4">
“在欧洲国家，这一胜利每年5月8日在纳粹德国的日托中庆祝 - 纪念第二次战争中堕落的记忆。</text:p>
      <text:p text:style-name="P4">
鉴于上述并为了恢复历史真理，乌克兰是欧洲大家庭的不可分割的部分，应确定1939年第二次世界大战 -  1945年击败纳粹主义的一天文明的民主世界，是第八名。</text:p>
      <text:p text:style-name="P4">
该法律是在官方议会报纸“乌克兰之声”发布的那天生效的。</text:p>
      <text:p text:style-name="P4">
众所周知，5月29日，乌克兰的Verkhovna Rada“在1939年第二次世界大战 -  1945年第二次世界大战中纪念纳粹主义的财政部的那天”。</text:p>
      <text:p text:style-name="P4">
News Source: <text:a xlink:type="simple" xlink:href="https://armyinform.com.ua/2023/06/12/den-pamyati-ta-peremogy-nad-naczyzmom-v-ukrayini-vidznachatymut-8-travnya-prezydent-pidpysav-zakon/" text:style-name="Internet_20_link" text:visited-style-name="Visited_20_Internet_20_Link">
https://armyinform.com.ua/2023/06/12/den-pamyati-ta-peremogy-nad-naczyzmom-v-ukrayini-vidznachatymut-8-travnya-prezydent-pidpysav-zakon/</text:a>
</text:p>
      <!--NEWS-->
      <text:h text:style-name="P10" text:outline-level="1">
<text:span text:style-name="T4">
俄罗斯人正在准备破坏立法级别的卡科夫卡水力发电站 - 亚历山大·帕夫洛克</text:span>
</text:h>
      <text:p text:style-name="P4">
作者: ['Олексій Мазепа']</text:p>
      <text:p text:style-name="P4">
时间: 2023-06-12T75:00:00-04:00</text:p>
      <text:p text:style-name="P4">
描述: 在Pidriva Kakhovo Ges Rasy之前的5天，称赞Rishhennya Shrado错误估计...与乌克兰2022年的战争，与乌克兰的最新新闻，今天与乌克兰的新闻进行战争，今天与乌克兰2022年的新闻战争，乌克兰和俄罗斯之间的战争将与乌克兰和俄罗斯之间发生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1080_600_1683207177-974.jpg" text:style-name="Internet_20_link" text:visited-style-name="Visited_20_Internet_20_Link">
1080_600_1683207177-974.jpg</text:a>
']</text:p>
      <text:p text:style-name="P4">
标签: ['STOPRUSSIA', 'АГРЕСІЯ РФ', 'ВТОРГНЕННЯ РФ', 'КАХОВСЬКА ГЕС', 'ОЛЕКСАНДР ПАВЛЮК']</text:p>
      <text:p text:style-name="P4">
类别: News</text:p>
      <!--METADATA-->
      <text:p text:style-name="P4">
<draw:frame draw:style-name="fr1" draw:name="Image303" text:anchor-type="as-char" svg:width="6.9236in" svg:height="3.846444in" draw:z-index="0">
<draw:image xlink:href="../Images/AРМІЯINFORM/2023-06-12T75-00-00-04-00/1080_600_1683207177-974.jpg" xlink:type="simple" xlink:show="embed" xlink:actuate="onLoad" draw:mime-type="image/jpeg"/>
</draw:frame>
亚历山大·帕夫林(Alexander Pavlyuk)。 照片：乌克林福姆</text:p>
      <text:p text:style-name="P4">
俄罗斯政府在Kakhovskaya之前的5天就决定了在水体上未发现技术灾难的决定。</text:p>
      <text:p text:style-name="P4">
这是乌克兰中尉的第一位副部长Oleksandrpavlyuk <text:a xlink:type="simple" xlink:href="https://www.youtube.com/watch" text:style-name="Internet_20_link" text:visited-style-name="Visited_20_Internet_20_Link">
告诉</text:a>
在Ethristen。</text:p>
      <ul>
        <li>
我们认为这是爆炸的准备，也是“掩盖狗”的努力。 我们的情报看到了敌人某些单位的运动，但我们无法对待他们，因为车站完全在俄罗斯的控制之下，苏联中尉亚历山大·帕夫林(Alexander Pavlyuk)中尉。</li>
      </ul>
      <text:p text:style-name="P4">
News Source: <text:a xlink:type="simple" xlink:href="https://armyinform.com.ua/2023/06/12/rosiyany-gotuvaly-pidryv-kahovskoyi-ges-na-zakonodavchomu-rivni-oleksandr-pavlyuk/" text:style-name="Internet_20_link" text:visited-style-name="Visited_20_Internet_20_Link">
https://armyinform.com.ua/2023/06/12/rosiyany-gotuvaly-pidryv-kahovskoyi-ges-na-zakonodavchomu-rivni-oleksandr-pavlyuk/</text:a>
</text:p>
      <!--NEWS-->
      <text:h text:style-name="P10" text:outline-level="1">
<text:span text:style-name="T4">
枪杀乌克兰囚犯拒绝与俄罗斯交流的囚犯：据称怀疑</text:span>
</text:h>
      <text:p text:style-name="P4">
作者: ['АРМІЯINFORM']</text:p>
      <text:p text:style-name="P4">
时间: 2023-06-12T76:00:00-04:00</text:p>
      <text:p text:style-name="P4">
描述: 它是由拨号钉的恶意记录在一个鲈鱼的恶意中 - 格鲁普·肖德·鲁托蒂（Grupi Shode Roboti Z）的负责人...与乌克兰2022年的战争，与乌克兰的战争是今天的最新消息，即与乌克兰2022年的新闻战争今天的最后一个，乌克兰和俄罗斯之间的战争以及与乌克兰的战争将是一场战争，无论是否将在不久的将来与乌克兰发生战争，这是与乌克兰与乌克兰的战争，今天，乌克兰新闻，今天，乌克兰媒体的乌克兰新闻将在俄罗斯</text:p>
      <text:p text:style-name="P4">
图片: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标签: ['АГРЕСІЯ РФ', 'ВТОРГНЕННЯ РФ', 'ПОРУШЕННЯ ЗАКОНІВ ТА ЗВИЧАЇВ ВІЙНИ', 'СБУ']</text:p>
      <text:p text:style-name="P4">
类别: News</text:p>
      <!--METADATA-->
      <text:p text:style-name="P4">
<draw:frame draw:style-name="fr1" draw:name="Image304" text:anchor-type="as-char" svg:width="6.9236in" svg:height="4.486493in" draw:z-index="0">
<draw:image xlink:href="../ConvertedIMGs/AРМІЯINFORM/2023-06-12T76-00-00-04-00/l3yeyi-c17x11x50px50p-c17x11x50px50p-36059dd0fa5ff9e3037f437e7e135b04.png" xlink:type="simple" xlink:show="embed" xlink:actuate="onLoad" draw:mime-type="image/png"/>
</draw:frame>
说明性照片</text:p>
      <text:p text:style-name="P4">
另一位占领者的犯罪活动被记录在该小组的负责人，涉及与俄罗斯康斯坦丁·尤丁(Konstantin Yudin)第376个单独的营业目的的工作人员合作。 他要求乌克兰囚犯专门在俄罗斯回答他的问题，并消失了。</text:p>
      <text:p text:style-name="P4">
关于它<text:a xlink:type="simple" xlink:href="https://ssu.gov.ua/novyny/sbu-povidomyla-pro-pidozru-komandyru-roshvardii-yakyi-striliav-po-ukrainskykh-polonenykh-za-vidmovu-spilkuvatysia-z-nym-rosiiskoiu" text:style-name="Internet_20_link" text:visited-style-name="Visited_20_Internet_20_Link">
报告</text:a>
乌克兰的安全服务。</text:p>
      <text:p text:style-name="P4">
2023年4月上旬，在执行该军事部门的一名领导人的职责时，他到达了俄罗斯检查站部署的地方。</text:p>
      <text:p text:style-name="P4">
然后，在俄罗斯联邦检查站的领土上，是乌克兰意志的，占领者想参与拆除防御工事。</text:p>
      <text:p text:style-name="P4">
但是，尤德(Yudin)下达了另一项命令 - 以提高乌克兰捍卫者的要求。 首先，他对我们国家的捍卫者和被囚禁者的个人数据感兴趣。 同时，尤德(Yudin)要求仅在俄罗斯人中回答他的问题。</text:p>
      <text:p text:style-name="P4">
根据调查，其中一名囚犯在乌克兰人回答了他。 之后，Rashist将该男子带到了检查站领土上的附属建筑，并用武器威胁，被命令成为墙壁的面孔。</text:p>
      <text:p text:style-name="P4">
然后，尤德因从枪中开了枪向受害者的右腿开了枪，这是由于囚犯的结果，他获得了膝盖关节的枪声。 拉希说，他要求只用俄语与他交谈，但乌克兰人拒绝遵守敌人的指示。</text:p>
      <text:p text:style-name="P4">
然后，尤德(Yudin)在囚犯头附近开了另一枪，但也没有授权乌克兰人。 之后，恶意因素将受害者丢给了其他囚犯，并威胁要枪杀他们，当他听到乌克兰语言时。</text:p>
      <text:p text:style-name="P4">
根据收集的证据，安全部门的调查人员违反了战争的法律和习俗，告知尤丁。 正在采取复杂措施，以惩罚攻击者的罪行。</text:p>
      <text:p text:style-name="P4">
News Source: <text:a xlink:type="simple" xlink:href="https://armyinform.com.ua/2023/06/12/rozstrilyav-ukrayinskyh-polonenyh-za-vidmovu-spilkuvatysya-z-nym-rosijskoyu-povidomleno-pro-pidozru-komandyru-rosgvardiyi/" text:style-name="Internet_20_link" text:visited-style-name="Visited_20_Internet_20_Link">
https://armyinform.com.ua/2023/06/12/rozstrilyav-ukrayinskyh-polonenyh-za-vidmovu-spilkuvatysya-z-nym-rosijskoyu-povidomleno-pro-pidozru-komandyru-rosgvardiyi/</text:a>
</text:p>
      <!--NEWS-->
      <text:h text:style-name="P10" text:outline-level="1">
<text:span text:style-name="T4">
在三艘Rosarmia船上的黑海水中，“机芯”导弹的载体</text:span>
</text:h>
      <text:p text:style-name="P4">
作者: ['АРМІЯINFORM']</text:p>
      <text:p text:style-name="P4">
时间: 2023-06-12T77:00:00-04:00</text:p>
      <text:p text:style-name="P4">
描述: Syogodnis，12个蠕虫，在Chorny Morin的Boyal Cherguvanni，三个Vorozhi的照明...与乌克兰2022年的战争，与乌克兰与乌克兰的最新新闻，《与乌克兰2022年的新闻战》，今天上次与乌克兰的新闻战争，乌克兰和俄罗斯和俄罗斯之间的战争将会当他们在2022年与乌克兰进行战争时，他们说，在不久的将来，乌克兰是否会与乌克兰进行战争</text:p>
      <text:p text:style-name="P4">
图片: ['<text:a xlink:type="simple" xlink:href="https://armyinform.com.ua/wp-content/uploads/2023/06/630_360_1646648510-235.jpg" text:style-name="Internet_20_link" text:visited-style-name="Visited_20_Internet_20_Link">
630_360_1646648510-235.jpg</text:a>
']</text:p>
      <text:p text:style-name="P4">
标签: ['АКВАТОРІЯ ЧОРНОГО МОРЯ', 'ВМС ЗС УКРАЇНИ']</text:p>
      <text:p text:style-name="P4">
类别: News</text:p>
      <!--METADATA-->
      <text:p text:style-name="P4">
<draw:frame draw:style-name="fr1" draw:name="Image305" text:anchor-type="as-char" svg:width="6.9236in" svg:height="3.956343in" draw:z-index="0">
<draw:image xlink:href="../Images/AРМІЯINFORM/2023-06-12T77-00-00-04-00/630_360_1646648510-235.jpg" xlink:type="simple" xlink:show="embed" xlink:actuate="onLoad" draw:mime-type="image/jpeg"/>
</draw:frame>
今天，6月12日，黑海有警报船。 在亚齐夫海中发现了一艘敌方船，中地球记录了多达八艘敌方船只。</text:p>
      <text:p text:style-name="P4">
关于它<text:a xlink:type="simple" xlink:href="https://www.facebook.com/navy.mil.gov.ua/posts/pfbid029xExp44Juh92XHbbLWmCkYSMcvc6G7SzmGJNDNG4cKexfVmURye16noiiRW6waddl" text:style-name="Internet_20_link" text:visited-style-name="Visited_20_Internet_20_Link">
报告</text:a>
乌克兰武装部队海军的指挥。</text:p>
      <text:p text:style-name="P4">
在白天，为了俄罗斯联邦的利益，制造了凯奇 - 元海峡的通过：</text:p>
      <text:p text:style-name="P4">
·到Azov Sea -20艘船，其中8艘船继续移动Bosphorus Strait；</text:p>
      <text:p text:style-name="P4">
·到黑海-32艘船，其中8艘继续向管道方向移动。</text:p>
      <text:p text:style-name="P4">
俄罗斯联邦继续违反《 1974年海洋保护人类生命的国际公约》。(Solas)通过关闭自动识别系统(AIS)，纳粹船只在亚佐夫海。</text:p>
      <text:p text:style-name="P4">
News Source: <text:a xlink:type="simple" xlink:href="https://armyinform.com.ua/2023/06/12/v-akvatoriyi-chornogo-morya-na-cherguvannya-try-korabli-rosarmiyi-nosiyiv-raket-kalibr-nemaye/" text:style-name="Internet_20_link" text:visited-style-name="Visited_20_Internet_20_Link">
https://armyinform.com.ua/2023/06/12/v-akvatoriyi-chornogo-morya-na-cherguvannya-try-korabli-rosarmiyi-nosiyiv-raket-kalibr-nemaye/</text:a>
</text:p>
      <!--NEWS-->
      <text:h text:style-name="P10" text:outline-level="1">
<text:span text:style-name="T4">
国际原子能机构的首席执行官去乌克兰评估了ZPP的情况</text:span>
</text:h>
      <text:p text:style-name="P4">
作者: ['АРМІЯINFORM']</text:p>
      <text:p text:style-name="P4">
时间: 2023-06-12T78:00:00-04:00</text:p>
      <text:p text:style-name="P4">
描述: Zeleergi（MaiMate）Raphael Grossi的经济部总监总监...与乌克兰2022年的战争，与乌克兰的最新新闻战争，今天与乌克兰2022年的新闻战争，乌克兰和俄罗斯，俄罗斯，俄罗斯，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fybgjclxgaixwux.jpg" text:style-name="Internet_20_link" text:visited-style-name="Visited_20_Internet_20_Link">
fybgjclxgaixwux.jpg</text:a>
']</text:p>
      <text:p text:style-name="P4">
标签: ['STOPRUSSIA', 'АГРЕСІЯ РФ', 'ВТОРГНЕННЯ РФ', 'МАГАТЕ', 'РАФАЕЛЬ ГРОССІ']</text:p>
      <text:p text:style-name="P4">
类别: News</text:p>
      <!--METADATA-->
      <text:p text:style-name="P4">
<draw:frame draw:style-name="fr1" draw:name="Image306" text:anchor-type="as-char" svg:width="6.9236in" svg:height="4.615733in" draw:z-index="0">
<draw:image xlink:href="../Images/AРМІЯINFORM/2023-06-12T78-00-00-04-00/fybgjclxgaixwux.jpg" xlink:type="simple" xlink:show="embed" xlink:actuate="onLoad" draw:mime-type="image/jpeg"/>
</draw:frame>
国际原子能局总干事(艾达)拉斐尔格罗西去了乌克兰。</text:p>
      <text:p text:style-name="P4">
他在[Twitter]中讲述了(https://twitter.com/rafaelmgrossi).</text:p>
      <text:p text:style-name="P4">
«Їду в Україну на зустріч з Президентом Володимиром Зеленським, щобпредставити програму допомоги у подоланні наслідків через підрив гребліКаховської ГЕС», — йдеться у дописі гендиректора МАГАТЕ.</text:p>
      <text:p text:style-name="P4">
Рафаель Гроссі додав, що оцінить ситуацію на Запорізькій АЕС і проведе ротаціюмісії підтримки та допомоги МАГАТЕ Запоріжжя у посиленому складі.</text:p>
      <text:p text:style-name="P4">
News Source: <text:a xlink:type="simple" xlink:href="https://armyinform.com.ua/2023/06/12/gendyrektor-magate-vyrushyv-v-ukrayinu-shhob-oczinyt-sytuacziyu-na-zaes/" text:style-name="Internet_20_link" text:visited-style-name="Visited_20_Internet_20_Link">
https://armyinform.com.ua/2023/06/12/gendyrektor-magate-vyrushyv-v-ukrayinu-shhob-oczinyt-sytuacziyu-na-zaes/</text:a>
</text:p>
      <!--NEWS-->
      <text:h text:style-name="P10" text:outline-level="1">
<text:span text:style-name="T4">
俄罗斯已经意识到自己无法保留被俘虏的领土 - 亚历山大·帕夫洛克</text:span>
</text:h>
      <text:p text:style-name="P4">
作者: ['Антон Печерський']</text:p>
      <text:p text:style-name="P4">
时间: 2023-06-12T79:00:00-04:00</text:p>
      <text:p text:style-name="P4">
描述: 在划船之后，罗西斯克（Rosiesk）的划船是对维帕伦（Vipalen）土地策略的伴侣...与乌克兰2022年的战争，与乌克兰的战争是今天的最新新闻，《与乌克兰2022年的新闻战》是今天的最后一场新闻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1/12/komanduvach-operacziyi-obyednanyh-syl-general-lejtenant-oleksandr-pavlyuk-e1684314255842.jpg" text:style-name="Internet_20_link" text:visited-style-name="Visited_20_Internet_20_Link">
komanduvach-operacziyi-obyednanyh-syl-general-lejtenant-oleksandr-pavlyuk-e1684314255842.jpg</text:a>
']</text:p>
      <text:p text:style-name="P4">
标签: ['STOPRUSSIA', 'АГРЕСІЯ РФ', 'ВТОРГНЕННЯ РФ', 'КАХОВСЬКА ГЕС']</text:p>
      <text:p text:style-name="P4">
类别: News</text:p>
      <!--METADATA-->
      <text:p text:style-name="P4">
<draw:frame draw:style-name="fr1" draw:name="Image307" text:anchor-type="as-char" svg:width="6.9236in" svg:height="3.790045in" draw:z-index="0">
<draw:image xlink:href="../Images/AРМІЯINFORM/2023-06-12T79-00-00-04-00/komanduvach-operacziyi-obyednanyh-syl-general-lejtenant-oleksandr-pavlyuk-e1684314255842.jpg" xlink:type="simple" xlink:show="embed" xlink:actuate="onLoad" draw:mime-type="image/jpeg"/>
</draw:frame>
俄罗斯入侵者使用卡科夫卡水力发电厂的大坝求助于战术土地，并意识到他们无法保留被俘虏的领土。</text:p>
      <text:p text:style-name="P4">
乌克兰中尉的第一任国防部副部长Oleksandr Pavlyuk强调了这一点<text:a xlink:type="simple" xlink:href="https://www.youtube.com/watch" text:style-name="Internet_20_link" text:visited-style-name="Visited_20_Internet_20_Link">
Temarfone</text:a>
Winterv记者Andriy Tsaplienko的唯一消息。</text:p>
      <ul>
        <li>
意识到他们没有拥有领土，俄罗斯人摧毁了整个观点。 他强调，在未来几年中，直到水力发电站恢复为止，将没有纳入地区或工业恢复。</li>
      </ul>
      <text:p text:style-name="P4">
此外，为了尽可能伤害乌克兰的伤害，俄罗斯入侵者使得不可能向克里米亚供水。</text:p>
      <text:p text:style-name="P4">
所有这些都证明了俄罗斯行动的入侵性质，这使她的所有土地都变成了不合适的生活。</text:p>
      <text:p text:style-name="P4">
News Source: <text:a xlink:type="simple" xlink:href="https://armyinform.com.ua/2023/06/12/rosiya-vyznala-vlasnu-nespromozhnist-utrymaty-zahoplenu-terytoriyu-oleksandr-pavlyuk/" text:style-name="Internet_20_link" text:visited-style-name="Visited_20_Internet_20_Link">
https://armyinform.com.ua/2023/06/12/rosiya-vyznala-vlasnu-nespromozhnist-utrymaty-zahoplenu-terytoriyu-oleksandr-pavlyuk/</text:a>
</text:p>
      <!--NEWS-->
      <text:h text:style-name="P10" text:outline-level="1">
<text:span text:style-name="T4">
武装部队在巴赫穆特方向控制了16平方公里 - 国防部</text:span>
</text:h>
      <text:p text:style-name="P4">
作者: Ukrinform (Person)</text:p>
      <text:p text:style-name="P4">
出版商: Укринформ (Organization)</text:p>
      <text:p text:style-name="P4">
出版时间: 2023-06-12T7:26:00+03:00</text:p>
      <text:p text:style-name="P4">
修改时间: 2023-06-12T22:26:00+03:00</text:p>
      <text:p text:style-name="P4">
描述: 上周，巴赫穆特武装部队占据了16公里。  - 乌克林。</text:p>
      <text:p text:style-name="P4">
图片: ['<text:a xlink:type="simple" xlink:href="https://static.ukrinform.com/photos/2023_06/thumb_files/630_360_1685979168-200.jpg" text:style-name="Internet_20_link" text:visited-style-name="Visited_20_Internet_20_Link">
630_360_16859...</text:a>
']</text:p>
      <text:p text:style-name="P4">
标签: ['ЗСУ', 'Війна з Росією', 'Ганна Маляр']</text:p>
      <text:p text:style-name="P4">
类型: Article</text:p>
      <!--METADATA-->
      <text:p text:style-name="P4">
<draw:frame draw:style-name="fr1" draw:name="Image308" text:anchor-type="as-char" svg:width="6.9236in" svg:height="3.945572in" draw:z-index="0">
<draw:image xlink:href="../Images/yкринформ/2023-06-12T7-26-00-03-00/630_360_1685979168-200.jpg" xlink:type="simple" xlink:show="embed" xlink:actuate="onLoad" draw:mime-type="image/jpeg"/>
</draw:frame>
上周，武装部队的武装力量在16平方米的对照下采取了行动。</text:p>
      <text:p text:style-name="P4">
正如乌克林福姆(Ukrinform)报道的那样，在他的[电报]中(https://t.me/annamaliar/843)撰写了乌克兰国防副部长。</text:p>
      <text:p text:style-name="P4">
“上周在巴赫穆特方向上：促进部队 - 左翼-1.5公里，右翼-3.5公里。被控制的领土区域是16kV。”  - 她写道。</text:p>
      <text:p text:style-name="P4">
<text:span text:style-name="T4">
另请阅读：</text:span>
 <text:a xlink:type="simple" xlink:href="https://www.ukrinform.ua/rubric-ato/3721683-zsu-zvilnili-novodarivku.html" text:style-name="Internet_20_link" text:visited-style-name="Visited_20_Internet_20_Link">
武装部队<text:span text:style-name="T4">
释放</text:span>
 novodarivka</text:a>
正如乌克林福姆报道的那样，早些时候[乌克兰的武装力量是由于进攻行动释放了七个定居点，乌克兰的武装部队每周一次。(https://www.ukrinform.ua/rubric-ato/3721995-zsu-za-tizden-zvilnili-sim-naselenih-punktiv-minoboroni.html) .</text:p>
      <text:p text:style-name="P4">
News Source: <text:a xlink:type="simple" xlink:href="https://www.ukrinform.ua/rubric-ato/3722015-zsu-vzali-pid-kontrol-16-km-na-bahmutskomu-napramku-minoboroni.html" text:style-name="Internet_20_link" text:visited-style-name="Visited_20_Internet_20_Link">
https://www.ukrinform.ua/rubric-ato/3722015-zsu-vzali-pid-kontrol-16-km-na-bahmutskomu-napramku-minoboroni.html</text:a>
</text:p>
      <!--NEWS-->
      <text:h text:style-name="P10" text:outline-level="1">
<text:span text:style-name="T4">
加拿大项目“支持伤害”：在基辅教授武装部队的精神科医生和心理学家</text:span>
</text:h>
      <text:p text:style-name="P4">
作者: ['Володимир Поліщук']</text:p>
      <text:p text:style-name="P4">
时间: 2023-06-12T80:00:00-04:00</text:p>
      <text:p text:style-name="P4">
描述: Syogodni在乌克兰国防部国家国民大学基督教国国民大学的基诺科德尼...与乌克兰2022年的战争，与乌克兰与乌克兰的最新新闻，今天与乌克兰的新闻战争，今天与乌克兰2022年最后一次战争，乌克兰和俄罗斯和俄罗斯和俄罗斯和俄罗斯和俄罗斯和俄罗斯和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6/golovna-1-7.jpg" text:style-name="Internet_20_link" text:visited-style-name="Visited_20_Internet_20_Link">
golovna-1-7.jpg</text:a>
', '<text:a xlink:type="simple" xlink:href="https://armyinform.com.ua/wp-content/uploads/2023/06/1-40.jpg" text:style-name="Internet_20_link" text:visited-style-name="Visited_20_Internet_20_Link">
1-40.jpg</text:a>
', '<text:a xlink:type="simple" xlink:href="https://armyinform.com.ua/wp-content/uploads/2023/06/2-44-150x150.jpg" text:style-name="Internet_20_link" text:visited-style-name="Visited_20_Internet_20_Link">
2-44-150x150.jpg</text:a>
', '<text:a xlink:type="simple" xlink:href="https://armyinform.com.ua/wp-content/uploads/2023/06/3-32-150x150.jpg" text:style-name="Internet_20_link" text:visited-style-name="Visited_20_Internet_20_Link">
3-32-150x150.jpg</text:a>
']</text:p>
      <text:p text:style-name="P4">
标签: ['STOPRUSSIA', 'АГРЕСІЯ РФ', 'ВТОРГНЕННЯ РФ']</text:p>
      <text:p text:style-name="P4">
类别: News</text:p>
      <!--METADATA-->
      <text:p text:style-name="P4">
<draw:frame draw:style-name="fr1" draw:name="Image309" text:anchor-type="as-char" svg:width="6.9236in" svg:height="4.615733in" draw:z-index="0">
<draw:image xlink:href="../Images/AРМІЯINFORM/2023-06-12T80-00-00-04-00/golovna-1-7.jpg" xlink:type="simple" xlink:show="embed" xlink:actuate="onLoad" draw:mime-type="image/jpeg"/>
</draw:frame>
如今，乌克兰国防部的医师和心理学家和乌克兰武装部队的讲座为期两天的讲座始于伊万·切尔尼亚克霍夫斯基国防大学的人文研究所以伊万·切尔尼亚科夫斯基命名。 他们是由著名的加拿大急诊医学专家，慈善项目项目创伤支持的创始人兼医疗总监阅读的(“受伤时帮助”)Manuel Joann博士的药。</text:p>
      <text:p text:style-name="P4">
在对通讯员的独家评论中，有更多的人(PTSR)已经七岁了。 这项集中的实际工作主要旨在克服加拿大军人的PTSD，他们参加了维持和平任务，尤其是在阿富汗，警察，消防员。总共有800多人通过了该计划。</text:p>
      <text:p text:style-name="P4">
<draw:frame draw:style-name="fr1" draw:name="Image310" text:anchor-type="as-char" svg:width="6.9236in" svg:height="4.615733in" draw:z-index="0">
<draw:image xlink:href="../Images/AРМІЯINFORM/2023-06-12T80-00-00-04-00/1-40.jpg" xlink:type="simple" xlink:show="embed" xlink:actuate="onLoad" draw:mime-type="image/jpeg"/>
</draw:frame>
讲座的过程始于由于俄罗斯联邦对乌克兰的武装侵略而使死者的沉默片刻开始。 曼努埃尔·约翰(Manuel John)在介绍性演讲中说，与那些英勇捍卫父亲的人交谈是一项巨大的荣幸。</text:p>
      <text:p text:style-name="P4">
*现在我的心和你在一起，因为我知道你通过了什么。 我们都是加拿大，支持您。 我们希望你们每个人的安全和健康。</text:p>
      <text:p text:style-name="P4">
人文研究所的负责人，教授，瓦西尔·奥索德洛上校祝贺外国讲师，指出这些课程的话题非常有价值，因为俄罗斯联邦开始的无法控制的战争非常残酷。</text:p>
      <text:p text:style-name="P4">
<text:span text:style-name="T5">
这场战争的后果之一是战斗精神伤害，压力障碍和极端表达 - 创伤后症状。 本课程的学生将是负责军事医学武装部队的道德和心理支持方向的研究所的学生。 因此，我们将有一个很好的机会获得新的经验，分享我们的经验，调和实践，掌握新工具，考虑各种形式的互动，从而相互加强。 毫无疑问，曼努埃尔女士的课程将对每个人都有用，并使您能够将新知识纳入他们的实践中。</text:span>
我将教的课程得到了加拿大医生协会的批准。 她告诉观众，我的目的是教会他的参与者对患有创伤后的压力障碍或道德伤害的军人感到更加自信和有力。</text:p>
      <text:p text:style-name="P4">
加拿大精神科医生提供了6个培训模块。 在第一位学生期间，他们将找出彼此相关的道德和机构伤害是什么PTSD。 第二个模块将致力于研究问题抑郁，焦虑和解离。 第三个是要克服自杀情绪。第四将决定早期干预的方法，这对于创伤事件后的PTSD开发将很有用：扩散和调试。两个模块将考虑增加对PTSD Tamorial Trauma的抵抗力的方法，以及心理健康和心理学家的问题。</text:p>
      <text:p text:style-name="P4">
<text:a xlink:type="simple" xlink:href="https://armyinform.com.ua/wp-content/uploads/2023/06/2-44.jpg" text:style-name="Internet_20_link" text:visited-style-name="Visited_20_Internet_20_Link">
!(Images/AРМІЯINFORM/2023-06-12T80-00-00-04-00/2-44-150x150.jpg)</text:a>
</text:p>
      <text:p text:style-name="P4">
<text:a xlink:type="simple" xlink:href="https://armyinform.com.ua/wp-content/uploads/2023/06/3-32.jpg" text:style-name="Internet_20_link" text:visited-style-name="Visited_20_Internet_20_Link">
<draw:frame draw:style-name="fr1" draw:name="Image311" text:anchor-type="as-char" svg:width="6.9236in" svg:height="6.9236in" draw:z-index="0">
<draw:image xlink:href="../Images/AРМІЯINFORM/2023-06-12T80-00-00-04-00/3-32-150x150.jpg" xlink:type="simple" xlink:show="embed" xlink:actuate="onLoad" draw:mime-type="image/jpeg"/>
</draw:frame>
</text:a>
该活动的组织者是全伊斯兰教宗教宗教基督教军事兄弟会。 他的主席是哲学科学的候选人，预备役Sergey Lysenko上校告诉我们的信息局的通讯员，随着2014年乌克兰东部敌对行动的开始，该兄弟会已经到达了全乌克兰的信息和教育计划“士兵的士兵”。 。 在实施该计划的框架内，通过加拿大SST在心理学和精神病学领域的领先专家的参与来培训军事心理学家，精神科和执法机构的大量措施。 主要关注的是识别和克服战斗和创伤性心理压力的后果的问题。 该培训是由军事和执法机构的专家进行的。</text:p>
      <text:p text:style-name="P4">
Serhiy Lysenko指出，在为期两天的课程结束时，他每个人都将获得加拿大慈善项目“受伤期间的帮助”证书。在兄弟会的支持下，培训计划将由加拿大专家举行进行内政部II卫生保健系统。</text:p>
      <text:p text:style-name="P4">
<text:span text:style-name="T5">
OPTO和视频作者</text:span>
</text:p>
      <text:p text:style-name="P4">
News Source: <text:a xlink:type="simple" xlink:href="https://armyinform.com.ua/2023/06/12/kanadskyj-proyekt-pidtrymka-travmy-u-kyyevi-navchayut-psyhiatriv-ta-psyhologiv-zsu/" text:style-name="Internet_20_link" text:visited-style-name="Visited_20_Internet_20_Link">
https://armyinform.com.ua/2023/06/12/kanadskyj-proyekt-pidtrymka-travmy-u-kyyevi-navchayut-psyhiatriv-ta-psyhologiv-zsu/</text:a>
</text:p>
      <!--NEWS-->
      <text:h text:style-name="P10" text:outline-level="1">
<text:span text:style-name="T4">
俄罗斯使用Kakhovsk水力发电厂，将一场男子制造的灾难用作武器-Alexander Pavlyuk</text:span>
</text:h>
      <text:p text:style-name="P4">
作者: ['Антон Печерський']</text:p>
      <text:p text:style-name="P4">
时间: 2023-06-12T81:00:00-04:00</text:p>
      <text:p text:style-name="P4">
描述: 在Tsomo上，乌克兰官员的佩利格代祷者，奥尔桑德将军中尉...与乌克兰2022年的战争，与乌克兰的最新新闻，《与乌克兰的新闻》，《与乌克兰的新闻》 2022年的战争，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2023-06-12_145245.jpg" text:style-name="Internet_20_link" text:visited-style-name="Visited_20_Internet_20_Link">
2023-06-12_145245.jpg</text:a>
']</text:p>
      <text:p text:style-name="P4">
标签: ['ОЛЕКСАНДР ПАВЛЮК']</text:p>
      <text:p text:style-name="P4">
类别: News</text:p>
      <!--METADATA-->
      <text:p text:style-name="P4">
<draw:frame draw:style-name="fr1" draw:name="Image312" text:anchor-type="as-char" svg:width="6.9236in" svg:height="3.732974in" draw:z-index="0">
<draw:image xlink:href="../Images/AРМІЯINFORM/2023-06-12T81-00-00-04-00/2023-06-12_145245.jpg" xlink:type="simple" xlink:show="embed" xlink:actuate="onLoad" draw:mime-type="image/jpeg"/>
</draw:frame>
乌克兰中尉帕夫洛克(Pavlyuk)的第一任特雷纳洪“统一新闻”中的第一任国防部副部长在接受新闻记者安德里亚库利恩科(Andriyuclienko)的采访时强调了这一点。</text:p>
      <text:p text:style-name="P4">
俄罗斯入侵者的恐怖袭击表明他们准备对最糟糕的情况以及他们不关注任何负面后果的事实。 俄罗斯形状的人既没有荣誉也没有良心，因此会杀死，伤害并破坏他们道路上的一切。</text:p>
      <ul>
        <li>
他们再次向世界展示了这种恐怖袭击，这无需谈论它们。 亚历山大·帕夫洛克(Alexander Pavlyuk)说，只有武力，您才能停下来并将这只动物驱赶到笼子里。</li>
      </ul>
      <text:p text:style-name="P4">
News Source: <text:a xlink:type="simple" xlink:href="https://armyinform.com.ua/2023/06/12/pidirvavshy-kahovsku-ges-rosiya-vykorystala-tehnogennu-katastrofu-yak-zbroyu-oleksandr-pavlyuk/" text:style-name="Internet_20_link" text:visited-style-name="Visited_20_Internet_20_Link">
https://armyinform.com.ua/2023/06/12/pidirvavshy-kahovsku-ges-rosiya-vykorystala-tehnogennu-katastrofu-yak-zbroyu-oleksandr-pavlyuk/</text:a>
</text:p>
      <!--NEWS-->
      <text:h text:style-name="P10" text:outline-level="1">
<text:span text:style-name="T4">
在基辅，有一个慈善竞赛Alexei Chubashev少校的记忆</text:span>
</text:h>
      <text:p text:style-name="P4">
作者: ['Тетяна Головатюк']</text:p>
      <text:p text:style-name="P4">
时间: 2023-06-12T82:00:00-04:00</text:p>
      <text:p text:style-name="P4">
描述: 在贝里莫格（Peremogog Kyivskoy Park），弯曲少校的古尔莫（Gur Mo）的胡说八道的仁慈...与乌克兰2022年的战争，与乌克兰的战争是今天的最新消息，与乌克兰2022的战争是今天的最后一场，将是今天的最后一场。乌克兰和俄罗斯之间的战争以及何时，何时，何时，何时，何时，何时，何时，何时，何时，何时，何时与乌克兰在2022年成为战争，将在不久的将来与乌克兰发生战争与乌克兰的乌克兰今天的新闻乌克兰有关，乌克兰新闻在乌克兰媒体的俄罗斯人</text:p>
      <text:p text:style-name="P4">
图片: ['<text:a xlink:type="simple" xlink:href="https://armyinform.com.ua/wp-content/uploads/2023/06/golovna-31.jpg" text:style-name="Internet_20_link" text:visited-style-name="Visited_20_Internet_20_Link">
golovna-31.jpg</text:a>
', '<text:a xlink:type="simple" xlink:href="https://armyinform.com.ua/wp-content/uploads/2023/06/foto-1-7-150x150.jpg" text:style-name="Internet_20_link" text:visited-style-name="Visited_20_Internet_20_Link">
foto-1-7-150x150.jpg</text:a>
', '<text:a xlink:type="simple" xlink:href="https://armyinform.com.ua/wp-content/uploads/2023/06/foto-2-7-150x150.jpg" text:style-name="Internet_20_link" text:visited-style-name="Visited_20_Internet_20_Link">
foto-2-7-150x150.jpg</text:a>
', '<text:a xlink:type="simple" xlink:href="https://armyinform.com.ua/wp-content/uploads/2023/06/foto-3-6-150x150.jpg" text:style-name="Internet_20_link" text:visited-style-name="Visited_20_Internet_20_Link">
foto-3-6-150x150.jpg</text:a>
', '<text:a xlink:type="simple" xlink:href="https://armyinform.com.ua/wp-content/uploads/2023/06/foto-4-6-150x150.jpg" text:style-name="Internet_20_link" text:visited-style-name="Visited_20_Internet_20_Link">
foto-4-6-150x150.jpg</text:a>
', '<text:a xlink:type="simple" xlink:href="https://armyinform.com.ua/wp-content/uploads/2023/06/foto-5-4-150x150.jpg" text:style-name="Internet_20_link" text:visited-style-name="Visited_20_Internet_20_Link">
foto-5-4-150x150.jpg</text:a>
', '<text:a xlink:type="simple" xlink:href="https://armyinform.com.ua/wp-content/uploads/2023/06/foto-6-5-150x150.jpg" text:style-name="Internet_20_link" text:visited-style-name="Visited_20_Internet_20_Link">
foto-6-5-150x150.jpg</text:a>
', '<text:a xlink:type="simple" xlink:href="https://armyinform.com.ua/wp-content/uploads/2023/06/foto-7-7-150x150.jpg" text:style-name="Internet_20_link" text:visited-style-name="Visited_20_Internet_20_Link">
foto-7-7-150x150.jpg</text:a>
', '<text:a xlink:type="simple" xlink:href="https://armyinform.com.ua/wp-content/uploads/2023/06/foto-8-6-150x150.jpg" text:style-name="Internet_20_link" text:visited-style-name="Visited_20_Internet_20_Link">
foto-8-6-150x150.jpg</text:a>
', '<text:a xlink:type="simple" xlink:href="https://armyinform.com.ua/wp-content/uploads/2023/06/foto-9-6-150x150.jpg" text:style-name="Internet_20_link" text:visited-style-name="Visited_20_Internet_20_Link">
foto-9-6-150x150.jpg</text:a>
']</text:p>
      <text:p text:style-name="P4">
标签: []</text:p>
      <text:p text:style-name="P4">
类别: News</text:p>
      <!--METADATA-->
      <text:p text:style-name="P4">
<draw:frame draw:style-name="fr1" draw:name="Image313" text:anchor-type="as-char" svg:width="6.9236in" svg:height="4.615733in" draw:z-index="0">
<draw:image xlink:href="../Images/AРМІЯINFORM/2023-06-12T82-00-00-04-00/golovna-31.jpg" xlink:type="simple" xlink:show="embed" xlink:actuate="onLoad" draw:mime-type="image/jpeg"/>
</draw:frame>
在胜利公园中，举行了一场慈善比赛，以纪念乌克兰Alexei Chubashev的已故Hoyor Gur，以呼唤“新兵”。 组织活动是Vatra NGO。</text:p>
      <text:p text:style-name="P4">
*!他参加了乌克兰东部的反恐怖主义行动。 2021年，他去股票进行作者的媒体预测。 但是，在2022年2月24日，“招募”再次进行战斗。 他于2022年6月10日在Severodonetsk建筑物的袭击中去世。</text:p>
      <ul>
        <li>
这是亚历克西(Alexei)的传统和历史的延续，因为他甚至在战斗力中都找到了体育锻炼的时间。 参与者中有完全不同的人：有人认识他，有些人熟悉了他的历史。 有ITI想加入，因为这是一场慈善种族，可以帮助我们的俄罗斯 - 乌克兰战争的退伍军人。 非政府组织Vatra Christina Warrior的副主席说，Alexei是一个真正的英雄，甚至他一生的时代继续帮助乌克兰人。</li>
      </ul>
      <text:p text:style-name="P4">
<text:a xlink:type="simple" xlink:href="https://armyinform.com.ua/wp-content/uploads/2023/06/foto-1-7.jpg" text:style-name="Internet_20_link" text:visited-style-name="Visited_20_Internet_20_Link">
!(Images/AРМІЯINFORM/2023-06-12T82-00-00-04-00/foto-1-7-150x150.jpg)</text:a>
</text:p>
      <text:p text:style-name="P4">
<text:a xlink:type="simple" xlink:href="https://armyinform.com.ua/wp-content/uploads/2023/06/foto-2-7.jpg" text:style-name="Internet_20_link" text:visited-style-name="Visited_20_Internet_20_Link">
<draw:frame draw:style-name="fr1" draw:name="Image314" text:anchor-type="as-char" svg:width="6.9236in" svg:height="6.9236in" draw:z-index="0">
<draw:image xlink:href="../Images/AРМІЯINFORM/2023-06-12T82-00-00-04-00/foto-2-7-150x150.jpg" xlink:type="simple" xlink:show="embed" xlink:actuate="onLoad" draw:mime-type="image/jpeg"/>
</draw:frame>
</text:a>
</text:p>
      <text:p text:style-name="P4">
<text:a xlink:type="simple" xlink:href="https://armyinform.com.ua/wp-content/uploads/2023/06/foto-3-6.jpg" text:style-name="Internet_20_link" text:visited-style-name="Visited_20_Internet_20_Link">
<draw:frame draw:style-name="fr1" draw:name="Image315" text:anchor-type="as-char" svg:width="6.9236in" svg:height="6.9236in" draw:z-index="0">
<draw:image xlink:href="../Images/AРМІЯINFORM/2023-06-12T82-00-00-04-00/foto-3-6-150x150.jpg" xlink:type="simple" xlink:show="embed" xlink:actuate="onLoad" draw:mime-type="image/jpeg"/>
</draw:frame>
</text:a>
</text:p>
      <text:p text:style-name="P4">
<text:a xlink:type="simple" xlink:href="https://armyinform.com.ua/wp-content/uploads/2023/06/foto-4-6.jpg" text:style-name="Internet_20_link" text:visited-style-name="Visited_20_Internet_20_Link">
<draw:frame draw:style-name="fr1" draw:name="Image316" text:anchor-type="as-char" svg:width="6.9236in" svg:height="6.9236in" draw:z-index="0">
<draw:image xlink:href="../Images/AРМІЯINFORM/2023-06-12T82-00-00-04-00/foto-4-6-150x150.jpg" xlink:type="simple" xlink:show="embed" xlink:actuate="onLoad" draw:mime-type="image/jpeg"/>
</draw:frame>
</text:a>
</text:p>
      <text:p text:style-name="P4">
<text:a xlink:type="simple" xlink:href="https://armyinform.com.ua/wp-content/uploads/2023/06/foto-5-4.jpg" text:style-name="Internet_20_link" text:visited-style-name="Visited_20_Internet_20_Link">
<draw:frame draw:style-name="fr1" draw:name="Image317" text:anchor-type="as-char" svg:width="6.9236in" svg:height="6.9236in" draw:z-index="0">
<draw:image xlink:href="../Images/AРМІЯINFORM/2023-06-12T82-00-00-04-00/foto-5-4-150x150.jpg" xlink:type="simple" xlink:show="embed" xlink:actuate="onLoad" draw:mime-type="image/jpeg"/>
</draw:frame>
</text:a>
</text:p>
      <text:p text:style-name="P4">
<text:a xlink:type="simple" xlink:href="https://armyinform.com.ua/wp-content/uploads/2023/06/foto-6-5.jpg" text:style-name="Internet_20_link" text:visited-style-name="Visited_20_Internet_20_Link">
<draw:frame draw:style-name="fr1" draw:name="Image318" text:anchor-type="as-char" svg:width="6.9236in" svg:height="6.9236in" draw:z-index="0">
<draw:image xlink:href="../Images/AРМІЯINFORM/2023-06-12T82-00-00-04-00/foto-6-5-150x150.jpg" xlink:type="simple" xlink:show="embed" xlink:actuate="onLoad" draw:mime-type="image/jpeg"/>
</draw:frame>
</text:a>
</text:p>
      <text:p text:style-name="P4">
<text:a xlink:type="simple" xlink:href="https://armyinform.com.ua/wp-content/uploads/2023/06/foto-7-7.jpg" text:style-name="Internet_20_link" text:visited-style-name="Visited_20_Internet_20_Link">
<draw:frame draw:style-name="fr1" draw:name="Image319" text:anchor-type="as-char" svg:width="6.9236in" svg:height="6.9236in" draw:z-index="0">
<draw:image xlink:href="../Images/AРМІЯINFORM/2023-06-12T82-00-00-04-00/foto-7-7-150x150.jpg" xlink:type="simple" xlink:show="embed" xlink:actuate="onLoad" draw:mime-type="image/jpeg"/>
</draw:frame>
</text:a>
大约有500人来纪念英雄的记忆，并加入了慈善机构康复与假肢中心[Superhumans.Ccenter。]。(https://superhumans.com/)还有一种在线方式，来自不同城市甚至世界各地的宗教都在一到五公里的英雄。</text:p>
      <text:p text:style-name="P4">
<text:a xlink:type="simple" xlink:href="https://armyinform.com.ua/wp-content/uploads/2023/06/foto-8-6.jpg" text:style-name="Internet_20_link" text:visited-style-name="Visited_20_Internet_20_Link">
<draw:frame draw:style-name="fr1" draw:name="Image320" text:anchor-type="as-char" svg:width="6.9236in" svg:height="6.9236in" draw:z-index="0">
<draw:image xlink:href="../Images/AРМІЯINFORM/2023-06-12T82-00-00-04-00/foto-8-6-150x150.jpg" xlink:type="simple" xlink:show="embed" xlink:actuate="onLoad" draw:mime-type="image/jpeg"/>
</draw:frame>
</text:a>
</text:p>
      <text:p text:style-name="P4">
<text:a xlink:type="simple" xlink:href="https://armyinform.com.ua/wp-content/uploads/2023/06/foto-9-6.jpg" text:style-name="Internet_20_link" text:visited-style-name="Visited_20_Internet_20_Link">
<draw:frame draw:style-name="fr1" draw:name="Image321" text:anchor-type="as-char" svg:width="6.9236in" svg:height="6.9236in" draw:z-index="0">
<draw:image xlink:href="../Images/AРМІЯINFORM/2023-06-12T82-00-00-04-00/foto-9-6-150x150.jpg" xlink:type="simple" xlink:show="embed" xlink:actuate="onLoad" draw:mime-type="image/jpeg"/>
</draw:frame>
</text:a>
每个参与者都获得了一枚奖牌，可以使您想起这场比赛。 综合大楼的“ Neslimach”的获奖者收到了团队招募，商品Vatra等人的礼物。</text:p>
      <ul>
        <li>
我认为您需要参加诸如灰烬之类的慈善计划。 因为我们必须以不同的方式支持我们的捍卫者。 亚娜(Yana)亲自认识亚历克西(Alexei)，但我想参加这场马拉松比赛，以简单地感谢他的工作。</li>
      </ul>
      <text:p text:style-name="P4">
克服了距离之后，每个人都可以观看电影的“护理效果”并采访“新兵”，并再次意识到Alexei Chubashev的英雄主义和力量。</text:p>
      <text:p text:style-name="P4">
<text:span text:style-name="T5">
foto和视频victor dehtyar</text:span>
</text:p>
      <text:p text:style-name="P4">
News Source: <text:a xlink:type="simple" xlink:href="https://armyinform.com.ua/2023/06/12/u-kyyevi-vidbuvsya-blagodijnyj-zabig-pam%ca%bcyati-majora-oleksiya-chubasheva/" text:style-name="Internet_20_link" text:visited-style-name="Visited_20_Internet_20_Link">
https://armyinform.com.ua/2023/06/12/u-kyyevi-vidbuvsya-blagodijnyj-zabig-pam%ca%bcyati-majora-oleksiya-chubasheva/</text:a>
</text:p>
      <!--NEWS-->
      <text:h text:style-name="P10" text:outline-level="1">
<text:span text:style-name="T4">
哈尔基夫被俄罗斯特工拘留，他正在监视国防军的立场</text:span>
</text:h>
      <text:p text:style-name="P4">
作者: ['АРМІЯINFORM']</text:p>
      <text:p text:style-name="P4">
时间: 2023-06-12T83:00:00-04:00</text:p>
      <text:p text:style-name="P4">
描述: 结果是Bugata融化​​的专业操作IZ的首领代理人中立...与乌克兰2022年的战争，与乌克兰的最新消息，今天与乌克兰的新闻，与乌克兰2022年的新闻战争，乌克兰将在乌克兰之间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61972c3369bed4dca7471dcea64747dd.jpeg" text:style-name="Internet_20_link" text:visited-style-name="Visited_20_Internet_20_Link">
61972c3369bed4dca7471dcea64747dd.jpeg</text:a>
']</text:p>
      <text:p text:style-name="P4">
标签: ['АГЕНТИ ГРУ', 'АГРЕСІЯ РФ', 'ВТОРГНЕННЯ РФ', 'ДЕРЖАВНА ЗРАДА', 'СБУ']</text:p>
      <text:p text:style-name="P4">
类别: News</text:p>
      <!--METADATA-->
      <text:p text:style-name="P4">
<draw:frame draw:style-name="fr1" draw:name="Image322" text:anchor-type="as-char" svg:width="6.9236in" svg:height="4.615733in" draw:z-index="0">
<draw:image xlink:href="../Images/AРМІЯINFORM/2023-06-12T83-00-00-04-00/61972c3369bed4dca7471dcea64747dd.jpeg" xlink:type="simple" xlink:show="embed" xlink:actuate="onLoad" draw:mime-type="image/jpeg"/>
</draw:frame>
由于多阶段特殊操作，用于中和俄罗斯联邦武装部队总参谋部负责人的代理网络(众所周知的游戏)在哈尔基夫地区，敌人群体中最无情的代理之一是。 它是在区域中心和该地区边界区域的防御上收集的。</text:p>
      <text:p text:style-name="P4">
关于它<text:a xlink:type="simple" xlink:href="https://ssu.gov.ua/novyny/sbu-zatrymala-u-kharkovi-uchasnyka-ahenturnoi-merezhi-hru-yakyi-shpyhuvav-za-pozytsiiamy-syl-oborony-poblyzu-kordonu-z-rf-video" text:style-name="Internet_20_link" text:visited-style-name="Visited_20_Internet_20_Link">
报告</text:a>
乌克兰的安全服务。</text:p>
      <text:p text:style-name="P4">
来自该小组的其他三名特工于2022年8月和2月暴露。 其中包括俄罗斯联邦的“连接”军事情报。 哈尔基夫(Kharkiv)的一名52岁居民被拘留在大规模入侵开始时被招募。</text:p>
      <text:p text:style-name="P4">
根据侵略者的指示，他监视了乌克兰捍卫者临时地下室的地方，他们参与了乌克兰东部边界的辩护。</text:p>
      <text:p text:style-name="P4">
他还记录了乌克兰军事装备的运动以及该地区灵感和防御工事的位置。 为此，用领带绕开乌克兰物体的照片和隐藏的照片。 通过信使收到的信息是由俄罗斯军事情报的代表传输的，俄罗斯军事情报局位于俄罗斯联邦领土。</text:p>
      <text:p text:style-name="P4">
为了隐藏与侵略者对应的“痕迹”，叛徒立即删除了游戏的补救措施。 但是，俄罗斯代理人的颠覆性活动被占用。</text:p>
      <text:p text:style-name="P4">
根据收集的证据，袭击者被告知涉嫌在戒严令中犯下的国家拥有的国家。 他目前正在拘留中。正在调查调查以确定犯罪的所有情况。 恶性因素加剧了无期徒刑。</text:p>
      <text:p text:style-name="P4">
News Source: <text:a xlink:type="simple" xlink:href="https://armyinform.com.ua/2023/06/12/u-harkovi-zatrymano-rosijskogo-agenta-yakyj-shpyguvav-za-pozycziyamy-syl-oborony/" text:style-name="Internet_20_link" text:visited-style-name="Visited_20_Internet_20_Link">
https://armyinform.com.ua/2023/06/12/u-harkovi-zatrymano-rosijskogo-agenta-yakyj-shpyguvav-za-pozycziyamy-syl-oborony/</text:a>
</text:p>
      <!--NEWS-->
      <text:h text:style-name="P10" text:outline-level="1">
<text:span text:style-name="T4">
火箭威胁的水平很高：俄罗斯联邦带到了黑海一辆护卫舰，带有八个“卡利布拉”</text:span>
</text:h>
      <text:p text:style-name="P4">
作者: ['АРМІЯINFORM']</text:p>
      <text:p text:style-name="P4">
时间: 2023-06-12T84:00:00-04:00</text:p>
      <text:p text:style-name="P4">
描述: Vorog Proviv Rotatsiya Raketonosyv I Viviv在Chornu Sea Fregat附近的Boyovo Chergvannya上，...与2022年与乌克兰的战争，与乌克兰的最新新闻，与乌克兰的新闻战争，今天与乌克兰2022年的新闻战争，今天将在乌克兰和俄罗斯和俄罗斯和俄罗斯之间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6/169368-1_large.jpg" text:style-name="Internet_20_link" text:visited-style-name="Visited_20_Internet_20_Link">
169368-1_large.jpg</text:a>
']</text:p>
      <text:p text:style-name="P4">
标签: []</text:p>
      <text:p text:style-name="P4">
类别: News</text:p>
      <!--METADATA-->
      <text:p text:style-name="P4">
<draw:frame draw:style-name="fr1" draw:name="Image323" text:anchor-type="as-char" svg:width="6.9236in" svg:height="3.499428in" draw:z-index="0">
<draw:image xlink:href="../Images/AРМІЯINFORM/2023-06-12T84-00-00-04-00/169368-1_large.jpg" xlink:type="simple" xlink:show="embed" xlink:actuate="onLoad" draw:mime-type="image/jpeg"/>
</draw:frame>
敌人滚动的火箭架，将战斗税带入了一辆黑色万寿菊，配备了八个“口径”。</text:p>
      <text:p text:style-name="P4">
关于它<text:a xlink:type="simple" xlink:href="https://www.facebook.com/OperationalCommandSouth/posts/pfbid02wmCvBUQnnXtn1mBWLsHc1Xh2pyNzmfG8ZqWWyTYZzjV4fQjNbTsTbAcsfiLKZ9Ll" text:style-name="Internet_20_link" text:visited-style-name="Visited_20_Internet_20_Link">
报告</text:a>
操作命令“南”。</text:p>
      <text:p text:style-name="P4">
“敌人继续对船舶组的部队和手段进行操作。 失去威胁的水平仍然很高!”  - 消息说。</text:p>
      <text:p text:style-name="P4">
敌人发现国防和人口力量最大耗尽的策略，试图使用各种类型的武器，结合了失败。</text:p>
      <text:p text:style-name="P4">
在OK South中，要求对警报作出回应，并记住两堵墙的庇护所和规则。</text:p>
      <text:p text:style-name="P4">
News Source: <text:a xlink:type="simple" xlink:href="https://armyinform.com.ua/2023/06/12/riven-raketnoyi-zagrozy-vysokyj-rf-vyvela-u-chorne-more-fregat-iz-vismoma-kalibramy/" text:style-name="Internet_20_link" text:visited-style-name="Visited_20_Internet_20_Link">
https://armyinform.com.ua/2023/06/12/riven-raketnoyi-zagrozy-vysokyj-rf-vyvela-u-chorne-more-fregat-iz-vismoma-kalibramy/</text:a>
</text:p>
      <!--NEWS-->
      <text:h text:style-name="P10" text:outline-level="1">
<text:span text:style-name="T4">
战争开始时，敌人具有很大的定量优势，大约1至7-亚历山大·帕夫洛克（Alexander Pavlyuk）</text:span>
</text:h>
      <text:p text:style-name="P4">
作者: ['Дмитро Чалий']</text:p>
      <text:p text:style-name="P4">
时间: 2023-06-12T85:00:00-04:00</text:p>
      <text:p text:style-name="P4">
描述:  - 面对，这是局势的真实情况，乌克兰局势局势，与乌克兰2022年的战争，与乌克兰的战争是今天的最新消息，与乌克兰的新闻战2022是今天的最后一场，乌克兰与俄罗斯之间会发生战争，当2022年与乌克兰的战争将在不久的将来与乌克兰发生战争，与乌克兰与乌克兰的战争，今天的乌克兰新闻，乌克兰媒体上的乌克兰新闻在俄罗斯</text:p>
      <text:p text:style-name="P4">
图片: ['<text:a xlink:type="simple" xlink:href="https://armyinform.com.ua/wp-content/uploads/2023/06/2022-03-08t104026z_19-e1686575885272.jpg" text:style-name="Internet_20_link" text:visited-style-name="Visited_20_Internet_20_Link">
2022-03-08t104026z_19-e1686575885272.jpg</text:a>
']</text:p>
      <text:p text:style-name="P4">
标签: ['ОЛЕКСАНДР ПАВЛЮК']</text:p>
      <text:p text:style-name="P4">
类别: News</text:p>
      <!--METADATA-->
      <text:p text:style-name="P4">
<draw:frame draw:style-name="fr1" draw:name="Image324" text:anchor-type="as-char" svg:width="6.9236in" svg:height="4.131171in" draw:z-index="0">
<draw:image xlink:href="../Images/AРМІЯINFORM/2023-06-12T85-00-00-04-00/2022-03-08t104026z_19-e1686575885272.jpg" xlink:type="simple" xlink:show="embed" xlink:actuate="onLoad" draw:mime-type="image/jpeg"/>
</draw:frame>
 - 从2021年夏天开始，我们评估了不可能排除大规模侵略的解释的真实情况和机会(来自俄罗斯联邦。  -  _ ed。). Ми почали готуватися до всіх варіантів можливих дій. Спочатку провелирозрахунки можливих ударів, і один з варіантів показав, що ми не помилилися.Насамперед, це охоплення нас (乌克兰领土。  -  _ ed。)在几个方面。(https://www.youtube.com/live/WY8sDvZdWEA)乌克兰中尉Oleksandr Pavlyuk的第一任副部长。</text:p>
      <ul>
        <li>
他们想削减我们，包围他们，然后得到它。 因此，我们的主要储备在这些地区保持了。 因此，他们的进攻始于2月24日，并没有带来成功。 然后我们击中了(俄罗斯人。  -  _ ed。)强大的火灾损害，使他们搬家改变了所有计划。应该牢记的是，当时敌人具有很大的定量优势，大约是1到7， - 亚历山大·帕夫洛克(Alexander Pavlyuk)说。</li>
      </ul>
      <text:p text:style-name="P4">
根据乌克兰国防部第一任​​副部长的说法，在Mariupol Naprymka建立了一个强大的团体，这反映了进攻的所有尝试。 因此，实际上，Mariupol拯救了整个乌克兰南部。 毕竟，敌人打算将土地与所谓的Transnistria联系起来。</text:p>
      <text:p text:style-name="P4">
对于他们在卢汉斯克地区的一员，乌克兰部队被迫进入Lineuzieurodonetsk -Kreminna -Rubizhne，以创建一条坚实的国防。(武装部队。  -  _ ed。)能够停止并恢复当时在俄罗斯的所有主要能力力量。</text:p>
      <text:p text:style-name="P4">
News Source: <text:a xlink:type="simple" xlink:href="https://armyinform.com.ua/2023/06/12/na-pochatku-vijny-u-protyvnyka-bula-velyka-kilkisna-prevaga-pryblyzno-1-do-7-oleksandr-pavlyuk/" text:style-name="Internet_20_link" text:visited-style-name="Visited_20_Internet_20_Link">
https://armyinform.com.ua/2023/06/12/na-pochatku-vijny-u-protyvnyka-bula-velyka-kilkisna-prevaga-pryblyzno-1-do-7-oleksandr-pavlyuk/</text:a>
</text:p>
      <!--NEWS-->
      <text:h text:style-name="P10" text:outline-level="1">
<text:span text:style-name="T4">
武装部队士兵击倒了俄罗斯战斗直升机KA-52</text:span>
</text:h>
      <text:p text:style-name="P4">
作者: ['АРМІЯINFORM']</text:p>
      <text:p text:style-name="P4">
时间: 2023-06-12T86:00:00-04:00</text:p>
      <text:p text:style-name="P4">
描述: 在ZSU的总参谋部，一架Rosiyki直升机的Likvidatsi Shchelot的将军...与乌克兰2022年的战争，与乌克兰的最新新闻，今天与乌克兰2022年的新闻战争，今天，乌克兰和乌克兰之间的战争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353805677_604433995203016_8453657300307186256_n.jpg" text:style-name="Internet_20_link" text:visited-style-name="Visited_20_Internet_20_Link">
353805677_604433995203016_8453657300307186256_n.jpg</text:a>
']</text:p>
      <text:p text:style-name="P4">
标签: ['ВЕРТОЛІТ КА-52', 'ГЕНШТАБ ЗС УКРАЇНИ', 'ЗНИЩЕННЯ РОСІЙСЬКОЇ ВІЙСЬКОВОЇ ТЕХНІКИ', 'ХРОНІКА ОБОРОНИ']</text:p>
      <text:p text:style-name="P4">
类别: News</text:p>
      <!--METADATA-->
      <text:p text:style-name="P4">
<draw:frame draw:style-name="fr1" draw:name="Image325" text:anchor-type="as-char" svg:width="6.9236in" svg:height="3.865677in" draw:z-index="0">
<draw:image xlink:href="../Images/AРМІЯINFORM/2023-06-12T86-00-00-04-00/353805677_604433995203016_8453657300307186256_n.jpg" xlink:type="simple" xlink:show="embed" xlink:actuate="onLoad" draw:mime-type="image/jpeg"/>
</draw:frame>
武装部队的总人员报告说，取消了另一辆俄罗斯滚轮共同52。</text:p>
      <text:p text:style-name="P4">
关于这个<text:a xlink:type="simple" xlink:href="https://www.facebook.com/GeneralStaff.ua/posts/pfbid0Ng4owjaxFK58yUFapNs8hWDFu2CjeXx7XKfHm7H28sF3yhfSNZ16VgxHBoB4pcV6l" text:style-name="Internet_20_link" text:visited-style-name="Visited_20_Internet_20_Link">
被引用</text:a>
在他们的Facebook页面上。</text:p>
      <text:p text:style-name="P4">
“我们的勇士摧毁了另一位名为“鳄鱼”的另一台昂贵的敌人冲击直升机KA-52。</text:p>
      <text:p text:style-name="P4">
News Source: <text:a xlink:type="simple" xlink:href="https://armyinform.com.ua/2023/06/12/voyiny-zsu-zbyly-rosijskyj-bojovyj-vertolit-ka-52/" text:style-name="Internet_20_link" text:visited-style-name="Visited_20_Internet_20_Link">
https://armyinform.com.ua/2023/06/12/voyiny-zsu-zbyly-rosijskyj-bojovyj-vertolit-ka-52/</text:a>
</text:p>
      <!--NEWS-->
      <text:h text:style-name="P10" text:outline-level="1">
<text:span text:style-name="T4">
乌克兰通过俄罗斯恐怖袭击Kakhovskaya水力发电站的损失超过了一十亿欧元</text:span>
</text:h>
      <text:p text:style-name="P4">
作者: ['АРМІЯINFORM']</text:p>
      <text:p text:style-name="P4">
时间: 2023-06-12T87:00:00-04:00</text:p>
      <text:p text:style-name="P4">
描述: podn 15亿єvro成为苏马·兹比夫（Suma Zbitkiv）通过p -sisdriv rosiyu kakhovo hes ....与乌克兰2022年的战争，与乌克兰的最新新闻，《与乌克兰的新闻》 2022年的战争，今天是乌克兰和俄罗斯和俄罗斯和俄罗斯和俄罗斯和俄罗斯和俄罗斯和俄罗斯和俄罗斯之间的最后一场战争什么时候，何时，何时，何时，何时，何时，何时，何时，何时，何时，何时，何时，何时，何时与乌克兰在2022年进行战争，是否会在不久的将来与乌克兰进行战争，与乌克兰的战争，乌克兰的战争今日新闻，乌克兰新闻在乌克兰媒体的俄罗斯新闻</text:p>
      <text:p text:style-name="P4">
图片: ['<text:a xlink:type="simple" xlink:href="https://armyinform.com.ua/wp-content/uploads/2023/06/photo_5201956740311141038_y.jpg" text:style-name="Internet_20_link" text:visited-style-name="Visited_20_Internet_20_Link">
photo_5201956740311141038_y.jpg</text:a>
']</text:p>
      <text:p text:style-name="P4">
标签: ['ЗБИТКИ ДОВКІЛЛЮ', 'КАХОВСЬКА ГЕС']</text:p>
      <text:p text:style-name="P4">
类别: News</text:p>
      <!--METADATA-->
      <text:p text:style-name="P4">
<draw:frame draw:style-name="fr1" draw:name="Image326" text:anchor-type="as-char" svg:width="6.9236in" svg:height="5.1927in" draw:z-index="0">
<draw:image xlink:href="../Images/AРМІЯINFORM/2023-06-12T87-00-00-04-00/photo_5201956740311141038_y.jpg" xlink:type="simple" xlink:show="embed" xlink:actuate="onLoad" draw:mime-type="image/jpeg"/>
</draw:frame>
超过15亿欧元是由于破坏Rosiyakhovsky水力发电站的破坏而导致的环境损失量。 大约5.5万公顷的森林被淹没了。</text:p>
      <text:p text:style-name="P4">
关于它<text:a xlink:type="simple" xlink:href="https://t.me/shtab_kakhovska_hes/614" text:style-name="Internet_20_link" text:visited-style-name="Visited_20_Internet_20_Link">
报告</text:a>
消除卡科夫卡水力发电站的总部。</text:p>
      <text:p text:style-name="P4">
“由于Verkhovna Rada环境政策与环境管理委员会的结果，通过这种恐怖袭击而变得无法使用的水已经足以放弃整个世界。” Ova Alexander Proudin。</text:p>
      <text:p text:style-name="P4">
同样，在乌克兰Verkhovna Rada委员会的出站会议上，这被认为是重要问题的吨位：尤其是：</text:p>
      <text:p text:style-name="P4">
<text:span text:style-name="T5">
改善该地区的环境状况； </text:span>
监测环境和流行病学状况； <text:span text:style-name="T5">
紧急钻探新井； </text:span>
为人口提供饮用水； <text:span text:style-name="T5">
撤离和恢复方式； </text:span>
霍森地区饮用水定价的国家控制_._</text:p>
      <text:p text:style-name="P4">
News Source: <text:a xlink:type="simple" xlink:href="https://armyinform.com.ua/2023/06/12/zbytky-ukrayiny-cherez-rosijskyj-terakt-na-kahovskij-ges-perevyshhyly-sumu-v-pivtora-milyardy-yevro/" text:style-name="Internet_20_link" text:visited-style-name="Visited_20_Internet_20_Link">
https://armyinform.com.ua/2023/06/12/zbytky-ukrayiny-cherez-rosijskyj-terakt-na-kahovskij-ges-perevyshhyly-sumu-v-pivtora-milyardy-yevro/</text:a>
</text:p>
      <!--NEWS-->
      <text:h text:style-name="P10" text:outline-level="1">
<text:span text:style-name="T4">
在赫尔森地区，占领者在受贿后撤离乌克兰公民</text:span>
</text:h>
      <text:p text:style-name="P4">
作者: ['АРМІЯINFORM']</text:p>
      <text:p text:style-name="P4">
时间: 2023-06-12T88:00:00-04:00</text:p>
      <text:p text:style-name="P4">
描述: 在Timchasovo Bibliy Gholisy Pristan Khersonsko，Rosisski对许可的热情...与乌克兰2022年的战争，与乌克兰的战争是今天的最新新闻，这是与乌克兰2022年的新闻战争，乌克兰是今天的最后一场战争，乌克兰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evakuatsiya_facebook_com_mns_gov_ua___foto_pavlo_petrov_650x410.jpg" text:style-name="Internet_20_link" text:visited-style-name="Visited_20_Internet_20_Link">
evakuatsiya_facebook_com_mns_gov_ua___foto_pavlo_petrov_650x410.jpg</text:a>
']</text:p>
      <text:p text:style-name="P4">
标签: ['ГШ ЗСУ', 'КАХОВСЬКА ГЕС', 'КАХОВСЬКА ГЕС/ШТАБ INFO', 'ОПЕРАТИВНА ІНФОРМАЦІЯ']</text:p>
      <text:p text:style-name="P4">
类别: News</text:p>
      <!--METADATA-->
      <text:p text:style-name="P4">
<draw:frame draw:style-name="fr1" draw:name="Image327" text:anchor-type="as-char" svg:width="6.9236in" svg:height="4.367194in" draw:z-index="0">
<draw:image xlink:href="../Images/AРМІЯINFORM/2023-06-12T88-00-00-04-00/evakuatsiya_facebook_com_mns_gov_ua___foto_pavlo_petrov_650x410.jpg" xlink:type="simple" xlink:show="embed" xlink:actuate="onLoad" draw:mime-type="image/jpeg"/>
</draw:frame>
在赫尔森地区暂时占领的裸露码头中，俄罗斯的占领只有在收到贿赂后才撤离乌克兰公民。</text:p>
      <text:p text:style-name="P4">
关于它<text:a xlink:type="simple" xlink:href="https://m.facebook.com/story.php" text:style-name="Internet_20_link" text:visited-style-name="Visited_20_Internet_20_Link">
报告</text:a>
武装部队的总人员在运营信息中。</text:p>
      <text:p text:style-name="P4">
“同时，俄罗斯入侵者摧毁了乌克兰模式其他文件的护照和出生证明。 该消息写道：“当地居民被迁至被占领的乌克兰克里米亚和俄罗斯联邦的克拉斯诺达尔。”</text:p>
      <text:p text:style-name="P4">
News Source: <text:a xlink:type="simple" xlink:href="https://armyinform.com.ua/2023/06/12/na-hersonshhyni-okupanty-evakuyuyut-gromadyan-ukrayiny-pislya-otrymannya-habarya/" text:style-name="Internet_20_link" text:visited-style-name="Visited_20_Internet_20_Link">
https://armyinform.com.ua/2023/06/12/na-hersonshhyni-okupanty-evakuyuyut-gromadyan-ukrayiny-pislya-otrymannya-habarya/</text:a>
</text:p>
      <!--NEWS-->
      <text:h text:style-name="P10" text:outline-level="1">
<text:span text:style-name="T4">
在Vinnitsa，取消了一个Pro -russian Bot Farm，每天最多创建500个假帐户</text:span>
</text:h>
      <text:p text:style-name="P4">
作者: ['АРМІЯINFORM']</text:p>
      <text:p text:style-name="P4">
时间: 2023-06-12T89:00:00-04:00</text:p>
      <text:p text:style-name="P4">
描述: 在Visnnitsi，他们将牛the牛封锁，这是一个牛的核心。 U ...与乌克兰2022年的战争，与乌克兰的最新消息，今天与乌克兰的新闻战争，2022年的新闻战争，今天将在乌克兰和俄罗斯之间发动战争，当2022年与乌克兰的战争将是，他们说，在不久的将来与乌克兰发动了战争</text:p>
      <text:p text:style-name="P4">
图片: ['<text:a xlink:type="simple" xlink:href="https://armyinform.com.ua/wp-content/uploads/2023/06/583e460e10b1a10fb7811db4abf4bfb3.jpeg" text:style-name="Internet_20_link" text:visited-style-name="Visited_20_Internet_20_Link">
583e460e10b1a10fb7811db4abf4bfb3.jpeg</text:a>
']</text:p>
      <text:p text:style-name="P4">
标签: ['БОТОФЕРМА', 'ВІЙНА', 'СЛУЖБА БЕЗПЕКИ УКРАЇНИ']</text:p>
      <text:p text:style-name="P4">
类别: News</text:p>
      <!--METADATA-->
      <text:p text:style-name="P4">
<draw:frame draw:style-name="fr1" draw:name="Image328" text:anchor-type="as-char" svg:width="6.9236in" svg:height="4.615733in" draw:z-index="0">
<draw:image xlink:href="../Images/AРМІЯINFORM/2023-06-12T89-00-00-04-00/583e460e10b1a10fb7811db4abf4bfb3.jpeg" xlink:type="simple" xlink:show="embed" xlink:actuate="onLoad" draw:mime-type="image/jpeg"/>
</draw:frame>
在Vinnitsa，一个有利于侵略国的强大机器人农场被封锁。 由于采取了复杂的措施，三名组织者被拘留。</text:p>
      <text:p text:style-name="P4">
关于它<text:a xlink:type="simple" xlink:href="https://ssu.gov.ua/novyny/sbu-likviduvala-u-vinnytsi-botofermu-yaka-shchodnia-stvoriuvala-do-500-feikovykh-akauntiv-dlia-rozghonu-kremlivskykh-naratyviv" text:style-name="Internet_20_link" text:visited-style-name="Visited_20_Internet_20_Link">
报告</text:a>
乌克兰的安全服务。</text:p>
      <text:p text:style-name="P4">
专业设备允许攻击者每天在不同的社交网络上(包括乌克兰禁止的社交网络)上注册多达500匿名帐户。</text:p>
      <text:p text:style-name="P4">
在俄罗斯联合会特殊服务屋顶下工作的俄罗斯SMM机构的“现成的“机器人”。 只有在一个人的“租约”上，经销商才能赚取20个uah。 消息是通过自己和银行卡收到的。”消息写道。</text:p>
      <text:p text:style-name="P4">
根据案件档案，俄罗斯瓶装的客户使用了fakeails来进行对纳弗朗托局势和乌克兰社会政治状况的叙事的大规模“加速”。</text:p>
      <text:p text:style-name="P4">
此外，俄罗斯的在线煽动者认为对乌克兰的武装侵略是为了支持种族主义者，特别是在国际舞台上。</text:p>
      <text:p text:style-name="P4">
根据调查，Botoferma的组织者是Vinnytsia的三名居民。他们在出租的车库中安装了专业设备。</text:p>
      <text:p text:style-name="P4">
目前，被告计划在电子计算机的运营中报告怀疑未经授权的操作(电脑)，自动化系统，计算机网络或电信网络。</text:p>
      <text:p text:style-name="P4">
袭击者受到最高15年监禁的威胁。</text:p>
      <text:p text:style-name="P4">
News Source: <text:a xlink:type="simple" xlink:href="https://armyinform.com.ua/2023/06/12/u-vinnyczi-likviduvaly-prorosijsku-botofermu-yaka-shhodnya-stvoryuvala-do-500-fejkovyh-akauntiv/" text:style-name="Internet_20_link" text:visited-style-name="Visited_20_Internet_20_Link">
https://armyinform.com.ua/2023/06/12/u-vinnyczi-likviduvaly-prorosijsku-botofermu-yaka-shhodnya-stvoryuvala-do-500-fejkovyh-akauntiv/</text:a>
</text:p>
      <!--NEWS-->
      <text:h text:style-name="P10" text:outline-level="1">
<text:span text:style-name="T4">
奥斯特罗斯基王子旅的旅来了</text:span>
</text:h>
      <text:p text:style-name="P4">
作者: ['АРМІЯINFORM']</text:p>
      <text:p text:style-name="P4">
时间: 2023-06-12T8:00:00-04:00</text:p>
      <text:p text:style-name="P4">
描述: 关于Khovdomlya指挥“ Pivnich”：“成为Suvori坦克...与乌克兰2022年的战争，与乌克兰的最新新闻，今天与乌克兰的新闻，乌克兰2022年最后一次与乌克兰进行战争，将在乌克兰和俄罗斯之间以及俄罗斯和俄罗斯之间以及何时进行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6/353041703_633043042188057_3541996518867763579_n.jpg" text:style-name="Internet_20_link" text:visited-style-name="Visited_20_Internet_20_Link">
353041703_633043042188057_3541996518867763579_n.jpg</text:a>
']</text:p>
      <text:p text:style-name="P4">
标签: ['STOPRUSSIA', 'АГРЕСІЯ РФ']</text:p>
      <text:p text:style-name="P4">
类别: News</text:p>
      <!--METADATA-->
      <text:p text:style-name="P4">
<draw:frame draw:style-name="fr1" draw:name="Image329" text:anchor-type="as-char" svg:width="6.9236in" svg:height="4.803212in" draw:z-index="0">
<draw:image xlink:href="../Images/AРМІЯINFORM/2023-06-12T8-00-00-04-00/353041703_633043042188057_3541996518867763579_n.jpg" xlink:type="simple" xlink:show="embed" xlink:actuate="onLoad" draw:mime-type="image/jpeg"/>
</draw:frame>
关于它<text:a xlink:type="simple" xlink:href="https://www.facebook.com/kommander.nord/posts/pfbid04PCVwnT8Dug3Yy4AH5J7ee36s8Pr8cu9ZcfDhE2PiXACUeaZNfigfjAgDhKb5jvUl" text:style-name="Internet_20_link" text:visited-style-name="Visited_20_Internet_20_Link">
报告</text:a>
操作命令“北”：</text:p>
      <text:p text:style-name="P4">
“即使是苛刻的油轮“融化”……</text:p>
      <text:p text:style-name="P4">
…当文化空降来到他们身边。 因为这些艺术家知道如何演奏 - 虚构的音乐会以及战士灵魂的弦乐。</text:p>
      <text:p text:style-name="P4">
最近在坦克营30个单独的机械化团队。 Princelyakostyantina ostrozky一次举行了两次“文化伞兵”的演讲。在“ Iron Guys”之前，著名的吉他手 - 乌克兰Oleksandr Yakimchuk，首先讲“ Iron Guys”。(莱斯)但是美国本·斯图尔特(Ben Stuart)和我同意 - 受欢迎的乐队“独木舟中的一人”和标志性乐队Miroslav Dzhnovichkuvaldin的独奏者。</text:p>
      <text:p text:style-name="P4">
战士和艺术家同意：“在胜利之前在一起!”。</text:p>
      <text:p text:style-name="P4">
News Source: <text:a xlink:type="simple" xlink:href="https://armyinform.com.ua/2023/06/12/do-voyiniv-brygady-imeni-knyazya-ostrozkogo-zavitav-kulturnyj-desant/" text:style-name="Internet_20_link" text:visited-style-name="Visited_20_Internet_20_Link">
https://armyinform.com.ua/2023/06/12/do-voyiniv-brygady-imeni-knyazya-ostrozkogo-zavitav-kulturnyj-desant/</text:a>
</text:p>
      <!--NEWS-->
      <text:h text:style-name="P10" text:outline-level="1">
<text:span text:style-name="T4">
雷布罗夫：乌克兰必须得分更多</text:span>
</text:h>
      <text:p text:style-name="P4">
作者: Ukrinform (Person)</text:p>
      <text:p text:style-name="P4">
出版商: Укринформ (Organization)</text:p>
      <text:p text:style-name="P4">
出版时间: 2023-06-12T8:34:39+03:00</text:p>
      <text:p text:style-name="P4">
修改时间: 2023-06-12T22:34:39+03:00</text:p>
      <text:p text:style-name="P4">
描述: 乌克兰足球队与德国队进行了友好的比赛。  - 乌克林。</text:p>
      <text:p text:style-name="P4">
图片: ['<text:a xlink:type="simple" xlink:href="https://static.ukrinform.com/photos/2023_06/thumb_files/630_360_1686598421-646.jpg" text:style-name="Internet_20_link" text:visited-style-name="Visited_20_Internet_20_Link">
630_360_16865...</text:a>
']</text:p>
      <text:p text:style-name="P4">
标签: ['Футбол', 'Ребров', 'Збірна України']</text:p>
      <text:p text:style-name="P4">
类型: Article</text:p>
      <!--METADATA-->
      <text:p text:style-name="P4">
<draw:frame draw:style-name="fr1" draw:name="Image330" text:anchor-type="as-char" svg:width="6.9236in" svg:height="3.956343in" draw:z-index="0">
<draw:image xlink:href="../Images/yкринформ/2023-06-12T8-34-39-03-00/630_360_1686598421-646.jpg" xlink:type="simple" xlink:show="embed" xlink:actuate="onLoad" draw:mime-type="image/jpeg"/>
</draw:frame>
国家橄榄球队与德国队进行了友好的比赛。</text:p>
      <text:p text:style-name="P4">
正如乌克林福姆报道的那样，在不来梅的Vesstadion竞技场举行的一次会议以3：3的结尾结束。</text:p>
      <text:p text:style-name="P4">
“蓝色和黄色” Sergirebrov的新导师赞赏他在乌克兰国家队的首次亮相。</text:p>
      <text:p text:style-name="P4">
“你问自己 - 成功还是成功？ 这是一个控制匹配。 我相信他们已经创造了时刻，并且可以得分更高。 我感谢球员和球迷。 我们感到他们的支持，这很重要。 我们听到并支持武装部队，我们支持它。 对我个人而言，这是第一场比赛。 贾拉达(Jarada)是，这些家伙被认真对待，我们表现出了不错的成绩。 我们感谢我们国家与侵略者在战争中的支持。</text:p>
      <text:p text:style-name="P4">
<text:span text:style-name="T4">
另请阅读：</text:span>
 <text:a xlink:type="simple" xlink:href="https://www.ukrinform.ua/rubric-sports/3721992-zbirna-ukraini-zabila-nimeccini-3-maci-zigravsi-vniciu-u-kontrolnomu-matci.html" text:style-name="Internet_20_link" text:visited-style-name="Visited_20_Internet_20_Link">
乌克兰在与德国的控制比赛中打平局</text:a>
以下“蓝黄”决斗将在欧洲2024年对北部马其顿的冠军冠军赛中报道。(6月16日)和马耳他(6月19日).</text:p>
      <text:p text:style-name="P4">
Фото: uaf.ua.</text:p>
      <text:p text:style-name="P4">
News Source: <text:a xlink:type="simple" xlink:href="https://www.ukrinform.ua/rubric-sports/3722016-rebrov-ukraina-mala-zabivati-bilse-nimeccini.html" text:style-name="Internet_20_link" text:visited-style-name="Visited_20_Internet_20_Link">
https://www.ukrinform.ua/rubric-sports/3722016-rebrov-ukraina-mala-zabivati-bilse-nimeccini.html</text:a>
</text:p>
      <!--NEWS-->
      <text:h text:style-name="P10" text:outline-level="1">
<text:span text:style-name="T4">
乌克兰航空对敌人造成了八次打击</text:span>
</text:h>
      <text:p text:style-name="P4">
作者: ['АРМІЯINFORM']</text:p>
      <text:p text:style-name="P4">
时间: 2023-06-12T90:00:00-04:00</text:p>
      <text:p text:style-name="P4">
描述: avisaats的乌克兰辩护部队为DOB辩护，在尤其是与乌克兰2022年与乌克兰战争的Zserdzhennya的地区进行了8次罢工他们说，乌克兰和俄罗斯以及2022年与乌克兰的战争将在不久的将来与乌克兰发生战争，他们说，与乌克兰的战争，乌克兰今天的新闻，乌克兰的新闻，乌克兰媒体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АВІАЦІЯ', 'ХРОНІКА ОБОРОНИ']</text:p>
      <text:p text:style-name="P4">
类别: News</text:p>
      <!--METADATA-->
      <text:p text:style-name="P4">
<draw:frame draw:style-name="fr1" draw:name="Image331" text:anchor-type="as-char" svg:width="6.9236in" svg:height="3.894525in" draw:z-index="0">
<draw:image xlink:href="../Images/AРМІЯINFORM/2023-06-12T90-00-00-04-00/aviacziya-syl-oborony-ukrayiny.jpg" xlink:type="simple" xlink:show="embed" xlink:actuate="onLoad" draw:mime-type="image/jpeg"/>
</draw:frame>
说明性照片</text:p>
      <text:p text:style-name="P4">
乌克兰国防军每天的航空在敌人的个人工作人员集中的领域进行了8次跳动。</text:p>
      <text:p text:style-name="P4">
关于它<text:a xlink:type="simple" xlink:href="https://m.facebook.com/story.php" text:style-name="Internet_20_link" text:visited-style-name="Visited_20_Internet_20_Link">
报告</text:a>
武装部队的总人员在运营信息中。</text:p>
      <text:p text:style-name="P4">
同样，我们的捍卫者摧毁了“ Orlan-10”行动级别的无人机。</text:p>
      <text:p text:style-name="P4">
我们的火箭部队和炮兵部队袭击了3点的管理，2个防空导弹综合大楼，对手的人员集中的领域以及他的3个炮兵部队在射击位置。</text:p>
      <text:p text:style-name="P4">
News Source: <text:a xlink:type="simple" xlink:href="https://armyinform.com.ua/2023/06/12/ukrayinska-aviacziya-zavdala-visim-udariv-po-vorogu/" text:style-name="Internet_20_link" text:visited-style-name="Visited_20_Internet_20_Link">
https://armyinform.com.ua/2023/06/12/ukrayinska-aviacziya-zavdala-visim-udariv-po-vorogu/</text:a>
</text:p>
      <!--NEWS-->
      <text:h text:style-name="P10" text:outline-level="1">
<text:span text:style-name="T4">
在赫尔森（Kherson</text:span>
</text:h>
      <text:p text:style-name="P4">
作者: ['АРМІЯINFORM']</text:p>
      <text:p text:style-name="P4">
时间: 2023-06-12T91:00:00-04:00</text:p>
      <text:p text:style-name="P4">
描述: Z 13蠕虫到被洪水淹没的VNASLIS PISDRIVA KAKHOVO GES MIKROSTROYONA KHERON ...与乌克兰2022年的战争，与乌克兰的最新消息，今天与乌克兰的新闻，今天与乌克兰的新闻战争，今天与乌克兰的新闻战争，乌克兰和俄罗斯和俄罗斯之间的战争将与乌克兰和俄罗斯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image-8.jpg" text:style-name="Internet_20_link" text:visited-style-name="Visited_20_Internet_20_Link">
image-8.jpg</text:a>
']</text:p>
      <text:p text:style-name="P4">
标签: ['КАХОВСЬКА ГЕС', 'КАХОВСЬКА ГЕС/ШТАБ INFO', 'ХЕРСОН']</text:p>
      <text:p text:style-name="P4">
类别: News</text:p>
      <!--METADATA-->
      <text:p text:style-name="P4">
<draw:frame draw:style-name="fr1" draw:name="Image332" text:anchor-type="as-char" svg:width="6.9236in" svg:height="3.894525in" draw:z-index="0">
<draw:image xlink:href="../Images/AРМІЯINFORM/2023-06-12T91-00-00-04-00/image-8.jpg" xlink:type="simple" xlink:show="embed" xlink:actuate="onLoad" draw:mime-type="image/jpeg"/>
</draw:frame>
从6月13日起，Kherson社区将被禁止来自Kakhovka水力发电站。</text:p>
      <text:p text:style-name="P4">
关于它<text:a xlink:type="simple" xlink:href="https://t.me/shtab_kakhovska_hes/614" text:style-name="Internet_20_link" text:visited-style-name="Visited_20_Internet_20_Link">
报告</text:a>
消除卡科夫卡水力发电站的总部。</text:p>
      <text:p text:style-name="P4">
“将采取矿化，调查行动和公用事业的工作。 该工作人员指出，这将由TAMSK军事政府的SES代表进行。”</text:p>
      <text:p text:style-name="P4">
在水衰退之后，还将确定向Ilicare发出人道主义援助的位置，这可以每天12:00至15:00获得。</text:p>
      <text:p text:style-name="P4">
在一周中，岛上的居民将能够将其从12:00到3:00 PM移动。</text:p>
      <text:p text:style-name="P4">
News Source: <text:a xlink:type="simple" xlink:href="https://armyinform.com.ua/2023/06/12/z-13-chervnya-do-zatoplenogo-mikrorajonu-korabel-hersona-bude-zaboroneno-vyizd/" text:style-name="Internet_20_link" text:visited-style-name="Visited_20_Internet_20_Link">
https://armyinform.com.ua/2023/06/12/z-13-chervnya-do-zatoplenogo-mikrorajonu-korabel-hersona-bude-zaboroneno-vyizd/</text:a>
</text:p>
      <!--NEWS-->
      <text:h text:style-name="P10" text:outline-level="1">
<text:span text:style-name="T4">
Kakhovskaya水力发电厂：死亡人数增加到十个人</text:span>
</text:h>
      <text:p text:style-name="P4">
作者: ['АРМІЯINFORM']</text:p>
      <text:p text:style-name="P4">
时间: 2023-06-12T92:00:00-04:00</text:p>
      <text:p text:style-name="P4">
描述: nazrai大约有10次弯曲在Khersonshchin，Yak vnizla Vnaslis的洪水中...与乌克兰2022年的战争，与乌克兰的最新新闻，今天与乌克兰的新闻战争，今天与乌克兰2022年的新闻战争，乌克兰和俄罗斯之间的战争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3d15a37-1kahovka.jpg" text:style-name="Internet_20_link" text:visited-style-name="Visited_20_Internet_20_Link">
3d15a37-1kahovka.jpg</text:a>
']</text:p>
      <text:p text:style-name="P4">
标签: ['КАХОВСЬКА ГЕС', 'КАХОВСЬКА ГЕС/ШТАБ INFO']</text:p>
      <text:p text:style-name="P4">
类别: News</text:p>
      <!--METADATA-->
      <text:p text:style-name="P4">
<draw:frame draw:style-name="fr1" draw:name="Image333" text:anchor-type="as-char" svg:width="6.9236in" svg:height="4.119542in" draw:z-index="0">
<draw:image xlink:href="../Images/AРМІЯINFORM/2023-06-12T92-00-00-04-00/3d15a37-1kahovka.jpg" xlink:type="simple" xlink:show="embed" xlink:actuate="onLoad" draw:mime-type="image/jpeg"/>
</draw:frame>
目前，由于俄罗斯大坝到卡霍夫斯卡水力发电大坝的洪水泛滥，目前有10人因洪水而丧生。</text:p>
      <text:p text:style-name="P4">
如<text:a xlink:type="simple" xlink:href="https://t.me/shtab_kakhovska_hes/640" text:style-name="Internet_20_link" text:visited-style-name="Visited_20_Internet_20_Link">
告知</text:a>
内部事务部长克里曼科(Klimenko)，水继续撤退，有3 653加热。</text:p>
      <text:p text:style-name="P4">
“目前，已知有10人死亡：在Kherson和该地区。 我们还记录了41名失踪的人，”他说。</text:p>
      <text:p text:style-name="P4">
目前，相关服务正在通过天然气和电源恢复。</text:p>
      <text:p text:style-name="P4">
“早晨，总部会议以消除灾难的后果。 听到了在霍尔森地区钻探自流井的准备。 抽水。 在大多数定居点中，电力，供水将被送回周末。 我们考虑公民的损失。 信件正在以增强模式工作。”</text:p>
      <text:p text:style-name="P4">
News Source: <text:a xlink:type="simple" xlink:href="https://armyinform.com.ua/2023/06/12/pidryv-kahovskoyi-ges-kilkist-zagyblyh-zbilshylasya-do-desyaty-osib/" text:style-name="Internet_20_link" text:visited-style-name="Visited_20_Internet_20_Link">
https://armyinform.com.ua/2023/06/12/pidryv-kahovskoyi-ges-kilkist-zagyblyh-zbilshylasya-do-desyaty-osib/</text:a>
</text:p>
      <!--NEWS-->
      <text:h text:style-name="P10" text:outline-level="1">
<text:span text:style-name="T4">
敌人专注于四个方向，发生了23次战斗冲突</text:span>
</text:h>
      <text:p text:style-name="P4">
作者: ['АРМІЯINFORM']</text:p>
      <text:p text:style-name="P4">
时间: 2023-06-12T93:00:00-04:00</text:p>
      <text:p text:style-name="P4">
描述: 对手Zoservilu，Limansky上的基本Zusill，Bakhmutsky，Avdevsky，与乌克兰2022年的战争，与乌克兰的最新新闻，今天与乌克兰2022年的新闻战争，今天上次与乌克兰的新闻战争，乌克兰和俄罗斯之间的战争会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353817822_604453481867734_3890980482231183041_n.jpg" text:style-name="Internet_20_link" text:visited-style-name="Visited_20_Internet_20_Link">
353817822_604453481867734_3890980482231183041_n.jpg</text:a>
']</text:p>
      <text:p text:style-name="P4">
标签: ['ГЕНЕРАЛЬНИЙ ШТАБ ЗС УКРАЇНИ', 'ОПЕРАТИВНА ІНФОРМАЦІЯ']</text:p>
      <text:p text:style-name="P4">
类别: News</text:p>
      <!--METADATA-->
      <text:p text:style-name="P4">
<draw:frame draw:style-name="fr1" draw:name="Image334" text:anchor-type="as-char" svg:width="6.9236in" svg:height="3.89773in" draw:z-index="0">
<draw:image xlink:href="../Images/AРМІЯINFORM/2023-06-12T93-00-00-04-00/353817822_604453481867734_3890980482231183041_n.jpg" xlink:type="simple" xlink:show="embed" xlink:actuate="onLoad" draw:mime-type="image/jpeg"/>
</draw:frame>
敌人将重大的努力集中在利曼，巴赫穆特，阿夫迪夫和玛丽斯基上。 白天，发生了23份战斗报告。</text:p>
      <text:p text:style-name="P4">
关于它<text:a xlink:type="simple" xlink:href="https://m.facebook.com/story.php" text:style-name="Internet_20_link" text:visited-style-name="Visited_20_Internet_20_Link">
报告</text:a>
武装部队的总人员在运营信息中。</text:p>
      <text:p text:style-name="P4">
敌人沿莱曼(Lyman)的方向和阿维迪卡(Avdiivka)的方向未能成功地在芝士地区前进。 在矿物方向上，敌人朝着有福的方向执行了不成功的连续行动。</text:p>
      <text:p text:style-name="P4">
在Zaporizhzhya和Kherson的指示中，敌人继续进行防御。</text:p>
      <text:p text:style-name="P4">
我们的后卫还击退了在Marinka市的所有14起敌人袭击。</text:p>
      <text:p text:style-name="P4">
News Source: <text:a xlink:type="simple" xlink:href="https://armyinform.com.ua/2023/06/12/vorog-zoseredzhuye-zusyllya-na-chotyroh-napryamkah-tam-vidbulos-23-zitknennya/" text:style-name="Internet_20_link" text:visited-style-name="Visited_20_Internet_20_Link">
https://armyinform.com.ua/2023/06/12/vorog-zoseredzhuye-zusyllya-na-chotyroh-napryamkah-tam-vidbulos-23-zitknennya/</text:a>
</text:p>
      <!--NEWS-->
      <text:h text:style-name="P10" text:outline-level="1">
<text:span text:style-name="T4">
武装部队的上周，释放了7个定居点-Anna Malyar</text:span>
</text:h>
      <text:p text:style-name="P4">
作者: ['АРМІЯINFORM']</text:p>
      <text:p text:style-name="P4">
时间: 2023-06-12T94:00:00-04:00</text:p>
      <text:p text:style-name="P4">
描述: 乌克兰的Zbroins silles for Adventyli tizhenya在先进的Navilii Sir ...与乌克兰2022年的战争，与乌克兰的最新新闻，与乌克兰2022年的新闻战争，今天的最后一场战争，乌克兰和俄罗斯之间的战争将会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malyar-1-960x540-1.jpg" text:style-name="Internet_20_link" text:visited-style-name="Visited_20_Internet_20_Link">
malyar-1-960x540-1.jpg</text:a>
']</text:p>
      <text:p text:style-name="P4">
标签: ['ГАННА МАЛЯР', 'ЗВІЛЬНЕННЯ']</text:p>
      <text:p text:style-name="P4">
类别: News</text:p>
      <!--METADATA-->
      <text:p text:style-name="P4">
<draw:frame draw:style-name="fr1" draw:name="Image335" text:anchor-type="as-char" svg:width="6.9236in" svg:height="3.894525in" draw:z-index="0">
<draw:image xlink:href="../Images/AРМІЯINFORM/2023-06-12T94-00-00-04-00/malyar-1-960x540-1.jpg" xlink:type="simple" xlink:show="embed" xlink:actuate="onLoad" draw:mime-type="image/jpeg"/>
</draw:frame>
乌克兰上周的武装部队由于进攻，释放了七次定居点。</text:p>
      <text:p text:style-name="P4">
关于它<text:a xlink:type="simple" xlink:href="https://t.me/annamaliar/842" text:style-name="Internet_20_link" text:visited-style-name="Visited_20_Internet_20_Link">
报告</text:a>
国防部副部长安娜·马利亚尔(Anna Malyar)在电报中。</text:p>
      <text:p text:style-name="P4">
据她说，上周，在乌丹克(Udonesk)和塔夫里(Tavriy)的行动区域进攻性行动中，促进同学分组的部队<text:span text:style-name="T4">
 6.5 km </text:span>
。 在控制下采取的领土的区域<text:span text:style-name="T4">
 90平方公里</text:span>
</text:p>
      <text:p text:style-name="P4">
安娜·马里亚尔(Anna Malyar)写道：“已经发布了7个定居点：Pusic，Levadne，Novodarivka，Neskachny，Storozhevo，Makarivka，有福。”</text:p>
      <text:p text:style-name="P4">
News Source: <text:a xlink:type="simple" xlink:href="https://armyinform.com.ua/2023/06/12/za-mynulyj-tyzhden-zsu-zvilnyly-7-naselenyh-punktiv-ganna-malyar/" text:style-name="Internet_20_link" text:visited-style-name="Visited_20_Internet_20_Link">
https://armyinform.com.ua/2023/06/12/za-mynulyj-tyzhden-zsu-zvilnyly-7-naselenyh-punktiv-ganna-malyar/</text:a>
</text:p>
      <!--NEWS-->
      <text:h text:style-name="P10" text:outline-level="1">
<text:span text:style-name="T4">
阿列克谢·雷兹尼科夫（Alexei Reznikov）与爱沙尼亚国防部长讨论了加强武装部队的国防能力</text:span>
</text:h>
      <text:p text:style-name="P4">
作者: ['АРМІЯINFORM']</text:p>
      <text:p text:style-name="P4">
时间: 2023-06-12T95:00:00-04:00</text:p>
      <text:p text:style-name="P4">
描述: Mainstro对乌克兰Oleksiy Reznikov的防御，在讨论了Esonian Kingo Khanno Pevkur ...与乌克兰2022年的战争，与乌克兰与乌克兰的最新新闻，今天与乌克兰2022年的新闻，今天上次与乌克兰的新闻战争，将在乌克兰和俄罗斯之间进行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fyb8k2uwwaaotfz.jpg" text:style-name="Internet_20_link" text:visited-style-name="Visited_20_Internet_20_Link">
fyb8k2uwwaaotfz.jpg</text:a>
']</text:p>
      <text:p text:style-name="P4">
标签: ['ОЛЕКСІЙ РЕЗНІКОВ', 'ОФІЦІЙНО', 'ХАННО ПЕВКУР']</text:p>
      <text:p text:style-name="P4">
类别: News</text:p>
      <!--METADATA-->
      <text:p text:style-name="P4">
<draw:frame draw:style-name="fr1" draw:name="Image336" text:anchor-type="as-char" svg:width="6.9236in" svg:height="3.899616in" draw:z-index="0">
<draw:image xlink:href="../Images/AРМІЯINFORM/2023-06-12T95-00-00-04-00/fyb8k2uwwaaotfz.jpg" xlink:type="simple" xlink:show="embed" xlink:actuate="onLoad" draw:mime-type="image/jpeg"/>
</draw:frame>
乌克兰Oleksiy Reznikov国防部长与爱沙尼亚同事汉诺沃克(Hannovocur)讨论了旨在增强乌克兰国防能力的新联合项目。</text:p>
      <text:p text:style-name="P4">
Alexei Reznikov <text:a xlink:type="simple" xlink:href="https://twitter.com/oleksiireznikov/status/1668297980229632000" text:style-name="Internet_20_link" text:visited-style-name="Visited_20_Internet_20_Link">
写</text:a>
Olliga Twitter。</text:p>
      <text:p text:style-name="P4">
“我与我的朋友，国防部长汉诺·皮库尔(Hanno Petukur)进行了有意义的对话。旨在增强乌克兰的国防能力的新联合项目。 我们保持联系，期待拉姆斯坦最近的地位。”他的帖子写道。</text:p>
      <text:p text:style-name="P4">
Alexei Reznikov感谢爱沙尼亚国防部长的坚定支持。</text:p>
      <text:p text:style-name="P4">
News Source: <text:a xlink:type="simple" xlink:href="https://armyinform.com.ua/2023/06/12/oleksij-reznikov-obgovoryv-iz-ministrom-oborony-estoniyi-zmicznennya-oboronozdatnosti-zsu/" text:style-name="Internet_20_link" text:visited-style-name="Visited_20_Internet_20_Link">
https://armyinform.com.ua/2023/06/12/oleksij-reznikov-obgovoryv-iz-ministrom-oborony-estoniyi-zmicznennya-oboronozdatnosti-zsu/</text:a>
</text:p>
      <!--NEWS-->
      <text:h text:style-name="P10" text:outline-level="1">
<text:span text:style-name="T4">
拉姆斯泰（Ramstay）之前，阿列克谢·雷兹尼科夫（Alexei Reznikov）与卢森堡国防部长“经过验证”</text:span>
</text:h>
      <text:p text:style-name="P4">
作者: ['АРМІЯINFORM']</text:p>
      <text:p text:style-name="P4">
时间: 2023-06-12T96:00:00-04:00</text:p>
      <text:p text:style-name="P4">
描述: 向乌克兰Oleksiy Reznikov Izhist辩护的终极辩护，捍卫卢森堡弗朗西斯·弗朗西斯·鲍什（Luxembourg Francois Baushe）...与乌克兰2022年的战争，与乌克兰的最新新闻，今天与乌克兰2022年的新闻，今天与乌克兰的新闻战争，乌克兰和俄罗斯之间的战争以及乌克兰之间的战争，他们说，在2022年，无论是否有一年，是否会在不久的将来与乌克兰进行战争</text:p>
      <text:p text:style-name="P4">
图片: ['<text:a xlink:type="simple" xlink:href="https://armyinform.com.ua/wp-content/uploads/2023/06/fyb_kymwyaapzld.jpg" text:style-name="Internet_20_link" text:visited-style-name="Visited_20_Internet_20_Link">
fyb_kymwyaapzld.jpg</text:a>
']</text:p>
      <text:p text:style-name="P4">
标签: ['ОЛЕКСІЙ РЕЗНІКОВ', 'ОФІЦІЙНО', 'РАМШТАЙН']</text:p>
      <text:p text:style-name="P4">
类别: News</text:p>
      <!--METADATA-->
      <text:p text:style-name="P4">
<draw:frame draw:style-name="fr1" draw:name="Image337" text:anchor-type="as-char" svg:width="6.9236in" svg:height="3.899616in" draw:z-index="0">
<draw:image xlink:href="../Images/AРМІЯINFORM/2023-06-12T96-00-00-04-00/fyb_kymwyaapzld.jpg" xlink:type="simple" xlink:show="embed" xlink:actuate="onLoad" draw:mime-type="image/jpeg"/>
</draw:frame>
国防部长Oleksiy Reznikov与国防部长Luxembourgfransua Bausche以拉姆斯坦的形式在接触国防小组会议的前夕协调了职位。</text:p>
      <text:p text:style-name="P4">
关于它，乌克兰国防部的负责人<text:a xlink:type="simple" xlink:href="https://twitter.com/oleksiireznikov/status/1668301270971559986" text:style-name="Internet_20_link" text:visited-style-name="Visited_20_Internet_20_Link">
写道</text:a>
Olliga Twitter。</text:p>
      <text:p text:style-name="P4">
“他与弗朗索瓦·巴沙(Francois Bausha)的同事进行了富有成果的对话。 我们讨论了许多有趣的人，并以拉姆斯坦格式的UDCG会议之前检查了手表。 我感谢坚定的支持。”他的帖子写道。</text:p>
      <text:p text:style-name="P4">
众所周知，乌克兰乌拉玛克(Uramakh)的“拉姆斯坦”(Ramstein)国防联系小组的第十三次会议<text:a xlink:type="simple" xlink:href="https://armyinform.com.ua/2023/06/09/stala-vidoma-data-provedennya-zasidannya-kontaktnoyi-grupy-z-pytan-oborony-ukrayiny-u-formati-ramshtajn/" text:style-name="Internet_20_link" text:visited-style-name="Visited_20_Internet_20_Link">
将发生</text:a>
<text:span text:style-name="T4">
 2023年6月15日。</text:span>
</text:p>
      <text:p text:style-name="P4">
News Source: <text:a xlink:type="simple" xlink:href="https://armyinform.com.ua/2023/06/12/pered-ramshtajnom-oleksij-reznikov-zviryv-godynnyky-z-ministrom-oborony-lyuksemburgu/" text:style-name="Internet_20_link" text:visited-style-name="Visited_20_Internet_20_Link">
https://armyinform.com.ua/2023/06/12/pered-ramshtajnom-oleksij-reznikov-zviryv-godynnyky-z-ministrom-oborony-lyuksemburgu/</text:a>
</text:p>
      <!--NEWS-->
      <text:h text:style-name="P10" text:outline-level="1">
<text:span text:style-name="T4">
DBR移交给了一辆价值超过110万美元的汽车</text:span>
</text:h>
      <text:p text:style-name="P4">
作者: ['АРМІЯINFORM']</text:p>
      <text:p text:style-name="P4">
时间: 2023-06-12T97:00:00-04:00</text:p>
      <text:p text:style-name="P4">
描述: Rossliduvan局的政府被转移到乌克兰乌克兰自动武装部队的Zbroyni部队的消费量...与乌克兰2022年的战争，与乌克兰的最新新闻，与乌克兰的新闻，与乌克兰2022年的新闻战争，今天将在今天进行战争，将在今天进行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6/353450490_604267878552961_174424832287447808_n.jpg" text:style-name="Internet_20_link" text:visited-style-name="Visited_20_Internet_20_Link">
353450490_604267878552961_174424832287447808_n.jpg</text:a>
']</text:p>
      <text:p text:style-name="P4">
标签: ['ВІЙСЬКОВА ПІДТРИМКА', 'ДБР', 'МЕДВЕДЧУК']</text:p>
      <text:p text:style-name="P4">
类别: News</text:p>
      <!--METADATA-->
      <text:p text:style-name="P4">
<draw:frame draw:style-name="fr1" draw:name="Image338" text:anchor-type="as-char" svg:width="6.9236in" svg:height="4.32725in" draw:z-index="0">
<draw:image xlink:href="../Images/AРМІЯINFORM/2023-06-12T97-00-00-04-00/353450490_604267878552961_174424832287447808_n.jpg" xlink:type="simple" xlink:show="embed" xlink:actuate="onLoad" draw:mime-type="image/jpeg"/>
</draw:frame>
美国调查局被美国维克多·梅德维奇克(Viktor Medvedchuk)和塔拉斯·科扎克(Taras Kozak)的亲戚逮捕，在美国被逮捕了乌克兰武装部队的需求。</text:p>
      <text:p text:style-name="P4">
如<text:a xlink:type="simple" xlink:href="https://www.facebook.com/GeneralStaff.ua/posts/pfbid02U1MAaU6XxPRpYwpZmotfU3ueRZzWDcB6N3bHmyzVVqxwdX6fDpNMeMFqe66SoYwEl" text:style-name="Internet_20_link" text:visited-style-name="Visited_20_Internet_20_Link">
报告</text:a>
武装部队的总人员在DBR的官方网站上说明了这一点。</text:p>
      <text:p text:style-name="P4">
“ DBR的雇员转移到了乌克兰17辆武装部队旅的需求，被梅德维奇克(Medvedchuk)和哥萨克(Medvedchuk and Cossack)的亲戚逮捕：12辆卡车，一辆汽车起重机，一辆小巴，一辆货车和两辆SUV。 他们的成本为110万美元，” DBR指出。</text:p>
      <text:p text:style-name="P4">
这些车辆是刑事诉讼的主题，该诉讼是在LVIV地区的两个采石场上非法生产沙子，20122年4月，该车被捕。</text:p>
      <text:p text:style-name="P4">
现在，DBR员工已经将汽车送往武装部队，并在与敌人的战斗中更加协助。</text:p>
      <text:p text:style-name="P4">
News Source: <text:a xlink:type="simple" xlink:href="https://armyinform.com.ua/2023/06/12/dbr-peredalo-zbrojnym-sylam-areshtovani-avto-vartistyu-ponad-1-mln/" text:style-name="Internet_20_link" text:visited-style-name="Visited_20_Internet_20_Link">
https://armyinform.com.ua/2023/06/12/dbr-peredalo-zbrojnym-sylam-areshtovani-avto-vartistyu-ponad-1-mln/</text:a>
</text:p>
      <!--NEWS-->
      <text:h text:style-name="P10" text:outline-level="1">
<text:span text:style-name="T4">
安娜·马利亚（Anna Malyar）关于巴赫穆特方向的情况：我们的部队控制了16平方米</text:span>
</text:h>
      <text:p text:style-name="P4">
作者: ['АРМІЯINFORM']</text:p>
      <text:p text:style-name="P4">
时间: 2023-06-12T98:00:00-04:00</text:p>
      <text:p text:style-name="P4">
描述: 对于Bakhmutsky的过去的Pastyliyi，乌克兰的Vissyska控制了16次...与乌克兰2022年的战争，与乌克兰的最新新闻战争，今天与乌克兰的新闻战争，乌克兰2022年的新闻战争，今天将在乌克兰和俄罗斯之间发生战争与乌克兰的战争将是不久的</text:p>
      <text:p text:style-name="P4">
图片: ['<text:a xlink:type="simple" xlink:href="https://armyinform.com.ua/wp-content/uploads/2023/06/photo_5204456355442837877_y.jpg" text:style-name="Internet_20_link" text:visited-style-name="Visited_20_Internet_20_Link">
photo_5204456355442837877_y.jpg</text:a>
']</text:p>
      <text:p text:style-name="P4">
标签: ['БАХМУТСЬКИЙ НАПРЯМОК', 'ГАННА МАЛЯР']</text:p>
      <text:p text:style-name="P4">
类别: News</text:p>
      <!--METADATA-->
      <text:p text:style-name="P4">
<draw:frame draw:style-name="fr1" draw:name="Image339" text:anchor-type="as-char" svg:width="6.9236in" svg:height="3.894525in" draw:z-index="0">
<draw:image xlink:href="../Images/AРМІЯINFORM/2023-06-12T98-00-00-04-00/photo_5204456355442837877_y.jpg" xlink:type="simple" xlink:show="embed" xlink:actuate="onLoad" draw:mime-type="image/jpeg"/>
</draw:frame>
上周，在巴赫穆特(Bakhmut)的方向上，乌克兰军队控制了16平方公里。</text:p>
      <text:p text:style-name="P4">
关于它<text:a xlink:type="simple" xlink:href="https://t.me/annamaliar/843" text:style-name="Internet_20_link" text:visited-style-name="Visited_20_Internet_20_Link">
报告</text:a>
乌克兰国防部副部长安娜·马利亚(Anna Malyar)。</text:p>
      <text:p text:style-name="P4">
据她说，在左翼，乌克兰防守者前进了1.5公里，右边为3.5公里。</text:p>
      <text:p text:style-name="P4">
较早的安娜·马利亚(Anna Malyar)<text:a xlink:type="simple" xlink:href="https://armyinform.com.ua/2023/06/12/za-mynulyj-tyzhden-zsu-zvilnyly-7-naselenyh-punktiv-ganna-malyar/" text:style-name="Internet_20_link" text:visited-style-name="Visited_20_Internet_20_Link">
报道</text:a>
由于进攻行动释放了七个种子，乌克兰上周武装的乌克兰。</text:p>
      <text:p text:style-name="P4">
News Source: <text:a xlink:type="simple" xlink:href="https://armyinform.com.ua/2023/06/12/ganna-malyar-pro-sytuacziyu-na-bahmutskomu-napryamku-nashi-vijska-vzyaly-pid-kontrol-16-kv-km/" text:style-name="Internet_20_link" text:visited-style-name="Visited_20_Internet_20_Link">
https://armyinform.com.ua/2023/06/12/ganna-malyar-pro-sytuacziyu-na-bahmutskomu-napryamku-nashi-vijska-vzyaly-pid-kontrol-16-kv-km/</text:a>
</text:p>
      <!--NEWS-->
      <text:h text:style-name="P10" text:outline-level="1">
<text:span text:style-name="T4">
总统举行了一场费率的会议：我们需要的敌人的损失</text:span>
</text:h>
      <text:p text:style-name="P4">
作者: ['АРМІЯINFORM']</text:p>
      <text:p text:style-name="P4">
时间: 2023-06-12T99:00:00-04:00</text:p>
      <text:p text:style-name="P4">
描述: 乌克兰沃迪米尔总统Zelensky Zavodannya最高站...与乌克兰2022年的战争，与乌克兰的最新新闻战争，今天与乌克兰2022年的新闻战争，乌克兰和俄罗斯之间的战争将在乌克兰和俄罗斯之间发动战争，何时会发生战争，何时会发生战争他们说，乌克兰在2022年不，在不久的将来会与乌克兰发生战争</text:p>
      <text:p text:style-name="P4">
图片: ['<text:a xlink:type="simple" xlink:href="https://armyinform.com.ua/wp-content/uploads/2023/06/02559bb80f1ecd1da4f06e93f2d16073_1686596815_extra_large.jpeg" text:style-name="Internet_20_link" text:visited-style-name="Visited_20_Internet_20_Link">
02559bb80f1ecd1da4f06e93f2d16073_1686596815_extra_large.jpeg</text:a>
']</text:p>
      <text:p text:style-name="P4">
标签: ['ОФІС ПРЕЗИДЕНТА УКРАЇНИ', 'СТАВКА ВЕРХОВНОГО ГОЛОВНОКОМАНДУВАЧА']</text:p>
      <text:p text:style-name="P4">
类别: News</text:p>
      <!--METADATA-->
      <text:p text:style-name="P4">
<draw:frame draw:style-name="fr1" draw:name="Image340" text:anchor-type="as-char" svg:width="6.9236in" svg:height="3.888755in" draw:z-index="0">
<draw:image xlink:href="../Images/AРМІЯINFORM/2023-06-12T99-00-00-04-00/02559bb80f1ecd1da4f06e93f2d16073_1686596815_extra_large.jpeg" xlink:type="simple" xlink:show="embed" xlink:actuate="onLoad" draw:mime-type="image/jpeg"/>
</draw:frame>
乌克兰沃罗迪米尔·泽伦斯基(Ukraine Volodymyr Zelensky)总统举行了高级总司令 - 主持人的会议，并听取了Khortytsia和Tavriya特工的指挥官的关键报道。</text:p>
      <text:p text:style-name="P4">
国家元首<text:a xlink:type="simple" xlink:href="https://www.president.gov.ua/news/micnist-nashih-voyiniv-daye-rezultat-i-ya-dyakuyu-za-ce-kozh-83561" text:style-name="Internet_20_link" text:visited-style-name="Visited_20_Internet_20_Link">
报告</text:a>
在他们对乌克兰人的讲话中。</text:p>
      <text:p text:style-name="P4">
“战斗是僵化的，但我们的运动是非常重要的。 敌人的丧失是根据需要的。 尽管这些天的天气不利 - 我们任务的降雨弥补了，但我们的勇士的力量仍然给人结果，我感谢现在正在战斗的Tsekozhny，每个人都支持我们的战斗旅。”说。</text:p>
      <text:p text:style-name="P4">
总亚历山大·西尔斯基(Alexander Sirsky)上校和塔尔纳夫斯基上校今天报道说，我们已经有了，我们需要通过切线行动来加强领先地点，我们可以打破更多的俄罗斯立场。</text:p>
      <text:p text:style-name="P4">
“感谢您为我们的男孩们提供的每一个乌克兰国旗，该国旗现在正在返回新忠实领土的村庄中的纳粹分子!感谢您对我们的交换基金的重大填补!”  - 强调Volodymyr Zelenskyy。</text:p>
      <text:p text:style-name="P4">
乌克兰·瓦莱里·扎卢兹尼(Ukraine Valery Zaluzhny)的指挥官 - 总司令 - 总司令 - 关于一般情况，内政部和乌克兰安全局的一般性稳定措施。</text:p>
      <text:p text:style-name="P4">
“我们非常积极地提供必要的武器，贝壳。 有关于敌人选择的侦察报告。 我们的及时支配地位得到了保留和加强。 总统说：“分别感谢Bakhmut-我们增加了对这个方向的控制。”</text:p>
      <text:p text:style-name="P4">
如今，在全国，最大的城市和基辅，全国各地的准备就绪和无准备就绪。 据报道，部门Klymenko，Kamyshin和Kubrakov报道。</text:p>
      <text:p text:style-name="P4">
“坦率地说，结果令人失望。 星期五将准备正确的选秀决策 - 既适合负责人，并确保在乌克兰各地为我们的人民提供适当的保护水平。”</text:p>
      <text:p text:style-name="P4">
News Source: <text:a xlink:type="simple" xlink:href="https://armyinform.com.ua/2023/06/12/prezydent-proviv-zasidannya-stavky-vtraty-u-voroga-taki-yak-nam-potribno/" text:style-name="Internet_20_link" text:visited-style-name="Visited_20_Internet_20_Link">
https://armyinform.com.ua/2023/06/12/prezydent-proviv-zasidannya-stavky-vtraty-u-voroga-taki-yak-nam-potribno/</text:a>
</text:p>
      <!--NEWS-->
      <text:h text:style-name="P10" text:outline-level="1">
<text:span text:style-name="T4">
Zelensky：我们的战士的力量给出了结果，我感谢所有正在战斗的人</text:span>
</text:h>
      <text:p text:style-name="P4">
作者: Ukrinform (Person)</text:p>
      <text:p text:style-name="P4">
出版商: Укринформ (Organization)</text:p>
      <text:p text:style-name="P4">
出版时间: 2023-06-12T9:38:08+03:00</text:p>
      <text:p text:style-name="P4">
修改时间: 2023-06-12T22:38:08+03:00</text:p>
      <text:p text:style-name="P4">
描述: 战斗很僵化，但我们的运动是非常重要的。 敌人的损失正是我们的需求。 尽管这些天的天气不利 - 我们任务的降雨变得复杂，但我们士兵的力量仍然带来了效果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ЗСУ', 'Зеленський', 'Війна з Росією', '#stoprussia']</text:p>
      <text:p text:style-name="P4">
类型: Article</text:p>
      <!--METADATA-->
      <text:p text:style-name="P4">
<draw:frame draw:style-name="fr1" draw:name="Image341" text:anchor-type="as-char" svg:width="6.9236in" svg:height="3.956343in" draw:z-index="0">
<draw:image xlink:href="../Images/yкринформ/2023-06-12T9-38-08-03-00/630_360_1682862659-378.jpeg" xlink:type="simple" xlink:show="embed" xlink:actuate="onLoad" draw:mime-type="image/jpeg"/>
</draw:frame>
Bogovera，但我们的运动是，这非常重要。 敌人的损失就是我们所需要的。 尽管这些天的天气不利 - 我们任务的降雨弥补了，但我们士兵的力量仍然可以取得成果，</text:p>
      <text:p text:style-name="P4">
他在晚上强调[视频]。(https://www.youtube.com/watch?v=JttCcFD3YnI)据报道，沃迪米尔Zelenskyy总统据报道。</text:p>
      <text:p text:style-name="P4">
<text:span text:style-name="T5">
vido：<text:a xlink:type="simple" xlink:href="https://t.me/OP_UA/9712" text:style-name="Internet_20_link" text:visited-style-name="Visited_20_Internet_20_Link">
电报总统办公室</text:a>
</text:span>
</text:p>
      <text:p text:style-name="P4">
_ <text:span text:style-name="T4">
我希望健康，亲爱的乌克兰人!</text:span>
 _</text:p>
      <text:p text:style-name="P4">
他今天花了下注。 关键报告 - 来自操作员的指挥官，这是最重要，最热门的 - “ Khortytsia”和“ Tavriya”。</text:p>
      <text:p text:style-name="P4">
战斗很僵化，但我们的运动是非常重要的。 敌人的丧失是根据需要的。 尽管这些天的天气不利 - 我们任务的降雨弥补了，但是我们的战士的力量仍然给人结果，我感谢现在正在战斗的Tsekozhny，但每个支持我们战斗旅的人都以途中。</text:p>
      <text:p text:style-name="P4">
Syrsky和Tarnavsky将军今天就报告了我们已经取得的成功，在什么位置<text:a xlink:type="simple" xlink:href="https://www.ukrinform.ua/tag-vijna-z-rosieu" text:style-name="Internet_20_link" text:visited-style-name="Visited_20_Internet_20_Link">
Front</text:a>
我们需要加强以及我们可以打破更多俄罗斯立场的行动。</text:p>
      <text:p text:style-name="P4">
我感谢我们的男孩们的每一个乌克兰国旗，现在正在新忠实的领土村庄返回纳粹分子!感谢您对我们的交流基金的重大填补!</text:p>
      <text:p text:style-name="P4">
首席委员会的报告 - 关于一般情况，内政部和SBU  - 关于DE领土的稳定措施。 我们非常积极地提供必要的武器，贝壳。 也有关于敌人行动的报道。 我们的及时支配地位被存储和加强。</text:p>
      <text:p text:style-name="P4">
分别感谢Bakhmut-我们在这个方向上增加了控制。</text:p>
      <text:p text:style-name="P4">
如今，在全国，最大的城市和基辅，全国各地的准备就绪和无准备就绪。 据报道，部门Klymenko，Kamyshin和Kubrakov报道。 坦率地说，结果令人失望。 周五，准备好的草稿决策将做好准备 - 既负责，又为乌克兰城市的人民提供适当的保护。</text:p>
      <text:p text:style-name="P4">
他还举行了几次有关我们国际活动的会议。 本周我们将使本周变得非常有意义。 首先是为为我们的士兵寻找合作伙伴的武器准备新的支持。 其次，我们准备大量实体参与和平公式的实施。 第三：我们努力说，小队峰会确实有意义。还有另一种解决方案。 乌克兰英雄的头衔是由SBU SBU vasyl Bogach分配的。 为了进行非凡的个人发展，重复拘留和破坏敌方破坏者。 Mariupol的设想，这是针对这种英雄主义的，这是一种自我挑战，它不尊重除胜利以外的乌克兰和乌克兰人的其他选择。</text:p>
      <text:p text:style-name="P4">
荣耀所有为乌克兰而战的人!</text:p>
      <text:p text:style-name="P4">
感谢所有现在正在战斗，战斗哨所和战斗行动的人!一步一步，我们前进!</text:p>
      <text:p text:style-name="P4">
我们相信胜利。 她将会是!</text:p>
      <text:p text:style-name="P4">
_ <text:span text:style-name="T4">
荣耀到乌克兰!</text:span>
 _</text:p>
      <text:p text:style-name="P4">
News Source: <text:a xlink:type="simple" xlink:href="https://www.ukrinform.ua/rubric-ato/3722017-zelenskij-micnist-nasih-voiniv-dae-rezultat-i-a-dakuu-koznomu-hto-zaraz-u-bou.html" text:style-name="Internet_20_link" text:visited-style-name="Visited_20_Internet_20_Link">
https://www.ukrinform.ua/rubric-ato/3722017-zelenskij-micnist-nasih-voiniv-dae-rezultat-i-a-dakuu-koznomu-hto-zaraz-u-bou.html</text:a>
</text:p>
      <!--NEWS-->
      <text:h text:style-name="P10" text:outline-level="1">
<text:span text:style-name="T4">
印度和巴基斯坦为有力的旋风做准备，成千上万的人计划撤离</text:span>
</text:h>
      <text:p text:style-name="P4">
作者: Ukrinform (Person)</text:p>
      <text:p text:style-name="P4">
出版商: Укринформ (Organization)</text:p>
      <text:p text:style-name="P4">
出版时间: 2023-06-13T-1:14:00+03:00</text:p>
      <text:p text:style-name="P4">
修改时间: 2023-06-13T00:14:00+03:00</text:p>
      <text:p text:style-name="P4">
描述: 印度和巴基斯坦正在为今年的第一个强飓风做准备，根据预期，这将袭击本周两国的沿海地区。  - 乌克林。</text:p>
      <text:p text:style-name="P4">
图片: ['<text:a xlink:type="simple" xlink:href="https://static.ukrinform.com/photos/2019_09/thumb_files/630_360_1567601248-630.jpg" text:style-name="Internet_20_link" text:visited-style-name="Visited_20_Internet_20_Link">
630_360_15676...</text:a>
']</text:p>
      <text:p text:style-name="P4">
标签: ['Індія', 'Пакистан', 'Циклон']</text:p>
      <text:p text:style-name="P4">
类型: Article</text:p>
      <!--METADATA-->
      <text:p text:style-name="P4">
<draw:frame draw:style-name="fr1" draw:name="Image342" text:anchor-type="as-char" svg:width="6.9236in" svg:height="3.956343in" draw:z-index="0">
<draw:image xlink:href="../Images/yкринформ/2023-06-13T-1-14-00-03-00/630_360_1567601248-630.jpg" xlink:type="simple" xlink:show="embed" xlink:actuate="onLoad" draw:mime-type="image/jpeg"/>
</draw:frame>
印度塔帕基斯坦(Tapakistan)正在为今年的第一个强飓风做准备，在护理中，这将袭击本周两国的沿海地区。</text:p>
      <text:p text:style-name="P4">
根据乌克林福姆的报道，它报告了<text:a xlink:type="simple" xlink:href="https://apnews.com/article/cyclone-biparjoy-india-pakistan-ad1c5e3971c4ef440b823b807ed79dd0" text:style-name="Internet_20_link" text:visited-style-name="Visited_20_Internet_20_Link">
美联社</text:a>
。</text:p>
      <text:p text:style-name="P4">
从阿拉伯海，一个名为“ Barpioy”的旋风将由巴基斯坦的半天信德省和印度古吉拉特邦西部的海岸执导。</text:p>
      <text:p text:style-name="P4">
<text:span text:style-name="T4">
另请阅读：</text:span>
 <text:a xlink:type="simple" xlink:href="https://www.ukrinform.ua/rubric-world/3717446-u-aponii-tri-zahidni-prefekturi-nakriv-potuznij-stormovij-front.html" text:style-name="Internet_20_link" text:visited-style-name="Visited_20_Internet_20_Link">
在日本，三个西方县涵盖了强大的暴风雨</text:a>
根据巴基斯坦气象部门的说法，周四天气恶劣。 该部门指出的是，最大风速可以达到每小时200公里。</text:p>
      <text:p text:style-name="P4">
飓风可能会影响巴基斯坦城市卡拉奇，以及智慧和烛台的十二个印度港口。</text:p>
      <text:p text:style-name="P4">
在人口稠密的地区和城市中，将击中旋风，指导个人消除自然灾害的后果。</text:p>
      <text:p text:style-name="P4">
*!(https://www.ukrinform.ua/rubric-world/3711507-u-manmi-kilkist-zagiblih-unaslidok-ciklonu-zrosla-do-145.html)辛德·穆拉德·阿里·沙阿(Sind Murad Ali Shah)省最高的当选官员访问了沿海地区，要求当局撤离约80,000人到一个安全的地方。</text:p>
      <text:p text:style-name="P4">
陆军，海军和印度海岸警卫队协助了古吉拉特邦的准备，Bhpendra Pavel首席部长Bhpendra Pavere。 他指出，废话地区的人们将根据需要撤离。 此外，印度总理纳伦德拉·莫迪(Narendra Modi)会见了高级官员，以准备自然灾害。</text:p>
      <text:p text:style-name="P4">
根据乌克林福姆的说法，强大的风暴阵线涵盖了日本的三个西方影响。</text:p>
      <text:p text:style-name="P4">
News Source: <text:a xlink:type="simple" xlink:href="https://www.ukrinform.ua/rubric-world/3721997-india-ta-pakistan-gotuutsa-do-potuznogo-ciklonu-tisaci-ludej-planuut-evakuuvati.html" text:style-name="Internet_20_link" text:visited-style-name="Visited_20_Internet_20_Link">
https://www.ukrinform.ua/rubric-world/3721997-india-ta-pakistan-gotuutsa-do-potuznogo-ciklonu-tisaci-ludej-planuut-evakuuvati.html</text:a>
</text:p>
      <!--NEWS-->
      <text:h text:style-name="P10" text:outline-level="1">
<text:span text:style-name="T4">
印度和巴基斯坦为有力的旋风做准备，成千上万的人计划撤离</text:span>
</text:h>
      <text:p text:style-name="P4">
作者: Ukrinform (Person)</text:p>
      <text:p text:style-name="P4">
出版商: Укринформ (Organization)</text:p>
      <text:p text:style-name="P4">
出版时间: 2023-06-13T00:14:00+03:00</text:p>
      <text:p text:style-name="P4">
修改时间: 2023-06-13T00:14:00+03:00</text:p>
      <text:p text:style-name="P4">
描述: 印度和巴基斯坦正在为今年的第一个强飓风做准备，根据预期，这将袭击本周两国的沿海地区。  - 乌克林。</text:p>
      <text:p text:style-name="P4">
图片: ['<text:a xlink:type="simple" xlink:href="https://static.ukrinform.com/photos/2019_09/thumb_files/630_360_1567601248-630.jpg" text:style-name="Internet_20_link" text:visited-style-name="Visited_20_Internet_20_Link">
630_360_15676...</text:a>
']</text:p>
      <text:p text:style-name="P4">
标签: ['Індія', 'Пакистан', 'Циклон']</text:p>
      <text:p text:style-name="P4">
类型: Article</text:p>
      <!--METADATA-->
      <text:p text:style-name="P4">
<draw:frame draw:style-name="fr1" draw:name="Image343" text:anchor-type="as-char" svg:width="6.9236in" svg:height="3.956343in" draw:z-index="0">
<draw:image xlink:href="../Images/yкринформ/2023-06-13T00-14-00-03-00/630_360_1567601248-630.jpg" xlink:type="simple" xlink:show="embed" xlink:actuate="onLoad" draw:mime-type="image/jpeg"/>
</draw:frame>
印度塔帕基斯坦(Tapakistan)正在为今年的第一个强飓风做准备，在护理中，这将袭击本周两国的沿海地区。</text:p>
      <text:p text:style-name="P4">
根据乌克林福姆的报道，它报告了<text:a xlink:type="simple" xlink:href="https://apnews.com/article/cyclone-biparjoy-india-pakistan-ad1c5e3971c4ef440b823b807ed79dd0" text:style-name="Internet_20_link" text:visited-style-name="Visited_20_Internet_20_Link">
美联社</text:a>
。</text:p>
      <text:p text:style-name="P4">
从阿拉伯海，一个名为“ Barpioy”的旋风将由巴基斯坦的半天信德省和印度古吉拉特邦西部的海岸执导。</text:p>
      <text:p text:style-name="P4">
<text:span text:style-name="T4">
另请阅读：</text:span>
 <text:a xlink:type="simple" xlink:href="https://www.ukrinform.ua/rubric-world/3717446-u-aponii-tri-zahidni-prefekturi-nakriv-potuznij-stormovij-front.html" text:style-name="Internet_20_link" text:visited-style-name="Visited_20_Internet_20_Link">
在日本，三个西方县涵盖了强大的暴风雨</text:a>
根据巴基斯坦气象部门的说法，周四天气恶劣。 该部门指出的是，最大风速可以达到每小时200公里。</text:p>
      <text:p text:style-name="P4">
飓风可能会影响巴基斯坦城市卡拉奇，以及智慧和烛台的十二个印度港口。</text:p>
      <text:p text:style-name="P4">
在人口稠密的地区和城市中，将击中旋风，指导个人消除自然灾害的后果。</text:p>
      <text:p text:style-name="P4">
*!(https://www.ukrinform.ua/rubric-world/3711507-u-manmi-kilkist-zagiblih-unaslidok-ciklonu-zrosla-do-145.html)辛德·穆拉德·阿里·沙阿(Sind Murad Ali Shah)省最高的当选官员访问了沿海地区，要求当局撤离约80,000人到一个安全的地方。</text:p>
      <text:p text:style-name="P4">
陆军，海军和印度海岸警卫队协助了古吉拉特邦的准备，Bhpendra Pavel首席部长Bhpendra Pavere。 他指出，废话地区的人们将根据需要撤离。 此外，印度总理纳伦德拉·莫迪(Narendra Modi)会见了高级官员，以准备自然灾害。</text:p>
      <text:p text:style-name="P4">
根据乌克林福姆的说法，强大的风暴阵线涵盖了日本的三个西方影响。</text:p>
      <text:p text:style-name="P4">
News Source: <text:a xlink:type="simple" xlink:href="https://www.ukrinform.ua/rubric-world/3721997-india-ta-pakistan-gotuutsa-do-potuznogo-ciklonu-tisaci-ludej-planuut-evakuuvati.html" text:style-name="Internet_20_link" text:visited-style-name="Visited_20_Internet_20_Link">
https://www.ukrinform.ua/rubric-world/3721997-india-ta-pakistan-gotuutsa-do-potuznogo-ciklonu-tisaci-ludej-planuut-evakuuvati.html</text:a>
</text:p>
      <!--NEWS-->
      <text:h text:style-name="P10" text:outline-level="1">
<text:span text:style-name="T4">
美国继续对白俄罗斯进行了一年的制裁</text:span>
</text:h>
      <text:p text:style-name="P4">
作者: Ukrinform (Person)</text:p>
      <text:p text:style-name="P4">
出版商: Укринформ (Organization)</text:p>
      <text:p text:style-name="P4">
出版时间: 2023-06-13T00:36:00+03:00</text:p>
      <text:p text:style-name="P4">
修改时间: 2023-06-13T00:36:00+03:00</text:p>
      <text:p text:style-name="P4">
描述: 美国认为，白俄罗斯政权受到美国国家安全和外交政策的进一步威胁，因此对RB的当前制裁将在下一个年度持续下去。  - 乌克林。</text:p>
      <text:p text:style-name="P4">
图片: ['<text:a xlink:type="simple" xlink:href="https://static.ukrinform.com/photos/2022_07/thumb_files/630_360_1656968648-727.jpg" text:style-name="Internet_20_link" text:visited-style-name="Visited_20_Internet_20_Link">
630_360_16569...</text:a>
']</text:p>
      <text:p text:style-name="P4">
标签: ['Білорусь', 'Санкції', 'США', 'Україна', 'Агресія РФ']</text:p>
      <text:p text:style-name="P4">
类型: Article</text:p>
      <!--METADATA-->
      <text:p text:style-name="P4">
<draw:frame draw:style-name="fr1" draw:name="Image344" text:anchor-type="as-char" svg:width="6.9236in" svg:height="3.956343in" draw:z-index="0">
<draw:image xlink:href="../Images/yкринформ/2023-06-13T00-36-00-03-00/630_360_1656968648-727.jpg" xlink:type="simple" xlink:show="embed" xlink:actuate="onLoad" draw:mime-type="image/jpeg"/>
</draw:frame>
该联合认为，白俄罗斯政权受到美国国家安全和外交政策的进一步威胁，因此将在下一个年度时期对RBPP进行当前的制裁。</text:p>
      <text:p text:style-name="P4">
这在[官方地址]中指出(https://www.whitehouse.gov/briefing-room/presidential-actions/2023/06/12/message-to-the-congress-on-the-continuation-of-the-national-emergency-with-respect-to-belarus/)据报道，白宫周一出版的国会总统。</text:p>
      <text:p text:style-name="P4">
“政府一些成员的行动和政策<text:a xlink:type="simple" xlink:href="https://www.ukrinform.ua/tag-bilorus" text:style-name="Internet_20_link" text:visited-style-name="Visited_20_Internet_20_Link">
白俄罗斯</text:a>
该文件说：“其他人以及白俄罗斯政权和长期虐待的流产仍然是对国家安全和外交政策被污染的国家的不寻常和异常威胁。”</text:p>
      <text:p text:style-name="P4">
因此，与白俄罗斯有关的紧急情况由总统宣布，该总统持续到明年。</text:p>
      <text:p text:style-name="P4">
<text:span text:style-name="T4">
另请阅读：</text:span>
 <text:a xlink:type="simple" xlink:href="https://www.ukrinform.ua/rubric-world/3720620-putin-zaaviv-so-takticnu-adernu-zbrou-privezut-u-bilorus-pisla-78-lipna.html" text:style-name="Internet_20_link" text:visited-style-name="Visited_20_Internet_20_Link">
普京说战术核武器将被带入<text:span text:style-name="T4">
白俄罗斯</text:span>
 7月7日至8日之后</text:a>
据报道，卢卡申科(Lukashenko)在明斯克(Minsk)的政权支持对乌克兰的全面侵略。 根据乌克兰国家边境警卫队的说法，现在大约有一千个国家安全局的乌克兰(https://www.ukrinform.ua/rubric-ato/3719607-u-bilorusi-perebuvaut-blizko-tisaci-rosijskih-vijskovih-prikordonniki.html)俄罗斯军队。</text:p>
      <text:p text:style-name="P4">
News Source: <text:a xlink:type="simple" xlink:href="https://www.ukrinform.ua/rubric-world/3722031-ssa-prodovzili-na-rik-sankcii-proti-bilorusi.html" text:style-name="Internet_20_link" text:visited-style-name="Visited_20_Internet_20_Link">
https://www.ukrinform.ua/rubric-world/3722031-ssa-prodovzili-na-rik-sankcii-proti-bilorusi.html</text:a>
</text:p>
      <!--NEWS-->
      <text:h text:style-name="P10" text:outline-level="1">
<text:span text:style-name="T4">
SBU消除了一个机器人农场，该农场每天创建了多达500个帐户</text:span>
</text:h>
      <text:p text:style-name="P4">
作者: Ukrinform (Person)</text:p>
      <text:p text:style-name="P4">
出版商: Укринформ (Organization)</text:p>
      <text:p text:style-name="P4">
出版时间: 2023-06-13T00:47:00+03:00</text:p>
      <text:p text:style-name="P4">
修改时间: 2023-06-13T00:47:00+03:00</text:p>
      <text:p text:style-name="P4">
描述: 乌克兰的安全局封锁了温尼州的机器人农场，该农场每天最多创建了500个假帐户，以推广克里姆林宫的叙述。  - 乌克林。</text:p>
      <text:p text:style-name="P4">
图片: ['<text:a xlink:type="simple" xlink:href="https://static.ukrinform.com/photos/2023_06/thumb_files/630_360_1686565122-383.jpeg" text:style-name="Internet_20_link" text:visited-style-name="Visited_20_Internet_20_Link">
630_360_16865...</text:a>
']</text:p>
      <text:p text:style-name="P4">
标签: ['Пропаганда', 'СБУ', 'Вінниця', 'Соцмережі', 'Ботоферма', 'Війна з Росією']</text:p>
      <text:p text:style-name="P4">
类型: Article</text:p>
      <!--METADATA-->
      <text:p text:style-name="P4">
<draw:frame draw:style-name="fr1" draw:name="Image345" text:anchor-type="as-char" svg:width="6.9236in" svg:height="3.956343in" draw:z-index="0">
<draw:image xlink:href="../Images/yкринформ/2023-06-13T00-47-00-03-00/630_360_1686565122-383.jpeg" xlink:type="simple" xlink:show="embed" xlink:actuate="onLoad" draw:mime-type="image/jpeg"/>
</draw:frame>
乌克兰的服务阻止了Vinnitsa的波斯尼亚农场，该农场每天创建了多达500英尺的帐户，以推广克里姆林宫的叙述。</text:p>
      <text:p text:style-name="P4">
根据乌克林福姆的说法，SBU在[Telegram]中报告了。(https://t.me/SBUkr/8629)由于综合措施，执法人员拘留了三个组织者<text:a xlink:type="simple" xlink:href="https://www.ukrinform.ua/tag-botoferma" text:style-name="Internet_20_link" text:visited-style-name="Visited_20_Internet_20_Link">
Botoferma</text:a>
，在消息中报告。</text:p>
      <text:p text:style-name="P4">
专业设备允许攻击者每天在不同的社交网络(包括乌克兰禁止的社交网络)上注册多达500个匿名帐户。</text:p>
      <text:p text:style-name="P4">
现成的机器人是由俄罗斯SMM机构出售或租用的，负责俄罗斯特殊服务。</text:p>
      <text:p text:style-name="P4">
只有一个商业帐户租用了20 uah。 这笔钱是通过密码学家和银行卡保存的。</text:p>
      <text:p text:style-name="P4">
根据案件档案，俄罗斯的俄罗斯客户使用fakeailets来大规模的克里姆林宫叙事。 特别是，乌克兰的正面和社会政治状况。</text:p>
      <text:p text:style-name="P4">
此外，俄罗斯在线煽动者认为对乌克兰的武装侵略是为了支持俄罗斯人，包括国际竞技场。</text:p>
      <text:p text:style-name="P4">
为此，他们为据称居住在乌克兰和欧盟领土的So称为的普通公民提供了信息假货。</text:p>
      <text:p text:style-name="P4">
根据调查，Botoferma的组织者是Vinnytsia的三名居民。他们在出租的车库中安装了专业设备。</text:p>
      <text:p text:style-name="P4">
<text:span text:style-name="T4">
另请阅读：</text:span>
 <text:a xlink:type="simple" xlink:href="https://www.ukrinform.ua/rubric-society/3704150-sbu-likviduvala-merezu-botoferm-aki-rozpovsudzuvali-fejki-pro-terakti-ta-minuvanna.html" text:style-name="Internet_20_link" text:visited-style-name="Visited_20_Internet_20_Link">
SBU消除了网络<text:span text:style-name="T4">
 botoferm </text:span>
，分发了有关恐怖袭击和采矿的事实</text:a>
在搜索车库和被告的前提期间，通过非法活动的证据找到了计算机技术学院； 3000张乌克兰太极拳移动运营商的SIM卡； 13个SIM卡盖，其他设备和编程； 他们收到款项提款的银行卡。</text:p>
      <text:p text:style-name="P4">
</text:p>
      <text:p text:style-name="P4">
袭击者受到最高15年监禁的威胁。</text:p>
      <text:p text:style-name="P4">
正如乌克林福姆报道的那样，安全服务的网络因素暴露了<text:a xlink:type="simple" xlink:href="https://www.ukrinform.ua/rubric-society/3704150-sbu-likviduvala-merezu-botoferm-aki-rozpovsudzuvali-fejki-pro-terakti-ta-minuvanna.html" text:style-name="Internet_20_link" text:visited-style-name="Visited_20_Internet_20_Link">
Botoferm的区域间网络</text:a>
这传播了错误的信息，以松散乌克兰的社会政治状况。</text:p>
      <text:p text:style-name="P4">
<text:span text:style-name="T5">
foto：sbu</text:span>
</text:p>
      <text:p text:style-name="P4">
News Source: <text:a xlink:type="simple" xlink:href="https://www.ukrinform.ua/rubric-regions/3721738-sbu-likviduvala-botofermu-aka-sodna-stvoruvala-do-500-akauntiv-dla-rozgonu-narativiv-kremla.html" text:style-name="Internet_20_link" text:visited-style-name="Visited_20_Internet_20_Link">
https://www.ukrinform.ua/rubric-regions/3721738-sbu-likviduvala-botofermu-aka-sodna-stvoruvala-do-500-akauntiv-dla-rozgonu-narativiv-kremla.html</text:a>
</text:p>
      <!--NEWS-->
      <text:h text:style-name="P10" text:outline-level="1">
<text:span text:style-name="T4">
武装部队部分使占领者在斯瓦蒂夫 - 库皮亚方向上没有连接</text:span>
</text:h>
      <text:p text:style-name="P4">
作者: ['АРМІЯINFORM']</text:p>
      <text:p text:style-name="P4">
时间: 2023-06-13T99:00:00-04:00</text:p>
      <text:p text:style-name="P4">
描述: 乌克兰武装部队的乌克兰visskovi，德罗尼夫（Droniv Droniv）在没有ZV'yazka的Rosieki Pupcuvs上点燃了Rosieki Pupcuvs ...与乌克兰2022年的战争，与乌克兰的最新新闻，与乌克兰的新闻，与乌克兰2022年的新闻战争，今天乌克兰和乌克兰之间的战争将有一场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05c3cd1d-33a3cefaeb28e37fee620164da9c513b.jpg" text:style-name="Internet_20_link" text:visited-style-name="Visited_20_Internet_20_Link">
05c3cd1d-33a3cefaeb28e37fee620164da9c513b.jpg</text:a>
']</text:p>
      <text:p text:style-name="P4">
标签: ['АРМІЯ ДРОНІВ', 'БПЛА']</text:p>
      <text:p text:style-name="P4">
类别: News</text:p>
      <!--METADATA-->
      <text:p text:style-name="P4">
<draw:frame draw:style-name="fr1" draw:name="Image349" text:anchor-type="as-char" svg:width="6.9236in" svg:height="3.499428in" draw:z-index="0">
<draw:image xlink:href="../Images/AРМІЯINFORM/2023-06-13T99-00-00-04-00/05c3cd1d-33a3cefaeb28e37fee620164da9c513b.jpg" xlink:type="simple" xlink:show="embed" xlink:actuate="onLoad" draw:mime-type="image/jpeg"/>
</draw:frame>
乌克兰军队通过无人机军队将俄罗斯侵略者留在了瓦特 - 库皮安方向上。</text:p>
      <text:p text:style-name="P4">
关于它<text:a xlink:type="simple" xlink:href="https://t.me/zedigital/3243" text:style-name="Internet_20_link" text:visited-style-name="Visited_20_Internet_20_Link">
报告</text:a>
创新，教育发展，科学和技术的创新，数字化转型部长Mikhailofedorov的部长。</text:p>
      <text:p text:style-name="P4">
据他说，无人机冲击公司92 Ombr发现了朝库皮扬斯克的卫星通信系统，并摧毁了它。</text:p>
      <text:p text:style-name="P4">
“在探索期间，无人机冲击公司92 OMB发现了职业连接系统-2 VSAT天线。 他们允许俄罗斯人交换信息。 现在是过去。”演讲说。</text:p>
      <text:p text:style-name="P4">
News Source: <text:a xlink:type="simple" xlink:href="https://armyinform.com.ua/2023/06/13/zsu-chastkovo-zalyshyly-okupantiv-bez-zvyazku-na-svativsko-kupyanskomu-napryamku/" text:style-name="Internet_20_link" text:visited-style-name="Visited_20_Internet_20_Link">
https://armyinform.com.ua/2023/06/13/zsu-chastkovo-zalyshyly-okupantiv-bez-zvyazku-na-svativsko-kupyanskomu-napryam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